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Helvetica Bold" svg:font-family="Helvetica Bold" style:font-family-generic="system"/>
    <style:font-face style:name="MS Mincho" svg:font-family="MS Mincho" style:font-family-generic="modern" style:font-pitch="fixed" svg:panose-1="2 2 6 9 4 2 5 8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P 34S Solid Font Regular" svg:font-family="WP 34S Solid Font Regular" style:font-family-generic="system" style:font-pitch="variable" svg:panose-1="2 0 5 3 0 0 0 0 0 0"/>
    <style:font-face style:name="Arial Unicode MS" svg:font-family="Arial Unicode MS" style:font-family-generic="swiss" style:font-pitch="variable" svg:panose-1="2 11 6 4 2 2 2 2 2 4"/>
    <style:font-face style:name="PMingLiU" svg:font-family="PMingLiU" style:font-family-generic="roman" style:font-pitch="variable" svg:panose-1="2 2 5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style:style style:name="P2" style:parent-style-name="Heading2" style:family="paragraph">
      <style:paragraph-properties>
        <style:tab-stops>
          <style:tab-stop style:type="right" style:leader-style="dotted" style:leader-text="." style:position="6.5319in"/>
        </style:tab-stops>
      </style:paragraph-properties>
    </style:style>
    <style:style style:name="TableColumn4" style:family="table-column">
      <style:table-column-properties style:column-width="1.8673in" style:use-optimal-column-width="false"/>
    </style:style>
    <style:style style:name="TableColumn5" style:family="table-column">
      <style:table-column-properties style:column-width="3.0222in" style:use-optimal-column-width="false"/>
    </style:style>
    <style:style style:name="TableColumn6" style:family="table-column">
      <style:table-column-properties style:column-width="1.8027in" style:use-optimal-column-width="false"/>
    </style:style>
    <style:style style:name="Table3" style:family="table">
      <style:table-properties style:width="6.6923in" fo:margin-left="0.0326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9"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10" style:family="table-cell">
      <style:table-cell-properties fo:border="0.0034in solid #000000" style:vertical-align="middle" fo:padding-top="0.0395in" fo:padding-left="0.0395in" fo:padding-bottom="0.0395in" fo:padding-right="0.0395in"/>
    </style:style>
    <style:style style:name="TableRow11" style:family="table-row">
      <style:table-row-properties style:use-optimal-row-height="false"/>
    </style:style>
    <style:style style:name="TableCell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130" style:parent-style-name="TableContents" style:family="paragraph">
      <style:text-properties fo:language="pt" fo:country="PT"/>
    </style:style>
    <style:style style:name="TableCell1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2" style:family="table-row">
      <style:table-row-properties style:use-optimal-row-height="false"/>
    </style:style>
    <style:style style:name="TableCell2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8" style:family="table-row">
      <style:table-row-properties style:use-optimal-row-height="false"/>
    </style:style>
    <style:style style:name="TableCell2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0" style:family="table-row">
      <style:table-row-properties style:use-optimal-row-height="false"/>
    </style:style>
    <style:style style:name="TableCell3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4" style:family="table-row">
      <style:table-row-properties style:use-optimal-row-height="false"/>
    </style:style>
    <style:style style:name="TableCell3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2" style:family="table-row">
      <style:table-row-properties style:use-optimal-row-height="false"/>
    </style:style>
    <style:style style:name="TableCell3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4" style:family="table-row">
      <style:table-row-properties style:use-optimal-row-height="false"/>
    </style:style>
    <style:style style:name="TableCell3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0" style:family="table-row">
      <style:table-row-properties style:use-optimal-row-height="false"/>
    </style:style>
    <style:style style:name="TableCell4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4" style:family="table-row">
      <style:table-row-properties style:use-optimal-row-height="false"/>
    </style:style>
    <style:style style:name="TableCell4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2" style:family="table-row">
      <style:table-row-properties style:use-optimal-row-height="false"/>
    </style:style>
    <style:style style:name="TableCell4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6" style:family="table-row">
      <style:table-row-properties style:use-optimal-row-height="false"/>
    </style:style>
    <style:style style:name="TableCell4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0" style:family="table-row">
      <style:table-row-properties style:use-optimal-row-height="false"/>
    </style:style>
    <style:style style:name="TableCell4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4" style:family="table-row">
      <style:table-row-properties style:use-optimal-row-height="false"/>
    </style:style>
    <style:style style:name="TableCell4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8" style:family="table-row">
      <style:table-row-properties style:use-optimal-row-height="false"/>
    </style:style>
    <style:style style:name="TableCell4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2" style:family="table-row">
      <style:table-row-properties style:use-optimal-row-height="false"/>
    </style:style>
    <style:style style:name="TableCell4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6" style:family="table-row">
      <style:table-row-properties style:use-optimal-row-height="false"/>
    </style:style>
    <style:style style:name="TableCell4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0" style:family="table-row">
      <style:table-row-properties style:use-optimal-row-height="false"/>
    </style:style>
    <style:style style:name="TableCell4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4" style:family="table-row">
      <style:table-row-properties style:use-optimal-row-height="false"/>
    </style:style>
    <style:style style:name="TableCell4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8" style:family="table-row">
      <style:table-row-properties style:use-optimal-row-height="false"/>
    </style:style>
    <style:style style:name="TableCell4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6" style:family="table-row">
      <style:table-row-properties style:use-optimal-row-height="false"/>
    </style:style>
    <style:style style:name="TableCell4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0" style:family="table-row">
      <style:table-row-properties style:use-optimal-row-height="false"/>
    </style:style>
    <style:style style:name="TableCell4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4" style:family="table-row">
      <style:table-row-properties style:use-optimal-row-height="false"/>
    </style:style>
    <style:style style:name="TableCell4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8" style:family="table-row">
      <style:table-row-properties style:use-optimal-row-height="false"/>
    </style:style>
    <style:style style:name="TableCell4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0" style:family="table-row">
      <style:table-row-properties style:use-optimal-row-height="false"/>
    </style:style>
    <style:style style:name="TableCell4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4" style:family="table-row">
      <style:table-row-properties style:use-optimal-row-height="false"/>
    </style:style>
    <style:style style:name="TableCell4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8" style:family="table-row">
      <style:table-row-properties style:use-optimal-row-height="false"/>
    </style:style>
    <style:style style:name="TableCell4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2" style:family="table-row">
      <style:table-row-properties style:use-optimal-row-height="false"/>
    </style:style>
    <style:style style:name="TableCell4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6" style:family="table-row">
      <style:table-row-properties style:use-optimal-row-height="false"/>
    </style:style>
    <style:style style:name="TableCell4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0" style:family="table-row">
      <style:table-row-properties style:use-optimal-row-height="false"/>
    </style:style>
    <style:style style:name="TableCell5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4" style:family="table-row">
      <style:table-row-properties style:use-optimal-row-height="false"/>
    </style:style>
    <style:style style:name="TableCell5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2" style:family="table-row">
      <style:table-row-properties style:use-optimal-row-height="false"/>
    </style:style>
    <style:style style:name="TableCell5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0" style:family="table-row">
      <style:table-row-properties style:use-optimal-row-height="false"/>
    </style:style>
    <style:style style:name="TableCell5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4" style:family="table-row">
      <style:table-row-properties style:use-optimal-row-height="false"/>
    </style:style>
    <style:style style:name="TableCell5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8" style:family="table-row">
      <style:table-row-properties style:use-optimal-row-height="false"/>
    </style:style>
    <style:style style:name="TableCell5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2" style:family="table-row">
      <style:table-row-properties style:use-optimal-row-height="false"/>
    </style:style>
    <style:style style:name="TableCell5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6" style:family="table-row">
      <style:table-row-properties style:use-optimal-row-height="false"/>
    </style:style>
    <style:style style:name="TableCell5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4" style:family="table-row">
      <style:table-row-properties style:use-optimal-row-height="false"/>
    </style:style>
    <style:style style:name="TableCell5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8" style:family="table-row">
      <style:table-row-properties style:use-optimal-row-height="false"/>
    </style:style>
    <style:style style:name="TableCell5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52" style:family="table-row">
      <style:table-row-properties style:use-optimal-row-height="false"/>
    </style:style>
    <style:style style:name="TableCell5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56" style:family="table-row">
      <style:table-row-properties style:use-optimal-row-height="false"/>
    </style:style>
    <style:style style:name="TableCell5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60" style:family="table-row">
      <style:table-row-properties style:use-optimal-row-height="false"/>
    </style:style>
    <style:style style:name="TableCell5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64" style:family="table-row">
      <style:table-row-properties style:use-optimal-row-height="false"/>
    </style:style>
    <style:style style:name="TableCell5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68" style:family="table-row">
      <style:table-row-properties style:use-optimal-row-height="false"/>
    </style:style>
    <style:style style:name="TableCell5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72" style:family="table-row">
      <style:table-row-properties style:use-optimal-row-height="false"/>
    </style:style>
    <style:style style:name="TableCell5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76" style:family="table-row">
      <style:table-row-properties style:use-optimal-row-height="false"/>
    </style:style>
    <style:style style:name="TableCell5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80" style:family="table-row">
      <style:table-row-properties style:use-optimal-row-height="false"/>
    </style:style>
    <style:style style:name="TableCell5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84" style:family="table-row">
      <style:table-row-properties style:use-optimal-row-height="false"/>
    </style:style>
    <style:style style:name="TableCell5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88" style:family="table-row">
      <style:table-row-properties style:use-optimal-row-height="false"/>
    </style:style>
    <style:style style:name="TableCell5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92" style:family="table-row">
      <style:table-row-properties style:use-optimal-row-height="false"/>
    </style:style>
    <style:style style:name="TableCell5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96" style:family="table-row">
      <style:table-row-properties style:use-optimal-row-height="false"/>
    </style:style>
    <style:style style:name="TableCell5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00" style:family="table-row">
      <style:table-row-properties style:use-optimal-row-height="false"/>
    </style:style>
    <style:style style:name="TableCell6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04" style:family="table-row">
      <style:table-row-properties style:use-optimal-row-height="false"/>
    </style:style>
    <style:style style:name="TableCell6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08" style:family="table-row">
      <style:table-row-properties style:use-optimal-row-height="false"/>
    </style:style>
    <style:style style:name="TableCell6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12" style:family="table-row">
      <style:table-row-properties style:use-optimal-row-height="false"/>
    </style:style>
    <style:style style:name="TableCell6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16" style:family="table-row">
      <style:table-row-properties style:use-optimal-row-height="false"/>
    </style:style>
    <style:style style:name="TableCell6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20" style:family="table-row">
      <style:table-row-properties style:use-optimal-row-height="false"/>
    </style:style>
    <style:style style:name="TableCell6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24" style:family="table-row">
      <style:table-row-properties style:use-optimal-row-height="false"/>
    </style:style>
    <style:style style:name="TableCell6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28" style:family="table-row">
      <style:table-row-properties style:use-optimal-row-height="false"/>
    </style:style>
    <style:style style:name="TableCell6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32" style:family="table-row">
      <style:table-row-properties style:use-optimal-row-height="false"/>
    </style:style>
    <style:style style:name="TableCell6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36" style:family="table-row">
      <style:table-row-properties style:use-optimal-row-height="false"/>
    </style:style>
    <style:style style:name="TableCell6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40" style:family="table-row">
      <style:table-row-properties style:use-optimal-row-height="false"/>
    </style:style>
    <style:style style:name="TableCell6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44" style:family="table-row">
      <style:table-row-properties style:use-optimal-row-height="false"/>
    </style:style>
    <style:style style:name="TableCell6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48" style:family="table-row">
      <style:table-row-properties style:use-optimal-row-height="false"/>
    </style:style>
    <style:style style:name="TableCell6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52" style:family="table-row">
      <style:table-row-properties style:use-optimal-row-height="false"/>
    </style:style>
    <style:style style:name="TableCell6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56" style:family="table-row">
      <style:table-row-properties style:use-optimal-row-height="false"/>
    </style:style>
    <style:style style:name="TableCell6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60" style:family="table-row">
      <style:table-row-properties style:use-optimal-row-height="false"/>
    </style:style>
    <style:style style:name="TableCell6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64" style:family="table-row">
      <style:table-row-properties style:use-optimal-row-height="false"/>
    </style:style>
    <style:style style:name="TableCell6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68" style:family="table-row">
      <style:table-row-properties style:use-optimal-row-height="false"/>
    </style:style>
    <style:style style:name="TableCell6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72" style:family="table-row">
      <style:table-row-properties style:use-optimal-row-height="false"/>
    </style:style>
    <style:style style:name="TableCell6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76" style:family="table-row">
      <style:table-row-properties style:use-optimal-row-height="false"/>
    </style:style>
    <style:style style:name="TableCell6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80" style:family="table-row">
      <style:table-row-properties style:use-optimal-row-height="false"/>
    </style:style>
    <style:style style:name="TableCell6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84" style:family="table-row">
      <style:table-row-properties style:use-optimal-row-height="false"/>
    </style:style>
    <style:style style:name="TableCell6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88" style:family="table-row">
      <style:table-row-properties style:use-optimal-row-height="false"/>
    </style:style>
    <style:style style:name="TableCell6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92" style:family="table-row">
      <style:table-row-properties style:use-optimal-row-height="false"/>
    </style:style>
    <style:style style:name="TableCell6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6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00" style:family="table-row">
      <style:table-row-properties style:use-optimal-row-height="false"/>
    </style:style>
    <style:style style:name="TableCell7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04" style:family="table-row">
      <style:table-row-properties style:use-optimal-row-height="false"/>
    </style:style>
    <style:style style:name="TableCell7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08" style:family="table-row">
      <style:table-row-properties style:use-optimal-row-height="false"/>
    </style:style>
    <style:style style:name="TableCell7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12" style:family="table-row">
      <style:table-row-properties style:use-optimal-row-height="false"/>
    </style:style>
    <style:style style:name="TableCell7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16" style:family="table-row">
      <style:table-row-properties style:use-optimal-row-height="false"/>
    </style:style>
    <style:style style:name="TableCell7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20" style:family="table-row">
      <style:table-row-properties style:use-optimal-row-height="false"/>
    </style:style>
    <style:style style:name="TableCell7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24" style:family="table-row">
      <style:table-row-properties style:use-optimal-row-height="false"/>
    </style:style>
    <style:style style:name="TableCell7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28" style:family="table-row">
      <style:table-row-properties style:use-optimal-row-height="false"/>
    </style:style>
    <style:style style:name="TableCell7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32" style:family="table-row">
      <style:table-row-properties style:use-optimal-row-height="false"/>
    </style:style>
    <style:style style:name="TableCell7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36" style:family="table-row">
      <style:table-row-properties style:use-optimal-row-height="false"/>
    </style:style>
    <style:style style:name="TableCell7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40" style:family="table-row">
      <style:table-row-properties style:use-optimal-row-height="false"/>
    </style:style>
    <style:style style:name="TableCell7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44" style:family="table-row">
      <style:table-row-properties style:use-optimal-row-height="false"/>
    </style:style>
    <style:style style:name="TableCell7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48" style:family="table-row">
      <style:table-row-properties style:use-optimal-row-height="false"/>
    </style:style>
    <style:style style:name="TableCell7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52" style:family="table-row">
      <style:table-row-properties style:use-optimal-row-height="false"/>
    </style:style>
    <style:style style:name="TableCell7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56" style:family="table-row">
      <style:table-row-properties style:use-optimal-row-height="false"/>
    </style:style>
    <style:style style:name="TableCell7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60" style:family="table-row">
      <style:table-row-properties style:use-optimal-row-height="false"/>
    </style:style>
    <style:style style:name="TableCell7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64" style:family="table-row">
      <style:table-row-properties style:use-optimal-row-height="false"/>
    </style:style>
    <style:style style:name="TableCell7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68" style:family="table-row">
      <style:table-row-properties style:use-optimal-row-height="false"/>
    </style:style>
    <style:style style:name="TableCell7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72" style:family="table-row">
      <style:table-row-properties style:use-optimal-row-height="false"/>
    </style:style>
    <style:style style:name="TableCell7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76" style:family="table-row">
      <style:table-row-properties style:use-optimal-row-height="false"/>
    </style:style>
    <style:style style:name="TableCell7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80" style:family="table-row">
      <style:table-row-properties style:use-optimal-row-height="false"/>
    </style:style>
    <style:style style:name="TableCell7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84" style:family="table-row">
      <style:table-row-properties style:use-optimal-row-height="false"/>
    </style:style>
    <style:style style:name="TableCell7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88" style:family="table-row">
      <style:table-row-properties style:use-optimal-row-height="false"/>
    </style:style>
    <style:style style:name="TableCell7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92" style:family="table-row">
      <style:table-row-properties style:use-optimal-row-height="false"/>
    </style:style>
    <style:style style:name="TableCell7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796" style:family="table-row">
      <style:table-row-properties style:use-optimal-row-height="false"/>
    </style:style>
    <style:style style:name="TableCell7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7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00" style:family="table-row">
      <style:table-row-properties style:use-optimal-row-height="false"/>
    </style:style>
    <style:style style:name="TableCell8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04" style:family="table-row">
      <style:table-row-properties style:use-optimal-row-height="false"/>
    </style:style>
    <style:style style:name="TableCell8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08" style:family="table-row">
      <style:table-row-properties style:use-optimal-row-height="false"/>
    </style:style>
    <style:style style:name="TableCell8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12" style:family="table-row">
      <style:table-row-properties style:use-optimal-row-height="false"/>
    </style:style>
    <style:style style:name="TableCell8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16" style:family="table-row">
      <style:table-row-properties style:use-optimal-row-height="false"/>
    </style:style>
    <style:style style:name="TableCell8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20" style:family="table-row">
      <style:table-row-properties style:use-optimal-row-height="false"/>
    </style:style>
    <style:style style:name="TableCell8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24" style:family="table-row">
      <style:table-row-properties style:use-optimal-row-height="false"/>
    </style:style>
    <style:style style:name="TableCell8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28" style:family="table-row">
      <style:table-row-properties style:use-optimal-row-height="false"/>
    </style:style>
    <style:style style:name="TableCell8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32" style:family="table-row">
      <style:table-row-properties style:use-optimal-row-height="false"/>
    </style:style>
    <style:style style:name="TableCell8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36" style:family="table-row">
      <style:table-row-properties style:use-optimal-row-height="false"/>
    </style:style>
    <style:style style:name="TableCell8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40" style:family="table-row">
      <style:table-row-properties style:use-optimal-row-height="false"/>
    </style:style>
    <style:style style:name="TableCell8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44" style:family="table-row">
      <style:table-row-properties style:use-optimal-row-height="false"/>
    </style:style>
    <style:style style:name="TableCell8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48" style:family="table-row">
      <style:table-row-properties style:use-optimal-row-height="false"/>
    </style:style>
    <style:style style:name="TableCell8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52" style:family="table-row">
      <style:table-row-properties style:use-optimal-row-height="false"/>
    </style:style>
    <style:style style:name="TableCell8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56" style:family="table-row">
      <style:table-row-properties style:use-optimal-row-height="false"/>
    </style:style>
    <style:style style:name="TableCell8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60" style:family="table-row">
      <style:table-row-properties style:use-optimal-row-height="false"/>
    </style:style>
    <style:style style:name="TableCell8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64" style:family="table-row">
      <style:table-row-properties style:use-optimal-row-height="false"/>
    </style:style>
    <style:style style:name="TableCell8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68" style:family="table-row">
      <style:table-row-properties style:use-optimal-row-height="false"/>
    </style:style>
    <style:style style:name="TableCell8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72" style:family="table-row">
      <style:table-row-properties style:use-optimal-row-height="false"/>
    </style:style>
    <style:style style:name="TableCell8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76" style:family="table-row">
      <style:table-row-properties style:use-optimal-row-height="false"/>
    </style:style>
    <style:style style:name="TableCell8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80" style:family="table-row">
      <style:table-row-properties style:use-optimal-row-height="false"/>
    </style:style>
    <style:style style:name="TableCell8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84" style:family="table-row">
      <style:table-row-properties style:use-optimal-row-height="false"/>
    </style:style>
    <style:style style:name="TableCell8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88" style:family="table-row">
      <style:table-row-properties style:use-optimal-row-height="false"/>
    </style:style>
    <style:style style:name="TableCell8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92" style:family="table-row">
      <style:table-row-properties style:use-optimal-row-height="false"/>
    </style:style>
    <style:style style:name="TableCell8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896" style:family="table-row">
      <style:table-row-properties style:use-optimal-row-height="false"/>
    </style:style>
    <style:style style:name="TableCell8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8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00" style:family="table-row">
      <style:table-row-properties style:use-optimal-row-height="false"/>
    </style:style>
    <style:style style:name="TableCell9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04" style:family="table-row">
      <style:table-row-properties style:use-optimal-row-height="false"/>
    </style:style>
    <style:style style:name="TableCell9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08" style:family="table-row">
      <style:table-row-properties style:use-optimal-row-height="false"/>
    </style:style>
    <style:style style:name="TableCell9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12" style:family="table-row">
      <style:table-row-properties style:use-optimal-row-height="false"/>
    </style:style>
    <style:style style:name="TableCell9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16" style:family="table-row">
      <style:table-row-properties style:use-optimal-row-height="false"/>
    </style:style>
    <style:style style:name="TableCell9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20" style:family="table-row">
      <style:table-row-properties style:use-optimal-row-height="false"/>
    </style:style>
    <style:style style:name="TableCell9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24" style:family="table-row">
      <style:table-row-properties style:use-optimal-row-height="false"/>
    </style:style>
    <style:style style:name="TableCell9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32" style:family="table-row">
      <style:table-row-properties style:use-optimal-row-height="false"/>
    </style:style>
    <style:style style:name="TableCell9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36" style:family="table-row">
      <style:table-row-properties style:use-optimal-row-height="false"/>
    </style:style>
    <style:style style:name="TableCell9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40" style:family="table-row">
      <style:table-row-properties style:use-optimal-row-height="false"/>
    </style:style>
    <style:style style:name="TableCell9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44" style:family="table-row">
      <style:table-row-properties style:use-optimal-row-height="false"/>
    </style:style>
    <style:style style:name="TableCell9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48" style:family="table-row">
      <style:table-row-properties style:use-optimal-row-height="false"/>
    </style:style>
    <style:style style:name="TableCell9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52" style:family="table-row">
      <style:table-row-properties style:use-optimal-row-height="false"/>
    </style:style>
    <style:style style:name="TableCell9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56" style:family="table-row">
      <style:table-row-properties style:use-optimal-row-height="false"/>
    </style:style>
    <style:style style:name="TableCell9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60" style:family="table-row">
      <style:table-row-properties style:use-optimal-row-height="false"/>
    </style:style>
    <style:style style:name="TableCell9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64" style:family="table-row">
      <style:table-row-properties style:use-optimal-row-height="false"/>
    </style:style>
    <style:style style:name="TableCell9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68" style:family="table-row">
      <style:table-row-properties style:use-optimal-row-height="false"/>
    </style:style>
    <style:style style:name="TableCell9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72" style:family="table-row">
      <style:table-row-properties style:use-optimal-row-height="false"/>
    </style:style>
    <style:style style:name="TableCell9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76" style:family="table-row">
      <style:table-row-properties style:use-optimal-row-height="false"/>
    </style:style>
    <style:style style:name="TableCell9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80" style:family="table-row">
      <style:table-row-properties style:use-optimal-row-height="false"/>
    </style:style>
    <style:style style:name="TableCell9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84" style:family="table-row">
      <style:table-row-properties style:use-optimal-row-height="false"/>
    </style:style>
    <style:style style:name="TableCell9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88" style:family="table-row">
      <style:table-row-properties style:use-optimal-row-height="false"/>
    </style:style>
    <style:style style:name="TableCell9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92" style:family="table-row">
      <style:table-row-properties style:use-optimal-row-height="false"/>
    </style:style>
    <style:style style:name="TableCell9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996" style:family="table-row">
      <style:table-row-properties style:use-optimal-row-height="false"/>
    </style:style>
    <style:style style:name="TableCell9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9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00" style:family="table-row">
      <style:table-row-properties style:use-optimal-row-height="false"/>
    </style:style>
    <style:style style:name="TableCell10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04" style:family="table-row">
      <style:table-row-properties style:use-optimal-row-height="false"/>
    </style:style>
    <style:style style:name="TableCell10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08" style:family="table-row">
      <style:table-row-properties style:use-optimal-row-height="false"/>
    </style:style>
    <style:style style:name="TableCell10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12" style:family="table-row">
      <style:table-row-properties style:use-optimal-row-height="false"/>
    </style:style>
    <style:style style:name="TableCell10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16" style:family="table-row">
      <style:table-row-properties style:use-optimal-row-height="false"/>
    </style:style>
    <style:style style:name="TableCell10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20" style:family="table-row">
      <style:table-row-properties style:use-optimal-row-height="false"/>
    </style:style>
    <style:style style:name="TableCell10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24" style:family="table-row">
      <style:table-row-properties style:use-optimal-row-height="false"/>
    </style:style>
    <style:style style:name="TableCell10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28" style:family="table-row">
      <style:table-row-properties style:use-optimal-row-height="false"/>
    </style:style>
    <style:style style:name="TableCell10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32" style:family="table-row">
      <style:table-row-properties style:use-optimal-row-height="false"/>
    </style:style>
    <style:style style:name="TableCell10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36" style:family="table-row">
      <style:table-row-properties style:use-optimal-row-height="false"/>
    </style:style>
    <style:style style:name="TableCell10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40" style:family="table-row">
      <style:table-row-properties style:use-optimal-row-height="false"/>
    </style:style>
    <style:style style:name="TableCell10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44" style:family="table-row">
      <style:table-row-properties style:use-optimal-row-height="false"/>
    </style:style>
    <style:style style:name="TableCell10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48" style:family="table-row">
      <style:table-row-properties style:use-optimal-row-height="false"/>
    </style:style>
    <style:style style:name="TableCell10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52" style:family="table-row">
      <style:table-row-properties style:use-optimal-row-height="false"/>
    </style:style>
    <style:style style:name="TableCell10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56" style:family="table-row">
      <style:table-row-properties style:use-optimal-row-height="false"/>
    </style:style>
    <style:style style:name="TableCell10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60" style:family="table-row">
      <style:table-row-properties style:use-optimal-row-height="false"/>
    </style:style>
    <style:style style:name="TableCell10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64" style:family="table-row">
      <style:table-row-properties style:use-optimal-row-height="false"/>
    </style:style>
    <style:style style:name="TableCell10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68" style:family="table-row">
      <style:table-row-properties style:use-optimal-row-height="false"/>
    </style:style>
    <style:style style:name="TableCell10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72" style:family="table-row">
      <style:table-row-properties style:use-optimal-row-height="false"/>
    </style:style>
    <style:style style:name="TableCell10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76" style:family="table-row">
      <style:table-row-properties style:use-optimal-row-height="false"/>
    </style:style>
    <style:style style:name="TableCell10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80" style:family="table-row">
      <style:table-row-properties style:use-optimal-row-height="false"/>
    </style:style>
    <style:style style:name="TableCell10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84" style:family="table-row">
      <style:table-row-properties style:use-optimal-row-height="false"/>
    </style:style>
    <style:style style:name="TableCell10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88" style:family="table-row">
      <style:table-row-properties style:use-optimal-row-height="false"/>
    </style:style>
    <style:style style:name="TableCell10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92" style:family="table-row">
      <style:table-row-properties style:use-optimal-row-height="false"/>
    </style:style>
    <style:style style:name="TableCell10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096" style:family="table-row">
      <style:table-row-properties style:use-optimal-row-height="false"/>
    </style:style>
    <style:style style:name="TableCell10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0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00" style:family="table-row">
      <style:table-row-properties style:use-optimal-row-height="false"/>
    </style:style>
    <style:style style:name="TableCell11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04" style:family="table-row">
      <style:table-row-properties style:use-optimal-row-height="false"/>
    </style:style>
    <style:style style:name="TableCell11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08" style:family="table-row">
      <style:table-row-properties style:use-optimal-row-height="false"/>
    </style:style>
    <style:style style:name="TableCell11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12" style:family="table-row">
      <style:table-row-properties style:use-optimal-row-height="false"/>
    </style:style>
    <style:style style:name="TableCell11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16" style:family="table-row">
      <style:table-row-properties style:use-optimal-row-height="false"/>
    </style:style>
    <style:style style:name="TableCell11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20" style:family="table-row">
      <style:table-row-properties style:use-optimal-row-height="false"/>
    </style:style>
    <style:style style:name="TableCell11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24" style:family="table-row">
      <style:table-row-properties style:use-optimal-row-height="false"/>
    </style:style>
    <style:style style:name="TableCell11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28" style:family="table-row">
      <style:table-row-properties style:use-optimal-row-height="false"/>
    </style:style>
    <style:style style:name="TableCell11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32" style:family="table-row">
      <style:table-row-properties style:use-optimal-row-height="false"/>
    </style:style>
    <style:style style:name="TableCell11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36" style:family="table-row">
      <style:table-row-properties style:use-optimal-row-height="false"/>
    </style:style>
    <style:style style:name="TableCell11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40" style:family="table-row">
      <style:table-row-properties style:use-optimal-row-height="false"/>
    </style:style>
    <style:style style:name="TableCell11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44" style:family="table-row">
      <style:table-row-properties style:use-optimal-row-height="false"/>
    </style:style>
    <style:style style:name="TableCell11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48" style:family="table-row">
      <style:table-row-properties style:use-optimal-row-height="false"/>
    </style:style>
    <style:style style:name="TableCell11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52" style:family="table-row">
      <style:table-row-properties style:use-optimal-row-height="false"/>
    </style:style>
    <style:style style:name="TableCell11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56" style:family="table-row">
      <style:table-row-properties style:use-optimal-row-height="false"/>
    </style:style>
    <style:style style:name="TableCell11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60" style:family="table-row">
      <style:table-row-properties style:use-optimal-row-height="false"/>
    </style:style>
    <style:style style:name="TableCell11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64" style:family="table-row">
      <style:table-row-properties style:use-optimal-row-height="false"/>
    </style:style>
    <style:style style:name="TableCell11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68" style:family="table-row">
      <style:table-row-properties style:use-optimal-row-height="false"/>
    </style:style>
    <style:style style:name="TableCell11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72" style:family="table-row">
      <style:table-row-properties style:use-optimal-row-height="false"/>
    </style:style>
    <style:style style:name="TableCell11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76" style:family="table-row">
      <style:table-row-properties style:use-optimal-row-height="false"/>
    </style:style>
    <style:style style:name="TableCell11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80" style:family="table-row">
      <style:table-row-properties style:use-optimal-row-height="false"/>
    </style:style>
    <style:style style:name="TableCell11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84" style:family="table-row">
      <style:table-row-properties style:use-optimal-row-height="false"/>
    </style:style>
    <style:style style:name="TableCell11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88" style:family="table-row">
      <style:table-row-properties style:use-optimal-row-height="false"/>
    </style:style>
    <style:style style:name="TableCell11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92" style:family="table-row">
      <style:table-row-properties style:use-optimal-row-height="false"/>
    </style:style>
    <style:style style:name="TableCell11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196" style:family="table-row">
      <style:table-row-properties style:use-optimal-row-height="false"/>
    </style:style>
    <style:style style:name="TableCell11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1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00" style:family="table-row">
      <style:table-row-properties style:use-optimal-row-height="false"/>
    </style:style>
    <style:style style:name="TableCell12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04" style:family="table-row">
      <style:table-row-properties style:use-optimal-row-height="false"/>
    </style:style>
    <style:style style:name="TableCell12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08" style:family="table-row">
      <style:table-row-properties style:use-optimal-row-height="false"/>
    </style:style>
    <style:style style:name="TableCell12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12" style:family="table-row">
      <style:table-row-properties style:use-optimal-row-height="false"/>
    </style:style>
    <style:style style:name="TableCell12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16" style:family="table-row">
      <style:table-row-properties style:use-optimal-row-height="false"/>
    </style:style>
    <style:style style:name="TableCell12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20" style:family="table-row">
      <style:table-row-properties style:use-optimal-row-height="false"/>
    </style:style>
    <style:style style:name="TableCell12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24" style:family="table-row">
      <style:table-row-properties style:use-optimal-row-height="false"/>
    </style:style>
    <style:style style:name="TableCell12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28" style:family="table-row">
      <style:table-row-properties style:use-optimal-row-height="false"/>
    </style:style>
    <style:style style:name="TableCell12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32" style:family="table-row">
      <style:table-row-properties style:use-optimal-row-height="false"/>
    </style:style>
    <style:style style:name="TableCell12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36" style:family="table-row">
      <style:table-row-properties style:use-optimal-row-height="false"/>
    </style:style>
    <style:style style:name="TableCell12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40" style:family="table-row">
      <style:table-row-properties style:use-optimal-row-height="false"/>
    </style:style>
    <style:style style:name="TableCell12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44" style:family="table-row">
      <style:table-row-properties style:use-optimal-row-height="false"/>
    </style:style>
    <style:style style:name="TableCell12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48" style:family="table-row">
      <style:table-row-properties style:use-optimal-row-height="false"/>
    </style:style>
    <style:style style:name="TableCell12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52" style:family="table-row">
      <style:table-row-properties style:use-optimal-row-height="false"/>
    </style:style>
    <style:style style:name="TableCell12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56" style:family="table-row">
      <style:table-row-properties style:use-optimal-row-height="false"/>
    </style:style>
    <style:style style:name="TableCell12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60" style:family="table-row">
      <style:table-row-properties style:use-optimal-row-height="false"/>
    </style:style>
    <style:style style:name="TableCell12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64" style:family="table-row">
      <style:table-row-properties style:use-optimal-row-height="false"/>
    </style:style>
    <style:style style:name="TableCell12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68" style:family="table-row">
      <style:table-row-properties style:use-optimal-row-height="false"/>
    </style:style>
    <style:style style:name="TableCell12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72" style:family="table-row">
      <style:table-row-properties style:use-optimal-row-height="false"/>
    </style:style>
    <style:style style:name="TableCell12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76" style:family="table-row">
      <style:table-row-properties style:use-optimal-row-height="false"/>
    </style:style>
    <style:style style:name="TableCell12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80" style:family="table-row">
      <style:table-row-properties style:use-optimal-row-height="false"/>
    </style:style>
    <style:style style:name="TableCell12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84" style:family="table-row">
      <style:table-row-properties style:use-optimal-row-height="false"/>
    </style:style>
    <style:style style:name="TableCell12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88" style:family="table-row">
      <style:table-row-properties style:use-optimal-row-height="false"/>
    </style:style>
    <style:style style:name="TableCell12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92" style:family="table-row">
      <style:table-row-properties style:use-optimal-row-height="false"/>
    </style:style>
    <style:style style:name="TableCell12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296" style:family="table-row">
      <style:table-row-properties style:use-optimal-row-height="false"/>
    </style:style>
    <style:style style:name="TableCell12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2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00" style:family="table-row">
      <style:table-row-properties style:use-optimal-row-height="false"/>
    </style:style>
    <style:style style:name="TableCell13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04" style:family="table-row">
      <style:table-row-properties style:use-optimal-row-height="false"/>
    </style:style>
    <style:style style:name="TableCell13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08" style:family="table-row">
      <style:table-row-properties style:use-optimal-row-height="false"/>
    </style:style>
    <style:style style:name="TableCell13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12" style:family="table-row">
      <style:table-row-properties style:use-optimal-row-height="false"/>
    </style:style>
    <style:style style:name="TableCell13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16" style:family="table-row">
      <style:table-row-properties style:use-optimal-row-height="false"/>
    </style:style>
    <style:style style:name="TableCell13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20" style:family="table-row">
      <style:table-row-properties style:use-optimal-row-height="false"/>
    </style:style>
    <style:style style:name="TableCell13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24" style:family="table-row">
      <style:table-row-properties style:use-optimal-row-height="false"/>
    </style:style>
    <style:style style:name="TableCell13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28" style:family="table-row">
      <style:table-row-properties style:use-optimal-row-height="false"/>
    </style:style>
    <style:style style:name="TableCell13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32" style:family="table-row">
      <style:table-row-properties style:use-optimal-row-height="false"/>
    </style:style>
    <style:style style:name="TableCell13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36" style:family="table-row">
      <style:table-row-properties style:use-optimal-row-height="false"/>
    </style:style>
    <style:style style:name="TableCell13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40" style:family="table-row">
      <style:table-row-properties style:use-optimal-row-height="false"/>
    </style:style>
    <style:style style:name="TableCell13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44" style:family="table-row">
      <style:table-row-properties style:use-optimal-row-height="false"/>
    </style:style>
    <style:style style:name="TableCell13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48" style:family="table-row">
      <style:table-row-properties style:use-optimal-row-height="false"/>
    </style:style>
    <style:style style:name="TableCell13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52" style:family="table-row">
      <style:table-row-properties style:use-optimal-row-height="false"/>
    </style:style>
    <style:style style:name="TableCell13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56" style:family="table-row">
      <style:table-row-properties style:use-optimal-row-height="false"/>
    </style:style>
    <style:style style:name="TableCell13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60" style:family="table-row">
      <style:table-row-properties style:use-optimal-row-height="false"/>
    </style:style>
    <style:style style:name="TableCell13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64" style:family="table-row">
      <style:table-row-properties style:use-optimal-row-height="false"/>
    </style:style>
    <style:style style:name="TableCell13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68" style:family="table-row">
      <style:table-row-properties style:use-optimal-row-height="false"/>
    </style:style>
    <style:style style:name="TableCell13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72" style:family="table-row">
      <style:table-row-properties style:use-optimal-row-height="false"/>
    </style:style>
    <style:style style:name="TableCell13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76" style:family="table-row">
      <style:table-row-properties style:use-optimal-row-height="false"/>
    </style:style>
    <style:style style:name="TableCell13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80" style:family="table-row">
      <style:table-row-properties style:use-optimal-row-height="false"/>
    </style:style>
    <style:style style:name="TableCell13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84" style:family="table-row">
      <style:table-row-properties style:use-optimal-row-height="false"/>
    </style:style>
    <style:style style:name="TableCell13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88" style:family="table-row">
      <style:table-row-properties style:use-optimal-row-height="false"/>
    </style:style>
    <style:style style:name="TableCell13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92" style:family="table-row">
      <style:table-row-properties style:use-optimal-row-height="false"/>
    </style:style>
    <style:style style:name="TableCell13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396" style:family="table-row">
      <style:table-row-properties style:use-optimal-row-height="false"/>
    </style:style>
    <style:style style:name="TableCell13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3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00" style:family="table-row">
      <style:table-row-properties style:use-optimal-row-height="false"/>
    </style:style>
    <style:style style:name="TableCell14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04" style:family="table-row">
      <style:table-row-properties style:use-optimal-row-height="false"/>
    </style:style>
    <style:style style:name="TableCell14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08" style:family="table-row">
      <style:table-row-properties style:use-optimal-row-height="false"/>
    </style:style>
    <style:style style:name="TableCell14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12" style:family="table-row">
      <style:table-row-properties style:use-optimal-row-height="false"/>
    </style:style>
    <style:style style:name="TableCell14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16" style:family="table-row">
      <style:table-row-properties style:use-optimal-row-height="false"/>
    </style:style>
    <style:style style:name="TableCell14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20" style:family="table-row">
      <style:table-row-properties style:use-optimal-row-height="false"/>
    </style:style>
    <style:style style:name="TableCell14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24" style:family="table-row">
      <style:table-row-properties style:use-optimal-row-height="false"/>
    </style:style>
    <style:style style:name="TableCell14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28" style:family="table-row">
      <style:table-row-properties style:use-optimal-row-height="false"/>
    </style:style>
    <style:style style:name="TableCell14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32" style:family="table-row">
      <style:table-row-properties style:use-optimal-row-height="false"/>
    </style:style>
    <style:style style:name="TableCell14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36" style:family="table-row">
      <style:table-row-properties style:use-optimal-row-height="false"/>
    </style:style>
    <style:style style:name="TableCell14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40" style:family="table-row">
      <style:table-row-properties style:use-optimal-row-height="false"/>
    </style:style>
    <style:style style:name="TableCell14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44" style:family="table-row">
      <style:table-row-properties style:use-optimal-row-height="false"/>
    </style:style>
    <style:style style:name="TableCell14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48" style:family="table-row">
      <style:table-row-properties style:use-optimal-row-height="false"/>
    </style:style>
    <style:style style:name="TableCell14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52" style:family="table-row">
      <style:table-row-properties style:use-optimal-row-height="false"/>
    </style:style>
    <style:style style:name="TableCell14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56" style:family="table-row">
      <style:table-row-properties style:use-optimal-row-height="false"/>
    </style:style>
    <style:style style:name="TableCell14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60" style:family="table-row">
      <style:table-row-properties style:use-optimal-row-height="false"/>
    </style:style>
    <style:style style:name="TableCell14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64" style:family="table-row">
      <style:table-row-properties style:use-optimal-row-height="false"/>
    </style:style>
    <style:style style:name="TableCell14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68" style:family="table-row">
      <style:table-row-properties style:use-optimal-row-height="false"/>
    </style:style>
    <style:style style:name="TableCell14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72" style:family="table-row">
      <style:table-row-properties style:use-optimal-row-height="false"/>
    </style:style>
    <style:style style:name="TableCell14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76" style:family="table-row">
      <style:table-row-properties style:use-optimal-row-height="false"/>
    </style:style>
    <style:style style:name="TableCell14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80" style:family="table-row">
      <style:table-row-properties style:use-optimal-row-height="false"/>
    </style:style>
    <style:style style:name="TableCell14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84" style:family="table-row">
      <style:table-row-properties style:use-optimal-row-height="false"/>
    </style:style>
    <style:style style:name="TableCell14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88" style:family="table-row">
      <style:table-row-properties style:use-optimal-row-height="false"/>
    </style:style>
    <style:style style:name="TableCell14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92" style:family="table-row">
      <style:table-row-properties style:use-optimal-row-height="false"/>
    </style:style>
    <style:style style:name="TableCell14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496" style:family="table-row">
      <style:table-row-properties style:use-optimal-row-height="false"/>
    </style:style>
    <style:style style:name="TableCell14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4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00" style:family="table-row">
      <style:table-row-properties style:use-optimal-row-height="false"/>
    </style:style>
    <style:style style:name="TableCell15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04" style:family="table-row">
      <style:table-row-properties style:use-optimal-row-height="false"/>
    </style:style>
    <style:style style:name="TableCell15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08" style:family="table-row">
      <style:table-row-properties style:use-optimal-row-height="false"/>
    </style:style>
    <style:style style:name="TableCell15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12" style:family="table-row">
      <style:table-row-properties style:use-optimal-row-height="false"/>
    </style:style>
    <style:style style:name="TableCell15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16" style:family="table-row">
      <style:table-row-properties style:use-optimal-row-height="false"/>
    </style:style>
    <style:style style:name="TableCell15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20" style:family="table-row">
      <style:table-row-properties style:use-optimal-row-height="false"/>
    </style:style>
    <style:style style:name="TableCell15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24" style:family="table-row">
      <style:table-row-properties style:use-optimal-row-height="false"/>
    </style:style>
    <style:style style:name="TableCell15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28" style:family="table-row">
      <style:table-row-properties style:use-optimal-row-height="false"/>
    </style:style>
    <style:style style:name="TableCell15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32" style:family="table-row">
      <style:table-row-properties style:use-optimal-row-height="false"/>
    </style:style>
    <style:style style:name="TableCell15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36" style:family="table-row">
      <style:table-row-properties style:use-optimal-row-height="false"/>
    </style:style>
    <style:style style:name="TableCell15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40" style:family="table-row">
      <style:table-row-properties style:use-optimal-row-height="false"/>
    </style:style>
    <style:style style:name="TableCell15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44" style:family="table-row">
      <style:table-row-properties style:use-optimal-row-height="false"/>
    </style:style>
    <style:style style:name="TableCell15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48" style:family="table-row">
      <style:table-row-properties style:use-optimal-row-height="false"/>
    </style:style>
    <style:style style:name="TableCell15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52" style:family="table-row">
      <style:table-row-properties style:use-optimal-row-height="false"/>
    </style:style>
    <style:style style:name="TableCell15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56" style:family="table-row">
      <style:table-row-properties style:use-optimal-row-height="false"/>
    </style:style>
    <style:style style:name="TableCell15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60" style:family="table-row">
      <style:table-row-properties style:use-optimal-row-height="false"/>
    </style:style>
    <style:style style:name="TableCell15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64" style:family="table-row">
      <style:table-row-properties style:use-optimal-row-height="false"/>
    </style:style>
    <style:style style:name="TableCell15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68" style:family="table-row">
      <style:table-row-properties style:use-optimal-row-height="false"/>
    </style:style>
    <style:style style:name="TableCell15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72" style:family="table-row">
      <style:table-row-properties style:use-optimal-row-height="false"/>
    </style:style>
    <style:style style:name="TableCell15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76" style:family="table-row">
      <style:table-row-properties style:use-optimal-row-height="false"/>
    </style:style>
    <style:style style:name="TableCell15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80" style:family="table-row">
      <style:table-row-properties style:use-optimal-row-height="false"/>
    </style:style>
    <style:style style:name="TableCell15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84" style:family="table-row">
      <style:table-row-properties style:use-optimal-row-height="false"/>
    </style:style>
    <style:style style:name="TableCell15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88" style:family="table-row">
      <style:table-row-properties style:use-optimal-row-height="false"/>
    </style:style>
    <style:style style:name="TableCell15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92" style:family="table-row">
      <style:table-row-properties style:use-optimal-row-height="false"/>
    </style:style>
    <style:style style:name="TableCell15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596" style:family="table-row">
      <style:table-row-properties style:use-optimal-row-height="false"/>
    </style:style>
    <style:style style:name="TableCell15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5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00" style:family="table-row">
      <style:table-row-properties style:use-optimal-row-height="false"/>
    </style:style>
    <style:style style:name="TableCell16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04" style:family="table-row">
      <style:table-row-properties style:use-optimal-row-height="false"/>
    </style:style>
    <style:style style:name="TableCell16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08" style:family="table-row">
      <style:table-row-properties style:use-optimal-row-height="false"/>
    </style:style>
    <style:style style:name="TableCell16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12" style:family="table-row">
      <style:table-row-properties style:use-optimal-row-height="false"/>
    </style:style>
    <style:style style:name="TableCell16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16" style:family="table-row">
      <style:table-row-properties style:use-optimal-row-height="false"/>
    </style:style>
    <style:style style:name="TableCell16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20" style:family="table-row">
      <style:table-row-properties style:use-optimal-row-height="false"/>
    </style:style>
    <style:style style:name="TableCell16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24" style:family="table-row">
      <style:table-row-properties style:use-optimal-row-height="false"/>
    </style:style>
    <style:style style:name="TableCell16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28" style:family="table-row">
      <style:table-row-properties style:use-optimal-row-height="false"/>
    </style:style>
    <style:style style:name="TableCell16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32" style:family="table-row">
      <style:table-row-properties style:use-optimal-row-height="false"/>
    </style:style>
    <style:style style:name="TableCell16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36" style:family="table-row">
      <style:table-row-properties style:use-optimal-row-height="false"/>
    </style:style>
    <style:style style:name="TableCell16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40" style:family="table-row">
      <style:table-row-properties style:use-optimal-row-height="false"/>
    </style:style>
    <style:style style:name="TableCell16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4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44" style:family="table-row">
      <style:table-row-properties style:use-optimal-row-height="false"/>
    </style:style>
    <style:style style:name="TableCell16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4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48" style:family="table-row">
      <style:table-row-properties style:use-optimal-row-height="false"/>
    </style:style>
    <style:style style:name="TableCell16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52" style:family="table-row">
      <style:table-row-properties style:use-optimal-row-height="false"/>
    </style:style>
    <style:style style:name="TableCell16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56" style:family="table-row">
      <style:table-row-properties style:use-optimal-row-height="false"/>
    </style:style>
    <style:style style:name="TableCell16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5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60" style:family="table-row">
      <style:table-row-properties style:use-optimal-row-height="false"/>
    </style:style>
    <style:style style:name="TableCell16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64" style:family="table-row">
      <style:table-row-properties style:use-optimal-row-height="false"/>
    </style:style>
    <style:style style:name="TableCell16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6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68" style:family="table-row">
      <style:table-row-properties style:use-optimal-row-height="false"/>
    </style:style>
    <style:style style:name="TableCell16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72" style:family="table-row">
      <style:table-row-properties style:use-optimal-row-height="false"/>
    </style:style>
    <style:style style:name="TableCell16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76" style:family="table-row">
      <style:table-row-properties style:use-optimal-row-height="false"/>
    </style:style>
    <style:style style:name="TableCell16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80" style:family="table-row">
      <style:table-row-properties style:use-optimal-row-height="false"/>
    </style:style>
    <style:style style:name="TableCell16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8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84" style:family="table-row">
      <style:table-row-properties style:use-optimal-row-height="false"/>
    </style:style>
    <style:style style:name="TableCell16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8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88" style:family="table-row">
      <style:table-row-properties style:use-optimal-row-height="false"/>
    </style:style>
    <style:style style:name="TableCell16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92" style:family="table-row">
      <style:table-row-properties style:use-optimal-row-height="false"/>
    </style:style>
    <style:style style:name="TableCell16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696" style:family="table-row">
      <style:table-row-properties style:use-optimal-row-height="false"/>
    </style:style>
    <style:style style:name="TableCell16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69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00" style:family="table-row">
      <style:table-row-properties style:use-optimal-row-height="false"/>
    </style:style>
    <style:style style:name="TableCell17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04" style:family="table-row">
      <style:table-row-properties style:use-optimal-row-height="false"/>
    </style:style>
    <style:style style:name="TableCell170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0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08" style:family="table-row">
      <style:table-row-properties style:use-optimal-row-height="false"/>
    </style:style>
    <style:style style:name="TableCell170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12" style:family="table-row">
      <style:table-row-properties style:use-optimal-row-height="false"/>
    </style:style>
    <style:style style:name="TableCell171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16" style:family="table-row">
      <style:table-row-properties style:use-optimal-row-height="false"/>
    </style:style>
    <style:style style:name="TableCell171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1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20" style:family="table-row">
      <style:table-row-properties style:use-optimal-row-height="false"/>
    </style:style>
    <style:style style:name="TableCell172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2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24" style:family="table-row">
      <style:table-row-properties style:use-optimal-row-height="false"/>
    </style:style>
    <style:style style:name="TableCell17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2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28" style:family="table-row">
      <style:table-row-properties style:use-optimal-row-height="false"/>
    </style:style>
    <style:style style:name="TableCell17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32" style:family="table-row">
      <style:table-row-properties style:use-optimal-row-height="false"/>
    </style:style>
    <style:style style:name="TableCell17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36" style:family="table-row">
      <style:table-row-properties style:use-optimal-row-height="false"/>
    </style:style>
    <style:style style:name="TableCell17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1739" style:parent-style-name="TableContents" style:family="paragraph">
      <style:text-properties fo:language="pt" fo:country="PT"/>
    </style:style>
    <style:style style:name="TableCell17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41" style:family="table-row">
      <style:table-row-properties style:use-optimal-row-height="false"/>
    </style:style>
    <style:style style:name="TableCell17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1744" style:parent-style-name="TableContents" style:family="paragraph">
      <style:text-properties fo:language="pt" fo:country="PT"/>
    </style:style>
    <style:style style:name="TableCell17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46" style:family="table-row">
      <style:table-row-properties style:use-optimal-row-height="false"/>
    </style:style>
    <style:style style:name="TableCell17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50" style:family="table-row">
      <style:table-row-properties style:use-optimal-row-height="false"/>
    </style:style>
    <style:style style:name="TableCell17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54" style:family="table-row">
      <style:table-row-properties style:use-optimal-row-height="false"/>
    </style:style>
    <style:style style:name="TableCell17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58" style:family="table-row">
      <style:table-row-properties style:use-optimal-row-height="false"/>
    </style:style>
    <style:style style:name="TableCell17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62" style:family="table-row">
      <style:table-row-properties style:use-optimal-row-height="false"/>
    </style:style>
    <style:style style:name="TableCell17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66" style:family="table-row">
      <style:table-row-properties style:use-optimal-row-height="false"/>
    </style:style>
    <style:style style:name="TableCell17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70" style:family="table-row">
      <style:table-row-properties style:use-optimal-row-height="false"/>
    </style:style>
    <style:style style:name="TableCell17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74" style:family="table-row">
      <style:table-row-properties style:use-optimal-row-height="false"/>
    </style:style>
    <style:style style:name="TableCell17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78" style:family="table-row">
      <style:table-row-properties style:use-optimal-row-height="false"/>
    </style:style>
    <style:style style:name="TableCell17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82" style:family="table-row">
      <style:table-row-properties style:use-optimal-row-height="false"/>
    </style:style>
    <style:style style:name="TableCell17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86" style:family="table-row">
      <style:table-row-properties style:use-optimal-row-height="false"/>
    </style:style>
    <style:style style:name="TableCell17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90" style:family="table-row">
      <style:table-row-properties style:use-optimal-row-height="false"/>
    </style:style>
    <style:style style:name="TableCell17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94" style:family="table-row">
      <style:table-row-properties style:use-optimal-row-height="false"/>
    </style:style>
    <style:style style:name="TableCell17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7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798" style:family="table-row">
      <style:table-row-properties style:use-optimal-row-height="false"/>
    </style:style>
    <style:style style:name="TableCell17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02" style:family="table-row">
      <style:table-row-properties style:use-optimal-row-height="false"/>
    </style:style>
    <style:style style:name="TableCell18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06" style:family="table-row">
      <style:table-row-properties style:use-optimal-row-height="false"/>
    </style:style>
    <style:style style:name="TableCell18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10" style:family="table-row">
      <style:table-row-properties style:use-optimal-row-height="false"/>
    </style:style>
    <style:style style:name="TableCell18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1814" style:parent-style-name="Heading2" style:family="paragraph">
      <style:paragraph-properties fo:break-before="page"/>
    </style:style>
    <style:style style:name="TableColumn1816" style:family="table-column">
      <style:table-column-properties style:column-width="1.8673in" style:use-optimal-column-width="false"/>
    </style:style>
    <style:style style:name="TableColumn1817" style:family="table-column">
      <style:table-column-properties style:column-width="1.9805in" style:use-optimal-column-width="false"/>
    </style:style>
    <style:style style:name="TableColumn1818" style:family="table-column">
      <style:table-column-properties style:column-width="2.8444in" style:use-optimal-column-width="false"/>
    </style:style>
    <style:style style:name="Table1815" style:family="table">
      <style:table-properties style:width="6.6923in" fo:margin-left="0.0326in" table:align="left"/>
    </style:style>
    <style:style style:name="TableRow1819" style:family="table-row">
      <style:table-row-properties style:use-optimal-row-height="false"/>
    </style:style>
    <style:style style:name="TableCell1820"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1821"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1822" style:family="table-cell">
      <style:table-cell-properties fo:border="0.0034in solid #000000" style:vertical-align="middle" fo:padding-top="0.0395in" fo:padding-left="0.0395in" fo:padding-bottom="0.0395in" fo:padding-right="0.0395in"/>
    </style:style>
    <style:style style:name="TableRow1823" style:family="table-row">
      <style:table-row-properties style:use-optimal-row-height="false"/>
    </style:style>
    <style:style style:name="TableCell18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2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2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27" style:family="table-row">
      <style:table-row-properties style:use-optimal-row-height="false"/>
    </style:style>
    <style:style style:name="TableCell18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2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31" style:family="table-row">
      <style:table-row-properties style:use-optimal-row-height="false"/>
    </style:style>
    <style:style style:name="TableCell18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35" style:family="table-row">
      <style:table-row-properties style:use-optimal-row-height="false"/>
    </style:style>
    <style:style style:name="TableCell18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3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39" style:family="table-row">
      <style:table-row-properties style:use-optimal-row-height="false"/>
    </style:style>
    <style:style style:name="TableCell18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43" style:family="table-row">
      <style:table-row-properties style:use-optimal-row-height="false"/>
    </style:style>
    <style:style style:name="TableCell18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47" style:family="table-row">
      <style:table-row-properties style:use-optimal-row-height="false"/>
    </style:style>
    <style:style style:name="TableCell18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51" style:family="table-row">
      <style:table-row-properties style:use-optimal-row-height="false"/>
    </style:style>
    <style:style style:name="TableCell18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55" style:family="table-row">
      <style:table-row-properties style:use-optimal-row-height="false"/>
    </style:style>
    <style:style style:name="TableCell18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5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59" style:family="table-row">
      <style:table-row-properties style:use-optimal-row-height="false"/>
    </style:style>
    <style:style style:name="TableCell18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63" style:family="table-row">
      <style:table-row-properties style:use-optimal-row-height="false"/>
    </style:style>
    <style:style style:name="TableCell18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67" style:family="table-row">
      <style:table-row-properties style:use-optimal-row-height="false"/>
    </style:style>
    <style:style style:name="TableCell18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71" style:family="table-row">
      <style:table-row-properties style:use-optimal-row-height="false"/>
    </style:style>
    <style:style style:name="TableCell18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75" style:family="table-row">
      <style:table-row-properties style:use-optimal-row-height="false"/>
    </style:style>
    <style:style style:name="TableCell18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7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79" style:family="table-row">
      <style:table-row-properties style:use-optimal-row-height="false"/>
    </style:style>
    <style:style style:name="TableCell18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83" style:family="table-row">
      <style:table-row-properties style:use-optimal-row-height="false"/>
    </style:style>
    <style:style style:name="TableCell18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87" style:family="table-row">
      <style:table-row-properties style:use-optimal-row-height="false"/>
    </style:style>
    <style:style style:name="TableCell18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8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91" style:family="table-row">
      <style:table-row-properties style:use-optimal-row-height="false"/>
    </style:style>
    <style:style style:name="TableCell18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895" style:family="table-row">
      <style:table-row-properties style:use-optimal-row-height="false"/>
    </style:style>
    <style:style style:name="TableCell18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89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1899" style:parent-style-name="TableContents" style:family="paragraph">
      <style:text-properties fo:language="pt" fo:country="PT"/>
    </style:style>
    <style:style style:name="TableRow1900" style:family="table-row">
      <style:table-row-properties style:use-optimal-row-height="false"/>
    </style:style>
    <style:style style:name="TableCell190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1904" style:parent-style-name="TableContents" style:family="paragraph">
      <style:text-properties fo:language="pt" fo:country="PT"/>
    </style:style>
    <style:style style:name="TableRow1905" style:family="table-row">
      <style:table-row-properties style:use-optimal-row-height="false"/>
    </style:style>
    <style:style style:name="TableCell19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09" style:family="table-row">
      <style:table-row-properties style:use-optimal-row-height="false"/>
    </style:style>
    <style:style style:name="TableCell19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13" style:family="table-row">
      <style:table-row-properties style:use-optimal-row-height="false"/>
    </style:style>
    <style:style style:name="TableCell19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17" style:family="table-row">
      <style:table-row-properties style:use-optimal-row-height="false"/>
    </style:style>
    <style:style style:name="TableCell19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21" style:family="table-row">
      <style:table-row-properties style:use-optimal-row-height="false"/>
    </style:style>
    <style:style style:name="TableCell19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25" style:family="table-row">
      <style:table-row-properties style:use-optimal-row-height="false"/>
    </style:style>
    <style:style style:name="TableCell19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29" style:family="table-row">
      <style:table-row-properties style:use-optimal-row-height="false"/>
    </style:style>
    <style:style style:name="TableCell19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33" style:family="table-row">
      <style:table-row-properties style:use-optimal-row-height="false"/>
    </style:style>
    <style:style style:name="TableCell19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37" style:family="table-row">
      <style:table-row-properties style:use-optimal-row-height="false"/>
    </style:style>
    <style:style style:name="TableCell19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41" style:family="table-row">
      <style:table-row-properties style:use-optimal-row-height="false"/>
    </style:style>
    <style:style style:name="TableCell19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45" style:family="table-row">
      <style:table-row-properties style:use-optimal-row-height="false"/>
    </style:style>
    <style:style style:name="TableCell19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49" style:family="table-row">
      <style:table-row-properties style:use-optimal-row-height="false"/>
    </style:style>
    <style:style style:name="TableCell19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53" style:family="table-row">
      <style:table-row-properties style:use-optimal-row-height="false"/>
    </style:style>
    <style:style style:name="TableCell19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57" style:family="table-row">
      <style:table-row-properties style:use-optimal-row-height="false"/>
    </style:style>
    <style:style style:name="TableCell19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61" style:family="table-row">
      <style:table-row-properties style:use-optimal-row-height="false"/>
    </style:style>
    <style:style style:name="TableCell19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65" style:family="table-row">
      <style:table-row-properties style:use-optimal-row-height="false"/>
    </style:style>
    <style:style style:name="TableCell19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69" style:family="table-row">
      <style:table-row-properties style:use-optimal-row-height="false"/>
    </style:style>
    <style:style style:name="TableCell19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73" style:family="table-row">
      <style:table-row-properties style:use-optimal-row-height="false"/>
    </style:style>
    <style:style style:name="TableCell19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77" style:family="table-row">
      <style:table-row-properties style:use-optimal-row-height="false"/>
    </style:style>
    <style:style style:name="TableCell19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81" style:family="table-row">
      <style:table-row-properties style:use-optimal-row-height="false"/>
    </style:style>
    <style:style style:name="TableCell19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85" style:family="table-row">
      <style:table-row-properties style:use-optimal-row-height="false"/>
    </style:style>
    <style:style style:name="TableCell19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89" style:family="table-row">
      <style:table-row-properties style:use-optimal-row-height="false"/>
    </style:style>
    <style:style style:name="TableCell19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93" style:family="table-row">
      <style:table-row-properties style:use-optimal-row-height="false"/>
    </style:style>
    <style:style style:name="TableCell19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1997" style:family="table-row">
      <style:table-row-properties style:use-optimal-row-height="false"/>
    </style:style>
    <style:style style:name="TableCell19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19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01" style:family="table-row">
      <style:table-row-properties style:use-optimal-row-height="false"/>
    </style:style>
    <style:style style:name="TableCell20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05" style:family="table-row">
      <style:table-row-properties style:use-optimal-row-height="false"/>
    </style:style>
    <style:style style:name="TableCell20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09" style:family="table-row">
      <style:table-row-properties style:use-optimal-row-height="false"/>
    </style:style>
    <style:style style:name="TableCell20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13" style:family="table-row">
      <style:table-row-properties style:use-optimal-row-height="false"/>
    </style:style>
    <style:style style:name="TableCell20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17" style:family="table-row">
      <style:table-row-properties style:use-optimal-row-height="false"/>
    </style:style>
    <style:style style:name="TableCell20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21" style:family="table-row">
      <style:table-row-properties style:use-optimal-row-height="false"/>
    </style:style>
    <style:style style:name="TableCell20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25" style:family="table-row">
      <style:table-row-properties style:use-optimal-row-height="false"/>
    </style:style>
    <style:style style:name="TableCell20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29" style:family="table-row">
      <style:table-row-properties style:use-optimal-row-height="false"/>
    </style:style>
    <style:style style:name="TableCell20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33" style:family="table-row">
      <style:table-row-properties style:use-optimal-row-height="false"/>
    </style:style>
    <style:style style:name="TableCell20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37" style:family="table-row">
      <style:table-row-properties style:use-optimal-row-height="false"/>
    </style:style>
    <style:style style:name="TableCell20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41" style:family="table-row">
      <style:table-row-properties style:use-optimal-row-height="false"/>
    </style:style>
    <style:style style:name="TableCell20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45" style:family="table-row">
      <style:table-row-properties style:use-optimal-row-height="false"/>
    </style:style>
    <style:style style:name="TableCell20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49" style:family="table-row">
      <style:table-row-properties style:use-optimal-row-height="false"/>
    </style:style>
    <style:style style:name="TableCell20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53" style:family="table-row">
      <style:table-row-properties style:use-optimal-row-height="false"/>
    </style:style>
    <style:style style:name="TableCell20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57" style:family="table-row">
      <style:table-row-properties style:use-optimal-row-height="false"/>
    </style:style>
    <style:style style:name="TableCell20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61" style:family="table-row">
      <style:table-row-properties style:use-optimal-row-height="false"/>
    </style:style>
    <style:style style:name="TableCell20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65" style:family="table-row">
      <style:table-row-properties style:use-optimal-row-height="false"/>
    </style:style>
    <style:style style:name="TableCell20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69" style:family="table-row">
      <style:table-row-properties style:use-optimal-row-height="false"/>
    </style:style>
    <style:style style:name="TableCell20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73" style:family="table-row">
      <style:table-row-properties style:use-optimal-row-height="false"/>
    </style:style>
    <style:style style:name="TableCell20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77" style:family="table-row">
      <style:table-row-properties style:use-optimal-row-height="false"/>
    </style:style>
    <style:style style:name="TableCell20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81" style:family="table-row">
      <style:table-row-properties style:use-optimal-row-height="false"/>
    </style:style>
    <style:style style:name="TableCell20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85" style:family="table-row">
      <style:table-row-properties style:use-optimal-row-height="false"/>
    </style:style>
    <style:style style:name="TableCell20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89" style:family="table-row">
      <style:table-row-properties style:use-optimal-row-height="false"/>
    </style:style>
    <style:style style:name="TableCell20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93" style:family="table-row">
      <style:table-row-properties style:use-optimal-row-height="false"/>
    </style:style>
    <style:style style:name="TableCell20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097" style:family="table-row">
      <style:table-row-properties style:use-optimal-row-height="false"/>
    </style:style>
    <style:style style:name="TableCell20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0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01" style:family="table-row">
      <style:table-row-properties style:use-optimal-row-height="false"/>
    </style:style>
    <style:style style:name="TableCell21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05" style:family="table-row">
      <style:table-row-properties style:use-optimal-row-height="false"/>
    </style:style>
    <style:style style:name="TableCell21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09" style:family="table-row">
      <style:table-row-properties style:use-optimal-row-height="false"/>
    </style:style>
    <style:style style:name="TableCell21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13" style:family="table-row">
      <style:table-row-properties style:use-optimal-row-height="false"/>
    </style:style>
    <style:style style:name="TableCell21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17" style:family="table-row">
      <style:table-row-properties style:use-optimal-row-height="false"/>
    </style:style>
    <style:style style:name="TableCell21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21" style:family="table-row">
      <style:table-row-properties style:use-optimal-row-height="false"/>
    </style:style>
    <style:style style:name="TableCell21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25" style:family="table-row">
      <style:table-row-properties style:use-optimal-row-height="false"/>
    </style:style>
    <style:style style:name="TableCell21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29" style:family="table-row">
      <style:table-row-properties style:use-optimal-row-height="false"/>
    </style:style>
    <style:style style:name="TableCell21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33" style:family="table-row">
      <style:table-row-properties style:use-optimal-row-height="false"/>
    </style:style>
    <style:style style:name="TableCell2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37" style:family="table-row">
      <style:table-row-properties style:use-optimal-row-height="false"/>
    </style:style>
    <style:style style:name="TableCell2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41" style:family="table-row">
      <style:table-row-properties style:use-optimal-row-height="false"/>
    </style:style>
    <style:style style:name="TableCell2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45" style:family="table-row">
      <style:table-row-properties style:use-optimal-row-height="false"/>
    </style:style>
    <style:style style:name="TableCell2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49" style:family="table-row">
      <style:table-row-properties style:use-optimal-row-height="false"/>
    </style:style>
    <style:style style:name="TableCell2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53" style:family="table-row">
      <style:table-row-properties style:use-optimal-row-height="false"/>
    </style:style>
    <style:style style:name="TableCell2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57" style:family="table-row">
      <style:table-row-properties style:use-optimal-row-height="false"/>
    </style:style>
    <style:style style:name="TableCell2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61" style:family="table-row">
      <style:table-row-properties style:use-optimal-row-height="false"/>
    </style:style>
    <style:style style:name="TableCell2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65" style:family="table-row">
      <style:table-row-properties style:use-optimal-row-height="false"/>
    </style:style>
    <style:style style:name="TableCell2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69" style:family="table-row">
      <style:table-row-properties style:use-optimal-row-height="false"/>
    </style:style>
    <style:style style:name="TableCell2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73" style:family="table-row">
      <style:table-row-properties style:use-optimal-row-height="false"/>
    </style:style>
    <style:style style:name="TableCell2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77" style:family="table-row">
      <style:table-row-properties style:use-optimal-row-height="false"/>
    </style:style>
    <style:style style:name="TableCell2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81" style:family="table-row">
      <style:table-row-properties style:use-optimal-row-height="false"/>
    </style:style>
    <style:style style:name="TableCell2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85" style:family="table-row">
      <style:table-row-properties style:use-optimal-row-height="false"/>
    </style:style>
    <style:style style:name="TableCell2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89" style:family="table-row">
      <style:table-row-properties style:use-optimal-row-height="false"/>
    </style:style>
    <style:style style:name="TableCell2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93" style:family="table-row">
      <style:table-row-properties style:use-optimal-row-height="false"/>
    </style:style>
    <style:style style:name="TableCell2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197" style:family="table-row">
      <style:table-row-properties style:use-optimal-row-height="false"/>
    </style:style>
    <style:style style:name="TableCell2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1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01" style:family="table-row">
      <style:table-row-properties style:use-optimal-row-height="false"/>
    </style:style>
    <style:style style:name="TableCell2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05" style:family="table-row">
      <style:table-row-properties style:use-optimal-row-height="false"/>
    </style:style>
    <style:style style:name="TableCell2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09" style:family="table-row">
      <style:table-row-properties style:use-optimal-row-height="false"/>
    </style:style>
    <style:style style:name="TableCell2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13" style:family="table-row">
      <style:table-row-properties style:use-optimal-row-height="false"/>
    </style:style>
    <style:style style:name="TableCell2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17" style:family="table-row">
      <style:table-row-properties style:use-optimal-row-height="false"/>
    </style:style>
    <style:style style:name="TableCell2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21" style:family="table-row">
      <style:table-row-properties style:use-optimal-row-height="false"/>
    </style:style>
    <style:style style:name="TableCell2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25" style:family="table-row">
      <style:table-row-properties style:use-optimal-row-height="false"/>
    </style:style>
    <style:style style:name="TableCell2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29" style:family="table-row">
      <style:table-row-properties style:use-optimal-row-height="false"/>
    </style:style>
    <style:style style:name="TableCell2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33" style:family="table-row">
      <style:table-row-properties style:use-optimal-row-height="false"/>
    </style:style>
    <style:style style:name="TableCell2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37" style:family="table-row">
      <style:table-row-properties style:use-optimal-row-height="false"/>
    </style:style>
    <style:style style:name="TableCell2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41" style:family="table-row">
      <style:table-row-properties style:use-optimal-row-height="false"/>
    </style:style>
    <style:style style:name="TableCell2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45" style:family="table-row">
      <style:table-row-properties style:use-optimal-row-height="false"/>
    </style:style>
    <style:style style:name="TableCell2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49" style:family="table-row">
      <style:table-row-properties style:use-optimal-row-height="false"/>
    </style:style>
    <style:style style:name="TableCell2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53" style:family="table-row">
      <style:table-row-properties style:use-optimal-row-height="false"/>
    </style:style>
    <style:style style:name="TableCell2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57" style:family="table-row">
      <style:table-row-properties style:use-optimal-row-height="false"/>
    </style:style>
    <style:style style:name="TableCell2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61" style:family="table-row">
      <style:table-row-properties style:use-optimal-row-height="false"/>
    </style:style>
    <style:style style:name="TableCell2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65" style:family="table-row">
      <style:table-row-properties style:use-optimal-row-height="false"/>
    </style:style>
    <style:style style:name="TableCell2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69" style:family="table-row">
      <style:table-row-properties style:use-optimal-row-height="false"/>
    </style:style>
    <style:style style:name="TableCell2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73" style:family="table-row">
      <style:table-row-properties style:use-optimal-row-height="false"/>
    </style:style>
    <style:style style:name="TableCell2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77" style:family="table-row">
      <style:table-row-properties style:use-optimal-row-height="false"/>
    </style:style>
    <style:style style:name="TableCell2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81" style:family="table-row">
      <style:table-row-properties style:use-optimal-row-height="false"/>
    </style:style>
    <style:style style:name="TableCell2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85" style:family="table-row">
      <style:table-row-properties style:use-optimal-row-height="false"/>
    </style:style>
    <style:style style:name="TableCell2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89" style:family="table-row">
      <style:table-row-properties style:use-optimal-row-height="false"/>
    </style:style>
    <style:style style:name="TableCell2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93" style:family="table-row">
      <style:table-row-properties style:use-optimal-row-height="false"/>
    </style:style>
    <style:style style:name="TableCell2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297" style:family="table-row">
      <style:table-row-properties style:use-optimal-row-height="false"/>
    </style:style>
    <style:style style:name="TableCell2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2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01" style:family="table-row">
      <style:table-row-properties style:use-optimal-row-height="false"/>
    </style:style>
    <style:style style:name="TableCell2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05" style:family="table-row">
      <style:table-row-properties style:use-optimal-row-height="false"/>
    </style:style>
    <style:style style:name="TableCell2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09" style:family="table-row">
      <style:table-row-properties style:use-optimal-row-height="false"/>
    </style:style>
    <style:style style:name="TableCell2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13" style:family="table-row">
      <style:table-row-properties style:use-optimal-row-height="false"/>
    </style:style>
    <style:style style:name="TableCell2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17" style:family="table-row">
      <style:table-row-properties style:use-optimal-row-height="false"/>
    </style:style>
    <style:style style:name="TableCell2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21" style:family="table-row">
      <style:table-row-properties style:use-optimal-row-height="false"/>
    </style:style>
    <style:style style:name="TableCell2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25" style:family="table-row">
      <style:table-row-properties style:use-optimal-row-height="false"/>
    </style:style>
    <style:style style:name="TableCell2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29" style:family="table-row">
      <style:table-row-properties style:use-optimal-row-height="false"/>
    </style:style>
    <style:style style:name="TableCell2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2333" style:parent-style-name="TableContents" style:family="paragraph">
      <style:text-properties fo:language="pt" fo:country="PT"/>
    </style:style>
    <style:style style:name="TableRow2334" style:family="table-row">
      <style:table-row-properties style:use-optimal-row-height="false"/>
    </style:style>
    <style:style style:name="TableCell23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38" style:family="table-row">
      <style:table-row-properties style:use-optimal-row-height="false"/>
    </style:style>
    <style:style style:name="TableCell23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42" style:family="table-row">
      <style:table-row-properties style:use-optimal-row-height="false"/>
    </style:style>
    <style:style style:name="TableCell23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46" style:family="table-row">
      <style:table-row-properties style:use-optimal-row-height="false"/>
    </style:style>
    <style:style style:name="TableCell23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50" style:family="table-row">
      <style:table-row-properties style:use-optimal-row-height="false"/>
    </style:style>
    <style:style style:name="TableCell23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54" style:family="table-row">
      <style:table-row-properties style:use-optimal-row-height="false"/>
    </style:style>
    <style:style style:name="TableCell23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58" style:family="table-row">
      <style:table-row-properties style:use-optimal-row-height="false"/>
    </style:style>
    <style:style style:name="TableCell23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62" style:family="table-row">
      <style:table-row-properties style:use-optimal-row-height="false"/>
    </style:style>
    <style:style style:name="TableCell23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66" style:family="table-row">
      <style:table-row-properties style:use-optimal-row-height="false"/>
    </style:style>
    <style:style style:name="TableCell23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70" style:family="table-row">
      <style:table-row-properties style:use-optimal-row-height="false"/>
    </style:style>
    <style:style style:name="TableCell23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74" style:family="table-row">
      <style:table-row-properties style:use-optimal-row-height="false"/>
    </style:style>
    <style:style style:name="TableCell23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78" style:family="table-row">
      <style:table-row-properties style:use-optimal-row-height="false"/>
    </style:style>
    <style:style style:name="TableCell23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82" style:family="table-row">
      <style:table-row-properties style:use-optimal-row-height="false"/>
    </style:style>
    <style:style style:name="TableCell23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86" style:family="table-row">
      <style:table-row-properties style:use-optimal-row-height="false"/>
    </style:style>
    <style:style style:name="TableCell23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90" style:family="table-row">
      <style:table-row-properties style:use-optimal-row-height="false"/>
    </style:style>
    <style:style style:name="TableCell23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94" style:family="table-row">
      <style:table-row-properties style:use-optimal-row-height="false"/>
    </style:style>
    <style:style style:name="TableCell23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3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398" style:family="table-row">
      <style:table-row-properties style:use-optimal-row-height="false"/>
    </style:style>
    <style:style style:name="TableCell23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02" style:family="table-row">
      <style:table-row-properties style:use-optimal-row-height="false"/>
    </style:style>
    <style:style style:name="TableCell24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06" style:family="table-row">
      <style:table-row-properties style:use-optimal-row-height="false"/>
    </style:style>
    <style:style style:name="TableCell24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10" style:family="table-row">
      <style:table-row-properties style:use-optimal-row-height="false"/>
    </style:style>
    <style:style style:name="TableCell24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14" style:family="table-row">
      <style:table-row-properties style:use-optimal-row-height="false"/>
    </style:style>
    <style:style style:name="TableCell24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18" style:family="table-row">
      <style:table-row-properties style:use-optimal-row-height="false"/>
    </style:style>
    <style:style style:name="TableCell24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22" style:family="table-row">
      <style:table-row-properties style:use-optimal-row-height="false"/>
    </style:style>
    <style:style style:name="TableCell24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26" style:family="table-row">
      <style:table-row-properties style:use-optimal-row-height="false"/>
    </style:style>
    <style:style style:name="TableCell24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30" style:family="table-row">
      <style:table-row-properties style:use-optimal-row-height="false"/>
    </style:style>
    <style:style style:name="TableCell24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34" style:family="table-row">
      <style:table-row-properties style:use-optimal-row-height="false"/>
    </style:style>
    <style:style style:name="TableCell24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38" style:family="table-row">
      <style:table-row-properties style:use-optimal-row-height="false"/>
    </style:style>
    <style:style style:name="TableCell24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42" style:family="table-row">
      <style:table-row-properties style:use-optimal-row-height="false"/>
    </style:style>
    <style:style style:name="TableCell24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46" style:family="table-row">
      <style:table-row-properties style:use-optimal-row-height="false"/>
    </style:style>
    <style:style style:name="TableCell24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50" style:family="table-row">
      <style:table-row-properties style:use-optimal-row-height="false"/>
    </style:style>
    <style:style style:name="TableCell24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54" style:family="table-row">
      <style:table-row-properties style:use-optimal-row-height="false"/>
    </style:style>
    <style:style style:name="TableCell24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58" style:family="table-row">
      <style:table-row-properties style:use-optimal-row-height="false"/>
    </style:style>
    <style:style style:name="TableCell24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62" style:family="table-row">
      <style:table-row-properties style:use-optimal-row-height="false"/>
    </style:style>
    <style:style style:name="TableCell24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66" style:family="table-row">
      <style:table-row-properties style:use-optimal-row-height="false"/>
    </style:style>
    <style:style style:name="TableCell24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70" style:family="table-row">
      <style:table-row-properties style:use-optimal-row-height="false"/>
    </style:style>
    <style:style style:name="TableCell24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74" style:family="table-row">
      <style:table-row-properties style:use-optimal-row-height="false"/>
    </style:style>
    <style:style style:name="TableCell24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78" style:family="table-row">
      <style:table-row-properties style:use-optimal-row-height="false"/>
    </style:style>
    <style:style style:name="TableCell24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82" style:family="table-row">
      <style:table-row-properties style:use-optimal-row-height="false"/>
    </style:style>
    <style:style style:name="TableCell24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86" style:family="table-row">
      <style:table-row-properties style:use-optimal-row-height="false"/>
    </style:style>
    <style:style style:name="TableCell24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90" style:family="table-row">
      <style:table-row-properties style:use-optimal-row-height="false"/>
    </style:style>
    <style:style style:name="TableCell24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94" style:family="table-row">
      <style:table-row-properties style:use-optimal-row-height="false"/>
    </style:style>
    <style:style style:name="TableCell24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4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498" style:family="table-row">
      <style:table-row-properties style:use-optimal-row-height="false"/>
    </style:style>
    <style:style style:name="TableCell24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02" style:family="table-row">
      <style:table-row-properties style:use-optimal-row-height="false"/>
    </style:style>
    <style:style style:name="TableCell25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06" style:family="table-row">
      <style:table-row-properties style:use-optimal-row-height="false"/>
    </style:style>
    <style:style style:name="TableCell25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10" style:family="table-row">
      <style:table-row-properties style:use-optimal-row-height="false"/>
    </style:style>
    <style:style style:name="TableCell25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14" style:family="table-row">
      <style:table-row-properties style:use-optimal-row-height="false"/>
    </style:style>
    <style:style style:name="TableCell25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18" style:family="table-row">
      <style:table-row-properties style:use-optimal-row-height="false"/>
    </style:style>
    <style:style style:name="TableCell25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22" style:family="table-row">
      <style:table-row-properties style:use-optimal-row-height="false"/>
    </style:style>
    <style:style style:name="TableCell25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26" style:family="table-row">
      <style:table-row-properties style:use-optimal-row-height="false"/>
    </style:style>
    <style:style style:name="TableCell25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30" style:family="table-row">
      <style:table-row-properties style:use-optimal-row-height="false"/>
    </style:style>
    <style:style style:name="TableCell25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34" style:family="table-row">
      <style:table-row-properties style:use-optimal-row-height="false"/>
    </style:style>
    <style:style style:name="TableCell25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38" style:family="table-row">
      <style:table-row-properties style:use-optimal-row-height="false"/>
    </style:style>
    <style:style style:name="TableCell25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42" style:family="table-row">
      <style:table-row-properties style:use-optimal-row-height="false"/>
    </style:style>
    <style:style style:name="TableCell25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46" style:family="table-row">
      <style:table-row-properties style:use-optimal-row-height="false"/>
    </style:style>
    <style:style style:name="TableCell25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50" style:family="table-row">
      <style:table-row-properties style:use-optimal-row-height="false"/>
    </style:style>
    <style:style style:name="TableCell25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54" style:family="table-row">
      <style:table-row-properties style:use-optimal-row-height="false"/>
    </style:style>
    <style:style style:name="TableCell25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58" style:family="table-row">
      <style:table-row-properties style:use-optimal-row-height="false"/>
    </style:style>
    <style:style style:name="TableCell25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62" style:family="table-row">
      <style:table-row-properties style:use-optimal-row-height="false"/>
    </style:style>
    <style:style style:name="TableCell25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66" style:family="table-row">
      <style:table-row-properties style:use-optimal-row-height="false"/>
    </style:style>
    <style:style style:name="TableCell25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70" style:family="table-row">
      <style:table-row-properties style:use-optimal-row-height="false"/>
    </style:style>
    <style:style style:name="TableCell25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74" style:family="table-row">
      <style:table-row-properties style:use-optimal-row-height="false"/>
    </style:style>
    <style:style style:name="TableCell25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78" style:family="table-row">
      <style:table-row-properties style:use-optimal-row-height="false"/>
    </style:style>
    <style:style style:name="TableCell25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82" style:family="table-row">
      <style:table-row-properties style:use-optimal-row-height="false"/>
    </style:style>
    <style:style style:name="TableCell25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86" style:family="table-row">
      <style:table-row-properties style:use-optimal-row-height="false"/>
    </style:style>
    <style:style style:name="TableCell25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90" style:family="table-row">
      <style:table-row-properties style:use-optimal-row-height="false"/>
    </style:style>
    <style:style style:name="TableCell25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94" style:family="table-row">
      <style:table-row-properties style:use-optimal-row-height="false"/>
    </style:style>
    <style:style style:name="TableCell25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5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598" style:family="table-row">
      <style:table-row-properties style:use-optimal-row-height="false"/>
    </style:style>
    <style:style style:name="TableCell25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02" style:family="table-row">
      <style:table-row-properties style:use-optimal-row-height="false"/>
    </style:style>
    <style:style style:name="TableCell26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06" style:family="table-row">
      <style:table-row-properties style:use-optimal-row-height="false"/>
    </style:style>
    <style:style style:name="TableCell26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10" style:family="table-row">
      <style:table-row-properties style:use-optimal-row-height="false"/>
    </style:style>
    <style:style style:name="TableCell26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14" style:family="table-row">
      <style:table-row-properties style:use-optimal-row-height="false"/>
    </style:style>
    <style:style style:name="TableCell26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18" style:family="table-row">
      <style:table-row-properties style:use-optimal-row-height="false"/>
    </style:style>
    <style:style style:name="TableCell26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22" style:family="table-row">
      <style:table-row-properties style:use-optimal-row-height="false"/>
    </style:style>
    <style:style style:name="TableCell26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26" style:family="table-row">
      <style:table-row-properties style:use-optimal-row-height="false"/>
    </style:style>
    <style:style style:name="TableCell26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30" style:family="table-row">
      <style:table-row-properties style:use-optimal-row-height="false"/>
    </style:style>
    <style:style style:name="TableCell26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34" style:family="table-row">
      <style:table-row-properties style:use-optimal-row-height="false"/>
    </style:style>
    <style:style style:name="TableCell26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38" style:family="table-row">
      <style:table-row-properties style:use-optimal-row-height="false"/>
    </style:style>
    <style:style style:name="TableCell26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42" style:family="table-row">
      <style:table-row-properties style:use-optimal-row-height="false"/>
    </style:style>
    <style:style style:name="TableCell26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46" style:family="table-row">
      <style:table-row-properties style:use-optimal-row-height="false"/>
    </style:style>
    <style:style style:name="TableCell26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50" style:family="table-row">
      <style:table-row-properties style:use-optimal-row-height="false"/>
    </style:style>
    <style:style style:name="TableCell26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54" style:family="table-row">
      <style:table-row-properties style:use-optimal-row-height="false"/>
    </style:style>
    <style:style style:name="TableCell26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58" style:family="table-row">
      <style:table-row-properties style:use-optimal-row-height="false"/>
    </style:style>
    <style:style style:name="TableCell26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62" style:family="table-row">
      <style:table-row-properties style:use-optimal-row-height="false"/>
    </style:style>
    <style:style style:name="TableCell26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66" style:family="table-row">
      <style:table-row-properties style:use-optimal-row-height="false"/>
    </style:style>
    <style:style style:name="TableCell26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70" style:family="table-row">
      <style:table-row-properties style:use-optimal-row-height="false"/>
    </style:style>
    <style:style style:name="TableCell26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74" style:family="table-row">
      <style:table-row-properties style:use-optimal-row-height="false"/>
    </style:style>
    <style:style style:name="TableCell26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78" style:family="table-row">
      <style:table-row-properties style:use-optimal-row-height="false"/>
    </style:style>
    <style:style style:name="TableCell26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82" style:family="table-row">
      <style:table-row-properties style:use-optimal-row-height="false"/>
    </style:style>
    <style:style style:name="TableCell26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86" style:family="table-row">
      <style:table-row-properties style:use-optimal-row-height="false"/>
    </style:style>
    <style:style style:name="TableCell26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90" style:family="table-row">
      <style:table-row-properties style:use-optimal-row-height="false"/>
    </style:style>
    <style:style style:name="TableCell26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94" style:family="table-row">
      <style:table-row-properties style:use-optimal-row-height="false"/>
    </style:style>
    <style:style style:name="TableCell26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6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698" style:family="table-row">
      <style:table-row-properties style:use-optimal-row-height="false"/>
    </style:style>
    <style:style style:name="TableCell26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02" style:family="table-row">
      <style:table-row-properties style:use-optimal-row-height="false"/>
    </style:style>
    <style:style style:name="TableCell27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06" style:family="table-row">
      <style:table-row-properties style:use-optimal-row-height="false"/>
    </style:style>
    <style:style style:name="TableCell27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10" style:family="table-row">
      <style:table-row-properties style:use-optimal-row-height="false"/>
    </style:style>
    <style:style style:name="TableCell27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14" style:family="table-row">
      <style:table-row-properties style:use-optimal-row-height="false"/>
    </style:style>
    <style:style style:name="TableCell27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18" style:family="table-row">
      <style:table-row-properties style:use-optimal-row-height="false"/>
    </style:style>
    <style:style style:name="TableCell27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22" style:family="table-row">
      <style:table-row-properties style:use-optimal-row-height="false"/>
    </style:style>
    <style:style style:name="TableCell27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26" style:family="table-row">
      <style:table-row-properties style:use-optimal-row-height="false"/>
    </style:style>
    <style:style style:name="TableCell27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30" style:family="table-row">
      <style:table-row-properties style:use-optimal-row-height="false"/>
    </style:style>
    <style:style style:name="TableCell27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34" style:family="table-row">
      <style:table-row-properties style:use-optimal-row-height="false"/>
    </style:style>
    <style:style style:name="TableCell27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38" style:family="table-row">
      <style:table-row-properties style:use-optimal-row-height="false"/>
    </style:style>
    <style:style style:name="TableCell27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42" style:family="table-row">
      <style:table-row-properties style:use-optimal-row-height="false"/>
    </style:style>
    <style:style style:name="TableCell27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46" style:family="table-row">
      <style:table-row-properties style:use-optimal-row-height="false"/>
    </style:style>
    <style:style style:name="TableCell27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50" style:family="table-row">
      <style:table-row-properties style:use-optimal-row-height="false"/>
    </style:style>
    <style:style style:name="TableCell27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54" style:family="table-row">
      <style:table-row-properties style:use-optimal-row-height="false"/>
    </style:style>
    <style:style style:name="TableCell27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58" style:family="table-row">
      <style:table-row-properties style:use-optimal-row-height="false"/>
    </style:style>
    <style:style style:name="TableCell27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62" style:family="table-row">
      <style:table-row-properties style:use-optimal-row-height="false"/>
    </style:style>
    <style:style style:name="TableCell27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66" style:family="table-row">
      <style:table-row-properties style:use-optimal-row-height="false"/>
    </style:style>
    <style:style style:name="TableCell27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70" style:family="table-row">
      <style:table-row-properties style:use-optimal-row-height="false"/>
    </style:style>
    <style:style style:name="TableCell27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74" style:family="table-row">
      <style:table-row-properties style:use-optimal-row-height="false"/>
    </style:style>
    <style:style style:name="TableCell27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78" style:family="table-row">
      <style:table-row-properties style:use-optimal-row-height="false"/>
    </style:style>
    <style:style style:name="TableCell27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82" style:family="table-row">
      <style:table-row-properties style:use-optimal-row-height="false"/>
    </style:style>
    <style:style style:name="TableCell27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86" style:family="table-row">
      <style:table-row-properties style:use-optimal-row-height="false"/>
    </style:style>
    <style:style style:name="TableCell27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90" style:family="table-row">
      <style:table-row-properties style:use-optimal-row-height="false"/>
    </style:style>
    <style:style style:name="TableCell27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94" style:family="table-row">
      <style:table-row-properties style:use-optimal-row-height="false"/>
    </style:style>
    <style:style style:name="TableCell27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7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798" style:family="table-row">
      <style:table-row-properties style:use-optimal-row-height="false"/>
    </style:style>
    <style:style style:name="TableCell27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02" style:family="table-row">
      <style:table-row-properties style:use-optimal-row-height="false"/>
    </style:style>
    <style:style style:name="TableCell28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06" style:family="table-row">
      <style:table-row-properties style:use-optimal-row-height="false"/>
    </style:style>
    <style:style style:name="TableCell28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10" style:family="table-row">
      <style:table-row-properties style:use-optimal-row-height="false"/>
    </style:style>
    <style:style style:name="TableCell28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14" style:family="table-row">
      <style:table-row-properties style:use-optimal-row-height="false"/>
    </style:style>
    <style:style style:name="TableCell28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18" style:family="table-row">
      <style:table-row-properties style:use-optimal-row-height="false"/>
    </style:style>
    <style:style style:name="TableCell28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22" style:family="table-row">
      <style:table-row-properties style:use-optimal-row-height="false"/>
    </style:style>
    <style:style style:name="TableCell28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26" style:family="table-row">
      <style:table-row-properties style:use-optimal-row-height="false"/>
    </style:style>
    <style:style style:name="TableCell28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30" style:family="table-row">
      <style:table-row-properties style:use-optimal-row-height="false"/>
    </style:style>
    <style:style style:name="TableCell28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34" style:family="table-row">
      <style:table-row-properties style:use-optimal-row-height="false"/>
    </style:style>
    <style:style style:name="TableCell28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38" style:family="table-row">
      <style:table-row-properties style:use-optimal-row-height="false"/>
    </style:style>
    <style:style style:name="TableCell28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42" style:family="table-row">
      <style:table-row-properties style:use-optimal-row-height="false"/>
    </style:style>
    <style:style style:name="TableCell28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46" style:family="table-row">
      <style:table-row-properties style:use-optimal-row-height="false"/>
    </style:style>
    <style:style style:name="TableCell28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50" style:family="table-row">
      <style:table-row-properties style:use-optimal-row-height="false"/>
    </style:style>
    <style:style style:name="TableCell28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54" style:family="table-row">
      <style:table-row-properties style:use-optimal-row-height="false"/>
    </style:style>
    <style:style style:name="TableCell28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58" style:family="table-row">
      <style:table-row-properties style:use-optimal-row-height="false"/>
    </style:style>
    <style:style style:name="TableCell28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62" style:family="table-row">
      <style:table-row-properties style:use-optimal-row-height="false"/>
    </style:style>
    <style:style style:name="TableCell28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66" style:family="table-row">
      <style:table-row-properties style:use-optimal-row-height="false"/>
    </style:style>
    <style:style style:name="TableCell28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70" style:family="table-row">
      <style:table-row-properties style:use-optimal-row-height="false"/>
    </style:style>
    <style:style style:name="TableCell28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74" style:family="table-row">
      <style:table-row-properties style:use-optimal-row-height="false"/>
    </style:style>
    <style:style style:name="TableCell28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78" style:family="table-row">
      <style:table-row-properties style:use-optimal-row-height="false"/>
    </style:style>
    <style:style style:name="TableCell28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82" style:family="table-row">
      <style:table-row-properties style:use-optimal-row-height="false"/>
    </style:style>
    <style:style style:name="TableCell28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86" style:family="table-row">
      <style:table-row-properties style:use-optimal-row-height="false"/>
    </style:style>
    <style:style style:name="TableCell28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90" style:family="table-row">
      <style:table-row-properties style:use-optimal-row-height="false"/>
    </style:style>
    <style:style style:name="TableCell28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94" style:family="table-row">
      <style:table-row-properties style:use-optimal-row-height="false"/>
    </style:style>
    <style:style style:name="TableCell28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8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898" style:family="table-row">
      <style:table-row-properties style:use-optimal-row-height="false"/>
    </style:style>
    <style:style style:name="TableCell28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02" style:family="table-row">
      <style:table-row-properties style:use-optimal-row-height="false"/>
    </style:style>
    <style:style style:name="TableCell29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06" style:family="table-row">
      <style:table-row-properties style:use-optimal-row-height="false"/>
    </style:style>
    <style:style style:name="TableCell29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10" style:family="table-row">
      <style:table-row-properties style:use-optimal-row-height="false"/>
    </style:style>
    <style:style style:name="TableCell29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14" style:family="table-row">
      <style:table-row-properties style:use-optimal-row-height="false"/>
    </style:style>
    <style:style style:name="TableCell29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18" style:family="table-row">
      <style:table-row-properties style:use-optimal-row-height="false"/>
    </style:style>
    <style:style style:name="TableCell29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22" style:family="table-row">
      <style:table-row-properties style:use-optimal-row-height="false"/>
    </style:style>
    <style:style style:name="TableCell29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26" style:family="table-row">
      <style:table-row-properties style:use-optimal-row-height="false"/>
    </style:style>
    <style:style style:name="TableCell29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30" style:family="table-row">
      <style:table-row-properties style:use-optimal-row-height="false"/>
    </style:style>
    <style:style style:name="TableCell29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34" style:family="table-row">
      <style:table-row-properties style:use-optimal-row-height="false"/>
    </style:style>
    <style:style style:name="TableCell29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38" style:family="table-row">
      <style:table-row-properties style:use-optimal-row-height="false"/>
    </style:style>
    <style:style style:name="TableCell29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42" style:family="table-row">
      <style:table-row-properties style:use-optimal-row-height="false"/>
    </style:style>
    <style:style style:name="TableCell29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46" style:family="table-row">
      <style:table-row-properties style:use-optimal-row-height="false"/>
    </style:style>
    <style:style style:name="TableCell29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50" style:family="table-row">
      <style:table-row-properties style:use-optimal-row-height="false"/>
    </style:style>
    <style:style style:name="TableCell29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54" style:family="table-row">
      <style:table-row-properties style:use-optimal-row-height="false"/>
    </style:style>
    <style:style style:name="TableCell29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58" style:family="table-row">
      <style:table-row-properties style:use-optimal-row-height="false"/>
    </style:style>
    <style:style style:name="TableCell29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62" style:family="table-row">
      <style:table-row-properties style:use-optimal-row-height="false"/>
    </style:style>
    <style:style style:name="TableCell29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66" style:family="table-row">
      <style:table-row-properties style:use-optimal-row-height="false"/>
    </style:style>
    <style:style style:name="TableCell29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70" style:family="table-row">
      <style:table-row-properties style:use-optimal-row-height="false"/>
    </style:style>
    <style:style style:name="TableCell29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74" style:family="table-row">
      <style:table-row-properties style:use-optimal-row-height="false"/>
    </style:style>
    <style:style style:name="TableCell29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78" style:family="table-row">
      <style:table-row-properties style:use-optimal-row-height="false"/>
    </style:style>
    <style:style style:name="TableCell29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82" style:family="table-row">
      <style:table-row-properties style:use-optimal-row-height="false"/>
    </style:style>
    <style:style style:name="TableCell29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86" style:family="table-row">
      <style:table-row-properties style:use-optimal-row-height="false"/>
    </style:style>
    <style:style style:name="TableCell29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90" style:family="table-row">
      <style:table-row-properties style:use-optimal-row-height="false"/>
    </style:style>
    <style:style style:name="TableCell29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94" style:family="table-row">
      <style:table-row-properties style:use-optimal-row-height="false"/>
    </style:style>
    <style:style style:name="TableCell29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29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2998" style:family="table-row">
      <style:table-row-properties style:use-optimal-row-height="false"/>
    </style:style>
    <style:style style:name="TableCell29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02" style:family="table-row">
      <style:table-row-properties style:use-optimal-row-height="false"/>
    </style:style>
    <style:style style:name="TableCell30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06" style:family="table-row">
      <style:table-row-properties style:use-optimal-row-height="false"/>
    </style:style>
    <style:style style:name="TableCell30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10" style:family="table-row">
      <style:table-row-properties style:use-optimal-row-height="false"/>
    </style:style>
    <style:style style:name="TableCell30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14" style:family="table-row">
      <style:table-row-properties style:use-optimal-row-height="false"/>
    </style:style>
    <style:style style:name="TableCell30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18" style:family="table-row">
      <style:table-row-properties style:use-optimal-row-height="false"/>
    </style:style>
    <style:style style:name="TableCell30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22" style:family="table-row">
      <style:table-row-properties style:use-optimal-row-height="false"/>
    </style:style>
    <style:style style:name="TableCell30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26" style:family="table-row">
      <style:table-row-properties style:use-optimal-row-height="false"/>
    </style:style>
    <style:style style:name="TableCell30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30" style:family="table-row">
      <style:table-row-properties style:use-optimal-row-height="false"/>
    </style:style>
    <style:style style:name="TableCell30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34" style:family="table-row">
      <style:table-row-properties style:use-optimal-row-height="false"/>
    </style:style>
    <style:style style:name="TableCell30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38" style:family="table-row">
      <style:table-row-properties style:use-optimal-row-height="false"/>
    </style:style>
    <style:style style:name="TableCell30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42" style:family="table-row">
      <style:table-row-properties style:use-optimal-row-height="false"/>
    </style:style>
    <style:style style:name="TableCell30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46" style:family="table-row">
      <style:table-row-properties style:use-optimal-row-height="false"/>
    </style:style>
    <style:style style:name="TableCell30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50" style:family="table-row">
      <style:table-row-properties style:use-optimal-row-height="false"/>
    </style:style>
    <style:style style:name="TableCell30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54" style:family="table-row">
      <style:table-row-properties style:use-optimal-row-height="false"/>
    </style:style>
    <style:style style:name="TableCell30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58" style:family="table-row">
      <style:table-row-properties style:use-optimal-row-height="false"/>
    </style:style>
    <style:style style:name="TableCell30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62" style:family="table-row">
      <style:table-row-properties style:use-optimal-row-height="false"/>
    </style:style>
    <style:style style:name="TableCell30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66" style:family="table-row">
      <style:table-row-properties style:use-optimal-row-height="false"/>
    </style:style>
    <style:style style:name="TableCell30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70" style:family="table-row">
      <style:table-row-properties style:use-optimal-row-height="false"/>
    </style:style>
    <style:style style:name="TableCell30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74" style:family="table-row">
      <style:table-row-properties style:use-optimal-row-height="false"/>
    </style:style>
    <style:style style:name="TableCell30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78" style:family="table-row">
      <style:table-row-properties style:use-optimal-row-height="false"/>
    </style:style>
    <style:style style:name="TableCell30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82" style:family="table-row">
      <style:table-row-properties style:use-optimal-row-height="false"/>
    </style:style>
    <style:style style:name="TableCell30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86" style:family="table-row">
      <style:table-row-properties style:use-optimal-row-height="false"/>
    </style:style>
    <style:style style:name="TableCell30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90" style:family="table-row">
      <style:table-row-properties style:use-optimal-row-height="false"/>
    </style:style>
    <style:style style:name="TableCell30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94" style:family="table-row">
      <style:table-row-properties style:use-optimal-row-height="false"/>
    </style:style>
    <style:style style:name="TableCell30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0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098" style:family="table-row">
      <style:table-row-properties style:use-optimal-row-height="false"/>
    </style:style>
    <style:style style:name="TableCell30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02" style:family="table-row">
      <style:table-row-properties style:use-optimal-row-height="false"/>
    </style:style>
    <style:style style:name="TableCell31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06" style:family="table-row">
      <style:table-row-properties style:use-optimal-row-height="false"/>
    </style:style>
    <style:style style:name="TableCell31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10" style:family="table-row">
      <style:table-row-properties style:use-optimal-row-height="false"/>
    </style:style>
    <style:style style:name="TableCell31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14" style:family="table-row">
      <style:table-row-properties style:use-optimal-row-height="false"/>
    </style:style>
    <style:style style:name="TableCell31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18" style:family="table-row">
      <style:table-row-properties style:use-optimal-row-height="false"/>
    </style:style>
    <style:style style:name="TableCell31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22" style:family="table-row">
      <style:table-row-properties style:use-optimal-row-height="false"/>
    </style:style>
    <style:style style:name="TableCell31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26" style:family="table-row">
      <style:table-row-properties style:use-optimal-row-height="false"/>
    </style:style>
    <style:style style:name="TableCell31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30" style:family="table-row">
      <style:table-row-properties style:use-optimal-row-height="false"/>
    </style:style>
    <style:style style:name="TableCell31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34" style:family="table-row">
      <style:table-row-properties style:use-optimal-row-height="false"/>
    </style:style>
    <style:style style:name="TableCell31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38" style:family="table-row">
      <style:table-row-properties style:use-optimal-row-height="false"/>
    </style:style>
    <style:style style:name="TableCell31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42" style:family="table-row">
      <style:table-row-properties style:use-optimal-row-height="false"/>
    </style:style>
    <style:style style:name="TableCell31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46" style:family="table-row">
      <style:table-row-properties style:use-optimal-row-height="false"/>
    </style:style>
    <style:style style:name="TableCell31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50" style:family="table-row">
      <style:table-row-properties style:use-optimal-row-height="false"/>
    </style:style>
    <style:style style:name="TableCell31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54" style:family="table-row">
      <style:table-row-properties style:use-optimal-row-height="false"/>
    </style:style>
    <style:style style:name="TableCell31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58" style:family="table-row">
      <style:table-row-properties style:use-optimal-row-height="false"/>
    </style:style>
    <style:style style:name="TableCell31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62" style:family="table-row">
      <style:table-row-properties style:use-optimal-row-height="false"/>
    </style:style>
    <style:style style:name="TableCell31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66" style:family="table-row">
      <style:table-row-properties style:use-optimal-row-height="false"/>
    </style:style>
    <style:style style:name="TableCell31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70" style:family="table-row">
      <style:table-row-properties style:use-optimal-row-height="false"/>
    </style:style>
    <style:style style:name="TableCell31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74" style:family="table-row">
      <style:table-row-properties style:use-optimal-row-height="false"/>
    </style:style>
    <style:style style:name="TableCell31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78" style:family="table-row">
      <style:table-row-properties style:use-optimal-row-height="false"/>
    </style:style>
    <style:style style:name="TableCell31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82" style:family="table-row">
      <style:table-row-properties style:use-optimal-row-height="false"/>
    </style:style>
    <style:style style:name="TableCell31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86" style:family="table-row">
      <style:table-row-properties style:use-optimal-row-height="false"/>
    </style:style>
    <style:style style:name="TableCell31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90" style:family="table-row">
      <style:table-row-properties style:use-optimal-row-height="false"/>
    </style:style>
    <style:style style:name="TableCell31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94" style:family="table-row">
      <style:table-row-properties style:use-optimal-row-height="false"/>
    </style:style>
    <style:style style:name="TableCell31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1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198" style:family="table-row">
      <style:table-row-properties style:use-optimal-row-height="false"/>
    </style:style>
    <style:style style:name="TableCell31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02" style:family="table-row">
      <style:table-row-properties style:use-optimal-row-height="false"/>
    </style:style>
    <style:style style:name="TableCell32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06" style:family="table-row">
      <style:table-row-properties style:use-optimal-row-height="false"/>
    </style:style>
    <style:style style:name="TableCell32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10" style:family="table-row">
      <style:table-row-properties style:use-optimal-row-height="false"/>
    </style:style>
    <style:style style:name="TableCell32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14" style:family="table-row">
      <style:table-row-properties style:use-optimal-row-height="false"/>
    </style:style>
    <style:style style:name="TableCell32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18" style:family="table-row">
      <style:table-row-properties style:use-optimal-row-height="false"/>
    </style:style>
    <style:style style:name="TableCell32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22" style:family="table-row">
      <style:table-row-properties style:use-optimal-row-height="false"/>
    </style:style>
    <style:style style:name="TableCell32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26" style:family="table-row">
      <style:table-row-properties style:use-optimal-row-height="false"/>
    </style:style>
    <style:style style:name="TableCell32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30" style:family="table-row">
      <style:table-row-properties style:use-optimal-row-height="false"/>
    </style:style>
    <style:style style:name="TableCell32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34" style:family="table-row">
      <style:table-row-properties style:use-optimal-row-height="false"/>
    </style:style>
    <style:style style:name="TableCell32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38" style:family="table-row">
      <style:table-row-properties style:use-optimal-row-height="false"/>
    </style:style>
    <style:style style:name="TableCell32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42" style:family="table-row">
      <style:table-row-properties style:use-optimal-row-height="false"/>
    </style:style>
    <style:style style:name="TableCell32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46" style:family="table-row">
      <style:table-row-properties style:use-optimal-row-height="false"/>
    </style:style>
    <style:style style:name="TableCell32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50" style:family="table-row">
      <style:table-row-properties style:use-optimal-row-height="false"/>
    </style:style>
    <style:style style:name="TableCell32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54" style:family="table-row">
      <style:table-row-properties style:use-optimal-row-height="false"/>
    </style:style>
    <style:style style:name="TableCell32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58" style:family="table-row">
      <style:table-row-properties style:use-optimal-row-height="false"/>
    </style:style>
    <style:style style:name="TableCell32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62" style:family="table-row">
      <style:table-row-properties style:use-optimal-row-height="false"/>
    </style:style>
    <style:style style:name="TableCell32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66" style:family="table-row">
      <style:table-row-properties style:use-optimal-row-height="false"/>
    </style:style>
    <style:style style:name="TableCell32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70" style:family="table-row">
      <style:table-row-properties style:use-optimal-row-height="false"/>
    </style:style>
    <style:style style:name="TableCell32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74" style:family="table-row">
      <style:table-row-properties style:use-optimal-row-height="false"/>
    </style:style>
    <style:style style:name="TableCell32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78" style:family="table-row">
      <style:table-row-properties style:use-optimal-row-height="false"/>
    </style:style>
    <style:style style:name="TableCell32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82" style:family="table-row">
      <style:table-row-properties style:use-optimal-row-height="false"/>
    </style:style>
    <style:style style:name="TableCell32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86" style:family="table-row">
      <style:table-row-properties style:use-optimal-row-height="false"/>
    </style:style>
    <style:style style:name="TableCell32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90" style:family="table-row">
      <style:table-row-properties style:use-optimal-row-height="false"/>
    </style:style>
    <style:style style:name="TableCell32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94" style:family="table-row">
      <style:table-row-properties style:use-optimal-row-height="false"/>
    </style:style>
    <style:style style:name="TableCell32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2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298" style:family="table-row">
      <style:table-row-properties style:use-optimal-row-height="false"/>
    </style:style>
    <style:style style:name="TableCell32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02" style:family="table-row">
      <style:table-row-properties style:use-optimal-row-height="false"/>
    </style:style>
    <style:style style:name="TableCell33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06" style:family="table-row">
      <style:table-row-properties style:use-optimal-row-height="false"/>
    </style:style>
    <style:style style:name="TableCell33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10" style:family="table-row">
      <style:table-row-properties style:use-optimal-row-height="false"/>
    </style:style>
    <style:style style:name="TableCell33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14" style:family="table-row">
      <style:table-row-properties style:use-optimal-row-height="false"/>
    </style:style>
    <style:style style:name="TableCell33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18" style:family="table-row">
      <style:table-row-properties style:use-optimal-row-height="false"/>
    </style:style>
    <style:style style:name="TableCell33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22" style:family="table-row">
      <style:table-row-properties style:use-optimal-row-height="false"/>
    </style:style>
    <style:style style:name="TableCell33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26" style:family="table-row">
      <style:table-row-properties style:use-optimal-row-height="false"/>
    </style:style>
    <style:style style:name="TableCell33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30" style:family="table-row">
      <style:table-row-properties style:use-optimal-row-height="false"/>
    </style:style>
    <style:style style:name="TableCell33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34" style:family="table-row">
      <style:table-row-properties style:use-optimal-row-height="false"/>
    </style:style>
    <style:style style:name="TableCell33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38" style:family="table-row">
      <style:table-row-properties style:use-optimal-row-height="false"/>
    </style:style>
    <style:style style:name="TableCell33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42" style:family="table-row">
      <style:table-row-properties style:use-optimal-row-height="false"/>
    </style:style>
    <style:style style:name="TableCell33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46" style:family="table-row">
      <style:table-row-properties style:use-optimal-row-height="false"/>
    </style:style>
    <style:style style:name="TableCell33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50" style:family="table-row">
      <style:table-row-properties style:use-optimal-row-height="false"/>
    </style:style>
    <style:style style:name="TableCell33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54" style:family="table-row">
      <style:table-row-properties style:use-optimal-row-height="false"/>
    </style:style>
    <style:style style:name="TableCell33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58" style:family="table-row">
      <style:table-row-properties style:use-optimal-row-height="false"/>
    </style:style>
    <style:style style:name="TableCell33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62" style:family="table-row">
      <style:table-row-properties style:use-optimal-row-height="false"/>
    </style:style>
    <style:style style:name="TableCell33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66" style:family="table-row">
      <style:table-row-properties style:use-optimal-row-height="false"/>
    </style:style>
    <style:style style:name="TableCell33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70" style:family="table-row">
      <style:table-row-properties style:use-optimal-row-height="false"/>
    </style:style>
    <style:style style:name="TableCell33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74" style:family="table-row">
      <style:table-row-properties style:use-optimal-row-height="false"/>
    </style:style>
    <style:style style:name="TableCell33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78" style:family="table-row">
      <style:table-row-properties style:use-optimal-row-height="false"/>
    </style:style>
    <style:style style:name="TableCell33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82" style:family="table-row">
      <style:table-row-properties style:use-optimal-row-height="false"/>
    </style:style>
    <style:style style:name="TableCell33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86" style:family="table-row">
      <style:table-row-properties style:use-optimal-row-height="false"/>
    </style:style>
    <style:style style:name="TableCell33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90" style:family="table-row">
      <style:table-row-properties style:use-optimal-row-height="false"/>
    </style:style>
    <style:style style:name="TableCell33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94" style:family="table-row">
      <style:table-row-properties style:use-optimal-row-height="false"/>
    </style:style>
    <style:style style:name="TableCell33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3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398" style:family="table-row">
      <style:table-row-properties style:use-optimal-row-height="false"/>
    </style:style>
    <style:style style:name="TableCell33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02" style:family="table-row">
      <style:table-row-properties style:use-optimal-row-height="false"/>
    </style:style>
    <style:style style:name="TableCell34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06" style:family="table-row">
      <style:table-row-properties style:use-optimal-row-height="false"/>
    </style:style>
    <style:style style:name="TableCell34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10" style:family="table-row">
      <style:table-row-properties style:use-optimal-row-height="false"/>
    </style:style>
    <style:style style:name="TableCell34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14" style:family="table-row">
      <style:table-row-properties style:use-optimal-row-height="false"/>
    </style:style>
    <style:style style:name="TableCell34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18" style:family="table-row">
      <style:table-row-properties style:use-optimal-row-height="false"/>
    </style:style>
    <style:style style:name="TableCell34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22" style:family="table-row">
      <style:table-row-properties style:use-optimal-row-height="false"/>
    </style:style>
    <style:style style:name="TableCell34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26" style:family="table-row">
      <style:table-row-properties style:use-optimal-row-height="false"/>
    </style:style>
    <style:style style:name="TableCell34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30" style:family="table-row">
      <style:table-row-properties style:use-optimal-row-height="false"/>
    </style:style>
    <style:style style:name="TableCell34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34" style:family="table-row">
      <style:table-row-properties style:use-optimal-row-height="false"/>
    </style:style>
    <style:style style:name="TableCell34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38" style:family="table-row">
      <style:table-row-properties style:use-optimal-row-height="false"/>
    </style:style>
    <style:style style:name="TableCell34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42" style:family="table-row">
      <style:table-row-properties style:use-optimal-row-height="false"/>
    </style:style>
    <style:style style:name="TableCell34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46" style:family="table-row">
      <style:table-row-properties style:use-optimal-row-height="false"/>
    </style:style>
    <style:style style:name="TableCell34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50" style:family="table-row">
      <style:table-row-properties style:use-optimal-row-height="false"/>
    </style:style>
    <style:style style:name="TableCell34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54" style:family="table-row">
      <style:table-row-properties style:use-optimal-row-height="false"/>
    </style:style>
    <style:style style:name="TableCell34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58" style:family="table-row">
      <style:table-row-properties style:use-optimal-row-height="false"/>
    </style:style>
    <style:style style:name="TableCell34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62" style:family="table-row">
      <style:table-row-properties style:use-optimal-row-height="false"/>
    </style:style>
    <style:style style:name="TableCell34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66" style:family="table-row">
      <style:table-row-properties style:use-optimal-row-height="false"/>
    </style:style>
    <style:style style:name="TableCell34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70" style:family="table-row">
      <style:table-row-properties style:use-optimal-row-height="false"/>
    </style:style>
    <style:style style:name="TableCell34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74" style:family="table-row">
      <style:table-row-properties style:use-optimal-row-height="false"/>
    </style:style>
    <style:style style:name="TableCell34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78" style:family="table-row">
      <style:table-row-properties style:use-optimal-row-height="false"/>
    </style:style>
    <style:style style:name="TableCell34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82" style:family="table-row">
      <style:table-row-properties style:use-optimal-row-height="false"/>
    </style:style>
    <style:style style:name="TableCell34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86" style:family="table-row">
      <style:table-row-properties style:use-optimal-row-height="false"/>
    </style:style>
    <style:style style:name="TableCell34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90" style:family="table-row">
      <style:table-row-properties style:use-optimal-row-height="false"/>
    </style:style>
    <style:style style:name="TableCell34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94" style:family="table-row">
      <style:table-row-properties style:use-optimal-row-height="false"/>
    </style:style>
    <style:style style:name="TableCell34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4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498" style:family="table-row">
      <style:table-row-properties style:use-optimal-row-height="false"/>
    </style:style>
    <style:style style:name="TableCell34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02" style:family="table-row">
      <style:table-row-properties style:use-optimal-row-height="false"/>
    </style:style>
    <style:style style:name="TableCell35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06" style:family="table-row">
      <style:table-row-properties style:use-optimal-row-height="false"/>
    </style:style>
    <style:style style:name="TableCell35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10" style:family="table-row">
      <style:table-row-properties style:use-optimal-row-height="false"/>
    </style:style>
    <style:style style:name="TableCell35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14" style:family="table-row">
      <style:table-row-properties style:use-optimal-row-height="false"/>
    </style:style>
    <style:style style:name="TableCell35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18" style:family="table-row">
      <style:table-row-properties style:use-optimal-row-height="false"/>
    </style:style>
    <style:style style:name="TableCell35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22" style:family="table-row">
      <style:table-row-properties style:use-optimal-row-height="false"/>
    </style:style>
    <style:style style:name="TableCell35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26" style:family="table-row">
      <style:table-row-properties style:use-optimal-row-height="false"/>
    </style:style>
    <style:style style:name="TableCell35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2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30" style:family="table-row">
      <style:table-row-properties style:use-optimal-row-height="false"/>
    </style:style>
    <style:style style:name="TableCell35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3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34" style:family="table-row">
      <style:table-row-properties style:use-optimal-row-height="false"/>
    </style:style>
    <style:style style:name="TableCell35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3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38" style:family="table-row">
      <style:table-row-properties style:use-optimal-row-height="false"/>
    </style:style>
    <style:style style:name="TableCell35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42" style:family="table-row">
      <style:table-row-properties style:use-optimal-row-height="false"/>
    </style:style>
    <style:style style:name="TableCell35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46" style:family="table-row">
      <style:table-row-properties style:use-optimal-row-height="false"/>
    </style:style>
    <style:style style:name="TableCell35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4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50" style:family="table-row">
      <style:table-row-properties style:use-optimal-row-height="false"/>
    </style:style>
    <style:style style:name="TableCell35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54" style:family="table-row">
      <style:table-row-properties style:use-optimal-row-height="false"/>
    </style:style>
    <style:style style:name="TableCell35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5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58" style:family="table-row">
      <style:table-row-properties style:use-optimal-row-height="false"/>
    </style:style>
    <style:style style:name="TableCell35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62" style:family="table-row">
      <style:table-row-properties style:use-optimal-row-height="false"/>
    </style:style>
    <style:style style:name="TableCell35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66" style:family="table-row">
      <style:table-row-properties style:use-optimal-row-height="false"/>
    </style:style>
    <style:style style:name="TableCell35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6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70" style:family="table-row">
      <style:table-row-properties style:use-optimal-row-height="false"/>
    </style:style>
    <style:style style:name="TableCell35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7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74" style:family="table-row">
      <style:table-row-properties style:use-optimal-row-height="false"/>
    </style:style>
    <style:style style:name="TableCell35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7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78" style:family="table-row">
      <style:table-row-properties style:use-optimal-row-height="false"/>
    </style:style>
    <style:style style:name="TableCell35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82" style:family="table-row">
      <style:table-row-properties style:use-optimal-row-height="false"/>
    </style:style>
    <style:style style:name="TableCell35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86" style:family="table-row">
      <style:table-row-properties style:use-optimal-row-height="false"/>
    </style:style>
    <style:style style:name="TableCell35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8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90" style:family="table-row">
      <style:table-row-properties style:use-optimal-row-height="false"/>
    </style:style>
    <style:style style:name="TableCell35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94" style:family="table-row">
      <style:table-row-properties style:use-optimal-row-height="false"/>
    </style:style>
    <style:style style:name="TableCell35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59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598" style:family="table-row">
      <style:table-row-properties style:use-optimal-row-height="false"/>
    </style:style>
    <style:style style:name="TableCell35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02" style:family="table-row">
      <style:table-row-properties style:use-optimal-row-height="false"/>
    </style:style>
    <style:style style:name="TableCell36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5"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06" style:family="table-row">
      <style:table-row-properties style:use-optimal-row-height="false"/>
    </style:style>
    <style:style style:name="TableCell36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0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10" style:family="table-row">
      <style:table-row-properties style:use-optimal-row-height="false"/>
    </style:style>
    <style:style style:name="TableCell36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1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13"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14" style:family="table-row">
      <style:table-row-properties style:use-optimal-row-height="false"/>
    </style:style>
    <style:style style:name="TableCell36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1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17"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18" style:family="table-row">
      <style:table-row-properties style:use-optimal-row-height="false"/>
    </style:style>
    <style:style style:name="TableCell36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2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21"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3622" style:parent-style-name="Heading2" style:family="paragraph">
      <style:paragraph-properties fo:break-before="page"/>
    </style:style>
    <style:style style:name="TableColumn3624" style:family="table-column">
      <style:table-column-properties style:column-width="2.7305in" style:use-optimal-column-width="false"/>
    </style:style>
    <style:style style:name="TableColumn3625" style:family="table-column">
      <style:table-column-properties style:column-width="2.0645in" style:use-optimal-column-width="false"/>
    </style:style>
    <style:style style:name="TableColumn3626" style:family="table-column">
      <style:table-column-properties style:column-width="1.8972in" style:use-optimal-column-width="false"/>
    </style:style>
    <style:style style:name="Table3623" style:family="table">
      <style:table-properties style:width="6.6923in" fo:margin-left="0.0326in" table:align="left"/>
    </style:style>
    <style:style style:name="TableRow3627" style:family="table-row">
      <style:table-row-properties style:use-optimal-row-height="false"/>
    </style:style>
    <style:style style:name="TableCell3628"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3629" style:family="table-cell">
      <style:table-cell-properties fo:border-top="0.0034in solid #000000" fo:border-left="0.0034in solid #000000" fo:border-bottom="0.0034in solid #000000" fo:border-right="none" style:vertical-align="middle" fo:padding-top="0.0395in" fo:padding-left="0.0395in" fo:padding-bottom="0.0395in" fo:padding-right="0.0395in"/>
    </style:style>
    <style:style style:name="TableCell3630" style:family="table-cell">
      <style:table-cell-properties fo:border="0.0034in solid #000000" style:vertical-align="middle" fo:padding-top="0.0395in" fo:padding-left="0.0395in" fo:padding-bottom="0.0395in" fo:padding-right="0.0395in"/>
    </style:style>
    <style:style style:name="TableRow3631" style:family="table-row">
      <style:table-row-properties style:use-optimal-row-height="false"/>
    </style:style>
    <style:style style:name="TableCell363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35" style:family="table-row">
      <style:table-row-properties style:use-optimal-row-height="false"/>
    </style:style>
    <style:style style:name="TableCell363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3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39" style:family="table-row">
      <style:table-row-properties style:use-optimal-row-height="false"/>
    </style:style>
    <style:style style:name="TableCell364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43" style:family="table-row">
      <style:table-row-properties style:use-optimal-row-height="false"/>
    </style:style>
    <style:style style:name="TableCell364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47" style:family="table-row">
      <style:table-row-properties style:use-optimal-row-height="false"/>
    </style:style>
    <style:style style:name="TableCell364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4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51" style:family="table-row">
      <style:table-row-properties style:use-optimal-row-height="false"/>
    </style:style>
    <style:style style:name="TableCell365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55" style:family="table-row">
      <style:table-row-properties style:use-optimal-row-height="false"/>
    </style:style>
    <style:style style:name="TableCell365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5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59" style:family="table-row">
      <style:table-row-properties style:use-optimal-row-height="false"/>
    </style:style>
    <style:style style:name="TableCell366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63" style:family="table-row">
      <style:table-row-properties style:use-optimal-row-height="false"/>
    </style:style>
    <style:style style:name="TableCell366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67" style:family="table-row">
      <style:table-row-properties style:use-optimal-row-height="false"/>
    </style:style>
    <style:style style:name="TableCell366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6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71" style:family="table-row">
      <style:table-row-properties style:use-optimal-row-height="false"/>
    </style:style>
    <style:style style:name="TableCell367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75" style:family="table-row">
      <style:table-row-properties style:use-optimal-row-height="false"/>
    </style:style>
    <style:style style:name="TableCell367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3677" style:parent-style-name="TableContents" style:family="paragraph">
      <style:text-properties fo:language="pt" fo:country="PT"/>
    </style:style>
    <style:style style:name="TableCell36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7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80" style:family="table-row">
      <style:table-row-properties style:use-optimal-row-height="false"/>
    </style:style>
    <style:style style:name="TableCell368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P3682" style:parent-style-name="TableContents" style:family="paragraph">
      <style:text-properties fo:language="pt" fo:country="PT"/>
    </style:style>
    <style:style style:name="TableCell36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85" style:family="table-row">
      <style:table-row-properties style:use-optimal-row-height="false"/>
    </style:style>
    <style:style style:name="TableCell36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89" style:family="table-row">
      <style:table-row-properties style:use-optimal-row-height="false"/>
    </style:style>
    <style:style style:name="TableCell36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93" style:family="table-row">
      <style:table-row-properties style:use-optimal-row-height="false"/>
    </style:style>
    <style:style style:name="TableCell36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697" style:family="table-row">
      <style:table-row-properties style:use-optimal-row-height="false"/>
    </style:style>
    <style:style style:name="TableCell36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6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01" style:family="table-row">
      <style:table-row-properties style:use-optimal-row-height="false"/>
    </style:style>
    <style:style style:name="TableCell37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05" style:family="table-row">
      <style:table-row-properties style:use-optimal-row-height="false"/>
    </style:style>
    <style:style style:name="TableCell37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09" style:family="table-row">
      <style:table-row-properties style:use-optimal-row-height="false"/>
    </style:style>
    <style:style style:name="TableCell37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13" style:family="table-row">
      <style:table-row-properties style:use-optimal-row-height="false"/>
    </style:style>
    <style:style style:name="TableCell37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17" style:family="table-row">
      <style:table-row-properties style:use-optimal-row-height="false"/>
    </style:style>
    <style:style style:name="TableCell37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21" style:family="table-row">
      <style:table-row-properties style:use-optimal-row-height="false"/>
    </style:style>
    <style:style style:name="TableCell37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25" style:family="table-row">
      <style:table-row-properties style:use-optimal-row-height="false"/>
    </style:style>
    <style:style style:name="TableCell37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29" style:family="table-row">
      <style:table-row-properties style:use-optimal-row-height="false"/>
    </style:style>
    <style:style style:name="TableCell37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33" style:family="table-row">
      <style:table-row-properties style:use-optimal-row-height="false"/>
    </style:style>
    <style:style style:name="TableCell37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37" style:family="table-row">
      <style:table-row-properties style:use-optimal-row-height="false"/>
    </style:style>
    <style:style style:name="TableCell37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41" style:family="table-row">
      <style:table-row-properties style:use-optimal-row-height="false"/>
    </style:style>
    <style:style style:name="TableCell37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45" style:family="table-row">
      <style:table-row-properties style:use-optimal-row-height="false"/>
    </style:style>
    <style:style style:name="TableCell37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49" style:family="table-row">
      <style:table-row-properties style:use-optimal-row-height="false"/>
    </style:style>
    <style:style style:name="TableCell37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53" style:family="table-row">
      <style:table-row-properties style:use-optimal-row-height="false"/>
    </style:style>
    <style:style style:name="TableCell37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57" style:family="table-row">
      <style:table-row-properties style:use-optimal-row-height="false"/>
    </style:style>
    <style:style style:name="TableCell37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61" style:family="table-row">
      <style:table-row-properties style:use-optimal-row-height="false"/>
    </style:style>
    <style:style style:name="TableCell37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65" style:family="table-row">
      <style:table-row-properties style:use-optimal-row-height="false"/>
    </style:style>
    <style:style style:name="TableCell37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69" style:family="table-row">
      <style:table-row-properties style:use-optimal-row-height="false"/>
    </style:style>
    <style:style style:name="TableCell37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73" style:family="table-row">
      <style:table-row-properties style:use-optimal-row-height="false"/>
    </style:style>
    <style:style style:name="TableCell37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77" style:family="table-row">
      <style:table-row-properties style:use-optimal-row-height="false"/>
    </style:style>
    <style:style style:name="TableCell37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81" style:family="table-row">
      <style:table-row-properties style:use-optimal-row-height="false"/>
    </style:style>
    <style:style style:name="TableCell37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85" style:family="table-row">
      <style:table-row-properties style:use-optimal-row-height="false"/>
    </style:style>
    <style:style style:name="TableCell37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89" style:family="table-row">
      <style:table-row-properties style:use-optimal-row-height="false"/>
    </style:style>
    <style:style style:name="TableCell37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93" style:family="table-row">
      <style:table-row-properties style:use-optimal-row-height="false"/>
    </style:style>
    <style:style style:name="TableCell37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797" style:family="table-row">
      <style:table-row-properties style:use-optimal-row-height="false"/>
    </style:style>
    <style:style style:name="TableCell37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7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01" style:family="table-row">
      <style:table-row-properties style:use-optimal-row-height="false"/>
    </style:style>
    <style:style style:name="TableCell38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05" style:family="table-row">
      <style:table-row-properties style:use-optimal-row-height="false"/>
    </style:style>
    <style:style style:name="TableCell38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09" style:family="table-row">
      <style:table-row-properties style:use-optimal-row-height="false"/>
    </style:style>
    <style:style style:name="TableCell38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13" style:family="table-row">
      <style:table-row-properties style:use-optimal-row-height="false"/>
    </style:style>
    <style:style style:name="TableCell38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17" style:family="table-row">
      <style:table-row-properties style:use-optimal-row-height="false"/>
    </style:style>
    <style:style style:name="TableCell38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21" style:family="table-row">
      <style:table-row-properties style:use-optimal-row-height="false"/>
    </style:style>
    <style:style style:name="TableCell38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25" style:family="table-row">
      <style:table-row-properties style:use-optimal-row-height="false"/>
    </style:style>
    <style:style style:name="TableCell38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29" style:family="table-row">
      <style:table-row-properties style:use-optimal-row-height="false"/>
    </style:style>
    <style:style style:name="TableCell38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33" style:family="table-row">
      <style:table-row-properties style:use-optimal-row-height="false"/>
    </style:style>
    <style:style style:name="TableCell38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37" style:family="table-row">
      <style:table-row-properties style:use-optimal-row-height="false"/>
    </style:style>
    <style:style style:name="TableCell38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41" style:family="table-row">
      <style:table-row-properties style:use-optimal-row-height="false"/>
    </style:style>
    <style:style style:name="TableCell38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45" style:family="table-row">
      <style:table-row-properties style:use-optimal-row-height="false"/>
    </style:style>
    <style:style style:name="TableCell38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49" style:family="table-row">
      <style:table-row-properties style:use-optimal-row-height="false"/>
    </style:style>
    <style:style style:name="TableCell38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53" style:family="table-row">
      <style:table-row-properties style:use-optimal-row-height="false"/>
    </style:style>
    <style:style style:name="TableCell38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57" style:family="table-row">
      <style:table-row-properties style:use-optimal-row-height="false"/>
    </style:style>
    <style:style style:name="TableCell38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61" style:family="table-row">
      <style:table-row-properties style:use-optimal-row-height="false"/>
    </style:style>
    <style:style style:name="TableCell38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65" style:family="table-row">
      <style:table-row-properties style:use-optimal-row-height="false"/>
    </style:style>
    <style:style style:name="TableCell38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69" style:family="table-row">
      <style:table-row-properties style:use-optimal-row-height="false"/>
    </style:style>
    <style:style style:name="TableCell38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73" style:family="table-row">
      <style:table-row-properties style:use-optimal-row-height="false"/>
    </style:style>
    <style:style style:name="TableCell38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77" style:family="table-row">
      <style:table-row-properties style:use-optimal-row-height="false"/>
    </style:style>
    <style:style style:name="TableCell38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81" style:family="table-row">
      <style:table-row-properties style:use-optimal-row-height="false"/>
    </style:style>
    <style:style style:name="TableCell38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85" style:family="table-row">
      <style:table-row-properties style:use-optimal-row-height="false"/>
    </style:style>
    <style:style style:name="TableCell38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89" style:family="table-row">
      <style:table-row-properties style:use-optimal-row-height="false"/>
    </style:style>
    <style:style style:name="TableCell38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93" style:family="table-row">
      <style:table-row-properties style:use-optimal-row-height="false"/>
    </style:style>
    <style:style style:name="TableCell38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897" style:family="table-row">
      <style:table-row-properties style:use-optimal-row-height="false"/>
    </style:style>
    <style:style style:name="TableCell38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8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01" style:family="table-row">
      <style:table-row-properties style:use-optimal-row-height="false"/>
    </style:style>
    <style:style style:name="TableCell39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05" style:family="table-row">
      <style:table-row-properties style:use-optimal-row-height="false"/>
    </style:style>
    <style:style style:name="TableCell39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09" style:family="table-row">
      <style:table-row-properties style:use-optimal-row-height="false"/>
    </style:style>
    <style:style style:name="TableCell39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13" style:family="table-row">
      <style:table-row-properties style:use-optimal-row-height="false"/>
    </style:style>
    <style:style style:name="TableCell39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17" style:family="table-row">
      <style:table-row-properties style:use-optimal-row-height="false"/>
    </style:style>
    <style:style style:name="TableCell39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21" style:family="table-row">
      <style:table-row-properties style:use-optimal-row-height="false"/>
    </style:style>
    <style:style style:name="TableCell39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25" style:family="table-row">
      <style:table-row-properties style:use-optimal-row-height="false"/>
    </style:style>
    <style:style style:name="TableCell39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29" style:family="table-row">
      <style:table-row-properties style:use-optimal-row-height="false"/>
    </style:style>
    <style:style style:name="TableCell39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33" style:family="table-row">
      <style:table-row-properties style:use-optimal-row-height="false"/>
    </style:style>
    <style:style style:name="TableCell39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37" style:family="table-row">
      <style:table-row-properties style:use-optimal-row-height="false"/>
    </style:style>
    <style:style style:name="TableCell39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41" style:family="table-row">
      <style:table-row-properties style:use-optimal-row-height="false"/>
    </style:style>
    <style:style style:name="TableCell39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45" style:family="table-row">
      <style:table-row-properties style:use-optimal-row-height="false"/>
    </style:style>
    <style:style style:name="TableCell39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49" style:family="table-row">
      <style:table-row-properties style:use-optimal-row-height="false"/>
    </style:style>
    <style:style style:name="TableCell39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53" style:family="table-row">
      <style:table-row-properties style:use-optimal-row-height="false"/>
    </style:style>
    <style:style style:name="TableCell39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57" style:family="table-row">
      <style:table-row-properties style:use-optimal-row-height="false"/>
    </style:style>
    <style:style style:name="TableCell39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61" style:family="table-row">
      <style:table-row-properties style:use-optimal-row-height="false"/>
    </style:style>
    <style:style style:name="TableCell39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65" style:family="table-row">
      <style:table-row-properties style:use-optimal-row-height="false"/>
    </style:style>
    <style:style style:name="TableCell39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69" style:family="table-row">
      <style:table-row-properties style:use-optimal-row-height="false"/>
    </style:style>
    <style:style style:name="TableCell39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73" style:family="table-row">
      <style:table-row-properties style:use-optimal-row-height="false"/>
    </style:style>
    <style:style style:name="TableCell39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77" style:family="table-row">
      <style:table-row-properties style:use-optimal-row-height="false"/>
    </style:style>
    <style:style style:name="TableCell39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81" style:family="table-row">
      <style:table-row-properties style:use-optimal-row-height="false"/>
    </style:style>
    <style:style style:name="TableCell39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85" style:family="table-row">
      <style:table-row-properties style:use-optimal-row-height="false"/>
    </style:style>
    <style:style style:name="TableCell39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89" style:family="table-row">
      <style:table-row-properties style:use-optimal-row-height="false"/>
    </style:style>
    <style:style style:name="TableCell39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93" style:family="table-row">
      <style:table-row-properties style:use-optimal-row-height="false"/>
    </style:style>
    <style:style style:name="TableCell39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3997" style:family="table-row">
      <style:table-row-properties style:use-optimal-row-height="false"/>
    </style:style>
    <style:style style:name="TableCell39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39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01" style:family="table-row">
      <style:table-row-properties style:use-optimal-row-height="false"/>
    </style:style>
    <style:style style:name="TableCell40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05" style:family="table-row">
      <style:table-row-properties style:use-optimal-row-height="false"/>
    </style:style>
    <style:style style:name="TableCell40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09" style:family="table-row">
      <style:table-row-properties style:use-optimal-row-height="false"/>
    </style:style>
    <style:style style:name="TableCell40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13" style:family="table-row">
      <style:table-row-properties style:use-optimal-row-height="false"/>
    </style:style>
    <style:style style:name="TableCell40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17" style:family="table-row">
      <style:table-row-properties style:use-optimal-row-height="false"/>
    </style:style>
    <style:style style:name="TableCell40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21" style:family="table-row">
      <style:table-row-properties style:use-optimal-row-height="false"/>
    </style:style>
    <style:style style:name="TableCell40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25" style:family="table-row">
      <style:table-row-properties style:use-optimal-row-height="false"/>
    </style:style>
    <style:style style:name="TableCell40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29" style:family="table-row">
      <style:table-row-properties style:use-optimal-row-height="false"/>
    </style:style>
    <style:style style:name="TableCell40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33" style:family="table-row">
      <style:table-row-properties style:use-optimal-row-height="false"/>
    </style:style>
    <style:style style:name="TableCell40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37" style:family="table-row">
      <style:table-row-properties style:use-optimal-row-height="false"/>
    </style:style>
    <style:style style:name="TableCell40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41" style:family="table-row">
      <style:table-row-properties style:use-optimal-row-height="false"/>
    </style:style>
    <style:style style:name="TableCell40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45" style:family="table-row">
      <style:table-row-properties style:use-optimal-row-height="false"/>
    </style:style>
    <style:style style:name="TableCell40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49" style:family="table-row">
      <style:table-row-properties style:use-optimal-row-height="false"/>
    </style:style>
    <style:style style:name="TableCell40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53" style:family="table-row">
      <style:table-row-properties style:use-optimal-row-height="false"/>
    </style:style>
    <style:style style:name="TableCell40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57" style:family="table-row">
      <style:table-row-properties style:use-optimal-row-height="false"/>
    </style:style>
    <style:style style:name="TableCell40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61" style:family="table-row">
      <style:table-row-properties style:use-optimal-row-height="false"/>
    </style:style>
    <style:style style:name="TableCell40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65" style:family="table-row">
      <style:table-row-properties style:use-optimal-row-height="false"/>
    </style:style>
    <style:style style:name="TableCell40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69" style:family="table-row">
      <style:table-row-properties style:use-optimal-row-height="false"/>
    </style:style>
    <style:style style:name="TableCell40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73" style:family="table-row">
      <style:table-row-properties style:use-optimal-row-height="false"/>
    </style:style>
    <style:style style:name="TableCell40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77" style:family="table-row">
      <style:table-row-properties style:use-optimal-row-height="false"/>
    </style:style>
    <style:style style:name="TableCell40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81" style:family="table-row">
      <style:table-row-properties style:use-optimal-row-height="false"/>
    </style:style>
    <style:style style:name="TableCell40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85" style:family="table-row">
      <style:table-row-properties style:use-optimal-row-height="false"/>
    </style:style>
    <style:style style:name="TableCell40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89" style:family="table-row">
      <style:table-row-properties style:use-optimal-row-height="false"/>
    </style:style>
    <style:style style:name="TableCell40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93" style:family="table-row">
      <style:table-row-properties style:use-optimal-row-height="false"/>
    </style:style>
    <style:style style:name="TableCell40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097" style:family="table-row">
      <style:table-row-properties style:use-optimal-row-height="false"/>
    </style:style>
    <style:style style:name="TableCell40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0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01" style:family="table-row">
      <style:table-row-properties style:use-optimal-row-height="false"/>
    </style:style>
    <style:style style:name="TableCell41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05" style:family="table-row">
      <style:table-row-properties style:use-optimal-row-height="false"/>
    </style:style>
    <style:style style:name="TableCell41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09" style:family="table-row">
      <style:table-row-properties style:use-optimal-row-height="false"/>
    </style:style>
    <style:style style:name="TableCell41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13" style:family="table-row">
      <style:table-row-properties style:use-optimal-row-height="false"/>
    </style:style>
    <style:style style:name="TableCell41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17" style:family="table-row">
      <style:table-row-properties style:use-optimal-row-height="false"/>
    </style:style>
    <style:style style:name="TableCell41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21" style:family="table-row">
      <style:table-row-properties style:use-optimal-row-height="false"/>
    </style:style>
    <style:style style:name="TableCell41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25" style:family="table-row">
      <style:table-row-properties style:use-optimal-row-height="false"/>
    </style:style>
    <style:style style:name="TableCell41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29" style:family="table-row">
      <style:table-row-properties style:use-optimal-row-height="false"/>
    </style:style>
    <style:style style:name="TableCell41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33" style:family="table-row">
      <style:table-row-properties style:use-optimal-row-height="false"/>
    </style:style>
    <style:style style:name="TableCell4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37" style:family="table-row">
      <style:table-row-properties style:use-optimal-row-height="false"/>
    </style:style>
    <style:style style:name="TableCell4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41" style:family="table-row">
      <style:table-row-properties style:use-optimal-row-height="false"/>
    </style:style>
    <style:style style:name="TableCell4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45" style:family="table-row">
      <style:table-row-properties style:use-optimal-row-height="false"/>
    </style:style>
    <style:style style:name="TableCell4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49" style:family="table-row">
      <style:table-row-properties style:use-optimal-row-height="false"/>
    </style:style>
    <style:style style:name="TableCell4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53" style:family="table-row">
      <style:table-row-properties style:use-optimal-row-height="false"/>
    </style:style>
    <style:style style:name="TableCell4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57" style:family="table-row">
      <style:table-row-properties style:use-optimal-row-height="false"/>
    </style:style>
    <style:style style:name="TableCell4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61" style:family="table-row">
      <style:table-row-properties style:use-optimal-row-height="false"/>
    </style:style>
    <style:style style:name="TableCell4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65" style:family="table-row">
      <style:table-row-properties style:use-optimal-row-height="false"/>
    </style:style>
    <style:style style:name="TableCell4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69" style:family="table-row">
      <style:table-row-properties style:use-optimal-row-height="false"/>
    </style:style>
    <style:style style:name="TableCell4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73" style:family="table-row">
      <style:table-row-properties style:use-optimal-row-height="false"/>
    </style:style>
    <style:style style:name="TableCell4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77" style:family="table-row">
      <style:table-row-properties style:use-optimal-row-height="false"/>
    </style:style>
    <style:style style:name="TableCell4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81" style:family="table-row">
      <style:table-row-properties style:use-optimal-row-height="false"/>
    </style:style>
    <style:style style:name="TableCell4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85" style:family="table-row">
      <style:table-row-properties style:use-optimal-row-height="false"/>
    </style:style>
    <style:style style:name="TableCell4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89" style:family="table-row">
      <style:table-row-properties style:use-optimal-row-height="false"/>
    </style:style>
    <style:style style:name="TableCell4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93" style:family="table-row">
      <style:table-row-properties style:use-optimal-row-height="false"/>
    </style:style>
    <style:style style:name="TableCell4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197" style:family="table-row">
      <style:table-row-properties style:use-optimal-row-height="false"/>
    </style:style>
    <style:style style:name="TableCell4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1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01" style:family="table-row">
      <style:table-row-properties style:use-optimal-row-height="false"/>
    </style:style>
    <style:style style:name="TableCell4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05" style:family="table-row">
      <style:table-row-properties style:use-optimal-row-height="false"/>
    </style:style>
    <style:style style:name="TableCell4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09" style:family="table-row">
      <style:table-row-properties style:use-optimal-row-height="false"/>
    </style:style>
    <style:style style:name="TableCell4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13" style:family="table-row">
      <style:table-row-properties style:use-optimal-row-height="false"/>
    </style:style>
    <style:style style:name="TableCell4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17" style:family="table-row">
      <style:table-row-properties style:use-optimal-row-height="false"/>
    </style:style>
    <style:style style:name="TableCell4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21" style:family="table-row">
      <style:table-row-properties style:use-optimal-row-height="false"/>
    </style:style>
    <style:style style:name="TableCell4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25" style:family="table-row">
      <style:table-row-properties style:use-optimal-row-height="false"/>
    </style:style>
    <style:style style:name="TableCell4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29" style:family="table-row">
      <style:table-row-properties style:use-optimal-row-height="false"/>
    </style:style>
    <style:style style:name="TableCell4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33" style:family="table-row">
      <style:table-row-properties style:use-optimal-row-height="false"/>
    </style:style>
    <style:style style:name="TableCell4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37" style:family="table-row">
      <style:table-row-properties style:use-optimal-row-height="false"/>
    </style:style>
    <style:style style:name="TableCell4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41" style:family="table-row">
      <style:table-row-properties style:use-optimal-row-height="false"/>
    </style:style>
    <style:style style:name="TableCell4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45" style:family="table-row">
      <style:table-row-properties style:use-optimal-row-height="false"/>
    </style:style>
    <style:style style:name="TableCell4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49" style:family="table-row">
      <style:table-row-properties style:use-optimal-row-height="false"/>
    </style:style>
    <style:style style:name="TableCell4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53" style:family="table-row">
      <style:table-row-properties style:use-optimal-row-height="false"/>
    </style:style>
    <style:style style:name="TableCell4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57" style:family="table-row">
      <style:table-row-properties style:use-optimal-row-height="false"/>
    </style:style>
    <style:style style:name="TableCell4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61" style:family="table-row">
      <style:table-row-properties style:use-optimal-row-height="false"/>
    </style:style>
    <style:style style:name="TableCell4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65" style:family="table-row">
      <style:table-row-properties style:use-optimal-row-height="false"/>
    </style:style>
    <style:style style:name="TableCell4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69" style:family="table-row">
      <style:table-row-properties style:use-optimal-row-height="false"/>
    </style:style>
    <style:style style:name="TableCell4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73" style:family="table-row">
      <style:table-row-properties style:use-optimal-row-height="false"/>
    </style:style>
    <style:style style:name="TableCell4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77" style:family="table-row">
      <style:table-row-properties style:use-optimal-row-height="false"/>
    </style:style>
    <style:style style:name="TableCell4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81" style:family="table-row">
      <style:table-row-properties style:use-optimal-row-height="false"/>
    </style:style>
    <style:style style:name="TableCell4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85" style:family="table-row">
      <style:table-row-properties style:use-optimal-row-height="false"/>
    </style:style>
    <style:style style:name="TableCell4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89" style:family="table-row">
      <style:table-row-properties style:use-optimal-row-height="false"/>
    </style:style>
    <style:style style:name="TableCell4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93" style:family="table-row">
      <style:table-row-properties style:use-optimal-row-height="false"/>
    </style:style>
    <style:style style:name="TableCell4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297" style:family="table-row">
      <style:table-row-properties style:use-optimal-row-height="false"/>
    </style:style>
    <style:style style:name="TableCell4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2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01" style:family="table-row">
      <style:table-row-properties style:use-optimal-row-height="false"/>
    </style:style>
    <style:style style:name="TableCell4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05" style:family="table-row">
      <style:table-row-properties style:use-optimal-row-height="false"/>
    </style:style>
    <style:style style:name="TableCell4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09" style:family="table-row">
      <style:table-row-properties style:use-optimal-row-height="false"/>
    </style:style>
    <style:style style:name="TableCell4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13" style:family="table-row">
      <style:table-row-properties style:use-optimal-row-height="false"/>
    </style:style>
    <style:style style:name="TableCell4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17" style:family="table-row">
      <style:table-row-properties style:use-optimal-row-height="false"/>
    </style:style>
    <style:style style:name="TableCell4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21" style:family="table-row">
      <style:table-row-properties style:use-optimal-row-height="false"/>
    </style:style>
    <style:style style:name="TableCell4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25" style:family="table-row">
      <style:table-row-properties style:use-optimal-row-height="false"/>
    </style:style>
    <style:style style:name="TableCell4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29" style:family="table-row">
      <style:table-row-properties style:use-optimal-row-height="false"/>
    </style:style>
    <style:style style:name="TableCell4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33" style:family="table-row">
      <style:table-row-properties style:use-optimal-row-height="false"/>
    </style:style>
    <style:style style:name="TableCell43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37" style:family="table-row">
      <style:table-row-properties style:use-optimal-row-height="false"/>
    </style:style>
    <style:style style:name="TableCell43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41" style:family="table-row">
      <style:table-row-properties style:use-optimal-row-height="false"/>
    </style:style>
    <style:style style:name="TableCell43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45" style:family="table-row">
      <style:table-row-properties style:use-optimal-row-height="false"/>
    </style:style>
    <style:style style:name="TableCell43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49" style:family="table-row">
      <style:table-row-properties style:use-optimal-row-height="false"/>
    </style:style>
    <style:style style:name="TableCell43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53" style:family="table-row">
      <style:table-row-properties style:use-optimal-row-height="false"/>
    </style:style>
    <style:style style:name="TableCell43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57" style:family="table-row">
      <style:table-row-properties style:use-optimal-row-height="false"/>
    </style:style>
    <style:style style:name="TableCell43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61" style:family="table-row">
      <style:table-row-properties style:use-optimal-row-height="false"/>
    </style:style>
    <style:style style:name="TableCell43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65" style:family="table-row">
      <style:table-row-properties style:use-optimal-row-height="false"/>
    </style:style>
    <style:style style:name="TableCell43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69" style:family="table-row">
      <style:table-row-properties style:use-optimal-row-height="false"/>
    </style:style>
    <style:style style:name="TableCell43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73" style:family="table-row">
      <style:table-row-properties style:use-optimal-row-height="false"/>
    </style:style>
    <style:style style:name="TableCell43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77" style:family="table-row">
      <style:table-row-properties style:use-optimal-row-height="false"/>
    </style:style>
    <style:style style:name="TableCell43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81" style:family="table-row">
      <style:table-row-properties style:use-optimal-row-height="false"/>
    </style:style>
    <style:style style:name="TableCell43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85" style:family="table-row">
      <style:table-row-properties style:use-optimal-row-height="false"/>
    </style:style>
    <style:style style:name="TableCell43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89" style:family="table-row">
      <style:table-row-properties style:use-optimal-row-height="false"/>
    </style:style>
    <style:style style:name="TableCell43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93" style:family="table-row">
      <style:table-row-properties style:use-optimal-row-height="false"/>
    </style:style>
    <style:style style:name="TableCell43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397" style:family="table-row">
      <style:table-row-properties style:use-optimal-row-height="false"/>
    </style:style>
    <style:style style:name="TableCell43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3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01" style:family="table-row">
      <style:table-row-properties style:use-optimal-row-height="false"/>
    </style:style>
    <style:style style:name="TableCell44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05" style:family="table-row">
      <style:table-row-properties style:use-optimal-row-height="false"/>
    </style:style>
    <style:style style:name="TableCell44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09" style:family="table-row">
      <style:table-row-properties style:use-optimal-row-height="false"/>
    </style:style>
    <style:style style:name="TableCell44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13" style:family="table-row">
      <style:table-row-properties style:use-optimal-row-height="false"/>
    </style:style>
    <style:style style:name="TableCell44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17" style:family="table-row">
      <style:table-row-properties style:use-optimal-row-height="false"/>
    </style:style>
    <style:style style:name="TableCell44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21" style:family="table-row">
      <style:table-row-properties style:use-optimal-row-height="false"/>
    </style:style>
    <style:style style:name="TableCell44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25" style:family="table-row">
      <style:table-row-properties style:use-optimal-row-height="false"/>
    </style:style>
    <style:style style:name="TableCell44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29" style:family="table-row">
      <style:table-row-properties style:use-optimal-row-height="false"/>
    </style:style>
    <style:style style:name="TableCell44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33" style:family="table-row">
      <style:table-row-properties style:use-optimal-row-height="false"/>
    </style:style>
    <style:style style:name="TableCell44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37" style:family="table-row">
      <style:table-row-properties style:use-optimal-row-height="false"/>
    </style:style>
    <style:style style:name="TableCell44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41" style:family="table-row">
      <style:table-row-properties style:use-optimal-row-height="false"/>
    </style:style>
    <style:style style:name="TableCell44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45" style:family="table-row">
      <style:table-row-properties style:use-optimal-row-height="false"/>
    </style:style>
    <style:style style:name="TableCell44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49" style:family="table-row">
      <style:table-row-properties style:use-optimal-row-height="false"/>
    </style:style>
    <style:style style:name="TableCell44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53" style:family="table-row">
      <style:table-row-properties style:use-optimal-row-height="false"/>
    </style:style>
    <style:style style:name="TableCell44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57" style:family="table-row">
      <style:table-row-properties style:use-optimal-row-height="false"/>
    </style:style>
    <style:style style:name="TableCell44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61" style:family="table-row">
      <style:table-row-properties style:use-optimal-row-height="false"/>
    </style:style>
    <style:style style:name="TableCell44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65" style:family="table-row">
      <style:table-row-properties style:use-optimal-row-height="false"/>
    </style:style>
    <style:style style:name="TableCell44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69" style:family="table-row">
      <style:table-row-properties style:use-optimal-row-height="false"/>
    </style:style>
    <style:style style:name="TableCell44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73" style:family="table-row">
      <style:table-row-properties style:use-optimal-row-height="false"/>
    </style:style>
    <style:style style:name="TableCell44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77" style:family="table-row">
      <style:table-row-properties style:use-optimal-row-height="false"/>
    </style:style>
    <style:style style:name="TableCell44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81" style:family="table-row">
      <style:table-row-properties style:use-optimal-row-height="false"/>
    </style:style>
    <style:style style:name="TableCell44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85" style:family="table-row">
      <style:table-row-properties style:use-optimal-row-height="false"/>
    </style:style>
    <style:style style:name="TableCell44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89" style:family="table-row">
      <style:table-row-properties style:use-optimal-row-height="false"/>
    </style:style>
    <style:style style:name="TableCell44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93" style:family="table-row">
      <style:table-row-properties style:use-optimal-row-height="false"/>
    </style:style>
    <style:style style:name="TableCell44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497" style:family="table-row">
      <style:table-row-properties style:use-optimal-row-height="false"/>
    </style:style>
    <style:style style:name="TableCell44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4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01" style:family="table-row">
      <style:table-row-properties style:use-optimal-row-height="false"/>
    </style:style>
    <style:style style:name="TableCell45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05" style:family="table-row">
      <style:table-row-properties style:use-optimal-row-height="false"/>
    </style:style>
    <style:style style:name="TableCell45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09" style:family="table-row">
      <style:table-row-properties style:use-optimal-row-height="false"/>
    </style:style>
    <style:style style:name="TableCell45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13" style:family="table-row">
      <style:table-row-properties style:use-optimal-row-height="false"/>
    </style:style>
    <style:style style:name="TableCell45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17" style:family="table-row">
      <style:table-row-properties style:use-optimal-row-height="false"/>
    </style:style>
    <style:style style:name="TableCell45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21" style:family="table-row">
      <style:table-row-properties style:use-optimal-row-height="false"/>
    </style:style>
    <style:style style:name="TableCell45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25" style:family="table-row">
      <style:table-row-properties style:use-optimal-row-height="false"/>
    </style:style>
    <style:style style:name="TableCell45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29" style:family="table-row">
      <style:table-row-properties style:use-optimal-row-height="false"/>
    </style:style>
    <style:style style:name="TableCell45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33" style:family="table-row">
      <style:table-row-properties style:use-optimal-row-height="false"/>
    </style:style>
    <style:style style:name="TableCell45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37" style:family="table-row">
      <style:table-row-properties style:use-optimal-row-height="false"/>
    </style:style>
    <style:style style:name="TableCell45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41" style:family="table-row">
      <style:table-row-properties style:use-optimal-row-height="false"/>
    </style:style>
    <style:style style:name="TableCell45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45" style:family="table-row">
      <style:table-row-properties style:use-optimal-row-height="false"/>
    </style:style>
    <style:style style:name="TableCell45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49" style:family="table-row">
      <style:table-row-properties style:use-optimal-row-height="false"/>
    </style:style>
    <style:style style:name="TableCell45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53" style:family="table-row">
      <style:table-row-properties style:use-optimal-row-height="false"/>
    </style:style>
    <style:style style:name="TableCell45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57" style:family="table-row">
      <style:table-row-properties style:use-optimal-row-height="false"/>
    </style:style>
    <style:style style:name="TableCell45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61" style:family="table-row">
      <style:table-row-properties style:use-optimal-row-height="false"/>
    </style:style>
    <style:style style:name="TableCell45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65" style:family="table-row">
      <style:table-row-properties style:use-optimal-row-height="false"/>
    </style:style>
    <style:style style:name="TableCell45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69" style:family="table-row">
      <style:table-row-properties style:use-optimal-row-height="false"/>
    </style:style>
    <style:style style:name="TableCell45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73" style:family="table-row">
      <style:table-row-properties style:use-optimal-row-height="false"/>
    </style:style>
    <style:style style:name="TableCell45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77" style:family="table-row">
      <style:table-row-properties style:use-optimal-row-height="false"/>
    </style:style>
    <style:style style:name="TableCell45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81" style:family="table-row">
      <style:table-row-properties style:use-optimal-row-height="false"/>
    </style:style>
    <style:style style:name="TableCell45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85" style:family="table-row">
      <style:table-row-properties style:use-optimal-row-height="false"/>
    </style:style>
    <style:style style:name="TableCell45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89" style:family="table-row">
      <style:table-row-properties style:use-optimal-row-height="false"/>
    </style:style>
    <style:style style:name="TableCell45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93" style:family="table-row">
      <style:table-row-properties style:use-optimal-row-height="false"/>
    </style:style>
    <style:style style:name="TableCell45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597" style:family="table-row">
      <style:table-row-properties style:use-optimal-row-height="false"/>
    </style:style>
    <style:style style:name="TableCell45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5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01" style:family="table-row">
      <style:table-row-properties style:use-optimal-row-height="false"/>
    </style:style>
    <style:style style:name="TableCell46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05" style:family="table-row">
      <style:table-row-properties style:use-optimal-row-height="false"/>
    </style:style>
    <style:style style:name="TableCell46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09" style:family="table-row">
      <style:table-row-properties style:use-optimal-row-height="false"/>
    </style:style>
    <style:style style:name="TableCell46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13" style:family="table-row">
      <style:table-row-properties style:use-optimal-row-height="false"/>
    </style:style>
    <style:style style:name="TableCell46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17" style:family="table-row">
      <style:table-row-properties style:use-optimal-row-height="false"/>
    </style:style>
    <style:style style:name="TableCell46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21" style:family="table-row">
      <style:table-row-properties style:use-optimal-row-height="false"/>
    </style:style>
    <style:style style:name="TableCell46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25" style:family="table-row">
      <style:table-row-properties style:use-optimal-row-height="false"/>
    </style:style>
    <style:style style:name="TableCell46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29" style:family="table-row">
      <style:table-row-properties style:use-optimal-row-height="false"/>
    </style:style>
    <style:style style:name="TableCell46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33" style:family="table-row">
      <style:table-row-properties style:use-optimal-row-height="false"/>
    </style:style>
    <style:style style:name="TableCell46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37" style:family="table-row">
      <style:table-row-properties style:use-optimal-row-height="false"/>
    </style:style>
    <style:style style:name="TableCell46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41" style:family="table-row">
      <style:table-row-properties style:use-optimal-row-height="false"/>
    </style:style>
    <style:style style:name="TableCell46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45" style:family="table-row">
      <style:table-row-properties style:use-optimal-row-height="false"/>
    </style:style>
    <style:style style:name="TableCell46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49" style:family="table-row">
      <style:table-row-properties style:use-optimal-row-height="false"/>
    </style:style>
    <style:style style:name="TableCell46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53" style:family="table-row">
      <style:table-row-properties style:use-optimal-row-height="false"/>
    </style:style>
    <style:style style:name="TableCell46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57" style:family="table-row">
      <style:table-row-properties style:use-optimal-row-height="false"/>
    </style:style>
    <style:style style:name="TableCell46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61" style:family="table-row">
      <style:table-row-properties style:use-optimal-row-height="false"/>
    </style:style>
    <style:style style:name="TableCell46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65" style:family="table-row">
      <style:table-row-properties style:use-optimal-row-height="false"/>
    </style:style>
    <style:style style:name="TableCell46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69" style:family="table-row">
      <style:table-row-properties style:use-optimal-row-height="false"/>
    </style:style>
    <style:style style:name="TableCell46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73" style:family="table-row">
      <style:table-row-properties style:use-optimal-row-height="false"/>
    </style:style>
    <style:style style:name="TableCell46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77" style:family="table-row">
      <style:table-row-properties style:use-optimal-row-height="false"/>
    </style:style>
    <style:style style:name="TableCell46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81" style:family="table-row">
      <style:table-row-properties style:use-optimal-row-height="false"/>
    </style:style>
    <style:style style:name="TableCell46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85" style:family="table-row">
      <style:table-row-properties style:use-optimal-row-height="false"/>
    </style:style>
    <style:style style:name="TableCell46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89" style:family="table-row">
      <style:table-row-properties style:use-optimal-row-height="false"/>
    </style:style>
    <style:style style:name="TableCell46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93" style:family="table-row">
      <style:table-row-properties style:use-optimal-row-height="false"/>
    </style:style>
    <style:style style:name="TableCell46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697" style:family="table-row">
      <style:table-row-properties style:use-optimal-row-height="false"/>
    </style:style>
    <style:style style:name="TableCell46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6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01" style:family="table-row">
      <style:table-row-properties style:use-optimal-row-height="false"/>
    </style:style>
    <style:style style:name="TableCell47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05" style:family="table-row">
      <style:table-row-properties style:use-optimal-row-height="false"/>
    </style:style>
    <style:style style:name="TableCell47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09" style:family="table-row">
      <style:table-row-properties style:use-optimal-row-height="false"/>
    </style:style>
    <style:style style:name="TableCell47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13" style:family="table-row">
      <style:table-row-properties style:use-optimal-row-height="false"/>
    </style:style>
    <style:style style:name="TableCell47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17" style:family="table-row">
      <style:table-row-properties style:use-optimal-row-height="false"/>
    </style:style>
    <style:style style:name="TableCell47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21" style:family="table-row">
      <style:table-row-properties style:use-optimal-row-height="false"/>
    </style:style>
    <style:style style:name="TableCell47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25" style:family="table-row">
      <style:table-row-properties style:use-optimal-row-height="false"/>
    </style:style>
    <style:style style:name="TableCell47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29" style:family="table-row">
      <style:table-row-properties style:use-optimal-row-height="false"/>
    </style:style>
    <style:style style:name="TableCell47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33" style:family="table-row">
      <style:table-row-properties style:use-optimal-row-height="false"/>
    </style:style>
    <style:style style:name="TableCell47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37" style:family="table-row">
      <style:table-row-properties style:use-optimal-row-height="false"/>
    </style:style>
    <style:style style:name="TableCell47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41" style:family="table-row">
      <style:table-row-properties style:use-optimal-row-height="false"/>
    </style:style>
    <style:style style:name="TableCell47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45" style:family="table-row">
      <style:table-row-properties style:use-optimal-row-height="false"/>
    </style:style>
    <style:style style:name="TableCell47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49" style:family="table-row">
      <style:table-row-properties style:use-optimal-row-height="false"/>
    </style:style>
    <style:style style:name="TableCell47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53" style:family="table-row">
      <style:table-row-properties style:use-optimal-row-height="false"/>
    </style:style>
    <style:style style:name="TableCell47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57" style:family="table-row">
      <style:table-row-properties style:use-optimal-row-height="false"/>
    </style:style>
    <style:style style:name="TableCell47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61" style:family="table-row">
      <style:table-row-properties style:use-optimal-row-height="false"/>
    </style:style>
    <style:style style:name="TableCell47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65" style:family="table-row">
      <style:table-row-properties style:use-optimal-row-height="false"/>
    </style:style>
    <style:style style:name="TableCell47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69" style:family="table-row">
      <style:table-row-properties style:use-optimal-row-height="false"/>
    </style:style>
    <style:style style:name="TableCell47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73" style:family="table-row">
      <style:table-row-properties style:use-optimal-row-height="false"/>
    </style:style>
    <style:style style:name="TableCell47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77" style:family="table-row">
      <style:table-row-properties style:use-optimal-row-height="false"/>
    </style:style>
    <style:style style:name="TableCell47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81" style:family="table-row">
      <style:table-row-properties style:use-optimal-row-height="false"/>
    </style:style>
    <style:style style:name="TableCell47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85" style:family="table-row">
      <style:table-row-properties style:use-optimal-row-height="false"/>
    </style:style>
    <style:style style:name="TableCell47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89" style:family="table-row">
      <style:table-row-properties style:use-optimal-row-height="false"/>
    </style:style>
    <style:style style:name="TableCell47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93" style:family="table-row">
      <style:table-row-properties style:use-optimal-row-height="false"/>
    </style:style>
    <style:style style:name="TableCell47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797" style:family="table-row">
      <style:table-row-properties style:use-optimal-row-height="false"/>
    </style:style>
    <style:style style:name="TableCell47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7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01" style:family="table-row">
      <style:table-row-properties style:use-optimal-row-height="false"/>
    </style:style>
    <style:style style:name="TableCell48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05" style:family="table-row">
      <style:table-row-properties style:use-optimal-row-height="false"/>
    </style:style>
    <style:style style:name="TableCell48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09" style:family="table-row">
      <style:table-row-properties style:use-optimal-row-height="false"/>
    </style:style>
    <style:style style:name="TableCell48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13" style:family="table-row">
      <style:table-row-properties style:use-optimal-row-height="false"/>
    </style:style>
    <style:style style:name="TableCell48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17" style:family="table-row">
      <style:table-row-properties style:use-optimal-row-height="false"/>
    </style:style>
    <style:style style:name="TableCell48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21" style:family="table-row">
      <style:table-row-properties style:use-optimal-row-height="false"/>
    </style:style>
    <style:style style:name="TableCell48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25" style:family="table-row">
      <style:table-row-properties style:use-optimal-row-height="false"/>
    </style:style>
    <style:style style:name="TableCell48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29" style:family="table-row">
      <style:table-row-properties style:use-optimal-row-height="false"/>
    </style:style>
    <style:style style:name="TableCell48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33" style:family="table-row">
      <style:table-row-properties style:use-optimal-row-height="false"/>
    </style:style>
    <style:style style:name="TableCell48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37" style:family="table-row">
      <style:table-row-properties style:use-optimal-row-height="false"/>
    </style:style>
    <style:style style:name="TableCell48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41" style:family="table-row">
      <style:table-row-properties style:use-optimal-row-height="false"/>
    </style:style>
    <style:style style:name="TableCell48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45" style:family="table-row">
      <style:table-row-properties style:use-optimal-row-height="false"/>
    </style:style>
    <style:style style:name="TableCell48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49" style:family="table-row">
      <style:table-row-properties style:use-optimal-row-height="false"/>
    </style:style>
    <style:style style:name="TableCell48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53" style:family="table-row">
      <style:table-row-properties style:use-optimal-row-height="false"/>
    </style:style>
    <style:style style:name="TableCell48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57" style:family="table-row">
      <style:table-row-properties style:use-optimal-row-height="false"/>
    </style:style>
    <style:style style:name="TableCell48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61" style:family="table-row">
      <style:table-row-properties style:use-optimal-row-height="false"/>
    </style:style>
    <style:style style:name="TableCell48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65" style:family="table-row">
      <style:table-row-properties style:use-optimal-row-height="false"/>
    </style:style>
    <style:style style:name="TableCell48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69" style:family="table-row">
      <style:table-row-properties style:use-optimal-row-height="false"/>
    </style:style>
    <style:style style:name="TableCell48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73" style:family="table-row">
      <style:table-row-properties style:use-optimal-row-height="false"/>
    </style:style>
    <style:style style:name="TableCell48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77" style:family="table-row">
      <style:table-row-properties style:use-optimal-row-height="false"/>
    </style:style>
    <style:style style:name="TableCell48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81" style:family="table-row">
      <style:table-row-properties style:use-optimal-row-height="false"/>
    </style:style>
    <style:style style:name="TableCell48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85" style:family="table-row">
      <style:table-row-properties style:use-optimal-row-height="false"/>
    </style:style>
    <style:style style:name="TableCell48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89" style:family="table-row">
      <style:table-row-properties style:use-optimal-row-height="false"/>
    </style:style>
    <style:style style:name="TableCell48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93" style:family="table-row">
      <style:table-row-properties style:use-optimal-row-height="false"/>
    </style:style>
    <style:style style:name="TableCell48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897" style:family="table-row">
      <style:table-row-properties style:use-optimal-row-height="false"/>
    </style:style>
    <style:style style:name="TableCell48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8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01" style:family="table-row">
      <style:table-row-properties style:use-optimal-row-height="false"/>
    </style:style>
    <style:style style:name="TableCell49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05" style:family="table-row">
      <style:table-row-properties style:use-optimal-row-height="false"/>
    </style:style>
    <style:style style:name="TableCell49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09" style:family="table-row">
      <style:table-row-properties style:use-optimal-row-height="false"/>
    </style:style>
    <style:style style:name="TableCell49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13" style:family="table-row">
      <style:table-row-properties style:use-optimal-row-height="false"/>
    </style:style>
    <style:style style:name="TableCell49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17" style:family="table-row">
      <style:table-row-properties style:use-optimal-row-height="false"/>
    </style:style>
    <style:style style:name="TableCell49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21" style:family="table-row">
      <style:table-row-properties style:use-optimal-row-height="false"/>
    </style:style>
    <style:style style:name="TableCell49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25" style:family="table-row">
      <style:table-row-properties style:use-optimal-row-height="false"/>
    </style:style>
    <style:style style:name="TableCell49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29" style:family="table-row">
      <style:table-row-properties style:use-optimal-row-height="false"/>
    </style:style>
    <style:style style:name="TableCell49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33" style:family="table-row">
      <style:table-row-properties style:use-optimal-row-height="false"/>
    </style:style>
    <style:style style:name="TableCell49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37" style:family="table-row">
      <style:table-row-properties style:use-optimal-row-height="false"/>
    </style:style>
    <style:style style:name="TableCell49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41" style:family="table-row">
      <style:table-row-properties style:use-optimal-row-height="false"/>
    </style:style>
    <style:style style:name="TableCell49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45" style:family="table-row">
      <style:table-row-properties style:use-optimal-row-height="false"/>
    </style:style>
    <style:style style:name="TableCell49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49" style:family="table-row">
      <style:table-row-properties style:use-optimal-row-height="false"/>
    </style:style>
    <style:style style:name="TableCell49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53" style:family="table-row">
      <style:table-row-properties style:use-optimal-row-height="false"/>
    </style:style>
    <style:style style:name="TableCell49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57" style:family="table-row">
      <style:table-row-properties style:use-optimal-row-height="false"/>
    </style:style>
    <style:style style:name="TableCell49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61" style:family="table-row">
      <style:table-row-properties style:use-optimal-row-height="false"/>
    </style:style>
    <style:style style:name="TableCell49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65" style:family="table-row">
      <style:table-row-properties style:use-optimal-row-height="false"/>
    </style:style>
    <style:style style:name="TableCell49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69" style:family="table-row">
      <style:table-row-properties style:use-optimal-row-height="false"/>
    </style:style>
    <style:style style:name="TableCell49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73" style:family="table-row">
      <style:table-row-properties style:use-optimal-row-height="false"/>
    </style:style>
    <style:style style:name="TableCell49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77" style:family="table-row">
      <style:table-row-properties style:use-optimal-row-height="false"/>
    </style:style>
    <style:style style:name="TableCell49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81" style:family="table-row">
      <style:table-row-properties style:use-optimal-row-height="false"/>
    </style:style>
    <style:style style:name="TableCell49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85" style:family="table-row">
      <style:table-row-properties style:use-optimal-row-height="false"/>
    </style:style>
    <style:style style:name="TableCell49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89" style:family="table-row">
      <style:table-row-properties style:use-optimal-row-height="false"/>
    </style:style>
    <style:style style:name="TableCell49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93" style:family="table-row">
      <style:table-row-properties style:use-optimal-row-height="false"/>
    </style:style>
    <style:style style:name="TableCell49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4997" style:family="table-row">
      <style:table-row-properties style:use-optimal-row-height="false"/>
    </style:style>
    <style:style style:name="TableCell49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49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01" style:family="table-row">
      <style:table-row-properties style:use-optimal-row-height="false"/>
    </style:style>
    <style:style style:name="TableCell50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05" style:family="table-row">
      <style:table-row-properties style:use-optimal-row-height="false"/>
    </style:style>
    <style:style style:name="TableCell50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09" style:family="table-row">
      <style:table-row-properties style:use-optimal-row-height="false"/>
    </style:style>
    <style:style style:name="TableCell50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13" style:family="table-row">
      <style:table-row-properties style:use-optimal-row-height="false"/>
    </style:style>
    <style:style style:name="TableCell50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17" style:family="table-row">
      <style:table-row-properties style:use-optimal-row-height="false"/>
    </style:style>
    <style:style style:name="TableCell50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21" style:family="table-row">
      <style:table-row-properties style:use-optimal-row-height="false"/>
    </style:style>
    <style:style style:name="TableCell50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25" style:family="table-row">
      <style:table-row-properties style:use-optimal-row-height="false"/>
    </style:style>
    <style:style style:name="TableCell50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29" style:family="table-row">
      <style:table-row-properties style:use-optimal-row-height="false"/>
    </style:style>
    <style:style style:name="TableCell50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33" style:family="table-row">
      <style:table-row-properties style:use-optimal-row-height="false"/>
    </style:style>
    <style:style style:name="TableCell50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37" style:family="table-row">
      <style:table-row-properties style:use-optimal-row-height="false"/>
    </style:style>
    <style:style style:name="TableCell50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41" style:family="table-row">
      <style:table-row-properties style:use-optimal-row-height="false"/>
    </style:style>
    <style:style style:name="TableCell50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45" style:family="table-row">
      <style:table-row-properties style:use-optimal-row-height="false"/>
    </style:style>
    <style:style style:name="TableCell50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49" style:family="table-row">
      <style:table-row-properties style:use-optimal-row-height="false"/>
    </style:style>
    <style:style style:name="TableCell50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53" style:family="table-row">
      <style:table-row-properties style:use-optimal-row-height="false"/>
    </style:style>
    <style:style style:name="TableCell50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57" style:family="table-row">
      <style:table-row-properties style:use-optimal-row-height="false"/>
    </style:style>
    <style:style style:name="TableCell50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61" style:family="table-row">
      <style:table-row-properties style:use-optimal-row-height="false"/>
    </style:style>
    <style:style style:name="TableCell50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65" style:family="table-row">
      <style:table-row-properties style:use-optimal-row-height="false"/>
    </style:style>
    <style:style style:name="TableCell50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69" style:family="table-row">
      <style:table-row-properties style:use-optimal-row-height="false"/>
    </style:style>
    <style:style style:name="TableCell50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73" style:family="table-row">
      <style:table-row-properties style:use-optimal-row-height="false"/>
    </style:style>
    <style:style style:name="TableCell50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77" style:family="table-row">
      <style:table-row-properties style:use-optimal-row-height="false"/>
    </style:style>
    <style:style style:name="TableCell50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81" style:family="table-row">
      <style:table-row-properties style:use-optimal-row-height="false"/>
    </style:style>
    <style:style style:name="TableCell50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85" style:family="table-row">
      <style:table-row-properties style:use-optimal-row-height="false"/>
    </style:style>
    <style:style style:name="TableCell50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89" style:family="table-row">
      <style:table-row-properties style:use-optimal-row-height="false"/>
    </style:style>
    <style:style style:name="TableCell50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93" style:family="table-row">
      <style:table-row-properties style:use-optimal-row-height="false"/>
    </style:style>
    <style:style style:name="TableCell50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097" style:family="table-row">
      <style:table-row-properties style:use-optimal-row-height="false"/>
    </style:style>
    <style:style style:name="TableCell50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0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01" style:family="table-row">
      <style:table-row-properties style:use-optimal-row-height="false"/>
    </style:style>
    <style:style style:name="TableCell51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05" style:family="table-row">
      <style:table-row-properties style:use-optimal-row-height="false"/>
    </style:style>
    <style:style style:name="TableCell51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09" style:family="table-row">
      <style:table-row-properties style:use-optimal-row-height="false"/>
    </style:style>
    <style:style style:name="TableCell51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13" style:family="table-row">
      <style:table-row-properties style:use-optimal-row-height="false"/>
    </style:style>
    <style:style style:name="TableCell51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17" style:family="table-row">
      <style:table-row-properties style:use-optimal-row-height="false"/>
    </style:style>
    <style:style style:name="TableCell51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21" style:family="table-row">
      <style:table-row-properties style:use-optimal-row-height="false"/>
    </style:style>
    <style:style style:name="TableCell51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25" style:family="table-row">
      <style:table-row-properties style:use-optimal-row-height="false"/>
    </style:style>
    <style:style style:name="TableCell51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29" style:family="table-row">
      <style:table-row-properties style:use-optimal-row-height="false"/>
    </style:style>
    <style:style style:name="TableCell51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33" style:family="table-row">
      <style:table-row-properties style:use-optimal-row-height="false"/>
    </style:style>
    <style:style style:name="TableCell51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37" style:family="table-row">
      <style:table-row-properties style:use-optimal-row-height="false"/>
    </style:style>
    <style:style style:name="TableCell51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41" style:family="table-row">
      <style:table-row-properties style:use-optimal-row-height="false"/>
    </style:style>
    <style:style style:name="TableCell51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45" style:family="table-row">
      <style:table-row-properties style:use-optimal-row-height="false"/>
    </style:style>
    <style:style style:name="TableCell51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49" style:family="table-row">
      <style:table-row-properties style:use-optimal-row-height="false"/>
    </style:style>
    <style:style style:name="TableCell51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53" style:family="table-row">
      <style:table-row-properties style:use-optimal-row-height="false"/>
    </style:style>
    <style:style style:name="TableCell51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57" style:family="table-row">
      <style:table-row-properties style:use-optimal-row-height="false"/>
    </style:style>
    <style:style style:name="TableCell51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61" style:family="table-row">
      <style:table-row-properties style:use-optimal-row-height="false"/>
    </style:style>
    <style:style style:name="TableCell51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65" style:family="table-row">
      <style:table-row-properties style:use-optimal-row-height="false"/>
    </style:style>
    <style:style style:name="TableCell51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69" style:family="table-row">
      <style:table-row-properties style:use-optimal-row-height="false"/>
    </style:style>
    <style:style style:name="TableCell51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73" style:family="table-row">
      <style:table-row-properties style:use-optimal-row-height="false"/>
    </style:style>
    <style:style style:name="TableCell51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77" style:family="table-row">
      <style:table-row-properties style:use-optimal-row-height="false"/>
    </style:style>
    <style:style style:name="TableCell51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81" style:family="table-row">
      <style:table-row-properties style:use-optimal-row-height="false"/>
    </style:style>
    <style:style style:name="TableCell51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85" style:family="table-row">
      <style:table-row-properties style:use-optimal-row-height="false"/>
    </style:style>
    <style:style style:name="TableCell51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89" style:family="table-row">
      <style:table-row-properties style:use-optimal-row-height="false"/>
    </style:style>
    <style:style style:name="TableCell51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93" style:family="table-row">
      <style:table-row-properties style:use-optimal-row-height="false"/>
    </style:style>
    <style:style style:name="TableCell51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197" style:family="table-row">
      <style:table-row-properties style:use-optimal-row-height="false"/>
    </style:style>
    <style:style style:name="TableCell51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1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01" style:family="table-row">
      <style:table-row-properties style:use-optimal-row-height="false"/>
    </style:style>
    <style:style style:name="TableCell52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05" style:family="table-row">
      <style:table-row-properties style:use-optimal-row-height="false"/>
    </style:style>
    <style:style style:name="TableCell52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09" style:family="table-row">
      <style:table-row-properties style:use-optimal-row-height="false"/>
    </style:style>
    <style:style style:name="TableCell52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13" style:family="table-row">
      <style:table-row-properties style:use-optimal-row-height="false"/>
    </style:style>
    <style:style style:name="TableCell52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17" style:family="table-row">
      <style:table-row-properties style:use-optimal-row-height="false"/>
    </style:style>
    <style:style style:name="TableCell52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21" style:family="table-row">
      <style:table-row-properties style:use-optimal-row-height="false"/>
    </style:style>
    <style:style style:name="TableCell52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25" style:family="table-row">
      <style:table-row-properties style:use-optimal-row-height="false"/>
    </style:style>
    <style:style style:name="TableCell52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29" style:family="table-row">
      <style:table-row-properties style:use-optimal-row-height="false"/>
    </style:style>
    <style:style style:name="TableCell52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33" style:family="table-row">
      <style:table-row-properties style:use-optimal-row-height="false"/>
    </style:style>
    <style:style style:name="TableCell52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37" style:family="table-row">
      <style:table-row-properties style:use-optimal-row-height="false"/>
    </style:style>
    <style:style style:name="TableCell52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41" style:family="table-row">
      <style:table-row-properties style:use-optimal-row-height="false"/>
    </style:style>
    <style:style style:name="TableCell52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45" style:family="table-row">
      <style:table-row-properties style:use-optimal-row-height="false"/>
    </style:style>
    <style:style style:name="TableCell52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49" style:family="table-row">
      <style:table-row-properties style:use-optimal-row-height="false"/>
    </style:style>
    <style:style style:name="TableCell52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53" style:family="table-row">
      <style:table-row-properties style:use-optimal-row-height="false"/>
    </style:style>
    <style:style style:name="TableCell52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57" style:family="table-row">
      <style:table-row-properties style:use-optimal-row-height="false"/>
    </style:style>
    <style:style style:name="TableCell52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61" style:family="table-row">
      <style:table-row-properties style:use-optimal-row-height="false"/>
    </style:style>
    <style:style style:name="TableCell52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65" style:family="table-row">
      <style:table-row-properties style:use-optimal-row-height="false"/>
    </style:style>
    <style:style style:name="TableCell52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69" style:family="table-row">
      <style:table-row-properties style:use-optimal-row-height="false"/>
    </style:style>
    <style:style style:name="TableCell52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73" style:family="table-row">
      <style:table-row-properties style:use-optimal-row-height="false"/>
    </style:style>
    <style:style style:name="TableCell52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77" style:family="table-row">
      <style:table-row-properties style:use-optimal-row-height="false"/>
    </style:style>
    <style:style style:name="TableCell52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81" style:family="table-row">
      <style:table-row-properties style:use-optimal-row-height="false"/>
    </style:style>
    <style:style style:name="TableCell52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85" style:family="table-row">
      <style:table-row-properties style:use-optimal-row-height="false"/>
    </style:style>
    <style:style style:name="TableCell52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89" style:family="table-row">
      <style:table-row-properties style:use-optimal-row-height="false"/>
    </style:style>
    <style:style style:name="TableCell52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93" style:family="table-row">
      <style:table-row-properties style:use-optimal-row-height="false"/>
    </style:style>
    <style:style style:name="TableCell52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297" style:family="table-row">
      <style:table-row-properties style:use-optimal-row-height="false"/>
    </style:style>
    <style:style style:name="TableCell52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2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01" style:family="table-row">
      <style:table-row-properties style:use-optimal-row-height="false"/>
    </style:style>
    <style:style style:name="TableCell53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05" style:family="table-row">
      <style:table-row-properties style:use-optimal-row-height="false"/>
    </style:style>
    <style:style style:name="TableCell53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09" style:family="table-row">
      <style:table-row-properties style:use-optimal-row-height="false"/>
    </style:style>
    <style:style style:name="TableCell53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13" style:family="table-row">
      <style:table-row-properties style:use-optimal-row-height="false"/>
    </style:style>
    <style:style style:name="TableCell53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17" style:family="table-row">
      <style:table-row-properties style:use-optimal-row-height="false"/>
    </style:style>
    <style:style style:name="TableCell53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21" style:family="table-row">
      <style:table-row-properties style:use-optimal-row-height="false"/>
    </style:style>
    <style:style style:name="TableCell53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25" style:family="table-row">
      <style:table-row-properties style:use-optimal-row-height="false"/>
    </style:style>
    <style:style style:name="TableCell53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29" style:family="table-row">
      <style:table-row-properties style:use-optimal-row-height="false"/>
    </style:style>
    <style:style style:name="TableCell533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33" style:family="table-row">
      <style:table-row-properties style:use-optimal-row-height="false"/>
    </style:style>
    <style:style style:name="TableCell533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37" style:family="table-row">
      <style:table-row-properties style:use-optimal-row-height="false"/>
    </style:style>
    <style:style style:name="TableCell533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3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41" style:family="table-row">
      <style:table-row-properties style:use-optimal-row-height="false"/>
    </style:style>
    <style:style style:name="TableCell534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45" style:family="table-row">
      <style:table-row-properties style:use-optimal-row-height="false"/>
    </style:style>
    <style:style style:name="TableCell534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4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49" style:family="table-row">
      <style:table-row-properties style:use-optimal-row-height="false"/>
    </style:style>
    <style:style style:name="TableCell535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53" style:family="table-row">
      <style:table-row-properties style:use-optimal-row-height="false"/>
    </style:style>
    <style:style style:name="TableCell535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57" style:family="table-row">
      <style:table-row-properties style:use-optimal-row-height="false"/>
    </style:style>
    <style:style style:name="TableCell535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5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61" style:family="table-row">
      <style:table-row-properties style:use-optimal-row-height="false"/>
    </style:style>
    <style:style style:name="TableCell536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65" style:family="table-row">
      <style:table-row-properties style:use-optimal-row-height="false"/>
    </style:style>
    <style:style style:name="TableCell536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6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69" style:family="table-row">
      <style:table-row-properties style:use-optimal-row-height="false"/>
    </style:style>
    <style:style style:name="TableCell537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73" style:family="table-row">
      <style:table-row-properties style:use-optimal-row-height="false"/>
    </style:style>
    <style:style style:name="TableCell537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77" style:family="table-row">
      <style:table-row-properties style:use-optimal-row-height="false"/>
    </style:style>
    <style:style style:name="TableCell537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7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81" style:family="table-row">
      <style:table-row-properties style:use-optimal-row-height="false"/>
    </style:style>
    <style:style style:name="TableCell538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85" style:family="table-row">
      <style:table-row-properties style:use-optimal-row-height="false"/>
    </style:style>
    <style:style style:name="TableCell538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8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89" style:family="table-row">
      <style:table-row-properties style:use-optimal-row-height="false"/>
    </style:style>
    <style:style style:name="TableCell539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93" style:family="table-row">
      <style:table-row-properties style:use-optimal-row-height="false"/>
    </style:style>
    <style:style style:name="TableCell539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397" style:family="table-row">
      <style:table-row-properties style:use-optimal-row-height="false"/>
    </style:style>
    <style:style style:name="TableCell539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39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01" style:family="table-row">
      <style:table-row-properties style:use-optimal-row-height="false"/>
    </style:style>
    <style:style style:name="TableCell540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05" style:family="table-row">
      <style:table-row-properties style:use-optimal-row-height="false"/>
    </style:style>
    <style:style style:name="TableCell540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0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09" style:family="table-row">
      <style:table-row-properties style:use-optimal-row-height="false"/>
    </style:style>
    <style:style style:name="TableCell5410"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1"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2"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13" style:family="table-row">
      <style:table-row-properties style:use-optimal-row-height="false"/>
    </style:style>
    <style:style style:name="TableCell5414"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5"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6"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17" style:family="table-row">
      <style:table-row-properties style:use-optimal-row-height="false"/>
    </style:style>
    <style:style style:name="TableCell5418"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19"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0"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21" style:family="table-row">
      <style:table-row-properties style:use-optimal-row-height="false"/>
    </style:style>
    <style:style style:name="TableCell5422"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3"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4"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TableRow5425" style:family="table-row">
      <style:table-row-properties style:use-optimal-row-height="false"/>
    </style:style>
    <style:style style:name="TableCell5426"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7" style:family="table-cell">
      <style:table-cell-properties fo:border-top="none" fo:border-left="0.0034in solid #000000" fo:border-bottom="0.0034in solid #000000" fo:border-right="none" style:vertical-align="middle" fo:padding-top="0.0395in" fo:padding-left="0.0395in" fo:padding-bottom="0.0395in" fo:padding-right="0.0395in"/>
    </style:style>
    <style:style style:name="TableCell5428"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5429" style:parent-style-name="Heading2" style:family="paragraph">
      <style:paragraph-properties fo:break-before="page"/>
    </style:style>
    <style:style style:name="T5430" style:parent-style-name="Absatz-Standardschriftart" style:family="text">
      <style:text-properties style:font-name="Courier New"/>
    </style:style>
    <style:style style:name="T5431" style:parent-style-name="Absatz-Standardschriftart" style:family="text">
      <style:text-properties style:font-name="Courier New"/>
    </style:style>
    <style:style style:name="T5432" style:parent-style-name="Absatz-Standardschriftart" style:family="text">
      <style:text-properties style:font-name="Courier New"/>
    </style:style>
    <style:style style:name="TableColumn5434" style:family="table-column">
      <style:table-column-properties style:column-width="1.1916in" style:use-optimal-column-width="false"/>
    </style:style>
    <style:style style:name="TableColumn5435" style:family="table-column">
      <style:table-column-properties style:column-width="1.7083in" style:use-optimal-column-width="false"/>
    </style:style>
    <style:style style:name="TableColumn5436" style:family="table-column">
      <style:table-column-properties style:column-width="1.4541in" style:use-optimal-column-width="false"/>
    </style:style>
    <style:style style:name="Table5433" style:family="table">
      <style:table-properties style:width="4.3541in" fo:margin-left="0.0312in" table:align="left"/>
    </style:style>
    <style:style style:name="TableRow5437" style:family="table-row">
      <style:table-row-properties style:use-optimal-row-height="false"/>
    </style:style>
    <style:style style:name="TableCell5438"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439" style:parent-style-name="TableHeading" style:family="paragraph">
      <style:text-properties fo:font-size="11pt" style:font-size-asian="11pt" style:font-size-complex="11pt"/>
    </style:style>
    <style:style style:name="TableCell544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5441" style:parent-style-name="TableHeading" style:family="paragraph">
      <style:text-properties fo:font-size="11pt" style:font-size-asian="11pt" style:font-size-complex="14pt"/>
    </style:style>
    <style:style style:name="TableCell5442" style:family="table-cell">
      <style:table-cell-properties fo:border="0.0034in solid #000000" style:vertical-align="middle" fo:padding-top="0.0381in" fo:padding-left="0.0381in" fo:padding-bottom="0.0381in" fo:padding-right="0.0381in"/>
    </style:style>
    <style:style style:name="P5443" style:parent-style-name="TableHeading" style:family="paragraph">
      <style:text-properties style:font-name="Arial" style:font-name-complex="Arial" fo:font-size="11pt" style:font-size-asian="11pt" style:font-size-complex="14pt"/>
    </style:style>
    <style:style style:name="TableRow5444" style:family="table-row">
      <style:table-row-properties style:use-optimal-row-height="false"/>
    </style:style>
    <style:style style:name="TableCell54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4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4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48" style:parent-style-name="Standard" style:family="paragraph">
      <style:text-properties style:font-name="Arial" style:font-name-complex="Arial" fo:font-size="11pt" style:font-size-asian="11pt" style:font-size-complex="11pt"/>
    </style:style>
    <style:style style:name="TableRow5449" style:family="table-row">
      <style:table-row-properties style:use-optimal-row-height="false"/>
    </style:style>
    <style:style style:name="TableCell54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51" style:parent-style-name="Display" style:family="paragraph">
      <style:paragraph-properties fo:margin-bottom="0.0138in"/>
    </style:style>
    <style:style style:name="TableCell54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453" style:parent-style-name="TableContents" style:family="paragraph">
      <style:paragraph-properties fo:margin-bottom="0.0138in"/>
    </style:style>
    <style:style style:name="TableCell545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55" style:parent-style-name="Standard" style:family="paragraph">
      <style:paragraph-properties fo:margin-bottom="0.0138in"/>
      <style:text-properties style:font-name="Arial" style:font-name-complex="Arial" fo:font-size="11pt" style:font-size-asian="11pt" style:font-size-complex="11pt"/>
    </style:style>
    <style:style style:name="TableRow5456" style:family="table-row">
      <style:table-row-properties style:use-optimal-row-height="false"/>
    </style:style>
    <style:style style:name="TableCell54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5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60" style:parent-style-name="Standard" style:family="paragraph">
      <style:text-properties style:font-name="Arial" style:font-name-complex="Arial" fo:font-size="11pt" style:font-size-asian="11pt" style:font-size-complex="11pt"/>
    </style:style>
    <style:style style:name="TableRow5461" style:family="table-row">
      <style:table-row-properties style:use-optimal-row-height="false"/>
    </style:style>
    <style:style style:name="TableCell54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6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65" style:parent-style-name="Standard" style:family="paragraph">
      <style:text-properties style:font-name="Arial" style:font-name-complex="Arial" fo:font-size="11pt" style:font-size-asian="11pt" style:font-size-complex="11pt"/>
    </style:style>
    <style:style style:name="TableRow5466" style:family="table-row">
      <style:table-row-properties style:use-optimal-row-height="false"/>
    </style:style>
    <style:style style:name="TableCell54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6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70" style:parent-style-name="Standard" style:family="paragraph">
      <style:text-properties style:font-name="Arial" style:font-name-complex="Arial" fo:font-size="11pt" style:font-size-asian="11pt" style:font-size-complex="11pt"/>
    </style:style>
    <style:style style:name="TableRow5471" style:family="table-row">
      <style:table-row-properties style:use-optimal-row-height="false"/>
    </style:style>
    <style:style style:name="TableCell54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7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75" style:parent-style-name="Standard" style:family="paragraph">
      <style:text-properties style:font-name="Arial" style:font-name-complex="Arial" fo:font-size="11pt" style:font-size-asian="11pt" style:font-size-complex="11pt"/>
    </style:style>
    <style:style style:name="TableRow5476" style:family="table-row">
      <style:table-row-properties style:use-optimal-row-height="false"/>
    </style:style>
    <style:style style:name="TableCell54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5478" style:parent-style-name="Absatz-Standardschriftart" style:family="text">
      <style:text-properties style:text-position="27.2% 100%"/>
    </style:style>
    <style:style style:name="TableCell54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5481" style:parent-style-name="Absatz-Standardschriftart" style:family="text">
      <style:text-properties style:font-name="Arial" style:font-name-complex="Arial" style:text-position="33.3% 100%" fo:font-size="9pt" style:font-size-asian="9pt" style:font-size-complex="9pt"/>
    </style:style>
    <style:style style:name="TableRow5482" style:family="table-row">
      <style:table-row-properties style:use-optimal-row-height="false"/>
    </style:style>
    <style:style style:name="TableCell54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86" style:parent-style-name="Standard" style:family="paragraph">
      <style:text-properties style:font-name="Arial" style:font-name-complex="Arial" fo:font-size="11pt" style:font-size-asian="11pt" style:font-size-complex="11pt"/>
    </style:style>
    <style:style style:name="TableRow5487" style:family="table-row">
      <style:table-row-properties style:use-optimal-row-height="false"/>
    </style:style>
    <style:style style:name="TableCell54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9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91" style:parent-style-name="Standard" style:family="paragraph">
      <style:text-properties style:font-name="Arial" style:font-name-complex="Arial" fo:font-size="11pt" style:font-size-asian="11pt" style:font-size-complex="11pt"/>
    </style:style>
    <style:style style:name="TableRow5492" style:family="table-row">
      <style:table-row-properties style:use-optimal-row-height="false"/>
    </style:style>
    <style:style style:name="TableCell54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496" style:parent-style-name="Standard" style:family="paragraph">
      <style:text-properties style:font-name="Arial" style:font-name-complex="Arial" fo:font-size="11pt" style:font-size-asian="11pt" style:font-size-complex="11pt"/>
    </style:style>
    <style:style style:name="TableRow5497" style:family="table-row">
      <style:table-row-properties style:use-optimal-row-height="false"/>
    </style:style>
    <style:style style:name="TableCell54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4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01" style:parent-style-name="Standard" style:family="paragraph">
      <style:text-properties style:font-name="Arial" style:font-name-complex="Arial" fo:font-size="11pt" style:font-size-asian="11pt" style:font-size-complex="11pt"/>
    </style:style>
    <style:style style:name="TableRow5502" style:family="table-row">
      <style:table-row-properties style:use-optimal-row-height="false"/>
    </style:style>
    <style:style style:name="TableCell55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06" style:parent-style-name="Standard" style:family="paragraph">
      <style:text-properties style:font-name="Arial" style:font-name-complex="Arial" fo:font-size="11pt" style:font-size-asian="11pt" style:font-size-complex="11pt"/>
    </style:style>
    <style:style style:name="TableRow5507" style:family="table-row">
      <style:table-row-properties style:use-optimal-row-height="false"/>
    </style:style>
    <style:style style:name="TableCell55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11" style:parent-style-name="Standard" style:family="paragraph">
      <style:text-properties style:font-name="Arial" style:font-name-complex="Arial" fo:font-size="11pt" style:font-size-asian="11pt" style:font-size-complex="11pt"/>
    </style:style>
    <style:style style:name="TableRow5512" style:family="table-row">
      <style:table-row-properties style:use-optimal-row-height="false"/>
    </style:style>
    <style:style style:name="TableCell55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16" style:parent-style-name="Standard" style:family="paragraph">
      <style:text-properties style:font-name="Arial" style:font-name-complex="Arial" fo:font-size="11pt" style:font-size-asian="11pt" style:font-size-complex="11pt"/>
    </style:style>
    <style:style style:name="TableRow5517" style:family="table-row">
      <style:table-row-properties style:use-optimal-row-height="false"/>
    </style:style>
    <style:style style:name="TableCell55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21" style:parent-style-name="Standard" style:family="paragraph">
      <style:text-properties style:font-name="Arial" style:font-name-complex="Arial" fo:font-size="11pt" style:font-size-asian="11pt" style:font-size-complex="11pt"/>
    </style:style>
    <style:style style:name="TableRow5522" style:family="table-row">
      <style:table-row-properties style:use-optimal-row-height="false"/>
    </style:style>
    <style:style style:name="TableCell55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26" style:parent-style-name="Standard" style:family="paragraph">
      <style:text-properties style:font-name="Arial" style:font-name-complex="Arial" fo:font-size="11pt" style:font-size-asian="11pt" style:font-size-complex="11pt"/>
    </style:style>
    <style:style style:name="TableRow5527" style:family="table-row">
      <style:table-row-properties style:use-optimal-row-height="false"/>
    </style:style>
    <style:style style:name="TableCell55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Row5531" style:family="table-row">
      <style:table-row-properties style:use-optimal-row-height="false"/>
    </style:style>
    <style:style style:name="TableCell55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Row5535" style:family="table-row">
      <style:table-row-properties style:use-optimal-row-height="false"/>
    </style:style>
    <style:style style:name="TableCell55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3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Row5539" style:family="table-row">
      <style:table-row-properties style:use-optimal-row-height="false"/>
    </style:style>
    <style:style style:name="TableCell55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4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ableRow5543" style:family="table-row">
      <style:table-row-properties style:use-optimal-row-height="false"/>
    </style:style>
    <style:style style:name="TableCell55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4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47" style:parent-style-name="Standard" style:family="paragraph">
      <style:text-properties style:font-name="Arial" style:font-name-complex="Arial" fo:font-size="11pt" style:font-size-asian="11pt" style:font-size-complex="11pt"/>
    </style:style>
    <style:style style:name="TableRow5548" style:family="table-row">
      <style:table-row-properties style:use-optimal-row-height="false"/>
    </style:style>
    <style:style style:name="TableCell55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5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52" style:parent-style-name="Standard" style:family="paragraph">
      <style:text-properties style:font-name="Arial" style:font-name-complex="Arial" fo:font-size="11pt" style:font-size-asian="11pt" style:font-size-complex="11pt"/>
    </style:style>
    <style:style style:name="TableRow5553" style:family="table-row">
      <style:table-row-properties style:use-optimal-row-height="false"/>
    </style:style>
    <style:style style:name="TableCell55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5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57" style:parent-style-name="Standard" style:family="paragraph">
      <style:paragraph-properties>
        <style:tab-stops>
          <style:tab-stop style:type="left" style:position="0.3173in"/>
        </style:tab-stops>
      </style:paragraph-properties>
    </style:style>
    <style:style style:name="T5558" style:parent-style-name="Absatz-Standardschriftart" style:family="text">
      <style:text-properties style:font-name="Arial Unicode MS" style:font-name-asian="Arial Unicode MS" style:font-name-complex="Arial Unicode MS" fo:font-size="11pt" style:font-size-asian="11pt" style:font-size-complex="11pt"/>
    </style:style>
    <style:style style:name="T5559" style:parent-style-name="Absatz-Standardschriftart" style:family="text">
      <style:text-properties style:font-name="Arial Unicode MS" style:font-name-asian="Arial Unicode MS" style:font-name-complex="Arial Unicode MS" fo:font-size="11pt" style:font-size-asian="11pt" style:font-size-complex="11pt" fo:language="de" fo:country="DE"/>
    </style:style>
    <style:style style:name="T5560" style:parent-style-name="Absatz-Standardschriftart" style:family="text">
      <style:text-properties style:font-name="Arial Unicode MS" style:font-name-asian="Arial Unicode MS" style:font-name-complex="Arial Unicode MS" fo:font-size="11pt" style:font-size-asian="11pt" style:font-size-complex="11pt" fo:language="de" fo:country="DE"/>
    </style:style>
    <style:style style:name="T5561" style:parent-style-name="Absatz-Standardschriftart" style:family="text">
      <style:text-properties style:font-name="Arial Unicode MS" style:font-name-asian="Arial Unicode MS" style:font-name-complex="Arial Unicode MS" fo:font-size="11pt" style:font-size-asian="11pt" style:font-size-complex="11pt"/>
    </style:style>
    <style:style style:name="TableRow5562" style:family="table-row">
      <style:table-row-properties style:use-optimal-row-height="false"/>
    </style:style>
    <style:style style:name="TableCell55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66" style:parent-style-name="Standard" style:family="paragraph">
      <style:text-properties style:font-name="Arial" style:font-name-complex="Arial" fo:font-size="11pt" style:font-size-asian="11pt" style:font-size-complex="11pt"/>
    </style:style>
    <style:style style:name="TableRow5567" style:family="table-row">
      <style:table-row-properties style:use-optimal-row-height="false"/>
    </style:style>
    <style:style style:name="TableCell55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71" style:parent-style-name="Standard" style:family="paragraph">
      <style:text-properties style:font-name="Arial" style:font-name-complex="Arial" fo:font-size="11pt" style:font-size-asian="11pt" style:font-size-complex="11pt"/>
    </style:style>
    <style:style style:name="TableRow5572" style:family="table-row">
      <style:table-row-properties style:use-optimal-row-height="false"/>
    </style:style>
    <style:style style:name="TableCell55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7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76" style:parent-style-name="Standard" style:family="paragraph">
      <style:text-properties style:font-name="Arial" style:font-name-complex="Arial" fo:font-size="11pt" style:font-size-asian="11pt" style:font-size-complex="11pt"/>
    </style:style>
    <style:style style:name="TableRow5577" style:family="table-row">
      <style:table-row-properties style:use-optimal-row-height="false"/>
    </style:style>
    <style:style style:name="TableCell55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81" style:parent-style-name="Standard" style:family="paragraph">
      <style:text-properties style:font-name="Arial" style:font-name-complex="Arial" style:text-position="sub 63.6%" fo:font-size="11pt" style:font-size-asian="11pt" style:font-size-complex="11pt"/>
    </style:style>
    <style:style style:name="TableRow5582" style:family="table-row">
      <style:table-row-properties style:use-optimal-row-height="false"/>
    </style:style>
    <style:style style:name="TableCell55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86" style:parent-style-name="Standard" style:family="paragraph">
      <style:text-properties style:font-name="Arial" style:font-name-complex="Arial" fo:font-size="11pt" style:font-size-asian="11pt" style:font-size-complex="11pt"/>
    </style:style>
    <style:style style:name="TableRow5587" style:family="table-row">
      <style:table-row-properties style:use-optimal-row-height="false"/>
    </style:style>
    <style:style style:name="TableCell55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9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91" style:parent-style-name="Standard" style:family="paragraph">
      <style:text-properties style:font-name="Arial" style:font-name-complex="Arial" fo:font-size="11pt" style:font-size-asian="11pt" style:font-size-complex="11pt"/>
    </style:style>
    <style:style style:name="TableRow5592" style:family="table-row">
      <style:table-row-properties style:use-optimal-row-height="false"/>
    </style:style>
    <style:style style:name="TableCell55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596" style:parent-style-name="Standard" style:family="paragraph">
      <style:text-properties style:font-name="Arial" style:font-name-complex="Arial" fo:font-size="11pt" style:font-size-asian="11pt" style:font-size-complex="11pt"/>
    </style:style>
    <style:style style:name="TableRow5597" style:family="table-row">
      <style:table-row-properties style:use-optimal-row-height="false"/>
    </style:style>
    <style:style style:name="TableCell55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5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01" style:parent-style-name="Standard" style:family="paragraph">
      <style:text-properties style:font-name="Arial" style:font-name-complex="Arial" fo:font-size="11pt" style:font-size-asian="11pt" style:font-size-complex="11pt"/>
    </style:style>
    <style:style style:name="TableRow5602" style:family="table-row">
      <style:table-row-properties style:use-optimal-row-height="false"/>
    </style:style>
    <style:style style:name="TableCell56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06" style:parent-style-name="Standard" style:family="paragraph">
      <style:text-properties style:font-name="Arial" style:font-name-complex="Arial" fo:font-size="11pt" style:font-size-asian="11pt" style:font-size-complex="11pt"/>
    </style:style>
    <style:style style:name="TableRow5607" style:family="table-row">
      <style:table-row-properties style:use-optimal-row-height="false"/>
    </style:style>
    <style:style style:name="TableCell56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11" style:parent-style-name="Standard" style:family="paragraph">
      <style:text-properties style:font-name="Arial" style:font-name-complex="Arial" fo:font-size="11pt" style:font-size-asian="11pt" style:font-size-complex="11pt"/>
    </style:style>
    <style:style style:name="TableRow5612" style:family="table-row">
      <style:table-row-properties style:use-optimal-row-height="false"/>
    </style:style>
    <style:style style:name="TableCell56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16"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5617" style:family="table-row">
      <style:table-row-properties style:use-optimal-row-height="false"/>
    </style:style>
    <style:style style:name="TableCell56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21" style:parent-style-name="Standard" style:family="paragraph">
      <style:text-properties style:font-name="Arial" style:font-name-complex="Arial" fo:font-size="11pt" style:font-size-asian="11pt" style:font-size-complex="11pt"/>
    </style:style>
    <style:style style:name="TableRow5622" style:family="table-row">
      <style:table-row-properties style:use-optimal-row-height="false"/>
    </style:style>
    <style:style style:name="TableCell56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26" style:parent-style-name="Standard" style:family="paragraph">
      <style:text-properties style:font-name="Arial" style:font-name-complex="Arial" fo:font-size="11pt" style:font-size-asian="11pt" style:font-size-complex="11pt"/>
    </style:style>
    <style:style style:name="TableRow5627" style:family="table-row">
      <style:table-row-properties style:use-optimal-row-height="false"/>
    </style:style>
    <style:style style:name="TableCell56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31" style:parent-style-name="Standard" style:family="paragraph">
      <style:text-properties style:font-name="Arial" style:font-name-complex="Arial" fo:font-size="11pt" style:font-size-asian="11pt" style:font-size-complex="11pt"/>
    </style:style>
    <style:style style:name="TableRow5632" style:family="table-row">
      <style:table-row-properties style:use-optimal-row-height="false"/>
    </style:style>
    <style:style style:name="TableCell56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36" style:parent-style-name="Standard" style:family="paragraph">
      <style:text-properties style:font-name="Arial" style:font-name-complex="Arial" fo:font-size="11pt" style:font-size-asian="11pt" style:font-size-complex="11pt"/>
    </style:style>
    <style:style style:name="TableRow5637" style:family="table-row">
      <style:table-row-properties style:use-optimal-row-height="false"/>
    </style:style>
    <style:style style:name="TableCell56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4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41"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5642" style:family="table-row">
      <style:table-row-properties style:use-optimal-row-height="false"/>
    </style:style>
    <style:style style:name="TableCell56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46" style:parent-style-name="Standard" style:family="paragraph">
      <style:text-properties style:font-name="Arial" style:font-name-complex="Arial" fo:font-size="11pt" style:font-size-asian="11pt" style:font-size-complex="11pt"/>
    </style:style>
    <style:style style:name="TableRow5647" style:family="table-row">
      <style:table-row-properties style:use-optimal-row-height="false"/>
    </style:style>
    <style:style style:name="TableCell56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5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51" style:parent-style-name="Standard" style:family="paragraph">
      <style:text-properties style:font-name="Arial" style:font-name-complex="Arial" fo:font-size="11pt" style:font-size-asian="11pt" style:font-size-complex="11pt"/>
    </style:style>
    <style:style style:name="TableRow5652" style:family="table-row">
      <style:table-row-properties style:use-optimal-row-height="false"/>
    </style:style>
    <style:style style:name="TableCell56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5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56" style:parent-style-name="Standard" style:family="paragraph">
      <style:text-properties style:font-name="Arial" style:font-name-complex="Arial" fo:font-size="11pt" style:font-size-asian="11pt" style:font-size-complex="11pt"/>
    </style:style>
    <style:style style:name="TableRow5657" style:family="table-row">
      <style:table-row-properties style:use-optimal-row-height="false"/>
    </style:style>
    <style:style style:name="TableCell56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61" style:parent-style-name="Standard" style:family="paragraph">
      <style:text-properties style:font-name="Arial" style:font-name-complex="Arial" fo:font-size="11pt" style:font-size-asian="11pt" style:font-size-complex="11pt"/>
    </style:style>
    <style:style style:name="TableRow5662" style:family="table-row">
      <style:table-row-properties style:use-optimal-row-height="false"/>
    </style:style>
    <style:style style:name="TableCell56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66" style:parent-style-name="Standard" style:family="paragraph">
      <style:text-properties style:font-name="Arial" style:font-name-complex="Arial" fo:font-size="11pt" style:font-size-asian="11pt" style:font-size-complex="11pt"/>
    </style:style>
    <style:style style:name="TableRow5667" style:family="table-row">
      <style:table-row-properties style:use-optimal-row-height="false"/>
    </style:style>
    <style:style style:name="TableCell56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71" style:parent-style-name="Standard" style:family="paragraph">
      <style:text-properties style:font-name="Arial" style:font-name-complex="Arial" fo:font-size="11pt" style:font-size-asian="11pt" style:font-size-complex="11pt"/>
    </style:style>
    <style:style style:name="TableRow5672" style:family="table-row">
      <style:table-row-properties style:use-optimal-row-height="false"/>
    </style:style>
    <style:style style:name="TableCell56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7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76" style:parent-style-name="Standard" style:family="paragraph">
      <style:text-properties style:font-name="Arial" style:font-name-complex="Arial" fo:font-size="11pt" style:font-size-asian="11pt" style:font-size-complex="11pt"/>
    </style:style>
    <style:style style:name="TableRow5677" style:family="table-row">
      <style:table-row-properties style:use-optimal-row-height="false"/>
    </style:style>
    <style:style style:name="TableCell56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81" style:parent-style-name="Standard" style:family="paragraph">
      <style:text-properties style:font-name="Arial" style:font-name-complex="Arial" fo:font-size="11pt" style:font-size-asian="11pt" style:font-size-complex="11pt"/>
    </style:style>
    <style:style style:name="TableRow5682" style:family="table-row">
      <style:table-row-properties style:use-optimal-row-height="false"/>
    </style:style>
    <style:style style:name="TableCell56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86" style:parent-style-name="Standard" style:family="paragraph">
      <style:text-properties style:font-name="Arial" style:font-name-complex="Arial" fo:font-size="11pt" style:font-size-asian="11pt" style:font-size-complex="11pt"/>
    </style:style>
    <style:style style:name="TableRow5687" style:family="table-row">
      <style:table-row-properties style:use-optimal-row-height="false"/>
    </style:style>
    <style:style style:name="TableCell56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9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91" style:parent-style-name="Standard" style:family="paragraph">
      <style:text-properties style:font-name="Arial" style:font-name-complex="Arial" fo:font-size="11pt" style:font-size-asian="11pt" style:font-size-complex="11pt"/>
    </style:style>
    <style:style style:name="TableRow5692" style:family="table-row">
      <style:table-row-properties style:use-optimal-row-height="false"/>
    </style:style>
    <style:style style:name="TableCell56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696" style:parent-style-name="Standard" style:family="paragraph">
      <style:text-properties style:font-name="Arial" style:font-name-complex="Arial" fo:font-size="11pt" style:font-size-asian="11pt" style:font-size-complex="11pt"/>
    </style:style>
    <style:style style:name="TableRow5697" style:family="table-row">
      <style:table-row-properties style:use-optimal-row-height="false"/>
    </style:style>
    <style:style style:name="TableCell56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6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01" style:parent-style-name="Standard" style:family="paragraph">
      <style:text-properties style:font-name="Arial" style:font-name-complex="Arial" fo:font-size="11pt" style:font-size-asian="11pt" style:font-size-complex="11pt"/>
    </style:style>
    <style:style style:name="TableRow5702" style:family="table-row">
      <style:table-row-properties style:use-optimal-row-height="false"/>
    </style:style>
    <style:style style:name="TableCell57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06" style:parent-style-name="Standard" style:family="paragraph">
      <style:text-properties style:font-name="Arial" style:font-name-complex="Arial" fo:font-size="11pt" style:font-size-asian="11pt" style:font-size-complex="11pt"/>
    </style:style>
    <style:style style:name="TableRow5707" style:family="table-row">
      <style:table-row-properties style:use-optimal-row-height="false"/>
    </style:style>
    <style:style style:name="TableCell57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11" style:parent-style-name="Standard" style:family="paragraph">
      <style:text-properties style:font-name="Arial" style:font-name-complex="Arial" fo:font-size="11pt" style:font-size-asian="11pt" style:font-size-complex="11pt"/>
    </style:style>
    <style:style style:name="TableRow5712" style:family="table-row">
      <style:table-row-properties style:use-optimal-row-height="false"/>
    </style:style>
    <style:style style:name="TableCell57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16" style:parent-style-name="Standard" style:family="paragraph">
      <style:text-properties style:font-name="Arial" style:font-name-complex="Arial" fo:font-size="11pt" style:font-size-asian="11pt" style:font-size-complex="11pt"/>
    </style:style>
    <style:style style:name="TableRow5717" style:family="table-row">
      <style:table-row-properties style:use-optimal-row-height="false"/>
    </style:style>
    <style:style style:name="TableCell57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21" style:parent-style-name="Standard" style:family="paragraph">
      <style:text-properties style:font-name="Arial" style:font-name-complex="Arial" fo:font-size="11pt" style:font-size-asian="11pt" style:font-size-complex="11pt"/>
    </style:style>
    <style:style style:name="TableRow5722" style:family="table-row">
      <style:table-row-properties style:use-optimal-row-height="false"/>
    </style:style>
    <style:style style:name="TableCell57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26" style:parent-style-name="Standard" style:family="paragraph">
      <style:text-properties style:font-name="Arial" style:font-name-complex="Arial" fo:font-size="11pt" style:font-size-asian="11pt" style:font-size-complex="11pt"/>
    </style:style>
    <style:style style:name="TableRow5727" style:family="table-row">
      <style:table-row-properties style:use-optimal-row-height="false"/>
    </style:style>
    <style:style style:name="TableCell57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31" style:parent-style-name="Standard" style:family="paragraph">
      <style:text-properties style:font-name="Arial" style:font-name-complex="Arial" fo:font-size="11pt" style:font-size-asian="11pt" style:font-size-complex="11pt"/>
    </style:style>
    <style:style style:name="TableRow5732" style:family="table-row">
      <style:table-row-properties style:use-optimal-row-height="false"/>
    </style:style>
    <style:style style:name="TableCell57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36" style:parent-style-name="Standard" style:family="paragraph">
      <style:text-properties style:font-name="Arial" style:font-name-complex="Arial" fo:font-size="11pt" style:font-size-asian="11pt" style:font-size-complex="11pt"/>
    </style:style>
    <style:style style:name="TableRow5737" style:family="table-row">
      <style:table-row-properties style:use-optimal-row-height="false"/>
    </style:style>
    <style:style style:name="TableCell57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4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41" style:parent-style-name="Standard" style:family="paragraph">
      <style:text-properties style:font-name="Arial" style:font-name-complex="Arial" fo:font-size="11pt" style:font-size-asian="11pt" style:font-size-complex="11pt"/>
    </style:style>
    <style:style style:name="TableRow5742" style:family="table-row">
      <style:table-row-properties style:use-optimal-row-height="false"/>
    </style:style>
    <style:style style:name="TableCell57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46" style:parent-style-name="Standard" style:family="paragraph">
      <style:text-properties style:font-name="Arial" style:font-name-complex="Arial" fo:font-size="11pt" style:font-size-asian="11pt" style:font-size-complex="11pt"/>
    </style:style>
    <style:style style:name="TableRow5747" style:family="table-row">
      <style:table-row-properties style:use-optimal-row-height="false"/>
    </style:style>
    <style:style style:name="TableCell57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5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51" style:parent-style-name="Standard" style:family="paragraph">
      <style:text-properties style:font-name="Arial" style:font-name-complex="Arial" fo:font-size="11pt" style:font-size-asian="11pt" style:font-size-complex="11pt"/>
    </style:style>
    <style:style style:name="TableRow5752" style:family="table-row">
      <style:table-row-properties style:use-optimal-row-height="false"/>
    </style:style>
    <style:style style:name="TableCell57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5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56" style:parent-style-name="Standard" style:family="paragraph">
      <style:text-properties style:font-name="Arial" style:font-name-complex="Arial" fo:font-size="11pt" style:font-size-asian="11pt" style:font-size-complex="11pt"/>
    </style:style>
    <style:style style:name="TableRow5757" style:family="table-row">
      <style:table-row-properties style:use-optimal-row-height="false"/>
    </style:style>
    <style:style style:name="TableCell57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61" style:parent-style-name="Standard" style:family="paragraph">
      <style:text-properties style:font-name="Arial" style:font-name-complex="Arial" fo:font-size="11pt" style:font-size-asian="11pt" style:font-size-complex="11pt"/>
    </style:style>
    <style:style style:name="TableRow5762" style:family="table-row">
      <style:table-row-properties style:use-optimal-row-height="false"/>
    </style:style>
    <style:style style:name="TableCell57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66" style:parent-style-name="Standard" style:family="paragraph">
      <style:text-properties style:font-name="Arial" style:font-name-complex="Arial" fo:font-size="11pt" style:font-size-asian="11pt" style:font-size-complex="11pt"/>
    </style:style>
    <style:style style:name="TableRow5767" style:family="table-row">
      <style:table-row-properties style:use-optimal-row-height="false"/>
    </style:style>
    <style:style style:name="TableCell57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71"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772" style:family="table-row">
      <style:table-row-properties style:use-optimal-row-height="false"/>
    </style:style>
    <style:style style:name="TableCell57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7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76"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777" style:family="table-row">
      <style:table-row-properties style:use-optimal-row-height="false"/>
    </style:style>
    <style:style style:name="TableCell57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8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81"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782" style:family="table-row">
      <style:table-row-properties style:use-optimal-row-height="false"/>
    </style:style>
    <style:style style:name="TableCell57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86"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787" style:family="table-row">
      <style:table-row-properties style:use-optimal-row-height="false"/>
    </style:style>
    <style:style style:name="TableCell57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9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91"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792" style:family="table-row">
      <style:table-row-properties style:use-optimal-row-height="false"/>
    </style:style>
    <style:style style:name="TableCell57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9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796"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797" style:family="table-row">
      <style:table-row-properties style:use-optimal-row-height="false"/>
    </style:style>
    <style:style style:name="TableCell57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7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01"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802" style:family="table-row">
      <style:table-row-properties style:use-optimal-row-height="false"/>
    </style:style>
    <style:style style:name="TableCell58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06"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807" style:family="table-row">
      <style:table-row-properties style:use-optimal-row-height="false"/>
    </style:style>
    <style:style style:name="TableCell58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11"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812" style:family="table-row">
      <style:table-row-properties style:use-optimal-row-height="false"/>
    </style:style>
    <style:style style:name="TableCell58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16"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817" style:family="table-row">
      <style:table-row-properties style:use-optimal-row-height="false"/>
    </style:style>
    <style:style style:name="TableCell58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8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21"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822" style:family="table-row">
      <style:table-row-properties style:use-optimal-row-height="false"/>
    </style:style>
    <style:style style:name="TableCell58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24" style:parent-style-name="Display" style:family="paragraph">
      <style:text-properties fo:language="pt" fo:country="PT"/>
    </style:style>
    <style:style style:name="TableCell58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26" style:parent-style-name="TableContents" style:family="paragraph">
      <style:text-properties fo:language="pt" fo:country="PT"/>
    </style:style>
    <style:style style:name="TableCell582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28"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5829" style:family="table-row">
      <style:table-row-properties style:use-optimal-row-height="false"/>
    </style:style>
    <style:style style:name="TableCell58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31" style:parent-style-name="Display" style:family="paragraph">
      <style:text-properties fo:language="pt" fo:country="PT"/>
    </style:style>
    <style:style style:name="TableCell583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33" style:parent-style-name="TableContents" style:family="paragraph">
      <style:text-properties fo:language="pt" fo:country="PT"/>
    </style:style>
    <style:style style:name="TableCell583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35" style:parent-style-name="Standard" style:family="paragraph">
      <style:paragraph-properties>
        <style:tab-stops>
          <style:tab-stop style:type="left" style:position="0.3173in"/>
        </style:tab-stops>
      </style:paragraph-properties>
    </style:style>
    <style:style style:name="T5836" style:parent-style-name="Absatz-Standardschriftart" style:family="text">
      <style:text-properties style:font-name="Arial" style:font-name-complex="Arial" fo:font-size="11pt" style:font-size-asian="11pt" style:font-size-complex="11pt" fo:language="pt" fo:country="PT"/>
    </style:style>
    <style:style style:name="T5837" style:parent-style-name="Absatz-Standardschriftart" style:family="text">
      <style:text-properties style:font-name="Arial" style:font-name-complex="Arial" fo:font-size="11pt" style:font-size-asian="11pt" style:font-size-complex="11pt" fo:language="pt" fo:country="PT"/>
    </style:style>
    <style:style style:name="T5838" style:parent-style-name="Absatz-Standardschriftart" style:family="text">
      <style:text-properties style:font-name="Arial" style:font-name-complex="Arial" fo:font-size="11pt" style:font-size-asian="11pt" style:font-size-complex="11pt"/>
    </style:style>
    <style:style style:name="T5839" style:parent-style-name="Absatz-Standardschriftart" style:family="text">
      <style:text-properties style:font-name="Arial" style:font-name-complex="Arial" fo:font-size="11pt" style:font-size-asian="11pt" style:font-size-complex="11pt" fo:language="pt" fo:country="PT"/>
    </style:style>
    <style:style style:name="TableRow5840" style:family="table-row">
      <style:table-row-properties style:use-optimal-row-height="false"/>
    </style:style>
    <style:style style:name="TableCell58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42" style:parent-style-name="Display" style:family="paragraph">
      <style:text-properties fo:language="pt" fo:country="PT"/>
    </style:style>
    <style:style style:name="TableCell58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44" style:parent-style-name="TableContents" style:family="paragraph">
      <style:text-properties fo:language="pt" fo:country="PT"/>
    </style:style>
    <style:style style:name="TableCell58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46" style:parent-style-name="Standard" style:family="paragraph">
      <style:paragraph-properties>
        <style:tab-stops>
          <style:tab-stop style:type="left" style:position="0.3173in"/>
        </style:tab-stops>
      </style:paragraph-properties>
    </style:style>
    <style:style style:name="T5847" style:parent-style-name="Absatz-Standardschriftart" style:family="text">
      <style:text-properties style:font-name="Arial" style:font-name-complex="Arial" fo:font-size="11pt" style:font-size-asian="11pt" style:font-size-complex="11pt" fo:language="pt" fo:country="PT"/>
    </style:style>
    <style:style style:name="T5848" style:parent-style-name="Absatz-Standardschriftart" style:family="text">
      <style:text-properties style:font-name="Arial" style:font-name-complex="Arial" fo:font-size="11pt" style:font-size-asian="11pt" style:font-size-complex="11pt" fo:language="pt" fo:country="PT"/>
    </style:style>
    <style:style style:name="T5849" style:parent-style-name="Absatz-Standardschriftart" style:family="text">
      <style:text-properties style:font-name="Arial" style:font-name-complex="Arial" fo:font-size="11pt" style:font-size-asian="11pt" style:font-size-complex="11pt"/>
    </style:style>
    <style:style style:name="T5850" style:parent-style-name="Absatz-Standardschriftart" style:family="text">
      <style:text-properties style:font-name="Arial" style:font-name-complex="Arial" fo:font-size="11pt" style:font-size-asian="11pt" style:font-size-complex="11pt" fo:language="pt" fo:country="PT"/>
    </style:style>
    <style:style style:name="TableRow5851" style:family="table-row">
      <style:table-row-properties style:use-optimal-row-height="false"/>
    </style:style>
    <style:style style:name="TableCell585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53" style:parent-style-name="Display" style:family="paragraph">
      <style:text-properties fo:language="pt" fo:country="PT"/>
    </style:style>
    <style:style style:name="TableCell58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55" style:parent-style-name="TableContents" style:family="paragraph">
      <style:text-properties fo:language="pt" fo:country="PT"/>
    </style:style>
    <style:style style:name="TableCell585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57" style:parent-style-name="Standard" style:family="paragraph">
      <style:paragraph-properties>
        <style:tab-stops>
          <style:tab-stop style:type="left" style:position="0.3173in"/>
        </style:tab-stops>
      </style:paragraph-properties>
    </style:style>
    <style:style style:name="T5858" style:parent-style-name="Absatz-Standardschriftart" style:family="text">
      <style:text-properties style:font-name="Arial" style:font-name-complex="Arial" fo:font-size="11pt" style:font-size-asian="11pt" style:font-size-complex="11pt" fo:language="pt" fo:country="PT"/>
    </style:style>
    <style:style style:name="T5859" style:parent-style-name="Absatz-Standardschriftart" style:family="text">
      <style:text-properties style:font-name="Arial" style:font-name-complex="Arial" fo:font-size="11pt" style:font-size-asian="11pt" style:font-size-complex="11pt" fo:language="pt" fo:country="PT"/>
    </style:style>
    <style:style style:name="T5860" style:parent-style-name="Absatz-Standardschriftart" style:family="text">
      <style:text-properties style:font-name="Arial" style:font-name-complex="Arial" fo:font-size="11pt" style:font-size-asian="11pt" style:font-size-complex="11pt"/>
    </style:style>
    <style:style style:name="T5861" style:parent-style-name="Absatz-Standardschriftart" style:family="text">
      <style:text-properties style:font-name="Arial" style:font-name-complex="Arial" fo:font-size="11pt" style:font-size-asian="11pt" style:font-size-complex="11pt" fo:language="pt" fo:country="PT"/>
    </style:style>
    <style:style style:name="TableRow5862" style:family="table-row">
      <style:table-row-properties style:use-optimal-row-height="false"/>
    </style:style>
    <style:style style:name="TableCell586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64" style:parent-style-name="Display" style:family="paragraph">
      <style:text-properties fo:language="pt" fo:country="PT"/>
    </style:style>
    <style:style style:name="TableCell58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66" style:parent-style-name="TableContents" style:family="paragraph">
      <style:text-properties fo:language="pt" fo:country="PT"/>
    </style:style>
    <style:style style:name="TableCell586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68" style:parent-style-name="Standard" style:family="paragraph">
      <style:paragraph-properties>
        <style:tab-stops>
          <style:tab-stop style:type="left" style:position="0.3173in"/>
        </style:tab-stops>
      </style:paragraph-properties>
    </style:style>
    <style:style style:name="T5869" style:parent-style-name="Absatz-Standardschriftart" style:family="text">
      <style:text-properties style:font-name="Arial" style:font-name-complex="Arial" fo:font-size="11pt" style:font-size-asian="11pt" style:font-size-complex="11pt" fo:language="pt" fo:country="PT"/>
    </style:style>
    <style:style style:name="T5870" style:parent-style-name="Absatz-Standardschriftart" style:family="text">
      <style:text-properties style:font-name="Arial" style:font-name-complex="Arial" fo:font-size="11pt" style:font-size-asian="11pt" style:font-size-complex="11pt" fo:language="pt" fo:country="PT"/>
    </style:style>
    <style:style style:name="T5871" style:parent-style-name="Absatz-Standardschriftart" style:family="text">
      <style:text-properties style:font-name="Arial" style:font-name-complex="Arial" fo:font-size="11pt" style:font-size-asian="11pt" style:font-size-complex="11pt"/>
    </style:style>
    <style:style style:name="T5872" style:parent-style-name="Absatz-Standardschriftart" style:family="text">
      <style:text-properties style:font-name="Arial" style:font-name-complex="Arial" fo:font-size="11pt" style:font-size-asian="11pt" style:font-size-complex="11pt" fo:language="pt" fo:country="PT"/>
    </style:style>
    <style:style style:name="TableRow5873" style:family="table-row">
      <style:table-row-properties style:use-optimal-row-height="false"/>
    </style:style>
    <style:style style:name="TableCell58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75" style:parent-style-name="Display" style:family="paragraph">
      <style:text-properties fo:language="pt" fo:country="PT"/>
    </style:style>
    <style:style style:name="TableCell58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77" style:parent-style-name="TableContents" style:family="paragraph">
      <style:text-properties fo:language="pt" fo:country="PT"/>
    </style:style>
    <style:style style:name="TableCell587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79"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5880" style:family="table-row">
      <style:table-row-properties style:use-optimal-row-height="false"/>
    </style:style>
    <style:style style:name="TableCell58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82" style:parent-style-name="Display" style:family="paragraph">
      <style:text-properties fo:language="pt" fo:country="PT"/>
    </style:style>
    <style:style style:name="TableCell58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84" style:parent-style-name="TableContents" style:family="paragraph">
      <style:text-properties fo:language="pt" fo:country="PT"/>
    </style:style>
    <style:style style:name="TableCell58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86"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5887" style:family="table-row">
      <style:table-row-properties style:use-optimal-row-height="false"/>
    </style:style>
    <style:style style:name="TableCell58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89" style:parent-style-name="Display" style:family="paragraph">
      <style:text-properties fo:language="pt" fo:country="PT"/>
    </style:style>
    <style:style style:name="TableCell58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91" style:parent-style-name="TableContents" style:family="paragraph">
      <style:text-properties fo:language="pt" fo:country="PT"/>
    </style:style>
    <style:style style:name="TableCell589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893"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5894" style:family="table-row">
      <style:table-row-properties style:use-optimal-row-height="false"/>
    </style:style>
    <style:style style:name="TableCell58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96" style:parent-style-name="Display" style:family="paragraph">
      <style:text-properties fo:language="pt" fo:country="PT"/>
    </style:style>
    <style:style style:name="TableCell58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898" style:parent-style-name="TableContents" style:family="paragraph">
      <style:text-properties fo:language="pt" fo:country="PT"/>
    </style:style>
    <style:style style:name="TableCell589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00" style:parent-style-name="Standard" style:family="paragraph">
      <style:paragraph-properties>
        <style:tab-stops>
          <style:tab-stop style:type="left" style:position="0.3173in"/>
        </style:tab-stops>
      </style:paragraph-properties>
    </style:style>
    <style:style style:name="T5901" style:parent-style-name="Absatz-Standardschriftart" style:family="text">
      <style:text-properties style:font-name="Arial" style:font-name-complex="Arial" fo:font-size="11pt" style:font-size-asian="11pt" style:font-size-complex="11pt" fo:language="pt" fo:country="PT"/>
    </style:style>
    <style:style style:name="T5902" style:parent-style-name="Absatz-Standardschriftart" style:family="text">
      <style:text-properties style:font-name="Arial" style:font-name-complex="Arial" fo:font-size="11pt" style:font-size-asian="11pt" style:font-size-complex="11pt" fo:language="pt" fo:country="PT"/>
    </style:style>
    <style:style style:name="T5903" style:parent-style-name="Absatz-Standardschriftart" style:family="text">
      <style:text-properties style:font-name="Arial" style:font-name-complex="Arial" fo:font-size="11pt" style:font-size-asian="11pt" style:font-size-complex="11pt"/>
    </style:style>
    <style:style style:name="T5904" style:parent-style-name="Absatz-Standardschriftart" style:family="text">
      <style:text-properties style:font-name="Arial" style:font-name-complex="Arial" fo:font-size="11pt" style:font-size-asian="11pt" style:font-size-complex="11pt" fo:language="pt" fo:country="PT"/>
    </style:style>
    <style:style style:name="TableRow5905" style:family="table-row">
      <style:table-row-properties style:use-optimal-row-height="false"/>
    </style:style>
    <style:style style:name="TableCell590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07" style:parent-style-name="Display" style:family="paragraph">
      <style:text-properties fo:language="pt" fo:country="PT"/>
    </style:style>
    <style:style style:name="TableCell59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09" style:parent-style-name="TableContents" style:family="paragraph">
      <style:text-properties fo:language="pt" fo:country="PT"/>
    </style:style>
    <style:style style:name="TableCell59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11"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5912" style:family="table-row">
      <style:table-row-properties style:use-optimal-row-height="false"/>
    </style:style>
    <style:style style:name="TableCell59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14" style:parent-style-name="Display" style:family="paragraph">
      <style:text-properties fo:language="pt" fo:country="PT"/>
    </style:style>
    <style:style style:name="TableCell59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16" style:parent-style-name="TableContents" style:family="paragraph">
      <style:text-properties fo:language="pt" fo:country="PT"/>
    </style:style>
    <style:style style:name="TableCell591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18"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5919" style:family="table-row">
      <style:table-row-properties style:use-optimal-row-height="false"/>
    </style:style>
    <style:style style:name="TableCell59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21" style:parent-style-name="Display" style:family="paragraph">
      <style:text-properties fo:language="pt" fo:country="PT"/>
    </style:style>
    <style:style style:name="TableCell59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23" style:parent-style-name="TableContents" style:family="paragraph">
      <style:text-properties fo:language="pt" fo:country="PT"/>
    </style:style>
    <style:style style:name="TableCell592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25"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5926" style:family="table-row">
      <style:table-row-properties style:use-optimal-row-height="false"/>
    </style:style>
    <style:style style:name="TableCell592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28" style:parent-style-name="Display" style:family="paragraph">
      <style:text-properties fo:language="pt" fo:country="PT"/>
    </style:style>
    <style:style style:name="TableCell59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30" style:parent-style-name="TableContents" style:family="paragraph">
      <style:text-properties fo:language="pt" fo:country="PT"/>
    </style:style>
    <style:style style:name="TableCell593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32" style:parent-style-name="Standard" style:family="paragraph">
      <style:paragraph-properties>
        <style:tab-stops>
          <style:tab-stop style:type="left" style:position="0.3173in"/>
        </style:tab-stops>
      </style:paragraph-properties>
    </style:style>
    <style:style style:name="T5933" style:parent-style-name="Absatz-Standardschriftart" style:family="text">
      <style:text-properties style:font-name="Arial" style:font-name-complex="Arial" fo:font-size="11pt" style:font-size-asian="11pt" style:font-size-complex="11pt" fo:language="pt" fo:country="PT"/>
    </style:style>
    <style:style style:name="T5934" style:parent-style-name="Absatz-Standardschriftart" style:family="text">
      <style:text-properties style:font-name="Arial" style:font-name-complex="Arial" fo:font-size="11pt" style:font-size-asian="11pt" style:font-size-complex="11pt" fo:language="pt" fo:country="PT"/>
    </style:style>
    <style:style style:name="T5935" style:parent-style-name="Absatz-Standardschriftart" style:family="text">
      <style:text-properties style:font-name="Arial" style:font-name-complex="Arial" fo:font-size="11pt" style:font-size-asian="11pt" style:font-size-complex="11pt"/>
    </style:style>
    <style:style style:name="T5936" style:parent-style-name="Absatz-Standardschriftart" style:family="text">
      <style:text-properties style:font-name="Arial" style:font-name-complex="Arial" fo:font-size="11pt" style:font-size-asian="11pt" style:font-size-complex="11pt" fo:language="pt" fo:country="PT"/>
    </style:style>
    <style:style style:name="TableRow5937" style:family="table-row">
      <style:table-row-properties style:use-optimal-row-height="false"/>
    </style:style>
    <style:style style:name="TableCell593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39" style:parent-style-name="Display" style:family="paragraph">
      <style:text-properties fo:language="pt" fo:country="PT"/>
    </style:style>
    <style:style style:name="TableCell59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41" style:parent-style-name="TableContents" style:family="paragraph">
      <style:text-properties fo:language="pt" fo:country="PT"/>
    </style:style>
    <style:style style:name="TableCell594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43" style:parent-style-name="Standard" style:family="paragraph">
      <style:paragraph-properties>
        <style:tab-stops>
          <style:tab-stop style:type="left" style:position="0.3173in"/>
        </style:tab-stops>
      </style:paragraph-properties>
    </style:style>
    <style:style style:name="T5944" style:parent-style-name="Absatz-Standardschriftart" style:family="text">
      <style:text-properties style:font-name="Arial" style:font-name-complex="Arial" fo:font-size="11pt" style:font-size-asian="11pt" style:font-size-complex="11pt" fo:language="pt" fo:country="PT"/>
    </style:style>
    <style:style style:name="T5945" style:parent-style-name="Absatz-Standardschriftart" style:family="text">
      <style:text-properties style:font-name="Arial" style:font-name-complex="Arial" fo:font-size="11pt" style:font-size-asian="11pt" style:font-size-complex="11pt" fo:language="pt" fo:country="PT"/>
    </style:style>
    <style:style style:name="T5946" style:parent-style-name="Absatz-Standardschriftart" style:family="text">
      <style:text-properties style:font-name="Arial" style:font-name-complex="Arial" fo:font-size="11pt" style:font-size-asian="11pt" style:font-size-complex="11pt"/>
    </style:style>
    <style:style style:name="TableRow5947" style:family="table-row">
      <style:table-row-properties style:use-optimal-row-height="false"/>
    </style:style>
    <style:style style:name="TableCell59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5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51"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5952" style:family="table-row">
      <style:table-row-properties style:use-optimal-row-height="false"/>
    </style:style>
    <style:style style:name="TableCell595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595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56" style:parent-style-name="Standard" style:family="paragraph">
      <style:paragraph-properties>
        <style:tab-stops>
          <style:tab-stop style:type="left" style:position="0.3173in"/>
        </style:tab-stops>
      </style:paragraph-properties>
    </style:style>
    <style:style style:name="T5957" style:parent-style-name="Absatz-Standardschriftart" style:family="text">
      <style:text-properties style:font-name="Arial" style:font-name-complex="Arial" fo:font-size="10pt" style:font-size-asian="10pt" style:font-size-complex="10pt"/>
    </style:style>
    <style:style style:name="TableRow5958" style:family="table-row">
      <style:table-row-properties style:use-optimal-row-height="false"/>
    </style:style>
    <style:style style:name="TableCell59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60" style:parent-style-name="Display" style:family="paragraph">
      <style:text-properties fo:language="es" fo:country="ES"/>
    </style:style>
    <style:style style:name="TableCell596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62" style:parent-style-name="TableContents" style:family="paragraph">
      <style:text-properties fo:language="es" fo:country="ES"/>
    </style:style>
    <style:style style:name="TableCell596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64"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es" fo:country="ES"/>
    </style:style>
    <style:style style:name="TableRow5965" style:family="table-row">
      <style:table-row-properties style:use-optimal-row-height="false"/>
    </style:style>
    <style:style style:name="TableCell59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67" style:parent-style-name="Display" style:family="paragraph">
      <style:text-properties fo:language="es" fo:country="ES"/>
    </style:style>
    <style:style style:name="TableCell59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69" style:parent-style-name="TableContents" style:family="paragraph">
      <style:text-properties fo:language="es" fo:country="ES"/>
    </style:style>
    <style:style style:name="TableCell597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71" style:parent-style-name="Standard" style:family="paragraph">
      <style:paragraph-properties>
        <style:tab-stops>
          <style:tab-stop style:type="left" style:position="0.3173in"/>
        </style:tab-stops>
      </style:paragraph-properties>
    </style:style>
    <style:style style:name="T5972" style:parent-style-name="Absatz-Standardschriftart" style:family="text">
      <style:text-properties style:font-name="Arial" style:font-name-complex="Arial" fo:font-size="10pt" style:font-size-asian="10pt" style:font-size-complex="10pt" fo:language="es" fo:country="ES"/>
    </style:style>
    <style:style style:name="TableRow5973" style:family="table-row">
      <style:table-row-properties style:use-optimal-row-height="false"/>
    </style:style>
    <style:style style:name="TableCell59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75" style:parent-style-name="Display" style:family="paragraph">
      <style:text-properties fo:language="es" fo:country="ES"/>
    </style:style>
    <style:style style:name="TableCell59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77" style:parent-style-name="TableContents" style:family="paragraph">
      <style:text-properties fo:language="es" fo:country="ES"/>
    </style:style>
    <style:style style:name="TableCell597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79"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es" fo:country="ES"/>
    </style:style>
    <style:style style:name="TableRow5980" style:family="table-row">
      <style:table-row-properties style:use-optimal-row-height="false"/>
    </style:style>
    <style:style style:name="TableCell59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82" style:parent-style-name="Display" style:family="paragraph">
      <style:paragraph-properties fo:margin-bottom="0.0138in"/>
      <style:text-properties fo:language="es" fo:country="ES"/>
    </style:style>
    <style:style style:name="TableCell59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84" style:parent-style-name="TableContents" style:family="paragraph">
      <style:paragraph-properties fo:margin-bottom="0.0138in"/>
      <style:text-properties fo:language="es" fo:country="ES"/>
    </style:style>
    <style:style style:name="TableCell598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86" style:parent-style-name="Standard" style:family="paragraph">
      <style:paragraph-properties fo:margin-bottom="0.0138in">
        <style:tab-stops>
          <style:tab-stop style:type="left" style:position="0.3173in"/>
        </style:tab-stops>
      </style:paragraph-properties>
    </style:style>
    <style:style style:name="T5987" style:parent-style-name="Absatz-Standardschriftart" style:family="text">
      <style:text-properties style:font-name="Arial" style:font-name-complex="Arial" fo:font-size="10pt" style:font-size-asian="10pt" style:font-size-complex="10pt" fo:language="es" fo:country="ES"/>
    </style:style>
    <style:style style:name="TableRow5988" style:family="table-row">
      <style:table-row-properties style:use-optimal-row-height="false"/>
    </style:style>
    <style:style style:name="TableCell59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90" style:parent-style-name="Display" style:family="paragraph">
      <style:text-properties fo:language="es" fo:country="ES"/>
    </style:style>
    <style:style style:name="TableCell59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92" style:parent-style-name="TableContents" style:family="paragraph">
      <style:text-properties fo:language="es" fo:country="ES"/>
    </style:style>
    <style:style style:name="TableCell599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994"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es" fo:country="ES"/>
    </style:style>
    <style:style style:name="TableRow5995" style:family="table-row">
      <style:table-row-properties style:use-optimal-row-height="false"/>
    </style:style>
    <style:style style:name="TableCell59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97" style:parent-style-name="Display" style:family="paragraph">
      <style:text-properties fo:language="es" fo:country="ES"/>
    </style:style>
    <style:style style:name="TableCell59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99" style:parent-style-name="TableContents" style:family="paragraph">
      <style:text-properties fo:language="es" fo:country="ES"/>
    </style:style>
    <style:style style:name="TableCell600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01"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6002" style:family="table-row">
      <style:table-row-properties style:use-optimal-row-height="false"/>
    </style:style>
    <style:style style:name="TableCell60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06"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6007" style:family="table-row">
      <style:table-row-properties style:use-optimal-row-height="false"/>
    </style:style>
    <style:style style:name="TableCell60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1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11"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6012" style:family="table-row">
      <style:table-row-properties style:use-optimal-row-height="false"/>
    </style:style>
    <style:style style:name="TableCell60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1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16"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6017" style:family="table-row">
      <style:table-row-properties style:use-optimal-row-height="false"/>
    </style:style>
    <style:style style:name="TableCell60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2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21"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6022" style:family="table-row">
      <style:table-row-properties style:use-optimal-row-height="false"/>
    </style:style>
    <style:style style:name="TableCell60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26"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6027" style:family="table-row">
      <style:table-row-properties style:use-optimal-row-height="false"/>
    </style:style>
    <style:style style:name="TableCell60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30" style:parent-style-name="TableContents" style:family="paragraph">
      <style:text-properties fo:language="pt" fo:country="PT"/>
    </style:style>
    <style:style style:name="TableCell603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32"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6033" style:family="table-row">
      <style:table-row-properties style:use-optimal-row-height="false"/>
    </style:style>
    <style:style style:name="TableCell60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35" style:parent-style-name="Display" style:family="paragraph">
      <style:text-properties fo:language="pt" fo:country="PT"/>
    </style:style>
    <style:style style:name="TableCell603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37" style:parent-style-name="TableContents" style:family="paragraph">
      <style:text-properties fo:language="pt" fo:country="PT"/>
    </style:style>
    <style:style style:name="TableCell603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39"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6040" style:family="table-row">
      <style:table-row-properties style:use-optimal-row-height="false"/>
    </style:style>
    <style:style style:name="TableCell604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42" style:parent-style-name="Display" style:family="paragraph">
      <style:text-properties fo:language="pt" fo:country="PT"/>
    </style:style>
    <style:style style:name="TableCell60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44" style:parent-style-name="TableContents" style:family="paragraph">
      <style:text-properties fo:language="pt" fo:country="PT"/>
    </style:style>
    <style:style style:name="TableCell60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46"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6047" style:family="table-row">
      <style:table-row-properties style:use-optimal-row-height="false"/>
    </style:style>
    <style:style style:name="TableCell60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49" style:parent-style-name="Display" style:family="paragraph">
      <style:text-properties fo:language="pt" fo:country="PT"/>
    </style:style>
    <style:style style:name="TableCell60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51" style:parent-style-name="TableContents" style:family="paragraph">
      <style:text-properties fo:language="pt" fo:country="PT"/>
    </style:style>
    <style:style style:name="TableCell60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53"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6054" style:family="table-row">
      <style:table-row-properties style:use-optimal-row-height="false"/>
    </style:style>
    <style:style style:name="TableCell60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56" style:parent-style-name="Display" style:family="paragraph">
      <style:text-properties fo:language="pt" fo:country="PT"/>
    </style:style>
    <style:style style:name="TableCell60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58" style:parent-style-name="TableContents" style:family="paragraph">
      <style:text-properties fo:language="pt" fo:country="PT"/>
    </style:style>
    <style:style style:name="TableCell605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60"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6061" style:family="table-row">
      <style:table-row-properties style:use-optimal-row-height="false"/>
    </style:style>
    <style:style style:name="TableCell60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63" style:parent-style-name="Display" style:family="paragraph">
      <style:text-properties fo:language="pt" fo:country="PT"/>
    </style:style>
    <style:style style:name="TableCell60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6065" style:parent-style-name="TableContents" style:family="paragraph">
      <style:text-properties fo:language="pt" fo:country="PT"/>
    </style:style>
    <style:style style:name="TableCell606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67"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fo:language="pt" fo:country="PT"/>
    </style:style>
    <style:style style:name="TableRow6068" style:family="table-row">
      <style:table-row-properties style:use-optimal-row-height="false"/>
    </style:style>
    <style:style style:name="TableCell60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7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72"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6073" style:family="table-row">
      <style:table-row-properties style:use-optimal-row-height="false"/>
    </style:style>
    <style:style style:name="TableCell60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7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77"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6078" style:family="table-row">
      <style:table-row-properties style:use-optimal-row-height="false"/>
    </style:style>
    <style:style style:name="TableCell60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8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82" style:parent-style-name="Standard" style:family="paragraph">
      <style:paragraph-properties>
        <style:tab-stops>
          <style:tab-stop style:type="left" style:position="0.3173in"/>
        </style:tab-stops>
      </style:paragraph-properties>
      <style:text-properties style:font-name="Arial" style:font-name-complex="Arial" fo:font-size="11pt" style:font-size-asian="11pt" style:font-size-complex="11pt"/>
    </style:style>
    <style:style style:name="TableRow6083" style:family="table-row">
      <style:table-row-properties style:use-optimal-row-height="false"/>
    </style:style>
    <style:style style:name="TableCell60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8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87" style:parent-style-name="Standard" style:family="paragraph">
      <style:text-properties style:font-name="Arial" style:font-name-complex="Arial" fo:font-size="11pt" style:font-size-asian="11pt" style:font-size-complex="11pt"/>
    </style:style>
    <style:style style:name="TableRow6088" style:family="table-row">
      <style:table-row-properties style:use-optimal-row-height="false"/>
    </style:style>
    <style:style style:name="TableCell60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9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92" style:parent-style-name="Standard" style:family="paragraph">
      <style:text-properties style:font-name="Arial" style:font-name-complex="Arial" fo:font-size="11pt" style:font-size-asian="11pt" style:font-size-complex="11pt"/>
    </style:style>
    <style:style style:name="TableRow6093" style:family="table-row">
      <style:table-row-properties style:use-optimal-row-height="false"/>
    </style:style>
    <style:style style:name="TableCell60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09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097" style:parent-style-name="Standard" style:family="paragraph">
      <style:text-properties style:font-name="Arial" style:font-name-complex="Arial" fo:font-size="11pt" style:font-size-asian="11pt" style:font-size-complex="11pt"/>
    </style:style>
    <style:style style:name="TableRow6098" style:family="table-row">
      <style:table-row-properties style:use-optimal-row-height="false"/>
    </style:style>
    <style:style style:name="TableCell60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0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02" style:parent-style-name="Standard" style:family="paragraph">
      <style:text-properties style:font-name="Arial" style:font-name-complex="Arial" fo:font-size="11pt" style:font-size-asian="11pt" style:font-size-complex="11pt"/>
    </style:style>
    <style:style style:name="TableRow6103" style:family="table-row">
      <style:table-row-properties style:use-optimal-row-height="false"/>
    </style:style>
    <style:style style:name="TableCell61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0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07" style:parent-style-name="Standard" style:family="paragraph">
      <style:text-properties style:font-name="Arial" style:font-name-complex="Arial" fo:font-size="11pt" style:font-size-asian="11pt" style:font-size-complex="11pt"/>
    </style:style>
    <style:style style:name="TableRow6108" style:family="table-row">
      <style:table-row-properties style:use-optimal-row-height="false"/>
    </style:style>
    <style:style style:name="TableCell61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1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12" style:parent-style-name="Standard" style:family="paragraph">
      <style:text-properties style:font-name="Arial" style:font-name-complex="Arial" fo:font-size="11pt" style:font-size-asian="11pt" style:font-size-complex="11pt"/>
    </style:style>
    <style:style style:name="TableRow6113" style:family="table-row">
      <style:table-row-properties style:use-optimal-row-height="false"/>
    </style:style>
    <style:style style:name="TableCell61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1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17" style:parent-style-name="Standard" style:family="paragraph">
      <style:text-properties style:font-name="Arial" style:font-name-complex="Arial" fo:font-size="11pt" style:font-size-asian="11pt" style:font-size-complex="11pt"/>
    </style:style>
    <style:style style:name="TableRow6118" style:family="table-row">
      <style:table-row-properties style:use-optimal-row-height="false"/>
    </style:style>
    <style:style style:name="TableCell61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2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22" style:parent-style-name="Standard" style:family="paragraph">
      <style:text-properties style:font-name="Arial" style:font-name-complex="Arial" fo:font-size="11pt" style:font-size-asian="11pt" style:font-size-complex="11pt"/>
    </style:style>
    <style:style style:name="TableRow6123" style:family="table-row">
      <style:table-row-properties style:use-optimal-row-height="false"/>
    </style:style>
    <style:style style:name="TableCell61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2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27" style:parent-style-name="Standard" style:family="paragraph">
      <style:text-properties style:font-name="Arial" style:font-name-complex="Arial" fo:font-size="11pt" style:font-size-asian="11pt" style:font-size-complex="11pt"/>
    </style:style>
    <style:style style:name="TableRow6128" style:family="table-row">
      <style:table-row-properties style:use-optimal-row-height="false"/>
    </style:style>
    <style:style style:name="TableCell61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3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32" style:parent-style-name="Standard" style:family="paragraph">
      <style:text-properties style:font-name="Arial" style:font-name-complex="Arial" fo:font-size="11pt" style:font-size-asian="11pt" style:font-size-complex="11pt"/>
    </style:style>
    <style:style style:name="TableRow6133" style:family="table-row">
      <style:table-row-properties style:use-optimal-row-height="false"/>
    </style:style>
    <style:style style:name="TableCell61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3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37" style:parent-style-name="Standard" style:family="paragraph">
      <style:text-properties style:font-name="Arial" style:font-name-complex="Arial" fo:font-size="11pt" style:font-size-asian="11pt" style:font-size-complex="11pt"/>
    </style:style>
    <style:style style:name="TableRow6138" style:family="table-row">
      <style:table-row-properties style:use-optimal-row-height="false"/>
    </style:style>
    <style:style style:name="TableCell61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4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42" style:parent-style-name="Standard" style:family="paragraph">
      <style:text-properties style:font-name="Arial" style:font-name-complex="Arial" fo:font-size="11pt" style:font-size-asian="11pt" style:font-size-complex="11pt"/>
    </style:style>
    <style:style style:name="TableRow6143" style:family="table-row">
      <style:table-row-properties style:use-optimal-row-height="false"/>
    </style:style>
    <style:style style:name="TableCell61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4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47" style:parent-style-name="Standard" style:family="paragraph">
      <style:paragraph-properties>
        <style:tab-stops>
          <style:tab-stop style:type="left" style:position="0.3187in"/>
        </style:tab-stops>
      </style:paragraph-properties>
      <style:text-properties style:font-name="Arial" style:font-name-complex="Arial" fo:font-size="11pt" style:font-size-asian="11pt" style:font-size-complex="11pt"/>
    </style:style>
    <style:style style:name="TableRow6148" style:family="table-row">
      <style:table-row-properties style:use-optimal-row-height="false"/>
    </style:style>
    <style:style style:name="TableCell61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5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52" style:parent-style-name="Standard" style:family="paragraph">
      <style:text-properties style:font-name="Arial" style:font-name-complex="Arial" fo:font-size="11pt" style:font-size-asian="11pt" style:font-size-complex="11pt"/>
    </style:style>
    <style:style style:name="TableRow6153" style:family="table-row">
      <style:table-row-properties style:use-optimal-row-height="false"/>
    </style:style>
    <style:style style:name="TableCell61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5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57" style:parent-style-name="Standard" style:family="paragraph">
      <style:text-properties style:font-name="Arial" style:font-name-complex="Arial" fo:font-size="11pt" style:font-size-asian="11pt" style:font-size-complex="11pt"/>
    </style:style>
    <style:style style:name="TableRow6158" style:family="table-row">
      <style:table-row-properties style:use-optimal-row-height="false"/>
    </style:style>
    <style:style style:name="TableCell61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6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162" style:parent-style-name="Absatz-Standardschriftart" style:family="text">
      <style:text-properties style:font-name="Arial" style:font-name-asian="Arial Unicode MS" style:font-name-complex="Arial" fo:font-size="11pt" style:font-size-asian="11pt" style:font-size-complex="11pt"/>
    </style:style>
    <style:style style:name="TableRow6163" style:family="table-row">
      <style:table-row-properties style:use-optimal-row-height="false"/>
    </style:style>
    <style:style style:name="TableCell61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6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67" style:parent-style-name="Standard" style:family="paragraph">
      <style:text-properties style:font-name="Arial" style:font-name-complex="Arial" fo:font-size="11pt" style:font-size-asian="11pt" style:font-size-complex="11pt"/>
    </style:style>
    <style:style style:name="TableRow6168" style:family="table-row">
      <style:table-row-properties style:use-optimal-row-height="false"/>
    </style:style>
    <style:style style:name="TableCell61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7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72" style:parent-style-name="Standard" style:family="paragraph">
      <style:text-properties style:font-name="Arial" style:font-name-complex="Arial" style:text-position="sub 63.6%" fo:font-size="11pt" style:font-size-asian="11pt" style:font-size-complex="11pt"/>
    </style:style>
    <style:style style:name="TableRow6173" style:family="table-row">
      <style:table-row-properties style:use-optimal-row-height="false"/>
    </style:style>
    <style:style style:name="TableCell61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7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77" style:parent-style-name="Standard" style:family="paragraph">
      <style:text-properties style:font-name="Arial" style:font-name-complex="Arial" fo:font-size="11pt" style:font-size-asian="11pt" style:font-size-complex="11pt"/>
    </style:style>
    <style:style style:name="TableRow6178" style:family="table-row">
      <style:table-row-properties style:use-optimal-row-height="false"/>
    </style:style>
    <style:style style:name="TableCell61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8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82" style:parent-style-name="Standard" style:family="paragraph">
      <style:text-properties style:font-name="Arial" style:font-name-complex="Arial" fo:font-size="11pt" style:font-size-asian="11pt" style:font-size-complex="11pt"/>
    </style:style>
    <style:style style:name="TableRow6183" style:family="table-row">
      <style:table-row-properties style:use-optimal-row-height="false"/>
    </style:style>
    <style:style style:name="TableCell61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8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87" style:parent-style-name="Standard" style:family="paragraph">
      <style:text-properties style:font-name="Arial" style:font-name-complex="Arial" fo:font-size="11pt" style:font-size-asian="11pt" style:font-size-complex="11pt"/>
    </style:style>
    <style:style style:name="TableRow6188" style:family="table-row">
      <style:table-row-properties style:use-optimal-row-height="false"/>
    </style:style>
    <style:style style:name="TableCell61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9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92" style:parent-style-name="Standard" style:family="paragraph">
      <style:text-properties style:font-name="Arial" style:font-name-complex="Arial" fo:font-size="11pt" style:font-size-asian="11pt" style:font-size-complex="11pt"/>
    </style:style>
    <style:style style:name="TableRow6193" style:family="table-row">
      <style:table-row-properties style:use-optimal-row-height="false"/>
    </style:style>
    <style:style style:name="TableCell61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19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97" style:parent-style-name="Standard" style:family="paragraph">
      <style:text-properties style:font-name="Arial" style:font-name-complex="Arial" style:text-position="sub 63.6%" fo:font-size="11pt" style:font-size-asian="11pt" style:font-size-complex="11pt"/>
    </style:style>
    <style:style style:name="TableRow6198" style:family="table-row">
      <style:table-row-properties style:use-optimal-row-height="false"/>
    </style:style>
    <style:style style:name="TableCell61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0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02" style:parent-style-name="Standard" style:family="paragraph">
      <style:text-properties style:font-name="Arial" style:font-name-complex="Arial" fo:font-size="11pt" style:font-size-asian="11pt" style:font-size-complex="11pt"/>
    </style:style>
    <style:style style:name="TableRow6203" style:family="table-row">
      <style:table-row-properties style:use-optimal-row-height="false"/>
    </style:style>
    <style:style style:name="TableCell62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0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07" style:parent-style-name="Standard" style:family="paragraph">
      <style:text-properties style:font-name="Arial" style:font-name-complex="Arial" fo:font-size="11pt" style:font-size-asian="11pt" style:font-size-complex="11pt"/>
    </style:style>
    <style:style style:name="TableRow6208" style:family="table-row">
      <style:table-row-properties style:use-optimal-row-height="false"/>
    </style:style>
    <style:style style:name="TableCell62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1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12" style:parent-style-name="Standard" style:family="paragraph">
      <style:text-properties style:font-name="Arial" style:font-name-complex="Arial" fo:font-size="11pt" style:font-size-asian="11pt" style:font-size-complex="11pt"/>
    </style:style>
    <style:style style:name="TableRow6213" style:family="table-row">
      <style:table-row-properties style:use-optimal-row-height="false"/>
    </style:style>
    <style:style style:name="TableCell62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1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17" style:parent-style-name="Standard" style:family="paragraph">
      <style:text-properties style:font-name="Arial" style:font-name-complex="Arial" fo:font-size="11pt" style:font-size-asian="11pt" style:font-size-complex="11pt"/>
    </style:style>
    <style:style style:name="TableRow6218" style:family="table-row">
      <style:table-row-properties style:use-optimal-row-height="false"/>
    </style:style>
    <style:style style:name="TableCell62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2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22" style:parent-style-name="Standard" style:family="paragraph">
      <style:text-properties style:font-name="Arial" style:font-name-complex="Arial" style:text-position="sub 63.6%" fo:font-size="11pt" style:font-size-asian="11pt" style:font-size-complex="11pt"/>
    </style:style>
    <style:style style:name="TableRow6223" style:family="table-row">
      <style:table-row-properties style:use-optimal-row-height="false"/>
    </style:style>
    <style:style style:name="TableCell62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2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27" style:parent-style-name="Standard" style:family="paragraph">
      <style:text-properties style:font-name="Arial" style:font-name-complex="Arial" style:text-position="sub 63.6%" fo:font-size="11pt" style:font-size-asian="11pt" style:font-size-complex="11pt"/>
    </style:style>
    <style:style style:name="TableRow6228" style:family="table-row">
      <style:table-row-properties style:use-optimal-row-height="false"/>
    </style:style>
    <style:style style:name="TableCell62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3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32" style:parent-style-name="Standard" style:family="paragraph">
      <style:text-properties style:font-name="Arial" style:font-name-complex="Arial" fo:font-size="11pt" style:font-size-asian="11pt" style:font-size-complex="11pt"/>
    </style:style>
    <style:style style:name="TableRow6233" style:family="table-row">
      <style:table-row-properties style:use-optimal-row-height="false"/>
    </style:style>
    <style:style style:name="TableCell62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3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37" style:parent-style-name="Standard" style:family="paragraph">
      <style:text-properties style:font-name="Arial" style:font-name-complex="Arial" fo:font-size="11pt" style:font-size-asian="11pt" style:font-size-complex="11pt"/>
    </style:style>
    <style:style style:name="TableRow6238" style:family="table-row">
      <style:table-row-properties style:use-optimal-row-height="false"/>
    </style:style>
    <style:style style:name="TableCell62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4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42" style:parent-style-name="Standard" style:family="paragraph">
      <style:text-properties style:font-name="Arial" style:font-name-complex="Arial" fo:font-size="11pt" style:font-size-asian="11pt" style:font-size-complex="11pt"/>
    </style:style>
    <style:style style:name="TableRow6243" style:family="table-row">
      <style:table-row-properties style:use-optimal-row-height="false"/>
    </style:style>
    <style:style style:name="TableCell62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4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247" style:parent-style-name="Absatz-Standardschriftart" style:family="text">
      <style:text-properties style:font-name="Arial" style:font-name-complex="Arial" style:text-position="super 63.6%" fo:font-size="11pt" style:font-size-asian="11pt" style:font-size-complex="11pt"/>
    </style:style>
    <style:style style:name="TableRow6248" style:family="table-row">
      <style:table-row-properties style:use-optimal-row-height="false"/>
    </style:style>
    <style:style style:name="TableCell62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5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52" style:parent-style-name="Standard" style:family="paragraph">
      <style:text-properties style:font-name="Arial" style:font-name-complex="Arial" fo:font-size="11pt" style:font-size-asian="11pt" style:font-size-complex="11pt"/>
    </style:style>
    <style:style style:name="TableRow6253" style:family="table-row">
      <style:table-row-properties style:use-optimal-row-height="false"/>
    </style:style>
    <style:style style:name="TableCell62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5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257" style:parent-style-name="Absatz-Standardschriftart" style:family="text">
      <style:text-properties style:font-name="WP 34S Solid Font Regular" fo:font-size="11pt" style:font-size-asian="11pt" style:font-size-complex="11pt"/>
    </style:style>
    <style:style style:name="TableRow6258" style:family="table-row">
      <style:table-row-properties style:use-optimal-row-height="false"/>
    </style:style>
    <style:style style:name="TableCell62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6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62" style:parent-style-name="Standard" style:family="paragraph">
      <style:text-properties style:font-name="Arial" style:font-name-complex="Arial" style:text-position="sub 63.6%" fo:font-size="11pt" style:font-size-asian="11pt" style:font-size-complex="11pt"/>
    </style:style>
    <style:style style:name="TableRow6263" style:family="table-row">
      <style:table-row-properties style:use-optimal-row-height="false"/>
    </style:style>
    <style:style style:name="TableCell62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6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67" style:parent-style-name="Standard" style:family="paragraph">
      <style:text-properties style:font-name="Arial" style:font-name-complex="Arial" fo:font-size="11pt" style:font-size-asian="11pt" style:font-size-complex="11pt"/>
    </style:style>
    <style:style style:name="TableRow6268" style:family="table-row">
      <style:table-row-properties style:use-optimal-row-height="false"/>
    </style:style>
    <style:style style:name="TableCell62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7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72" style:parent-style-name="Standard" style:family="paragraph">
      <style:text-properties style:font-name="Arial" style:font-name-complex="Arial" fo:font-size="11pt" style:font-size-asian="11pt" style:font-size-complex="11pt"/>
    </style:style>
    <style:style style:name="TableRow6273" style:family="table-row">
      <style:table-row-properties style:use-optimal-row-height="false"/>
    </style:style>
    <style:style style:name="TableCell62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7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77" style:parent-style-name="Standard" style:family="paragraph">
      <style:text-properties style:font-name="Arial" style:font-name-complex="Arial" fo:font-size="11pt" style:font-size-asian="11pt" style:font-size-complex="11pt"/>
    </style:style>
    <style:style style:name="TableRow6278" style:family="table-row">
      <style:table-row-properties style:use-optimal-row-height="false"/>
    </style:style>
    <style:style style:name="TableCell62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8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82" style:parent-style-name="Standard" style:family="paragraph">
      <style:text-properties style:font-name="Arial" style:font-name-complex="Arial" fo:font-size="11pt" style:font-size-asian="11pt" style:font-size-complex="11pt"/>
    </style:style>
    <style:style style:name="TableRow6283" style:family="table-row">
      <style:table-row-properties style:use-optimal-row-height="false"/>
    </style:style>
    <style:style style:name="TableCell62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8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87" style:parent-style-name="Standard" style:family="paragraph">
      <style:text-properties style:font-name="Arial" style:font-name-complex="Arial" style:text-position="sub 63.6%" fo:font-size="11pt" style:font-size-asian="11pt" style:font-size-complex="11pt"/>
    </style:style>
    <style:style style:name="TableRow6288" style:family="table-row">
      <style:table-row-properties style:use-optimal-row-height="false"/>
    </style:style>
    <style:style style:name="TableCell62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9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292" style:parent-style-name="Absatz-Standardschriftart" style:family="text">
      <style:text-properties style:font-name="Arial" style:font-name-complex="Arial" style:text-position="sub 63.6%" fo:font-size="11pt" style:font-size-asian="11pt" style:font-size-complex="11pt"/>
    </style:style>
    <style:style style:name="TableRow6293" style:family="table-row">
      <style:table-row-properties style:use-optimal-row-height="false"/>
    </style:style>
    <style:style style:name="TableCell62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29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297" style:parent-style-name="Standard" style:family="paragraph">
      <style:text-properties style:font-name="Arial" style:font-name-complex="Arial" fo:font-size="11pt" style:font-size-asian="11pt" style:font-size-complex="11pt"/>
    </style:style>
    <style:style style:name="TableRow6298" style:family="table-row">
      <style:table-row-properties style:use-optimal-row-height="false"/>
    </style:style>
    <style:style style:name="TableCell62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0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02" style:parent-style-name="Standard" style:family="paragraph">
      <style:text-properties style:font-name="Arial" style:font-name-complex="Arial" style:text-position="sub 63.6%" fo:font-size="11pt" style:font-size-asian="11pt" style:font-size-complex="11pt"/>
    </style:style>
    <style:style style:name="TableRow6303" style:family="table-row">
      <style:table-row-properties style:use-optimal-row-height="false"/>
    </style:style>
    <style:style style:name="TableCell63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0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07" style:parent-style-name="Standard" style:family="paragraph">
      <style:text-properties style:font-name="Arial" style:font-name-complex="Arial" style:text-position="super 63.6%" fo:font-size="11pt" style:font-size-asian="11pt" style:font-size-complex="11pt"/>
    </style:style>
    <style:style style:name="TableRow6308" style:family="table-row">
      <style:table-row-properties style:use-optimal-row-height="false"/>
    </style:style>
    <style:style style:name="TableCell63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1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12" style:parent-style-name="Standard" style:family="paragraph">
      <style:text-properties style:font-name="Arial" style:font-name-complex="Arial" style:text-position="super 63.6%" fo:font-size="11pt" style:font-size-asian="11pt" style:font-size-complex="11pt"/>
    </style:style>
    <style:style style:name="TableRow6313" style:family="table-row">
      <style:table-row-properties style:use-optimal-row-height="false"/>
    </style:style>
    <style:style style:name="TableCell63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1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17" style:parent-style-name="Standard" style:family="paragraph">
      <style:text-properties style:font-name="Arial" style:font-name-complex="Arial" fo:font-size="11pt" style:font-size-asian="11pt" style:font-size-complex="11pt"/>
    </style:style>
    <style:style style:name="TableRow6318" style:family="table-row">
      <style:table-row-properties style:use-optimal-row-height="false"/>
    </style:style>
    <style:style style:name="TableCell63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2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22" style:parent-style-name="Standard" style:family="paragraph">
      <style:text-properties style:font-name="Arial" style:font-name-complex="Arial" fo:font-size="11pt" style:font-size-asian="11pt" style:font-size-complex="11pt"/>
    </style:style>
    <style:style style:name="TableRow6323" style:family="table-row">
      <style:table-row-properties style:use-optimal-row-height="false"/>
    </style:style>
    <style:style style:name="TableCell63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2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27" style:parent-style-name="Standard" style:family="paragraph">
      <style:text-properties style:font-name="Arial" style:font-name-complex="Arial" fo:font-size="11pt" style:font-size-asian="11pt" style:font-size-complex="11pt"/>
    </style:style>
    <style:style style:name="TableRow6328" style:family="table-row">
      <style:table-row-properties style:use-optimal-row-height="false"/>
    </style:style>
    <style:style style:name="TableCell63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3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32" style:parent-style-name="Standard" style:family="paragraph">
      <style:text-properties style:font-name="Arial" style:font-name-complex="Arial" fo:font-size="11pt" style:font-size-asian="11pt" style:font-size-complex="11pt"/>
    </style:style>
    <style:style style:name="TableRow6333" style:family="table-row">
      <style:table-row-properties style:use-optimal-row-height="false"/>
    </style:style>
    <style:style style:name="TableCell63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3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37" style:parent-style-name="Standard" style:family="paragraph">
      <style:text-properties style:font-name="Arial" style:font-name-complex="Arial" fo:font-size="11pt" style:font-size-asian="11pt" style:font-size-complex="11pt"/>
    </style:style>
    <style:style style:name="TableRow6338" style:family="table-row">
      <style:table-row-properties style:use-optimal-row-height="false"/>
    </style:style>
    <style:style style:name="TableCell63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4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42" style:parent-style-name="Standard" style:family="paragraph">
      <style:text-properties style:font-name="Arial" style:font-name-complex="Arial" fo:font-size="11pt" style:font-size-asian="11pt" style:font-size-complex="11pt"/>
    </style:style>
    <style:style style:name="TableRow6343" style:family="table-row">
      <style:table-row-properties style:use-optimal-row-height="false"/>
    </style:style>
    <style:style style:name="TableCell63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4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47" style:parent-style-name="Standard" style:family="paragraph">
      <style:text-properties style:font-name="Arial" style:font-name-complex="Arial" fo:font-size="11pt" style:font-size-asian="11pt" style:font-size-complex="11pt"/>
    </style:style>
    <style:style style:name="TableRow6348" style:family="table-row">
      <style:table-row-properties style:use-optimal-row-height="false"/>
    </style:style>
    <style:style style:name="TableCell63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5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52" style:parent-style-name="Standard" style:family="paragraph">
      <style:text-properties style:font-name="Arial" style:font-name-complex="Arial" fo:font-size="11pt" style:font-size-asian="11pt" style:font-size-complex="11pt"/>
    </style:style>
    <style:style style:name="TableRow6353" style:family="table-row">
      <style:table-row-properties style:use-optimal-row-height="false"/>
    </style:style>
    <style:style style:name="TableCell63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5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57" style:parent-style-name="Standard" style:family="paragraph">
      <style:text-properties style:font-name="Arial" style:font-name-complex="Arial" fo:font-size="11pt" style:font-size-asian="11pt" style:font-size-complex="11pt"/>
    </style:style>
    <style:style style:name="TableRow6358" style:family="table-row">
      <style:table-row-properties style:use-optimal-row-height="false"/>
    </style:style>
    <style:style style:name="TableCell63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6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62" style:parent-style-name="Standard" style:family="paragraph">
      <style:text-properties style:font-name="Arial" style:font-name-complex="Arial" fo:font-size="11pt" style:font-size-asian="11pt" style:font-size-complex="11pt"/>
    </style:style>
    <style:style style:name="TableRow6363" style:family="table-row">
      <style:table-row-properties style:use-optimal-row-height="false"/>
    </style:style>
    <style:style style:name="TableCell63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6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67" style:parent-style-name="Standard" style:family="paragraph">
      <style:text-properties style:font-name="Arial" style:font-name-complex="Arial" fo:font-size="11pt" style:font-size-asian="11pt" style:font-size-complex="11pt"/>
    </style:style>
    <style:style style:name="TableRow6368" style:family="table-row">
      <style:table-row-properties style:use-optimal-row-height="false"/>
    </style:style>
    <style:style style:name="TableCell63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7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72" style:parent-style-name="Standard" style:family="paragraph">
      <style:text-properties style:font-name="Arial" style:font-name-complex="Arial" fo:font-size="11pt" style:font-size-asian="11pt" style:font-size-complex="11pt"/>
    </style:style>
    <style:style style:name="TableRow6373" style:family="table-row">
      <style:table-row-properties style:use-optimal-row-height="false"/>
    </style:style>
    <style:style style:name="TableCell63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7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77" style:parent-style-name="Standard" style:family="paragraph">
      <style:text-properties style:font-name="Arial" style:font-name-complex="Arial" fo:font-size="11pt" style:font-size-asian="11pt" style:font-size-complex="11pt"/>
    </style:style>
    <style:style style:name="TableRow6378" style:family="table-row">
      <style:table-row-properties style:use-optimal-row-height="false"/>
    </style:style>
    <style:style style:name="TableCell63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8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82" style:parent-style-name="Standard" style:family="paragraph">
      <style:text-properties style:font-name="Arial" style:font-name-complex="Arial" fo:font-size="11pt" style:font-size-asian="11pt" style:font-size-complex="11pt"/>
    </style:style>
    <style:style style:name="TableRow6383" style:family="table-row">
      <style:table-row-properties style:use-optimal-row-height="false"/>
    </style:style>
    <style:style style:name="TableCell63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8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87" style:parent-style-name="Standard" style:family="paragraph">
      <style:text-properties style:font-name="Arial" style:font-name-complex="Arial" fo:font-size="11pt" style:font-size-asian="11pt" style:font-size-complex="11pt"/>
    </style:style>
    <style:style style:name="TableRow6388" style:family="table-row">
      <style:table-row-properties style:use-optimal-row-height="false"/>
    </style:style>
    <style:style style:name="TableCell63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9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392" style:parent-style-name="Standard" style:family="paragraph">
      <style:text-properties style:font-name="Arial" style:font-name-complex="Arial" fo:font-size="11pt" style:font-size-asian="11pt" style:font-size-complex="11pt"/>
    </style:style>
    <style:style style:name="TableRow6393" style:family="table-row">
      <style:table-row-properties style:use-optimal-row-height="false"/>
    </style:style>
    <style:style style:name="TableCell63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39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T6397" style:parent-style-name="Absatz-Standardschriftart" style:family="text">
      <style:text-properties style:font-name="Arial" style:font-name-complex="Arial" fo:font-size="11pt" style:font-size-asian="11pt" style:font-size-complex="11pt"/>
    </style:style>
    <style:style style:name="TableRow6398" style:family="table-row">
      <style:table-row-properties style:use-optimal-row-height="false"/>
    </style:style>
    <style:style style:name="TableCell63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0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02" style:parent-style-name="Standard" style:family="paragraph">
      <style:text-properties style:font-name="Arial" style:font-name-complex="Arial" fo:font-size="11pt" style:font-size-asian="11pt" style:font-size-complex="11pt"/>
    </style:style>
    <style:style style:name="TableRow6403" style:family="table-row">
      <style:table-row-properties style:use-optimal-row-height="false"/>
    </style:style>
    <style:style style:name="TableCell64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0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07" style:parent-style-name="Standard" style:family="paragraph">
      <style:text-properties style:font-name="Arial" style:font-name-complex="Arial" fo:font-size="11pt" style:font-size-asian="11pt" style:font-size-complex="11pt"/>
    </style:style>
    <style:style style:name="TableRow6408" style:family="table-row">
      <style:table-row-properties style:use-optimal-row-height="false"/>
    </style:style>
    <style:style style:name="TableCell64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1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12" style:parent-style-name="Standard" style:family="paragraph">
      <style:text-properties style:font-name="Arial" style:font-name-complex="Arial" fo:font-size="11pt" style:font-size-asian="11pt" style:font-size-complex="11pt"/>
    </style:style>
    <style:style style:name="TableRow6413" style:family="table-row">
      <style:table-row-properties style:use-optimal-row-height="false"/>
    </style:style>
    <style:style style:name="TableCell64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1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17" style:parent-style-name="Standard" style:family="paragraph">
      <style:text-properties style:font-name="Arial" style:font-name-complex="Arial" fo:font-size="11pt" style:font-size-asian="11pt" style:font-size-complex="11pt"/>
    </style:style>
    <style:style style:name="TableRow6418" style:family="table-row">
      <style:table-row-properties style:use-optimal-row-height="false"/>
    </style:style>
    <style:style style:name="TableCell64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2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22" style:parent-style-name="Standard" style:family="paragraph">
      <style:text-properties style:font-name="Arial" style:font-name-complex="Arial" fo:font-size="11pt" style:font-size-asian="11pt" style:font-size-complex="11pt"/>
    </style:style>
    <style:style style:name="TableRow6423" style:family="table-row">
      <style:table-row-properties style:use-optimal-row-height="false"/>
    </style:style>
    <style:style style:name="TableCell64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2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27" style:parent-style-name="Standard" style:family="paragraph">
      <style:text-properties style:font-name="Arial" style:font-name-complex="Arial" fo:font-size="11pt" style:font-size-asian="11pt" style:font-size-complex="11pt"/>
    </style:style>
    <style:style style:name="TableRow6428" style:family="table-row">
      <style:table-row-properties style:use-optimal-row-height="false"/>
    </style:style>
    <style:style style:name="TableCell64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3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32" style:parent-style-name="Standard" style:family="paragraph">
      <style:text-properties style:font-name="Arial" style:font-name-complex="Arial" fo:font-size="11pt" style:font-size-asian="11pt" style:font-size-complex="11pt"/>
    </style:style>
    <style:style style:name="TableRow6433" style:family="table-row">
      <style:table-row-properties style:use-optimal-row-height="false"/>
    </style:style>
    <style:style style:name="TableCell64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3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37" style:parent-style-name="Standard" style:family="paragraph">
      <style:text-properties style:font-name="Arial" style:font-name-complex="Arial" fo:font-size="11pt" style:font-size-asian="11pt" style:font-size-complex="11pt"/>
    </style:style>
    <style:style style:name="TableRow6438" style:family="table-row">
      <style:table-row-properties style:use-optimal-row-height="false"/>
    </style:style>
    <style:style style:name="TableCell64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4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42" style:parent-style-name="Standard" style:family="paragraph">
      <style:text-properties style:font-name="Arial" style:font-name-complex="Arial" fo:font-size="11pt" style:font-size-asian="11pt" style:font-size-complex="11pt"/>
    </style:style>
    <style:style style:name="TableRow6443" style:family="table-row">
      <style:table-row-properties style:use-optimal-row-height="false"/>
    </style:style>
    <style:style style:name="TableCell64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4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47" style:parent-style-name="Standard" style:family="paragraph">
      <style:text-properties style:font-name="Arial" style:font-name-complex="Arial" style:text-position="sub 63.6%" fo:font-size="11pt" style:font-size-asian="11pt" style:font-size-complex="11pt"/>
    </style:style>
    <style:style style:name="TableRow6448" style:family="table-row">
      <style:table-row-properties style:use-optimal-row-height="false"/>
    </style:style>
    <style:style style:name="TableCell64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5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52" style:parent-style-name="Standard" style:family="paragraph">
      <style:text-properties style:font-name="Arial" style:font-name-complex="Arial" style:text-position="sub 63.6%" fo:font-size="11pt" style:font-size-asian="11pt" style:font-size-complex="11pt"/>
    </style:style>
    <style:style style:name="TableRow6453" style:family="table-row">
      <style:table-row-properties style:use-optimal-row-height="false"/>
    </style:style>
    <style:style style:name="TableCell64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5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57" style:parent-style-name="Standard" style:family="paragraph">
      <style:text-properties style:font-name="Arial" style:font-name-complex="Arial" style:text-position="sub 63.6%" fo:font-size="11pt" style:font-size-asian="11pt" style:font-size-complex="11pt"/>
    </style:style>
    <style:style style:name="TableRow6458" style:family="table-row">
      <style:table-row-properties style:use-optimal-row-height="false"/>
    </style:style>
    <style:style style:name="TableCell64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6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62" style:parent-style-name="Standard" style:family="paragraph">
      <style:text-properties style:font-name="Arial" style:font-name-complex="Arial" style:text-position="sub 63.6%" fo:font-size="11pt" style:font-size-asian="11pt" style:font-size-complex="11pt"/>
    </style:style>
    <style:style style:name="TableRow6463" style:family="table-row">
      <style:table-row-properties style:use-optimal-row-height="false"/>
    </style:style>
    <style:style style:name="TableCell64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6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67" style:parent-style-name="Standard" style:family="paragraph">
      <style:text-properties style:font-name="Arial" style:font-name-complex="Arial" style:text-position="sub 63.6%" fo:font-size="11pt" style:font-size-asian="11pt" style:font-size-complex="11pt"/>
    </style:style>
    <style:style style:name="TableRow6468" style:family="table-row">
      <style:table-row-properties style:use-optimal-row-height="false"/>
    </style:style>
    <style:style style:name="TableCell64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7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72" style:parent-style-name="Standard" style:family="paragraph">
      <style:text-properties style:font-name="Arial" style:font-name-complex="Arial" style:text-position="sub 63.6%" fo:font-size="11pt" style:font-size-asian="11pt" style:font-size-complex="11pt"/>
    </style:style>
    <style:style style:name="TableRow6473" style:family="table-row">
      <style:table-row-properties style:use-optimal-row-height="false"/>
    </style:style>
    <style:style style:name="TableCell64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7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77" style:parent-style-name="Standard" style:family="paragraph">
      <style:text-properties style:font-name="Arial" style:font-name-complex="Arial" style:text-position="sub 63.6%" fo:font-size="11pt" style:font-size-asian="11pt" style:font-size-complex="11pt"/>
    </style:style>
    <style:style style:name="TableRow6478" style:family="table-row">
      <style:table-row-properties style:use-optimal-row-height="false"/>
    </style:style>
    <style:style style:name="TableCell64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8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82" style:parent-style-name="Standard" style:family="paragraph">
      <style:text-properties style:font-name="Arial" style:font-name-complex="Arial" style:text-position="sub 63.6%" fo:font-size="11pt" style:font-size-asian="11pt" style:font-size-complex="11pt"/>
    </style:style>
    <style:style style:name="TableRow6483" style:family="table-row">
      <style:table-row-properties style:use-optimal-row-height="false"/>
    </style:style>
    <style:style style:name="TableCell64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8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87" style:parent-style-name="Standard" style:family="paragraph">
      <style:text-properties style:font-name="Arial" style:font-name-complex="Arial" fo:font-size="11pt" style:font-size-asian="11pt" style:font-size-complex="11pt"/>
    </style:style>
    <style:style style:name="TableRow6488" style:family="table-row">
      <style:table-row-properties style:use-optimal-row-height="false"/>
    </style:style>
    <style:style style:name="TableCell64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9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92" style:parent-style-name="Standard" style:family="paragraph">
      <style:text-properties style:font-name="Arial" style:font-name-complex="Arial" fo:font-size="11pt" style:font-size-asian="11pt" style:font-size-complex="11pt"/>
    </style:style>
    <style:style style:name="TableRow6493" style:family="table-row">
      <style:table-row-properties style:use-optimal-row-height="false"/>
    </style:style>
    <style:style style:name="TableCell64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49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497"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498" style:family="table-row">
      <style:table-row-properties style:use-optimal-row-height="false"/>
    </style:style>
    <style:style style:name="TableCell64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0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02" style:parent-style-name="Standard" style:family="paragraph">
      <style:text-properties style:font-name="Arial" style:font-name-complex="Arial" fo:font-size="11pt" style:font-size-asian="11pt" style:font-size-complex="11pt"/>
    </style:style>
    <style:style style:name="TableRow6503" style:family="table-row">
      <style:table-row-properties style:use-optimal-row-height="false"/>
    </style:style>
    <style:style style:name="TableCell65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0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07" style:parent-style-name="Standard" style:family="paragraph">
      <style:text-properties style:font-name="Arial" style:font-name-complex="Arial" fo:font-size="11pt" style:font-size-asian="11pt" style:font-size-complex="11pt"/>
    </style:style>
    <style:style style:name="TableRow6508" style:family="table-row">
      <style:table-row-properties style:use-optimal-row-height="false"/>
    </style:style>
    <style:style style:name="TableCell65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1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12" style:parent-style-name="Standard" style:family="paragraph">
      <style:text-properties style:font-name="Arial" style:font-name-complex="Arial" fo:font-size="11pt" style:font-size-asian="11pt" style:font-size-complex="11pt"/>
    </style:style>
    <style:style style:name="TableRow6513" style:family="table-row">
      <style:table-row-properties style:use-optimal-row-height="false"/>
    </style:style>
    <style:style style:name="TableCell65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1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17" style:parent-style-name="Standard" style:family="paragraph">
      <style:text-properties style:font-name="Arial" style:font-name-complex="Arial" fo:font-size="11pt" style:font-size-asian="11pt" style:font-size-complex="11pt"/>
    </style:style>
    <style:style style:name="TableRow6518" style:family="table-row">
      <style:table-row-properties style:use-optimal-row-height="false"/>
    </style:style>
    <style:style style:name="TableCell65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2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22" style:parent-style-name="Standard" style:family="paragraph">
      <style:text-properties style:font-name="Arial" style:font-name-complex="Arial" fo:font-size="11pt" style:font-size-asian="11pt" style:font-size-complex="11pt"/>
    </style:style>
    <style:style style:name="TableRow6523" style:family="table-row">
      <style:table-row-properties style:use-optimal-row-height="false"/>
    </style:style>
    <style:style style:name="TableCell65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2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27" style:parent-style-name="Standard" style:family="paragraph">
      <style:text-properties style:font-name="Arial" style:font-name-complex="Arial" fo:font-size="11pt" style:font-size-asian="11pt" style:font-size-complex="11pt"/>
    </style:style>
    <style:style style:name="TableRow6528" style:family="table-row">
      <style:table-row-properties style:use-optimal-row-height="false"/>
    </style:style>
    <style:style style:name="TableCell65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3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32" style:parent-style-name="Standard" style:family="paragraph">
      <style:text-properties style:font-name="Arial" style:font-name-complex="Arial" fo:font-size="11pt" style:font-size-asian="11pt" style:font-size-complex="11pt"/>
    </style:style>
    <style:style style:name="TableRow6533" style:family="table-row">
      <style:table-row-properties style:use-optimal-row-height="false"/>
    </style:style>
    <style:style style:name="TableCell65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3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37"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538" style:family="table-row">
      <style:table-row-properties style:use-optimal-row-height="false"/>
    </style:style>
    <style:style style:name="TableCell65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4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42" style:parent-style-name="Standard" style:family="paragraph">
      <style:text-properties style:font-name="Arial" style:font-name-complex="Arial" fo:font-size="11pt" style:font-size-asian="11pt" style:font-size-complex="11pt"/>
    </style:style>
    <style:style style:name="TableRow6543" style:family="table-row">
      <style:table-row-properties style:use-optimal-row-height="false"/>
    </style:style>
    <style:style style:name="TableCell65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4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47" style:parent-style-name="Standard" style:family="paragraph">
      <style:text-properties style:font-name="Arial" style:font-name-complex="Arial" fo:font-size="11pt" style:font-size-asian="11pt" style:font-size-complex="11pt"/>
    </style:style>
    <style:style style:name="TableRow6548" style:family="table-row">
      <style:table-row-properties style:use-optimal-row-height="false"/>
    </style:style>
    <style:style style:name="TableCell65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5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52" style:parent-style-name="Standard" style:family="paragraph">
      <style:text-properties style:font-name="Arial" style:font-name-complex="Arial" fo:font-size="11pt" style:font-size-asian="11pt" style:font-size-complex="11pt"/>
    </style:style>
    <style:style style:name="TableRow6553" style:family="table-row">
      <style:table-row-properties style:use-optimal-row-height="false"/>
    </style:style>
    <style:style style:name="TableCell65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5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57"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558" style:family="table-row">
      <style:table-row-properties style:use-optimal-row-height="false"/>
    </style:style>
    <style:style style:name="TableCell65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6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62" style:parent-style-name="Standard" style:family="paragraph">
      <style:text-properties style:font-name="Arial" style:font-name-complex="Arial" fo:font-size="11pt" style:font-size-asian="11pt" style:font-size-complex="11pt"/>
    </style:style>
    <style:style style:name="TableRow6563" style:family="table-row">
      <style:table-row-properties style:use-optimal-row-height="false"/>
    </style:style>
    <style:style style:name="TableCell65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6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6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67"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568" style:family="table-row">
      <style:table-row-properties style:use-optimal-row-height="false"/>
    </style:style>
    <style:style style:name="TableCell65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7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7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72" style:parent-style-name="Standard" style:family="paragraph">
      <style:text-properties style:font-name="Arial" style:font-name-complex="Arial" fo:font-size="11pt" style:font-size-asian="11pt" style:font-size-complex="11pt"/>
    </style:style>
    <style:style style:name="TableRow6573" style:family="table-row">
      <style:table-row-properties style:use-optimal-row-height="false"/>
    </style:style>
    <style:style style:name="TableCell657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7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7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77" style:parent-style-name="Standard" style:family="paragraph">
      <style:text-properties style:font-name="Arial" style:font-name-complex="Arial" fo:font-size="11pt" style:font-size-asian="11pt" style:font-size-complex="11pt"/>
    </style:style>
    <style:style style:name="TableRow6578" style:family="table-row">
      <style:table-row-properties style:use-optimal-row-height="false"/>
    </style:style>
    <style:style style:name="TableCell657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8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8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82"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583" style:family="table-row">
      <style:table-row-properties style:use-optimal-row-height="false"/>
    </style:style>
    <style:style style:name="TableCell65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8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8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87" style:parent-style-name="Standard" style:family="paragraph">
      <style:text-properties style:font-name="Arial" style:font-name-complex="Arial" fo:font-size="11pt" style:font-size-asian="11pt" style:font-size-complex="11pt"/>
    </style:style>
    <style:style style:name="TableRow6588" style:family="table-row">
      <style:table-row-properties style:use-optimal-row-height="false"/>
    </style:style>
    <style:style style:name="TableCell658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9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92" style:parent-style-name="Standard" style:family="paragraph">
      <style:text-properties style:font-name="Arial" style:font-name-complex="Arial" fo:font-size="11pt" style:font-size-asian="11pt" style:font-size-complex="11pt"/>
    </style:style>
    <style:style style:name="TableRow6593" style:family="table-row">
      <style:table-row-properties style:use-optimal-row-height="false"/>
    </style:style>
    <style:style style:name="TableCell659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9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59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597" style:parent-style-name="Standard" style:family="paragraph">
      <style:text-properties style:font-name="Arial" style:font-name-complex="Arial" fo:font-size="11pt" style:font-size-asian="11pt" style:font-size-complex="11pt"/>
    </style:style>
    <style:style style:name="TableRow6598" style:family="table-row">
      <style:table-row-properties style:use-optimal-row-height="false"/>
    </style:style>
    <style:style style:name="TableCell659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0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0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02" style:parent-style-name="Standard" style:family="paragraph">
      <style:text-properties style:font-name="Arial" style:font-name-complex="Arial" style:text-position="sub 63.6%" fo:font-size="11pt" style:font-size-asian="11pt" style:font-size-complex="11pt"/>
    </style:style>
    <style:style style:name="TableRow6603" style:family="table-row">
      <style:table-row-properties style:use-optimal-row-height="false"/>
    </style:style>
    <style:style style:name="TableCell660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0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0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07" style:parent-style-name="Standard" style:family="paragraph">
      <style:text-properties style:font-name="Arial" style:font-name-complex="Arial" fo:font-size="11pt" style:font-size-asian="11pt" style:font-size-complex="11pt"/>
    </style:style>
    <style:style style:name="TableRow6608" style:family="table-row">
      <style:table-row-properties style:use-optimal-row-height="false"/>
    </style:style>
    <style:style style:name="TableCell660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1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12" style:parent-style-name="Standard" style:family="paragraph">
      <style:text-properties style:font-name="Arial" style:font-name-complex="Arial" fo:font-size="11pt" style:font-size-asian="11pt" style:font-size-complex="11pt"/>
    </style:style>
    <style:style style:name="TableRow6613" style:family="table-row">
      <style:table-row-properties style:use-optimal-row-height="false"/>
    </style:style>
    <style:style style:name="TableCell661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1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1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17"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618" style:family="table-row">
      <style:table-row-properties style:use-optimal-row-height="false"/>
    </style:style>
    <style:style style:name="TableCell66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2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22" style:parent-style-name="Standard" style:family="paragraph">
      <style:text-properties style:font-name="Arial" style:font-name-complex="Arial" fo:font-size="11pt" style:font-size-asian="11pt" style:font-size-complex="11pt"/>
    </style:style>
    <style:style style:name="TableRow6623" style:family="table-row">
      <style:table-row-properties style:use-optimal-row-height="false"/>
    </style:style>
    <style:style style:name="TableCell66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2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2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27" style:parent-style-name="Standard" style:family="paragraph">
      <style:text-properties style:font-name="Arial" style:font-name-complex="Arial" fo:font-size="11pt" style:font-size-asian="11pt" style:font-size-complex="11pt"/>
    </style:style>
    <style:style style:name="TableRow6628" style:family="table-row">
      <style:table-row-properties style:use-optimal-row-height="false"/>
    </style:style>
    <style:style style:name="TableCell66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3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32" style:parent-style-name="Standard" style:family="paragraph">
      <style:text-properties style:font-name="Arial" style:font-name-complex="Arial" fo:font-size="11pt" style:font-size-asian="11pt" style:font-size-complex="11pt"/>
    </style:style>
    <style:style style:name="TableRow6633" style:family="table-row">
      <style:table-row-properties style:use-optimal-row-height="false"/>
    </style:style>
    <style:style style:name="TableCell663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3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37" style:parent-style-name="Standard" style:family="paragraph">
      <style:text-properties style:font-name="Arial" style:font-name-complex="Arial" fo:font-size="11pt" style:font-size-asian="11pt" style:font-size-complex="11pt"/>
    </style:style>
    <style:style style:name="TableRow6638" style:family="table-row">
      <style:table-row-properties style:use-optimal-row-height="false"/>
    </style:style>
    <style:style style:name="TableCell663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4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42" style:parent-style-name="Standard" style:family="paragraph">
      <style:text-properties style:font-name="Arial" style:font-name-complex="Arial" fo:font-size="11pt" style:font-size-asian="11pt" style:font-size-complex="11pt"/>
    </style:style>
    <style:style style:name="TableRow6643" style:family="table-row">
      <style:table-row-properties style:use-optimal-row-height="false"/>
    </style:style>
    <style:style style:name="TableCell664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4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4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47" style:parent-style-name="Standard" style:family="paragraph">
      <style:text-properties style:font-name="Arial" style:font-name-complex="Arial" fo:font-size="11pt" style:font-size-asian="11pt" style:font-size-complex="11pt"/>
    </style:style>
    <style:style style:name="TableRow6648" style:family="table-row">
      <style:table-row-properties style:use-optimal-row-height="false"/>
    </style:style>
    <style:style style:name="TableCell66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5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52" style:parent-style-name="Standard" style:family="paragraph">
      <style:text-properties style:font-name="Arial" style:font-name-complex="Arial" fo:font-size="11pt" style:font-size-asian="11pt" style:font-size-complex="11pt"/>
    </style:style>
    <style:style style:name="TableRow6653" style:family="table-row">
      <style:table-row-properties style:use-optimal-row-height="false"/>
    </style:style>
    <style:style style:name="TableCell665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5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5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57"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658" style:family="table-row">
      <style:table-row-properties style:use-optimal-row-height="false"/>
    </style:style>
    <style:style style:name="TableCell665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6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62" style:parent-style-name="Standard" style:family="paragraph">
      <style:paragraph-properties>
        <style:tab-stops>
          <style:tab-stop style:type="left" style:position="0.3173in"/>
          <style:tab-stop style:type="left" style:position="0.6416in"/>
          <style:tab-stop style:type="left" style:position="0.9479in"/>
        </style:tab-stops>
      </style:paragraph-properties>
    </style:style>
    <style:style style:name="T6663" style:parent-style-name="Absatz-Standardschriftart" style:family="text">
      <style:text-properties style:font-name="Arial" style:font-name-complex="Arial" fo:font-size="11pt" style:font-size-asian="11pt" style:font-size-complex="11pt"/>
    </style:style>
    <style:style style:name="T6664" style:parent-style-name="Absatz-Standardschriftart" style:family="text">
      <style:text-properties style:font-name="Arial" style:font-name-complex="Arial" fo:font-size="11pt" style:font-size-asian="11pt" style:font-size-complex="11pt"/>
    </style:style>
    <style:style style:name="T6665" style:parent-style-name="Absatz-Standardschriftart" style:family="text">
      <style:text-properties style:font-name="Arial" style:font-name-complex="Arial" fo:font-size="12pt" style:font-size-asian="12pt"/>
    </style:style>
    <style:style style:name="TableRow6666" style:family="table-row">
      <style:table-row-properties style:use-optimal-row-height="false"/>
    </style:style>
    <style:style style:name="TableCell66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6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6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70" style:parent-style-name="Standard" style:family="paragraph">
      <style:text-properties style:font-name="Arial" style:font-name-complex="Arial" fo:font-size="11pt" style:font-size-asian="11pt" style:font-size-complex="11pt"/>
    </style:style>
    <style:style style:name="TableRow6671" style:family="table-row">
      <style:table-row-properties style:use-optimal-row-height="false"/>
    </style:style>
    <style:style style:name="TableCell667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7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7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75" style:parent-style-name="Standard" style:family="paragraph">
      <style:text-properties style:font-name="Arial" style:font-name-complex="Arial" fo:font-size="11pt" style:font-size-asian="11pt" style:font-size-complex="11pt"/>
    </style:style>
    <style:style style:name="TableRow6676" style:family="table-row">
      <style:table-row-properties style:use-optimal-row-height="false"/>
    </style:style>
    <style:style style:name="TableCell66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7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7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80" style:parent-style-name="Standard" style:family="paragraph">
      <style:text-properties style:font-name="Arial" style:font-name-complex="Arial" fo:font-size="11pt" style:font-size-asian="11pt" style:font-size-complex="11pt"/>
    </style:style>
    <style:style style:name="TableRow6681" style:family="table-row">
      <style:table-row-properties style:use-optimal-row-height="false"/>
    </style:style>
    <style:style style:name="TableCell668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8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8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85" style:parent-style-name="Standard" style:family="paragraph">
      <style:text-properties style:font-name="Arial" style:font-name-complex="Arial" fo:font-size="11pt" style:font-size-asian="11pt" style:font-size-complex="11pt"/>
    </style:style>
    <style:style style:name="TableRow6686" style:family="table-row">
      <style:table-row-properties style:use-optimal-row-height="false"/>
    </style:style>
    <style:style style:name="TableCell668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8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8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90" style:parent-style-name="Standard" style:family="paragraph">
      <style:text-properties style:font-name="Arial" style:font-name-complex="Arial" fo:font-size="11pt" style:font-size-asian="11pt" style:font-size-complex="11pt"/>
    </style:style>
    <style:style style:name="TableRow6691" style:family="table-row">
      <style:table-row-properties style:use-optimal-row-height="false"/>
    </style:style>
    <style:style style:name="TableCell669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9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9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695" style:parent-style-name="Standard" style:family="paragraph">
      <style:text-properties style:font-name="Arial" style:font-name-complex="Arial" fo:font-size="11pt" style:font-size-asian="11pt" style:font-size-complex="11pt"/>
    </style:style>
    <style:style style:name="TableRow6696" style:family="table-row">
      <style:table-row-properties style:use-optimal-row-height="false"/>
    </style:style>
    <style:style style:name="TableCell669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9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69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700"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701" style:family="table-row">
      <style:table-row-properties style:use-optimal-row-height="false"/>
    </style:style>
    <style:style style:name="TableCell670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7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70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705"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706" style:family="table-row">
      <style:table-row-properties style:use-optimal-row-height="false"/>
    </style:style>
    <style:style style:name="TableCell670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70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70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710" style:parent-style-name="Standard" style:family="paragraph">
      <style:text-properties style:font-name="Arial" style:font-name-complex="Arial" fo:font-size="11pt" style:font-size-asian="11pt" style:font-size-complex="11pt"/>
    </style:style>
    <style:style style:name="TableRow6711" style:family="table-row">
      <style:table-row-properties style:use-optimal-row-height="false"/>
    </style:style>
    <style:style style:name="TableCell671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71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71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715" style:parent-style-name="Standard" style:family="paragraph">
      <style:text-properties style:font-name="Arial" style:font-name-complex="Arial" fo:font-size="11pt" style:font-size-asian="11pt" style:font-size-complex="11pt"/>
    </style:style>
    <style:style style:name="TableRow6716" style:family="table-row">
      <style:table-row-properties style:use-optimal-row-height="false"/>
    </style:style>
    <style:style style:name="TableCell671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71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71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720"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721" style:family="table-row">
      <style:table-row-properties style:use-optimal-row-height="false"/>
    </style:style>
    <style:style style:name="TableCell67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72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TableCell672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725"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726" style:family="table-row">
      <style:table-row-properties style:use-optimal-row-height="false"/>
    </style:style>
    <style:style style:name="TableCell6727"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2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29"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30"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731" style:family="table-row">
      <style:table-row-properties style:use-optimal-row-height="false"/>
    </style:style>
    <style:style style:name="TableCell6732"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3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34"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35" style:parent-style-name="Standard" style:family="paragraph">
      <style:text-properties style:font-name="Arial" style:font-name-complex="Arial" fo:font-size="11pt" style:font-size-asian="11pt" style:font-size-complex="11pt"/>
    </style:style>
    <style:style style:name="TableRow6736" style:family="table-row">
      <style:table-row-properties style:use-optimal-row-height="false"/>
    </style:style>
    <style:style style:name="TableCell6737"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3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39"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40" style:parent-style-name="Standard" style:family="paragraph">
      <style:text-properties style:font-name="Arial" style:font-name-complex="Arial" fo:font-size="11pt" style:font-size-asian="11pt" style:font-size-complex="11pt"/>
    </style:style>
    <style:style style:name="TableRow6741" style:family="table-row">
      <style:table-row-properties style:use-optimal-row-height="false"/>
    </style:style>
    <style:style style:name="TableCell6742"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4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44"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45"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746" style:family="table-row">
      <style:table-row-properties style:use-optimal-row-height="false"/>
    </style:style>
    <style:style style:name="TableCell6747"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4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49"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50"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751" style:family="table-row">
      <style:table-row-properties style:use-optimal-row-height="false"/>
    </style:style>
    <style:style style:name="TableCell6752"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5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54"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55" style:parent-style-name="Standard" style:family="paragraph">
      <style:text-properties style:font-name="Arial" style:font-name-complex="Arial" fo:font-size="11pt" style:font-size-asian="11pt" style:font-size-complex="11pt"/>
    </style:style>
    <style:style style:name="TableRow6756" style:family="table-row">
      <style:table-row-properties style:use-optimal-row-height="false"/>
    </style:style>
    <style:style style:name="TableCell6757"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5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59"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60" style:parent-style-name="Standard" style:family="paragraph">
      <style:text-properties style:font-name="Arial" style:font-name-complex="Arial" fo:font-size="11pt" style:font-size-asian="11pt" style:font-size-complex="11pt"/>
    </style:style>
    <style:style style:name="TableRow6761" style:family="table-row">
      <style:table-row-properties style:use-optimal-row-height="false"/>
    </style:style>
    <style:style style:name="TableCell6762"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6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64"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65" style:parent-style-name="Standard" style:family="paragraph">
      <style:text-properties style:font-name="Arial" style:font-name-complex="Arial" style:text-position="sub 63.6%" fo:font-size="11pt" style:font-size-asian="11pt" style:font-size-complex="11pt"/>
    </style:style>
    <style:style style:name="TableRow6766" style:family="table-row">
      <style:table-row-properties style:use-optimal-row-height="false"/>
    </style:style>
    <style:style style:name="TableCell6767"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6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69"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70" style:parent-style-name="Standard" style:family="paragraph">
      <style:text-properties style:font-name="Arial" style:font-name-complex="Arial" fo:font-size="11pt" style:font-size-asian="11pt" style:font-size-complex="11pt"/>
    </style:style>
    <style:style style:name="TableRow6771" style:family="table-row">
      <style:table-row-properties style:use-optimal-row-height="false"/>
    </style:style>
    <style:style style:name="TableCell6772"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7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74"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75" style:parent-style-name="Standard" style:family="paragraph">
      <style:text-properties style:font-name="Arial" style:font-name-complex="Arial" fo:font-size="11pt" style:font-size-asian="11pt" style:font-size-complex="11pt"/>
    </style:style>
    <style:style style:name="TableRow6776" style:family="table-row">
      <style:table-row-properties style:use-optimal-row-height="false"/>
    </style:style>
    <style:style style:name="TableCell6777"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7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79"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80"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781" style:family="table-row">
      <style:table-row-properties style:use-optimal-row-height="false"/>
    </style:style>
    <style:style style:name="TableCell6782"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8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84"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85" style:parent-style-name="Standard" style:family="paragraph">
      <style:paragraph-properties>
        <style:tab-stops>
          <style:tab-stop style:type="left" style:position="0.3173in"/>
          <style:tab-stop style:type="left" style:position="0.6416in"/>
          <style:tab-stop style:type="left" style:position="0.9479in"/>
        </style:tab-stops>
      </style:paragraph-properties>
      <style:text-properties style:font-name="Arial" style:font-name-complex="Arial" fo:font-size="11pt" style:font-size-asian="11pt" style:font-size-complex="11pt"/>
    </style:style>
    <style:style style:name="TableRow6786" style:family="table-row">
      <style:table-row-properties style:use-optimal-row-height="false"/>
    </style:style>
    <style:style style:name="TableCell6787"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8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89"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90" style:parent-style-name="Standard" style:family="paragraph">
      <style:text-properties style:font-name="Arial" style:font-name-complex="Arial" fo:font-size="11pt" style:font-size-asian="11pt" style:font-size-complex="11pt"/>
    </style:style>
    <style:style style:name="TableRow6791" style:family="table-row">
      <style:table-row-properties style:use-optimal-row-height="false"/>
    </style:style>
    <style:style style:name="TableCell6792"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9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94"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795" style:parent-style-name="Standard" style:family="paragraph">
      <style:text-properties style:font-name="Arial" style:font-name-complex="Arial" fo:font-size="11pt" style:font-size-asian="11pt" style:font-size-complex="11pt"/>
    </style:style>
    <style:style style:name="TableRow6796" style:family="table-row">
      <style:table-row-properties style:use-optimal-row-height="false"/>
    </style:style>
    <style:style style:name="TableCell6797"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98"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799"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800" style:parent-style-name="Standard" style:family="paragraph">
      <style:text-properties style:font-name="Arial" style:font-name-complex="Arial" fo:font-size="11pt" style:font-size-asian="11pt" style:font-size-complex="11pt"/>
    </style:style>
    <style:style style:name="TableRow6801" style:family="table-row">
      <style:table-row-properties style:use-optimal-row-height="false"/>
    </style:style>
    <style:style style:name="TableCell6802"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803" style:family="table-cell">
      <style:table-cell-properties fo:border-top="none" fo:border-left="0.0034in solid #000000" fo:border-bottom="0.0034in solid #000000" fo:border-right="none" fo:background-color="#CCFFFF" style:vertical-align="middle" fo:padding-top="0.0381in" fo:padding-left="0.0381in" fo:padding-bottom="0.0381in" fo:padding-right="0.0381in"/>
    </style:style>
    <style:style style:name="TableCell6804" style:family="table-cell">
      <style:table-cell-properties fo:border-top="none" fo:border-left="0.0034in solid #000000" fo:border-bottom="0.0034in solid #000000" fo:border-right="0.0034in solid #000000" fo:background-color="#CCFFFF" style:vertical-align="middle" fo:padding-top="0.0381in" fo:padding-left="0.0381in" fo:padding-bottom="0.0381in" fo:padding-right="0.0381in"/>
    </style:style>
    <style:style style:name="P6805" style:parent-style-name="Standard" style:family="paragraph">
      <style:text-properties style:font-name="Arial" style:font-name-complex="Arial" fo:font-size="11pt" style:font-size-asian="11pt" style:font-size-complex="11pt"/>
    </style:style>
  </office:automatic-styles>
  <office:body>
    <office:text text:use-soft-page-breaks="true">
      <text:p text:style-name="P1">WP 34S Command Alias Names for the Assembler</text:p>
      <text:p text:style-name="Textbody">Only commands where an alias exists or where the command name as used by the assembler, the "pretty name", differs from its normal display are<text:s/>listed.</text:p>
      <text:table-of-content text:name="_TOC0">
        <text:table-of-content-source text:outline-level="2" text:use-outline-level="true" text:use-index-marks="fals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source>
        <text:index-body>
          <text:p text:style-name="P2">Contents</text:p>
          <text:p text:style-name="Contents2">Sorted by Command<text:s/><text:tab/>1</text:p>
          <text:p text:style-name="Contents2">Sorted by Alias<text:s/><text:tab/>13</text:p>
          <text:p text:style-name="Contents2">Sorted by Pretty Name<text:s/><text:tab/>25</text:p>
          <text:p text:style-name="Contents2">Alpha Characters<text:tab/>37</text:p>
        </text:index-body>
      </text:table-of-content>
      <text:p text:style-name="Contents2"/>
      <text:p text:style-name="Contents2"/>
      <text:p text:style-name="Contents2"/>
      <text:p text:style-name="Contents2"/>
      <text:p text:style-name="Contents2"/>
      <text:p text:style-name="Heading2">Sorted by Command</text:p>
      <table:table table:style-name="Table3">
        <table:table-columns>
          <table:table-column table:style-name="TableColumn4"/>
          <table:table-column table:style-name="TableColumn5"/>
          <table:table-column table:style-name="TableColumn6"/>
        </table:table-columns>
        <table:table-header-rows>
          <table:table-row table:style-name="TableRow7">
            <table:table-cell table:style-name="TableCell8">
              <text:p text:style-name="TableHeading">Display Name</text:p>
            </table:table-cell>
            <table:table-cell table:style-name="TableCell9">
              <text:p text:style-name="TableHeading">Pretty Name</text:p>
            </table:table-cell>
            <table:table-cell table:style-name="TableCell10">
              <text:p text:style-name="TableHeading">Alias</text:p>
            </table:table-cell>
          </table:table-row>
        </table:table-header-rows>
        <table:table-row table:style-name="TableRow11">
          <table:table-cell table:style-name="TableCell12">
            <text:p text:style-name="Display">°C→°F</text:p>
          </table:table-cell>
          <table:table-cell table:style-name="TableCell13">
            <text:p text:style-name="TableContents">[degree]C[-&gt;][degree]F</text:p>
          </table:table-cell>
          <table:table-cell table:style-name="TableCell14">
            <text:p text:style-name="TableContents">C&gt;F</text:p>
          </table:table-cell>
        </table:table-row>
        <table:table-row table:style-name="TableRow15">
          <table:table-cell table:style-name="TableCell16">
            <text:p text:style-name="Display">°F→°C</text:p>
          </table:table-cell>
          <table:table-cell table:style-name="TableCell17">
            <text:p text:style-name="TableContents">[degree]F[-&gt;][degree]C</text:p>
          </table:table-cell>
          <table:table-cell table:style-name="TableCell18">
            <text:p text:style-name="TableContents">F&gt;C</text:p>
          </table:table-cell>
        </table:table-row>
        <table:table-row table:style-name="TableRow19">
          <table:table-cell table:style-name="TableCell20">
            <text:p text:style-name="Display">°→G</text:p>
          </table:table-cell>
          <table:table-cell table:style-name="TableCell21">
            <text:p text:style-name="TableContents">[degree][-&gt;]G</text:p>
          </table:table-cell>
          <table:table-cell table:style-name="TableCell22">
            <text:p text:style-name="TableContents">DEG&gt;GRAD</text:p>
          </table:table-cell>
        </table:table-row>
        <table:table-row table:style-name="TableRow23">
          <table:table-cell table:style-name="TableCell24">
            <text:p text:style-name="Display">°→rad</text:p>
          </table:table-cell>
          <table:table-cell table:style-name="TableCell25">
            <text:p text:style-name="TableContents">[degree][-&gt;]rad</text:p>
          </table:table-cell>
          <table:table-cell table:style-name="TableCell26">
            <text:p text:style-name="TableContents">DEG&gt;RAD</text:p>
          </table:table-cell>
        </table:table-row>
        <table:table-row table:style-name="TableRow27">
          <table:table-cell table:style-name="TableCell28">
            <text:p text:style-name="Display">10ᵡ</text:p>
          </table:table-cell>
          <table:table-cell table:style-name="TableCell29">
            <text:p text:style-name="TableContents">10[^x]</text:p>
          </table:table-cell>
          <table:table-cell table:style-name="TableCell30">
            <text:p text:style-name="TableContents">10^x</text:p>
          </table:table-cell>
        </table:table-row>
        <table:table-row table:style-name="TableRow31">
          <table:table-cell table:style-name="TableCell32">
            <text:p text:style-name="Display">©10ᵡ</text:p>
          </table:table-cell>
          <table:table-cell table:style-name="TableCell33">
            <text:p text:style-name="TableContents">[cmplx]10[^x]</text:p>
          </table:table-cell>
          <table:table-cell table:style-name="TableCell34">
            <text:p text:style-name="TableContents">c10^x</text:p>
          </table:table-cell>
        </table:table-row>
        <table:table-row table:style-name="TableRow35">
          <table:table-cell table:style-name="TableCell36">
            <text:p text:style-name="Display">1/x</text:p>
          </table:table-cell>
          <table:table-cell table:style-name="TableCell37">
            <text:p text:style-name="TableContents">1/x</text:p>
          </table:table-cell>
          <table:table-cell table:style-name="TableCell38">
            <text:p text:style-name="TableContents">INV</text:p>
          </table:table-cell>
        </table:table-row>
        <table:table-row table:style-name="TableRow39">
          <table:table-cell table:style-name="TableCell40">
            <text:p text:style-name="Display">©1/x</text:p>
          </table:table-cell>
          <table:table-cell table:style-name="TableCell41">
            <text:p text:style-name="TableContents">[cmplx]1/x</text:p>
          </table:table-cell>
          <table:table-cell table:style-name="TableCell42">
            <text:p text:style-name="TableContents">cINV</text:p>
          </table:table-cell>
        </table:table-row>
        <table:table-row table:style-name="TableRow43">
          <table:table-cell table:style-name="TableCell44">
            <text:p text:style-name="Display">2ᵡ</text:p>
          </table:table-cell>
          <table:table-cell table:style-name="TableCell45">
            <text:p text:style-name="TableContents">2[^x]</text:p>
          </table:table-cell>
          <table:table-cell table:style-name="TableCell46">
            <text:p text:style-name="TableContents">2^x</text:p>
          </table:table-cell>
        </table:table-row>
        <table:table-row table:style-name="TableRow47">
          <table:table-cell table:style-name="TableCell48">
            <text:p text:style-name="Display">©2ᵡ</text:p>
          </table:table-cell>
          <table:table-cell table:style-name="TableCell49">
            <text:p text:style-name="TableContents">[cmplx]2[^x]</text:p>
          </table:table-cell>
          <table:table-cell table:style-name="TableCell50">
            <text:p text:style-name="TableContents">c2^x</text:p>
          </table:table-cell>
        </table:table-row>
        <table:table-row table:style-name="TableRow51">
          <table:table-cell table:style-name="TableCell52">
            <text:p text:style-name="Display">³√</text:p>
          </table:table-cell>
          <table:table-cell table:style-name="TableCell53">
            <text:p text:style-name="TableContents">[^3][sqrt]</text:p>
          </table:table-cell>
          <table:table-cell table:style-name="TableCell54">
            <text:p text:style-name="TableContents">CROOT</text:p>
          </table:table-cell>
        </table:table-row>
        <table:table-row table:style-name="TableRow55">
          <table:table-cell table:style-name="TableCell56">
            <text:p text:style-name="Display">©³√</text:p>
          </table:table-cell>
          <table:table-cell table:style-name="TableCell57">
            <text:p text:style-name="TableContents">[cmplx][^3][sqrt]</text:p>
          </table:table-cell>
          <table:table-cell table:style-name="TableCell58">
            <text:p text:style-name="TableContents">cCROOT</text:p>
          </table:table-cell>
        </table:table-row>
        <table:table-row table:style-name="TableRow59">
          <table:table-cell table:style-name="TableCell60">
            <text:p text:style-name="Display">©ABS</text:p>
          </table:table-cell>
          <table:table-cell table:style-name="TableCell61">
            <text:p text:style-name="TableContents">[cmplx]ABS</text:p>
          </table:table-cell>
          <table:table-cell table:style-name="TableCell62">
            <text:p text:style-name="TableContents">cABS</text:p>
          </table:table-cell>
        </table:table-row>
        <table:table-row table:style-name="TableRow63">
          <table:table-cell table:style-name="TableCell64">
            <text:p text:style-name="Display">©ACOS</text:p>
          </table:table-cell>
          <table:table-cell table:style-name="TableCell65">
            <text:p text:style-name="TableContents">[cmplx]ACOS</text:p>
          </table:table-cell>
          <table:table-cell table:style-name="TableCell66">
            <text:p text:style-name="TableContents">cACOS</text:p>
          </table:table-cell>
        </table:table-row>
        <table:table-row table:style-name="TableRow67">
          <table:table-cell table:style-name="TableCell68">
            <text:p text:style-name="Display">©ACOSH</text:p>
          </table:table-cell>
          <table:table-cell table:style-name="TableCell69">
            <text:p text:style-name="TableContents">[cmplx]ACOSH</text:p>
          </table:table-cell>
          <table:table-cell table:style-name="TableCell70">
            <text:p text:style-name="TableContents">cACOSH</text:p>
          </table:table-cell>
        </table:table-row>
        <table:table-row table:style-name="TableRow71">
          <table:table-cell table:style-name="TableCell72">
            <text:p text:style-name="Display">acres→ha</text:p>
          </table:table-cell>
          <table:table-cell table:style-name="TableCell73">
            <text:p text:style-name="TableContents">acres[-&gt;]ha</text:p>
          </table:table-cell>
          <table:table-cell table:style-name="TableCell74">
            <text:p text:style-name="TableContents">acres&gt;ha</text:p>
          </table:table-cell>
        </table:table-row>
        <table:table-row table:style-name="TableRow75">
          <table:table-cell table:style-name="TableCell76">
            <text:p text:style-name="Display">©AGM</text:p>
          </table:table-cell>
          <table:table-cell table:style-name="TableCell77">
            <text:p text:style-name="TableContents">[cmplx]AGM</text:p>
          </table:table-cell>
          <table:table-cell table:style-name="TableCell78">
            <text:p text:style-name="TableContents">cAGM</text:p>
          </table:table-cell>
        </table:table-row>
        <table:table-row table:style-name="TableRow79">
          <table:table-cell table:style-name="TableCell80">
            <text:p text:style-name="Display">ar.→dB</text:p>
          </table:table-cell>
          <table:table-cell table:style-name="TableCell81">
            <text:p text:style-name="TableContents">ar.[-&gt;]dB</text:p>
          </table:table-cell>
          <table:table-cell table:style-name="TableCell82">
            <text:p text:style-name="TableContents">ar.&gt;dB</text:p>
          </table:table-cell>
        </table:table-row>
        <table:table-row table:style-name="TableRow83">
          <table:table-cell table:style-name="TableCell84">
            <text:p text:style-name="Display">©ASIN</text:p>
          </table:table-cell>
          <table:table-cell table:style-name="TableCell85">
            <text:p text:style-name="TableContents">[cmplx]ASIN</text:p>
          </table:table-cell>
          <table:table-cell table:style-name="TableCell86">
            <text:p text:style-name="TableContents">cASIN</text:p>
          </table:table-cell>
        </table:table-row>
        <table:table-row table:style-name="TableRow87">
          <table:table-cell table:style-name="TableCell88">
            <text:p text:style-name="Display">©ASINH</text:p>
          </table:table-cell>
          <table:table-cell table:style-name="TableCell89">
            <text:p text:style-name="TableContents">[cmplx]ASINH</text:p>
          </table:table-cell>
          <table:table-cell table:style-name="TableCell90">
            <text:p text:style-name="TableContents">cASINH</text:p>
          </table:table-cell>
        </table:table-row>
        <table:table-row table:style-name="TableRow91">
          <table:table-cell table:style-name="TableCell92">
            <text:p text:style-name="Display">©ATAN</text:p>
          </table:table-cell>
          <table:table-cell table:style-name="TableCell93">
            <text:p text:style-name="TableContents">[cmplx]ATAN</text:p>
          </table:table-cell>
          <table:table-cell table:style-name="TableCell94">
            <text:p text:style-name="TableContents">cATAN</text:p>
          </table:table-cell>
        </table:table-row>
        <table:table-row table:style-name="TableRow95">
          <table:table-cell table:style-name="TableCell96">
            <text:p text:style-name="Display">©ATANH</text:p>
          </table:table-cell>
          <table:table-cell table:style-name="TableCell97">
            <text:p text:style-name="TableContents">[cmplx]ATANH</text:p>
          </table:table-cell>
          <table:table-cell table:style-name="TableCell98">
            <text:p text:style-name="TableContents">cATANH</text:p>
          </table:table-cell>
        </table:table-row>
        <table:table-row table:style-name="TableRow99">
          <table:table-cell table:style-name="TableCell100">
            <text:p text:style-name="Display">atm→Pa</text:p>
          </table:table-cell>
          <table:table-cell table:style-name="TableCell101">
            <text:p text:style-name="TableContents">atm[-&gt;]Pa</text:p>
          </table:table-cell>
          <table:table-cell table:style-name="TableCell102">
            <text:p text:style-name="TableContents">atm&gt;Pa</text:p>
          </table:table-cell>
        </table:table-row>
        <table:table-row table:style-name="TableRow103">
          <table:table-cell table:style-name="TableCell104">
            <text:p text:style-name="Display">AU→km</text:p>
          </table:table-cell>
          <table:table-cell table:style-name="TableCell105">
            <text:p text:style-name="TableContents">AU[-&gt;]km</text:p>
          </table:table-cell>
          <table:table-cell table:style-name="TableCell106">
            <text:p text:style-name="TableContents">AU&gt;km</text:p>
          </table:table-cell>
        </table:table-row>
        <table:table-row table:style-name="TableRow107">
          <table:table-cell table:style-name="TableCell108">
            <text:p text:style-name="Display">bar→Pa</text:p>
          </table:table-cell>
          <table:table-cell table:style-name="TableCell109">
            <text:p text:style-name="TableContents">bar[-&gt;]Pa</text:p>
          </table:table-cell>
          <table:table-cell table:style-name="TableCell110">
            <text:p text:style-name="TableContents">bar&gt;Pa</text:p>
          </table:table-cell>
        </table:table-row>
        <table:table-row table:style-name="TableRow111">
          <table:table-cell table:style-name="TableCell112">
            <text:p text:style-name="Display">Binomₚ</text:p>
          </table:table-cell>
          <table:table-cell table:style-name="TableCell113">
            <text:p text:style-name="TableContents">Binom[sub-p]</text:p>
          </table:table-cell>
          <table:table-cell table:style-name="TableCell114">
            <text:p text:style-name="TableContents">Binom-p</text:p>
          </table:table-cell>
        </table:table-row>
        <text:soft-page-break/>
        <table:table-row table:style-name="TableRow115">
          <table:table-cell table:style-name="TableCell116">
            <text:p text:style-name="Display">Binomᵤ</text:p>
          </table:table-cell>
          <table:table-cell table:style-name="TableCell117">
            <text:p text:style-name="TableContents">Binom[sub-u]</text:p>
          </table:table-cell>
          <table:table-cell table:style-name="TableCell118">
            <text:p text:style-name="TableContents">Binom-u</text:p>
          </table:table-cell>
        </table:table-row>
        <table:table-row table:style-name="TableRow119">
          <table:table-cell table:style-name="TableCell120">
            <text:p text:style-name="Display">Binom⁸</text:p>
          </table:table-cell>
          <table:table-cell table:style-name="TableCell121">
            <text:p text:style-name="TableContents">Binom[^-1]</text:p>
          </table:table-cell>
          <table:table-cell table:style-name="TableCell122">
            <text:p text:style-name="TableContents">INV-Binom</text:p>
          </table:table-cell>
        </table:table-row>
        <table:table-row table:style-name="TableRow123">
          <table:table-cell table:style-name="TableCell124">
            <text:p text:style-name="Display">Bₙ</text:p>
          </table:table-cell>
          <table:table-cell table:style-name="TableCell125">
            <text:p text:style-name="TableContents">B[sub-n]</text:p>
          </table:table-cell>
          <table:table-cell table:style-name="TableCell126">
            <text:p text:style-name="TableContents">Bn</text:p>
          </table:table-cell>
        </table:table-row>
        <table:table-row table:style-name="TableRow127">
          <table:table-cell table:style-name="TableCell128">
            <text:p text:style-name="Display">Bₙ⁺</text:p>
          </table:table-cell>
          <table:table-cell table:style-name="TableCell129">
            <text:p text:style-name="P130">B[sub-n][super-star]</text:p>
          </table:table-cell>
          <table:table-cell table:style-name="TableCell131">
            <text:p text:style-name="TableContents">Bn*</text:p>
          </table:table-cell>
        </table:table-row>
        <table:table-row table:style-name="TableRow132">
          <table:table-cell table:style-name="TableCell133">
            <text:p text:style-name="Display">Btu→J</text:p>
          </table:table-cell>
          <table:table-cell table:style-name="TableCell134">
            <text:p text:style-name="TableContents">Btu[-&gt;]J</text:p>
          </table:table-cell>
          <table:table-cell table:style-name="TableCell135">
            <text:p text:style-name="TableContents">Btu&gt;J</text:p>
          </table:table-cell>
        </table:table-row>
        <table:table-row table:style-name="TableRow136">
          <table:table-cell table:style-name="TableCell137">
            <text:p text:style-name="Display">cal→J</text:p>
          </table:table-cell>
          <table:table-cell table:style-name="TableCell138">
            <text:p text:style-name="TableContents">cal[-&gt;]J</text:p>
          </table:table-cell>
          <table:table-cell table:style-name="TableCell139">
            <text:p text:style-name="TableContents">cal&gt;J</text:p>
          </table:table-cell>
        </table:table-row>
        <table:table-row table:style-name="TableRow140">
          <table:table-cell table:style-name="TableCell141">
            <text:p text:style-name="Display">Cauchₚ</text:p>
          </table:table-cell>
          <table:table-cell table:style-name="TableCell142">
            <text:p text:style-name="TableContents">Cauch[sub-p]</text:p>
          </table:table-cell>
          <table:table-cell table:style-name="TableCell143">
            <text:p text:style-name="TableContents">Cauch-p</text:p>
          </table:table-cell>
        </table:table-row>
        <table:table-row table:style-name="TableRow144">
          <table:table-cell table:style-name="TableCell145">
            <text:p text:style-name="Display">Cauchᵤ</text:p>
          </table:table-cell>
          <table:table-cell table:style-name="TableCell146">
            <text:p text:style-name="TableContents">Cauch[sub-u]</text:p>
          </table:table-cell>
          <table:table-cell table:style-name="TableCell147">
            <text:p text:style-name="TableContents">Cauch-u</text:p>
          </table:table-cell>
        </table:table-row>
        <table:table-row table:style-name="TableRow148">
          <table:table-cell table:style-name="TableCell149">
            <text:p text:style-name="Display">Cauch⁸</text:p>
          </table:table-cell>
          <table:table-cell table:style-name="TableCell150">
            <text:p text:style-name="TableContents">Cauch[^-1]</text:p>
          </table:table-cell>
          <table:table-cell table:style-name="TableCell151">
            <text:p text:style-name="TableContents">INV-Cauch</text:p>
          </table:table-cell>
        </table:table-row>
        <table:table-row table:style-name="TableRow152">
          <table:table-cell table:style-name="TableCell153">
            <text:p text:style-name="Display">cft→l</text:p>
          </table:table-cell>
          <table:table-cell table:style-name="TableCell154">
            <text:p text:style-name="TableContents">cft[-&gt;]l</text:p>
          </table:table-cell>
          <table:table-cell table:style-name="TableCell155">
            <text:p text:style-name="TableContents">cft&gt;l</text:p>
          </table:table-cell>
        </table:table-row>
        <table:table-row table:style-name="TableRow156">
          <table:table-cell table:style-name="TableCell157">
            <text:p text:style-name="Display">CLα</text:p>
          </table:table-cell>
          <table:table-cell table:style-name="TableCell158">
            <text:p text:style-name="TableContents">CL[alpha]</text:p>
          </table:table-cell>
          <table:table-cell table:style-name="TableCell159">
            <text:p text:style-name="TableContents">CLa</text:p>
          </table:table-cell>
        </table:table-row>
        <table:table-row table:style-name="TableRow160">
          <table:table-cell table:style-name="TableCell161">
            <text:p text:style-name="Display">CLΣ</text:p>
          </table:table-cell>
          <table:table-cell table:style-name="TableCell162">
            <text:p text:style-name="TableContents">CL[SIGMA]</text:p>
          </table:table-cell>
          <table:table-cell table:style-name="TableCell163">
            <text:p text:style-name="TableContents">CLSUMS</text:p>
          </table:table-cell>
        </table:table-row>
        <table:table-row table:style-name="TableRow164">
          <table:table-cell table:style-name="TableCell165">
            <text:p text:style-name="Display">cm→inches</text:p>
          </table:table-cell>
          <table:table-cell table:style-name="TableCell166">
            <text:p text:style-name="TableContents">cm[-&gt;]inches</text:p>
          </table:table-cell>
          <table:table-cell table:style-name="TableCell167">
            <text:p text:style-name="TableContents">cm&gt;inches</text:p>
          </table:table-cell>
        </table:table-row>
        <table:table-row table:style-name="TableRow168">
          <table:table-cell table:style-name="TableCell169">
            <text:p text:style-name="Display">©CNST</text:p>
          </table:table-cell>
          <table:table-cell table:style-name="TableCell170">
            <text:p text:style-name="TableContents">[cmplx]CNST</text:p>
          </table:table-cell>
          <table:table-cell table:style-name="TableCell171">
            <text:p text:style-name="TableContents">cCNST</text:p>
          </table:table-cell>
        </table:table-row>
        <table:table-row table:style-name="TableRow172">
          <table:table-cell table:style-name="TableCell173">
            <text:p text:style-name="Display">©COMB</text:p>
          </table:table-cell>
          <table:table-cell table:style-name="TableCell174">
            <text:p text:style-name="TableContents">[cmplx]COMB</text:p>
          </table:table-cell>
          <table:table-cell table:style-name="TableCell175">
            <text:p text:style-name="TableContents">cCOMB</text:p>
          </table:table-cell>
        </table:table-row>
        <table:table-row table:style-name="TableRow176">
          <table:table-cell table:style-name="TableCell177">
            <text:p text:style-name="Display">©CONJ</text:p>
          </table:table-cell>
          <table:table-cell table:style-name="TableCell178">
            <text:p text:style-name="TableContents">[cmplx]CONJ</text:p>
          </table:table-cell>
          <table:table-cell table:style-name="TableCell179">
            <text:p text:style-name="TableContents">cCONJ</text:p>
          </table:table-cell>
        </table:table-row>
        <table:table-row table:style-name="TableRow180">
          <table:table-cell table:style-name="TableCell181">
            <text:p text:style-name="Display">©COS</text:p>
          </table:table-cell>
          <table:table-cell table:style-name="TableCell182">
            <text:p text:style-name="TableContents">[cmplx]COS</text:p>
          </table:table-cell>
          <table:table-cell table:style-name="TableCell183">
            <text:p text:style-name="TableContents">cCOS</text:p>
          </table:table-cell>
        </table:table-row>
        <table:table-row table:style-name="TableRow184">
          <table:table-cell table:style-name="TableCell185">
            <text:p text:style-name="Display">©COSH</text:p>
          </table:table-cell>
          <table:table-cell table:style-name="TableCell186">
            <text:p text:style-name="TableContents">[cmplx]COSH</text:p>
          </table:table-cell>
          <table:table-cell table:style-name="TableCell187">
            <text:p text:style-name="TableContents">cCOSH</text:p>
          </table:table-cell>
        </table:table-row>
        <table:table-row table:style-name="TableRow188">
          <table:table-cell table:style-name="TableCell189">
            <text:p text:style-name="Display">©CROSS</text:p>
          </table:table-cell>
          <table:table-cell table:style-name="TableCell190">
            <text:p text:style-name="TableContents">[cmplx]CROSS</text:p>
          </table:table-cell>
          <table:table-cell table:style-name="TableCell191">
            <text:p text:style-name="TableContents">cCROSS</text:p>
          </table:table-cell>
        </table:table-row>
        <table:table-row table:style-name="TableRow192">
          <table:table-cell table:style-name="TableCell193">
            <text:p text:style-name="Display">cwt→kg</text:p>
          </table:table-cell>
          <table:table-cell table:style-name="TableCell194">
            <text:p text:style-name="TableContents">cwt[-&gt;]kg</text:p>
          </table:table-cell>
          <table:table-cell table:style-name="TableCell195">
            <text:p text:style-name="TableContents">cwt&gt;kg</text:p>
          </table:table-cell>
        </table:table-row>
        <table:table-row table:style-name="TableRow196">
          <table:table-cell table:style-name="TableCell197">
            <text:p text:style-name="Display">DATE→</text:p>
          </table:table-cell>
          <table:table-cell table:style-name="TableCell198">
            <text:p text:style-name="TableContents">DATE[-&gt;]</text:p>
          </table:table-cell>
          <table:table-cell table:style-name="TableCell199">
            <text:p text:style-name="TableContents">DATE&gt;</text:p>
          </table:table-cell>
        </table:table-row>
        <table:table-row table:style-name="TableRow200">
          <table:table-cell table:style-name="TableCell201">
            <text:p text:style-name="Display">DBL×</text:p>
          </table:table-cell>
          <table:table-cell table:style-name="TableCell202">
            <text:p text:style-name="TableContents">DBL[times]</text:p>
          </table:table-cell>
          <table:table-cell table:style-name="TableCell203">
            <text:p text:style-name="TableContents">DBL*</text:p>
          </table:table-cell>
        </table:table-row>
        <table:table-row table:style-name="TableRow204">
          <table:table-cell table:style-name="TableCell205">
            <text:p text:style-name="Display">dB→ar.</text:p>
          </table:table-cell>
          <table:table-cell table:style-name="TableCell206">
            <text:p text:style-name="TableContents">dB[-&gt;]ar.</text:p>
          </table:table-cell>
          <table:table-cell table:style-name="TableCell207">
            <text:p text:style-name="TableContents">dB&gt;ar.</text:p>
          </table:table-cell>
        </table:table-row>
        <table:table-row table:style-name="TableRow208">
          <table:table-cell table:style-name="TableCell209">
            <text:p text:style-name="Display">dB→pr.</text:p>
          </table:table-cell>
          <table:table-cell table:style-name="TableCell210">
            <text:p text:style-name="TableContents">dB[-&gt;]pr.</text:p>
          </table:table-cell>
          <table:table-cell table:style-name="TableCell211">
            <text:p text:style-name="TableContents">dB&gt;pr.</text:p>
          </table:table-cell>
        </table:table-row>
        <table:table-row table:style-name="TableRow212">
          <table:table-cell table:style-name="TableCell213">
            <text:p text:style-name="Display">DEG→</text:p>
          </table:table-cell>
          <table:table-cell table:style-name="TableCell214">
            <text:p text:style-name="TableContents">DEG[-&gt;]</text:p>
          </table:table-cell>
          <table:table-cell table:style-name="TableCell215">
            <text:p text:style-name="TableContents">DEG&gt;</text:p>
          </table:table-cell>
        </table:table-row>
        <table:table-row table:style-name="TableRow216">
          <table:table-cell table:style-name="TableCell217">
            <text:p text:style-name="Display">©DOT</text:p>
          </table:table-cell>
          <table:table-cell table:style-name="TableCell218">
            <text:p text:style-name="TableContents">[cmplx]DOT</text:p>
          </table:table-cell>
          <table:table-cell table:style-name="TableCell219">
            <text:p text:style-name="TableContents">cDOT</text:p>
          </table:table-cell>
        </table:table-row>
        <table:table-row table:style-name="TableRow220">
          <table:table-cell table:style-name="TableCell221">
            <text:p text:style-name="Display">©DROP</text:p>
          </table:table-cell>
          <table:table-cell table:style-name="TableCell222">
            <text:p text:style-name="TableContents">[cmplx]DROP</text:p>
          </table:table-cell>
          <table:table-cell table:style-name="TableCell223">
            <text:p text:style-name="TableContents">cDROP</text:p>
          </table:table-cell>
        </table:table-row>
        <table:table-row table:style-name="TableRow224">
          <table:table-cell table:style-name="TableCell225">
            <text:p text:style-name="Display">D→J</text:p>
          </table:table-cell>
          <table:table-cell table:style-name="TableCell226">
            <text:p text:style-name="TableContents">D[-&gt;]J</text:p>
          </table:table-cell>
          <table:table-cell table:style-name="TableCell227">
            <text:p text:style-name="TableContents">D&gt;J</text:p>
          </table:table-cell>
        </table:table-row>
        <table:table-row table:style-name="TableRow228">
          <table:table-cell table:style-name="TableCell229">
            <text:p text:style-name="Display">©ENTER</text:p>
          </table:table-cell>
          <table:table-cell table:style-name="TableCell230">
            <text:p text:style-name="TableContents">[cmplx]ENTER</text:p>
          </table:table-cell>
          <table:table-cell table:style-name="TableCell231">
            <text:p text:style-name="TableContents">cENTER</text:p>
          </table:table-cell>
        </table:table-row>
        <table:table-row table:style-name="TableRow232">
          <table:table-cell table:style-name="TableCell233">
            <text:p text:style-name="Display">ENTER↑</text:p>
          </table:table-cell>
          <table:table-cell table:style-name="TableCell234">
            <text:p text:style-name="TableContents">ENTER[^]</text:p>
          </table:table-cell>
          <table:table-cell table:style-name="TableCell235">
            <text:p text:style-name="TableContents">ENTER</text:p>
          </table:table-cell>
        </table:table-row>
        <table:table-row table:style-name="TableRow236">
          <table:table-cell table:style-name="TableCell237">
            <text:p text:style-name="Display">eᵡ</text:p>
          </table:table-cell>
          <table:table-cell table:style-name="TableCell238">
            <text:p text:style-name="TableContents">e[^x]</text:p>
          </table:table-cell>
          <table:table-cell table:style-name="TableCell239">
            <text:p text:style-name="TableContents">EXP</text:p>
          </table:table-cell>
        </table:table-row>
        <table:table-row table:style-name="TableRow240">
          <table:table-cell table:style-name="TableCell241">
            <text:p text:style-name="Display">©eᵡ</text:p>
          </table:table-cell>
          <table:table-cell table:style-name="TableCell242">
            <text:p text:style-name="TableContents">[cmplx]e[^x]</text:p>
          </table:table-cell>
          <table:table-cell table:style-name="TableCell243">
            <text:p text:style-name="TableContents">cEXP</text:p>
          </table:table-cell>
        </table:table-row>
        <table:table-row table:style-name="TableRow244">
          <table:table-cell table:style-name="TableCell245">
            <text:p text:style-name="Display">Exponₚ</text:p>
          </table:table-cell>
          <table:table-cell table:style-name="TableCell246">
            <text:p text:style-name="TableContents">Expon[sub-p]</text:p>
          </table:table-cell>
          <table:table-cell table:style-name="TableCell247">
            <text:p text:style-name="TableContents">Expon-p</text:p>
          </table:table-cell>
        </table:table-row>
        <table:table-row table:style-name="TableRow248">
          <table:table-cell table:style-name="TableCell249">
            <text:p text:style-name="Display">Exponᵤ</text:p>
          </table:table-cell>
          <table:table-cell table:style-name="TableCell250">
            <text:p text:style-name="TableContents">Expon[sub-u]</text:p>
          </table:table-cell>
          <table:table-cell table:style-name="TableCell251">
            <text:p text:style-name="TableContents">Expon-u</text:p>
          </table:table-cell>
        </table:table-row>
        <table:table-row table:style-name="TableRow252">
          <table:table-cell table:style-name="TableCell253">
            <text:p text:style-name="Display">Expon⁸</text:p>
          </table:table-cell>
          <table:table-cell table:style-name="TableCell254">
            <text:p text:style-name="TableContents">Expon[^-1]</text:p>
          </table:table-cell>
          <table:table-cell table:style-name="TableCell255">
            <text:p text:style-name="TableContents">INV-Expon</text:p>
          </table:table-cell>
        </table:table-row>
        <table:table-row table:style-name="TableRow256">
          <table:table-cell table:style-name="TableCell257">
            <text:p text:style-name="Display">eᵡ-1</text:p>
          </table:table-cell>
          <table:table-cell table:style-name="TableCell258">
            <text:p text:style-name="TableContents">e[^x]-1</text:p>
          </table:table-cell>
          <table:table-cell table:style-name="TableCell259">
            <text:p text:style-name="TableContents">EXP-1</text:p>
          </table:table-cell>
        </table:table-row>
        <table:table-row table:style-name="TableRow260">
          <table:table-cell table:style-name="TableCell261">
            <text:p text:style-name="Display">©eᵡ-1</text:p>
          </table:table-cell>
          <table:table-cell table:style-name="TableCell262">
            <text:p text:style-name="TableContents">[cmplx]e[^x]-1</text:p>
          </table:table-cell>
          <table:table-cell table:style-name="TableCell263">
            <text:p text:style-name="TableContents">cEXP-1</text:p>
          </table:table-cell>
        </table:table-row>
        <table:table-row table:style-name="TableRow264">
          <table:table-cell table:style-name="TableCell265">
            <text:p text:style-name="Display">fathom→m</text:p>
          </table:table-cell>
          <table:table-cell table:style-name="TableCell266">
            <text:p text:style-name="TableContents">fathom[-&gt;]m</text:p>
          </table:table-cell>
          <table:table-cell table:style-name="TableCell267">
            <text:p text:style-name="TableContents">fathom&gt;m</text:p>
          </table:table-cell>
        </table:table-row>
        <table:table-row table:style-name="TableRow268">
          <table:table-cell table:style-name="TableCell269">
            <text:p text:style-name="Display">feet→m</text:p>
          </table:table-cell>
          <table:table-cell table:style-name="TableCell270">
            <text:p text:style-name="TableContents">feet[-&gt;]m</text:p>
          </table:table-cell>
          <table:table-cell table:style-name="TableCell271">
            <text:p text:style-name="TableContents">feet&gt;m</text:p>
          </table:table-cell>
        </table:table-row>
        <table:table-row table:style-name="TableRow272">
          <table:table-cell table:style-name="TableCell273">
            <text:p text:style-name="Display">©FIB</text:p>
          </table:table-cell>
          <table:table-cell table:style-name="TableCell274">
            <text:p text:style-name="TableContents">[cmplx]FIB</text:p>
          </table:table-cell>
          <table:table-cell table:style-name="TableCell275">
            <text:p text:style-name="TableContents">cFIB</text:p>
          </table:table-cell>
        </table:table-row>
        <text:soft-page-break/>
        <table:table-row table:style-name="TableRow276">
          <table:table-cell table:style-name="TableCell277">
            <text:p text:style-name="Display">©FILL</text:p>
          </table:table-cell>
          <table:table-cell table:style-name="TableCell278">
            <text:p text:style-name="TableContents">[cmplx]FILL</text:p>
          </table:table-cell>
          <table:table-cell table:style-name="TableCell279">
            <text:p text:style-name="TableContents">cFILL</text:p>
          </table:table-cell>
        </table:table-row>
        <table:table-row table:style-name="TableRow280">
          <table:table-cell table:style-name="TableCell281">
            <text:p text:style-name="Display">flozUK→ml</text:p>
          </table:table-cell>
          <table:table-cell table:style-name="TableCell282">
            <text:p text:style-name="TableContents">flozUK[-&gt;]ml</text:p>
          </table:table-cell>
          <table:table-cell table:style-name="TableCell283">
            <text:p text:style-name="TableContents">flozUK&gt;ml</text:p>
          </table:table-cell>
        </table:table-row>
        <table:table-row table:style-name="TableRow284">
          <table:table-cell table:style-name="TableCell285">
            <text:p text:style-name="Display">flozUS→ml</text:p>
          </table:table-cell>
          <table:table-cell table:style-name="TableCell286">
            <text:p text:style-name="TableContents">flozUS[-&gt;]ml</text:p>
          </table:table-cell>
          <table:table-cell table:style-name="TableCell287">
            <text:p text:style-name="TableContents">flozUS&gt;ml</text:p>
          </table:table-cell>
        </table:table-row>
        <table:table-row table:style-name="TableRow288">
          <table:table-cell table:style-name="TableCell289">
            <text:p text:style-name="Display">©FP</text:p>
          </table:table-cell>
          <table:table-cell table:style-name="TableCell290">
            <text:p text:style-name="TableContents">[cmplx]FP</text:p>
          </table:table-cell>
          <table:table-cell table:style-name="TableCell291">
            <text:p text:style-name="TableContents">cFP</text:p>
          </table:table-cell>
        </table:table-row>
        <table:table-row table:style-name="TableRow292">
          <table:table-cell table:style-name="TableCell293">
            <text:p text:style-name="Display">Fₚ(x)</text:p>
          </table:table-cell>
          <table:table-cell table:style-name="TableCell294">
            <text:p text:style-name="TableContents">F[sub-p](x)</text:p>
          </table:table-cell>
          <table:table-cell table:style-name="TableCell295">
            <text:p text:style-name="TableContents">F-p(x)</text:p>
          </table:table-cell>
        </table:table-row>
        <table:table-row table:style-name="TableRow296">
          <table:table-cell table:style-name="TableCell297">
            <text:p text:style-name="Display">Fᵤ(x)</text:p>
          </table:table-cell>
          <table:table-cell table:style-name="TableCell298">
            <text:p text:style-name="TableContents">F[sub-u](x)</text:p>
          </table:table-cell>
          <table:table-cell table:style-name="TableCell299">
            <text:p text:style-name="TableContents">F-u</text:p>
          </table:table-cell>
        </table:table-row>
        <table:table-row table:style-name="TableRow300">
          <table:table-cell table:style-name="TableCell301">
            <text:p text:style-name="Display">F⁸(p)</text:p>
          </table:table-cell>
          <table:table-cell table:style-name="TableCell302">
            <text:p text:style-name="TableContents">F[^-1](p)</text:p>
          </table:table-cell>
          <table:table-cell table:style-name="TableCell303">
            <text:p text:style-name="TableContents">INV-F</text:p>
          </table:table-cell>
        </table:table-row>
        <table:table-row table:style-name="TableRow304">
          <table:table-cell table:style-name="TableCell305">
            <text:p text:style-name="Display">galUK→l</text:p>
          </table:table-cell>
          <table:table-cell table:style-name="TableCell306">
            <text:p text:style-name="TableContents">galUK[-&gt;]l</text:p>
          </table:table-cell>
          <table:table-cell table:style-name="TableCell307">
            <text:p text:style-name="TableContents">galUK&gt;l</text:p>
          </table:table-cell>
        </table:table-row>
        <table:table-row table:style-name="TableRow308">
          <table:table-cell table:style-name="TableCell309">
            <text:p text:style-name="Display">galUS→l</text:p>
          </table:table-cell>
          <table:table-cell table:style-name="TableCell310">
            <text:p text:style-name="TableContents">galUS[-&gt;]l</text:p>
          </table:table-cell>
          <table:table-cell table:style-name="TableCell311">
            <text:p text:style-name="TableContents">galUS&gt;l</text:p>
          </table:table-cell>
        </table:table-row>
        <table:table-row table:style-name="TableRow312">
          <table:table-cell table:style-name="TableCell313">
            <text:p text:style-name="Display">g⒟</text:p>
          </table:table-cell>
          <table:table-cell table:style-name="TableCell314">
            <text:p text:style-name="TableContents">g[sub-d]</text:p>
          </table:table-cell>
          <table:table-cell table:style-name="TableCell315">
            <text:p text:style-name="TableContents">GUD</text:p>
          </table:table-cell>
        </table:table-row>
        <table:table-row table:style-name="TableRow316">
          <table:table-cell table:style-name="TableCell317">
            <text:p text:style-name="Display">©g⒟</text:p>
          </table:table-cell>
          <table:table-cell table:style-name="TableCell318">
            <text:p text:style-name="TableContents">[cmplx]g[sub-d]</text:p>
          </table:table-cell>
          <table:table-cell table:style-name="TableCell319">
            <text:p text:style-name="TableContents">cGUD</text:p>
          </table:table-cell>
        </table:table-row>
        <table:table-row table:style-name="TableRow320">
          <table:table-cell table:style-name="TableCell321">
            <text:p text:style-name="Display">g⒟⁸</text:p>
          </table:table-cell>
          <table:table-cell table:style-name="TableCell322">
            <text:p text:style-name="TableContents">g[sub-d][^-1]</text:p>
          </table:table-cell>
          <table:table-cell table:style-name="TableCell323">
            <text:p text:style-name="TableContents">INV-GUD</text:p>
          </table:table-cell>
        </table:table-row>
        <table:table-row table:style-name="TableRow324">
          <table:table-cell table:style-name="TableCell325">
            <text:p text:style-name="Display">©g⒟⁸</text:p>
          </table:table-cell>
          <table:table-cell table:style-name="TableCell326">
            <text:p text:style-name="TableContents">[cmplx]g[sub-d][^-1]</text:p>
          </table:table-cell>
          <table:table-cell table:style-name="TableCell327">
            <text:p text:style-name="TableContents">cINV-GUD</text:p>
          </table:table-cell>
        </table:table-row>
        <table:table-row table:style-name="TableRow328">
          <table:table-cell table:style-name="TableCell329">
            <text:p text:style-name="Display">Geomₚ</text:p>
          </table:table-cell>
          <table:table-cell table:style-name="TableCell330">
            <text:p text:style-name="TableContents">Geom[sub-p]</text:p>
          </table:table-cell>
          <table:table-cell table:style-name="TableCell331">
            <text:p text:style-name="TableContents">Geom-p</text:p>
          </table:table-cell>
        </table:table-row>
        <table:table-row table:style-name="TableRow332">
          <table:table-cell table:style-name="TableCell333">
            <text:p text:style-name="Display">Geomᵤ</text:p>
          </table:table-cell>
          <table:table-cell table:style-name="TableCell334">
            <text:p text:style-name="TableContents">Geom[sub-u]</text:p>
          </table:table-cell>
          <table:table-cell table:style-name="TableCell335">
            <text:p text:style-name="TableContents">Geom-u</text:p>
          </table:table-cell>
        </table:table-row>
        <table:table-row table:style-name="TableRow336">
          <table:table-cell table:style-name="TableCell337">
            <text:p text:style-name="Display">Geom⁸</text:p>
          </table:table-cell>
          <table:table-cell table:style-name="TableCell338">
            <text:p text:style-name="TableContents">Geom[^-1]</text:p>
          </table:table-cell>
          <table:table-cell table:style-name="TableCell339">
            <text:p text:style-name="TableContents">INV-Geom</text:p>
          </table:table-cell>
        </table:table-row>
        <table:table-row table:style-name="TableRow340">
          <table:table-cell table:style-name="TableCell341">
            <text:p text:style-name="Display">GRAD→</text:p>
          </table:table-cell>
          <table:table-cell table:style-name="TableCell342">
            <text:p text:style-name="TableContents">GRAD[-&gt;]</text:p>
          </table:table-cell>
          <table:table-cell table:style-name="TableCell343">
            <text:p text:style-name="TableContents">GRAD&gt;</text:p>
          </table:table-cell>
        </table:table-row>
        <table:table-row table:style-name="TableRow344">
          <table:table-cell table:style-name="TableCell345">
            <text:p text:style-name="Display">GTOα</text:p>
          </table:table-cell>
          <table:table-cell table:style-name="TableCell346">
            <text:p text:style-name="TableContents">GTO[alpha]</text:p>
          </table:table-cell>
          <table:table-cell table:style-name="TableCell347">
            <text:p text:style-name="TableContents">GTOa</text:p>
          </table:table-cell>
        </table:table-row>
        <table:table-row table:style-name="TableRow348">
          <table:table-cell table:style-name="TableCell349">
            <text:p text:style-name="Display">G→°</text:p>
          </table:table-cell>
          <table:table-cell table:style-name="TableCell350">
            <text:p text:style-name="TableContents">G[-&gt;][degree]</text:p>
          </table:table-cell>
          <table:table-cell table:style-name="TableCell351">
            <text:p text:style-name="TableContents">GRAD&gt;DEG</text:p>
          </table:table-cell>
        </table:table-row>
        <table:table-row table:style-name="TableRow352">
          <table:table-cell table:style-name="TableCell353">
            <text:p text:style-name="Display">g→oz</text:p>
          </table:table-cell>
          <table:table-cell table:style-name="TableCell354">
            <text:p text:style-name="TableContents">g[-&gt;]oz</text:p>
          </table:table-cell>
          <table:table-cell table:style-name="TableCell355">
            <text:p text:style-name="TableContents">g&gt;oz</text:p>
          </table:table-cell>
        </table:table-row>
        <table:table-row table:style-name="TableRow356">
          <table:table-cell table:style-name="TableCell357">
            <text:p text:style-name="Display">G→rad</text:p>
          </table:table-cell>
          <table:table-cell table:style-name="TableCell358">
            <text:p text:style-name="TableContents">G[-&gt;]rad</text:p>
          </table:table-cell>
          <table:table-cell table:style-name="TableCell359">
            <text:p text:style-name="TableContents">GRAD&gt;RAD</text:p>
          </table:table-cell>
        </table:table-row>
        <table:table-row table:style-name="TableRow360">
          <table:table-cell table:style-name="TableCell361">
            <text:p text:style-name="Display">g→tr.oz</text:p>
          </table:table-cell>
          <table:table-cell table:style-name="TableCell362">
            <text:p text:style-name="TableContents">g[-&gt;]tr.oz</text:p>
          </table:table-cell>
          <table:table-cell table:style-name="TableCell363">
            <text:p text:style-name="TableContents">g&gt;tr.oz</text:p>
          </table:table-cell>
        </table:table-row>
        <table:table-row table:style-name="TableRow364">
          <table:table-cell table:style-name="TableCell365">
            <text:p text:style-name="Display">ha→acres</text:p>
          </table:table-cell>
          <table:table-cell table:style-name="TableCell366">
            <text:p text:style-name="TableContents">ha[-&gt;]acres</text:p>
          </table:table-cell>
          <table:table-cell table:style-name="TableCell367">
            <text:p text:style-name="TableContents">ha&gt;acres</text:p>
          </table:table-cell>
        </table:table-row>
        <table:table-row table:style-name="TableRow368">
          <table:table-cell table:style-name="TableCell369">
            <text:p text:style-name="Display">Hₙ</text:p>
          </table:table-cell>
          <table:table-cell table:style-name="TableCell370">
            <text:p text:style-name="TableContents">H[sub-n]</text:p>
          </table:table-cell>
          <table:table-cell table:style-name="TableCell371">
            <text:p text:style-name="TableContents">Hn</text:p>
          </table:table-cell>
        </table:table-row>
        <table:table-row table:style-name="TableRow372">
          <table:table-cell table:style-name="TableCell373">
            <text:p text:style-name="Display">Hₙₚ</text:p>
          </table:table-cell>
          <table:table-cell table:style-name="TableCell374">
            <text:p text:style-name="TableContents">H[sub-n][sub-p]</text:p>
          </table:table-cell>
          <table:table-cell table:style-name="TableCell375">
            <text:p text:style-name="TableContents">Hnp</text:p>
          </table:table-cell>
        </table:table-row>
        <table:table-row table:style-name="TableRow376">
          <table:table-cell table:style-name="TableCell377">
            <text:p text:style-name="Display">HPₑ→W</text:p>
          </table:table-cell>
          <table:table-cell table:style-name="TableCell378">
            <text:p text:style-name="TableContents">HP[sub-e][-&gt;]W</text:p>
          </table:table-cell>
          <table:table-cell table:style-name="TableCell379">
            <text:p text:style-name="TableContents">HP[sub-e]&gt;W</text:p>
          </table:table-cell>
        </table:table-row>
        <table:table-row table:style-name="TableRow380">
          <table:table-cell table:style-name="TableCell381">
            <text:p text:style-name="Display">hpUK→W</text:p>
          </table:table-cell>
          <table:table-cell table:style-name="TableCell382">
            <text:p text:style-name="TableContents">hpUK[-&gt;]W</text:p>
          </table:table-cell>
          <table:table-cell table:style-name="TableCell383">
            <text:p text:style-name="TableContents">hpUK&gt;W</text:p>
          </table:table-cell>
        </table:table-row>
        <table:table-row table:style-name="TableRow384">
          <table:table-cell table:style-name="TableCell385">
            <text:p text:style-name="Display">hp→W</text:p>
          </table:table-cell>
          <table:table-cell table:style-name="TableCell386">
            <text:p text:style-name="TableContents">hp[-&gt;]W</text:p>
          </table:table-cell>
          <table:table-cell table:style-name="TableCell387">
            <text:p text:style-name="TableContents">hp&gt;W</text:p>
          </table:table-cell>
        </table:table-row>
        <table:table-row table:style-name="TableRow388">
          <table:table-cell table:style-name="TableCell389">
            <text:p text:style-name="Display">©i</text:p>
          </table:table-cell>
          <table:table-cell table:style-name="TableCell390">
            <text:p text:style-name="TableContents">[cmplx]i</text:p>
          </table:table-cell>
          <table:table-cell table:style-name="TableCell391">
            <text:p text:style-name="TableContents">ci</text:p>
          </table:table-cell>
        </table:table-row>
        <table:table-row table:style-name="TableRow392">
          <table:table-cell table:style-name="TableCell393">
            <text:p text:style-name="Display">inches→cm</text:p>
          </table:table-cell>
          <table:table-cell table:style-name="TableCell394">
            <text:p text:style-name="TableContents">inches[-&gt;]cm</text:p>
          </table:table-cell>
          <table:table-cell table:style-name="TableCell395">
            <text:p text:style-name="TableContents">inches&gt;cm</text:p>
          </table:table-cell>
        </table:table-row>
        <table:table-row table:style-name="TableRow396">
          <table:table-cell table:style-name="TableCell397">
            <text:p text:style-name="Display">inHg→Pa</text:p>
          </table:table-cell>
          <table:table-cell table:style-name="TableCell398">
            <text:p text:style-name="TableContents">inHg[-&gt;]Pa</text:p>
          </table:table-cell>
          <table:table-cell table:style-name="TableCell399">
            <text:p text:style-name="TableContents">inHg&gt;Pa</text:p>
          </table:table-cell>
        </table:table-row>
        <table:table-row table:style-name="TableRow400">
          <table:table-cell table:style-name="TableCell401">
            <text:p text:style-name="Display">©IP</text:p>
          </table:table-cell>
          <table:table-cell table:style-name="TableCell402">
            <text:p text:style-name="TableContents">[cmplx]IP</text:p>
          </table:table-cell>
          <table:table-cell table:style-name="TableCell403">
            <text:p text:style-name="TableContents">cIP</text:p>
          </table:table-cell>
        </table:table-row>
        <table:table-row table:style-name="TableRow404">
          <table:table-cell table:style-name="TableCell405">
            <text:p text:style-name="Display">Iβ</text:p>
          </table:table-cell>
          <table:table-cell table:style-name="TableCell406">
            <text:p text:style-name="TableContents">I[beta]</text:p>
          </table:table-cell>
          <table:table-cell table:style-name="TableCell407">
            <text:p text:style-name="TableContents">IBETA</text:p>
          </table:table-cell>
        </table:table-row>
        <table:table-row table:style-name="TableRow408">
          <table:table-cell table:style-name="TableCell409">
            <text:p text:style-name="Display">IΓ</text:p>
          </table:table-cell>
          <table:table-cell table:style-name="TableCell410">
            <text:p text:style-name="TableContents">I[GAMMA]</text:p>
          </table:table-cell>
          <table:table-cell table:style-name="TableCell411">
            <text:p text:style-name="TableContents">IGAMMA</text:p>
          </table:table-cell>
        </table:table-row>
        <table:table-row table:style-name="TableRow412">
          <table:table-cell table:style-name="TableCell413">
            <text:p text:style-name="Display">J→Btu</text:p>
          </table:table-cell>
          <table:table-cell table:style-name="TableCell414">
            <text:p text:style-name="TableContents">J[-&gt;]Btu</text:p>
          </table:table-cell>
          <table:table-cell table:style-name="TableCell415">
            <text:p text:style-name="TableContents">J&gt;Btu</text:p>
          </table:table-cell>
        </table:table-row>
        <table:table-row table:style-name="TableRow416">
          <table:table-cell table:style-name="TableCell417">
            <text:p text:style-name="Display">J→cal</text:p>
          </table:table-cell>
          <table:table-cell table:style-name="TableCell418">
            <text:p text:style-name="TableContents">J[-&gt;]cal</text:p>
          </table:table-cell>
          <table:table-cell table:style-name="TableCell419">
            <text:p text:style-name="TableContents">J&gt;cal</text:p>
          </table:table-cell>
        </table:table-row>
        <table:table-row table:style-name="TableRow420">
          <table:table-cell table:style-name="TableCell421">
            <text:p text:style-name="Display">J→D</text:p>
          </table:table-cell>
          <table:table-cell table:style-name="TableCell422">
            <text:p text:style-name="TableContents">J[-&gt;]D</text:p>
          </table:table-cell>
          <table:table-cell table:style-name="TableCell423">
            <text:p text:style-name="TableContents">J&gt;D</text:p>
          </table:table-cell>
        </table:table-row>
        <table:table-row table:style-name="TableRow424">
          <table:table-cell table:style-name="TableCell425">
            <text:p text:style-name="Display">J→kWh</text:p>
          </table:table-cell>
          <table:table-cell table:style-name="TableCell426">
            <text:p text:style-name="TableContents">J[-&gt;]kWh</text:p>
          </table:table-cell>
          <table:table-cell table:style-name="TableCell427">
            <text:p text:style-name="TableContents">J&gt;kWh</text:p>
          </table:table-cell>
        </table:table-row>
        <table:table-row table:style-name="TableRow428">
          <table:table-cell table:style-name="TableCell429">
            <text:p text:style-name="Display">kg→cwt</text:p>
          </table:table-cell>
          <table:table-cell table:style-name="TableCell430">
            <text:p text:style-name="TableContents">kg[-&gt;]cwt</text:p>
          </table:table-cell>
          <table:table-cell table:style-name="TableCell431">
            <text:p text:style-name="TableContents">kg&gt;cwt</text:p>
          </table:table-cell>
        </table:table-row>
        <table:table-row table:style-name="TableRow432">
          <table:table-cell table:style-name="TableCell433">
            <text:p text:style-name="Display">kg→lb</text:p>
          </table:table-cell>
          <table:table-cell table:style-name="TableCell434">
            <text:p text:style-name="TableContents">kg[-&gt;]lb</text:p>
          </table:table-cell>
          <table:table-cell table:style-name="TableCell435">
            <text:p text:style-name="TableContents">kg&gt;lb</text:p>
          </table:table-cell>
        </table:table-row>
        <text:soft-page-break/>
        <table:table-row table:style-name="TableRow436">
          <table:table-cell table:style-name="TableCell437">
            <text:p text:style-name="Display">kg→stone</text:p>
          </table:table-cell>
          <table:table-cell table:style-name="TableCell438">
            <text:p text:style-name="TableContents">kg[-&gt;]stone</text:p>
          </table:table-cell>
          <table:table-cell table:style-name="TableCell439">
            <text:p text:style-name="TableContents">kg&gt;stone</text:p>
          </table:table-cell>
        </table:table-row>
        <table:table-row table:style-name="TableRow440">
          <table:table-cell table:style-name="TableCell441">
            <text:p text:style-name="Display">kg→s.cwt</text:p>
          </table:table-cell>
          <table:table-cell table:style-name="TableCell442">
            <text:p text:style-name="TableContents">kg[-&gt;]s.cwt</text:p>
          </table:table-cell>
          <table:table-cell table:style-name="TableCell443">
            <text:p text:style-name="TableContents">kg&gt;s.cwt</text:p>
          </table:table-cell>
        </table:table-row>
        <table:table-row table:style-name="TableRow444">
          <table:table-cell table:style-name="TableCell445">
            <text:p text:style-name="Display">km→AU</text:p>
          </table:table-cell>
          <table:table-cell table:style-name="TableCell446">
            <text:p text:style-name="TableContents">km[-&gt;]AU</text:p>
          </table:table-cell>
          <table:table-cell table:style-name="TableCell447">
            <text:p text:style-name="TableContents">km&gt;AU</text:p>
          </table:table-cell>
        </table:table-row>
        <table:table-row table:style-name="TableRow448">
          <table:table-cell table:style-name="TableCell449">
            <text:p text:style-name="Display">km→l.y.</text:p>
          </table:table-cell>
          <table:table-cell table:style-name="TableCell450">
            <text:p text:style-name="TableContents">km[-&gt;]l.y.</text:p>
          </table:table-cell>
          <table:table-cell table:style-name="TableCell451">
            <text:p text:style-name="TableContents">km&gt;l.y.</text:p>
          </table:table-cell>
        </table:table-row>
        <table:table-row table:style-name="TableRow452">
          <table:table-cell table:style-name="TableCell453">
            <text:p text:style-name="Display">km→miles</text:p>
          </table:table-cell>
          <table:table-cell table:style-name="TableCell454">
            <text:p text:style-name="TableContents">km[-&gt;]miles</text:p>
          </table:table-cell>
          <table:table-cell table:style-name="TableCell455">
            <text:p text:style-name="TableContents">km&gt;miles</text:p>
          </table:table-cell>
        </table:table-row>
        <table:table-row table:style-name="TableRow456">
          <table:table-cell table:style-name="TableCell457">
            <text:p text:style-name="Display">km→nmi</text:p>
          </table:table-cell>
          <table:table-cell table:style-name="TableCell458">
            <text:p text:style-name="TableContents">km[-&gt;]nmi</text:p>
          </table:table-cell>
          <table:table-cell table:style-name="TableCell459">
            <text:p text:style-name="TableContents">km&gt;nmi</text:p>
          </table:table-cell>
        </table:table-row>
        <table:table-row table:style-name="TableRow460">
          <table:table-cell table:style-name="TableCell461">
            <text:p text:style-name="Display">km→pc</text:p>
          </table:table-cell>
          <table:table-cell table:style-name="TableCell462">
            <text:p text:style-name="TableContents">km[-&gt;]pc</text:p>
          </table:table-cell>
          <table:table-cell table:style-name="TableCell463">
            <text:p text:style-name="TableContents">km&gt;pc</text:p>
          </table:table-cell>
        </table:table-row>
        <table:table-row table:style-name="TableRow464">
          <table:table-cell table:style-name="TableCell465">
            <text:p text:style-name="Display">kWh→J</text:p>
          </table:table-cell>
          <table:table-cell table:style-name="TableCell466">
            <text:p text:style-name="TableContents">kWh[-&gt;]J</text:p>
          </table:table-cell>
          <table:table-cell table:style-name="TableCell467">
            <text:p text:style-name="TableContents">kWh&gt;J</text:p>
          </table:table-cell>
        </table:table-row>
        <table:table-row table:style-name="TableRow468">
          <table:table-cell table:style-name="TableCell469">
            <text:p text:style-name="Display">lbf→N</text:p>
          </table:table-cell>
          <table:table-cell table:style-name="TableCell470">
            <text:p text:style-name="TableContents">lbf[-&gt;]N</text:p>
          </table:table-cell>
          <table:table-cell table:style-name="TableCell471">
            <text:p text:style-name="TableContents">lbf&gt;N</text:p>
          </table:table-cell>
        </table:table-row>
        <table:table-row table:style-name="TableRow472">
          <table:table-cell table:style-name="TableCell473">
            <text:p text:style-name="Display">lb→kg</text:p>
          </table:table-cell>
          <table:table-cell table:style-name="TableCell474">
            <text:p text:style-name="TableContents">lb[-&gt;]kg</text:p>
          </table:table-cell>
          <table:table-cell table:style-name="TableCell475">
            <text:p text:style-name="TableContents">lb&gt;kg</text:p>
          </table:table-cell>
        </table:table-row>
        <table:table-row table:style-name="TableRow476">
          <table:table-cell table:style-name="TableCell477">
            <text:p text:style-name="Display">LgNrmₚ</text:p>
          </table:table-cell>
          <table:table-cell table:style-name="TableCell478">
            <text:p text:style-name="TableContents">LgNrm[sub-p]</text:p>
          </table:table-cell>
          <table:table-cell table:style-name="TableCell479">
            <text:p text:style-name="TableContents">LgNorm-p</text:p>
          </table:table-cell>
        </table:table-row>
        <table:table-row table:style-name="TableRow480">
          <table:table-cell table:style-name="TableCell481">
            <text:p text:style-name="Display">LgNrmᵤ</text:p>
          </table:table-cell>
          <table:table-cell table:style-name="TableCell482">
            <text:p text:style-name="TableContents">LgNrm[sub-u]</text:p>
          </table:table-cell>
          <table:table-cell table:style-name="TableCell483">
            <text:p text:style-name="TableContents">LgNrm-u</text:p>
          </table:table-cell>
        </table:table-row>
        <table:table-row table:style-name="TableRow484">
          <table:table-cell table:style-name="TableCell485">
            <text:p text:style-name="Display">LgNrm⁸</text:p>
          </table:table-cell>
          <table:table-cell table:style-name="TableCell486">
            <text:p text:style-name="TableContents">LgNrm[^-1]</text:p>
          </table:table-cell>
          <table:table-cell table:style-name="TableCell487">
            <text:p text:style-name="TableContents">INV-LgNorm</text:p>
          </table:table-cell>
        </table:table-row>
        <table:table-row table:style-name="TableRow488">
          <table:table-cell table:style-name="TableCell489">
            <text:p text:style-name="Display">Lₙ</text:p>
          </table:table-cell>
          <table:table-cell table:style-name="TableCell490">
            <text:p text:style-name="TableContents">L[sub-n]</text:p>
          </table:table-cell>
          <table:table-cell table:style-name="TableCell491">
            <text:p text:style-name="TableContents">Ln</text:p>
          </table:table-cell>
        </table:table-row>
        <table:table-row table:style-name="TableRow492">
          <table:table-cell table:style-name="TableCell493">
            <text:p text:style-name="Display">©LN</text:p>
          </table:table-cell>
          <table:table-cell table:style-name="TableCell494">
            <text:p text:style-name="TableContents">[cmplx]LN</text:p>
          </table:table-cell>
          <table:table-cell table:style-name="TableCell495">
            <text:p text:style-name="TableContents">cLN</text:p>
          </table:table-cell>
        </table:table-row>
        <table:table-row table:style-name="TableRow496">
          <table:table-cell table:style-name="TableCell497">
            <text:p text:style-name="Display">©LN1+x</text:p>
          </table:table-cell>
          <table:table-cell table:style-name="TableCell498">
            <text:p text:style-name="TableContents">[cmplx]LN1+x</text:p>
          </table:table-cell>
          <table:table-cell table:style-name="TableCell499">
            <text:p text:style-name="TableContents">cLN1+x</text:p>
          </table:table-cell>
        </table:table-row>
        <table:table-row table:style-name="TableRow500">
          <table:table-cell table:style-name="TableCell501">
            <text:p text:style-name="Display">Lₙα</text:p>
          </table:table-cell>
          <table:table-cell table:style-name="TableCell502">
            <text:p text:style-name="TableContents">L[sub-n][alpha]</text:p>
          </table:table-cell>
          <table:table-cell table:style-name="TableCell503">
            <text:p text:style-name="TableContents">LnAlpha</text:p>
          </table:table-cell>
        </table:table-row>
        <table:table-row table:style-name="TableRow504">
          <table:table-cell table:style-name="TableCell505">
            <text:p text:style-name="Display">LNβ</text:p>
          </table:table-cell>
          <table:table-cell table:style-name="TableCell506">
            <text:p text:style-name="TableContents">LN[beta]</text:p>
          </table:table-cell>
          <table:table-cell table:style-name="TableCell507">
            <text:p text:style-name="TableContents">LNBETA</text:p>
          </table:table-cell>
        </table:table-row>
        <table:table-row table:style-name="TableRow508">
          <table:table-cell table:style-name="TableCell509">
            <text:p text:style-name="Display">©LNβ</text:p>
          </table:table-cell>
          <table:table-cell table:style-name="TableCell510">
            <text:p text:style-name="TableContents">[cmplx]LN[beta]</text:p>
          </table:table-cell>
          <table:table-cell table:style-name="TableCell511">
            <text:p text:style-name="TableContents">cLNBETA</text:p>
          </table:table-cell>
        </table:table-row>
        <table:table-row table:style-name="TableRow512">
          <table:table-cell table:style-name="TableCell513">
            <text:p text:style-name="Display">LNΓ</text:p>
          </table:table-cell>
          <table:table-cell table:style-name="TableCell514">
            <text:p text:style-name="TableContents">LN[GAMMA]</text:p>
          </table:table-cell>
          <table:table-cell table:style-name="TableCell515">
            <text:p text:style-name="TableContents">LNGAMMA</text:p>
          </table:table-cell>
        </table:table-row>
        <table:table-row table:style-name="TableRow516">
          <table:table-cell table:style-name="TableCell517">
            <text:p text:style-name="Display">©LNΓ</text:p>
          </table:table-cell>
          <table:table-cell table:style-name="TableCell518">
            <text:p text:style-name="TableContents">[cmplx]LN[GAMMA]</text:p>
          </table:table-cell>
          <table:table-cell table:style-name="TableCell519">
            <text:p text:style-name="TableContents">cLNGAMMA</text:p>
          </table:table-cell>
        </table:table-row>
        <table:table-row table:style-name="TableRow520">
          <table:table-cell table:style-name="TableCell521">
            <text:p text:style-name="Display">LOADΣ</text:p>
          </table:table-cell>
          <table:table-cell table:style-name="TableCell522">
            <text:p text:style-name="TableContents">LOAD[SIGMA]</text:p>
          </table:table-cell>
          <table:table-cell table:style-name="TableCell523">
            <text:p text:style-name="TableContents">LOADSUMS</text:p>
          </table:table-cell>
        </table:table-row>
        <table:table-row table:style-name="TableRow524">
          <table:table-cell table:style-name="TableCell525">
            <text:p text:style-name="Display">LOG₁₀</text:p>
          </table:table-cell>
          <table:table-cell table:style-name="TableCell526">
            <text:p text:style-name="TableContents">LOG[sub-1][sub-0]</text:p>
          </table:table-cell>
          <table:table-cell table:style-name="TableCell527">
            <text:p text:style-name="TableContents">LG</text:p>
          </table:table-cell>
        </table:table-row>
        <table:table-row table:style-name="TableRow528">
          <table:table-cell table:style-name="TableCell529">
            <text:p text:style-name="Display">©LOG₁₀</text:p>
          </table:table-cell>
          <table:table-cell table:style-name="TableCell530">
            <text:p text:style-name="TableContents">[cmplx]LOG[sub-1][sub-0]</text:p>
          </table:table-cell>
          <table:table-cell table:style-name="TableCell531">
            <text:p text:style-name="TableContents">cLG</text:p>
          </table:table-cell>
        </table:table-row>
        <table:table-row table:style-name="TableRow532">
          <table:table-cell table:style-name="TableCell533">
            <text:p text:style-name="Display">LOG₂</text:p>
          </table:table-cell>
          <table:table-cell table:style-name="TableCell534">
            <text:p text:style-name="TableContents">LOG[sub-2]</text:p>
          </table:table-cell>
          <table:table-cell table:style-name="TableCell535">
            <text:p text:style-name="TableContents">LB</text:p>
          </table:table-cell>
        </table:table-row>
        <table:table-row table:style-name="TableRow536">
          <table:table-cell table:style-name="TableCell537">
            <text:p text:style-name="Display">©LOG₂</text:p>
          </table:table-cell>
          <table:table-cell table:style-name="TableCell538">
            <text:p text:style-name="TableContents">[cmplx]LOG[sub-2]</text:p>
          </table:table-cell>
          <table:table-cell table:style-name="TableCell539">
            <text:p text:style-name="TableContents">cLB</text:p>
          </table:table-cell>
        </table:table-row>
        <table:table-row table:style-name="TableRow540">
          <table:table-cell table:style-name="TableCell541">
            <text:p text:style-name="Display">Logisₚ</text:p>
          </table:table-cell>
          <table:table-cell table:style-name="TableCell542">
            <text:p text:style-name="TableContents">Logis[sub-p]</text:p>
          </table:table-cell>
          <table:table-cell table:style-name="TableCell543">
            <text:p text:style-name="TableContents">Logis-p</text:p>
          </table:table-cell>
        </table:table-row>
        <table:table-row table:style-name="TableRow544">
          <table:table-cell table:style-name="TableCell545">
            <text:p text:style-name="Display">Logisᵤ</text:p>
          </table:table-cell>
          <table:table-cell table:style-name="TableCell546">
            <text:p text:style-name="TableContents">Logis[sub-u]</text:p>
          </table:table-cell>
          <table:table-cell table:style-name="TableCell547">
            <text:p text:style-name="TableContents">Logis-u</text:p>
          </table:table-cell>
        </table:table-row>
        <table:table-row table:style-name="TableRow548">
          <table:table-cell table:style-name="TableCell549">
            <text:p text:style-name="Display">Logis⁸</text:p>
          </table:table-cell>
          <table:table-cell table:style-name="TableCell550">
            <text:p text:style-name="TableContents">Logis[^-1]</text:p>
          </table:table-cell>
          <table:table-cell table:style-name="TableCell551">
            <text:p text:style-name="TableContents">INV-Logis</text:p>
          </table:table-cell>
        </table:table-row>
        <table:table-row table:style-name="TableRow552">
          <table:table-cell table:style-name="TableCell553">
            <text:p text:style-name="Display">LOGₓ</text:p>
          </table:table-cell>
          <table:table-cell table:style-name="TableCell554">
            <text:p text:style-name="TableContents">LOG[sub-x]</text:p>
          </table:table-cell>
          <table:table-cell table:style-name="TableCell555">
            <text:p text:style-name="TableContents">LOGx</text:p>
          </table:table-cell>
        </table:table-row>
        <table:table-row table:style-name="TableRow556">
          <table:table-cell table:style-name="TableCell557">
            <text:p text:style-name="Display">©LOGₓ</text:p>
          </table:table-cell>
          <table:table-cell table:style-name="TableCell558">
            <text:p text:style-name="TableContents">[cmplx]LOG[sub-x]</text:p>
          </table:table-cell>
          <table:table-cell table:style-name="TableCell559">
            <text:p text:style-name="TableContents">cLOGx</text:p>
          </table:table-cell>
        </table:table-row>
        <table:table-row table:style-name="TableRow560">
          <table:table-cell table:style-name="TableCell561">
            <text:p text:style-name="Display">l.y.→km</text:p>
          </table:table-cell>
          <table:table-cell table:style-name="TableCell562">
            <text:p text:style-name="TableContents">l.y.[-&gt;]km</text:p>
          </table:table-cell>
          <table:table-cell table:style-name="TableCell563">
            <text:p text:style-name="TableContents">l.y.&gt;km</text:p>
          </table:table-cell>
        </table:table-row>
        <table:table-row table:style-name="TableRow564">
          <table:table-cell table:style-name="TableCell565">
            <text:p text:style-name="Display">l→cft</text:p>
          </table:table-cell>
          <table:table-cell table:style-name="TableCell566">
            <text:p text:style-name="TableContents">l[-&gt;]cft</text:p>
          </table:table-cell>
          <table:table-cell table:style-name="TableCell567">
            <text:p text:style-name="TableContents">l&gt;cft</text:p>
          </table:table-cell>
        </table:table-row>
        <table:table-row table:style-name="TableRow568">
          <table:table-cell table:style-name="TableCell569">
            <text:p text:style-name="Display">l→galUK</text:p>
          </table:table-cell>
          <table:table-cell table:style-name="TableCell570">
            <text:p text:style-name="TableContents">l[-&gt;]galUK</text:p>
          </table:table-cell>
          <table:table-cell table:style-name="TableCell571">
            <text:p text:style-name="TableContents">l&gt;galUK</text:p>
          </table:table-cell>
        </table:table-row>
        <table:table-row table:style-name="TableRow572">
          <table:table-cell table:style-name="TableCell573">
            <text:p text:style-name="Display">l→galUS</text:p>
          </table:table-cell>
          <table:table-cell table:style-name="TableCell574">
            <text:p text:style-name="TableContents">l[-&gt;]galUS</text:p>
          </table:table-cell>
          <table:table-cell table:style-name="TableCell575">
            <text:p text:style-name="TableContents">l&gt;galUS</text:p>
          </table:table-cell>
        </table:table-row>
        <table:table-row table:style-name="TableRow576">
          <table:table-cell table:style-name="TableCell577">
            <text:p text:style-name="Display">miles→km</text:p>
          </table:table-cell>
          <table:table-cell table:style-name="TableCell578">
            <text:p text:style-name="TableContents">miles[-&gt;]km</text:p>
          </table:table-cell>
          <table:table-cell table:style-name="TableCell579">
            <text:p text:style-name="TableContents">miles&gt;km</text:p>
          </table:table-cell>
        </table:table-row>
        <table:table-row table:style-name="TableRow580">
          <table:table-cell table:style-name="TableCell581">
            <text:p text:style-name="Display">ml→flozUK</text:p>
          </table:table-cell>
          <table:table-cell table:style-name="TableCell582">
            <text:p text:style-name="TableContents">ml[-&gt;]flozUK</text:p>
          </table:table-cell>
          <table:table-cell table:style-name="TableCell583">
            <text:p text:style-name="TableContents">ml&gt;flozUK</text:p>
          </table:table-cell>
        </table:table-row>
        <table:table-row table:style-name="TableRow584">
          <table:table-cell table:style-name="TableCell585">
            <text:p text:style-name="Display">ml→flozUS</text:p>
          </table:table-cell>
          <table:table-cell table:style-name="TableCell586">
            <text:p text:style-name="TableContents">ml[-&gt;]flozUS</text:p>
          </table:table-cell>
          <table:table-cell table:style-name="TableCell587">
            <text:p text:style-name="TableContents">ml&gt;flozUS</text:p>
          </table:table-cell>
        </table:table-row>
        <table:table-row table:style-name="TableRow588">
          <table:table-cell table:style-name="TableCell589">
            <text:p text:style-name="Display">mmHg→Pa</text:p>
          </table:table-cell>
          <table:table-cell table:style-name="TableCell590">
            <text:p text:style-name="TableContents">mmHg[-&gt;]Pa</text:p>
          </table:table-cell>
          <table:table-cell table:style-name="TableCell591">
            <text:p text:style-name="TableContents">mmHg&gt;Pa</text:p>
          </table:table-cell>
        </table:table-row>
        <table:table-row table:style-name="TableRow592">
          <table:table-cell table:style-name="TableCell593">
            <text:p text:style-name="Display">MROW+×</text:p>
          </table:table-cell>
          <table:table-cell table:style-name="TableCell594">
            <text:p text:style-name="TableContents">MROW+[times]</text:p>
          </table:table-cell>
          <table:table-cell table:style-name="TableCell595">
            <text:p text:style-name="TableContents">MROW+*</text:p>
          </table:table-cell>
        </table:table-row>
        <text:soft-page-break/>
        <table:table-row table:style-name="TableRow596">
          <table:table-cell table:style-name="TableCell597">
            <text:p text:style-name="Display">MROW×</text:p>
          </table:table-cell>
          <table:table-cell table:style-name="TableCell598">
            <text:p text:style-name="TableContents">MROW[times]</text:p>
          </table:table-cell>
          <table:table-cell table:style-name="TableCell599">
            <text:p text:style-name="TableContents">MROW*</text:p>
          </table:table-cell>
        </table:table-row>
        <table:table-row table:style-name="TableRow600">
          <table:table-cell table:style-name="TableCell601">
            <text:p text:style-name="Display">MROW⇆</text:p>
          </table:table-cell>
          <table:table-cell table:style-name="TableCell602">
            <text:p text:style-name="TableContents">MROW[&lt;-&gt;]</text:p>
          </table:table-cell>
          <table:table-cell table:style-name="TableCell603">
            <text:p text:style-name="TableContents">MROW&lt;&gt;</text:p>
          </table:table-cell>
        </table:table-row>
        <table:table-row table:style-name="TableRow604">
          <table:table-cell table:style-name="TableCell605">
            <text:p text:style-name="Display">M+×</text:p>
          </table:table-cell>
          <table:table-cell table:style-name="TableCell606">
            <text:p text:style-name="TableContents">M+[times]</text:p>
          </table:table-cell>
          <table:table-cell table:style-name="TableCell607">
            <text:p text:style-name="TableContents">M+*</text:p>
          </table:table-cell>
        </table:table-row>
        <table:table-row table:style-name="TableRow608">
          <table:table-cell table:style-name="TableCell609">
            <text:p text:style-name="Display">M⁸</text:p>
          </table:table-cell>
          <table:table-cell table:style-name="TableCell610">
            <text:p text:style-name="TableContents">M[^-1]</text:p>
          </table:table-cell>
          <table:table-cell table:style-name="TableCell611">
            <text:p text:style-name="TableContents">M.INV</text:p>
          </table:table-cell>
        </table:table-row>
        <table:table-row table:style-name="TableRow612">
          <table:table-cell table:style-name="TableCell613">
            <text:p text:style-name="Display">M×</text:p>
          </table:table-cell>
          <table:table-cell table:style-name="TableCell614">
            <text:p text:style-name="TableContents">M[times]</text:p>
          </table:table-cell>
          <table:table-cell table:style-name="TableCell615">
            <text:p text:style-name="TableContents">M*</text:p>
          </table:table-cell>
        </table:table-row>
        <table:table-row table:style-name="TableRow616">
          <table:table-cell table:style-name="TableCell617">
            <text:p text:style-name="Display">m→fathom</text:p>
          </table:table-cell>
          <table:table-cell table:style-name="TableCell618">
            <text:p text:style-name="TableContents">m[-&gt;]fathom</text:p>
          </table:table-cell>
          <table:table-cell table:style-name="TableCell619">
            <text:p text:style-name="TableContents">m&gt;fathom</text:p>
          </table:table-cell>
        </table:table-row>
        <table:table-row table:style-name="TableRow620">
          <table:table-cell table:style-name="TableCell621">
            <text:p text:style-name="Display">m→feet</text:p>
          </table:table-cell>
          <table:table-cell table:style-name="TableCell622">
            <text:p text:style-name="TableContents">m[-&gt;]feet</text:p>
          </table:table-cell>
          <table:table-cell table:style-name="TableCell623">
            <text:p text:style-name="TableContents">m&gt;feet</text:p>
          </table:table-cell>
        </table:table-row>
        <table:table-row table:style-name="TableRow624">
          <table:table-cell table:style-name="TableCell625">
            <text:p text:style-name="Display">m→yards</text:p>
          </table:table-cell>
          <table:table-cell table:style-name="TableCell626">
            <text:p text:style-name="TableContents">m[-&gt;]yards</text:p>
          </table:table-cell>
          <table:table-cell table:style-name="TableCell627">
            <text:p text:style-name="TableContents">m&gt;yards</text:p>
          </table:table-cell>
        </table:table-row>
        <table:table-row table:style-name="TableRow628">
          <table:table-cell table:style-name="TableCell629">
            <text:p text:style-name="Display">nmi→km</text:p>
          </table:table-cell>
          <table:table-cell table:style-name="TableCell630">
            <text:p text:style-name="TableContents">nmi[-&gt;]km</text:p>
          </table:table-cell>
          <table:table-cell table:style-name="TableCell631">
            <text:p text:style-name="TableContents">nmi&gt;km</text:p>
          </table:table-cell>
        </table:table-row>
        <table:table-row table:style-name="TableRow632">
          <table:table-cell table:style-name="TableCell633">
            <text:p text:style-name="Display">Normlₚ</text:p>
          </table:table-cell>
          <table:table-cell table:style-name="TableCell634">
            <text:p text:style-name="TableContents">Norml[sub-p]</text:p>
          </table:table-cell>
          <table:table-cell table:style-name="TableCell635">
            <text:p text:style-name="TableContents">Norml-p</text:p>
          </table:table-cell>
        </table:table-row>
        <table:table-row table:style-name="TableRow636">
          <table:table-cell table:style-name="TableCell637">
            <text:p text:style-name="Display">Normlᵤ</text:p>
          </table:table-cell>
          <table:table-cell table:style-name="TableCell638">
            <text:p text:style-name="TableContents">Norml[sub-u]</text:p>
          </table:table-cell>
          <table:table-cell table:style-name="TableCell639">
            <text:p text:style-name="TableContents">Norml-u</text:p>
          </table:table-cell>
        </table:table-row>
        <table:table-row table:style-name="TableRow640">
          <table:table-cell table:style-name="TableCell641">
            <text:p text:style-name="Display">Norml⁸</text:p>
          </table:table-cell>
          <table:table-cell table:style-name="TableCell642">
            <text:p text:style-name="TableContents">Norml[^-1]</text:p>
          </table:table-cell>
          <table:table-cell table:style-name="TableCell643">
            <text:p text:style-name="TableContents">INV-Norml</text:p>
          </table:table-cell>
        </table:table-row>
        <table:table-row table:style-name="TableRow644">
          <table:table-cell table:style-name="TableCell645">
            <text:p text:style-name="Display">nΣ</text:p>
          </table:table-cell>
          <table:table-cell table:style-name="TableCell646">
            <text:p text:style-name="TableContents">n[SIGMA]</text:p>
          </table:table-cell>
          <table:table-cell table:style-name="TableCell647">
            <text:p text:style-name="TableContents">nSUM</text:p>
          </table:table-cell>
        </table:table-row>
        <table:table-row table:style-name="TableRow648">
          <table:table-cell table:style-name="TableCell649">
            <text:p text:style-name="Display">N→lbf</text:p>
          </table:table-cell>
          <table:table-cell table:style-name="TableCell650">
            <text:p text:style-name="TableContents">N[-&gt;]lbf</text:p>
          </table:table-cell>
          <table:table-cell table:style-name="TableCell651">
            <text:p text:style-name="TableContents">N&gt;lbf</text:p>
          </table:table-cell>
        </table:table-row>
        <table:table-row table:style-name="TableRow652">
          <table:table-cell table:style-name="TableCell653">
            <text:p text:style-name="Display">oz→g</text:p>
          </table:table-cell>
          <table:table-cell table:style-name="TableCell654">
            <text:p text:style-name="TableContents">oz[-&gt;]g</text:p>
          </table:table-cell>
          <table:table-cell table:style-name="TableCell655">
            <text:p text:style-name="TableContents">oz&gt;g</text:p>
          </table:table-cell>
        </table:table-row>
        <table:table-row table:style-name="TableRow656">
          <table:table-cell table:style-name="TableCell657">
            <text:p text:style-name="Display">Pa→atm</text:p>
          </table:table-cell>
          <table:table-cell table:style-name="TableCell658">
            <text:p text:style-name="TableContents">Pa[-&gt;]atm</text:p>
          </table:table-cell>
          <table:table-cell table:style-name="TableCell659">
            <text:p text:style-name="TableContents">Pa&gt;atm</text:p>
          </table:table-cell>
        </table:table-row>
        <table:table-row table:style-name="TableRow660">
          <table:table-cell table:style-name="TableCell661">
            <text:p text:style-name="Display">Pa→bar</text:p>
          </table:table-cell>
          <table:table-cell table:style-name="TableCell662">
            <text:p text:style-name="TableContents">Pa[-&gt;]bar</text:p>
          </table:table-cell>
          <table:table-cell table:style-name="TableCell663">
            <text:p text:style-name="TableContents">Pa&gt;bar</text:p>
          </table:table-cell>
        </table:table-row>
        <table:table-row table:style-name="TableRow664">
          <table:table-cell table:style-name="TableCell665">
            <text:p text:style-name="Display">Pa→inHg</text:p>
          </table:table-cell>
          <table:table-cell table:style-name="TableCell666">
            <text:p text:style-name="TableContents">Pa[-&gt;]inHg</text:p>
          </table:table-cell>
          <table:table-cell table:style-name="TableCell667">
            <text:p text:style-name="TableContents">Pa&gt;inHg</text:p>
          </table:table-cell>
        </table:table-row>
        <table:table-row table:style-name="TableRow668">
          <table:table-cell table:style-name="TableCell669">
            <text:p text:style-name="Display">Pa→mmHg</text:p>
          </table:table-cell>
          <table:table-cell table:style-name="TableCell670">
            <text:p text:style-name="TableContents">Pa[-&gt;]mmHg</text:p>
          </table:table-cell>
          <table:table-cell table:style-name="TableCell671">
            <text:p text:style-name="TableContents">Pa&gt;mmHg</text:p>
          </table:table-cell>
        </table:table-row>
        <table:table-row table:style-name="TableRow672">
          <table:table-cell table:style-name="TableCell673">
            <text:p text:style-name="Display">Pa→psi</text:p>
          </table:table-cell>
          <table:table-cell table:style-name="TableCell674">
            <text:p text:style-name="TableContents">Pa[-&gt;]psi</text:p>
          </table:table-cell>
          <table:table-cell table:style-name="TableCell675">
            <text:p text:style-name="TableContents">Pa&gt;psi</text:p>
          </table:table-cell>
        </table:table-row>
        <table:table-row table:style-name="TableRow676">
          <table:table-cell table:style-name="TableCell677">
            <text:p text:style-name="Display">Pa→torr</text:p>
          </table:table-cell>
          <table:table-cell table:style-name="TableCell678">
            <text:p text:style-name="TableContents">Pa[-&gt;]torr</text:p>
          </table:table-cell>
          <table:table-cell table:style-name="TableCell679">
            <text:p text:style-name="TableContents">Pa&gt;torr</text:p>
          </table:table-cell>
        </table:table-row>
        <table:table-row table:style-name="TableRow680">
          <table:table-cell table:style-name="TableCell681">
            <text:p text:style-name="Display">pc→km</text:p>
          </table:table-cell>
          <table:table-cell table:style-name="TableCell682">
            <text:p text:style-name="TableContents">pc[-&gt;]km</text:p>
          </table:table-cell>
          <table:table-cell table:style-name="TableCell683">
            <text:p text:style-name="TableContents">pc&gt;km</text:p>
          </table:table-cell>
        </table:table-row>
        <table:table-row table:style-name="TableRow684">
          <table:table-cell table:style-name="TableCell685">
            <text:p text:style-name="Display">©PERM</text:p>
          </table:table-cell>
          <table:table-cell table:style-name="TableCell686">
            <text:p text:style-name="TableContents">[cmplx]PERM</text:p>
          </table:table-cell>
          <table:table-cell table:style-name="TableCell687">
            <text:p text:style-name="TableContents">cPERM</text:p>
          </table:table-cell>
        </table:table-row>
        <table:table-row table:style-name="TableRow688">
          <table:table-cell table:style-name="TableCell689">
            <text:p text:style-name="Display">Pₙ</text:p>
          </table:table-cell>
          <table:table-cell table:style-name="TableCell690">
            <text:p text:style-name="TableContents">P[sub-n]</text:p>
          </table:table-cell>
          <table:table-cell table:style-name="TableCell691">
            <text:p text:style-name="TableContents">Pn</text:p>
          </table:table-cell>
        </table:table-row>
        <table:table-row table:style-name="TableRow692">
          <table:table-cell table:style-name="TableCell693">
            <text:p text:style-name="Display">Poiss</text:p>
          </table:table-cell>
          <table:table-cell table:style-name="TableCell694">
            <text:p text:style-name="TableContents">Poiss</text:p>
          </table:table-cell>
          <table:table-cell table:style-name="TableCell695">
            <text:p text:style-name="TableContents">Pois2</text:p>
          </table:table-cell>
        </table:table-row>
        <table:table-row table:style-name="TableRow696">
          <table:table-cell table:style-name="TableCell697">
            <text:p text:style-name="Display">Poissₚ</text:p>
          </table:table-cell>
          <table:table-cell table:style-name="TableCell698">
            <text:p text:style-name="TableContents">Poiss[sub-p]</text:p>
          </table:table-cell>
          <table:table-cell table:style-name="TableCell699">
            <text:p text:style-name="TableContents">Pois2-p</text:p>
          </table:table-cell>
        </table:table-row>
        <table:table-row table:style-name="TableRow700">
          <table:table-cell table:style-name="TableCell701">
            <text:p text:style-name="Display">Poissᵤ</text:p>
          </table:table-cell>
          <table:table-cell table:style-name="TableCell702">
            <text:p text:style-name="TableContents">Poiss[sub-u]</text:p>
          </table:table-cell>
          <table:table-cell table:style-name="TableCell703">
            <text:p text:style-name="TableContents">Pois2-u</text:p>
          </table:table-cell>
        </table:table-row>
        <table:table-row table:style-name="TableRow704">
          <table:table-cell table:style-name="TableCell705">
            <text:p text:style-name="Display">Poiss⁸</text:p>
          </table:table-cell>
          <table:table-cell table:style-name="TableCell706">
            <text:p text:style-name="TableContents">Poiss[^-1]</text:p>
          </table:table-cell>
          <table:table-cell table:style-name="TableCell707">
            <text:p text:style-name="TableContents">INV-Pois2</text:p>
          </table:table-cell>
        </table:table-row>
        <table:table-row table:style-name="TableRow708">
          <table:table-cell table:style-name="TableCell709">
            <text:p text:style-name="Display">Poisλ</text:p>
          </table:table-cell>
          <table:table-cell table:style-name="TableCell710">
            <text:p text:style-name="TableContents">Pois[lambda]</text:p>
          </table:table-cell>
          <table:table-cell table:style-name="TableCell711">
            <text:p text:style-name="TableContents">Pois</text:p>
          </table:table-cell>
        </table:table-row>
        <table:table-row table:style-name="TableRow712">
          <table:table-cell table:style-name="TableCell713">
            <text:p text:style-name="Display">Poisλₚ</text:p>
          </table:table-cell>
          <table:table-cell table:style-name="TableCell714">
            <text:p text:style-name="TableContents">Pois[lambda][sub-p]</text:p>
          </table:table-cell>
          <table:table-cell table:style-name="TableCell715">
            <text:p text:style-name="TableContents">Pois-p</text:p>
          </table:table-cell>
        </table:table-row>
        <table:table-row table:style-name="TableRow716">
          <table:table-cell table:style-name="TableCell717">
            <text:p text:style-name="Display">Poisλᵤ</text:p>
          </table:table-cell>
          <table:table-cell table:style-name="TableCell718">
            <text:p text:style-name="TableContents">Pois[lambda][sub-u]</text:p>
          </table:table-cell>
          <table:table-cell table:style-name="TableCell719">
            <text:p text:style-name="TableContents">Pois-u</text:p>
          </table:table-cell>
        </table:table-row>
        <table:table-row table:style-name="TableRow720">
          <table:table-cell table:style-name="TableCell721">
            <text:p text:style-name="Display">Poisλ⁸</text:p>
          </table:table-cell>
          <table:table-cell table:style-name="TableCell722">
            <text:p text:style-name="TableContents">Pois[lambda][^-1]</text:p>
          </table:table-cell>
          <table:table-cell table:style-name="TableCell723">
            <text:p text:style-name="TableContents">INV-Pois</text:p>
          </table:table-cell>
        </table:table-row>
        <table:table-row table:style-name="TableRow724">
          <table:table-cell table:style-name="TableCell725">
            <text:p text:style-name="Display">pr.→dB</text:p>
          </table:table-cell>
          <table:table-cell table:style-name="TableCell726">
            <text:p text:style-name="TableContents">pr.[-&gt;]dB</text:p>
          </table:table-cell>
          <table:table-cell table:style-name="TableCell727">
            <text:p text:style-name="TableContents">pr.&gt;dB</text:p>
          </table:table-cell>
        </table:table-row>
        <table:table-row table:style-name="TableRow728">
          <table:table-cell table:style-name="TableCell729">
            <text:p text:style-name="Display">psi→Pa</text:p>
          </table:table-cell>
          <table:table-cell table:style-name="TableCell730">
            <text:p text:style-name="TableContents">psi[-&gt;]Pa</text:p>
          </table:table-cell>
          <table:table-cell table:style-name="TableCell731">
            <text:p text:style-name="TableContents">psi&gt;Pa</text:p>
          </table:table-cell>
        </table:table-row>
        <table:table-row table:style-name="TableRow732">
          <table:table-cell table:style-name="TableCell733">
            <text:p text:style-name="Display">PS(hp)→W</text:p>
          </table:table-cell>
          <table:table-cell table:style-name="TableCell734">
            <text:p text:style-name="TableContents">PS(hp)[-&gt;]W</text:p>
          </table:table-cell>
          <table:table-cell table:style-name="TableCell735">
            <text:p text:style-name="TableContents">PS(hp)&gt;W</text:p>
          </table:table-cell>
        </table:table-row>
        <table:table-row table:style-name="TableRow736">
          <table:table-cell table:style-name="TableCell737">
            <text:p text:style-name="Display">RAD→</text:p>
          </table:table-cell>
          <table:table-cell table:style-name="TableCell738">
            <text:p text:style-name="TableContents">RAD[-&gt;]</text:p>
          </table:table-cell>
          <table:table-cell table:style-name="TableCell739">
            <text:p text:style-name="TableContents">RAD&gt;</text:p>
          </table:table-cell>
        </table:table-row>
        <table:table-row table:style-name="TableRow740">
          <table:table-cell table:style-name="TableCell741">
            <text:p text:style-name="Display">rad→°</text:p>
          </table:table-cell>
          <table:table-cell table:style-name="TableCell742">
            <text:p text:style-name="TableContents">rad[-&gt;][degree]</text:p>
          </table:table-cell>
          <table:table-cell table:style-name="TableCell743">
            <text:p text:style-name="TableContents">RAD&gt;DEG</text:p>
          </table:table-cell>
        </table:table-row>
        <table:table-row table:style-name="TableRow744">
          <table:table-cell table:style-name="TableCell745">
            <text:p text:style-name="Display">rad→G</text:p>
          </table:table-cell>
          <table:table-cell table:style-name="TableCell746">
            <text:p text:style-name="TableContents">rad[-&gt;]G</text:p>
          </table:table-cell>
          <table:table-cell table:style-name="TableCell747">
            <text:p text:style-name="TableContents">RAD&gt;GRAD</text:p>
          </table:table-cell>
        </table:table-row>
        <table:table-row table:style-name="TableRow748">
          <table:table-cell table:style-name="TableCell749">
            <text:p text:style-name="Display">©RCL</text:p>
          </table:table-cell>
          <table:table-cell table:style-name="TableCell750">
            <text:p text:style-name="TableContents">[cmplx]RCL</text:p>
          </table:table-cell>
          <table:table-cell table:style-name="TableCell751">
            <text:p text:style-name="TableContents">cRCL</text:p>
          </table:table-cell>
        </table:table-row>
        <table:table-row table:style-name="TableRow752">
          <table:table-cell table:style-name="TableCell753">
            <text:p text:style-name="Display">©RCL+</text:p>
          </table:table-cell>
          <table:table-cell table:style-name="TableCell754">
            <text:p text:style-name="TableContents">[cmplx]RCL+</text:p>
          </table:table-cell>
          <table:table-cell table:style-name="TableCell755">
            <text:p text:style-name="TableContents">cRCL+</text:p>
          </table:table-cell>
        </table:table-row>
        <text:soft-page-break/>
        <table:table-row table:style-name="TableRow756">
          <table:table-cell table:style-name="TableCell757">
            <text:p text:style-name="Display">©RCL-</text:p>
          </table:table-cell>
          <table:table-cell table:style-name="TableCell758">
            <text:p text:style-name="TableContents">[cmplx]RCL-</text:p>
          </table:table-cell>
          <table:table-cell table:style-name="TableCell759">
            <text:p text:style-name="TableContents">cRCL-</text:p>
          </table:table-cell>
        </table:table-row>
        <table:table-row table:style-name="TableRow760">
          <table:table-cell table:style-name="TableCell761">
            <text:p text:style-name="Display">RCL×</text:p>
          </table:table-cell>
          <table:table-cell table:style-name="TableCell762">
            <text:p text:style-name="TableContents">RCL[times]</text:p>
          </table:table-cell>
          <table:table-cell table:style-name="TableCell763">
            <text:p text:style-name="TableContents">RCL*</text:p>
          </table:table-cell>
        </table:table-row>
        <table:table-row table:style-name="TableRow764">
          <table:table-cell table:style-name="TableCell765">
            <text:p text:style-name="Display">©RCL×</text:p>
          </table:table-cell>
          <table:table-cell table:style-name="TableCell766">
            <text:p text:style-name="TableContents">[cmplx]RCL[times]</text:p>
          </table:table-cell>
          <table:table-cell table:style-name="TableCell767">
            <text:p text:style-name="TableContents">cRCL*</text:p>
          </table:table-cell>
        </table:table-row>
        <table:table-row table:style-name="TableRow768">
          <table:table-cell table:style-name="TableCell769">
            <text:p text:style-name="Display">©RCL/</text:p>
          </table:table-cell>
          <table:table-cell table:style-name="TableCell770">
            <text:p text:style-name="TableContents">[cmplx]RCL/</text:p>
          </table:table-cell>
          <table:table-cell table:style-name="TableCell771">
            <text:p text:style-name="TableContents">cRCL/</text:p>
          </table:table-cell>
        </table:table-row>
        <table:table-row table:style-name="TableRow772">
          <table:table-cell table:style-name="TableCell773">
            <text:p text:style-name="Display">RCL↑</text:p>
          </table:table-cell>
          <table:table-cell table:style-name="TableCell774">
            <text:p text:style-name="TableContents">RCL[^]</text:p>
          </table:table-cell>
          <table:table-cell table:style-name="TableCell775">
            <text:p text:style-name="TableContents">RCLMAX</text:p>
          </table:table-cell>
        </table:table-row>
        <table:table-row table:style-name="TableRow776">
          <table:table-cell table:style-name="TableCell777">
            <text:p text:style-name="Display">RCL↓</text:p>
          </table:table-cell>
          <table:table-cell table:style-name="TableCell778">
            <text:p text:style-name="TableContents">RCL[v]</text:p>
          </table:table-cell>
          <table:table-cell table:style-name="TableCell779">
            <text:p text:style-name="TableContents">RCLMIN</text:p>
          </table:table-cell>
        </table:table-row>
        <table:table-row table:style-name="TableRow780">
          <table:table-cell table:style-name="TableCell781">
            <text:p text:style-name="Display">©ROUND</text:p>
          </table:table-cell>
          <table:table-cell table:style-name="TableCell782">
            <text:p text:style-name="TableContents">[cmplx]ROUND</text:p>
          </table:table-cell>
          <table:table-cell table:style-name="TableCell783">
            <text:p text:style-name="TableContents">cROUND</text:p>
          </table:table-cell>
        </table:table-row>
        <table:table-row table:style-name="TableRow784">
          <table:table-cell table:style-name="TableCell785">
            <text:p text:style-name="Display">R↑</text:p>
          </table:table-cell>
          <table:table-cell table:style-name="TableCell786">
            <text:p text:style-name="TableContents">R[^]</text:p>
          </table:table-cell>
          <table:table-cell table:style-name="TableCell787">
            <text:p text:style-name="TableContents">RUP</text:p>
          </table:table-cell>
        </table:table-row>
        <table:table-row table:style-name="TableRow788">
          <table:table-cell table:style-name="TableCell789">
            <text:p text:style-name="Display">©R↑</text:p>
          </table:table-cell>
          <table:table-cell table:style-name="TableCell790">
            <text:p text:style-name="TableContents">[cmplx]R[^]</text:p>
          </table:table-cell>
          <table:table-cell table:style-name="TableCell791">
            <text:p text:style-name="TableContents">cRUP</text:p>
          </table:table-cell>
        </table:table-row>
        <table:table-row table:style-name="TableRow792">
          <table:table-cell table:style-name="TableCell793">
            <text:p text:style-name="Display">R↓</text:p>
          </table:table-cell>
          <table:table-cell table:style-name="TableCell794">
            <text:p text:style-name="TableContents">R[v]</text:p>
          </table:table-cell>
          <table:table-cell table:style-name="TableCell795">
            <text:p text:style-name="TableContents">RDN</text:p>
          </table:table-cell>
        </table:table-row>
        <table:table-row table:style-name="TableRow796">
          <table:table-cell table:style-name="TableCell797">
            <text:p text:style-name="Display">©R↓</text:p>
          </table:table-cell>
          <table:table-cell table:style-name="TableCell798">
            <text:p text:style-name="TableContents">[cmplx]R[v]</text:p>
          </table:table-cell>
          <table:table-cell table:style-name="TableCell799">
            <text:p text:style-name="TableContents">cRDN</text:p>
          </table:table-cell>
        </table:table-row>
        <table:table-row table:style-name="TableRow800">
          <table:table-cell table:style-name="TableCell801">
            <text:p text:style-name="Display">SENDΣ</text:p>
          </table:table-cell>
          <table:table-cell table:style-name="TableCell802">
            <text:p text:style-name="TableContents">SEND[SIGMA]</text:p>
          </table:table-cell>
          <table:table-cell table:style-name="TableCell803">
            <text:p text:style-name="TableContents">SENDSUMS</text:p>
          </table:table-cell>
        </table:table-row>
        <table:table-row table:style-name="TableRow804">
          <table:table-cell table:style-name="TableCell805">
            <text:p text:style-name="Display">©SIGN</text:p>
          </table:table-cell>
          <table:table-cell table:style-name="TableCell806">
            <text:p text:style-name="TableContents">[cmplx]SIGN</text:p>
          </table:table-cell>
          <table:table-cell table:style-name="TableCell807">
            <text:p text:style-name="TableContents">cSIGN</text:p>
          </table:table-cell>
        </table:table-row>
        <table:table-row table:style-name="TableRow808">
          <table:table-cell table:style-name="TableCell809">
            <text:p text:style-name="Display">©SIN</text:p>
          </table:table-cell>
          <table:table-cell table:style-name="TableCell810">
            <text:p text:style-name="TableContents">[cmplx]SIN</text:p>
          </table:table-cell>
          <table:table-cell table:style-name="TableCell811">
            <text:p text:style-name="TableContents">cSIN</text:p>
          </table:table-cell>
        </table:table-row>
        <table:table-row table:style-name="TableRow812">
          <table:table-cell table:style-name="TableCell813">
            <text:p text:style-name="Display">©SINC</text:p>
          </table:table-cell>
          <table:table-cell table:style-name="TableCell814">
            <text:p text:style-name="TableContents">[cmplx]SINC</text:p>
          </table:table-cell>
          <table:table-cell table:style-name="TableCell815">
            <text:p text:style-name="TableContents">cSINC</text:p>
          </table:table-cell>
        </table:table-row>
        <table:table-row table:style-name="TableRow816">
          <table:table-cell table:style-name="TableCell817">
            <text:p text:style-name="Display">©SINH</text:p>
          </table:table-cell>
          <table:table-cell table:style-name="TableCell818">
            <text:p text:style-name="TableContents">[cmplx]SINH</text:p>
          </table:table-cell>
          <table:table-cell table:style-name="TableCell819">
            <text:p text:style-name="TableContents">cSINH</text:p>
          </table:table-cell>
        </table:table-row>
        <table:table-row table:style-name="TableRow820">
          <table:table-cell table:style-name="TableCell821">
            <text:p text:style-name="Display">©STO</text:p>
          </table:table-cell>
          <table:table-cell table:style-name="TableCell822">
            <text:p text:style-name="TableContents">[cmplx]STO</text:p>
          </table:table-cell>
          <table:table-cell table:style-name="TableCell823">
            <text:p text:style-name="TableContents">cSTO</text:p>
          </table:table-cell>
        </table:table-row>
        <table:table-row table:style-name="TableRow824">
          <table:table-cell table:style-name="TableCell825">
            <text:p text:style-name="Display">stone→kg</text:p>
          </table:table-cell>
          <table:table-cell table:style-name="TableCell826">
            <text:p text:style-name="TableContents">stone[-&gt;]kg</text:p>
          </table:table-cell>
          <table:table-cell table:style-name="TableCell827">
            <text:p text:style-name="TableContents">stone&gt;kg</text:p>
          </table:table-cell>
        </table:table-row>
        <table:table-row table:style-name="TableRow828">
          <table:table-cell table:style-name="TableCell829">
            <text:p text:style-name="Display">©STO+</text:p>
          </table:table-cell>
          <table:table-cell table:style-name="TableCell830">
            <text:p text:style-name="TableContents">[cmplx]STO+</text:p>
          </table:table-cell>
          <table:table-cell table:style-name="TableCell831">
            <text:p text:style-name="TableContents">cSTO+</text:p>
          </table:table-cell>
        </table:table-row>
        <table:table-row table:style-name="TableRow832">
          <table:table-cell table:style-name="TableCell833">
            <text:p text:style-name="Display">©STO-</text:p>
          </table:table-cell>
          <table:table-cell table:style-name="TableCell834">
            <text:p text:style-name="TableContents">[cmplx]STO-</text:p>
          </table:table-cell>
          <table:table-cell table:style-name="TableCell835">
            <text:p text:style-name="TableContents">cSTO-</text:p>
          </table:table-cell>
        </table:table-row>
        <table:table-row table:style-name="TableRow836">
          <table:table-cell table:style-name="TableCell837">
            <text:p text:style-name="Display">STO×</text:p>
          </table:table-cell>
          <table:table-cell table:style-name="TableCell838">
            <text:p text:style-name="TableContents">STO[times]</text:p>
          </table:table-cell>
          <table:table-cell table:style-name="TableCell839">
            <text:p text:style-name="TableContents">STO*</text:p>
          </table:table-cell>
        </table:table-row>
        <table:table-row table:style-name="TableRow840">
          <table:table-cell table:style-name="TableCell841">
            <text:p text:style-name="Display">©STO×</text:p>
          </table:table-cell>
          <table:table-cell table:style-name="TableCell842">
            <text:p text:style-name="TableContents">[cmplx]STO[times]</text:p>
          </table:table-cell>
          <table:table-cell table:style-name="TableCell843">
            <text:p text:style-name="TableContents">cSTO*</text:p>
          </table:table-cell>
        </table:table-row>
        <table:table-row table:style-name="TableRow844">
          <table:table-cell table:style-name="TableCell845">
            <text:p text:style-name="Display">©STO/</text:p>
          </table:table-cell>
          <table:table-cell table:style-name="TableCell846">
            <text:p text:style-name="TableContents">[cmplx]STO/</text:p>
          </table:table-cell>
          <table:table-cell table:style-name="TableCell847">
            <text:p text:style-name="TableContents">cSTO/</text:p>
          </table:table-cell>
        </table:table-row>
        <table:table-row table:style-name="TableRow848">
          <table:table-cell table:style-name="TableCell849">
            <text:p text:style-name="Display">STO↑</text:p>
          </table:table-cell>
          <table:table-cell table:style-name="TableCell850">
            <text:p text:style-name="TableContents">STO[^]</text:p>
          </table:table-cell>
          <table:table-cell table:style-name="TableCell851">
            <text:p text:style-name="TableContents">STOMAX</text:p>
          </table:table-cell>
        </table:table-row>
        <table:table-row table:style-name="TableRow852">
          <table:table-cell table:style-name="TableCell853">
            <text:p text:style-name="Display">STO↓</text:p>
          </table:table-cell>
          <table:table-cell table:style-name="TableCell854">
            <text:p text:style-name="TableContents">STO[v]</text:p>
          </table:table-cell>
          <table:table-cell table:style-name="TableCell855">
            <text:p text:style-name="TableContents">STOMIN</text:p>
          </table:table-cell>
        </table:table-row>
        <table:table-row table:style-name="TableRow856">
          <table:table-cell table:style-name="TableCell857">
            <text:p text:style-name="Display">sₓᵧ</text:p>
          </table:table-cell>
          <table:table-cell table:style-name="TableCell858">
            <text:p text:style-name="TableContents">s[sub-x][sub-y]</text:p>
          </table:table-cell>
          <table:table-cell table:style-name="TableCell859">
            <text:p text:style-name="TableContents">sxy</text:p>
          </table:table-cell>
        </table:table-row>
        <table:table-row table:style-name="TableRow860">
          <table:table-cell table:style-name="TableCell861">
            <text:p text:style-name="Display">s.cwt→kg</text:p>
          </table:table-cell>
          <table:table-cell table:style-name="TableCell862">
            <text:p text:style-name="TableContents">s.cwt[-&gt;]kg</text:p>
          </table:table-cell>
          <table:table-cell table:style-name="TableCell863">
            <text:p text:style-name="TableContents">s.cwt&gt;kg</text:p>
          </table:table-cell>
        </table:table-row>
        <table:table-row table:style-name="TableRow864">
          <table:table-cell table:style-name="TableCell865">
            <text:p text:style-name="Display">s.tons→t</text:p>
          </table:table-cell>
          <table:table-cell table:style-name="TableCell866">
            <text:p text:style-name="TableContents">s.tons[-&gt;]t</text:p>
          </table:table-cell>
          <table:table-cell table:style-name="TableCell867">
            <text:p text:style-name="TableContents">s.tons&gt;t</text:p>
          </table:table-cell>
        </table:table-row>
        <table:table-row table:style-name="TableRow868">
          <table:table-cell table:style-name="TableCell869">
            <text:p text:style-name="Display">©TAN</text:p>
          </table:table-cell>
          <table:table-cell table:style-name="TableCell870">
            <text:p text:style-name="TableContents">[cmplx]TAN</text:p>
          </table:table-cell>
          <table:table-cell table:style-name="TableCell871">
            <text:p text:style-name="TableContents">cTAN</text:p>
          </table:table-cell>
        </table:table-row>
        <table:table-row table:style-name="TableRow872">
          <table:table-cell table:style-name="TableCell873">
            <text:p text:style-name="Display">©TANH</text:p>
          </table:table-cell>
          <table:table-cell table:style-name="TableCell874">
            <text:p text:style-name="TableContents">[cmplx]TANH</text:p>
          </table:table-cell>
          <table:table-cell table:style-name="TableCell875">
            <text:p text:style-name="TableContents">cTANH</text:p>
          </table:table-cell>
        </table:table-row>
        <table:table-row table:style-name="TableRow876">
          <table:table-cell table:style-name="TableCell877">
            <text:p text:style-name="Display">Tₙ</text:p>
          </table:table-cell>
          <table:table-cell table:style-name="TableCell878">
            <text:p text:style-name="TableContents">T[sub-n]</text:p>
          </table:table-cell>
          <table:table-cell table:style-name="TableCell879">
            <text:p text:style-name="TableContents">Tn</text:p>
          </table:table-cell>
        </table:table-row>
        <table:table-row table:style-name="TableRow880">
          <table:table-cell table:style-name="TableCell881">
            <text:p text:style-name="Display">tons→t</text:p>
          </table:table-cell>
          <table:table-cell table:style-name="TableCell882">
            <text:p text:style-name="TableContents">tons[-&gt;]t</text:p>
          </table:table-cell>
          <table:table-cell table:style-name="TableCell883">
            <text:p text:style-name="TableContents">tons&gt;t</text:p>
          </table:table-cell>
        </table:table-row>
        <table:table-row table:style-name="TableRow884">
          <table:table-cell table:style-name="TableCell885">
            <text:p text:style-name="Display">torr→Pa</text:p>
          </table:table-cell>
          <table:table-cell table:style-name="TableCell886">
            <text:p text:style-name="TableContents">torr[-&gt;]Pa</text:p>
          </table:table-cell>
          <table:table-cell table:style-name="TableCell887">
            <text:p text:style-name="TableContents">torr&gt;Pa</text:p>
          </table:table-cell>
        </table:table-row>
        <table:table-row table:style-name="TableRow888">
          <table:table-cell table:style-name="TableCell889">
            <text:p text:style-name="Display">tₚ(x)</text:p>
          </table:table-cell>
          <table:table-cell table:style-name="TableCell890">
            <text:p text:style-name="TableContents">t[sub-p](x)</text:p>
          </table:table-cell>
          <table:table-cell table:style-name="TableCell891">
            <text:p text:style-name="TableContents">t-p(x)</text:p>
          </table:table-cell>
        </table:table-row>
        <table:table-row table:style-name="TableRow892">
          <table:table-cell table:style-name="TableCell893">
            <text:p text:style-name="Display">tr.oz→g</text:p>
          </table:table-cell>
          <table:table-cell table:style-name="TableCell894">
            <text:p text:style-name="TableContents">tr.oz[-&gt;]g</text:p>
          </table:table-cell>
          <table:table-cell table:style-name="TableCell895">
            <text:p text:style-name="TableContents">tr.oz&gt;g</text:p>
          </table:table-cell>
        </table:table-row>
        <table:table-row table:style-name="TableRow896">
          <table:table-cell table:style-name="TableCell897">
            <text:p text:style-name="Display">tᵤ(x)</text:p>
          </table:table-cell>
          <table:table-cell table:style-name="TableCell898">
            <text:p text:style-name="TableContents">t[sub-u](x)</text:p>
          </table:table-cell>
          <table:table-cell table:style-name="TableCell899">
            <text:p text:style-name="TableContents">t-u</text:p>
          </table:table-cell>
        </table:table-row>
        <table:table-row table:style-name="TableRow900">
          <table:table-cell table:style-name="TableCell901">
            <text:p text:style-name="Display">t⁸(p)</text:p>
          </table:table-cell>
          <table:table-cell table:style-name="TableCell902">
            <text:p text:style-name="TableContents">t[^-1](p)</text:p>
          </table:table-cell>
          <table:table-cell table:style-name="TableCell903">
            <text:p text:style-name="TableContents">INV-t</text:p>
          </table:table-cell>
        </table:table-row>
        <table:table-row table:style-name="TableRow904">
          <table:table-cell table:style-name="TableCell905">
            <text:p text:style-name="Display">t→s.tons</text:p>
          </table:table-cell>
          <table:table-cell table:style-name="TableCell906">
            <text:p text:style-name="TableContents">t[-&gt;]s.tons</text:p>
          </table:table-cell>
          <table:table-cell table:style-name="TableCell907">
            <text:p text:style-name="TableContents">t&gt;s.tons</text:p>
          </table:table-cell>
        </table:table-row>
        <table:table-row table:style-name="TableRow908">
          <table:table-cell table:style-name="TableCell909">
            <text:p text:style-name="Display">t→tons</text:p>
          </table:table-cell>
          <table:table-cell table:style-name="TableCell910">
            <text:p text:style-name="TableContents">t[-&gt;]tons</text:p>
          </table:table-cell>
          <table:table-cell table:style-name="TableCell911">
            <text:p text:style-name="TableContents">t&gt;tons</text:p>
          </table:table-cell>
        </table:table-row>
        <table:table-row table:style-name="TableRow912">
          <table:table-cell table:style-name="TableCell913">
            <text:p text:style-name="Display">t⇆</text:p>
          </table:table-cell>
          <table:table-cell table:style-name="TableCell914">
            <text:p text:style-name="TableContents">t[&lt;-&gt;]</text:p>
          </table:table-cell>
          <table:table-cell table:style-name="TableCell915">
            <text:p text:style-name="TableContents">t&lt;&gt;</text:p>
          </table:table-cell>
        </table:table-row>
        <text:soft-page-break/>
        <table:table-row table:style-name="TableRow916">
          <table:table-cell table:style-name="TableCell917">
            <text:p text:style-name="Display">Uₙ</text:p>
          </table:table-cell>
          <table:table-cell table:style-name="TableCell918">
            <text:p text:style-name="TableContents">U[sub-n]</text:p>
          </table:table-cell>
          <table:table-cell table:style-name="TableCell919">
            <text:p text:style-name="TableContents">Un</text:p>
          </table:table-cell>
        </table:table-row>
        <table:table-row table:style-name="TableRow920">
          <table:table-cell table:style-name="TableCell921">
            <text:p text:style-name="Display">VIEWα</text:p>
          </table:table-cell>
          <table:table-cell table:style-name="TableCell922">
            <text:p text:style-name="TableContents">VIEW[alpha]</text:p>
          </table:table-cell>
          <table:table-cell table:style-name="TableCell923">
            <text:p text:style-name="TableContents">VIEWa</text:p>
          </table:table-cell>
        </table:table-row>
        <table:table-row table:style-name="TableRow924">
          <table:table-cell table:style-name="TableCell925">
            <text:p text:style-name="Display">VWα+</text:p>
          </table:table-cell>
          <table:table-cell table:style-name="TableCell926">
            <text:p text:style-name="TableContents">VW[alpha]+</text:p>
          </table:table-cell>
          <table:table-cell table:style-name="TableCell927">
            <text:p text:style-name="TableContents">VWa+</text:p>
          </table:table-cell>
        </table:table-row>
        <table:table-row table:style-name="TableRow928">
          <table:table-cell table:style-name="TableCell929">
            <text:p text:style-name="Display">Weiblₚ</text:p>
          </table:table-cell>
          <table:table-cell table:style-name="TableCell930">
            <text:p text:style-name="TableContents">Weibl[sub-p]</text:p>
          </table:table-cell>
          <table:table-cell table:style-name="TableCell931">
            <text:p text:style-name="TableContents">Weibl-p</text:p>
          </table:table-cell>
        </table:table-row>
        <table:table-row table:style-name="TableRow932">
          <table:table-cell table:style-name="TableCell933">
            <text:p text:style-name="Display">Weiblᵤ</text:p>
          </table:table-cell>
          <table:table-cell table:style-name="TableCell934">
            <text:p text:style-name="TableContents">Weibl[sub-u]</text:p>
          </table:table-cell>
          <table:table-cell table:style-name="TableCell935">
            <text:p text:style-name="TableContents">Weibl-u</text:p>
          </table:table-cell>
        </table:table-row>
        <table:table-row table:style-name="TableRow936">
          <table:table-cell table:style-name="TableCell937">
            <text:p text:style-name="Display">Weibl⁸</text:p>
          </table:table-cell>
          <table:table-cell table:style-name="TableCell938">
            <text:p text:style-name="TableContents">Weibl[^-1]</text:p>
          </table:table-cell>
          <table:table-cell table:style-name="TableCell939">
            <text:p text:style-name="TableContents">INV-Weibl</text:p>
          </table:table-cell>
        </table:table-row>
        <table:table-row table:style-name="TableRow940">
          <table:table-cell table:style-name="TableCell941">
            <text:p text:style-name="Display">Wₘ</text:p>
          </table:table-cell>
          <table:table-cell table:style-name="TableCell942">
            <text:p text:style-name="TableContents">W[sub-m]</text:p>
          </table:table-cell>
          <table:table-cell table:style-name="TableCell943">
            <text:p text:style-name="TableContents">W1</text:p>
          </table:table-cell>
        </table:table-row>
        <table:table-row table:style-name="TableRow944">
          <table:table-cell table:style-name="TableCell945">
            <text:p text:style-name="Display">Wₚ</text:p>
          </table:table-cell>
          <table:table-cell table:style-name="TableCell946">
            <text:p text:style-name="TableContents">W[sub-p]</text:p>
          </table:table-cell>
          <table:table-cell table:style-name="TableCell947">
            <text:p text:style-name="TableContents">W0</text:p>
          </table:table-cell>
        </table:table-row>
        <table:table-row table:style-name="TableRow948">
          <table:table-cell table:style-name="TableCell949">
            <text:p text:style-name="Display">©Wₚ</text:p>
          </table:table-cell>
          <table:table-cell table:style-name="TableCell950">
            <text:p text:style-name="TableContents">[cmplx]W[sub-p]</text:p>
          </table:table-cell>
          <table:table-cell table:style-name="TableCell951">
            <text:p text:style-name="TableContents">cW0</text:p>
          </table:table-cell>
        </table:table-row>
        <table:table-row table:style-name="TableRow952">
          <table:table-cell table:style-name="TableCell953">
            <text:p text:style-name="Display">W⁸</text:p>
          </table:table-cell>
          <table:table-cell table:style-name="TableCell954">
            <text:p text:style-name="TableContents">W[^-1]</text:p>
          </table:table-cell>
          <table:table-cell table:style-name="TableCell955">
            <text:p text:style-name="TableContents">INV-W</text:p>
          </table:table-cell>
        </table:table-row>
        <table:table-row table:style-name="TableRow956">
          <table:table-cell table:style-name="TableCell957">
            <text:p text:style-name="Display">©W⁸</text:p>
          </table:table-cell>
          <table:table-cell table:style-name="TableCell958">
            <text:p text:style-name="TableContents">[cmplx]W[^-1]</text:p>
          </table:table-cell>
          <table:table-cell table:style-name="TableCell959">
            <text:p text:style-name="TableContents">cINV-W</text:p>
          </table:table-cell>
        </table:table-row>
        <table:table-row table:style-name="TableRow960">
          <table:table-cell table:style-name="TableCell961">
            <text:p text:style-name="Display">W→hp</text:p>
          </table:table-cell>
          <table:table-cell table:style-name="TableCell962">
            <text:p text:style-name="TableContents">W[-&gt;]hp</text:p>
          </table:table-cell>
          <table:table-cell table:style-name="TableCell963">
            <text:p text:style-name="TableContents">W&gt;hp</text:p>
          </table:table-cell>
        </table:table-row>
        <table:table-row table:style-name="TableRow964">
          <table:table-cell table:style-name="TableCell965">
            <text:p text:style-name="Display">W→HPₑ</text:p>
          </table:table-cell>
          <table:table-cell table:style-name="TableCell966">
            <text:p text:style-name="TableContents">W[-&gt;]HP[sub-e]</text:p>
          </table:table-cell>
          <table:table-cell table:style-name="TableCell967">
            <text:p text:style-name="TableContents">W&gt;HP[sub-e]</text:p>
          </table:table-cell>
        </table:table-row>
        <table:table-row table:style-name="TableRow968">
          <table:table-cell table:style-name="TableCell969">
            <text:p text:style-name="Display">W→hpUK</text:p>
          </table:table-cell>
          <table:table-cell table:style-name="TableCell970">
            <text:p text:style-name="TableContents">W[-&gt;]hpUK</text:p>
          </table:table-cell>
          <table:table-cell table:style-name="TableCell971">
            <text:p text:style-name="TableContents">W&gt;hpUK</text:p>
          </table:table-cell>
        </table:table-row>
        <table:table-row table:style-name="TableRow972">
          <table:table-cell table:style-name="TableCell973">
            <text:p text:style-name="Display">W→PS(hp)</text:p>
          </table:table-cell>
          <table:table-cell table:style-name="TableCell974">
            <text:p text:style-name="TableContents">W[-&gt;]PS(hp)</text:p>
          </table:table-cell>
          <table:table-cell table:style-name="TableCell975">
            <text:p text:style-name="TableContents">W&gt;PS(hp)</text:p>
          </table:table-cell>
        </table:table-row>
        <table:table-row table:style-name="TableRow976">
          <table:table-cell table:style-name="TableCell977">
            <text:p text:style-name="Display">Ẁ</text:p>
          </table:table-cell>
          <table:table-cell table:style-name="TableCell978">
            <text:p text:style-name="TableContents">[x-bar]</text:p>
          </table:table-cell>
          <table:table-cell table:style-name="TableCell979">
            <text:p text:style-name="TableContents">MEAN</text:p>
          </table:table-cell>
        </table:table-row>
        <table:table-row table:style-name="TableRow980">
          <table:table-cell table:style-name="TableCell981">
            <text:p text:style-name="Display">x²</text:p>
          </table:table-cell>
          <table:table-cell table:style-name="TableCell982">
            <text:p text:style-name="TableContents">x[^2]</text:p>
          </table:table-cell>
          <table:table-cell table:style-name="TableCell983">
            <text:p text:style-name="TableContents">x^2</text:p>
          </table:table-cell>
        </table:table-row>
        <table:table-row table:style-name="TableRow984">
          <table:table-cell table:style-name="TableCell985">
            <text:p text:style-name="Display">©x²</text:p>
          </table:table-cell>
          <table:table-cell table:style-name="TableCell986">
            <text:p text:style-name="TableContents">[cmplx]x[^2]</text:p>
          </table:table-cell>
          <table:table-cell table:style-name="TableCell987">
            <text:p text:style-name="TableContents">cx^2</text:p>
          </table:table-cell>
        </table:table-row>
        <table:table-row table:style-name="TableRow988">
          <table:table-cell table:style-name="TableCell989">
            <text:p text:style-name="Display">x³</text:p>
          </table:table-cell>
          <table:table-cell table:style-name="TableCell990">
            <text:p text:style-name="TableContents">x[^3]</text:p>
          </table:table-cell>
          <table:table-cell table:style-name="TableCell991">
            <text:p text:style-name="TableContents">x^3</text:p>
          </table:table-cell>
        </table:table-row>
        <table:table-row table:style-name="TableRow992">
          <table:table-cell table:style-name="TableCell993">
            <text:p text:style-name="Display">©x³</text:p>
          </table:table-cell>
          <table:table-cell table:style-name="TableCell994">
            <text:p text:style-name="TableContents">[cmplx]x[^3]</text:p>
          </table:table-cell>
          <table:table-cell table:style-name="TableCell995">
            <text:p text:style-name="TableContents">cx^3</text:p>
          </table:table-cell>
        </table:table-row>
        <table:table-row table:style-name="TableRow996">
          <table:table-cell table:style-name="TableCell997">
            <text:p text:style-name="Display">XEQα</text:p>
          </table:table-cell>
          <table:table-cell table:style-name="TableCell998">
            <text:p text:style-name="TableContents">XEQ[alpha]</text:p>
          </table:table-cell>
          <table:table-cell table:style-name="TableCell999">
            <text:p text:style-name="TableContents">XEQa</text:p>
          </table:table-cell>
        </table:table-row>
        <table:table-row table:style-name="TableRow1000">
          <table:table-cell table:style-name="TableCell1001">
            <text:p text:style-name="Display">Ẁg</text:p>
          </table:table-cell>
          <table:table-cell table:style-name="TableCell1002">
            <text:p text:style-name="TableContents">[x-bar]g</text:p>
          </table:table-cell>
          <table:table-cell table:style-name="TableCell1003">
            <text:p text:style-name="TableContents">GEOMEAN</text:p>
          </table:table-cell>
        </table:table-row>
        <table:table-row table:style-name="TableRow1004">
          <table:table-cell table:style-name="TableCell1005">
            <text:p text:style-name="Display">Ẁw</text:p>
          </table:table-cell>
          <table:table-cell table:style-name="TableCell1006">
            <text:p text:style-name="TableContents">[x-bar]w</text:p>
          </table:table-cell>
          <table:table-cell table:style-name="TableCell1007">
            <text:p text:style-name="TableContents">MEAN-w</text:p>
          </table:table-cell>
        </table:table-row>
        <table:table-row table:style-name="TableRow1008">
          <table:table-cell table:style-name="TableCell1009">
            <text:p text:style-name="Display">©x!</text:p>
          </table:table-cell>
          <table:table-cell table:style-name="TableCell1010">
            <text:p text:style-name="TableContents">[cmplx]x!</text:p>
          </table:table-cell>
          <table:table-cell table:style-name="TableCell1011">
            <text:p text:style-name="TableContents">cx!</text:p>
          </table:table-cell>
        </table:table-row>
        <table:table-row table:style-name="TableRow1012">
          <table:table-cell table:style-name="TableCell1013">
            <text:p text:style-name="Display">x→α</text:p>
          </table:table-cell>
          <table:table-cell table:style-name="TableCell1014">
            <text:p text:style-name="TableContents">x[-&gt;][alpha]</text:p>
          </table:table-cell>
          <table:table-cell table:style-name="TableCell1015">
            <text:p text:style-name="TableContents">x&gt;a</text:p>
          </table:table-cell>
        </table:table-row>
        <table:table-row table:style-name="TableRow1016">
          <table:table-cell table:style-name="TableCell1017">
            <text:p text:style-name="Display">x⇆</text:p>
          </table:table-cell>
          <table:table-cell table:style-name="TableCell1018">
            <text:p text:style-name="TableContents">x[&lt;-&gt;]</text:p>
          </table:table-cell>
          <table:table-cell table:style-name="TableCell1019">
            <text:p text:style-name="TableContents">x&lt;&gt;</text:p>
          </table:table-cell>
        </table:table-row>
        <table:table-row table:style-name="TableRow1020">
          <table:table-cell table:style-name="TableCell1021">
            <text:p text:style-name="Display">©x⇆</text:p>
          </table:table-cell>
          <table:table-cell table:style-name="TableCell1022">
            <text:p text:style-name="TableContents">[cmplx]x[&lt;-&gt;]</text:p>
          </table:table-cell>
          <table:table-cell table:style-name="TableCell1023">
            <text:p text:style-name="TableContents">cx&lt;&gt;</text:p>
          </table:table-cell>
        </table:table-row>
        <table:table-row table:style-name="TableRow1024">
          <table:table-cell table:style-name="TableCell1025">
            <text:p text:style-name="Display">x⇆ Y</text:p>
          </table:table-cell>
          <table:table-cell table:style-name="TableCell1026">
            <text:p text:style-name="TableContents">x[&lt;-&gt;] Y</text:p>
          </table:table-cell>
          <table:table-cell table:style-name="TableCell1027">
            <text:p text:style-name="TableContents">SWAP</text:p>
          </table:table-cell>
        </table:table-row>
        <table:table-row table:style-name="TableRow1028">
          <table:table-cell table:style-name="TableCell1029">
            <text:p text:style-name="Display">x⇆ Y</text:p>
          </table:table-cell>
          <table:table-cell table:style-name="TableCell1030">
            <text:p text:style-name="TableContents">x[&lt;-&gt;] Y</text:p>
          </table:table-cell>
          <table:table-cell table:style-name="TableCell1031">
            <text:p text:style-name="TableContents">x&lt;&gt;y</text:p>
          </table:table-cell>
        </table:table-row>
        <table:table-row table:style-name="TableRow1032">
          <table:table-cell table:style-name="TableCell1033">
            <text:p text:style-name="Display">©x⇆ Y</text:p>
          </table:table-cell>
          <table:table-cell table:style-name="TableCell1034">
            <text:p text:style-name="TableContents">[cmplx]x[&lt;-&gt;] Y</text:p>
          </table:table-cell>
          <table:table-cell table:style-name="TableCell1035">
            <text:p text:style-name="TableContents">cSWAP</text:p>
          </table:table-cell>
        </table:table-row>
        <table:table-row table:style-name="TableRow1036">
          <table:table-cell table:style-name="TableCell1037">
            <text:p text:style-name="Display">x≤0?</text:p>
          </table:table-cell>
          <table:table-cell table:style-name="TableCell1038">
            <text:p text:style-name="TableContents">x[&lt;=]0?</text:p>
          </table:table-cell>
          <table:table-cell table:style-name="TableCell1039">
            <text:p text:style-name="TableContents">x&lt;=0?</text:p>
          </table:table-cell>
        </table:table-row>
        <table:table-row table:style-name="TableRow1040">
          <table:table-cell table:style-name="TableCell1041">
            <text:p text:style-name="Display">x≤1?</text:p>
          </table:table-cell>
          <table:table-cell table:style-name="TableCell1042">
            <text:p text:style-name="TableContents">x[&lt;=]1?</text:p>
          </table:table-cell>
          <table:table-cell table:style-name="TableCell1043">
            <text:p text:style-name="TableContents">x&lt;=1?</text:p>
          </table:table-cell>
        </table:table-row>
        <table:table-row table:style-name="TableRow1044">
          <table:table-cell table:style-name="TableCell1045">
            <text:p text:style-name="Display">x≤?</text:p>
          </table:table-cell>
          <table:table-cell table:style-name="TableCell1046">
            <text:p text:style-name="TableContents">x[&lt;=]?</text:p>
          </table:table-cell>
          <table:table-cell table:style-name="TableCell1047">
            <text:p text:style-name="TableContents">x&lt;=?</text:p>
          </table:table-cell>
        </table:table-row>
        <table:table-row table:style-name="TableRow1048">
          <table:table-cell table:style-name="TableCell1049">
            <text:p text:style-name="Display">©x=0?</text:p>
          </table:table-cell>
          <table:table-cell table:style-name="TableCell1050">
            <text:p text:style-name="TableContents">[cmplx]x=0?</text:p>
          </table:table-cell>
          <table:table-cell table:style-name="TableCell1051">
            <text:p text:style-name="TableContents">cx=0?</text:p>
          </table:table-cell>
        </table:table-row>
        <table:table-row table:style-name="TableRow1052">
          <table:table-cell table:style-name="TableCell1053">
            <text:p text:style-name="Display">©x=1?</text:p>
          </table:table-cell>
          <table:table-cell table:style-name="TableCell1054">
            <text:p text:style-name="TableContents">[cmplx]x=1?</text:p>
          </table:table-cell>
          <table:table-cell table:style-name="TableCell1055">
            <text:p text:style-name="TableContents">cx=1?</text:p>
          </table:table-cell>
        </table:table-row>
        <table:table-row table:style-name="TableRow1056">
          <table:table-cell table:style-name="TableCell1057">
            <text:p text:style-name="Display">©x=i?</text:p>
          </table:table-cell>
          <table:table-cell table:style-name="TableCell1058">
            <text:p text:style-name="TableContents">[cmplx]x=i?</text:p>
          </table:table-cell>
          <table:table-cell table:style-name="TableCell1059">
            <text:p text:style-name="TableContents">cx=i?</text:p>
          </table:table-cell>
        </table:table-row>
        <table:table-row table:style-name="TableRow1060">
          <table:table-cell table:style-name="TableCell1061">
            <text:p text:style-name="Display">©x=?</text:p>
          </table:table-cell>
          <table:table-cell table:style-name="TableCell1062">
            <text:p text:style-name="TableContents">[cmplx]x=?</text:p>
          </table:table-cell>
          <table:table-cell table:style-name="TableCell1063">
            <text:p text:style-name="TableContents">cx=?</text:p>
          </table:table-cell>
        </table:table-row>
        <table:table-row table:style-name="TableRow1064">
          <table:table-cell table:style-name="TableCell1065">
            <text:p text:style-name="Display">x≈0?</text:p>
          </table:table-cell>
          <table:table-cell table:style-name="TableCell1066">
            <text:p text:style-name="TableContents">x[approx]0?</text:p>
          </table:table-cell>
          <table:table-cell table:style-name="TableCell1067">
            <text:p text:style-name="TableContents">x~0?</text:p>
          </table:table-cell>
        </table:table-row>
        <table:table-row table:style-name="TableRow1068">
          <table:table-cell table:style-name="TableCell1069">
            <text:p text:style-name="Display">x≈1?</text:p>
          </table:table-cell>
          <table:table-cell table:style-name="TableCell1070">
            <text:p text:style-name="TableContents">x[approx]1?</text:p>
          </table:table-cell>
          <table:table-cell table:style-name="TableCell1071">
            <text:p text:style-name="TableContents">x~1?</text:p>
          </table:table-cell>
        </table:table-row>
        <table:table-row table:style-name="TableRow1072">
          <table:table-cell table:style-name="TableCell1073">
            <text:p text:style-name="Display">x≈?</text:p>
          </table:table-cell>
          <table:table-cell table:style-name="TableCell1074">
            <text:p text:style-name="TableContents">x[approx]?</text:p>
          </table:table-cell>
          <table:table-cell table:style-name="TableCell1075">
            <text:p text:style-name="TableContents">x~?</text:p>
          </table:table-cell>
        </table:table-row>
        <text:soft-page-break/>
        <table:table-row table:style-name="TableRow1076">
          <table:table-cell table:style-name="TableCell1077">
            <text:p text:style-name="Display">x≠0?</text:p>
          </table:table-cell>
          <table:table-cell table:style-name="TableCell1078">
            <text:p text:style-name="TableContents">x[!=]0?</text:p>
          </table:table-cell>
          <table:table-cell table:style-name="TableCell1079">
            <text:p text:style-name="TableContents">x!=0?</text:p>
          </table:table-cell>
        </table:table-row>
        <table:table-row table:style-name="TableRow1080">
          <table:table-cell table:style-name="TableCell1081">
            <text:p text:style-name="Display">©x≠0?</text:p>
          </table:table-cell>
          <table:table-cell table:style-name="TableCell1082">
            <text:p text:style-name="TableContents">[cmplx]x[!=]0?</text:p>
          </table:table-cell>
          <table:table-cell table:style-name="TableCell1083">
            <text:p text:style-name="TableContents">cx!=0?</text:p>
          </table:table-cell>
        </table:table-row>
        <table:table-row table:style-name="TableRow1084">
          <table:table-cell table:style-name="TableCell1085">
            <text:p text:style-name="Display">x≠1?</text:p>
          </table:table-cell>
          <table:table-cell table:style-name="TableCell1086">
            <text:p text:style-name="TableContents">x[!=]1?</text:p>
          </table:table-cell>
          <table:table-cell table:style-name="TableCell1087">
            <text:p text:style-name="TableContents">x!=1?</text:p>
          </table:table-cell>
        </table:table-row>
        <table:table-row table:style-name="TableRow1088">
          <table:table-cell table:style-name="TableCell1089">
            <text:p text:style-name="Display">©x≠1?</text:p>
          </table:table-cell>
          <table:table-cell table:style-name="TableCell1090">
            <text:p text:style-name="TableContents">[cmplx]x[!=]1?</text:p>
          </table:table-cell>
          <table:table-cell table:style-name="TableCell1091">
            <text:p text:style-name="TableContents">cx!=1?</text:p>
          </table:table-cell>
        </table:table-row>
        <table:table-row table:style-name="TableRow1092">
          <table:table-cell table:style-name="TableCell1093">
            <text:p text:style-name="Display">©x≠i?</text:p>
          </table:table-cell>
          <table:table-cell table:style-name="TableCell1094">
            <text:p text:style-name="TableContents">[cmplx]x[!=]i?</text:p>
          </table:table-cell>
          <table:table-cell table:style-name="TableCell1095">
            <text:p text:style-name="TableContents">cx!=i?</text:p>
          </table:table-cell>
        </table:table-row>
        <table:table-row table:style-name="TableRow1096">
          <table:table-cell table:style-name="TableCell1097">
            <text:p text:style-name="Display">x≠?</text:p>
          </table:table-cell>
          <table:table-cell table:style-name="TableCell1098">
            <text:p text:style-name="TableContents">x[!=]?</text:p>
          </table:table-cell>
          <table:table-cell table:style-name="TableCell1099">
            <text:p text:style-name="TableContents">x!=?</text:p>
          </table:table-cell>
        </table:table-row>
        <table:table-row table:style-name="TableRow1100">
          <table:table-cell table:style-name="TableCell1101">
            <text:p text:style-name="Display">©x≠?</text:p>
          </table:table-cell>
          <table:table-cell table:style-name="TableCell1102">
            <text:p text:style-name="TableContents">[cmplx]x[!=]?</text:p>
          </table:table-cell>
          <table:table-cell table:style-name="TableCell1103">
            <text:p text:style-name="TableContents">cx!=?</text:p>
          </table:table-cell>
        </table:table-row>
        <table:table-row table:style-name="TableRow1104">
          <table:table-cell table:style-name="TableCell1105">
            <text:p text:style-name="Display">x≥0?</text:p>
          </table:table-cell>
          <table:table-cell table:style-name="TableCell1106">
            <text:p text:style-name="TableContents">x[&gt;=]0?</text:p>
          </table:table-cell>
          <table:table-cell table:style-name="TableCell1107">
            <text:p text:style-name="TableContents">x&gt;=0?</text:p>
          </table:table-cell>
        </table:table-row>
        <table:table-row table:style-name="TableRow1108">
          <table:table-cell table:style-name="TableCell1109">
            <text:p text:style-name="Display">x≥1?</text:p>
          </table:table-cell>
          <table:table-cell table:style-name="TableCell1110">
            <text:p text:style-name="TableContents">x[&gt;=]1?</text:p>
          </table:table-cell>
          <table:table-cell table:style-name="TableCell1111">
            <text:p text:style-name="TableContents">x&gt;=1?</text:p>
          </table:table-cell>
        </table:table-row>
        <table:table-row table:style-name="TableRow1112">
          <table:table-cell table:style-name="TableCell1113">
            <text:p text:style-name="Display">x≥?</text:p>
          </table:table-cell>
          <table:table-cell table:style-name="TableCell1114">
            <text:p text:style-name="TableContents">x[&gt;=]?</text:p>
          </table:table-cell>
          <table:table-cell table:style-name="TableCell1115">
            <text:p text:style-name="TableContents">x&gt;=?</text:p>
          </table:table-cell>
        </table:table-row>
        <table:table-row table:style-name="TableRow1116">
          <table:table-cell table:style-name="TableCell1117">
            <text:p text:style-name="Display">ᵡ√y</text:p>
          </table:table-cell>
          <table:table-cell table:style-name="TableCell1118">
            <text:p text:style-name="TableContents">[^x][sqrt]y</text:p>
          </table:table-cell>
          <table:table-cell table:style-name="TableCell1119">
            <text:p text:style-name="TableContents">XROOT</text:p>
          </table:table-cell>
        </table:table-row>
        <table:table-row table:style-name="TableRow1120">
          <table:table-cell table:style-name="TableCell1121">
            <text:p text:style-name="Display">©ᵡ√y</text:p>
          </table:table-cell>
          <table:table-cell table:style-name="TableCell1122">
            <text:p text:style-name="TableContents">[cmplx][^x][sqrt]y</text:p>
          </table:table-cell>
          <table:table-cell table:style-name="TableCell1123">
            <text:p text:style-name="TableContents">cXROOT</text:p>
          </table:table-cell>
        </table:table-row>
        <table:table-row table:style-name="TableRow1124">
          <table:table-cell table:style-name="TableCell1125">
            <text:p text:style-name="Display">ẋ</text:p>
          </table:table-cell>
          <table:table-cell table:style-name="TableCell1126">
            <text:p text:style-name="TableContents">[x-hat]</text:p>
          </table:table-cell>
          <table:table-cell table:style-name="TableCell1127">
            <text:p text:style-name="TableContents">FCSTx</text:p>
          </table:table-cell>
        </table:table-row>
        <table:table-row table:style-name="TableRow1128">
          <table:table-cell table:style-name="TableCell1129">
            <text:p text:style-name="Display">yards→m</text:p>
          </table:table-cell>
          <table:table-cell table:style-name="TableCell1130">
            <text:p text:style-name="TableContents">yards[-&gt;]m</text:p>
          </table:table-cell>
          <table:table-cell table:style-name="TableCell1131">
            <text:p text:style-name="TableContents">yards&gt;m</text:p>
          </table:table-cell>
        </table:table-row>
        <table:table-row table:style-name="TableRow1132">
          <table:table-cell table:style-name="TableCell1133">
            <text:p text:style-name="Display">yᵡ</text:p>
          </table:table-cell>
          <table:table-cell table:style-name="TableCell1134">
            <text:p text:style-name="TableContents">y[^x]</text:p>
          </table:table-cell>
          <table:table-cell table:style-name="TableCell1135">
            <text:p text:style-name="TableContents">y^x</text:p>
          </table:table-cell>
        </table:table-row>
        <table:table-row table:style-name="TableRow1136">
          <table:table-cell table:style-name="TableCell1137">
            <text:p text:style-name="Display">©yᵡ</text:p>
          </table:table-cell>
          <table:table-cell table:style-name="TableCell1138">
            <text:p text:style-name="TableContents">[cmplx]y[^x]</text:p>
          </table:table-cell>
          <table:table-cell table:style-name="TableCell1139">
            <text:p text:style-name="TableContents">cy^x</text:p>
          </table:table-cell>
        </table:table-row>
        <table:table-row table:style-name="TableRow1140">
          <table:table-cell table:style-name="TableCell1141">
            <text:p text:style-name="Display">y⇆</text:p>
          </table:table-cell>
          <table:table-cell table:style-name="TableCell1142">
            <text:p text:style-name="TableContents">y[&lt;-&gt;]</text:p>
          </table:table-cell>
          <table:table-cell table:style-name="TableCell1143">
            <text:p text:style-name="TableContents">y&lt;&gt;</text:p>
          </table:table-cell>
        </table:table-row>
        <table:table-row table:style-name="TableRow1144">
          <table:table-cell table:style-name="TableCell1145">
            <text:p text:style-name="Display">ŷ</text:p>
          </table:table-cell>
          <table:table-cell table:style-name="TableCell1146">
            <text:p text:style-name="TableContents">[y-hat]</text:p>
          </table:table-cell>
          <table:table-cell table:style-name="TableCell1147">
            <text:p text:style-name="TableContents">FCSTy</text:p>
          </table:table-cell>
        </table:table-row>
        <table:table-row table:style-name="TableRow1148">
          <table:table-cell table:style-name="TableCell1149">
            <text:p text:style-name="Display">z⇆</text:p>
          </table:table-cell>
          <table:table-cell table:style-name="TableCell1150">
            <text:p text:style-name="TableContents">z[&lt;-&gt;]</text:p>
          </table:table-cell>
          <table:table-cell table:style-name="TableCell1151">
            <text:p text:style-name="TableContents">z&lt;&gt;</text:p>
          </table:table-cell>
        </table:table-row>
        <table:table-row table:style-name="TableRow1152">
          <table:table-cell table:style-name="TableCell1153">
            <text:p text:style-name="Display">©z⇆</text:p>
          </table:table-cell>
          <table:table-cell table:style-name="TableCell1154">
            <text:p text:style-name="TableContents">[cmplx]z[&lt;-&gt;]</text:p>
          </table:table-cell>
          <table:table-cell table:style-name="TableCell1155">
            <text:p text:style-name="TableContents">cz&lt;&gt;</text:p>
          </table:table-cell>
        </table:table-row>
        <table:table-row table:style-name="TableRow1156">
          <table:table-cell table:style-name="TableCell1157">
            <text:p text:style-name="Display">α</text:p>
          </table:table-cell>
          <table:table-cell table:style-name="TableCell1158">
            <text:p text:style-name="TableContents">[alpha]</text:p>
          </table:table-cell>
          <table:table-cell table:style-name="TableCell1159">
            <text:p text:style-name="TableContents">a</text:p>
          </table:table-cell>
        </table:table-row>
        <table:table-row table:style-name="TableRow1160">
          <table:table-cell table:style-name="TableCell1161">
            <text:p text:style-name="Display">αDATE</text:p>
          </table:table-cell>
          <table:table-cell table:style-name="TableCell1162">
            <text:p text:style-name="TableContents">[alpha]DATE</text:p>
          </table:table-cell>
          <table:table-cell table:style-name="TableCell1163">
            <text:p text:style-name="TableContents">aDATE</text:p>
          </table:table-cell>
        </table:table-row>
        <table:table-row table:style-name="TableRow1164">
          <table:table-cell table:style-name="TableCell1165">
            <text:p text:style-name="Display">αDAY</text:p>
          </table:table-cell>
          <table:table-cell table:style-name="TableCell1166">
            <text:p text:style-name="TableContents">[alpha]DAY</text:p>
          </table:table-cell>
          <table:table-cell table:style-name="TableCell1167">
            <text:p text:style-name="TableContents">aDAY</text:p>
          </table:table-cell>
        </table:table-row>
        <table:table-row table:style-name="TableRow1168">
          <table:table-cell table:style-name="TableCell1169">
            <text:p text:style-name="Display">αGTO</text:p>
          </table:table-cell>
          <table:table-cell table:style-name="TableCell1170">
            <text:p text:style-name="TableContents">[alpha]GTO</text:p>
          </table:table-cell>
          <table:table-cell table:style-name="TableCell1171">
            <text:p text:style-name="TableContents">aGTO</text:p>
          </table:table-cell>
        </table:table-row>
        <table:table-row table:style-name="TableRow1172">
          <table:table-cell table:style-name="TableCell1173">
            <text:p text:style-name="Display">αIP</text:p>
          </table:table-cell>
          <table:table-cell table:style-name="TableCell1174">
            <text:p text:style-name="TableContents">[alpha]IP</text:p>
          </table:table-cell>
          <table:table-cell table:style-name="TableCell1175">
            <text:p text:style-name="TableContents">aIP</text:p>
          </table:table-cell>
        </table:table-row>
        <table:table-row table:style-name="TableRow1176">
          <table:table-cell table:style-name="TableCell1177">
            <text:p text:style-name="Display">αLENG</text:p>
          </table:table-cell>
          <table:table-cell table:style-name="TableCell1178">
            <text:p text:style-name="TableContents">[alpha]LENG</text:p>
          </table:table-cell>
          <table:table-cell table:style-name="TableCell1179">
            <text:p text:style-name="TableContents">aLENG</text:p>
          </table:table-cell>
        </table:table-row>
        <table:table-row table:style-name="TableRow1180">
          <table:table-cell table:style-name="TableCell1181">
            <text:p text:style-name="Display">αMONTH</text:p>
          </table:table-cell>
          <table:table-cell table:style-name="TableCell1182">
            <text:p text:style-name="TableContents">[alpha]MONTH</text:p>
          </table:table-cell>
          <table:table-cell table:style-name="TableCell1183">
            <text:p text:style-name="TableContents">aMONTH</text:p>
          </table:table-cell>
        </table:table-row>
        <table:table-row table:style-name="TableRow1184">
          <table:table-cell table:style-name="TableCell1185">
            <text:p text:style-name="Display">αOFF</text:p>
          </table:table-cell>
          <table:table-cell table:style-name="TableCell1186">
            <text:p text:style-name="TableContents">[alpha]OFF</text:p>
          </table:table-cell>
          <table:table-cell table:style-name="TableCell1187">
            <text:p text:style-name="TableContents">aOFF</text:p>
          </table:table-cell>
        </table:table-row>
        <table:table-row table:style-name="TableRow1188">
          <table:table-cell table:style-name="TableCell1189">
            <text:p text:style-name="Display">αON</text:p>
          </table:table-cell>
          <table:table-cell table:style-name="TableCell1190">
            <text:p text:style-name="TableContents">[alpha]ON</text:p>
          </table:table-cell>
          <table:table-cell table:style-name="TableCell1191">
            <text:p text:style-name="TableContents">aON</text:p>
          </table:table-cell>
        </table:table-row>
        <table:table-row table:style-name="TableRow1192">
          <table:table-cell table:style-name="TableCell1193">
            <text:p text:style-name="Display">αRCL</text:p>
          </table:table-cell>
          <table:table-cell table:style-name="TableCell1194">
            <text:p text:style-name="TableContents">[alpha]RCL</text:p>
          </table:table-cell>
          <table:table-cell table:style-name="TableCell1195">
            <text:p text:style-name="TableContents">aRCL</text:p>
          </table:table-cell>
        </table:table-row>
        <table:table-row table:style-name="TableRow1196">
          <table:table-cell table:style-name="TableCell1197">
            <text:p text:style-name="Display">αRC#</text:p>
          </table:table-cell>
          <table:table-cell table:style-name="TableCell1198">
            <text:p text:style-name="TableContents">[alpha]RC#</text:p>
          </table:table-cell>
          <table:table-cell table:style-name="TableCell1199">
            <text:p text:style-name="TableContents">aRC#</text:p>
          </table:table-cell>
        </table:table-row>
        <table:table-row table:style-name="TableRow1200">
          <table:table-cell table:style-name="TableCell1201">
            <text:p text:style-name="Display">αRL</text:p>
          </table:table-cell>
          <table:table-cell table:style-name="TableCell1202">
            <text:p text:style-name="TableContents">[alpha]RL</text:p>
          </table:table-cell>
          <table:table-cell table:style-name="TableCell1203">
            <text:p text:style-name="TableContents">aRL</text:p>
          </table:table-cell>
        </table:table-row>
        <table:table-row table:style-name="TableRow1204">
          <table:table-cell table:style-name="TableCell1205">
            <text:p text:style-name="Display">αRR</text:p>
          </table:table-cell>
          <table:table-cell table:style-name="TableCell1206">
            <text:p text:style-name="TableContents">[alpha]RR</text:p>
          </table:table-cell>
          <table:table-cell table:style-name="TableCell1207">
            <text:p text:style-name="TableContents">aRR</text:p>
          </table:table-cell>
        </table:table-row>
        <table:table-row table:style-name="TableRow1208">
          <table:table-cell table:style-name="TableCell1209">
            <text:p text:style-name="Display">αSL</text:p>
          </table:table-cell>
          <table:table-cell table:style-name="TableCell1210">
            <text:p text:style-name="TableContents">[alpha]SL</text:p>
          </table:table-cell>
          <table:table-cell table:style-name="TableCell1211">
            <text:p text:style-name="TableContents">aSL</text:p>
          </table:table-cell>
        </table:table-row>
        <table:table-row table:style-name="TableRow1212">
          <table:table-cell table:style-name="TableCell1213">
            <text:p text:style-name="Display">αSR</text:p>
          </table:table-cell>
          <table:table-cell table:style-name="TableCell1214">
            <text:p text:style-name="TableContents">[alpha]SR</text:p>
          </table:table-cell>
          <table:table-cell table:style-name="TableCell1215">
            <text:p text:style-name="TableContents">aSR</text:p>
          </table:table-cell>
        </table:table-row>
        <table:table-row table:style-name="TableRow1216">
          <table:table-cell table:style-name="TableCell1217">
            <text:p text:style-name="Display">αSTO</text:p>
          </table:table-cell>
          <table:table-cell table:style-name="TableCell1218">
            <text:p text:style-name="TableContents">[alpha]STO</text:p>
          </table:table-cell>
          <table:table-cell table:style-name="TableCell1219">
            <text:p text:style-name="TableContents">aSTO</text:p>
          </table:table-cell>
        </table:table-row>
        <table:table-row table:style-name="TableRow1220">
          <table:table-cell table:style-name="TableCell1221">
            <text:p text:style-name="Display">αTIME</text:p>
          </table:table-cell>
          <table:table-cell table:style-name="TableCell1222">
            <text:p text:style-name="TableContents">[alpha]TIME</text:p>
          </table:table-cell>
          <table:table-cell table:style-name="TableCell1223">
            <text:p text:style-name="TableContents">aTIME</text:p>
          </table:table-cell>
        </table:table-row>
        <table:table-row table:style-name="TableRow1224">
          <table:table-cell table:style-name="TableCell1225">
            <text:p text:style-name="Display">αXEQ</text:p>
          </table:table-cell>
          <table:table-cell table:style-name="TableCell1226">
            <text:p text:style-name="TableContents">[alpha]XEQ</text:p>
          </table:table-cell>
          <table:table-cell table:style-name="TableCell1227">
            <text:p text:style-name="TableContents">aXEQ</text:p>
          </table:table-cell>
        </table:table-row>
        <table:table-row table:style-name="TableRow1228">
          <table:table-cell table:style-name="TableCell1229">
            <text:p text:style-name="Display">α→x</text:p>
          </table:table-cell>
          <table:table-cell table:style-name="TableCell1230">
            <text:p text:style-name="TableContents">[alpha][-&gt;]x</text:p>
          </table:table-cell>
          <table:table-cell table:style-name="TableCell1231">
            <text:p text:style-name="TableContents">a&gt;x</text:p>
          </table:table-cell>
        </table:table-row>
        <table:table-row table:style-name="TableRow1232">
          <table:table-cell table:style-name="TableCell1233">
            <text:p text:style-name="Display">β</text:p>
          </table:table-cell>
          <table:table-cell table:style-name="TableCell1234">
            <text:p text:style-name="TableContents">[beta]</text:p>
          </table:table-cell>
          <table:table-cell table:style-name="TableCell1235">
            <text:p text:style-name="TableContents">BETA</text:p>
          </table:table-cell>
        </table:table-row>
        <text:soft-page-break/>
        <table:table-row table:style-name="TableRow1236">
          <table:table-cell table:style-name="TableCell1237">
            <text:p text:style-name="Display">©β</text:p>
          </table:table-cell>
          <table:table-cell table:style-name="TableCell1238">
            <text:p text:style-name="TableContents">[cmplx][beta]</text:p>
          </table:table-cell>
          <table:table-cell table:style-name="TableCell1239">
            <text:p text:style-name="TableContents">cBETA</text:p>
          </table:table-cell>
        </table:table-row>
        <table:table-row table:style-name="TableRow1240">
          <table:table-cell table:style-name="TableCell1241">
            <text:p text:style-name="Display">Γ</text:p>
          </table:table-cell>
          <table:table-cell table:style-name="TableCell1242">
            <text:p text:style-name="TableContents">[GAMMA]</text:p>
          </table:table-cell>
          <table:table-cell table:style-name="TableCell1243">
            <text:p text:style-name="TableContents">GAMMA</text:p>
          </table:table-cell>
        </table:table-row>
        <table:table-row table:style-name="TableRow1244">
          <table:table-cell table:style-name="TableCell1245">
            <text:p text:style-name="Display">©Γ</text:p>
          </table:table-cell>
          <table:table-cell table:style-name="TableCell1246">
            <text:p text:style-name="TableContents">[cmplx][GAMMA]</text:p>
          </table:table-cell>
          <table:table-cell table:style-name="TableCell1247">
            <text:p text:style-name="TableContents">cGAMMA</text:p>
          </table:table-cell>
        </table:table-row>
        <table:table-row table:style-name="TableRow1248">
          <table:table-cell table:style-name="TableCell1249">
            <text:p text:style-name="Display">ΔDAYS</text:p>
          </table:table-cell>
          <table:table-cell table:style-name="TableCell1250">
            <text:p text:style-name="TableContents">[DELTA]DAYS</text:p>
          </table:table-cell>
          <table:table-cell table:style-name="TableCell1251">
            <text:p text:style-name="TableContents">DDAYS</text:p>
          </table:table-cell>
        </table:table-row>
        <table:table-row table:style-name="TableRow1252">
          <table:table-cell table:style-name="TableCell1253">
            <text:p text:style-name="Display">Δ%</text:p>
          </table:table-cell>
          <table:table-cell table:style-name="TableCell1254">
            <text:p text:style-name="TableContents">[DELTA]%</text:p>
          </table:table-cell>
          <table:table-cell table:style-name="TableCell1255">
            <text:p text:style-name="TableContents">%CH</text:p>
          </table:table-cell>
        </table:table-row>
        <table:table-row table:style-name="TableRow1256">
          <table:table-cell table:style-name="TableCell1257">
            <text:p text:style-name="Display">ε</text:p>
          </table:table-cell>
          <table:table-cell table:style-name="TableCell1258">
            <text:p text:style-name="TableContents">[epsilon]</text:p>
          </table:table-cell>
          <table:table-cell table:style-name="TableCell1259">
            <text:p text:style-name="TableContents">epsilon</text:p>
          </table:table-cell>
        </table:table-row>
        <table:table-row table:style-name="TableRow1260">
          <table:table-cell table:style-name="TableCell1261">
            <text:p text:style-name="Display">εm</text:p>
          </table:table-cell>
          <table:table-cell table:style-name="TableCell1262">
            <text:p text:style-name="TableContents">[epsilon]m</text:p>
          </table:table-cell>
          <table:table-cell table:style-name="TableCell1263">
            <text:p text:style-name="TableContents">epsilon-m</text:p>
          </table:table-cell>
        </table:table-row>
        <table:table-row table:style-name="TableRow1264">
          <table:table-cell table:style-name="TableCell1265">
            <text:p text:style-name="Display">εₚ</text:p>
          </table:table-cell>
          <table:table-cell table:style-name="TableCell1266">
            <text:p text:style-name="TableContents">[epsilon][sub-p]</text:p>
          </table:table-cell>
          <table:table-cell table:style-name="TableCell1267">
            <text:p text:style-name="TableContents">epsilon-pop</text:p>
          </table:table-cell>
        </table:table-row>
        <table:table-row table:style-name="TableRow1268">
          <table:table-cell table:style-name="TableCell1269">
            <text:p text:style-name="Display">ζ</text:p>
          </table:table-cell>
          <table:table-cell table:style-name="TableCell1270">
            <text:p text:style-name="TableContents">[zeta]</text:p>
          </table:table-cell>
          <table:table-cell table:style-name="TableCell1271">
            <text:p text:style-name="TableContents">ZETA</text:p>
          </table:table-cell>
        </table:table-row>
        <table:table-row table:style-name="TableRow1272">
          <table:table-cell table:style-name="TableCell1273">
            <text:p text:style-name="Display">Π</text:p>
          </table:table-cell>
          <table:table-cell table:style-name="TableCell1274">
            <text:p text:style-name="TableContents">[PI]</text:p>
          </table:table-cell>
          <table:table-cell table:style-name="TableCell1275">
            <text:p text:style-name="TableContents">PROD</text:p>
          </table:table-cell>
        </table:table-row>
        <table:table-row table:style-name="TableRow1276">
          <table:table-cell table:style-name="TableCell1277">
            <text:p text:style-name="Display">σ</text:p>
          </table:table-cell>
          <table:table-cell table:style-name="TableCell1278">
            <text:p text:style-name="TableContents">[sigma]</text:p>
          </table:table-cell>
          <table:table-cell table:style-name="TableCell1279">
            <text:p text:style-name="TableContents">sigma</text:p>
          </table:table-cell>
        </table:table-row>
        <table:table-row table:style-name="TableRow1280">
          <table:table-cell table:style-name="TableCell1281">
            <text:p text:style-name="Display">Σ</text:p>
          </table:table-cell>
          <table:table-cell table:style-name="TableCell1282">
            <text:p text:style-name="TableContents">[SIGMA]</text:p>
          </table:table-cell>
          <table:table-cell table:style-name="TableCell1283">
            <text:p text:style-name="TableContents">SUM</text:p>
          </table:table-cell>
        </table:table-row>
        <table:table-row table:style-name="TableRow1284">
          <table:table-cell table:style-name="TableCell1285">
            <text:p text:style-name="Display">Σln²x</text:p>
          </table:table-cell>
          <table:table-cell table:style-name="TableCell1286">
            <text:p text:style-name="TableContents">[SIGMA]ln[^2]x</text:p>
          </table:table-cell>
          <table:table-cell table:style-name="TableCell1287">
            <text:p text:style-name="TableContents">SUMln2x</text:p>
          </table:table-cell>
        </table:table-row>
        <table:table-row table:style-name="TableRow1288">
          <table:table-cell table:style-name="TableCell1289">
            <text:p text:style-name="Display">Σln²y</text:p>
          </table:table-cell>
          <table:table-cell table:style-name="TableCell1290">
            <text:p text:style-name="TableContents">[SIGMA]ln[^2]y</text:p>
          </table:table-cell>
          <table:table-cell table:style-name="TableCell1291">
            <text:p text:style-name="TableContents">SUMln2y</text:p>
          </table:table-cell>
        </table:table-row>
        <table:table-row table:style-name="TableRow1292">
          <table:table-cell table:style-name="TableCell1293">
            <text:p text:style-name="Display">Σlnx</text:p>
          </table:table-cell>
          <table:table-cell table:style-name="TableCell1294">
            <text:p text:style-name="TableContents">[SIGMA]lnx</text:p>
          </table:table-cell>
          <table:table-cell table:style-name="TableCell1295">
            <text:p text:style-name="TableContents">SUMlnx</text:p>
          </table:table-cell>
        </table:table-row>
        <table:table-row table:style-name="TableRow1296">
          <table:table-cell table:style-name="TableCell1297">
            <text:p text:style-name="Display">Σlnxy</text:p>
          </table:table-cell>
          <table:table-cell table:style-name="TableCell1298">
            <text:p text:style-name="TableContents">[SIGMA]lnxy</text:p>
          </table:table-cell>
          <table:table-cell table:style-name="TableCell1299">
            <text:p text:style-name="TableContents">SUMlnxy</text:p>
          </table:table-cell>
        </table:table-row>
        <table:table-row table:style-name="TableRow1300">
          <table:table-cell table:style-name="TableCell1301">
            <text:p text:style-name="Display">Σlny</text:p>
          </table:table-cell>
          <table:table-cell table:style-name="TableCell1302">
            <text:p text:style-name="TableContents">[SIGMA]lny</text:p>
          </table:table-cell>
          <table:table-cell table:style-name="TableCell1303">
            <text:p text:style-name="TableContents">SUMlny</text:p>
          </table:table-cell>
        </table:table-row>
        <table:table-row table:style-name="TableRow1304">
          <table:table-cell table:style-name="TableCell1305">
            <text:p text:style-name="Display">σw</text:p>
          </table:table-cell>
          <table:table-cell table:style-name="TableCell1306">
            <text:p text:style-name="TableContents">[sigma]w</text:p>
          </table:table-cell>
          <table:table-cell table:style-name="TableCell1307">
            <text:p text:style-name="TableContents">sigma-w</text:p>
          </table:table-cell>
        </table:table-row>
        <table:table-row table:style-name="TableRow1308">
          <table:table-cell table:style-name="TableCell1309">
            <text:p text:style-name="Display">Σx</text:p>
          </table:table-cell>
          <table:table-cell table:style-name="TableCell1310">
            <text:p text:style-name="TableContents">[SIGMA]x</text:p>
          </table:table-cell>
          <table:table-cell table:style-name="TableCell1311">
            <text:p text:style-name="TableContents">SUMx</text:p>
          </table:table-cell>
        </table:table-row>
        <table:table-row table:style-name="TableRow1312">
          <table:table-cell table:style-name="TableCell1313">
            <text:p text:style-name="Display">Σx²</text:p>
          </table:table-cell>
          <table:table-cell table:style-name="TableCell1314">
            <text:p text:style-name="TableContents">[SIGMA]x[^2]</text:p>
          </table:table-cell>
          <table:table-cell table:style-name="TableCell1315">
            <text:p text:style-name="TableContents">SUMx2</text:p>
          </table:table-cell>
        </table:table-row>
        <table:table-row table:style-name="TableRow1316">
          <table:table-cell table:style-name="TableCell1317">
            <text:p text:style-name="Display">Σx²y</text:p>
          </table:table-cell>
          <table:table-cell table:style-name="TableCell1318">
            <text:p text:style-name="TableContents">[SIGMA]x[^2]y</text:p>
          </table:table-cell>
          <table:table-cell table:style-name="TableCell1319">
            <text:p text:style-name="TableContents">SUMx2y</text:p>
          </table:table-cell>
        </table:table-row>
        <table:table-row table:style-name="TableRow1320">
          <table:table-cell table:style-name="TableCell1321">
            <text:p text:style-name="Display">Σxlny</text:p>
          </table:table-cell>
          <table:table-cell table:style-name="TableCell1322">
            <text:p text:style-name="TableContents">[SIGMA]xlny</text:p>
          </table:table-cell>
          <table:table-cell table:style-name="TableCell1323">
            <text:p text:style-name="TableContents">SUMxlny</text:p>
          </table:table-cell>
        </table:table-row>
        <table:table-row table:style-name="TableRow1324">
          <table:table-cell table:style-name="TableCell1325">
            <text:p text:style-name="Display">Σxy</text:p>
          </table:table-cell>
          <table:table-cell table:style-name="TableCell1326">
            <text:p text:style-name="TableContents">[SIGMA]xy</text:p>
          </table:table-cell>
          <table:table-cell table:style-name="TableCell1327">
            <text:p text:style-name="TableContents">SUMxy</text:p>
          </table:table-cell>
        </table:table-row>
        <table:table-row table:style-name="TableRow1328">
          <table:table-cell table:style-name="TableCell1329">
            <text:p text:style-name="Display">Σy</text:p>
          </table:table-cell>
          <table:table-cell table:style-name="TableCell1330">
            <text:p text:style-name="TableContents">[SIGMA]y</text:p>
          </table:table-cell>
          <table:table-cell table:style-name="TableCell1331">
            <text:p text:style-name="TableContents">SUMy</text:p>
          </table:table-cell>
        </table:table-row>
        <table:table-row table:style-name="TableRow1332">
          <table:table-cell table:style-name="TableCell1333">
            <text:p text:style-name="Display">Σy²</text:p>
          </table:table-cell>
          <table:table-cell table:style-name="TableCell1334">
            <text:p text:style-name="TableContents">[SIGMA]y[^2]</text:p>
          </table:table-cell>
          <table:table-cell table:style-name="TableCell1335">
            <text:p text:style-name="TableContents">SUMy2</text:p>
          </table:table-cell>
        </table:table-row>
        <table:table-row table:style-name="TableRow1336">
          <table:table-cell table:style-name="TableCell1337">
            <text:p text:style-name="Display">Σylnx</text:p>
          </table:table-cell>
          <table:table-cell table:style-name="TableCell1338">
            <text:p text:style-name="TableContents">[SIGMA]ylnx</text:p>
          </table:table-cell>
          <table:table-cell table:style-name="TableCell1339">
            <text:p text:style-name="TableContents">SUMylnx</text:p>
          </table:table-cell>
        </table:table-row>
        <table:table-row table:style-name="TableRow1340">
          <table:table-cell table:style-name="TableCell1341">
            <text:p text:style-name="Display">Σ+</text:p>
          </table:table-cell>
          <table:table-cell table:style-name="TableCell1342">
            <text:p text:style-name="TableContents">[SIGMA]+</text:p>
          </table:table-cell>
          <table:table-cell table:style-name="TableCell1343">
            <text:p text:style-name="TableContents">SIGMA+</text:p>
          </table:table-cell>
        </table:table-row>
        <table:table-row table:style-name="TableRow1344">
          <table:table-cell table:style-name="TableCell1345">
            <text:p text:style-name="Display">Σ-</text:p>
          </table:table-cell>
          <table:table-cell table:style-name="TableCell1346">
            <text:p text:style-name="TableContents">[SIGMA]-</text:p>
          </table:table-cell>
          <table:table-cell table:style-name="TableCell1347">
            <text:p text:style-name="TableContents">SIGMA-</text:p>
          </table:table-cell>
        </table:table-row>
        <table:table-row table:style-name="TableRow1348">
          <table:table-cell table:style-name="TableCell1349">
            <text:p text:style-name="Display">Φᵤ(x)</text:p>
          </table:table-cell>
          <table:table-cell table:style-name="TableCell1350">
            <text:p text:style-name="TableContents">[PHI][sub-u](x)</text:p>
          </table:table-cell>
          <table:table-cell table:style-name="TableCell1351">
            <text:p text:style-name="TableContents">Q-u</text:p>
          </table:table-cell>
        </table:table-row>
        <table:table-row table:style-name="TableRow1352">
          <table:table-cell table:style-name="TableCell1353">
            <text:p text:style-name="Display">Φ(x)</text:p>
          </table:table-cell>
          <table:table-cell table:style-name="TableCell1354">
            <text:p text:style-name="TableContents">[PHI](x)</text:p>
          </table:table-cell>
          <table:table-cell table:style-name="TableCell1355">
            <text:p text:style-name="TableContents">PHI(x)</text:p>
          </table:table-cell>
        </table:table-row>
        <table:table-row table:style-name="TableRow1356">
          <table:table-cell table:style-name="TableCell1357">
            <text:p text:style-name="Display">φ(x)</text:p>
          </table:table-cell>
          <table:table-cell table:style-name="TableCell1358">
            <text:p text:style-name="TableContents">[phi](x)</text:p>
          </table:table-cell>
          <table:table-cell table:style-name="TableCell1359">
            <text:p text:style-name="TableContents">phi(x)</text:p>
          </table:table-cell>
        </table:table-row>
        <table:table-row table:style-name="TableRow1360">
          <table:table-cell table:style-name="TableCell1361">
            <text:p text:style-name="Display">Φ⁸(p)</text:p>
          </table:table-cell>
          <table:table-cell table:style-name="TableCell1362">
            <text:p text:style-name="TableContents">[PHI][^-1](p)</text:p>
          </table:table-cell>
          <table:table-cell table:style-name="TableCell1363">
            <text:p text:style-name="TableContents">INV-PHI</text:p>
          </table:table-cell>
        </table:table-row>
        <table:table-row table:style-name="TableRow1364">
          <table:table-cell table:style-name="TableCell1365">
            <text:p text:style-name="Display">χ²</text:p>
          </table:table-cell>
          <table:table-cell table:style-name="TableCell1366">
            <text:p text:style-name="TableContents">[chi][^2]</text:p>
          </table:table-cell>
          <table:table-cell table:style-name="TableCell1367">
            <text:p text:style-name="TableContents">CHI2</text:p>
          </table:table-cell>
        </table:table-row>
        <table:table-row table:style-name="TableRow1368">
          <table:table-cell table:style-name="TableCell1369">
            <text:p text:style-name="Display">χ²INV</text:p>
          </table:table-cell>
          <table:table-cell table:style-name="TableCell1370">
            <text:p text:style-name="TableContents">[chi][^2]INV</text:p>
          </table:table-cell>
          <table:table-cell table:style-name="TableCell1371">
            <text:p text:style-name="TableContents">INV-CHI2</text:p>
          </table:table-cell>
        </table:table-row>
        <table:table-row table:style-name="TableRow1372">
          <table:table-cell table:style-name="TableCell1373">
            <text:p text:style-name="Display">χ²ₚ</text:p>
          </table:table-cell>
          <table:table-cell table:style-name="TableCell1374">
            <text:p text:style-name="TableContents">[chi][^2][sub-p]</text:p>
          </table:table-cell>
          <table:table-cell table:style-name="TableCell1375">
            <text:p text:style-name="TableContents">chi2-p</text:p>
          </table:table-cell>
        </table:table-row>
        <table:table-row table:style-name="TableRow1376">
          <table:table-cell table:style-name="TableCell1377">
            <text:p text:style-name="Display">χ²ᵤ</text:p>
          </table:table-cell>
          <table:table-cell table:style-name="TableCell1378">
            <text:p text:style-name="TableContents">[chi][^2][sub-u]</text:p>
          </table:table-cell>
          <table:table-cell table:style-name="TableCell1379">
            <text:p text:style-name="TableContents">CHI2-u</text:p>
          </table:table-cell>
        </table:table-row>
        <table:table-row table:style-name="TableRow1380">
          <table:table-cell table:style-name="TableCell1381">
            <text:p text:style-name="Display">(-1)ᵡ</text:p>
          </table:table-cell>
          <table:table-cell table:style-name="TableCell1382">
            <text:p text:style-name="TableContents">(-1)[^x]</text:p>
          </table:table-cell>
          <table:table-cell table:style-name="TableCell1383">
            <text:p text:style-name="TableContents">(-1)^x</text:p>
          </table:table-cell>
        </table:table-row>
        <table:table-row table:style-name="TableRow1384">
          <table:table-cell table:style-name="TableCell1385">
            <text:p text:style-name="Display">©(-1)ᵡ</text:p>
          </table:table-cell>
          <table:table-cell table:style-name="TableCell1386">
            <text:p text:style-name="TableContents">[cmplx](-1)[^x]</text:p>
          </table:table-cell>
          <table:table-cell table:style-name="TableCell1387">
            <text:p text:style-name="TableContents">c(-1)^x</text:p>
          </table:table-cell>
        </table:table-row>
        <table:table-row table:style-name="TableRow1388">
          <table:table-cell table:style-name="TableCell1389">
            <text:p text:style-name="Display">©+</text:p>
          </table:table-cell>
          <table:table-cell table:style-name="TableCell1390">
            <text:p text:style-name="TableContents">[cmplx]+</text:p>
          </table:table-cell>
          <table:table-cell table:style-name="TableCell1391">
            <text:p text:style-name="TableContents">c+</text:p>
          </table:table-cell>
        </table:table-row>
        <table:table-row table:style-name="TableRow1392">
          <table:table-cell table:style-name="TableCell1393">
            <text:p text:style-name="Display">©+/-</text:p>
          </table:table-cell>
          <table:table-cell table:style-name="TableCell1394">
            <text:p text:style-name="TableContents">[cmplx]+/-</text:p>
          </table:table-cell>
          <table:table-cell table:style-name="TableCell1395">
            <text:p text:style-name="TableContents">c+/-</text:p>
          </table:table-cell>
        </table:table-row>
        <text:soft-page-break/>
        <table:table-row table:style-name="TableRow1396">
          <table:table-cell table:style-name="TableCell1397">
            <text:p text:style-name="Display">+/-</text:p>
          </table:table-cell>
          <table:table-cell table:style-name="TableCell1398">
            <text:p text:style-name="TableContents">+/-</text:p>
          </table:table-cell>
          <table:table-cell table:style-name="TableCell1399">
            <text:p text:style-name="TableContents">CHS</text:p>
          </table:table-cell>
        </table:table-row>
        <table:table-row table:style-name="TableRow1400">
          <table:table-cell table:style-name="TableCell1401">
            <text:p text:style-name="Display">©+/-</text:p>
          </table:table-cell>
          <table:table-cell table:style-name="TableCell1402">
            <text:p text:style-name="TableContents">[cmplx]+/-</text:p>
          </table:table-cell>
          <table:table-cell table:style-name="TableCell1403">
            <text:p text:style-name="TableContents">cCHS</text:p>
          </table:table-cell>
        </table:table-row>
        <table:table-row table:style-name="TableRow1404">
          <table:table-cell table:style-name="TableCell1405">
            <text:p text:style-name="Display">©-</text:p>
          </table:table-cell>
          <table:table-cell table:style-name="TableCell1406">
            <text:p text:style-name="TableContents">[cmplx]-</text:p>
          </table:table-cell>
          <table:table-cell table:style-name="TableCell1407">
            <text:p text:style-name="TableContents">c-</text:p>
          </table:table-cell>
        </table:table-row>
        <table:table-row table:style-name="TableRow1408">
          <table:table-cell table:style-name="TableCell1409">
            <text:p text:style-name="Display">×</text:p>
          </table:table-cell>
          <table:table-cell table:style-name="TableCell1410">
            <text:p text:style-name="TableContents">[times]</text:p>
          </table:table-cell>
          <table:table-cell table:style-name="TableCell1411">
            <text:p text:style-name="TableContents">*</text:p>
          </table:table-cell>
        </table:table-row>
        <table:table-row table:style-name="TableRow1412">
          <table:table-cell table:style-name="TableCell1413">
            <text:p text:style-name="Display">©×</text:p>
          </table:table-cell>
          <table:table-cell table:style-name="TableCell1414">
            <text:p text:style-name="TableContents">[cmplx][times]</text:p>
          </table:table-cell>
          <table:table-cell table:style-name="TableCell1415">
            <text:p text:style-name="TableContents">c*</text:p>
          </table:table-cell>
        </table:table-row>
        <table:table-row table:style-name="TableRow1416">
          <table:table-cell table:style-name="TableCell1417">
            <text:p text:style-name="Display">©/</text:p>
          </table:table-cell>
          <table:table-cell table:style-name="TableCell1418">
            <text:p text:style-name="TableContents">[cmplx]/</text:p>
          </table:table-cell>
          <table:table-cell table:style-name="TableCell1419">
            <text:p text:style-name="TableContents">c/</text:p>
          </table:table-cell>
        </table:table-row>
        <table:table-row table:style-name="TableRow1420">
          <table:table-cell table:style-name="TableCell1421">
            <text:p text:style-name="Display">→A..D</text:p>
          </table:table-cell>
          <table:table-cell table:style-name="TableCell1422">
            <text:p text:style-name="TableContents">[-&gt;]A..D</text:p>
          </table:table-cell>
          <table:table-cell table:style-name="TableCell1423">
            <text:p text:style-name="TableContents"/>
          </table:table-cell>
        </table:table-row>
        <table:table-row table:style-name="TableRow1424">
          <table:table-cell table:style-name="TableCell1425">
            <text:p text:style-name="Display">→DATE</text:p>
          </table:table-cell>
          <table:table-cell table:style-name="TableCell1426">
            <text:p text:style-name="TableContents">[-&gt;]DATE</text:p>
          </table:table-cell>
          <table:table-cell table:style-name="TableCell1427">
            <text:p text:style-name="TableContents">&gt;DATE</text:p>
          </table:table-cell>
        </table:table-row>
        <table:table-row table:style-name="TableRow1428">
          <table:table-cell table:style-name="TableCell1429">
            <text:p text:style-name="Display">→DEG</text:p>
          </table:table-cell>
          <table:table-cell table:style-name="TableCell1430">
            <text:p text:style-name="TableContents">[-&gt;]DEG</text:p>
          </table:table-cell>
          <table:table-cell table:style-name="TableCell1431">
            <text:p text:style-name="TableContents">&gt;DEG</text:p>
          </table:table-cell>
        </table:table-row>
        <table:table-row table:style-name="TableRow1432">
          <table:table-cell table:style-name="TableCell1433">
            <text:p text:style-name="Display">→GRAD</text:p>
          </table:table-cell>
          <table:table-cell table:style-name="TableCell1434">
            <text:p text:style-name="TableContents">[-&gt;]GRAD</text:p>
          </table:table-cell>
          <table:table-cell table:style-name="TableCell1435">
            <text:p text:style-name="TableContents">&gt;GRAD</text:p>
          </table:table-cell>
        </table:table-row>
        <table:table-row table:style-name="TableRow1436">
          <table:table-cell table:style-name="TableCell1437">
            <text:p text:style-name="Display">→HR</text:p>
          </table:table-cell>
          <table:table-cell table:style-name="TableCell1438">
            <text:p text:style-name="TableContents">[-&gt;]HR</text:p>
          </table:table-cell>
          <table:table-cell table:style-name="TableCell1439">
            <text:p text:style-name="TableContents">&gt;HR</text:p>
          </table:table-cell>
        </table:table-row>
        <table:table-row table:style-name="TableRow1440">
          <table:table-cell table:style-name="TableCell1441">
            <text:p text:style-name="Display">→H.MS</text:p>
          </table:table-cell>
          <table:table-cell table:style-name="TableCell1442">
            <text:p text:style-name="TableContents">[-&gt;]H.MS</text:p>
          </table:table-cell>
          <table:table-cell table:style-name="TableCell1443">
            <text:p text:style-name="TableContents">&gt;H.MS</text:p>
          </table:table-cell>
        </table:table-row>
        <table:table-row table:style-name="TableRow1444">
          <table:table-cell table:style-name="TableCell1445">
            <text:p text:style-name="Display">→POL</text:p>
          </table:table-cell>
          <table:table-cell table:style-name="TableCell1446">
            <text:p text:style-name="TableContents">[-&gt;]POL</text:p>
          </table:table-cell>
          <table:table-cell table:style-name="TableCell1447">
            <text:p text:style-name="TableContents">&gt;POL</text:p>
          </table:table-cell>
        </table:table-row>
        <table:table-row table:style-name="TableRow1448">
          <table:table-cell table:style-name="TableCell1449">
            <text:p text:style-name="Display">→RAD</text:p>
          </table:table-cell>
          <table:table-cell table:style-name="TableCell1450">
            <text:p text:style-name="TableContents">[-&gt;]RAD</text:p>
          </table:table-cell>
          <table:table-cell table:style-name="TableCell1451">
            <text:p text:style-name="TableContents">&gt;RAD</text:p>
          </table:table-cell>
        </table:table-row>
        <table:table-row table:style-name="TableRow1452">
          <table:table-cell table:style-name="TableCell1453">
            <text:p text:style-name="Display">→REC</text:p>
          </table:table-cell>
          <table:table-cell table:style-name="TableCell1454">
            <text:p text:style-name="TableContents">[-&gt;]REC</text:p>
          </table:table-cell>
          <table:table-cell table:style-name="TableCell1455">
            <text:p text:style-name="TableContents">&gt;REC</text:p>
          </table:table-cell>
        </table:table-row>
        <table:table-row table:style-name="TableRow1456">
          <table:table-cell table:style-name="TableCell1457">
            <text:p text:style-name="Display">⇆</text:p>
          </table:table-cell>
          <table:table-cell table:style-name="TableCell1458">
            <text:p text:style-name="TableContents">[&lt;-&gt;]</text:p>
          </table:table-cell>
          <table:table-cell table:style-name="TableCell1459">
            <text:p text:style-name="TableContents">&lt;&gt;</text:p>
          </table:table-cell>
        </table:table-row>
        <table:table-row table:style-name="TableRow1460">
          <table:table-cell table:style-name="TableCell1461">
            <text:p text:style-name="Display">%Σ</text:p>
          </table:table-cell>
          <table:table-cell table:style-name="TableCell1462">
            <text:p text:style-name="TableContents">%[SIGMA]</text:p>
          </table:table-cell>
          <table:table-cell table:style-name="TableCell1463">
            <text:p text:style-name="TableContents">%SUM</text:p>
          </table:table-cell>
        </table:table-row>
        <table:table-row table:style-name="TableRow1464">
          <table:table-cell table:style-name="TableCell1465">
            <text:p text:style-name="Display">√</text:p>
          </table:table-cell>
          <table:table-cell table:style-name="TableCell1466">
            <text:p text:style-name="TableContents">[sqrt]</text:p>
          </table:table-cell>
          <table:table-cell table:style-name="TableCell1467">
            <text:p text:style-name="TableContents">SQRT</text:p>
          </table:table-cell>
        </table:table-row>
        <table:table-row table:style-name="TableRow1468">
          <table:table-cell table:style-name="TableCell1469">
            <text:p text:style-name="Display">©√</text:p>
          </table:table-cell>
          <table:table-cell table:style-name="TableCell1470">
            <text:p text:style-name="TableContents">[cmplx][sqrt]</text:p>
          </table:table-cell>
          <table:table-cell table:style-name="TableCell1471">
            <text:p text:style-name="TableContents">cSQRT</text:p>
          </table:table-cell>
        </table:table-row>
        <table:table-row table:style-name="TableRow1472">
          <table:table-cell table:style-name="TableCell1473">
            <text:p text:style-name="Display">∫</text:p>
          </table:table-cell>
          <table:table-cell table:style-name="TableCell1474">
            <text:p text:style-name="TableContents">[integral]</text:p>
          </table:table-cell>
          <table:table-cell table:style-name="TableCell1475">
            <text:p text:style-name="TableContents">INTG</text:p>
          </table:table-cell>
        </table:table-row>
        <table:table-row table:style-name="TableRow1476">
          <table:table-cell table:style-name="TableCell1477">
            <text:p text:style-name="Display">∞?</text:p>
          </table:table-cell>
          <table:table-cell table:style-name="TableCell1478">
            <text:p text:style-name="TableContents">[infinity]?</text:p>
          </table:table-cell>
          <table:table-cell table:style-name="TableCell1479">
            <text:p text:style-name="TableContents">INF?</text:p>
          </table:table-cell>
        </table:table-row>
        <table:table-row table:style-name="TableRow1480">
          <table:table-cell table:style-name="TableCell1481">
            <text:p text:style-name="Display">©||</text:p>
          </table:table-cell>
          <table:table-cell table:style-name="TableCell1482">
            <text:p text:style-name="TableContents">[cmplx]||</text:p>
          </table:table-cell>
          <table:table-cell table:style-name="TableCell1483">
            <text:p text:style-name="TableContents">c||</text:p>
          </table:table-cell>
        </table:table-row>
        <table:table-row table:style-name="TableRow1484">
          <table:table-cell table:style-name="TableCell1485">
            <text:p text:style-name="Display">⎙ADV</text:p>
          </table:table-cell>
          <table:table-cell table:style-name="TableCell1486">
            <text:p text:style-name="TableContents">[print]ADV</text:p>
          </table:table-cell>
          <table:table-cell table:style-name="TableCell1487">
            <text:p text:style-name="TableContents">P.ADV</text:p>
          </table:table-cell>
        </table:table-row>
        <table:table-row table:style-name="TableRow1488">
          <table:table-cell table:style-name="TableCell1489">
            <text:p text:style-name="Display">⎙CHR</text:p>
          </table:table-cell>
          <table:table-cell table:style-name="TableCell1490">
            <text:p text:style-name="TableContents">[print]CHR</text:p>
          </table:table-cell>
          <table:table-cell table:style-name="TableCell1491">
            <text:p text:style-name="TableContents">P.CHR</text:p>
          </table:table-cell>
        </table:table-row>
        <table:table-row table:style-name="TableRow1492">
          <table:table-cell table:style-name="TableCell1493">
            <text:p text:style-name="Display">⎙DLAY</text:p>
          </table:table-cell>
          <table:table-cell table:style-name="TableCell1494">
            <text:p text:style-name="TableContents">[print]DLAY</text:p>
          </table:table-cell>
          <table:table-cell table:style-name="TableCell1495">
            <text:p text:style-name="TableContents">P.DLAY</text:p>
          </table:table-cell>
        </table:table-row>
        <table:table-row table:style-name="TableRow1496">
          <table:table-cell table:style-name="TableCell1497">
            <text:p text:style-name="Display">⎙MODE</text:p>
          </table:table-cell>
          <table:table-cell table:style-name="TableCell1498">
            <text:p text:style-name="TableContents">[print]MODE</text:p>
          </table:table-cell>
          <table:table-cell table:style-name="TableCell1499">
            <text:p text:style-name="TableContents">P.MODE</text:p>
          </table:table-cell>
        </table:table-row>
        <table:table-row table:style-name="TableRow1500">
          <table:table-cell table:style-name="TableCell1501">
            <text:p text:style-name="Display">⎙PROG</text:p>
          </table:table-cell>
          <table:table-cell table:style-name="TableCell1502">
            <text:p text:style-name="TableContents">[print]PROG</text:p>
          </table:table-cell>
          <table:table-cell table:style-name="TableCell1503">
            <text:p text:style-name="TableContents">P.PROG</text:p>
          </table:table-cell>
        </table:table-row>
        <table:table-row table:style-name="TableRow1504">
          <table:table-cell table:style-name="TableCell1505">
            <text:p text:style-name="Display">⎙r</text:p>
          </table:table-cell>
          <table:table-cell table:style-name="TableCell1506">
            <text:p text:style-name="TableContents">[print]r</text:p>
          </table:table-cell>
          <table:table-cell table:style-name="TableCell1507">
            <text:p text:style-name="TableContents">P.r</text:p>
          </table:table-cell>
        </table:table-row>
        <table:table-row table:style-name="TableRow1508">
          <table:table-cell table:style-name="TableCell1509">
            <text:p text:style-name="Display">⎙REGS</text:p>
          </table:table-cell>
          <table:table-cell table:style-name="TableCell1510">
            <text:p text:style-name="TableContents">[print]REGS</text:p>
          </table:table-cell>
          <table:table-cell table:style-name="TableCell1511">
            <text:p text:style-name="TableContents">P.REGS</text:p>
          </table:table-cell>
        </table:table-row>
        <table:table-row table:style-name="TableRow1512">
          <table:table-cell table:style-name="TableCell1513">
            <text:p text:style-name="Display">⎙STK</text:p>
          </table:table-cell>
          <table:table-cell table:style-name="TableCell1514">
            <text:p text:style-name="TableContents">[print]STK</text:p>
          </table:table-cell>
          <table:table-cell table:style-name="TableCell1515">
            <text:p text:style-name="TableContents">P.STK</text:p>
          </table:table-cell>
        </table:table-row>
        <table:table-row table:style-name="TableRow1516">
          <table:table-cell table:style-name="TableCell1517">
            <text:p text:style-name="Display">⎙TAB</text:p>
          </table:table-cell>
          <table:table-cell table:style-name="TableCell1518">
            <text:p text:style-name="TableContents">[print]TAB</text:p>
          </table:table-cell>
          <table:table-cell table:style-name="TableCell1519">
            <text:p text:style-name="TableContents">P.TAB</text:p>
          </table:table-cell>
        </table:table-row>
        <table:table-row table:style-name="TableRow1520">
          <table:table-cell table:style-name="TableCell1521">
            <text:p text:style-name="Display">⎙α</text:p>
          </table:table-cell>
          <table:table-cell table:style-name="TableCell1522">
            <text:p text:style-name="TableContents">[print][alpha]</text:p>
          </table:table-cell>
          <table:table-cell table:style-name="TableCell1523">
            <text:p text:style-name="TableContents">P.a</text:p>
          </table:table-cell>
        </table:table-row>
        <table:table-row table:style-name="TableRow1524">
          <table:table-cell table:style-name="TableCell1525">
            <text:p text:style-name="Display">⎙α+</text:p>
          </table:table-cell>
          <table:table-cell table:style-name="TableCell1526">
            <text:p text:style-name="TableContents">[print][alpha]+</text:p>
          </table:table-cell>
          <table:table-cell table:style-name="TableCell1527">
            <text:p text:style-name="TableContents">P.a+</text:p>
          </table:table-cell>
        </table:table-row>
        <table:table-row table:style-name="TableRow1528">
          <table:table-cell table:style-name="TableCell1529">
            <text:p text:style-name="Display">⎙Σ</text:p>
          </table:table-cell>
          <table:table-cell table:style-name="TableCell1530">
            <text:p text:style-name="TableContents">[print][SIGMA]</text:p>
          </table:table-cell>
          <table:table-cell table:style-name="TableCell1531">
            <text:p text:style-name="TableContents">P.SUMS</text:p>
          </table:table-cell>
        </table:table-row>
        <table:table-row table:style-name="TableRow1532">
          <table:table-cell table:style-name="TableCell1533">
            <text:p text:style-name="Display">⎙+α</text:p>
          </table:table-cell>
          <table:table-cell table:style-name="TableCell1534">
            <text:p text:style-name="TableContents">[print]+[alpha]</text:p>
          </table:table-cell>
          <table:table-cell table:style-name="TableCell1535">
            <text:p text:style-name="TableContents">P.+a</text:p>
          </table:table-cell>
        </table:table-row>
        <table:table-row table:style-name="TableRow1536">
          <table:table-cell table:style-name="TableCell1537">
            <text:p text:style-name="Display">⎙?</text:p>
          </table:table-cell>
          <table:table-cell table:style-name="TableCell1538">
            <text:p text:style-name="TableContents">[print]?</text:p>
          </table:table-cell>
          <table:table-cell table:style-name="TableCell1539">
            <text:p text:style-name="TableContents">PRT?</text:p>
          </table:table-cell>
        </table:table-row>
        <table:table-row table:style-name="TableRow1540">
          <table:table-cell table:style-name="TableCell1541">
            <text:p text:style-name="Display">⎙#</text:p>
          </table:table-cell>
          <table:table-cell table:style-name="TableCell1542">
            <text:p text:style-name="TableContents">[print]#</text:p>
          </table:table-cell>
          <table:table-cell table:style-name="TableCell1543">
            <text:p text:style-name="TableContents">P.#</text:p>
          </table:table-cell>
        </table:table-row>
        <table:table-row table:style-name="TableRow1544">
          <table:table-cell table:style-name="TableCell1545">
            <text:p text:style-name="Display">©#</text:p>
          </table:table-cell>
          <table:table-cell table:style-name="TableCell1546">
            <text:p text:style-name="TableContents">[cmplx]#</text:p>
          </table:table-cell>
          <table:table-cell table:style-name="TableCell1547">
            <text:p text:style-name="TableContents">c#</text:p>
          </table:table-cell>
        </table:table-row>
        <table:table-row table:style-name="TableRow1548">
          <table:table-cell table:style-name="TableCell1549">
            <text:p text:style-name="Display"># 1/√5</text:p>
          </table:table-cell>
          <table:table-cell table:style-name="TableCell1550">
            <text:p text:style-name="TableContents"># 1/[sqrt]5</text:p>
          </table:table-cell>
          <table:table-cell table:style-name="TableCell1551">
            <text:p text:style-name="TableContents"># RECIP_SQRT5</text:p>
          </table:table-cell>
        </table:table-row>
        <table:table-row table:style-name="TableRow1552">
          <table:table-cell table:style-name="TableCell1553">
            <text:p text:style-name="Display"># a₀</text:p>
          </table:table-cell>
          <table:table-cell table:style-name="TableCell1554">
            <text:p text:style-name="TableContents"># a[sub-0]</text:p>
          </table:table-cell>
          <table:table-cell table:style-name="TableCell1555">
            <text:p text:style-name="TableContents"># a0</text:p>
          </table:table-cell>
        </table:table-row>
        <text:soft-page-break/>
        <table:table-row table:style-name="TableRow1556">
          <table:table-cell table:style-name="TableCell1557">
            <text:p text:style-name="Display"># aₘ</text:p>
          </table:table-cell>
          <table:table-cell table:style-name="TableCell1558">
            <text:p text:style-name="TableContents"># a[sub-m]</text:p>
          </table:table-cell>
          <table:table-cell table:style-name="TableCell1559">
            <text:p text:style-name="TableContents">#<text:s/>SM_luna</text:p>
          </table:table-cell>
        </table:table-row>
        <table:table-row table:style-name="TableRow1560">
          <table:table-cell table:style-name="TableCell1561">
            <text:p text:style-name="Display"># a♁</text:p>
          </table:table-cell>
          <table:table-cell table:style-name="TableCell1562">
            <text:p text:style-name="TableContents"># a[terra]</text:p>
          </table:table-cell>
          <table:table-cell table:style-name="TableCell1563">
            <text:p text:style-name="TableContents"># SM_terra</text:p>
          </table:table-cell>
        </table:table-row>
        <table:table-row table:style-name="TableRow1564">
          <table:table-cell table:style-name="TableCell1565">
            <text:p text:style-name="Display"># c₁</text:p>
          </table:table-cell>
          <table:table-cell table:style-name="TableCell1566">
            <text:p text:style-name="TableContents"># c[sub-1]</text:p>
          </table:table-cell>
          <table:table-cell table:style-name="TableCell1567">
            <text:p text:style-name="TableContents"># C1</text:p>
          </table:table-cell>
        </table:table-row>
        <table:table-row table:style-name="TableRow1568">
          <table:table-cell table:style-name="TableCell1569">
            <text:p text:style-name="Display"># c₂</text:p>
          </table:table-cell>
          <table:table-cell table:style-name="TableCell1570">
            <text:p text:style-name="TableContents"># c[sub-2]</text:p>
          </table:table-cell>
          <table:table-cell table:style-name="TableCell1571">
            <text:p text:style-name="TableContents"># C2</text:p>
          </table:table-cell>
        </table:table-row>
        <table:table-row table:style-name="TableRow1572">
          <table:table-cell table:style-name="TableCell1573">
            <text:p text:style-name="Display"># Fα</text:p>
          </table:table-cell>
          <table:table-cell table:style-name="TableCell1574">
            <text:p text:style-name="TableContents"># F[alpha]</text:p>
          </table:table-cell>
          <table:table-cell table:style-name="TableCell1575">
            <text:p text:style-name="TableContents"># F_alpha</text:p>
          </table:table-cell>
        </table:table-row>
        <table:table-row table:style-name="TableRow1576">
          <table:table-cell table:style-name="TableCell1577">
            <text:p text:style-name="Display"># Fδ</text:p>
          </table:table-cell>
          <table:table-cell table:style-name="TableCell1578">
            <text:p text:style-name="TableContents"># F[delta]</text:p>
          </table:table-cell>
          <table:table-cell table:style-name="TableCell1579">
            <text:p text:style-name="TableContents"># F_delta</text:p>
          </table:table-cell>
        </table:table-row>
        <table:table-row table:style-name="TableRow1580">
          <table:table-cell table:style-name="TableCell1581">
            <text:p text:style-name="Display"># G₀</text:p>
          </table:table-cell>
          <table:table-cell table:style-name="TableCell1582">
            <text:p text:style-name="TableContents"># G[sub-0]</text:p>
          </table:table-cell>
          <table:table-cell table:style-name="TableCell1583">
            <text:p text:style-name="TableContents"># Go</text:p>
          </table:table-cell>
        </table:table-row>
        <table:table-row table:style-name="TableRow1584">
          <table:table-cell table:style-name="TableCell1585">
            <text:p text:style-name="Display"># G⒞</text:p>
          </table:table-cell>
          <table:table-cell table:style-name="TableCell1586">
            <text:p text:style-name="TableContents"># G[sub-c]</text:p>
          </table:table-cell>
          <table:table-cell table:style-name="TableCell1587">
            <text:p text:style-name="TableContents"># catalan</text:p>
          </table:table-cell>
        </table:table-row>
        <table:table-row table:style-name="TableRow1588">
          <table:table-cell table:style-name="TableCell1589">
            <text:p text:style-name="Display"># gₑ</text:p>
          </table:table-cell>
          <table:table-cell table:style-name="TableCell1590">
            <text:p text:style-name="TableContents"># g[sub-e]</text:p>
          </table:table-cell>
          <table:table-cell table:style-name="TableCell1591">
            <text:p text:style-name="TableContents"># Ge</text:p>
          </table:table-cell>
        </table:table-row>
        <table:table-row table:style-name="TableRow1592">
          <table:table-cell table:style-name="TableCell1593">
            <text:p text:style-name="Display"># ħ</text:p>
          </table:table-cell>
          <table:table-cell table:style-name="TableCell1594">
            <text:p text:style-name="TableContents"># [h-bar]</text:p>
          </table:table-cell>
          <table:table-cell table:style-name="TableCell1595">
            <text:p text:style-name="TableContents"># hon2PI</text:p>
          </table:table-cell>
        </table:table-row>
        <table:table-row table:style-name="TableRow1596">
          <table:table-cell table:style-name="TableCell1597">
            <text:p text:style-name="Display"># L10⁸</text:p>
          </table:table-cell>
          <table:table-cell table:style-name="TableCell1598">
            <text:p text:style-name="TableContents"># L10[^-1]</text:p>
          </table:table-cell>
          <table:table-cell table:style-name="TableCell1599">
            <text:p text:style-name="TableContents">#<text:s/>RECIPLN10</text:p>
          </table:table-cell>
        </table:table-row>
        <table:table-row table:style-name="TableRow1600">
          <table:table-cell table:style-name="TableCell1601">
            <text:p text:style-name="Display"># LN2⁸</text:p>
          </table:table-cell>
          <table:table-cell table:style-name="TableCell1602">
            <text:p text:style-name="TableContents"># LN2[^-1]</text:p>
          </table:table-cell>
          <table:table-cell table:style-name="TableCell1603">
            <text:p text:style-name="TableContents"># RECIPLN2</text:p>
          </table:table-cell>
        </table:table-row>
        <table:table-row table:style-name="TableRow1604">
          <table:table-cell table:style-name="TableCell1605">
            <text:p text:style-name="Display"># lₚ</text:p>
          </table:table-cell>
          <table:table-cell table:style-name="TableCell1606">
            <text:p text:style-name="TableContents"># l[sub-p]</text:p>
          </table:table-cell>
          <table:table-cell table:style-name="TableCell1607">
            <text:p text:style-name="TableContents"># PlanckL</text:p>
          </table:table-cell>
        </table:table-row>
        <table:table-row table:style-name="TableRow1608">
          <table:table-cell table:style-name="TableCell1609">
            <text:p text:style-name="Display"># mₑ</text:p>
          </table:table-cell>
          <table:table-cell table:style-name="TableCell1610">
            <text:p text:style-name="TableContents"># m[sub-e]</text:p>
          </table:table-cell>
          <table:table-cell table:style-name="TableCell1611">
            <text:p text:style-name="TableContents"># me</text:p>
          </table:table-cell>
        </table:table-row>
        <table:table-row table:style-name="TableRow1612">
          <table:table-cell table:style-name="TableCell1613">
            <text:p text:style-name="Display"># Mₘ</text:p>
          </table:table-cell>
          <table:table-cell table:style-name="TableCell1614">
            <text:p text:style-name="TableContents"># M[sub-m]</text:p>
          </table:table-cell>
          <table:table-cell table:style-name="TableCell1615">
            <text:p text:style-name="TableContents"># M_luna</text:p>
          </table:table-cell>
        </table:table-row>
        <table:table-row table:style-name="TableRow1616">
          <table:table-cell table:style-name="TableCell1617">
            <text:p text:style-name="Display"># mₙ</text:p>
          </table:table-cell>
          <table:table-cell table:style-name="TableCell1618">
            <text:p text:style-name="TableContents"># m[sub-n]</text:p>
          </table:table-cell>
          <table:table-cell table:style-name="TableCell1619">
            <text:p text:style-name="TableContents"># mn</text:p>
          </table:table-cell>
        </table:table-row>
        <table:table-row table:style-name="TableRow1620">
          <table:table-cell table:style-name="TableCell1621">
            <text:p text:style-name="Display"># mₚ</text:p>
          </table:table-cell>
          <table:table-cell table:style-name="TableCell1622">
            <text:p text:style-name="TableContents"># m[sub-p]</text:p>
          </table:table-cell>
          <table:table-cell table:style-name="TableCell1623">
            <text:p text:style-name="TableContents"># mp</text:p>
          </table:table-cell>
        </table:table-row>
        <table:table-row table:style-name="TableRow1624">
          <table:table-cell table:style-name="TableCell1625">
            <text:p text:style-name="Display"># Mₚ</text:p>
          </table:table-cell>
          <table:table-cell table:style-name="TableCell1626">
            <text:p text:style-name="TableContents"># M[sub-p]</text:p>
          </table:table-cell>
          <table:table-cell table:style-name="TableCell1627">
            <text:p text:style-name="TableContents"># PlanckM</text:p>
          </table:table-cell>
        </table:table-row>
        <table:table-row table:style-name="TableRow1628">
          <table:table-cell table:style-name="TableCell1629">
            <text:p text:style-name="Display"># mᵤ</text:p>
          </table:table-cell>
          <table:table-cell table:style-name="TableCell1630">
            <text:p text:style-name="TableContents"># m[sub-u]</text:p>
          </table:table-cell>
          <table:table-cell table:style-name="TableCell1631">
            <text:p text:style-name="TableContents"># mu</text:p>
          </table:table-cell>
        </table:table-row>
        <table:table-row table:style-name="TableRow1632">
          <table:table-cell table:style-name="TableCell1633">
            <text:p text:style-name="Display"># mᵤc²</text:p>
          </table:table-cell>
          <table:table-cell table:style-name="TableCell1634">
            <text:p text:style-name="TableContents"># m[sub-u]c[^2]</text:p>
          </table:table-cell>
          <table:table-cell table:style-name="TableCell1635">
            <text:p text:style-name="TableContents"># muc2</text:p>
          </table:table-cell>
        </table:table-row>
        <table:table-row table:style-name="TableRow1636">
          <table:table-cell table:style-name="TableCell1637">
            <text:p text:style-name="Display"># m¶</text:p>
          </table:table-cell>
          <table:table-cell table:style-name="TableCell1638">
            <text:p text:style-name="TableContents"># m[sub-mu]</text:p>
          </table:table-cell>
          <table:table-cell table:style-name="TableCell1639">
            <text:p text:style-name="TableContents"># mMu</text:p>
          </table:table-cell>
        </table:table-row>
        <table:table-row table:style-name="TableRow1640">
          <table:table-cell table:style-name="TableCell1641">
            <text:p text:style-name="Display"># M☉</text:p>
          </table:table-cell>
          <table:table-cell table:style-name="TableCell1642">
            <text:p text:style-name="TableContents"># M[sol]</text:p>
          </table:table-cell>
          <table:table-cell table:style-name="TableCell1643">
            <text:p text:style-name="TableContents"># M_sol</text:p>
          </table:table-cell>
        </table:table-row>
        <table:table-row table:style-name="TableRow1644">
          <table:table-cell table:style-name="TableCell1645">
            <text:p text:style-name="Display"># M♁</text:p>
          </table:table-cell>
          <table:table-cell table:style-name="TableCell1646">
            <text:p text:style-name="TableContents"># M[terra]</text:p>
          </table:table-cell>
          <table:table-cell table:style-name="TableCell1647">
            <text:p text:style-name="TableContents"># M_terra</text:p>
          </table:table-cell>
        </table:table-row>
        <table:table-row table:style-name="TableRow1648">
          <table:table-cell table:style-name="TableCell1649">
            <text:p text:style-name="Display"># Nₐ</text:p>
          </table:table-cell>
          <table:table-cell table:style-name="TableCell1650">
            <text:p text:style-name="TableContents"># N[sub-A]</text:p>
          </table:table-cell>
          <table:table-cell table:style-name="TableCell1651">
            <text:p text:style-name="TableContents"># Na</text:p>
          </table:table-cell>
        </table:table-row>
        <table:table-row table:style-name="TableRow1652">
          <table:table-cell table:style-name="TableCell1653">
            <text:p text:style-name="Display"># p₀</text:p>
          </table:table-cell>
          <table:table-cell table:style-name="TableCell1654">
            <text:p text:style-name="TableContents"># p[sub-0]</text:p>
          </table:table-cell>
          <table:table-cell table:style-name="TableCell1655">
            <text:p text:style-name="TableContents"># atm</text:p>
          </table:table-cell>
        </table:table-row>
        <table:table-row table:style-name="TableRow1656">
          <table:table-cell table:style-name="TableCell1657">
            <text:p text:style-name="Display"># qₚ</text:p>
          </table:table-cell>
          <table:table-cell table:style-name="TableCell1658">
            <text:p text:style-name="TableContents"># q[sub-p]</text:p>
          </table:table-cell>
          <table:table-cell table:style-name="TableCell1659">
            <text:p text:style-name="TableContents"># PlanckQ</text:p>
          </table:table-cell>
        </table:table-row>
        <table:table-row table:style-name="TableRow1660">
          <table:table-cell table:style-name="TableCell1661">
            <text:p text:style-name="Display"># rₑ</text:p>
          </table:table-cell>
          <table:table-cell table:style-name="TableCell1662">
            <text:p text:style-name="TableContents"># r[sub-e]</text:p>
          </table:table-cell>
          <table:table-cell table:style-name="TableCell1663">
            <text:p text:style-name="TableContents"># Re</text:p>
          </table:table-cell>
        </table:table-row>
        <table:table-row table:style-name="TableRow1664">
          <table:table-cell table:style-name="TableCell1665">
            <text:p text:style-name="Display"># Rₖ</text:p>
          </table:table-cell>
          <table:table-cell table:style-name="TableCell1666">
            <text:p text:style-name="TableContents"># R[sub-k]</text:p>
          </table:table-cell>
          <table:table-cell table:style-name="TableCell1667">
            <text:p text:style-name="TableContents"># Rk</text:p>
          </table:table-cell>
        </table:table-row>
        <table:table-row table:style-name="TableRow1668">
          <table:table-cell table:style-name="TableCell1669">
            <text:p text:style-name="Display"># Rₘ</text:p>
          </table:table-cell>
          <table:table-cell table:style-name="TableCell1670">
            <text:p text:style-name="TableContents"># R[sub-m]</text:p>
          </table:table-cell>
          <table:table-cell table:style-name="TableCell1671">
            <text:p text:style-name="TableContents"># R_luna</text:p>
          </table:table-cell>
        </table:table-row>
        <table:table-row table:style-name="TableRow1672">
          <table:table-cell table:style-name="TableCell1673">
            <text:p text:style-name="Display"># R₈</text:p>
          </table:table-cell>
          <table:table-cell table:style-name="TableCell1674">
            <text:p text:style-name="TableContents"># R[sub-infinity]</text:p>
          </table:table-cell>
          <table:table-cell table:style-name="TableCell1675">
            <text:p text:style-name="TableContents"># Rinf</text:p>
          </table:table-cell>
        </table:table-row>
        <table:table-row table:style-name="TableRow1676">
          <table:table-cell table:style-name="TableCell1677">
            <text:p text:style-name="Display"># R☉</text:p>
          </table:table-cell>
          <table:table-cell table:style-name="TableCell1678">
            <text:p text:style-name="TableContents"># R[sol]</text:p>
          </table:table-cell>
          <table:table-cell table:style-name="TableCell1679">
            <text:p text:style-name="TableContents"># R_sol</text:p>
          </table:table-cell>
        </table:table-row>
        <table:table-row table:style-name="TableRow1680">
          <table:table-cell table:style-name="TableCell1681">
            <text:p text:style-name="Display">#<text:s/>R♁</text:p>
          </table:table-cell>
          <table:table-cell table:style-name="TableCell1682">
            <text:p text:style-name="TableContents"># R[terra]</text:p>
          </table:table-cell>
          <table:table-cell table:style-name="TableCell1683">
            <text:p text:style-name="TableContents"># R_terra</text:p>
          </table:table-cell>
        </table:table-row>
        <table:table-row table:style-name="TableRow1684">
          <table:table-cell table:style-name="TableCell1685">
            <text:p text:style-name="Display"># Se²</text:p>
          </table:table-cell>
          <table:table-cell table:style-name="TableCell1686">
            <text:p text:style-name="TableContents"># Se[^2]</text:p>
          </table:table-cell>
          <table:table-cell table:style-name="TableCell1687">
            <text:p text:style-name="TableContents"># WGS_E2</text:p>
          </table:table-cell>
        </table:table-row>
        <table:table-row table:style-name="TableRow1688">
          <table:table-cell table:style-name="TableCell1689">
            <text:p text:style-name="Display"># Se'²</text:p>
          </table:table-cell>
          <table:table-cell table:style-name="TableCell1690">
            <text:p text:style-name="TableContents"># Se'[^2]</text:p>
          </table:table-cell>
          <table:table-cell table:style-name="TableCell1691">
            <text:p text:style-name="TableContents"># WGS_ES2</text:p>
          </table:table-cell>
        </table:table-row>
        <table:table-row table:style-name="TableRow1692">
          <table:table-cell table:style-name="TableCell1693">
            <text:p text:style-name="Display"># Sf⁸</text:p>
          </table:table-cell>
          <table:table-cell table:style-name="TableCell1694">
            <text:p text:style-name="TableContents"># Sf[^-1]</text:p>
          </table:table-cell>
          <table:table-cell table:style-name="TableCell1695">
            <text:p text:style-name="TableContents"># WGS_F</text:p>
          </table:table-cell>
        </table:table-row>
        <table:table-row table:style-name="TableRow1696">
          <table:table-cell table:style-name="TableCell1697">
            <text:p text:style-name="Display"># T₀</text:p>
          </table:table-cell>
          <table:table-cell table:style-name="TableCell1698">
            <text:p text:style-name="TableContents"># T[sub-0]</text:p>
          </table:table-cell>
          <table:table-cell table:style-name="TableCell1699">
            <text:p text:style-name="TableContents"># t</text:p>
          </table:table-cell>
        </table:table-row>
        <table:table-row table:style-name="TableRow1700">
          <table:table-cell table:style-name="TableCell1701">
            <text:p text:style-name="Display"># Tₚ</text:p>
          </table:table-cell>
          <table:table-cell table:style-name="TableCell1702">
            <text:p text:style-name="TableContents"># T[sub-p]</text:p>
          </table:table-cell>
          <table:table-cell table:style-name="TableCell1703">
            <text:p text:style-name="TableContents"># PlanckTh</text:p>
          </table:table-cell>
        </table:table-row>
        <table:table-row table:style-name="TableRow1704">
          <table:table-cell table:style-name="TableCell1705">
            <text:p text:style-name="Display"># tₚ</text:p>
          </table:table-cell>
          <table:table-cell table:style-name="TableCell1706">
            <text:p text:style-name="TableContents"># t[sub-p]</text:p>
          </table:table-cell>
          <table:table-cell table:style-name="TableCell1707">
            <text:p text:style-name="TableContents"># tp</text:p>
          </table:table-cell>
        </table:table-row>
        <table:table-row table:style-name="TableRow1708">
          <table:table-cell table:style-name="TableCell1709">
            <text:p text:style-name="Display"># Vₘ</text:p>
          </table:table-cell>
          <table:table-cell table:style-name="TableCell1710">
            <text:p text:style-name="TableContents"># V[sub-m]</text:p>
          </table:table-cell>
          <table:table-cell table:style-name="TableCell1711">
            <text:p text:style-name="TableContents"># Vm</text:p>
          </table:table-cell>
        </table:table-row>
        <table:table-row table:style-name="TableRow1712">
          <table:table-cell table:style-name="TableCell1713">
            <text:p text:style-name="Display"># Z₀</text:p>
          </table:table-cell>
          <table:table-cell table:style-name="TableCell1714">
            <text:p text:style-name="TableContents"># Z[sub-0]</text:p>
          </table:table-cell>
          <table:table-cell table:style-name="TableCell1715">
            <text:p text:style-name="TableContents"># Zo</text:p>
          </table:table-cell>
        </table:table-row>
        <text:soft-page-break/>
        <table:table-row table:style-name="TableRow1716">
          <table:table-cell table:style-name="TableCell1717">
            <text:p text:style-name="Display"># α</text:p>
          </table:table-cell>
          <table:table-cell table:style-name="TableCell1718">
            <text:p text:style-name="TableContents"># [alpha]</text:p>
          </table:table-cell>
          <table:table-cell table:style-name="TableCell1719">
            <text:p text:style-name="TableContents"># alpha</text:p>
          </table:table-cell>
        </table:table-row>
        <table:table-row table:style-name="TableRow1720">
          <table:table-cell table:style-name="TableCell1721">
            <text:p text:style-name="Display"># γEM</text:p>
          </table:table-cell>
          <table:table-cell table:style-name="TableCell1722">
            <text:p text:style-name="TableContents">#<text:s/>[gamma]EM</text:p>
          </table:table-cell>
          <table:table-cell table:style-name="TableCell1723">
            <text:p text:style-name="TableContents"># EULER</text:p>
          </table:table-cell>
        </table:table-row>
        <table:table-row table:style-name="TableRow1724">
          <table:table-cell table:style-name="TableCell1725">
            <text:p text:style-name="Display"># γₚ</text:p>
          </table:table-cell>
          <table:table-cell table:style-name="TableCell1726">
            <text:p text:style-name="TableContents"># [gamma][sub-p]</text:p>
          </table:table-cell>
          <table:table-cell table:style-name="TableCell1727">
            <text:p text:style-name="TableContents"># gamP</text:p>
          </table:table-cell>
        </table:table-row>
        <table:table-row table:style-name="TableRow1728">
          <table:table-cell table:style-name="TableCell1729">
            <text:p text:style-name="Display"># ε₀</text:p>
          </table:table-cell>
          <table:table-cell table:style-name="TableCell1730">
            <text:p text:style-name="TableContents"># [epsilon][sub-0]</text:p>
          </table:table-cell>
          <table:table-cell table:style-name="TableCell1731">
            <text:p text:style-name="TableContents"># eps0</text:p>
          </table:table-cell>
        </table:table-row>
        <table:table-row table:style-name="TableRow1732">
          <table:table-cell table:style-name="TableCell1733">
            <text:p text:style-name="Display"># λ⒞</text:p>
          </table:table-cell>
          <table:table-cell table:style-name="TableCell1734">
            <text:p text:style-name="TableContents"># [lambda][sub-c]</text:p>
          </table:table-cell>
          <table:table-cell table:style-name="TableCell1735">
            <text:p text:style-name="TableContents"># lamC</text:p>
          </table:table-cell>
        </table:table-row>
        <table:table-row table:style-name="TableRow1736">
          <table:table-cell table:style-name="TableCell1737">
            <text:p text:style-name="Display"># λ⒞ₙ</text:p>
          </table:table-cell>
          <table:table-cell table:style-name="TableCell1738">
            <text:p text:style-name="P1739"># [lambda][sub-c][sub-n]</text:p>
          </table:table-cell>
          <table:table-cell table:style-name="TableCell1740">
            <text:p text:style-name="TableContents"># lamCn</text:p>
          </table:table-cell>
        </table:table-row>
        <table:table-row table:style-name="TableRow1741">
          <table:table-cell table:style-name="TableCell1742">
            <text:p text:style-name="Display"># λ⒞ₚ</text:p>
          </table:table-cell>
          <table:table-cell table:style-name="TableCell1743">
            <text:p text:style-name="P1744"># [lambda][sub-c][sub-p]</text:p>
          </table:table-cell>
          <table:table-cell table:style-name="TableCell1745">
            <text:p text:style-name="TableContents"># lamCp</text:p>
          </table:table-cell>
        </table:table-row>
        <table:table-row table:style-name="TableRow1746">
          <table:table-cell table:style-name="TableCell1747">
            <text:p text:style-name="Display"># μ₀</text:p>
          </table:table-cell>
          <table:table-cell table:style-name="TableCell1748">
            <text:p text:style-name="TableContents"># [mu][sub-0]</text:p>
          </table:table-cell>
          <table:table-cell table:style-name="TableCell1749">
            <text:p text:style-name="TableContents"># mu0</text:p>
          </table:table-cell>
        </table:table-row>
        <table:table-row table:style-name="TableRow1750">
          <table:table-cell table:style-name="TableCell1751">
            <text:p text:style-name="Display"># μ⒝</text:p>
          </table:table-cell>
          <table:table-cell table:style-name="TableCell1752">
            <text:p text:style-name="TableContents"># [mu][sub-B]</text:p>
          </table:table-cell>
          <table:table-cell table:style-name="TableCell1753">
            <text:p text:style-name="TableContents"># muB</text:p>
          </table:table-cell>
        </table:table-row>
        <table:table-row table:style-name="TableRow1754">
          <table:table-cell table:style-name="TableCell1755">
            <text:p text:style-name="Display"># μₑ</text:p>
          </table:table-cell>
          <table:table-cell table:style-name="TableCell1756">
            <text:p text:style-name="TableContents">#<text:s/>[mu][sub-e]</text:p>
          </table:table-cell>
          <table:table-cell table:style-name="TableCell1757">
            <text:p text:style-name="TableContents"># muE</text:p>
          </table:table-cell>
        </table:table-row>
        <table:table-row table:style-name="TableRow1758">
          <table:table-cell table:style-name="TableCell1759">
            <text:p text:style-name="Display"># μₙ</text:p>
          </table:table-cell>
          <table:table-cell table:style-name="TableCell1760">
            <text:p text:style-name="TableContents"># [mu][sub-n]</text:p>
          </table:table-cell>
          <table:table-cell table:style-name="TableCell1761">
            <text:p text:style-name="TableContents"># mun</text:p>
          </table:table-cell>
        </table:table-row>
        <table:table-row table:style-name="TableRow1762">
          <table:table-cell table:style-name="TableCell1763">
            <text:p text:style-name="Display"># μₚ</text:p>
          </table:table-cell>
          <table:table-cell table:style-name="TableCell1764">
            <text:p text:style-name="TableContents"># [mu][sub-p]</text:p>
          </table:table-cell>
          <table:table-cell table:style-name="TableCell1765">
            <text:p text:style-name="TableContents"># muP</text:p>
          </table:table-cell>
        </table:table-row>
        <table:table-row table:style-name="TableRow1766">
          <table:table-cell table:style-name="TableCell1767">
            <text:p text:style-name="Display"># μᵤ</text:p>
          </table:table-cell>
          <table:table-cell table:style-name="TableCell1768">
            <text:p text:style-name="TableContents"># [mu][sub-u]</text:p>
          </table:table-cell>
          <table:table-cell table:style-name="TableCell1769">
            <text:p text:style-name="TableContents"># mu_u</text:p>
          </table:table-cell>
        </table:table-row>
        <table:table-row table:style-name="TableRow1770">
          <table:table-cell table:style-name="TableCell1771">
            <text:p text:style-name="Display"># μ¶</text:p>
          </table:table-cell>
          <table:table-cell table:style-name="TableCell1772">
            <text:p text:style-name="TableContents"># [mu][sub-mu]</text:p>
          </table:table-cell>
          <table:table-cell table:style-name="TableCell1773">
            <text:p text:style-name="TableContents"># mumu</text:p>
          </table:table-cell>
        </table:table-row>
        <table:table-row table:style-name="TableRow1774">
          <table:table-cell table:style-name="TableCell1775">
            <text:p text:style-name="Display"># π</text:p>
          </table:table-cell>
          <table:table-cell table:style-name="TableCell1776">
            <text:p text:style-name="TableContents"># [pi]</text:p>
          </table:table-cell>
          <table:table-cell table:style-name="TableCell1777">
            <text:p text:style-name="TableContents">PI</text:p>
          </table:table-cell>
        </table:table-row>
        <table:table-row table:style-name="TableRow1778">
          <table:table-cell table:style-name="TableCell1779">
            <text:p text:style-name="Display"># π/2</text:p>
          </table:table-cell>
          <table:table-cell table:style-name="TableCell1780">
            <text:p text:style-name="TableContents"># [pi]/2</text:p>
          </table:table-cell>
          <table:table-cell table:style-name="TableCell1781">
            <text:p text:style-name="TableContents"># PIon2</text:p>
          </table:table-cell>
        </table:table-row>
        <table:table-row table:style-name="TableRow1782">
          <table:table-cell table:style-name="TableCell1783">
            <text:p text:style-name="Display"># σ⒝</text:p>
          </table:table-cell>
          <table:table-cell table:style-name="TableCell1784">
            <text:p text:style-name="TableContents"># [sigma][sub-B]</text:p>
          </table:table-cell>
          <table:table-cell table:style-name="TableCell1785">
            <text:p text:style-name="TableContents"># sigma</text:p>
          </table:table-cell>
        </table:table-row>
        <table:table-row table:style-name="TableRow1786">
          <table:table-cell table:style-name="TableCell1787">
            <text:p text:style-name="Display"># Φ</text:p>
          </table:table-cell>
          <table:table-cell table:style-name="TableCell1788">
            <text:p text:style-name="TableContents"># [PHI]</text:p>
          </table:table-cell>
          <table:table-cell table:style-name="TableCell1789">
            <text:p text:style-name="TableContents"># PHI</text:p>
          </table:table-cell>
        </table:table-row>
        <table:table-row table:style-name="TableRow1790">
          <table:table-cell table:style-name="TableCell1791">
            <text:p text:style-name="Display"># Φ₀</text:p>
          </table:table-cell>
          <table:table-cell table:style-name="TableCell1792">
            <text:p text:style-name="TableContents"># [PHI][sub-0]</text:p>
          </table:table-cell>
          <table:table-cell table:style-name="TableCell1793">
            <text:p text:style-name="TableContents"># phi0</text:p>
          </table:table-cell>
        </table:table-row>
        <table:table-row table:style-name="TableRow1794">
          <table:table-cell table:style-name="TableCell1795">
            <text:p text:style-name="Display"># ω</text:p>
          </table:table-cell>
          <table:table-cell table:style-name="TableCell1796">
            <text:p text:style-name="TableContents"># [omega]</text:p>
          </table:table-cell>
          <table:table-cell table:style-name="TableCell1797">
            <text:p text:style-name="TableContents"># WGS_OMEGA</text:p>
          </table:table-cell>
        </table:table-row>
        <table:table-row table:style-name="TableRow1798">
          <table:table-cell table:style-name="TableCell1799">
            <text:p text:style-name="Display"># -∞</text:p>
          </table:table-cell>
          <table:table-cell table:style-name="TableCell1800">
            <text:p text:style-name="TableContents"># -[infinity]</text:p>
          </table:table-cell>
          <table:table-cell table:style-name="TableCell1801">
            <text:p text:style-name="TableContents"># NEGINF</text:p>
          </table:table-cell>
        </table:table-row>
        <table:table-row table:style-name="TableRow1802">
          <table:table-cell table:style-name="TableCell1803">
            <text:p text:style-name="Display"># √2π</text:p>
          </table:table-cell>
          <table:table-cell table:style-name="TableCell1804">
            <text:p text:style-name="TableContents"># [sqrt]2[pi]</text:p>
          </table:table-cell>
          <table:table-cell table:style-name="TableCell1805">
            <text:p text:style-name="TableContents"># SQRT_2_PI</text:p>
          </table:table-cell>
        </table:table-row>
        <table:table-row table:style-name="TableRow1806">
          <table:table-cell table:style-name="TableCell1807">
            <text:p text:style-name="Display"># ∫RgB</text:p>
          </table:table-cell>
          <table:table-cell table:style-name="TableCell1808">
            <text:p text:style-name="TableContents"># [integral]RgB</text:p>
          </table:table-cell>
          <table:table-cell table:style-name="TableCell1809">
            <text:p text:style-name="TableContents"># INT_R_BOUNDS</text:p>
          </table:table-cell>
        </table:table-row>
        <table:table-row table:style-name="TableRow1810">
          <table:table-cell table:style-name="TableCell1811">
            <text:p text:style-name="Display"># ∞</text:p>
          </table:table-cell>
          <table:table-cell table:style-name="TableCell1812">
            <text:p text:style-name="TableContents"># [infinity]</text:p>
          </table:table-cell>
          <table:table-cell table:style-name="TableCell1813">
            <text:p text:style-name="TableContents"># INF</text:p>
          </table:table-cell>
        </table:table-row>
      </table:table>
      <text:p text:style-name="Standard"/>
      <text:p text:style-name="Heading2"/>
      <text:soft-page-break/>
      <text:p text:style-name="P1814">Sorted by Alias</text:p>
      <table:table table:style-name="Table1815">
        <table:table-columns>
          <table:table-column table:style-name="TableColumn1816"/>
          <table:table-column table:style-name="TableColumn1817"/>
          <table:table-column table:style-name="TableColumn1818"/>
        </table:table-columns>
        <table:table-header-rows>
          <table:table-row table:style-name="TableRow1819">
            <table:table-cell table:style-name="TableCell1820">
              <text:p text:style-name="TableHeading">Alias</text:p>
            </table:table-cell>
            <table:table-cell table:style-name="TableCell1821">
              <text:p text:style-name="TableHeading">Display Name</text:p>
            </table:table-cell>
            <table:table-cell table:style-name="TableCell1822">
              <text:p text:style-name="TableHeading">Pretty Name</text:p>
            </table:table-cell>
          </table:table-row>
        </table:table-header-rows>
        <table:table-row table:style-name="TableRow1823">
          <table:table-cell table:style-name="TableCell1824">
            <text:p text:style-name="TableContents">c#</text:p>
          </table:table-cell>
          <table:table-cell table:style-name="TableCell1825">
            <text:p text:style-name="Display">©#</text:p>
          </table:table-cell>
          <table:table-cell table:style-name="TableCell1826">
            <text:p text:style-name="TableContents">[cmplx]#</text:p>
          </table:table-cell>
        </table:table-row>
        <table:table-row table:style-name="TableRow1827">
          <table:table-cell table:style-name="TableCell1828">
            <text:p text:style-name="TableContents"># a0</text:p>
          </table:table-cell>
          <table:table-cell table:style-name="TableCell1829">
            <text:p text:style-name="Display"># a₀</text:p>
          </table:table-cell>
          <table:table-cell table:style-name="TableCell1830">
            <text:p text:style-name="TableContents"># a[sub-0]</text:p>
          </table:table-cell>
        </table:table-row>
        <table:table-row table:style-name="TableRow1831">
          <table:table-cell table:style-name="TableCell1832">
            <text:p text:style-name="TableContents"># alpha</text:p>
          </table:table-cell>
          <table:table-cell table:style-name="TableCell1833">
            <text:p text:style-name="Display"># α</text:p>
          </table:table-cell>
          <table:table-cell table:style-name="TableCell1834">
            <text:p text:style-name="TableContents"># [alpha]</text:p>
          </table:table-cell>
        </table:table-row>
        <table:table-row table:style-name="TableRow1835">
          <table:table-cell table:style-name="TableCell1836">
            <text:p text:style-name="TableContents"># atm</text:p>
          </table:table-cell>
          <table:table-cell table:style-name="TableCell1837">
            <text:p text:style-name="Display"># p₀</text:p>
          </table:table-cell>
          <table:table-cell table:style-name="TableCell1838">
            <text:p text:style-name="TableContents"># p[sub-0]</text:p>
          </table:table-cell>
        </table:table-row>
        <table:table-row table:style-name="TableRow1839">
          <table:table-cell table:style-name="TableCell1840">
            <text:p text:style-name="TableContents"># C1</text:p>
          </table:table-cell>
          <table:table-cell table:style-name="TableCell1841">
            <text:p text:style-name="Display"># c₁</text:p>
          </table:table-cell>
          <table:table-cell table:style-name="TableCell1842">
            <text:p text:style-name="TableContents"># c[sub-1]</text:p>
          </table:table-cell>
        </table:table-row>
        <table:table-row table:style-name="TableRow1843">
          <table:table-cell table:style-name="TableCell1844">
            <text:p text:style-name="TableContents"># C2</text:p>
          </table:table-cell>
          <table:table-cell table:style-name="TableCell1845">
            <text:p text:style-name="Display"># c₂</text:p>
          </table:table-cell>
          <table:table-cell table:style-name="TableCell1846">
            <text:p text:style-name="TableContents"># c[sub-2]</text:p>
          </table:table-cell>
        </table:table-row>
        <table:table-row table:style-name="TableRow1847">
          <table:table-cell table:style-name="TableCell1848">
            <text:p text:style-name="TableContents"># catalan</text:p>
          </table:table-cell>
          <table:table-cell table:style-name="TableCell1849">
            <text:p text:style-name="Display"># G⒞</text:p>
          </table:table-cell>
          <table:table-cell table:style-name="TableCell1850">
            <text:p text:style-name="TableContents"># G[sub-c]</text:p>
          </table:table-cell>
        </table:table-row>
        <table:table-row table:style-name="TableRow1851">
          <table:table-cell table:style-name="TableCell1852">
            <text:p text:style-name="TableContents"># eps0</text:p>
          </table:table-cell>
          <table:table-cell table:style-name="TableCell1853">
            <text:p text:style-name="Display"># ε₀</text:p>
          </table:table-cell>
          <table:table-cell table:style-name="TableCell1854">
            <text:p text:style-name="TableContents"># [epsilon][sub-0]</text:p>
          </table:table-cell>
        </table:table-row>
        <table:table-row table:style-name="TableRow1855">
          <table:table-cell table:style-name="TableCell1856">
            <text:p text:style-name="TableContents"># EULER</text:p>
          </table:table-cell>
          <table:table-cell table:style-name="TableCell1857">
            <text:p text:style-name="Display"># γEM</text:p>
          </table:table-cell>
          <table:table-cell table:style-name="TableCell1858">
            <text:p text:style-name="TableContents"># [gamma]EM</text:p>
          </table:table-cell>
        </table:table-row>
        <table:table-row table:style-name="TableRow1859">
          <table:table-cell table:style-name="TableCell1860">
            <text:p text:style-name="TableContents"># F_alpha</text:p>
          </table:table-cell>
          <table:table-cell table:style-name="TableCell1861">
            <text:p text:style-name="Display"># Fα</text:p>
          </table:table-cell>
          <table:table-cell table:style-name="TableCell1862">
            <text:p text:style-name="TableContents"># F[alpha]</text:p>
          </table:table-cell>
        </table:table-row>
        <table:table-row table:style-name="TableRow1863">
          <table:table-cell table:style-name="TableCell1864">
            <text:p text:style-name="TableContents"># F_delta</text:p>
          </table:table-cell>
          <table:table-cell table:style-name="TableCell1865">
            <text:p text:style-name="Display"># Fδ</text:p>
          </table:table-cell>
          <table:table-cell table:style-name="TableCell1866">
            <text:p text:style-name="TableContents"># F[delta]</text:p>
          </table:table-cell>
        </table:table-row>
        <table:table-row table:style-name="TableRow1867">
          <table:table-cell table:style-name="TableCell1868">
            <text:p text:style-name="TableContents"># gamP</text:p>
          </table:table-cell>
          <table:table-cell table:style-name="TableCell1869">
            <text:p text:style-name="Display"># γₚ</text:p>
          </table:table-cell>
          <table:table-cell table:style-name="TableCell1870">
            <text:p text:style-name="TableContents"># [gamma][sub-p]</text:p>
          </table:table-cell>
        </table:table-row>
        <table:table-row table:style-name="TableRow1871">
          <table:table-cell table:style-name="TableCell1872">
            <text:p text:style-name="TableContents"># Ge</text:p>
          </table:table-cell>
          <table:table-cell table:style-name="TableCell1873">
            <text:p text:style-name="Display"># gₑ</text:p>
          </table:table-cell>
          <table:table-cell table:style-name="TableCell1874">
            <text:p text:style-name="TableContents"># g[sub-e]</text:p>
          </table:table-cell>
        </table:table-row>
        <table:table-row table:style-name="TableRow1875">
          <table:table-cell table:style-name="TableCell1876">
            <text:p text:style-name="TableContents">#<text:s/>Go</text:p>
          </table:table-cell>
          <table:table-cell table:style-name="TableCell1877">
            <text:p text:style-name="Display"># G₀</text:p>
          </table:table-cell>
          <table:table-cell table:style-name="TableCell1878">
            <text:p text:style-name="TableContents"># G[sub-0]</text:p>
          </table:table-cell>
        </table:table-row>
        <table:table-row table:style-name="TableRow1879">
          <table:table-cell table:style-name="TableCell1880">
            <text:p text:style-name="TableContents"># hon2PI</text:p>
          </table:table-cell>
          <table:table-cell table:style-name="TableCell1881">
            <text:p text:style-name="Display"># ħ</text:p>
          </table:table-cell>
          <table:table-cell table:style-name="TableCell1882">
            <text:p text:style-name="TableContents"># [h-bar]</text:p>
          </table:table-cell>
        </table:table-row>
        <table:table-row table:style-name="TableRow1883">
          <table:table-cell table:style-name="TableCell1884">
            <text:p text:style-name="TableContents"># INF</text:p>
          </table:table-cell>
          <table:table-cell table:style-name="TableCell1885">
            <text:p text:style-name="Display"># ∞</text:p>
          </table:table-cell>
          <table:table-cell table:style-name="TableCell1886">
            <text:p text:style-name="TableContents"># [infinity]</text:p>
          </table:table-cell>
        </table:table-row>
        <table:table-row table:style-name="TableRow1887">
          <table:table-cell table:style-name="TableCell1888">
            <text:p text:style-name="TableContents"># INT_R_BOUNDS</text:p>
          </table:table-cell>
          <table:table-cell table:style-name="TableCell1889">
            <text:p text:style-name="Display"># ∫RgB</text:p>
          </table:table-cell>
          <table:table-cell table:style-name="TableCell1890">
            <text:p text:style-name="TableContents"># [integral]RgB</text:p>
          </table:table-cell>
        </table:table-row>
        <table:table-row table:style-name="TableRow1891">
          <table:table-cell table:style-name="TableCell1892">
            <text:p text:style-name="TableContents"># lamC</text:p>
          </table:table-cell>
          <table:table-cell table:style-name="TableCell1893">
            <text:p text:style-name="Display"># λ⒞</text:p>
          </table:table-cell>
          <table:table-cell table:style-name="TableCell1894">
            <text:p text:style-name="TableContents"># [lambda][sub-c]</text:p>
          </table:table-cell>
        </table:table-row>
        <table:table-row table:style-name="TableRow1895">
          <table:table-cell table:style-name="TableCell1896">
            <text:p text:style-name="TableContents"># lamCn</text:p>
          </table:table-cell>
          <table:table-cell table:style-name="TableCell1897">
            <text:p text:style-name="Display"># λ⒞ₙ</text:p>
          </table:table-cell>
          <table:table-cell table:style-name="TableCell1898">
            <text:p text:style-name="P1899"># [lambda][sub-c][sub-n]</text:p>
          </table:table-cell>
        </table:table-row>
        <table:table-row table:style-name="TableRow1900">
          <table:table-cell table:style-name="TableCell1901">
            <text:p text:style-name="TableContents"># lamCp</text:p>
          </table:table-cell>
          <table:table-cell table:style-name="TableCell1902">
            <text:p text:style-name="Display"># λ⒞ₚ</text:p>
          </table:table-cell>
          <table:table-cell table:style-name="TableCell1903">
            <text:p text:style-name="P1904"># [lambda][sub-c][sub-p]</text:p>
          </table:table-cell>
        </table:table-row>
        <table:table-row table:style-name="TableRow1905">
          <table:table-cell table:style-name="TableCell1906">
            <text:p text:style-name="TableContents"># M_luna</text:p>
          </table:table-cell>
          <table:table-cell table:style-name="TableCell1907">
            <text:p text:style-name="Display"># Mₘ</text:p>
          </table:table-cell>
          <table:table-cell table:style-name="TableCell1908">
            <text:p text:style-name="TableContents"># M[sub-m]</text:p>
          </table:table-cell>
        </table:table-row>
        <table:table-row table:style-name="TableRow1909">
          <table:table-cell table:style-name="TableCell1910">
            <text:p text:style-name="TableContents"># M_sol</text:p>
          </table:table-cell>
          <table:table-cell table:style-name="TableCell1911">
            <text:p text:style-name="Display"># M☉</text:p>
          </table:table-cell>
          <table:table-cell table:style-name="TableCell1912">
            <text:p text:style-name="TableContents"># M[sol]</text:p>
          </table:table-cell>
        </table:table-row>
        <table:table-row table:style-name="TableRow1913">
          <table:table-cell table:style-name="TableCell1914">
            <text:p text:style-name="TableContents"># M_terra</text:p>
          </table:table-cell>
          <table:table-cell table:style-name="TableCell1915">
            <text:p text:style-name="Display"># M♁</text:p>
          </table:table-cell>
          <table:table-cell table:style-name="TableCell1916">
            <text:p text:style-name="TableContents"># M[terra]</text:p>
          </table:table-cell>
        </table:table-row>
        <table:table-row table:style-name="TableRow1917">
          <table:table-cell table:style-name="TableCell1918">
            <text:p text:style-name="TableContents"># me</text:p>
          </table:table-cell>
          <table:table-cell table:style-name="TableCell1919">
            <text:p text:style-name="Display"># mₑ</text:p>
          </table:table-cell>
          <table:table-cell table:style-name="TableCell1920">
            <text:p text:style-name="TableContents"># m[sub-e]</text:p>
          </table:table-cell>
        </table:table-row>
        <table:table-row table:style-name="TableRow1921">
          <table:table-cell table:style-name="TableCell1922">
            <text:p text:style-name="TableContents"># mMu</text:p>
          </table:table-cell>
          <table:table-cell table:style-name="TableCell1923">
            <text:p text:style-name="Display"># m¶</text:p>
          </table:table-cell>
          <table:table-cell table:style-name="TableCell1924">
            <text:p text:style-name="TableContents"># m[sub-mu]</text:p>
          </table:table-cell>
        </table:table-row>
        <table:table-row table:style-name="TableRow1925">
          <table:table-cell table:style-name="TableCell1926">
            <text:p text:style-name="TableContents"># mn</text:p>
          </table:table-cell>
          <table:table-cell table:style-name="TableCell1927">
            <text:p text:style-name="Display"># mₙ</text:p>
          </table:table-cell>
          <table:table-cell table:style-name="TableCell1928">
            <text:p text:style-name="TableContents"># m[sub-n]</text:p>
          </table:table-cell>
        </table:table-row>
        <table:table-row table:style-name="TableRow1929">
          <table:table-cell table:style-name="TableCell1930">
            <text:p text:style-name="TableContents"># mp</text:p>
          </table:table-cell>
          <table:table-cell table:style-name="TableCell1931">
            <text:p text:style-name="Display"># mₚ</text:p>
          </table:table-cell>
          <table:table-cell table:style-name="TableCell1932">
            <text:p text:style-name="TableContents"># m[sub-p]</text:p>
          </table:table-cell>
        </table:table-row>
        <table:table-row table:style-name="TableRow1933">
          <table:table-cell table:style-name="TableCell1934">
            <text:p text:style-name="TableContents"># mu</text:p>
          </table:table-cell>
          <table:table-cell table:style-name="TableCell1935">
            <text:p text:style-name="Display"># mᵤ</text:p>
          </table:table-cell>
          <table:table-cell table:style-name="TableCell1936">
            <text:p text:style-name="TableContents"># m[sub-u]</text:p>
          </table:table-cell>
        </table:table-row>
        <table:table-row table:style-name="TableRow1937">
          <table:table-cell table:style-name="TableCell1938">
            <text:p text:style-name="TableContents"># mu0</text:p>
          </table:table-cell>
          <table:table-cell table:style-name="TableCell1939">
            <text:p text:style-name="Display"># μ₀</text:p>
          </table:table-cell>
          <table:table-cell table:style-name="TableCell1940">
            <text:p text:style-name="TableContents"># [mu][sub-0]</text:p>
          </table:table-cell>
        </table:table-row>
        <table:table-row table:style-name="TableRow1941">
          <table:table-cell table:style-name="TableCell1942">
            <text:p text:style-name="TableContents"># mu_u</text:p>
          </table:table-cell>
          <table:table-cell table:style-name="TableCell1943">
            <text:p text:style-name="Display"># μᵤ</text:p>
          </table:table-cell>
          <table:table-cell table:style-name="TableCell1944">
            <text:p text:style-name="TableContents"># [mu][sub-u]</text:p>
          </table:table-cell>
        </table:table-row>
        <table:table-row table:style-name="TableRow1945">
          <table:table-cell table:style-name="TableCell1946">
            <text:p text:style-name="TableContents"># muB</text:p>
          </table:table-cell>
          <table:table-cell table:style-name="TableCell1947">
            <text:p text:style-name="Display"># μ⒝</text:p>
          </table:table-cell>
          <table:table-cell table:style-name="TableCell1948">
            <text:p text:style-name="TableContents"># [mu][sub-B]</text:p>
          </table:table-cell>
        </table:table-row>
        <table:table-row table:style-name="TableRow1949">
          <table:table-cell table:style-name="TableCell1950">
            <text:p text:style-name="TableContents"># muc2</text:p>
          </table:table-cell>
          <table:table-cell table:style-name="TableCell1951">
            <text:p text:style-name="Display"># mᵤc²</text:p>
          </table:table-cell>
          <table:table-cell table:style-name="TableCell1952">
            <text:p text:style-name="TableContents">#<text:s/>m[sub-u]c[^2]</text:p>
          </table:table-cell>
        </table:table-row>
        <table:table-row table:style-name="TableRow1953">
          <table:table-cell table:style-name="TableCell1954">
            <text:p text:style-name="TableContents"># muE</text:p>
          </table:table-cell>
          <table:table-cell table:style-name="TableCell1955">
            <text:p text:style-name="Display"># μₑ</text:p>
          </table:table-cell>
          <table:table-cell table:style-name="TableCell1956">
            <text:p text:style-name="TableContents"># [mu][sub-e]</text:p>
          </table:table-cell>
        </table:table-row>
        <table:table-row table:style-name="TableRow1957">
          <table:table-cell table:style-name="TableCell1958">
            <text:p text:style-name="TableContents"># mumu</text:p>
          </table:table-cell>
          <table:table-cell table:style-name="TableCell1959">
            <text:p text:style-name="Display"># μ¶</text:p>
          </table:table-cell>
          <table:table-cell table:style-name="TableCell1960">
            <text:p text:style-name="TableContents"># [mu][sub-mu]</text:p>
          </table:table-cell>
        </table:table-row>
        <table:table-row table:style-name="TableRow1961">
          <table:table-cell table:style-name="TableCell1962">
            <text:p text:style-name="TableContents"># mun</text:p>
          </table:table-cell>
          <table:table-cell table:style-name="TableCell1963">
            <text:p text:style-name="Display"># μₙ</text:p>
          </table:table-cell>
          <table:table-cell table:style-name="TableCell1964">
            <text:p text:style-name="TableContents"># [mu][sub-n]</text:p>
          </table:table-cell>
        </table:table-row>
        <table:table-row table:style-name="TableRow1965">
          <table:table-cell table:style-name="TableCell1966">
            <text:p text:style-name="TableContents"># muP</text:p>
          </table:table-cell>
          <table:table-cell table:style-name="TableCell1967">
            <text:p text:style-name="Display"># μₚ</text:p>
          </table:table-cell>
          <table:table-cell table:style-name="TableCell1968">
            <text:p text:style-name="TableContents"># [mu][sub-p]</text:p>
          </table:table-cell>
        </table:table-row>
        <table:table-row table:style-name="TableRow1969">
          <table:table-cell table:style-name="TableCell1970">
            <text:p text:style-name="TableContents"># Na</text:p>
          </table:table-cell>
          <table:table-cell table:style-name="TableCell1971">
            <text:p text:style-name="Display"># Nₐ</text:p>
          </table:table-cell>
          <table:table-cell table:style-name="TableCell1972">
            <text:p text:style-name="TableContents"># N[sub-A]</text:p>
          </table:table-cell>
        </table:table-row>
        <table:table-row table:style-name="TableRow1973">
          <table:table-cell table:style-name="TableCell1974">
            <text:p text:style-name="TableContents"># NEGINF</text:p>
          </table:table-cell>
          <table:table-cell table:style-name="TableCell1975">
            <text:p text:style-name="Display"># -∞</text:p>
          </table:table-cell>
          <table:table-cell table:style-name="TableCell1976">
            <text:p text:style-name="TableContents"># -[infinity]</text:p>
          </table:table-cell>
        </table:table-row>
        <text:soft-page-break/>
        <table:table-row table:style-name="TableRow1977">
          <table:table-cell table:style-name="TableCell1978">
            <text:p text:style-name="TableContents"># PHI</text:p>
          </table:table-cell>
          <table:table-cell table:style-name="TableCell1979">
            <text:p text:style-name="Display"># Φ</text:p>
          </table:table-cell>
          <table:table-cell table:style-name="TableCell1980">
            <text:p text:style-name="TableContents"># [PHI]</text:p>
          </table:table-cell>
        </table:table-row>
        <table:table-row table:style-name="TableRow1981">
          <table:table-cell table:style-name="TableCell1982">
            <text:p text:style-name="TableContents"># phi0</text:p>
          </table:table-cell>
          <table:table-cell table:style-name="TableCell1983">
            <text:p text:style-name="Display"># Φ₀</text:p>
          </table:table-cell>
          <table:table-cell table:style-name="TableCell1984">
            <text:p text:style-name="TableContents"># [PHI][sub-0]</text:p>
          </table:table-cell>
        </table:table-row>
        <table:table-row table:style-name="TableRow1985">
          <table:table-cell table:style-name="TableCell1986">
            <text:p text:style-name="TableContents"># PIon2</text:p>
          </table:table-cell>
          <table:table-cell table:style-name="TableCell1987">
            <text:p text:style-name="Display"># π/2</text:p>
          </table:table-cell>
          <table:table-cell table:style-name="TableCell1988">
            <text:p text:style-name="TableContents"># [pi]/2</text:p>
          </table:table-cell>
        </table:table-row>
        <table:table-row table:style-name="TableRow1989">
          <table:table-cell table:style-name="TableCell1990">
            <text:p text:style-name="TableContents"># PlanckL</text:p>
          </table:table-cell>
          <table:table-cell table:style-name="TableCell1991">
            <text:p text:style-name="Display">#<text:s/>lₚ</text:p>
          </table:table-cell>
          <table:table-cell table:style-name="TableCell1992">
            <text:p text:style-name="TableContents"># l[sub-p]</text:p>
          </table:table-cell>
        </table:table-row>
        <table:table-row table:style-name="TableRow1993">
          <table:table-cell table:style-name="TableCell1994">
            <text:p text:style-name="TableContents"># PlanckM</text:p>
          </table:table-cell>
          <table:table-cell table:style-name="TableCell1995">
            <text:p text:style-name="Display"># Mₚ</text:p>
          </table:table-cell>
          <table:table-cell table:style-name="TableCell1996">
            <text:p text:style-name="TableContents"># M[sub-p]</text:p>
          </table:table-cell>
        </table:table-row>
        <table:table-row table:style-name="TableRow1997">
          <table:table-cell table:style-name="TableCell1998">
            <text:p text:style-name="TableContents"># PlanckQ</text:p>
          </table:table-cell>
          <table:table-cell table:style-name="TableCell1999">
            <text:p text:style-name="Display"># qₚ</text:p>
          </table:table-cell>
          <table:table-cell table:style-name="TableCell2000">
            <text:p text:style-name="TableContents"># q[sub-p]</text:p>
          </table:table-cell>
        </table:table-row>
        <table:table-row table:style-name="TableRow2001">
          <table:table-cell table:style-name="TableCell2002">
            <text:p text:style-name="TableContents"># PlanckTh</text:p>
          </table:table-cell>
          <table:table-cell table:style-name="TableCell2003">
            <text:p text:style-name="Display"># Tₚ</text:p>
          </table:table-cell>
          <table:table-cell table:style-name="TableCell2004">
            <text:p text:style-name="TableContents"># T[sub-p]</text:p>
          </table:table-cell>
        </table:table-row>
        <table:table-row table:style-name="TableRow2005">
          <table:table-cell table:style-name="TableCell2006">
            <text:p text:style-name="TableContents"># R_luna</text:p>
          </table:table-cell>
          <table:table-cell table:style-name="TableCell2007">
            <text:p text:style-name="Display"># Rₘ</text:p>
          </table:table-cell>
          <table:table-cell table:style-name="TableCell2008">
            <text:p text:style-name="TableContents"># R[sub-m]</text:p>
          </table:table-cell>
        </table:table-row>
        <table:table-row table:style-name="TableRow2009">
          <table:table-cell table:style-name="TableCell2010">
            <text:p text:style-name="TableContents"># R_sol</text:p>
          </table:table-cell>
          <table:table-cell table:style-name="TableCell2011">
            <text:p text:style-name="Display"># R☉</text:p>
          </table:table-cell>
          <table:table-cell table:style-name="TableCell2012">
            <text:p text:style-name="TableContents"># R[sol]</text:p>
          </table:table-cell>
        </table:table-row>
        <table:table-row table:style-name="TableRow2013">
          <table:table-cell table:style-name="TableCell2014">
            <text:p text:style-name="TableContents"># R_terra</text:p>
          </table:table-cell>
          <table:table-cell table:style-name="TableCell2015">
            <text:p text:style-name="Display"># R♁</text:p>
          </table:table-cell>
          <table:table-cell table:style-name="TableCell2016">
            <text:p text:style-name="TableContents"># R[terra]</text:p>
          </table:table-cell>
        </table:table-row>
        <table:table-row table:style-name="TableRow2017">
          <table:table-cell table:style-name="TableCell2018">
            <text:p text:style-name="TableContents"># Re</text:p>
          </table:table-cell>
          <table:table-cell table:style-name="TableCell2019">
            <text:p text:style-name="Display"># rₑ</text:p>
          </table:table-cell>
          <table:table-cell table:style-name="TableCell2020">
            <text:p text:style-name="TableContents"># r[sub-e]</text:p>
          </table:table-cell>
        </table:table-row>
        <table:table-row table:style-name="TableRow2021">
          <table:table-cell table:style-name="TableCell2022">
            <text:p text:style-name="TableContents"># RECIP_SQRT5</text:p>
          </table:table-cell>
          <table:table-cell table:style-name="TableCell2023">
            <text:p text:style-name="Display"># 1/√5</text:p>
          </table:table-cell>
          <table:table-cell table:style-name="TableCell2024">
            <text:p text:style-name="TableContents"># 1/[sqrt]5</text:p>
          </table:table-cell>
        </table:table-row>
        <table:table-row table:style-name="TableRow2025">
          <table:table-cell table:style-name="TableCell2026">
            <text:p text:style-name="TableContents"># RECIPLN10</text:p>
          </table:table-cell>
          <table:table-cell table:style-name="TableCell2027">
            <text:p text:style-name="Display"># L10⁸</text:p>
          </table:table-cell>
          <table:table-cell table:style-name="TableCell2028">
            <text:p text:style-name="TableContents">#<text:s/>L10[^-1]</text:p>
          </table:table-cell>
        </table:table-row>
        <table:table-row table:style-name="TableRow2029">
          <table:table-cell table:style-name="TableCell2030">
            <text:p text:style-name="TableContents"># RECIPLN2</text:p>
          </table:table-cell>
          <table:table-cell table:style-name="TableCell2031">
            <text:p text:style-name="Display"># LN2⁸</text:p>
          </table:table-cell>
          <table:table-cell table:style-name="TableCell2032">
            <text:p text:style-name="TableContents"># LN2[^-1]</text:p>
          </table:table-cell>
        </table:table-row>
        <table:table-row table:style-name="TableRow2033">
          <table:table-cell table:style-name="TableCell2034">
            <text:p text:style-name="TableContents"># Rinf</text:p>
          </table:table-cell>
          <table:table-cell table:style-name="TableCell2035">
            <text:p text:style-name="Display"># R₈</text:p>
          </table:table-cell>
          <table:table-cell table:style-name="TableCell2036">
            <text:p text:style-name="TableContents"># R[sub-infinity]</text:p>
          </table:table-cell>
        </table:table-row>
        <table:table-row table:style-name="TableRow2037">
          <table:table-cell table:style-name="TableCell2038">
            <text:p text:style-name="TableContents"># Rk</text:p>
          </table:table-cell>
          <table:table-cell table:style-name="TableCell2039">
            <text:p text:style-name="Display"># Rₖ</text:p>
          </table:table-cell>
          <table:table-cell table:style-name="TableCell2040">
            <text:p text:style-name="TableContents"># R[sub-k]</text:p>
          </table:table-cell>
        </table:table-row>
        <table:table-row table:style-name="TableRow2041">
          <table:table-cell table:style-name="TableCell2042">
            <text:p text:style-name="TableContents"># sigma</text:p>
          </table:table-cell>
          <table:table-cell table:style-name="TableCell2043">
            <text:p text:style-name="Display"># σ⒝</text:p>
          </table:table-cell>
          <table:table-cell table:style-name="TableCell2044">
            <text:p text:style-name="TableContents"># [sigma][sub-B]</text:p>
          </table:table-cell>
        </table:table-row>
        <table:table-row table:style-name="TableRow2045">
          <table:table-cell table:style-name="TableCell2046">
            <text:p text:style-name="TableContents"># SM_luna</text:p>
          </table:table-cell>
          <table:table-cell table:style-name="TableCell2047">
            <text:p text:style-name="Display"># aₘ</text:p>
          </table:table-cell>
          <table:table-cell table:style-name="TableCell2048">
            <text:p text:style-name="TableContents"># a[sub-m]</text:p>
          </table:table-cell>
        </table:table-row>
        <table:table-row table:style-name="TableRow2049">
          <table:table-cell table:style-name="TableCell2050">
            <text:p text:style-name="TableContents"># SM_terra</text:p>
          </table:table-cell>
          <table:table-cell table:style-name="TableCell2051">
            <text:p text:style-name="Display"># a♁</text:p>
          </table:table-cell>
          <table:table-cell table:style-name="TableCell2052">
            <text:p text:style-name="TableContents"># a[terra]</text:p>
          </table:table-cell>
        </table:table-row>
        <table:table-row table:style-name="TableRow2053">
          <table:table-cell table:style-name="TableCell2054">
            <text:p text:style-name="TableContents"># SQRT_2_PI</text:p>
          </table:table-cell>
          <table:table-cell table:style-name="TableCell2055">
            <text:p text:style-name="Display"># √2π</text:p>
          </table:table-cell>
          <table:table-cell table:style-name="TableCell2056">
            <text:p text:style-name="TableContents"># [sqrt]2[pi]</text:p>
          </table:table-cell>
        </table:table-row>
        <table:table-row table:style-name="TableRow2057">
          <table:table-cell table:style-name="TableCell2058">
            <text:p text:style-name="TableContents"># t</text:p>
          </table:table-cell>
          <table:table-cell table:style-name="TableCell2059">
            <text:p text:style-name="Display"># T₀</text:p>
          </table:table-cell>
          <table:table-cell table:style-name="TableCell2060">
            <text:p text:style-name="TableContents"># T[sub-0]</text:p>
          </table:table-cell>
        </table:table-row>
        <table:table-row table:style-name="TableRow2061">
          <table:table-cell table:style-name="TableCell2062">
            <text:p text:style-name="TableContents"># tp</text:p>
          </table:table-cell>
          <table:table-cell table:style-name="TableCell2063">
            <text:p text:style-name="Display"># tₚ</text:p>
          </table:table-cell>
          <table:table-cell table:style-name="TableCell2064">
            <text:p text:style-name="TableContents"># t[sub-p]</text:p>
          </table:table-cell>
        </table:table-row>
        <table:table-row table:style-name="TableRow2065">
          <table:table-cell table:style-name="TableCell2066">
            <text:p text:style-name="TableContents">#<text:s/>Vm</text:p>
          </table:table-cell>
          <table:table-cell table:style-name="TableCell2067">
            <text:p text:style-name="Display"># Vₘ</text:p>
          </table:table-cell>
          <table:table-cell table:style-name="TableCell2068">
            <text:p text:style-name="TableContents"># V[sub-m]</text:p>
          </table:table-cell>
        </table:table-row>
        <table:table-row table:style-name="TableRow2069">
          <table:table-cell table:style-name="TableCell2070">
            <text:p text:style-name="TableContents"># WGS_E2</text:p>
          </table:table-cell>
          <table:table-cell table:style-name="TableCell2071">
            <text:p text:style-name="Display"># Se²</text:p>
          </table:table-cell>
          <table:table-cell table:style-name="TableCell2072">
            <text:p text:style-name="TableContents"># Se[^2]</text:p>
          </table:table-cell>
        </table:table-row>
        <table:table-row table:style-name="TableRow2073">
          <table:table-cell table:style-name="TableCell2074">
            <text:p text:style-name="TableContents"># WGS_ES2</text:p>
          </table:table-cell>
          <table:table-cell table:style-name="TableCell2075">
            <text:p text:style-name="Display"># Se'²</text:p>
          </table:table-cell>
          <table:table-cell table:style-name="TableCell2076">
            <text:p text:style-name="TableContents"># Se'[^2]</text:p>
          </table:table-cell>
        </table:table-row>
        <table:table-row table:style-name="TableRow2077">
          <table:table-cell table:style-name="TableCell2078">
            <text:p text:style-name="TableContents"># WGS_F</text:p>
          </table:table-cell>
          <table:table-cell table:style-name="TableCell2079">
            <text:p text:style-name="Display"># Sf⁸</text:p>
          </table:table-cell>
          <table:table-cell table:style-name="TableCell2080">
            <text:p text:style-name="TableContents"># Sf[^-1]</text:p>
          </table:table-cell>
        </table:table-row>
        <table:table-row table:style-name="TableRow2081">
          <table:table-cell table:style-name="TableCell2082">
            <text:p text:style-name="TableContents"># WGS_OMEGA</text:p>
          </table:table-cell>
          <table:table-cell table:style-name="TableCell2083">
            <text:p text:style-name="Display"># ω</text:p>
          </table:table-cell>
          <table:table-cell table:style-name="TableCell2084">
            <text:p text:style-name="TableContents"># [omega]</text:p>
          </table:table-cell>
        </table:table-row>
        <table:table-row table:style-name="TableRow2085">
          <table:table-cell table:style-name="TableCell2086">
            <text:p text:style-name="TableContents"># Zo</text:p>
          </table:table-cell>
          <table:table-cell table:style-name="TableCell2087">
            <text:p text:style-name="Display"># Z₀</text:p>
          </table:table-cell>
          <table:table-cell table:style-name="TableCell2088">
            <text:p text:style-name="TableContents"># Z[sub-0]</text:p>
          </table:table-cell>
        </table:table-row>
        <table:table-row table:style-name="TableRow2089">
          <table:table-cell table:style-name="TableCell2090">
            <text:p text:style-name="TableContents">%CH</text:p>
          </table:table-cell>
          <table:table-cell table:style-name="TableCell2091">
            <text:p text:style-name="Display">Δ%</text:p>
          </table:table-cell>
          <table:table-cell table:style-name="TableCell2092">
            <text:p text:style-name="TableContents">[DELTA]%</text:p>
          </table:table-cell>
        </table:table-row>
        <table:table-row table:style-name="TableRow2093">
          <table:table-cell table:style-name="TableCell2094">
            <text:p text:style-name="TableContents">%SUM</text:p>
          </table:table-cell>
          <table:table-cell table:style-name="TableCell2095">
            <text:p text:style-name="Display">%Σ</text:p>
          </table:table-cell>
          <table:table-cell table:style-name="TableCell2096">
            <text:p text:style-name="TableContents">%[SIGMA]</text:p>
          </table:table-cell>
        </table:table-row>
        <table:table-row table:style-name="TableRow2097">
          <table:table-cell table:style-name="TableCell2098">
            <text:p text:style-name="TableContents">(-1)^x</text:p>
          </table:table-cell>
          <table:table-cell table:style-name="TableCell2099">
            <text:p text:style-name="Display">(-1)ᵡ</text:p>
          </table:table-cell>
          <table:table-cell table:style-name="TableCell2100">
            <text:p text:style-name="TableContents">(-1)[^x]</text:p>
          </table:table-cell>
        </table:table-row>
        <table:table-row table:style-name="TableRow2101">
          <table:table-cell table:style-name="TableCell2102">
            <text:p text:style-name="TableContents">c(-1)^x</text:p>
          </table:table-cell>
          <table:table-cell table:style-name="TableCell2103">
            <text:p text:style-name="Display">©(-1)ᵡ</text:p>
          </table:table-cell>
          <table:table-cell table:style-name="TableCell2104">
            <text:p text:style-name="TableContents">[cmplx](-1)[^x]</text:p>
          </table:table-cell>
        </table:table-row>
        <table:table-row table:style-name="TableRow2105">
          <table:table-cell table:style-name="TableCell2106">
            <text:p text:style-name="TableContents">*</text:p>
          </table:table-cell>
          <table:table-cell table:style-name="TableCell2107">
            <text:p text:style-name="Display">×</text:p>
          </table:table-cell>
          <table:table-cell table:style-name="TableCell2108">
            <text:p text:style-name="TableContents">[times]</text:p>
          </table:table-cell>
        </table:table-row>
        <table:table-row table:style-name="TableRow2109">
          <table:table-cell table:style-name="TableCell2110">
            <text:p text:style-name="TableContents">c*</text:p>
          </table:table-cell>
          <table:table-cell table:style-name="TableCell2111">
            <text:p text:style-name="Display">©×</text:p>
          </table:table-cell>
          <table:table-cell table:style-name="TableCell2112">
            <text:p text:style-name="TableContents">[cmplx][times]</text:p>
          </table:table-cell>
        </table:table-row>
        <table:table-row table:style-name="TableRow2113">
          <table:table-cell table:style-name="TableCell2114">
            <text:p text:style-name="TableContents">c+</text:p>
          </table:table-cell>
          <table:table-cell table:style-name="TableCell2115">
            <text:p text:style-name="Display">©+</text:p>
          </table:table-cell>
          <table:table-cell table:style-name="TableCell2116">
            <text:p text:style-name="TableContents">[cmplx]+</text:p>
          </table:table-cell>
        </table:table-row>
        <table:table-row table:style-name="TableRow2117">
          <table:table-cell table:style-name="TableCell2118">
            <text:p text:style-name="TableContents">c+/-</text:p>
          </table:table-cell>
          <table:table-cell table:style-name="TableCell2119">
            <text:p text:style-name="Display">©+/-</text:p>
          </table:table-cell>
          <table:table-cell table:style-name="TableCell2120">
            <text:p text:style-name="TableContents">[cmplx]+/-</text:p>
          </table:table-cell>
        </table:table-row>
        <table:table-row table:style-name="TableRow2121">
          <table:table-cell table:style-name="TableCell2122">
            <text:p text:style-name="TableContents">c-</text:p>
          </table:table-cell>
          <table:table-cell table:style-name="TableCell2123">
            <text:p text:style-name="Display">©-</text:p>
          </table:table-cell>
          <table:table-cell table:style-name="TableCell2124">
            <text:p text:style-name="TableContents">[cmplx]-</text:p>
          </table:table-cell>
        </table:table-row>
        <table:table-row table:style-name="TableRow2125">
          <table:table-cell table:style-name="TableCell2126">
            <text:p text:style-name="TableContents">c/</text:p>
          </table:table-cell>
          <table:table-cell table:style-name="TableCell2127">
            <text:p text:style-name="Display">©/</text:p>
          </table:table-cell>
          <table:table-cell table:style-name="TableCell2128">
            <text:p text:style-name="TableContents">[cmplx]/</text:p>
          </table:table-cell>
        </table:table-row>
        <table:table-row table:style-name="TableRow2129">
          <table:table-cell table:style-name="TableCell2130">
            <text:p text:style-name="TableContents">10^x</text:p>
          </table:table-cell>
          <table:table-cell table:style-name="TableCell2131">
            <text:p text:style-name="Display">10ᵡ</text:p>
          </table:table-cell>
          <table:table-cell table:style-name="TableCell2132">
            <text:p text:style-name="TableContents">10[^x]</text:p>
          </table:table-cell>
        </table:table-row>
        <table:table-row table:style-name="TableRow2133">
          <table:table-cell table:style-name="TableCell2134">
            <text:p text:style-name="TableContents">c10^x</text:p>
          </table:table-cell>
          <table:table-cell table:style-name="TableCell2135">
            <text:p text:style-name="Display">©10ᵡ</text:p>
          </table:table-cell>
          <table:table-cell table:style-name="TableCell2136">
            <text:p text:style-name="TableContents">[cmplx]10[^x]</text:p>
          </table:table-cell>
        </table:table-row>
        <text:soft-page-break/>
        <table:table-row table:style-name="TableRow2137">
          <table:table-cell table:style-name="TableCell2138">
            <text:p text:style-name="TableContents">2^x</text:p>
          </table:table-cell>
          <table:table-cell table:style-name="TableCell2139">
            <text:p text:style-name="Display">2ᵡ</text:p>
          </table:table-cell>
          <table:table-cell table:style-name="TableCell2140">
            <text:p text:style-name="TableContents">2[^x]</text:p>
          </table:table-cell>
        </table:table-row>
        <table:table-row table:style-name="TableRow2141">
          <table:table-cell table:style-name="TableCell2142">
            <text:p text:style-name="TableContents">c2^x</text:p>
          </table:table-cell>
          <table:table-cell table:style-name="TableCell2143">
            <text:p text:style-name="Display">©2ᵡ</text:p>
          </table:table-cell>
          <table:table-cell table:style-name="TableCell2144">
            <text:p text:style-name="TableContents">[cmplx]2[^x]</text:p>
          </table:table-cell>
        </table:table-row>
        <table:table-row table:style-name="TableRow2145">
          <table:table-cell table:style-name="TableCell2146">
            <text:p text:style-name="TableContents">&lt;&gt;</text:p>
          </table:table-cell>
          <table:table-cell table:style-name="TableCell2147">
            <text:p text:style-name="Display">⇆</text:p>
          </table:table-cell>
          <table:table-cell table:style-name="TableCell2148">
            <text:p text:style-name="TableContents">[&lt;-&gt;]</text:p>
          </table:table-cell>
        </table:table-row>
        <table:table-row table:style-name="TableRow2149">
          <table:table-cell table:style-name="TableCell2150">
            <text:p text:style-name="TableContents">&gt;DATE</text:p>
          </table:table-cell>
          <table:table-cell table:style-name="TableCell2151">
            <text:p text:style-name="Display">→DATE</text:p>
          </table:table-cell>
          <table:table-cell table:style-name="TableCell2152">
            <text:p text:style-name="TableContents">[-&gt;]DATE</text:p>
          </table:table-cell>
        </table:table-row>
        <table:table-row table:style-name="TableRow2153">
          <table:table-cell table:style-name="TableCell2154">
            <text:p text:style-name="TableContents">&gt;DEG</text:p>
          </table:table-cell>
          <table:table-cell table:style-name="TableCell2155">
            <text:p text:style-name="Display">→DEG</text:p>
          </table:table-cell>
          <table:table-cell table:style-name="TableCell2156">
            <text:p text:style-name="TableContents">[-&gt;]DEG</text:p>
          </table:table-cell>
        </table:table-row>
        <table:table-row table:style-name="TableRow2157">
          <table:table-cell table:style-name="TableCell2158">
            <text:p text:style-name="TableContents">&gt;GRAD</text:p>
          </table:table-cell>
          <table:table-cell table:style-name="TableCell2159">
            <text:p text:style-name="Display">→GRAD</text:p>
          </table:table-cell>
          <table:table-cell table:style-name="TableCell2160">
            <text:p text:style-name="TableContents">[-&gt;]GRAD</text:p>
          </table:table-cell>
        </table:table-row>
        <table:table-row table:style-name="TableRow2161">
          <table:table-cell table:style-name="TableCell2162">
            <text:p text:style-name="TableContents">&gt;H.MS</text:p>
          </table:table-cell>
          <table:table-cell table:style-name="TableCell2163">
            <text:p text:style-name="Display">→H.MS</text:p>
          </table:table-cell>
          <table:table-cell table:style-name="TableCell2164">
            <text:p text:style-name="TableContents">[-&gt;]H.MS</text:p>
          </table:table-cell>
        </table:table-row>
        <table:table-row table:style-name="TableRow2165">
          <table:table-cell table:style-name="TableCell2166">
            <text:p text:style-name="TableContents">&gt;HR</text:p>
          </table:table-cell>
          <table:table-cell table:style-name="TableCell2167">
            <text:p text:style-name="Display">→HR</text:p>
          </table:table-cell>
          <table:table-cell table:style-name="TableCell2168">
            <text:p text:style-name="TableContents">[-&gt;]HR</text:p>
          </table:table-cell>
        </table:table-row>
        <table:table-row table:style-name="TableRow2169">
          <table:table-cell table:style-name="TableCell2170">
            <text:p text:style-name="TableContents">&gt;POL</text:p>
          </table:table-cell>
          <table:table-cell table:style-name="TableCell2171">
            <text:p text:style-name="Display">→POL</text:p>
          </table:table-cell>
          <table:table-cell table:style-name="TableCell2172">
            <text:p text:style-name="TableContents">[-&gt;]POL</text:p>
          </table:table-cell>
        </table:table-row>
        <table:table-row table:style-name="TableRow2173">
          <table:table-cell table:style-name="TableCell2174">
            <text:p text:style-name="TableContents">&gt;RAD</text:p>
          </table:table-cell>
          <table:table-cell table:style-name="TableCell2175">
            <text:p text:style-name="Display">→RAD</text:p>
          </table:table-cell>
          <table:table-cell table:style-name="TableCell2176">
            <text:p text:style-name="TableContents">[-&gt;]RAD</text:p>
          </table:table-cell>
        </table:table-row>
        <table:table-row table:style-name="TableRow2177">
          <table:table-cell table:style-name="TableCell2178">
            <text:p text:style-name="TableContents">&gt;REC</text:p>
          </table:table-cell>
          <table:table-cell table:style-name="TableCell2179">
            <text:p text:style-name="Display">→REC</text:p>
          </table:table-cell>
          <table:table-cell table:style-name="TableCell2180">
            <text:p text:style-name="TableContents">[-&gt;]REC</text:p>
          </table:table-cell>
        </table:table-row>
        <table:table-row table:style-name="TableRow2181">
          <table:table-cell table:style-name="TableCell2182">
            <text:p text:style-name="TableContents">a</text:p>
          </table:table-cell>
          <table:table-cell table:style-name="TableCell2183">
            <text:p text:style-name="Display">α</text:p>
          </table:table-cell>
          <table:table-cell table:style-name="TableCell2184">
            <text:p text:style-name="TableContents">[alpha]</text:p>
          </table:table-cell>
        </table:table-row>
        <table:table-row table:style-name="TableRow2185">
          <table:table-cell table:style-name="TableCell2186">
            <text:p text:style-name="TableContents">a&gt;x</text:p>
          </table:table-cell>
          <table:table-cell table:style-name="TableCell2187">
            <text:p text:style-name="Display">α→x</text:p>
          </table:table-cell>
          <table:table-cell table:style-name="TableCell2188">
            <text:p text:style-name="TableContents">[alpha][-&gt;]x</text:p>
          </table:table-cell>
        </table:table-row>
        <table:table-row table:style-name="TableRow2189">
          <table:table-cell table:style-name="TableCell2190">
            <text:p text:style-name="TableContents">cABS</text:p>
          </table:table-cell>
          <table:table-cell table:style-name="TableCell2191">
            <text:p text:style-name="Display">©ABS</text:p>
          </table:table-cell>
          <table:table-cell table:style-name="TableCell2192">
            <text:p text:style-name="TableContents">[cmplx]ABS</text:p>
          </table:table-cell>
        </table:table-row>
        <table:table-row table:style-name="TableRow2193">
          <table:table-cell table:style-name="TableCell2194">
            <text:p text:style-name="TableContents">cACOS</text:p>
          </table:table-cell>
          <table:table-cell table:style-name="TableCell2195">
            <text:p text:style-name="Display">©ACOS</text:p>
          </table:table-cell>
          <table:table-cell table:style-name="TableCell2196">
            <text:p text:style-name="TableContents">[cmplx]ACOS</text:p>
          </table:table-cell>
        </table:table-row>
        <table:table-row table:style-name="TableRow2197">
          <table:table-cell table:style-name="TableCell2198">
            <text:p text:style-name="TableContents">cACOSH</text:p>
          </table:table-cell>
          <table:table-cell table:style-name="TableCell2199">
            <text:p text:style-name="Display">©ACOSH</text:p>
          </table:table-cell>
          <table:table-cell table:style-name="TableCell2200">
            <text:p text:style-name="TableContents">[cmplx]ACOSH</text:p>
          </table:table-cell>
        </table:table-row>
        <table:table-row table:style-name="TableRow2201">
          <table:table-cell table:style-name="TableCell2202">
            <text:p text:style-name="TableContents">acres&gt;ha</text:p>
          </table:table-cell>
          <table:table-cell table:style-name="TableCell2203">
            <text:p text:style-name="Display">acres→ha</text:p>
          </table:table-cell>
          <table:table-cell table:style-name="TableCell2204">
            <text:p text:style-name="TableContents">acres[-&gt;]ha</text:p>
          </table:table-cell>
        </table:table-row>
        <table:table-row table:style-name="TableRow2205">
          <table:table-cell table:style-name="TableCell2206">
            <text:p text:style-name="TableContents">aDATE</text:p>
          </table:table-cell>
          <table:table-cell table:style-name="TableCell2207">
            <text:p text:style-name="Display">αDATE</text:p>
          </table:table-cell>
          <table:table-cell table:style-name="TableCell2208">
            <text:p text:style-name="TableContents">[alpha]DATE</text:p>
          </table:table-cell>
        </table:table-row>
        <table:table-row table:style-name="TableRow2209">
          <table:table-cell table:style-name="TableCell2210">
            <text:p text:style-name="TableContents">aDAY</text:p>
          </table:table-cell>
          <table:table-cell table:style-name="TableCell2211">
            <text:p text:style-name="Display">αDAY</text:p>
          </table:table-cell>
          <table:table-cell table:style-name="TableCell2212">
            <text:p text:style-name="TableContents">[alpha]DAY</text:p>
          </table:table-cell>
        </table:table-row>
        <table:table-row table:style-name="TableRow2213">
          <table:table-cell table:style-name="TableCell2214">
            <text:p text:style-name="TableContents">cAGM</text:p>
          </table:table-cell>
          <table:table-cell table:style-name="TableCell2215">
            <text:p text:style-name="Display">©AGM</text:p>
          </table:table-cell>
          <table:table-cell table:style-name="TableCell2216">
            <text:p text:style-name="TableContents">[cmplx]AGM</text:p>
          </table:table-cell>
        </table:table-row>
        <table:table-row table:style-name="TableRow2217">
          <table:table-cell table:style-name="TableCell2218">
            <text:p text:style-name="TableContents">aGTO</text:p>
          </table:table-cell>
          <table:table-cell table:style-name="TableCell2219">
            <text:p text:style-name="Display">αGTO</text:p>
          </table:table-cell>
          <table:table-cell table:style-name="TableCell2220">
            <text:p text:style-name="TableContents">[alpha]GTO</text:p>
          </table:table-cell>
        </table:table-row>
        <table:table-row table:style-name="TableRow2221">
          <table:table-cell table:style-name="TableCell2222">
            <text:p text:style-name="TableContents">aIP</text:p>
          </table:table-cell>
          <table:table-cell table:style-name="TableCell2223">
            <text:p text:style-name="Display">αIP</text:p>
          </table:table-cell>
          <table:table-cell table:style-name="TableCell2224">
            <text:p text:style-name="TableContents">[alpha]IP</text:p>
          </table:table-cell>
        </table:table-row>
        <table:table-row table:style-name="TableRow2225">
          <table:table-cell table:style-name="TableCell2226">
            <text:p text:style-name="TableContents">aLENG</text:p>
          </table:table-cell>
          <table:table-cell table:style-name="TableCell2227">
            <text:p text:style-name="Display">αLENG</text:p>
          </table:table-cell>
          <table:table-cell table:style-name="TableCell2228">
            <text:p text:style-name="TableContents">[alpha]LENG</text:p>
          </table:table-cell>
        </table:table-row>
        <table:table-row table:style-name="TableRow2229">
          <table:table-cell table:style-name="TableCell2230">
            <text:p text:style-name="TableContents">aMONTH</text:p>
          </table:table-cell>
          <table:table-cell table:style-name="TableCell2231">
            <text:p text:style-name="Display">αMONTH</text:p>
          </table:table-cell>
          <table:table-cell table:style-name="TableCell2232">
            <text:p text:style-name="TableContents">[alpha]MONTH</text:p>
          </table:table-cell>
        </table:table-row>
        <table:table-row table:style-name="TableRow2233">
          <table:table-cell table:style-name="TableCell2234">
            <text:p text:style-name="TableContents">aOFF</text:p>
          </table:table-cell>
          <table:table-cell table:style-name="TableCell2235">
            <text:p text:style-name="Display">αOFF</text:p>
          </table:table-cell>
          <table:table-cell table:style-name="TableCell2236">
            <text:p text:style-name="TableContents">[alpha]OFF</text:p>
          </table:table-cell>
        </table:table-row>
        <table:table-row table:style-name="TableRow2237">
          <table:table-cell table:style-name="TableCell2238">
            <text:p text:style-name="TableContents">aON</text:p>
          </table:table-cell>
          <table:table-cell table:style-name="TableCell2239">
            <text:p text:style-name="Display">αON</text:p>
          </table:table-cell>
          <table:table-cell table:style-name="TableCell2240">
            <text:p text:style-name="TableContents">[alpha]ON</text:p>
          </table:table-cell>
        </table:table-row>
        <table:table-row table:style-name="TableRow2241">
          <table:table-cell table:style-name="TableCell2242">
            <text:p text:style-name="TableContents">ar.&gt;dB</text:p>
          </table:table-cell>
          <table:table-cell table:style-name="TableCell2243">
            <text:p text:style-name="Display">ar.→dB</text:p>
          </table:table-cell>
          <table:table-cell table:style-name="TableCell2244">
            <text:p text:style-name="TableContents">ar.[-&gt;]dB</text:p>
          </table:table-cell>
        </table:table-row>
        <table:table-row table:style-name="TableRow2245">
          <table:table-cell table:style-name="TableCell2246">
            <text:p text:style-name="TableContents">aRC#</text:p>
          </table:table-cell>
          <table:table-cell table:style-name="TableCell2247">
            <text:p text:style-name="Display">αRC#</text:p>
          </table:table-cell>
          <table:table-cell table:style-name="TableCell2248">
            <text:p text:style-name="TableContents">[alpha]RC#</text:p>
          </table:table-cell>
        </table:table-row>
        <table:table-row table:style-name="TableRow2249">
          <table:table-cell table:style-name="TableCell2250">
            <text:p text:style-name="TableContents">aRCL</text:p>
          </table:table-cell>
          <table:table-cell table:style-name="TableCell2251">
            <text:p text:style-name="Display">αRCL</text:p>
          </table:table-cell>
          <table:table-cell table:style-name="TableCell2252">
            <text:p text:style-name="TableContents">[alpha]RCL</text:p>
          </table:table-cell>
        </table:table-row>
        <table:table-row table:style-name="TableRow2253">
          <table:table-cell table:style-name="TableCell2254">
            <text:p text:style-name="TableContents">aRL</text:p>
          </table:table-cell>
          <table:table-cell table:style-name="TableCell2255">
            <text:p text:style-name="Display">αRL</text:p>
          </table:table-cell>
          <table:table-cell table:style-name="TableCell2256">
            <text:p text:style-name="TableContents">[alpha]RL</text:p>
          </table:table-cell>
        </table:table-row>
        <table:table-row table:style-name="TableRow2257">
          <table:table-cell table:style-name="TableCell2258">
            <text:p text:style-name="TableContents">aRR</text:p>
          </table:table-cell>
          <table:table-cell table:style-name="TableCell2259">
            <text:p text:style-name="Display">αRR</text:p>
          </table:table-cell>
          <table:table-cell table:style-name="TableCell2260">
            <text:p text:style-name="TableContents">[alpha]RR</text:p>
          </table:table-cell>
        </table:table-row>
        <table:table-row table:style-name="TableRow2261">
          <table:table-cell table:style-name="TableCell2262">
            <text:p text:style-name="TableContents">cASIN</text:p>
          </table:table-cell>
          <table:table-cell table:style-name="TableCell2263">
            <text:p text:style-name="Display">©ASIN</text:p>
          </table:table-cell>
          <table:table-cell table:style-name="TableCell2264">
            <text:p text:style-name="TableContents">[cmplx]ASIN</text:p>
          </table:table-cell>
        </table:table-row>
        <table:table-row table:style-name="TableRow2265">
          <table:table-cell table:style-name="TableCell2266">
            <text:p text:style-name="TableContents">cASINH</text:p>
          </table:table-cell>
          <table:table-cell table:style-name="TableCell2267">
            <text:p text:style-name="Display">©ASINH</text:p>
          </table:table-cell>
          <table:table-cell table:style-name="TableCell2268">
            <text:p text:style-name="TableContents">[cmplx]ASINH</text:p>
          </table:table-cell>
        </table:table-row>
        <table:table-row table:style-name="TableRow2269">
          <table:table-cell table:style-name="TableCell2270">
            <text:p text:style-name="TableContents">aSL</text:p>
          </table:table-cell>
          <table:table-cell table:style-name="TableCell2271">
            <text:p text:style-name="Display">αSL</text:p>
          </table:table-cell>
          <table:table-cell table:style-name="TableCell2272">
            <text:p text:style-name="TableContents">[alpha]SL</text:p>
          </table:table-cell>
        </table:table-row>
        <table:table-row table:style-name="TableRow2273">
          <table:table-cell table:style-name="TableCell2274">
            <text:p text:style-name="TableContents">aSR</text:p>
          </table:table-cell>
          <table:table-cell table:style-name="TableCell2275">
            <text:p text:style-name="Display">αSR</text:p>
          </table:table-cell>
          <table:table-cell table:style-name="TableCell2276">
            <text:p text:style-name="TableContents">[alpha]SR</text:p>
          </table:table-cell>
        </table:table-row>
        <table:table-row table:style-name="TableRow2277">
          <table:table-cell table:style-name="TableCell2278">
            <text:p text:style-name="TableContents">aSTO</text:p>
          </table:table-cell>
          <table:table-cell table:style-name="TableCell2279">
            <text:p text:style-name="Display">αSTO</text:p>
          </table:table-cell>
          <table:table-cell table:style-name="TableCell2280">
            <text:p text:style-name="TableContents">[alpha]STO</text:p>
          </table:table-cell>
        </table:table-row>
        <table:table-row table:style-name="TableRow2281">
          <table:table-cell table:style-name="TableCell2282">
            <text:p text:style-name="TableContents">cATAN</text:p>
          </table:table-cell>
          <table:table-cell table:style-name="TableCell2283">
            <text:p text:style-name="Display">©ATAN</text:p>
          </table:table-cell>
          <table:table-cell table:style-name="TableCell2284">
            <text:p text:style-name="TableContents">[cmplx]ATAN</text:p>
          </table:table-cell>
        </table:table-row>
        <table:table-row table:style-name="TableRow2285">
          <table:table-cell table:style-name="TableCell2286">
            <text:p text:style-name="TableContents">cATANH</text:p>
          </table:table-cell>
          <table:table-cell table:style-name="TableCell2287">
            <text:p text:style-name="Display">©ATANH</text:p>
          </table:table-cell>
          <table:table-cell table:style-name="TableCell2288">
            <text:p text:style-name="TableContents">[cmplx]ATANH</text:p>
          </table:table-cell>
        </table:table-row>
        <table:table-row table:style-name="TableRow2289">
          <table:table-cell table:style-name="TableCell2290">
            <text:p text:style-name="TableContents">aTIME</text:p>
          </table:table-cell>
          <table:table-cell table:style-name="TableCell2291">
            <text:p text:style-name="Display">αTIME</text:p>
          </table:table-cell>
          <table:table-cell table:style-name="TableCell2292">
            <text:p text:style-name="TableContents">[alpha]TIME</text:p>
          </table:table-cell>
        </table:table-row>
        <table:table-row table:style-name="TableRow2293">
          <table:table-cell table:style-name="TableCell2294">
            <text:p text:style-name="TableContents">atm&gt;Pa</text:p>
          </table:table-cell>
          <table:table-cell table:style-name="TableCell2295">
            <text:p text:style-name="Display">atm→Pa</text:p>
          </table:table-cell>
          <table:table-cell table:style-name="TableCell2296">
            <text:p text:style-name="TableContents">atm[-&gt;]Pa</text:p>
          </table:table-cell>
        </table:table-row>
        <text:soft-page-break/>
        <table:table-row table:style-name="TableRow2297">
          <table:table-cell table:style-name="TableCell2298">
            <text:p text:style-name="TableContents">AU&gt;km</text:p>
          </table:table-cell>
          <table:table-cell table:style-name="TableCell2299">
            <text:p text:style-name="Display">AU→km</text:p>
          </table:table-cell>
          <table:table-cell table:style-name="TableCell2300">
            <text:p text:style-name="TableContents">AU[-&gt;]km</text:p>
          </table:table-cell>
        </table:table-row>
        <table:table-row table:style-name="TableRow2301">
          <table:table-cell table:style-name="TableCell2302">
            <text:p text:style-name="TableContents">aXEQ</text:p>
          </table:table-cell>
          <table:table-cell table:style-name="TableCell2303">
            <text:p text:style-name="Display">αXEQ</text:p>
          </table:table-cell>
          <table:table-cell table:style-name="TableCell2304">
            <text:p text:style-name="TableContents">[alpha]XEQ</text:p>
          </table:table-cell>
        </table:table-row>
        <table:table-row table:style-name="TableRow2305">
          <table:table-cell table:style-name="TableCell2306">
            <text:p text:style-name="TableContents">bar&gt;Pa</text:p>
          </table:table-cell>
          <table:table-cell table:style-name="TableCell2307">
            <text:p text:style-name="Display">bar→Pa</text:p>
          </table:table-cell>
          <table:table-cell table:style-name="TableCell2308">
            <text:p text:style-name="TableContents">bar[-&gt;]Pa</text:p>
          </table:table-cell>
        </table:table-row>
        <table:table-row table:style-name="TableRow2309">
          <table:table-cell table:style-name="TableCell2310">
            <text:p text:style-name="TableContents">BETA</text:p>
          </table:table-cell>
          <table:table-cell table:style-name="TableCell2311">
            <text:p text:style-name="Display">β</text:p>
          </table:table-cell>
          <table:table-cell table:style-name="TableCell2312">
            <text:p text:style-name="TableContents">[beta]</text:p>
          </table:table-cell>
        </table:table-row>
        <table:table-row table:style-name="TableRow2313">
          <table:table-cell table:style-name="TableCell2314">
            <text:p text:style-name="TableContents">cBETA</text:p>
          </table:table-cell>
          <table:table-cell table:style-name="TableCell2315">
            <text:p text:style-name="Display">©β</text:p>
          </table:table-cell>
          <table:table-cell table:style-name="TableCell2316">
            <text:p text:style-name="TableContents">[cmplx][beta]</text:p>
          </table:table-cell>
        </table:table-row>
        <table:table-row table:style-name="TableRow2317">
          <table:table-cell table:style-name="TableCell2318">
            <text:p text:style-name="TableContents">Binom-p</text:p>
          </table:table-cell>
          <table:table-cell table:style-name="TableCell2319">
            <text:p text:style-name="Display">Binomₚ</text:p>
          </table:table-cell>
          <table:table-cell table:style-name="TableCell2320">
            <text:p text:style-name="TableContents">Binom[sub-p]</text:p>
          </table:table-cell>
        </table:table-row>
        <table:table-row table:style-name="TableRow2321">
          <table:table-cell table:style-name="TableCell2322">
            <text:p text:style-name="TableContents">Binom-u</text:p>
          </table:table-cell>
          <table:table-cell table:style-name="TableCell2323">
            <text:p text:style-name="Display">Binomᵤ</text:p>
          </table:table-cell>
          <table:table-cell table:style-name="TableCell2324">
            <text:p text:style-name="TableContents">Binom[sub-u]</text:p>
          </table:table-cell>
        </table:table-row>
        <table:table-row table:style-name="TableRow2325">
          <table:table-cell table:style-name="TableCell2326">
            <text:p text:style-name="TableContents">Bn</text:p>
          </table:table-cell>
          <table:table-cell table:style-name="TableCell2327">
            <text:p text:style-name="Display">Bₙ</text:p>
          </table:table-cell>
          <table:table-cell table:style-name="TableCell2328">
            <text:p text:style-name="TableContents">B[sub-n]</text:p>
          </table:table-cell>
        </table:table-row>
        <table:table-row table:style-name="TableRow2329">
          <table:table-cell table:style-name="TableCell2330">
            <text:p text:style-name="TableContents">Bn*</text:p>
          </table:table-cell>
          <table:table-cell table:style-name="TableCell2331">
            <text:p text:style-name="Display">Bₙ⁺</text:p>
          </table:table-cell>
          <table:table-cell table:style-name="TableCell2332">
            <text:p text:style-name="P2333">B[sub-n][super-star]</text:p>
          </table:table-cell>
        </table:table-row>
        <table:table-row table:style-name="TableRow2334">
          <table:table-cell table:style-name="TableCell2335">
            <text:p text:style-name="TableContents">Btu&gt;J</text:p>
          </table:table-cell>
          <table:table-cell table:style-name="TableCell2336">
            <text:p text:style-name="Display">Btu→J</text:p>
          </table:table-cell>
          <table:table-cell table:style-name="TableCell2337">
            <text:p text:style-name="TableContents">Btu[-&gt;]J</text:p>
          </table:table-cell>
        </table:table-row>
        <table:table-row table:style-name="TableRow2338">
          <table:table-cell table:style-name="TableCell2339">
            <text:p text:style-name="TableContents">C&gt;F</text:p>
          </table:table-cell>
          <table:table-cell table:style-name="TableCell2340">
            <text:p text:style-name="Display">°C→°F</text:p>
          </table:table-cell>
          <table:table-cell table:style-name="TableCell2341">
            <text:p text:style-name="TableContents">[degree]C[-&gt;][degree]F</text:p>
          </table:table-cell>
        </table:table-row>
        <table:table-row table:style-name="TableRow2342">
          <table:table-cell table:style-name="TableCell2343">
            <text:p text:style-name="TableContents">cal&gt;J</text:p>
          </table:table-cell>
          <table:table-cell table:style-name="TableCell2344">
            <text:p text:style-name="Display">cal→J</text:p>
          </table:table-cell>
          <table:table-cell table:style-name="TableCell2345">
            <text:p text:style-name="TableContents">cal[-&gt;]J</text:p>
          </table:table-cell>
        </table:table-row>
        <table:table-row table:style-name="TableRow2346">
          <table:table-cell table:style-name="TableCell2347">
            <text:p text:style-name="TableContents">Cauch-p</text:p>
          </table:table-cell>
          <table:table-cell table:style-name="TableCell2348">
            <text:p text:style-name="Display">Cauchₚ</text:p>
          </table:table-cell>
          <table:table-cell table:style-name="TableCell2349">
            <text:p text:style-name="TableContents">Cauch[sub-p]</text:p>
          </table:table-cell>
        </table:table-row>
        <table:table-row table:style-name="TableRow2350">
          <table:table-cell table:style-name="TableCell2351">
            <text:p text:style-name="TableContents">Cauch-u</text:p>
          </table:table-cell>
          <table:table-cell table:style-name="TableCell2352">
            <text:p text:style-name="Display">Cauchᵤ</text:p>
          </table:table-cell>
          <table:table-cell table:style-name="TableCell2353">
            <text:p text:style-name="TableContents">Cauch[sub-u]</text:p>
          </table:table-cell>
        </table:table-row>
        <table:table-row table:style-name="TableRow2354">
          <table:table-cell table:style-name="TableCell2355">
            <text:p text:style-name="TableContents">cft&gt;l</text:p>
          </table:table-cell>
          <table:table-cell table:style-name="TableCell2356">
            <text:p text:style-name="Display">cft→l</text:p>
          </table:table-cell>
          <table:table-cell table:style-name="TableCell2357">
            <text:p text:style-name="TableContents">cft[-&gt;]l</text:p>
          </table:table-cell>
        </table:table-row>
        <table:table-row table:style-name="TableRow2358">
          <table:table-cell table:style-name="TableCell2359">
            <text:p text:style-name="TableContents">CHI2</text:p>
          </table:table-cell>
          <table:table-cell table:style-name="TableCell2360">
            <text:p text:style-name="Display">χ²</text:p>
          </table:table-cell>
          <table:table-cell table:style-name="TableCell2361">
            <text:p text:style-name="TableContents">[chi][^2]</text:p>
          </table:table-cell>
        </table:table-row>
        <table:table-row table:style-name="TableRow2362">
          <table:table-cell table:style-name="TableCell2363">
            <text:p text:style-name="TableContents">chi2-p</text:p>
          </table:table-cell>
          <table:table-cell table:style-name="TableCell2364">
            <text:p text:style-name="Display">χ²ₚ</text:p>
          </table:table-cell>
          <table:table-cell table:style-name="TableCell2365">
            <text:p text:style-name="TableContents">[chi][^2][sub-p]</text:p>
          </table:table-cell>
        </table:table-row>
        <table:table-row table:style-name="TableRow2366">
          <table:table-cell table:style-name="TableCell2367">
            <text:p text:style-name="TableContents">CHI2-u</text:p>
          </table:table-cell>
          <table:table-cell table:style-name="TableCell2368">
            <text:p text:style-name="Display">χ²ᵤ</text:p>
          </table:table-cell>
          <table:table-cell table:style-name="TableCell2369">
            <text:p text:style-name="TableContents">[chi][^2][sub-u]</text:p>
          </table:table-cell>
        </table:table-row>
        <table:table-row table:style-name="TableRow2370">
          <table:table-cell table:style-name="TableCell2371">
            <text:p text:style-name="TableContents">CHS</text:p>
          </table:table-cell>
          <table:table-cell table:style-name="TableCell2372">
            <text:p text:style-name="Display">+/-</text:p>
          </table:table-cell>
          <table:table-cell table:style-name="TableCell2373">
            <text:p text:style-name="TableContents">+/-</text:p>
          </table:table-cell>
        </table:table-row>
        <table:table-row table:style-name="TableRow2374">
          <table:table-cell table:style-name="TableCell2375">
            <text:p text:style-name="TableContents">cCHS</text:p>
          </table:table-cell>
          <table:table-cell table:style-name="TableCell2376">
            <text:p text:style-name="Display">©+/-</text:p>
          </table:table-cell>
          <table:table-cell table:style-name="TableCell2377">
            <text:p text:style-name="TableContents">[cmplx]+/-</text:p>
          </table:table-cell>
        </table:table-row>
        <table:table-row table:style-name="TableRow2378">
          <table:table-cell table:style-name="TableCell2379">
            <text:p text:style-name="TableContents">CLa</text:p>
          </table:table-cell>
          <table:table-cell table:style-name="TableCell2380">
            <text:p text:style-name="Display">CLα</text:p>
          </table:table-cell>
          <table:table-cell table:style-name="TableCell2381">
            <text:p text:style-name="TableContents">CL[alpha]</text:p>
          </table:table-cell>
        </table:table-row>
        <table:table-row table:style-name="TableRow2382">
          <table:table-cell table:style-name="TableCell2383">
            <text:p text:style-name="TableContents">CLSUMS</text:p>
          </table:table-cell>
          <table:table-cell table:style-name="TableCell2384">
            <text:p text:style-name="Display">CLΣ</text:p>
          </table:table-cell>
          <table:table-cell table:style-name="TableCell2385">
            <text:p text:style-name="TableContents">CL[SIGMA]</text:p>
          </table:table-cell>
        </table:table-row>
        <table:table-row table:style-name="TableRow2386">
          <table:table-cell table:style-name="TableCell2387">
            <text:p text:style-name="TableContents">cm&gt;inches</text:p>
          </table:table-cell>
          <table:table-cell table:style-name="TableCell2388">
            <text:p text:style-name="Display">cm→inches</text:p>
          </table:table-cell>
          <table:table-cell table:style-name="TableCell2389">
            <text:p text:style-name="TableContents">cm[-&gt;]inches</text:p>
          </table:table-cell>
        </table:table-row>
        <table:table-row table:style-name="TableRow2390">
          <table:table-cell table:style-name="TableCell2391">
            <text:p text:style-name="TableContents">cCNST</text:p>
          </table:table-cell>
          <table:table-cell table:style-name="TableCell2392">
            <text:p text:style-name="Display">©CNST</text:p>
          </table:table-cell>
          <table:table-cell table:style-name="TableCell2393">
            <text:p text:style-name="TableContents">[cmplx]CNST</text:p>
          </table:table-cell>
        </table:table-row>
        <table:table-row table:style-name="TableRow2394">
          <table:table-cell table:style-name="TableCell2395">
            <text:p text:style-name="TableContents">cCOMB</text:p>
          </table:table-cell>
          <table:table-cell table:style-name="TableCell2396">
            <text:p text:style-name="Display">©COMB</text:p>
          </table:table-cell>
          <table:table-cell table:style-name="TableCell2397">
            <text:p text:style-name="TableContents">[cmplx]COMB</text:p>
          </table:table-cell>
        </table:table-row>
        <table:table-row table:style-name="TableRow2398">
          <table:table-cell table:style-name="TableCell2399">
            <text:p text:style-name="TableContents">cCONJ</text:p>
          </table:table-cell>
          <table:table-cell table:style-name="TableCell2400">
            <text:p text:style-name="Display">©CONJ</text:p>
          </table:table-cell>
          <table:table-cell table:style-name="TableCell2401">
            <text:p text:style-name="TableContents">[cmplx]CONJ</text:p>
          </table:table-cell>
        </table:table-row>
        <table:table-row table:style-name="TableRow2402">
          <table:table-cell table:style-name="TableCell2403">
            <text:p text:style-name="TableContents">cCOS</text:p>
          </table:table-cell>
          <table:table-cell table:style-name="TableCell2404">
            <text:p text:style-name="Display">©COS</text:p>
          </table:table-cell>
          <table:table-cell table:style-name="TableCell2405">
            <text:p text:style-name="TableContents">[cmplx]COS</text:p>
          </table:table-cell>
        </table:table-row>
        <table:table-row table:style-name="TableRow2406">
          <table:table-cell table:style-name="TableCell2407">
            <text:p text:style-name="TableContents">cCOSH</text:p>
          </table:table-cell>
          <table:table-cell table:style-name="TableCell2408">
            <text:p text:style-name="Display">©COSH</text:p>
          </table:table-cell>
          <table:table-cell table:style-name="TableCell2409">
            <text:p text:style-name="TableContents">[cmplx]COSH</text:p>
          </table:table-cell>
        </table:table-row>
        <table:table-row table:style-name="TableRow2410">
          <table:table-cell table:style-name="TableCell2411">
            <text:p text:style-name="TableContents">CROOT</text:p>
          </table:table-cell>
          <table:table-cell table:style-name="TableCell2412">
            <text:p text:style-name="Display">³√</text:p>
          </table:table-cell>
          <table:table-cell table:style-name="TableCell2413">
            <text:p text:style-name="TableContents">[^3][sqrt]</text:p>
          </table:table-cell>
        </table:table-row>
        <table:table-row table:style-name="TableRow2414">
          <table:table-cell table:style-name="TableCell2415">
            <text:p text:style-name="TableContents">cCROOT</text:p>
          </table:table-cell>
          <table:table-cell table:style-name="TableCell2416">
            <text:p text:style-name="Display">©³√</text:p>
          </table:table-cell>
          <table:table-cell table:style-name="TableCell2417">
            <text:p text:style-name="TableContents">[cmplx][^3][sqrt]</text:p>
          </table:table-cell>
        </table:table-row>
        <table:table-row table:style-name="TableRow2418">
          <table:table-cell table:style-name="TableCell2419">
            <text:p text:style-name="TableContents">cCROSS</text:p>
          </table:table-cell>
          <table:table-cell table:style-name="TableCell2420">
            <text:p text:style-name="Display">©CROSS</text:p>
          </table:table-cell>
          <table:table-cell table:style-name="TableCell2421">
            <text:p text:style-name="TableContents">[cmplx]CROSS</text:p>
          </table:table-cell>
        </table:table-row>
        <table:table-row table:style-name="TableRow2422">
          <table:table-cell table:style-name="TableCell2423">
            <text:p text:style-name="TableContents">cwt&gt;kg</text:p>
          </table:table-cell>
          <table:table-cell table:style-name="TableCell2424">
            <text:p text:style-name="Display">cwt→kg</text:p>
          </table:table-cell>
          <table:table-cell table:style-name="TableCell2425">
            <text:p text:style-name="TableContents">cwt[-&gt;]kg</text:p>
          </table:table-cell>
        </table:table-row>
        <table:table-row table:style-name="TableRow2426">
          <table:table-cell table:style-name="TableCell2427">
            <text:p text:style-name="TableContents">D&gt;J</text:p>
          </table:table-cell>
          <table:table-cell table:style-name="TableCell2428">
            <text:p text:style-name="Display">D→J</text:p>
          </table:table-cell>
          <table:table-cell table:style-name="TableCell2429">
            <text:p text:style-name="TableContents">D[-&gt;]J</text:p>
          </table:table-cell>
        </table:table-row>
        <table:table-row table:style-name="TableRow2430">
          <table:table-cell table:style-name="TableCell2431">
            <text:p text:style-name="TableContents">DATE&gt;</text:p>
          </table:table-cell>
          <table:table-cell table:style-name="TableCell2432">
            <text:p text:style-name="Display">DATE→</text:p>
          </table:table-cell>
          <table:table-cell table:style-name="TableCell2433">
            <text:p text:style-name="TableContents">DATE[-&gt;]</text:p>
          </table:table-cell>
        </table:table-row>
        <table:table-row table:style-name="TableRow2434">
          <table:table-cell table:style-name="TableCell2435">
            <text:p text:style-name="TableContents">dB&gt;ar.</text:p>
          </table:table-cell>
          <table:table-cell table:style-name="TableCell2436">
            <text:p text:style-name="Display">dB→ar.</text:p>
          </table:table-cell>
          <table:table-cell table:style-name="TableCell2437">
            <text:p text:style-name="TableContents">dB[-&gt;]ar.</text:p>
          </table:table-cell>
        </table:table-row>
        <table:table-row table:style-name="TableRow2438">
          <table:table-cell table:style-name="TableCell2439">
            <text:p text:style-name="TableContents">dB&gt;pr.</text:p>
          </table:table-cell>
          <table:table-cell table:style-name="TableCell2440">
            <text:p text:style-name="Display">dB→pr.</text:p>
          </table:table-cell>
          <table:table-cell table:style-name="TableCell2441">
            <text:p text:style-name="TableContents">dB[-&gt;]pr.</text:p>
          </table:table-cell>
        </table:table-row>
        <table:table-row table:style-name="TableRow2442">
          <table:table-cell table:style-name="TableCell2443">
            <text:p text:style-name="TableContents">DBL*</text:p>
          </table:table-cell>
          <table:table-cell table:style-name="TableCell2444">
            <text:p text:style-name="Display">DBL×</text:p>
          </table:table-cell>
          <table:table-cell table:style-name="TableCell2445">
            <text:p text:style-name="TableContents">DBL[times]</text:p>
          </table:table-cell>
        </table:table-row>
        <table:table-row table:style-name="TableRow2446">
          <table:table-cell table:style-name="TableCell2447">
            <text:p text:style-name="TableContents">DDAYS</text:p>
          </table:table-cell>
          <table:table-cell table:style-name="TableCell2448">
            <text:p text:style-name="Display">ΔDAYS</text:p>
          </table:table-cell>
          <table:table-cell table:style-name="TableCell2449">
            <text:p text:style-name="TableContents">[DELTA]DAYS</text:p>
          </table:table-cell>
        </table:table-row>
        <table:table-row table:style-name="TableRow2450">
          <table:table-cell table:style-name="TableCell2451">
            <text:p text:style-name="TableContents">DEG&gt;</text:p>
          </table:table-cell>
          <table:table-cell table:style-name="TableCell2452">
            <text:p text:style-name="Display">DEG→</text:p>
          </table:table-cell>
          <table:table-cell table:style-name="TableCell2453">
            <text:p text:style-name="TableContents">DEG[-&gt;]</text:p>
          </table:table-cell>
        </table:table-row>
        <table:table-row table:style-name="TableRow2454">
          <table:table-cell table:style-name="TableCell2455">
            <text:p text:style-name="TableContents">DEG&gt;GRAD</text:p>
          </table:table-cell>
          <table:table-cell table:style-name="TableCell2456">
            <text:p text:style-name="Display">°→G</text:p>
          </table:table-cell>
          <table:table-cell table:style-name="TableCell2457">
            <text:p text:style-name="TableContents">[degree][-&gt;]G</text:p>
          </table:table-cell>
        </table:table-row>
        <text:soft-page-break/>
        <table:table-row table:style-name="TableRow2458">
          <table:table-cell table:style-name="TableCell2459">
            <text:p text:style-name="TableContents">DEG&gt;RAD</text:p>
          </table:table-cell>
          <table:table-cell table:style-name="TableCell2460">
            <text:p text:style-name="Display">°→rad</text:p>
          </table:table-cell>
          <table:table-cell table:style-name="TableCell2461">
            <text:p text:style-name="TableContents">[degree][-&gt;]rad</text:p>
          </table:table-cell>
        </table:table-row>
        <table:table-row table:style-name="TableRow2462">
          <table:table-cell table:style-name="TableCell2463">
            <text:p text:style-name="TableContents">cDOT</text:p>
          </table:table-cell>
          <table:table-cell table:style-name="TableCell2464">
            <text:p text:style-name="Display">©DOT</text:p>
          </table:table-cell>
          <table:table-cell table:style-name="TableCell2465">
            <text:p text:style-name="TableContents">[cmplx]DOT</text:p>
          </table:table-cell>
        </table:table-row>
        <table:table-row table:style-name="TableRow2466">
          <table:table-cell table:style-name="TableCell2467">
            <text:p text:style-name="TableContents">cDROP</text:p>
          </table:table-cell>
          <table:table-cell table:style-name="TableCell2468">
            <text:p text:style-name="Display">©DROP</text:p>
          </table:table-cell>
          <table:table-cell table:style-name="TableCell2469">
            <text:p text:style-name="TableContents">[cmplx]DROP</text:p>
          </table:table-cell>
        </table:table-row>
        <table:table-row table:style-name="TableRow2470">
          <table:table-cell table:style-name="TableCell2471">
            <text:p text:style-name="TableContents">ENTER</text:p>
          </table:table-cell>
          <table:table-cell table:style-name="TableCell2472">
            <text:p text:style-name="Display">ENTER↑</text:p>
          </table:table-cell>
          <table:table-cell table:style-name="TableCell2473">
            <text:p text:style-name="TableContents">ENTER[^]</text:p>
          </table:table-cell>
        </table:table-row>
        <table:table-row table:style-name="TableRow2474">
          <table:table-cell table:style-name="TableCell2475">
            <text:p text:style-name="TableContents">cENTER</text:p>
          </table:table-cell>
          <table:table-cell table:style-name="TableCell2476">
            <text:p text:style-name="Display">©ENTER</text:p>
          </table:table-cell>
          <table:table-cell table:style-name="TableCell2477">
            <text:p text:style-name="TableContents">[cmplx]ENTER</text:p>
          </table:table-cell>
        </table:table-row>
        <table:table-row table:style-name="TableRow2478">
          <table:table-cell table:style-name="TableCell2479">
            <text:p text:style-name="TableContents">epsilon</text:p>
          </table:table-cell>
          <table:table-cell table:style-name="TableCell2480">
            <text:p text:style-name="Display">ε</text:p>
          </table:table-cell>
          <table:table-cell table:style-name="TableCell2481">
            <text:p text:style-name="TableContents">[epsilon]</text:p>
          </table:table-cell>
        </table:table-row>
        <table:table-row table:style-name="TableRow2482">
          <table:table-cell table:style-name="TableCell2483">
            <text:p text:style-name="TableContents">epsilon-m</text:p>
          </table:table-cell>
          <table:table-cell table:style-name="TableCell2484">
            <text:p text:style-name="Display">εm</text:p>
          </table:table-cell>
          <table:table-cell table:style-name="TableCell2485">
            <text:p text:style-name="TableContents">[epsilon]m</text:p>
          </table:table-cell>
        </table:table-row>
        <table:table-row table:style-name="TableRow2486">
          <table:table-cell table:style-name="TableCell2487">
            <text:p text:style-name="TableContents">epsilon-pop</text:p>
          </table:table-cell>
          <table:table-cell table:style-name="TableCell2488">
            <text:p text:style-name="Display">εₚ</text:p>
          </table:table-cell>
          <table:table-cell table:style-name="TableCell2489">
            <text:p text:style-name="TableContents">[epsilon][sub-p]</text:p>
          </table:table-cell>
        </table:table-row>
        <table:table-row table:style-name="TableRow2490">
          <table:table-cell table:style-name="TableCell2491">
            <text:p text:style-name="TableContents">EXP</text:p>
          </table:table-cell>
          <table:table-cell table:style-name="TableCell2492">
            <text:p text:style-name="Display">eᵡ</text:p>
          </table:table-cell>
          <table:table-cell table:style-name="TableCell2493">
            <text:p text:style-name="TableContents">e[^x]</text:p>
          </table:table-cell>
        </table:table-row>
        <table:table-row table:style-name="TableRow2494">
          <table:table-cell table:style-name="TableCell2495">
            <text:p text:style-name="TableContents">cEXP</text:p>
          </table:table-cell>
          <table:table-cell table:style-name="TableCell2496">
            <text:p text:style-name="Display">©eᵡ</text:p>
          </table:table-cell>
          <table:table-cell table:style-name="TableCell2497">
            <text:p text:style-name="TableContents">[cmplx]e[^x]</text:p>
          </table:table-cell>
        </table:table-row>
        <table:table-row table:style-name="TableRow2498">
          <table:table-cell table:style-name="TableCell2499">
            <text:p text:style-name="TableContents">EXP-1</text:p>
          </table:table-cell>
          <table:table-cell table:style-name="TableCell2500">
            <text:p text:style-name="Display">eᵡ-1</text:p>
          </table:table-cell>
          <table:table-cell table:style-name="TableCell2501">
            <text:p text:style-name="TableContents">e[^x]-1</text:p>
          </table:table-cell>
        </table:table-row>
        <table:table-row table:style-name="TableRow2502">
          <table:table-cell table:style-name="TableCell2503">
            <text:p text:style-name="TableContents">cEXP-1</text:p>
          </table:table-cell>
          <table:table-cell table:style-name="TableCell2504">
            <text:p text:style-name="Display">©eᵡ-1</text:p>
          </table:table-cell>
          <table:table-cell table:style-name="TableCell2505">
            <text:p text:style-name="TableContents">[cmplx]e[^x]-1</text:p>
          </table:table-cell>
        </table:table-row>
        <table:table-row table:style-name="TableRow2506">
          <table:table-cell table:style-name="TableCell2507">
            <text:p text:style-name="TableContents">Expon-p</text:p>
          </table:table-cell>
          <table:table-cell table:style-name="TableCell2508">
            <text:p text:style-name="Display">Exponₚ</text:p>
          </table:table-cell>
          <table:table-cell table:style-name="TableCell2509">
            <text:p text:style-name="TableContents">Expon[sub-p]</text:p>
          </table:table-cell>
        </table:table-row>
        <table:table-row table:style-name="TableRow2510">
          <table:table-cell table:style-name="TableCell2511">
            <text:p text:style-name="TableContents">Expon-u</text:p>
          </table:table-cell>
          <table:table-cell table:style-name="TableCell2512">
            <text:p text:style-name="Display">Exponᵤ</text:p>
          </table:table-cell>
          <table:table-cell table:style-name="TableCell2513">
            <text:p text:style-name="TableContents">Expon[sub-u]</text:p>
          </table:table-cell>
        </table:table-row>
        <table:table-row table:style-name="TableRow2514">
          <table:table-cell table:style-name="TableCell2515">
            <text:p text:style-name="TableContents">F-p(x)</text:p>
          </table:table-cell>
          <table:table-cell table:style-name="TableCell2516">
            <text:p text:style-name="Display">Fₚ(x)</text:p>
          </table:table-cell>
          <table:table-cell table:style-name="TableCell2517">
            <text:p text:style-name="TableContents">F[sub-p](x)</text:p>
          </table:table-cell>
        </table:table-row>
        <table:table-row table:style-name="TableRow2518">
          <table:table-cell table:style-name="TableCell2519">
            <text:p text:style-name="TableContents">F-u</text:p>
          </table:table-cell>
          <table:table-cell table:style-name="TableCell2520">
            <text:p text:style-name="Display">Fᵤ(x)</text:p>
          </table:table-cell>
          <table:table-cell table:style-name="TableCell2521">
            <text:p text:style-name="TableContents">F[sub-u](x)</text:p>
          </table:table-cell>
        </table:table-row>
        <table:table-row table:style-name="TableRow2522">
          <table:table-cell table:style-name="TableCell2523">
            <text:p text:style-name="TableContents">F&gt;C</text:p>
          </table:table-cell>
          <table:table-cell table:style-name="TableCell2524">
            <text:p text:style-name="Display">°F→°C</text:p>
          </table:table-cell>
          <table:table-cell table:style-name="TableCell2525">
            <text:p text:style-name="TableContents">[degree]F[-&gt;][degree]C</text:p>
          </table:table-cell>
        </table:table-row>
        <table:table-row table:style-name="TableRow2526">
          <table:table-cell table:style-name="TableCell2527">
            <text:p text:style-name="TableContents">fathom&gt;m</text:p>
          </table:table-cell>
          <table:table-cell table:style-name="TableCell2528">
            <text:p text:style-name="Display">fathom→m</text:p>
          </table:table-cell>
          <table:table-cell table:style-name="TableCell2529">
            <text:p text:style-name="TableContents">fathom[-&gt;]m</text:p>
          </table:table-cell>
        </table:table-row>
        <table:table-row table:style-name="TableRow2530">
          <table:table-cell table:style-name="TableCell2531">
            <text:p text:style-name="TableContents">FCSTx</text:p>
          </table:table-cell>
          <table:table-cell table:style-name="TableCell2532">
            <text:p text:style-name="Display">ẋ</text:p>
          </table:table-cell>
          <table:table-cell table:style-name="TableCell2533">
            <text:p text:style-name="TableContents">[x-hat]</text:p>
          </table:table-cell>
        </table:table-row>
        <table:table-row table:style-name="TableRow2534">
          <table:table-cell table:style-name="TableCell2535">
            <text:p text:style-name="TableContents">FCSTy</text:p>
          </table:table-cell>
          <table:table-cell table:style-name="TableCell2536">
            <text:p text:style-name="Display">ŷ</text:p>
          </table:table-cell>
          <table:table-cell table:style-name="TableCell2537">
            <text:p text:style-name="TableContents">[y-hat]</text:p>
          </table:table-cell>
        </table:table-row>
        <table:table-row table:style-name="TableRow2538">
          <table:table-cell table:style-name="TableCell2539">
            <text:p text:style-name="TableContents">feet&gt;m</text:p>
          </table:table-cell>
          <table:table-cell table:style-name="TableCell2540">
            <text:p text:style-name="Display">feet→m</text:p>
          </table:table-cell>
          <table:table-cell table:style-name="TableCell2541">
            <text:p text:style-name="TableContents">feet[-&gt;]m</text:p>
          </table:table-cell>
        </table:table-row>
        <table:table-row table:style-name="TableRow2542">
          <table:table-cell table:style-name="TableCell2543">
            <text:p text:style-name="TableContents">cFIB</text:p>
          </table:table-cell>
          <table:table-cell table:style-name="TableCell2544">
            <text:p text:style-name="Display">©FIB</text:p>
          </table:table-cell>
          <table:table-cell table:style-name="TableCell2545">
            <text:p text:style-name="TableContents">[cmplx]FIB</text:p>
          </table:table-cell>
        </table:table-row>
        <table:table-row table:style-name="TableRow2546">
          <table:table-cell table:style-name="TableCell2547">
            <text:p text:style-name="TableContents">cFILL</text:p>
          </table:table-cell>
          <table:table-cell table:style-name="TableCell2548">
            <text:p text:style-name="Display">©FILL</text:p>
          </table:table-cell>
          <table:table-cell table:style-name="TableCell2549">
            <text:p text:style-name="TableContents">[cmplx]FILL</text:p>
          </table:table-cell>
        </table:table-row>
        <table:table-row table:style-name="TableRow2550">
          <table:table-cell table:style-name="TableCell2551">
            <text:p text:style-name="TableContents">flozUK&gt;ml</text:p>
          </table:table-cell>
          <table:table-cell table:style-name="TableCell2552">
            <text:p text:style-name="Display">flozUK→ml</text:p>
          </table:table-cell>
          <table:table-cell table:style-name="TableCell2553">
            <text:p text:style-name="TableContents">flozUK[-&gt;]ml</text:p>
          </table:table-cell>
        </table:table-row>
        <table:table-row table:style-name="TableRow2554">
          <table:table-cell table:style-name="TableCell2555">
            <text:p text:style-name="TableContents">flozUS&gt;ml</text:p>
          </table:table-cell>
          <table:table-cell table:style-name="TableCell2556">
            <text:p text:style-name="Display">flozUS→ml</text:p>
          </table:table-cell>
          <table:table-cell table:style-name="TableCell2557">
            <text:p text:style-name="TableContents">flozUS[-&gt;]ml</text:p>
          </table:table-cell>
        </table:table-row>
        <table:table-row table:style-name="TableRow2558">
          <table:table-cell table:style-name="TableCell2559">
            <text:p text:style-name="TableContents">cFP</text:p>
          </table:table-cell>
          <table:table-cell table:style-name="TableCell2560">
            <text:p text:style-name="Display">©FP</text:p>
          </table:table-cell>
          <table:table-cell table:style-name="TableCell2561">
            <text:p text:style-name="TableContents">[cmplx]FP</text:p>
          </table:table-cell>
        </table:table-row>
        <table:table-row table:style-name="TableRow2562">
          <table:table-cell table:style-name="TableCell2563">
            <text:p text:style-name="TableContents">g&gt;oz</text:p>
          </table:table-cell>
          <table:table-cell table:style-name="TableCell2564">
            <text:p text:style-name="Display">g→oz</text:p>
          </table:table-cell>
          <table:table-cell table:style-name="TableCell2565">
            <text:p text:style-name="TableContents">g[-&gt;]oz</text:p>
          </table:table-cell>
        </table:table-row>
        <table:table-row table:style-name="TableRow2566">
          <table:table-cell table:style-name="TableCell2567">
            <text:p text:style-name="TableContents">g&gt;tr.oz</text:p>
          </table:table-cell>
          <table:table-cell table:style-name="TableCell2568">
            <text:p text:style-name="Display">g→tr.oz</text:p>
          </table:table-cell>
          <table:table-cell table:style-name="TableCell2569">
            <text:p text:style-name="TableContents">g[-&gt;]tr.oz</text:p>
          </table:table-cell>
        </table:table-row>
        <table:table-row table:style-name="TableRow2570">
          <table:table-cell table:style-name="TableCell2571">
            <text:p text:style-name="TableContents">galUK&gt;l</text:p>
          </table:table-cell>
          <table:table-cell table:style-name="TableCell2572">
            <text:p text:style-name="Display">galUK→l</text:p>
          </table:table-cell>
          <table:table-cell table:style-name="TableCell2573">
            <text:p text:style-name="TableContents">galUK[-&gt;]l</text:p>
          </table:table-cell>
        </table:table-row>
        <table:table-row table:style-name="TableRow2574">
          <table:table-cell table:style-name="TableCell2575">
            <text:p text:style-name="TableContents">galUS&gt;l</text:p>
          </table:table-cell>
          <table:table-cell table:style-name="TableCell2576">
            <text:p text:style-name="Display">galUS→l</text:p>
          </table:table-cell>
          <table:table-cell table:style-name="TableCell2577">
            <text:p text:style-name="TableContents">galUS[-&gt;]l</text:p>
          </table:table-cell>
        </table:table-row>
        <table:table-row table:style-name="TableRow2578">
          <table:table-cell table:style-name="TableCell2579">
            <text:p text:style-name="TableContents">GAMMA</text:p>
          </table:table-cell>
          <table:table-cell table:style-name="TableCell2580">
            <text:p text:style-name="Display">Γ</text:p>
          </table:table-cell>
          <table:table-cell table:style-name="TableCell2581">
            <text:p text:style-name="TableContents">[GAMMA]</text:p>
          </table:table-cell>
        </table:table-row>
        <table:table-row table:style-name="TableRow2582">
          <table:table-cell table:style-name="TableCell2583">
            <text:p text:style-name="TableContents">cGAMMA</text:p>
          </table:table-cell>
          <table:table-cell table:style-name="TableCell2584">
            <text:p text:style-name="Display">©Γ</text:p>
          </table:table-cell>
          <table:table-cell table:style-name="TableCell2585">
            <text:p text:style-name="TableContents">[cmplx][GAMMA]</text:p>
          </table:table-cell>
        </table:table-row>
        <table:table-row table:style-name="TableRow2586">
          <table:table-cell table:style-name="TableCell2587">
            <text:p text:style-name="TableContents">Geom-p</text:p>
          </table:table-cell>
          <table:table-cell table:style-name="TableCell2588">
            <text:p text:style-name="Display">Geomₚ</text:p>
          </table:table-cell>
          <table:table-cell table:style-name="TableCell2589">
            <text:p text:style-name="TableContents">Geom[sub-p]</text:p>
          </table:table-cell>
        </table:table-row>
        <table:table-row table:style-name="TableRow2590">
          <table:table-cell table:style-name="TableCell2591">
            <text:p text:style-name="TableContents">Geom-u</text:p>
          </table:table-cell>
          <table:table-cell table:style-name="TableCell2592">
            <text:p text:style-name="Display">Geomᵤ</text:p>
          </table:table-cell>
          <table:table-cell table:style-name="TableCell2593">
            <text:p text:style-name="TableContents">Geom[sub-u]</text:p>
          </table:table-cell>
        </table:table-row>
        <table:table-row table:style-name="TableRow2594">
          <table:table-cell table:style-name="TableCell2595">
            <text:p text:style-name="TableContents">GEOMEAN</text:p>
          </table:table-cell>
          <table:table-cell table:style-name="TableCell2596">
            <text:p text:style-name="Display">Ẁg</text:p>
          </table:table-cell>
          <table:table-cell table:style-name="TableCell2597">
            <text:p text:style-name="TableContents">[x-bar]g</text:p>
          </table:table-cell>
        </table:table-row>
        <table:table-row table:style-name="TableRow2598">
          <table:table-cell table:style-name="TableCell2599">
            <text:p text:style-name="TableContents">GRAD&gt;</text:p>
          </table:table-cell>
          <table:table-cell table:style-name="TableCell2600">
            <text:p text:style-name="Display">GRAD→</text:p>
          </table:table-cell>
          <table:table-cell table:style-name="TableCell2601">
            <text:p text:style-name="TableContents">GRAD[-&gt;]</text:p>
          </table:table-cell>
        </table:table-row>
        <table:table-row table:style-name="TableRow2602">
          <table:table-cell table:style-name="TableCell2603">
            <text:p text:style-name="TableContents">GRAD&gt;DEG</text:p>
          </table:table-cell>
          <table:table-cell table:style-name="TableCell2604">
            <text:p text:style-name="Display">G→°</text:p>
          </table:table-cell>
          <table:table-cell table:style-name="TableCell2605">
            <text:p text:style-name="TableContents">G[-&gt;][degree]</text:p>
          </table:table-cell>
        </table:table-row>
        <table:table-row table:style-name="TableRow2606">
          <table:table-cell table:style-name="TableCell2607">
            <text:p text:style-name="TableContents">GRAD&gt;RAD</text:p>
          </table:table-cell>
          <table:table-cell table:style-name="TableCell2608">
            <text:p text:style-name="Display">G→rad</text:p>
          </table:table-cell>
          <table:table-cell table:style-name="TableCell2609">
            <text:p text:style-name="TableContents">G[-&gt;]rad</text:p>
          </table:table-cell>
        </table:table-row>
        <table:table-row table:style-name="TableRow2610">
          <table:table-cell table:style-name="TableCell2611">
            <text:p text:style-name="TableContents">GTOa</text:p>
          </table:table-cell>
          <table:table-cell table:style-name="TableCell2612">
            <text:p text:style-name="Display">GTOα</text:p>
          </table:table-cell>
          <table:table-cell table:style-name="TableCell2613">
            <text:p text:style-name="TableContents">GTO[alpha]</text:p>
          </table:table-cell>
        </table:table-row>
        <table:table-row table:style-name="TableRow2614">
          <table:table-cell table:style-name="TableCell2615">
            <text:p text:style-name="TableContents">GUD</text:p>
          </table:table-cell>
          <table:table-cell table:style-name="TableCell2616">
            <text:p text:style-name="Display">g⒟</text:p>
          </table:table-cell>
          <table:table-cell table:style-name="TableCell2617">
            <text:p text:style-name="TableContents">g[sub-d]</text:p>
          </table:table-cell>
        </table:table-row>
        <text:soft-page-break/>
        <table:table-row table:style-name="TableRow2618">
          <table:table-cell table:style-name="TableCell2619">
            <text:p text:style-name="TableContents">cGUD</text:p>
          </table:table-cell>
          <table:table-cell table:style-name="TableCell2620">
            <text:p text:style-name="Display">©g⒟</text:p>
          </table:table-cell>
          <table:table-cell table:style-name="TableCell2621">
            <text:p text:style-name="TableContents">[cmplx]g[sub-d]</text:p>
          </table:table-cell>
        </table:table-row>
        <table:table-row table:style-name="TableRow2622">
          <table:table-cell table:style-name="TableCell2623">
            <text:p text:style-name="TableContents">ha&gt;acres</text:p>
          </table:table-cell>
          <table:table-cell table:style-name="TableCell2624">
            <text:p text:style-name="Display">ha→acres</text:p>
          </table:table-cell>
          <table:table-cell table:style-name="TableCell2625">
            <text:p text:style-name="TableContents">ha[-&gt;]acres</text:p>
          </table:table-cell>
        </table:table-row>
        <table:table-row table:style-name="TableRow2626">
          <table:table-cell table:style-name="TableCell2627">
            <text:p text:style-name="TableContents">Hn</text:p>
          </table:table-cell>
          <table:table-cell table:style-name="TableCell2628">
            <text:p text:style-name="Display">Hₙ</text:p>
          </table:table-cell>
          <table:table-cell table:style-name="TableCell2629">
            <text:p text:style-name="TableContents">H[sub-n]</text:p>
          </table:table-cell>
        </table:table-row>
        <table:table-row table:style-name="TableRow2630">
          <table:table-cell table:style-name="TableCell2631">
            <text:p text:style-name="TableContents">Hnp</text:p>
          </table:table-cell>
          <table:table-cell table:style-name="TableCell2632">
            <text:p text:style-name="Display">Hₙₚ</text:p>
          </table:table-cell>
          <table:table-cell table:style-name="TableCell2633">
            <text:p text:style-name="TableContents">H[sub-n][sub-p]</text:p>
          </table:table-cell>
        </table:table-row>
        <table:table-row table:style-name="TableRow2634">
          <table:table-cell table:style-name="TableCell2635">
            <text:p text:style-name="TableContents">hp&gt;W</text:p>
          </table:table-cell>
          <table:table-cell table:style-name="TableCell2636">
            <text:p text:style-name="Display">hp→W</text:p>
          </table:table-cell>
          <table:table-cell table:style-name="TableCell2637">
            <text:p text:style-name="TableContents">hp[-&gt;]W</text:p>
          </table:table-cell>
        </table:table-row>
        <table:table-row table:style-name="TableRow2638">
          <table:table-cell table:style-name="TableCell2639">
            <text:p text:style-name="TableContents">HP[sub-e]&gt;W</text:p>
          </table:table-cell>
          <table:table-cell table:style-name="TableCell2640">
            <text:p text:style-name="Display">HPₑ→W</text:p>
          </table:table-cell>
          <table:table-cell table:style-name="TableCell2641">
            <text:p text:style-name="TableContents">HP[sub-e][-&gt;]W</text:p>
          </table:table-cell>
        </table:table-row>
        <table:table-row table:style-name="TableRow2642">
          <table:table-cell table:style-name="TableCell2643">
            <text:p text:style-name="TableContents">hpUK&gt;W</text:p>
          </table:table-cell>
          <table:table-cell table:style-name="TableCell2644">
            <text:p text:style-name="Display">hpUK→W</text:p>
          </table:table-cell>
          <table:table-cell table:style-name="TableCell2645">
            <text:p text:style-name="TableContents">hpUK[-&gt;]W</text:p>
          </table:table-cell>
        </table:table-row>
        <table:table-row table:style-name="TableRow2646">
          <table:table-cell table:style-name="TableCell2647">
            <text:p text:style-name="TableContents">ci</text:p>
          </table:table-cell>
          <table:table-cell table:style-name="TableCell2648">
            <text:p text:style-name="Display">©i</text:p>
          </table:table-cell>
          <table:table-cell table:style-name="TableCell2649">
            <text:p text:style-name="TableContents">[cmplx]i</text:p>
          </table:table-cell>
        </table:table-row>
        <table:table-row table:style-name="TableRow2650">
          <table:table-cell table:style-name="TableCell2651">
            <text:p text:style-name="TableContents">IBETA</text:p>
          </table:table-cell>
          <table:table-cell table:style-name="TableCell2652">
            <text:p text:style-name="Display">Iβ</text:p>
          </table:table-cell>
          <table:table-cell table:style-name="TableCell2653">
            <text:p text:style-name="TableContents">I[beta]</text:p>
          </table:table-cell>
        </table:table-row>
        <table:table-row table:style-name="TableRow2654">
          <table:table-cell table:style-name="TableCell2655">
            <text:p text:style-name="TableContents">IGAMMA</text:p>
          </table:table-cell>
          <table:table-cell table:style-name="TableCell2656">
            <text:p text:style-name="Display">IΓ</text:p>
          </table:table-cell>
          <table:table-cell table:style-name="TableCell2657">
            <text:p text:style-name="TableContents">I[GAMMA]</text:p>
          </table:table-cell>
        </table:table-row>
        <table:table-row table:style-name="TableRow2658">
          <table:table-cell table:style-name="TableCell2659">
            <text:p text:style-name="TableContents">inches&gt;cm</text:p>
          </table:table-cell>
          <table:table-cell table:style-name="TableCell2660">
            <text:p text:style-name="Display">inches→cm</text:p>
          </table:table-cell>
          <table:table-cell table:style-name="TableCell2661">
            <text:p text:style-name="TableContents">inches[-&gt;]cm</text:p>
          </table:table-cell>
        </table:table-row>
        <table:table-row table:style-name="TableRow2662">
          <table:table-cell table:style-name="TableCell2663">
            <text:p text:style-name="TableContents">INF?</text:p>
          </table:table-cell>
          <table:table-cell table:style-name="TableCell2664">
            <text:p text:style-name="Display">∞?</text:p>
          </table:table-cell>
          <table:table-cell table:style-name="TableCell2665">
            <text:p text:style-name="TableContents">[infinity]?</text:p>
          </table:table-cell>
        </table:table-row>
        <table:table-row table:style-name="TableRow2666">
          <table:table-cell table:style-name="TableCell2667">
            <text:p text:style-name="TableContents">inHg&gt;Pa</text:p>
          </table:table-cell>
          <table:table-cell table:style-name="TableCell2668">
            <text:p text:style-name="Display">inHg→Pa</text:p>
          </table:table-cell>
          <table:table-cell table:style-name="TableCell2669">
            <text:p text:style-name="TableContents">inHg[-&gt;]Pa</text:p>
          </table:table-cell>
        </table:table-row>
        <table:table-row table:style-name="TableRow2670">
          <table:table-cell table:style-name="TableCell2671">
            <text:p text:style-name="TableContents">INTG</text:p>
          </table:table-cell>
          <table:table-cell table:style-name="TableCell2672">
            <text:p text:style-name="Display">∫</text:p>
          </table:table-cell>
          <table:table-cell table:style-name="TableCell2673">
            <text:p text:style-name="TableContents">[integral]</text:p>
          </table:table-cell>
        </table:table-row>
        <table:table-row table:style-name="TableRow2674">
          <table:table-cell table:style-name="TableCell2675">
            <text:p text:style-name="TableContents">INV</text:p>
          </table:table-cell>
          <table:table-cell table:style-name="TableCell2676">
            <text:p text:style-name="Display">1/x</text:p>
          </table:table-cell>
          <table:table-cell table:style-name="TableCell2677">
            <text:p text:style-name="TableContents">1/x</text:p>
          </table:table-cell>
        </table:table-row>
        <table:table-row table:style-name="TableRow2678">
          <table:table-cell table:style-name="TableCell2679">
            <text:p text:style-name="TableContents">cINV</text:p>
          </table:table-cell>
          <table:table-cell table:style-name="TableCell2680">
            <text:p text:style-name="Display">©1/x</text:p>
          </table:table-cell>
          <table:table-cell table:style-name="TableCell2681">
            <text:p text:style-name="TableContents">[cmplx]1/x</text:p>
          </table:table-cell>
        </table:table-row>
        <table:table-row table:style-name="TableRow2682">
          <table:table-cell table:style-name="TableCell2683">
            <text:p text:style-name="TableContents">INV-Binom</text:p>
          </table:table-cell>
          <table:table-cell table:style-name="TableCell2684">
            <text:p text:style-name="Display">Binom⁸</text:p>
          </table:table-cell>
          <table:table-cell table:style-name="TableCell2685">
            <text:p text:style-name="TableContents">Binom[^-1]</text:p>
          </table:table-cell>
        </table:table-row>
        <table:table-row table:style-name="TableRow2686">
          <table:table-cell table:style-name="TableCell2687">
            <text:p text:style-name="TableContents">INV-Cauch</text:p>
          </table:table-cell>
          <table:table-cell table:style-name="TableCell2688">
            <text:p text:style-name="Display">Cauch⁸</text:p>
          </table:table-cell>
          <table:table-cell table:style-name="TableCell2689">
            <text:p text:style-name="TableContents">Cauch[^-1]</text:p>
          </table:table-cell>
        </table:table-row>
        <table:table-row table:style-name="TableRow2690">
          <table:table-cell table:style-name="TableCell2691">
            <text:p text:style-name="TableContents">INV-CHI2</text:p>
          </table:table-cell>
          <table:table-cell table:style-name="TableCell2692">
            <text:p text:style-name="Display">χ²INV</text:p>
          </table:table-cell>
          <table:table-cell table:style-name="TableCell2693">
            <text:p text:style-name="TableContents">[chi][^2]INV</text:p>
          </table:table-cell>
        </table:table-row>
        <table:table-row table:style-name="TableRow2694">
          <table:table-cell table:style-name="TableCell2695">
            <text:p text:style-name="TableContents">INV-Expon</text:p>
          </table:table-cell>
          <table:table-cell table:style-name="TableCell2696">
            <text:p text:style-name="Display">Expon⁸</text:p>
          </table:table-cell>
          <table:table-cell table:style-name="TableCell2697">
            <text:p text:style-name="TableContents">Expon[^-1]</text:p>
          </table:table-cell>
        </table:table-row>
        <table:table-row table:style-name="TableRow2698">
          <table:table-cell table:style-name="TableCell2699">
            <text:p text:style-name="TableContents">INV-F</text:p>
          </table:table-cell>
          <table:table-cell table:style-name="TableCell2700">
            <text:p text:style-name="Display">F⁸(p)</text:p>
          </table:table-cell>
          <table:table-cell table:style-name="TableCell2701">
            <text:p text:style-name="TableContents">F[^-1](p)</text:p>
          </table:table-cell>
        </table:table-row>
        <table:table-row table:style-name="TableRow2702">
          <table:table-cell table:style-name="TableCell2703">
            <text:p text:style-name="TableContents">INV-Geom</text:p>
          </table:table-cell>
          <table:table-cell table:style-name="TableCell2704">
            <text:p text:style-name="Display">Geom⁸</text:p>
          </table:table-cell>
          <table:table-cell table:style-name="TableCell2705">
            <text:p text:style-name="TableContents">Geom[^-1]</text:p>
          </table:table-cell>
        </table:table-row>
        <table:table-row table:style-name="TableRow2706">
          <table:table-cell table:style-name="TableCell2707">
            <text:p text:style-name="TableContents">INV-GUD</text:p>
          </table:table-cell>
          <table:table-cell table:style-name="TableCell2708">
            <text:p text:style-name="Display">g⒟⁸</text:p>
          </table:table-cell>
          <table:table-cell table:style-name="TableCell2709">
            <text:p text:style-name="TableContents">g[sub-d][^-1]</text:p>
          </table:table-cell>
        </table:table-row>
        <table:table-row table:style-name="TableRow2710">
          <table:table-cell table:style-name="TableCell2711">
            <text:p text:style-name="TableContents">cINV-GUD</text:p>
          </table:table-cell>
          <table:table-cell table:style-name="TableCell2712">
            <text:p text:style-name="Display">©g⒟⁸</text:p>
          </table:table-cell>
          <table:table-cell table:style-name="TableCell2713">
            <text:p text:style-name="TableContents">[cmplx]g[sub-d][^-1]</text:p>
          </table:table-cell>
        </table:table-row>
        <table:table-row table:style-name="TableRow2714">
          <table:table-cell table:style-name="TableCell2715">
            <text:p text:style-name="TableContents">INV-LgNorm</text:p>
          </table:table-cell>
          <table:table-cell table:style-name="TableCell2716">
            <text:p text:style-name="Display">LgNrm⁸</text:p>
          </table:table-cell>
          <table:table-cell table:style-name="TableCell2717">
            <text:p text:style-name="TableContents">LgNrm[^-1]</text:p>
          </table:table-cell>
        </table:table-row>
        <table:table-row table:style-name="TableRow2718">
          <table:table-cell table:style-name="TableCell2719">
            <text:p text:style-name="TableContents">INV-Logis</text:p>
          </table:table-cell>
          <table:table-cell table:style-name="TableCell2720">
            <text:p text:style-name="Display">Logis⁸</text:p>
          </table:table-cell>
          <table:table-cell table:style-name="TableCell2721">
            <text:p text:style-name="TableContents">Logis[^-1]</text:p>
          </table:table-cell>
        </table:table-row>
        <table:table-row table:style-name="TableRow2722">
          <table:table-cell table:style-name="TableCell2723">
            <text:p text:style-name="TableContents">INV-Norml</text:p>
          </table:table-cell>
          <table:table-cell table:style-name="TableCell2724">
            <text:p text:style-name="Display">Norml⁸</text:p>
          </table:table-cell>
          <table:table-cell table:style-name="TableCell2725">
            <text:p text:style-name="TableContents">Norml[^-1]</text:p>
          </table:table-cell>
        </table:table-row>
        <table:table-row table:style-name="TableRow2726">
          <table:table-cell table:style-name="TableCell2727">
            <text:p text:style-name="TableContents">INV-PHI</text:p>
          </table:table-cell>
          <table:table-cell table:style-name="TableCell2728">
            <text:p text:style-name="Display">Φ⁸(p)</text:p>
          </table:table-cell>
          <table:table-cell table:style-name="TableCell2729">
            <text:p text:style-name="TableContents">[PHI][^-1](p)</text:p>
          </table:table-cell>
        </table:table-row>
        <table:table-row table:style-name="TableRow2730">
          <table:table-cell table:style-name="TableCell2731">
            <text:p text:style-name="TableContents">INV-Pois</text:p>
          </table:table-cell>
          <table:table-cell table:style-name="TableCell2732">
            <text:p text:style-name="Display">Poisλ⁸</text:p>
          </table:table-cell>
          <table:table-cell table:style-name="TableCell2733">
            <text:p text:style-name="TableContents">Pois[lambda][^-1]</text:p>
          </table:table-cell>
        </table:table-row>
        <table:table-row table:style-name="TableRow2734">
          <table:table-cell table:style-name="TableCell2735">
            <text:p text:style-name="TableContents">INV-Pois2</text:p>
          </table:table-cell>
          <table:table-cell table:style-name="TableCell2736">
            <text:p text:style-name="Display">Poiss⁸</text:p>
          </table:table-cell>
          <table:table-cell table:style-name="TableCell2737">
            <text:p text:style-name="TableContents">Poiss[^-1]</text:p>
          </table:table-cell>
        </table:table-row>
        <table:table-row table:style-name="TableRow2738">
          <table:table-cell table:style-name="TableCell2739">
            <text:p text:style-name="TableContents">INV-t</text:p>
          </table:table-cell>
          <table:table-cell table:style-name="TableCell2740">
            <text:p text:style-name="Display">t⁸(p)</text:p>
          </table:table-cell>
          <table:table-cell table:style-name="TableCell2741">
            <text:p text:style-name="TableContents">t[^-1](p)</text:p>
          </table:table-cell>
        </table:table-row>
        <table:table-row table:style-name="TableRow2742">
          <table:table-cell table:style-name="TableCell2743">
            <text:p text:style-name="TableContents">INV-W</text:p>
          </table:table-cell>
          <table:table-cell table:style-name="TableCell2744">
            <text:p text:style-name="Display">W⁸</text:p>
          </table:table-cell>
          <table:table-cell table:style-name="TableCell2745">
            <text:p text:style-name="TableContents">W[^-1]</text:p>
          </table:table-cell>
        </table:table-row>
        <table:table-row table:style-name="TableRow2746">
          <table:table-cell table:style-name="TableCell2747">
            <text:p text:style-name="TableContents">cINV-W</text:p>
          </table:table-cell>
          <table:table-cell table:style-name="TableCell2748">
            <text:p text:style-name="Display">©W⁸</text:p>
          </table:table-cell>
          <table:table-cell table:style-name="TableCell2749">
            <text:p text:style-name="TableContents">[cmplx]W[^-1]</text:p>
          </table:table-cell>
        </table:table-row>
        <table:table-row table:style-name="TableRow2750">
          <table:table-cell table:style-name="TableCell2751">
            <text:p text:style-name="TableContents">INV-Weibl</text:p>
          </table:table-cell>
          <table:table-cell table:style-name="TableCell2752">
            <text:p text:style-name="Display">Weibl⁸</text:p>
          </table:table-cell>
          <table:table-cell table:style-name="TableCell2753">
            <text:p text:style-name="TableContents">Weibl[^-1]</text:p>
          </table:table-cell>
        </table:table-row>
        <table:table-row table:style-name="TableRow2754">
          <table:table-cell table:style-name="TableCell2755">
            <text:p text:style-name="TableContents">cIP</text:p>
          </table:table-cell>
          <table:table-cell table:style-name="TableCell2756">
            <text:p text:style-name="Display">©IP</text:p>
          </table:table-cell>
          <table:table-cell table:style-name="TableCell2757">
            <text:p text:style-name="TableContents">[cmplx]IP</text:p>
          </table:table-cell>
        </table:table-row>
        <table:table-row table:style-name="TableRow2758">
          <table:table-cell table:style-name="TableCell2759">
            <text:p text:style-name="TableContents">J&gt;Btu</text:p>
          </table:table-cell>
          <table:table-cell table:style-name="TableCell2760">
            <text:p text:style-name="Display">J→Btu</text:p>
          </table:table-cell>
          <table:table-cell table:style-name="TableCell2761">
            <text:p text:style-name="TableContents">J[-&gt;]Btu</text:p>
          </table:table-cell>
        </table:table-row>
        <table:table-row table:style-name="TableRow2762">
          <table:table-cell table:style-name="TableCell2763">
            <text:p text:style-name="TableContents">J&gt;cal</text:p>
          </table:table-cell>
          <table:table-cell table:style-name="TableCell2764">
            <text:p text:style-name="Display">J→cal</text:p>
          </table:table-cell>
          <table:table-cell table:style-name="TableCell2765">
            <text:p text:style-name="TableContents">J[-&gt;]cal</text:p>
          </table:table-cell>
        </table:table-row>
        <table:table-row table:style-name="TableRow2766">
          <table:table-cell table:style-name="TableCell2767">
            <text:p text:style-name="TableContents">J&gt;D</text:p>
          </table:table-cell>
          <table:table-cell table:style-name="TableCell2768">
            <text:p text:style-name="Display">J→D</text:p>
          </table:table-cell>
          <table:table-cell table:style-name="TableCell2769">
            <text:p text:style-name="TableContents">J[-&gt;]D</text:p>
          </table:table-cell>
        </table:table-row>
        <table:table-row table:style-name="TableRow2770">
          <table:table-cell table:style-name="TableCell2771">
            <text:p text:style-name="TableContents">J&gt;kWh</text:p>
          </table:table-cell>
          <table:table-cell table:style-name="TableCell2772">
            <text:p text:style-name="Display">J→kWh</text:p>
          </table:table-cell>
          <table:table-cell table:style-name="TableCell2773">
            <text:p text:style-name="TableContents">J[-&gt;]kWh</text:p>
          </table:table-cell>
        </table:table-row>
        <table:table-row table:style-name="TableRow2774">
          <table:table-cell table:style-name="TableCell2775">
            <text:p text:style-name="TableContents">kg&gt;cwt</text:p>
          </table:table-cell>
          <table:table-cell table:style-name="TableCell2776">
            <text:p text:style-name="Display">kg→cwt</text:p>
          </table:table-cell>
          <table:table-cell table:style-name="TableCell2777">
            <text:p text:style-name="TableContents">kg[-&gt;]cwt</text:p>
          </table:table-cell>
        </table:table-row>
        <text:soft-page-break/>
        <table:table-row table:style-name="TableRow2778">
          <table:table-cell table:style-name="TableCell2779">
            <text:p text:style-name="TableContents">kg&gt;lb</text:p>
          </table:table-cell>
          <table:table-cell table:style-name="TableCell2780">
            <text:p text:style-name="Display">kg→lb</text:p>
          </table:table-cell>
          <table:table-cell table:style-name="TableCell2781">
            <text:p text:style-name="TableContents">kg[-&gt;]lb</text:p>
          </table:table-cell>
        </table:table-row>
        <table:table-row table:style-name="TableRow2782">
          <table:table-cell table:style-name="TableCell2783">
            <text:p text:style-name="TableContents">kg&gt;s.cwt</text:p>
          </table:table-cell>
          <table:table-cell table:style-name="TableCell2784">
            <text:p text:style-name="Display">kg→s.cwt</text:p>
          </table:table-cell>
          <table:table-cell table:style-name="TableCell2785">
            <text:p text:style-name="TableContents">kg[-&gt;]s.cwt</text:p>
          </table:table-cell>
        </table:table-row>
        <table:table-row table:style-name="TableRow2786">
          <table:table-cell table:style-name="TableCell2787">
            <text:p text:style-name="TableContents">kg&gt;stone</text:p>
          </table:table-cell>
          <table:table-cell table:style-name="TableCell2788">
            <text:p text:style-name="Display">kg→stone</text:p>
          </table:table-cell>
          <table:table-cell table:style-name="TableCell2789">
            <text:p text:style-name="TableContents">kg[-&gt;]stone</text:p>
          </table:table-cell>
        </table:table-row>
        <table:table-row table:style-name="TableRow2790">
          <table:table-cell table:style-name="TableCell2791">
            <text:p text:style-name="TableContents">km&gt;AU</text:p>
          </table:table-cell>
          <table:table-cell table:style-name="TableCell2792">
            <text:p text:style-name="Display">km→AU</text:p>
          </table:table-cell>
          <table:table-cell table:style-name="TableCell2793">
            <text:p text:style-name="TableContents">km[-&gt;]AU</text:p>
          </table:table-cell>
        </table:table-row>
        <table:table-row table:style-name="TableRow2794">
          <table:table-cell table:style-name="TableCell2795">
            <text:p text:style-name="TableContents">km&gt;l.y.</text:p>
          </table:table-cell>
          <table:table-cell table:style-name="TableCell2796">
            <text:p text:style-name="Display">km→l.y.</text:p>
          </table:table-cell>
          <table:table-cell table:style-name="TableCell2797">
            <text:p text:style-name="TableContents">km[-&gt;]l.y.</text:p>
          </table:table-cell>
        </table:table-row>
        <table:table-row table:style-name="TableRow2798">
          <table:table-cell table:style-name="TableCell2799">
            <text:p text:style-name="TableContents">km&gt;miles</text:p>
          </table:table-cell>
          <table:table-cell table:style-name="TableCell2800">
            <text:p text:style-name="Display">km→miles</text:p>
          </table:table-cell>
          <table:table-cell table:style-name="TableCell2801">
            <text:p text:style-name="TableContents">km[-&gt;]miles</text:p>
          </table:table-cell>
        </table:table-row>
        <table:table-row table:style-name="TableRow2802">
          <table:table-cell table:style-name="TableCell2803">
            <text:p text:style-name="TableContents">km&gt;nmi</text:p>
          </table:table-cell>
          <table:table-cell table:style-name="TableCell2804">
            <text:p text:style-name="Display">km→nmi</text:p>
          </table:table-cell>
          <table:table-cell table:style-name="TableCell2805">
            <text:p text:style-name="TableContents">km[-&gt;]nmi</text:p>
          </table:table-cell>
        </table:table-row>
        <table:table-row table:style-name="TableRow2806">
          <table:table-cell table:style-name="TableCell2807">
            <text:p text:style-name="TableContents">km&gt;pc</text:p>
          </table:table-cell>
          <table:table-cell table:style-name="TableCell2808">
            <text:p text:style-name="Display">km→pc</text:p>
          </table:table-cell>
          <table:table-cell table:style-name="TableCell2809">
            <text:p text:style-name="TableContents">km[-&gt;]pc</text:p>
          </table:table-cell>
        </table:table-row>
        <table:table-row table:style-name="TableRow2810">
          <table:table-cell table:style-name="TableCell2811">
            <text:p text:style-name="TableContents">kWh&gt;J</text:p>
          </table:table-cell>
          <table:table-cell table:style-name="TableCell2812">
            <text:p text:style-name="Display">kWh→J</text:p>
          </table:table-cell>
          <table:table-cell table:style-name="TableCell2813">
            <text:p text:style-name="TableContents">kWh[-&gt;]J</text:p>
          </table:table-cell>
        </table:table-row>
        <table:table-row table:style-name="TableRow2814">
          <table:table-cell table:style-name="TableCell2815">
            <text:p text:style-name="TableContents">l.y.&gt;km</text:p>
          </table:table-cell>
          <table:table-cell table:style-name="TableCell2816">
            <text:p text:style-name="Display">l.y.→km</text:p>
          </table:table-cell>
          <table:table-cell table:style-name="TableCell2817">
            <text:p text:style-name="TableContents">l.y.[-&gt;]km</text:p>
          </table:table-cell>
        </table:table-row>
        <table:table-row table:style-name="TableRow2818">
          <table:table-cell table:style-name="TableCell2819">
            <text:p text:style-name="TableContents">l&gt;cft</text:p>
          </table:table-cell>
          <table:table-cell table:style-name="TableCell2820">
            <text:p text:style-name="Display">l→cft</text:p>
          </table:table-cell>
          <table:table-cell table:style-name="TableCell2821">
            <text:p text:style-name="TableContents">l[-&gt;]cft</text:p>
          </table:table-cell>
        </table:table-row>
        <table:table-row table:style-name="TableRow2822">
          <table:table-cell table:style-name="TableCell2823">
            <text:p text:style-name="TableContents">l&gt;galUK</text:p>
          </table:table-cell>
          <table:table-cell table:style-name="TableCell2824">
            <text:p text:style-name="Display">l→galUK</text:p>
          </table:table-cell>
          <table:table-cell table:style-name="TableCell2825">
            <text:p text:style-name="TableContents">l[-&gt;]galUK</text:p>
          </table:table-cell>
        </table:table-row>
        <table:table-row table:style-name="TableRow2826">
          <table:table-cell table:style-name="TableCell2827">
            <text:p text:style-name="TableContents">l&gt;galUS</text:p>
          </table:table-cell>
          <table:table-cell table:style-name="TableCell2828">
            <text:p text:style-name="Display">l→galUS</text:p>
          </table:table-cell>
          <table:table-cell table:style-name="TableCell2829">
            <text:p text:style-name="TableContents">l[-&gt;]galUS</text:p>
          </table:table-cell>
        </table:table-row>
        <table:table-row table:style-name="TableRow2830">
          <table:table-cell table:style-name="TableCell2831">
            <text:p text:style-name="TableContents">LB</text:p>
          </table:table-cell>
          <table:table-cell table:style-name="TableCell2832">
            <text:p text:style-name="Display">LOG₂</text:p>
          </table:table-cell>
          <table:table-cell table:style-name="TableCell2833">
            <text:p text:style-name="TableContents">LOG[sub-2]</text:p>
          </table:table-cell>
        </table:table-row>
        <table:table-row table:style-name="TableRow2834">
          <table:table-cell table:style-name="TableCell2835">
            <text:p text:style-name="TableContents">cLB</text:p>
          </table:table-cell>
          <table:table-cell table:style-name="TableCell2836">
            <text:p text:style-name="Display">©LOG₂</text:p>
          </table:table-cell>
          <table:table-cell table:style-name="TableCell2837">
            <text:p text:style-name="TableContents">[cmplx]LOG[sub-2]</text:p>
          </table:table-cell>
        </table:table-row>
        <table:table-row table:style-name="TableRow2838">
          <table:table-cell table:style-name="TableCell2839">
            <text:p text:style-name="TableContents">lb&gt;kg</text:p>
          </table:table-cell>
          <table:table-cell table:style-name="TableCell2840">
            <text:p text:style-name="Display">lb→kg</text:p>
          </table:table-cell>
          <table:table-cell table:style-name="TableCell2841">
            <text:p text:style-name="TableContents">lb[-&gt;]kg</text:p>
          </table:table-cell>
        </table:table-row>
        <table:table-row table:style-name="TableRow2842">
          <table:table-cell table:style-name="TableCell2843">
            <text:p text:style-name="TableContents">lbf&gt;N</text:p>
          </table:table-cell>
          <table:table-cell table:style-name="TableCell2844">
            <text:p text:style-name="Display">lbf→N</text:p>
          </table:table-cell>
          <table:table-cell table:style-name="TableCell2845">
            <text:p text:style-name="TableContents">lbf[-&gt;]N</text:p>
          </table:table-cell>
        </table:table-row>
        <table:table-row table:style-name="TableRow2846">
          <table:table-cell table:style-name="TableCell2847">
            <text:p text:style-name="TableContents">LG</text:p>
          </table:table-cell>
          <table:table-cell table:style-name="TableCell2848">
            <text:p text:style-name="Display">LOG₁₀</text:p>
          </table:table-cell>
          <table:table-cell table:style-name="TableCell2849">
            <text:p text:style-name="TableContents">LOG[sub-1][sub-0]</text:p>
          </table:table-cell>
        </table:table-row>
        <table:table-row table:style-name="TableRow2850">
          <table:table-cell table:style-name="TableCell2851">
            <text:p text:style-name="TableContents">cLG</text:p>
          </table:table-cell>
          <table:table-cell table:style-name="TableCell2852">
            <text:p text:style-name="Display">©LOG₁₀</text:p>
          </table:table-cell>
          <table:table-cell table:style-name="TableCell2853">
            <text:p text:style-name="TableContents">[cmplx]LOG[sub-1][sub-0]</text:p>
          </table:table-cell>
        </table:table-row>
        <table:table-row table:style-name="TableRow2854">
          <table:table-cell table:style-name="TableCell2855">
            <text:p text:style-name="TableContents">LgNorm-p</text:p>
          </table:table-cell>
          <table:table-cell table:style-name="TableCell2856">
            <text:p text:style-name="Display">LgNrmₚ</text:p>
          </table:table-cell>
          <table:table-cell table:style-name="TableCell2857">
            <text:p text:style-name="TableContents">LgNrm[sub-p]</text:p>
          </table:table-cell>
        </table:table-row>
        <table:table-row table:style-name="TableRow2858">
          <table:table-cell table:style-name="TableCell2859">
            <text:p text:style-name="TableContents">LgNrm-u</text:p>
          </table:table-cell>
          <table:table-cell table:style-name="TableCell2860">
            <text:p text:style-name="Display">LgNrmᵤ</text:p>
          </table:table-cell>
          <table:table-cell table:style-name="TableCell2861">
            <text:p text:style-name="TableContents">LgNrm[sub-u]</text:p>
          </table:table-cell>
        </table:table-row>
        <table:table-row table:style-name="TableRow2862">
          <table:table-cell table:style-name="TableCell2863">
            <text:p text:style-name="TableContents">Ln</text:p>
          </table:table-cell>
          <table:table-cell table:style-name="TableCell2864">
            <text:p text:style-name="Display">Lₙ</text:p>
          </table:table-cell>
          <table:table-cell table:style-name="TableCell2865">
            <text:p text:style-name="TableContents">L[sub-n]</text:p>
          </table:table-cell>
        </table:table-row>
        <table:table-row table:style-name="TableRow2866">
          <table:table-cell table:style-name="TableCell2867">
            <text:p text:style-name="TableContents">cLN</text:p>
          </table:table-cell>
          <table:table-cell table:style-name="TableCell2868">
            <text:p text:style-name="Display">©LN</text:p>
          </table:table-cell>
          <table:table-cell table:style-name="TableCell2869">
            <text:p text:style-name="TableContents">[cmplx]LN</text:p>
          </table:table-cell>
        </table:table-row>
        <table:table-row table:style-name="TableRow2870">
          <table:table-cell table:style-name="TableCell2871">
            <text:p text:style-name="TableContents">cLN1+x</text:p>
          </table:table-cell>
          <table:table-cell table:style-name="TableCell2872">
            <text:p text:style-name="Display">©LN1+x</text:p>
          </table:table-cell>
          <table:table-cell table:style-name="TableCell2873">
            <text:p text:style-name="TableContents">[cmplx]LN1+x</text:p>
          </table:table-cell>
        </table:table-row>
        <table:table-row table:style-name="TableRow2874">
          <table:table-cell table:style-name="TableCell2875">
            <text:p text:style-name="TableContents">LnAlpha</text:p>
          </table:table-cell>
          <table:table-cell table:style-name="TableCell2876">
            <text:p text:style-name="Display">Lₙα</text:p>
          </table:table-cell>
          <table:table-cell table:style-name="TableCell2877">
            <text:p text:style-name="TableContents">L[sub-n][alpha]</text:p>
          </table:table-cell>
        </table:table-row>
        <table:table-row table:style-name="TableRow2878">
          <table:table-cell table:style-name="TableCell2879">
            <text:p text:style-name="TableContents">LNBETA</text:p>
          </table:table-cell>
          <table:table-cell table:style-name="TableCell2880">
            <text:p text:style-name="Display">LNβ</text:p>
          </table:table-cell>
          <table:table-cell table:style-name="TableCell2881">
            <text:p text:style-name="TableContents">LN[beta]</text:p>
          </table:table-cell>
        </table:table-row>
        <table:table-row table:style-name="TableRow2882">
          <table:table-cell table:style-name="TableCell2883">
            <text:p text:style-name="TableContents">cLNBETA</text:p>
          </table:table-cell>
          <table:table-cell table:style-name="TableCell2884">
            <text:p text:style-name="Display">©LNβ</text:p>
          </table:table-cell>
          <table:table-cell table:style-name="TableCell2885">
            <text:p text:style-name="TableContents">[cmplx]LN[beta]</text:p>
          </table:table-cell>
        </table:table-row>
        <table:table-row table:style-name="TableRow2886">
          <table:table-cell table:style-name="TableCell2887">
            <text:p text:style-name="TableContents">LNGAMMA</text:p>
          </table:table-cell>
          <table:table-cell table:style-name="TableCell2888">
            <text:p text:style-name="Display">LNΓ</text:p>
          </table:table-cell>
          <table:table-cell table:style-name="TableCell2889">
            <text:p text:style-name="TableContents">LN[GAMMA]</text:p>
          </table:table-cell>
        </table:table-row>
        <table:table-row table:style-name="TableRow2890">
          <table:table-cell table:style-name="TableCell2891">
            <text:p text:style-name="TableContents">cLNGAMMA</text:p>
          </table:table-cell>
          <table:table-cell table:style-name="TableCell2892">
            <text:p text:style-name="Display">©LNΓ</text:p>
          </table:table-cell>
          <table:table-cell table:style-name="TableCell2893">
            <text:p text:style-name="TableContents">[cmplx]LN[GAMMA]</text:p>
          </table:table-cell>
        </table:table-row>
        <table:table-row table:style-name="TableRow2894">
          <table:table-cell table:style-name="TableCell2895">
            <text:p text:style-name="TableContents">LOADSUMS</text:p>
          </table:table-cell>
          <table:table-cell table:style-name="TableCell2896">
            <text:p text:style-name="Display">LOADΣ</text:p>
          </table:table-cell>
          <table:table-cell table:style-name="TableCell2897">
            <text:p text:style-name="TableContents">LOAD[SIGMA]</text:p>
          </table:table-cell>
        </table:table-row>
        <table:table-row table:style-name="TableRow2898">
          <table:table-cell table:style-name="TableCell2899">
            <text:p text:style-name="TableContents">Logis-p</text:p>
          </table:table-cell>
          <table:table-cell table:style-name="TableCell2900">
            <text:p text:style-name="Display">Logisₚ</text:p>
          </table:table-cell>
          <table:table-cell table:style-name="TableCell2901">
            <text:p text:style-name="TableContents">Logis[sub-p]</text:p>
          </table:table-cell>
        </table:table-row>
        <table:table-row table:style-name="TableRow2902">
          <table:table-cell table:style-name="TableCell2903">
            <text:p text:style-name="TableContents">Logis-u</text:p>
          </table:table-cell>
          <table:table-cell table:style-name="TableCell2904">
            <text:p text:style-name="Display">Logisᵤ</text:p>
          </table:table-cell>
          <table:table-cell table:style-name="TableCell2905">
            <text:p text:style-name="TableContents">Logis[sub-u]</text:p>
          </table:table-cell>
        </table:table-row>
        <table:table-row table:style-name="TableRow2906">
          <table:table-cell table:style-name="TableCell2907">
            <text:p text:style-name="TableContents">LOGx</text:p>
          </table:table-cell>
          <table:table-cell table:style-name="TableCell2908">
            <text:p text:style-name="Display">LOGₓ</text:p>
          </table:table-cell>
          <table:table-cell table:style-name="TableCell2909">
            <text:p text:style-name="TableContents">LOG[sub-x]</text:p>
          </table:table-cell>
        </table:table-row>
        <table:table-row table:style-name="TableRow2910">
          <table:table-cell table:style-name="TableCell2911">
            <text:p text:style-name="TableContents">cLOGx</text:p>
          </table:table-cell>
          <table:table-cell table:style-name="TableCell2912">
            <text:p text:style-name="Display">©LOGₓ</text:p>
          </table:table-cell>
          <table:table-cell table:style-name="TableCell2913">
            <text:p text:style-name="TableContents">[cmplx]LOG[sub-x]</text:p>
          </table:table-cell>
        </table:table-row>
        <table:table-row table:style-name="TableRow2914">
          <table:table-cell table:style-name="TableCell2915">
            <text:p text:style-name="TableContents">M*</text:p>
          </table:table-cell>
          <table:table-cell table:style-name="TableCell2916">
            <text:p text:style-name="Display">M×</text:p>
          </table:table-cell>
          <table:table-cell table:style-name="TableCell2917">
            <text:p text:style-name="TableContents">M[times]</text:p>
          </table:table-cell>
        </table:table-row>
        <table:table-row table:style-name="TableRow2918">
          <table:table-cell table:style-name="TableCell2919">
            <text:p text:style-name="TableContents">M+*</text:p>
          </table:table-cell>
          <table:table-cell table:style-name="TableCell2920">
            <text:p text:style-name="Display">M+×</text:p>
          </table:table-cell>
          <table:table-cell table:style-name="TableCell2921">
            <text:p text:style-name="TableContents">M+[times]</text:p>
          </table:table-cell>
        </table:table-row>
        <table:table-row table:style-name="TableRow2922">
          <table:table-cell table:style-name="TableCell2923">
            <text:p text:style-name="TableContents">M.INV</text:p>
          </table:table-cell>
          <table:table-cell table:style-name="TableCell2924">
            <text:p text:style-name="Display">M⁸</text:p>
          </table:table-cell>
          <table:table-cell table:style-name="TableCell2925">
            <text:p text:style-name="TableContents">M[^-1]</text:p>
          </table:table-cell>
        </table:table-row>
        <table:table-row table:style-name="TableRow2926">
          <table:table-cell table:style-name="TableCell2927">
            <text:p text:style-name="TableContents">m&gt;fathom</text:p>
          </table:table-cell>
          <table:table-cell table:style-name="TableCell2928">
            <text:p text:style-name="Display">m→fathom</text:p>
          </table:table-cell>
          <table:table-cell table:style-name="TableCell2929">
            <text:p text:style-name="TableContents">m[-&gt;]fathom</text:p>
          </table:table-cell>
        </table:table-row>
        <table:table-row table:style-name="TableRow2930">
          <table:table-cell table:style-name="TableCell2931">
            <text:p text:style-name="TableContents">m&gt;feet</text:p>
          </table:table-cell>
          <table:table-cell table:style-name="TableCell2932">
            <text:p text:style-name="Display">m→feet</text:p>
          </table:table-cell>
          <table:table-cell table:style-name="TableCell2933">
            <text:p text:style-name="TableContents">m[-&gt;]feet</text:p>
          </table:table-cell>
        </table:table-row>
        <table:table-row table:style-name="TableRow2934">
          <table:table-cell table:style-name="TableCell2935">
            <text:p text:style-name="TableContents">m&gt;yards</text:p>
          </table:table-cell>
          <table:table-cell table:style-name="TableCell2936">
            <text:p text:style-name="Display">m→yards</text:p>
          </table:table-cell>
          <table:table-cell table:style-name="TableCell2937">
            <text:p text:style-name="TableContents">m[-&gt;]yards</text:p>
          </table:table-cell>
        </table:table-row>
        <text:soft-page-break/>
        <table:table-row table:style-name="TableRow2938">
          <table:table-cell table:style-name="TableCell2939">
            <text:p text:style-name="TableContents">MEAN</text:p>
          </table:table-cell>
          <table:table-cell table:style-name="TableCell2940">
            <text:p text:style-name="Display">Ẁ</text:p>
          </table:table-cell>
          <table:table-cell table:style-name="TableCell2941">
            <text:p text:style-name="TableContents">[x-bar]</text:p>
          </table:table-cell>
        </table:table-row>
        <table:table-row table:style-name="TableRow2942">
          <table:table-cell table:style-name="TableCell2943">
            <text:p text:style-name="TableContents">MEAN-w</text:p>
          </table:table-cell>
          <table:table-cell table:style-name="TableCell2944">
            <text:p text:style-name="Display">Ẁw</text:p>
          </table:table-cell>
          <table:table-cell table:style-name="TableCell2945">
            <text:p text:style-name="TableContents">[x-bar]w</text:p>
          </table:table-cell>
        </table:table-row>
        <table:table-row table:style-name="TableRow2946">
          <table:table-cell table:style-name="TableCell2947">
            <text:p text:style-name="TableContents">miles&gt;km</text:p>
          </table:table-cell>
          <table:table-cell table:style-name="TableCell2948">
            <text:p text:style-name="Display">miles→km</text:p>
          </table:table-cell>
          <table:table-cell table:style-name="TableCell2949">
            <text:p text:style-name="TableContents">miles[-&gt;]km</text:p>
          </table:table-cell>
        </table:table-row>
        <table:table-row table:style-name="TableRow2950">
          <table:table-cell table:style-name="TableCell2951">
            <text:p text:style-name="TableContents">ml&gt;flozUK</text:p>
          </table:table-cell>
          <table:table-cell table:style-name="TableCell2952">
            <text:p text:style-name="Display">ml→flozUK</text:p>
          </table:table-cell>
          <table:table-cell table:style-name="TableCell2953">
            <text:p text:style-name="TableContents">ml[-&gt;]flozUK</text:p>
          </table:table-cell>
        </table:table-row>
        <table:table-row table:style-name="TableRow2954">
          <table:table-cell table:style-name="TableCell2955">
            <text:p text:style-name="TableContents">ml&gt;flozUS</text:p>
          </table:table-cell>
          <table:table-cell table:style-name="TableCell2956">
            <text:p text:style-name="Display">ml→flozUS</text:p>
          </table:table-cell>
          <table:table-cell table:style-name="TableCell2957">
            <text:p text:style-name="TableContents">ml[-&gt;]flozUS</text:p>
          </table:table-cell>
        </table:table-row>
        <table:table-row table:style-name="TableRow2958">
          <table:table-cell table:style-name="TableCell2959">
            <text:p text:style-name="TableContents">mmHg&gt;Pa</text:p>
          </table:table-cell>
          <table:table-cell table:style-name="TableCell2960">
            <text:p text:style-name="Display">mmHg→Pa</text:p>
          </table:table-cell>
          <table:table-cell table:style-name="TableCell2961">
            <text:p text:style-name="TableContents">mmHg[-&gt;]Pa</text:p>
          </table:table-cell>
        </table:table-row>
        <table:table-row table:style-name="TableRow2962">
          <table:table-cell table:style-name="TableCell2963">
            <text:p text:style-name="TableContents">MROW*</text:p>
          </table:table-cell>
          <table:table-cell table:style-name="TableCell2964">
            <text:p text:style-name="Display">MROW×</text:p>
          </table:table-cell>
          <table:table-cell table:style-name="TableCell2965">
            <text:p text:style-name="TableContents">MROW[times]</text:p>
          </table:table-cell>
        </table:table-row>
        <table:table-row table:style-name="TableRow2966">
          <table:table-cell table:style-name="TableCell2967">
            <text:p text:style-name="TableContents">MROW+*</text:p>
          </table:table-cell>
          <table:table-cell table:style-name="TableCell2968">
            <text:p text:style-name="Display">MROW+×</text:p>
          </table:table-cell>
          <table:table-cell table:style-name="TableCell2969">
            <text:p text:style-name="TableContents">MROW+[times]</text:p>
          </table:table-cell>
        </table:table-row>
        <table:table-row table:style-name="TableRow2970">
          <table:table-cell table:style-name="TableCell2971">
            <text:p text:style-name="TableContents">MROW&lt;&gt;</text:p>
          </table:table-cell>
          <table:table-cell table:style-name="TableCell2972">
            <text:p text:style-name="Display">MROW⇆</text:p>
          </table:table-cell>
          <table:table-cell table:style-name="TableCell2973">
            <text:p text:style-name="TableContents">MROW[&lt;-&gt;]</text:p>
          </table:table-cell>
        </table:table-row>
        <table:table-row table:style-name="TableRow2974">
          <table:table-cell table:style-name="TableCell2975">
            <text:p text:style-name="TableContents">N&gt;lbf</text:p>
          </table:table-cell>
          <table:table-cell table:style-name="TableCell2976">
            <text:p text:style-name="Display">N→lbf</text:p>
          </table:table-cell>
          <table:table-cell table:style-name="TableCell2977">
            <text:p text:style-name="TableContents">N[-&gt;]lbf</text:p>
          </table:table-cell>
        </table:table-row>
        <table:table-row table:style-name="TableRow2978">
          <table:table-cell table:style-name="TableCell2979">
            <text:p text:style-name="TableContents">nmi&gt;km</text:p>
          </table:table-cell>
          <table:table-cell table:style-name="TableCell2980">
            <text:p text:style-name="Display">nmi→km</text:p>
          </table:table-cell>
          <table:table-cell table:style-name="TableCell2981">
            <text:p text:style-name="TableContents">nmi[-&gt;]km</text:p>
          </table:table-cell>
        </table:table-row>
        <table:table-row table:style-name="TableRow2982">
          <table:table-cell table:style-name="TableCell2983">
            <text:p text:style-name="TableContents">Norml-p</text:p>
          </table:table-cell>
          <table:table-cell table:style-name="TableCell2984">
            <text:p text:style-name="Display">Normlₚ</text:p>
          </table:table-cell>
          <table:table-cell table:style-name="TableCell2985">
            <text:p text:style-name="TableContents">Norml[sub-p]</text:p>
          </table:table-cell>
        </table:table-row>
        <table:table-row table:style-name="TableRow2986">
          <table:table-cell table:style-name="TableCell2987">
            <text:p text:style-name="TableContents">Norml-u</text:p>
          </table:table-cell>
          <table:table-cell table:style-name="TableCell2988">
            <text:p text:style-name="Display">Normlᵤ</text:p>
          </table:table-cell>
          <table:table-cell table:style-name="TableCell2989">
            <text:p text:style-name="TableContents">Norml[sub-u]</text:p>
          </table:table-cell>
        </table:table-row>
        <table:table-row table:style-name="TableRow2990">
          <table:table-cell table:style-name="TableCell2991">
            <text:p text:style-name="TableContents">nSUM</text:p>
          </table:table-cell>
          <table:table-cell table:style-name="TableCell2992">
            <text:p text:style-name="Display">nΣ</text:p>
          </table:table-cell>
          <table:table-cell table:style-name="TableCell2993">
            <text:p text:style-name="TableContents">n[SIGMA]</text:p>
          </table:table-cell>
        </table:table-row>
        <table:table-row table:style-name="TableRow2994">
          <table:table-cell table:style-name="TableCell2995">
            <text:p text:style-name="TableContents">oz&gt;g</text:p>
          </table:table-cell>
          <table:table-cell table:style-name="TableCell2996">
            <text:p text:style-name="Display">oz→g</text:p>
          </table:table-cell>
          <table:table-cell table:style-name="TableCell2997">
            <text:p text:style-name="TableContents">oz[-&gt;]g</text:p>
          </table:table-cell>
        </table:table-row>
        <table:table-row table:style-name="TableRow2998">
          <table:table-cell table:style-name="TableCell2999">
            <text:p text:style-name="TableContents">P.#</text:p>
          </table:table-cell>
          <table:table-cell table:style-name="TableCell3000">
            <text:p text:style-name="Display">⎙#</text:p>
          </table:table-cell>
          <table:table-cell table:style-name="TableCell3001">
            <text:p text:style-name="TableContents">[print]#</text:p>
          </table:table-cell>
        </table:table-row>
        <table:table-row table:style-name="TableRow3002">
          <table:table-cell table:style-name="TableCell3003">
            <text:p text:style-name="TableContents">P.+a</text:p>
          </table:table-cell>
          <table:table-cell table:style-name="TableCell3004">
            <text:p text:style-name="Display">⎙+α</text:p>
          </table:table-cell>
          <table:table-cell table:style-name="TableCell3005">
            <text:p text:style-name="TableContents">[print]+[alpha]</text:p>
          </table:table-cell>
        </table:table-row>
        <table:table-row table:style-name="TableRow3006">
          <table:table-cell table:style-name="TableCell3007">
            <text:p text:style-name="TableContents">P.a</text:p>
          </table:table-cell>
          <table:table-cell table:style-name="TableCell3008">
            <text:p text:style-name="Display">⎙α</text:p>
          </table:table-cell>
          <table:table-cell table:style-name="TableCell3009">
            <text:p text:style-name="TableContents">[print][alpha]</text:p>
          </table:table-cell>
        </table:table-row>
        <table:table-row table:style-name="TableRow3010">
          <table:table-cell table:style-name="TableCell3011">
            <text:p text:style-name="TableContents">P.a+</text:p>
          </table:table-cell>
          <table:table-cell table:style-name="TableCell3012">
            <text:p text:style-name="Display">⎙α+</text:p>
          </table:table-cell>
          <table:table-cell table:style-name="TableCell3013">
            <text:p text:style-name="TableContents">[print][alpha]+</text:p>
          </table:table-cell>
        </table:table-row>
        <table:table-row table:style-name="TableRow3014">
          <table:table-cell table:style-name="TableCell3015">
            <text:p text:style-name="TableContents">P.ADV</text:p>
          </table:table-cell>
          <table:table-cell table:style-name="TableCell3016">
            <text:p text:style-name="Display">⎙ADV</text:p>
          </table:table-cell>
          <table:table-cell table:style-name="TableCell3017">
            <text:p text:style-name="TableContents">[print]ADV</text:p>
          </table:table-cell>
        </table:table-row>
        <table:table-row table:style-name="TableRow3018">
          <table:table-cell table:style-name="TableCell3019">
            <text:p text:style-name="TableContents">P.CHR</text:p>
          </table:table-cell>
          <table:table-cell table:style-name="TableCell3020">
            <text:p text:style-name="Display">⎙CHR</text:p>
          </table:table-cell>
          <table:table-cell table:style-name="TableCell3021">
            <text:p text:style-name="TableContents">[print]CHR</text:p>
          </table:table-cell>
        </table:table-row>
        <table:table-row table:style-name="TableRow3022">
          <table:table-cell table:style-name="TableCell3023">
            <text:p text:style-name="TableContents">P.DLAY</text:p>
          </table:table-cell>
          <table:table-cell table:style-name="TableCell3024">
            <text:p text:style-name="Display">⎙DLAY</text:p>
          </table:table-cell>
          <table:table-cell table:style-name="TableCell3025">
            <text:p text:style-name="TableContents">[print]DLAY</text:p>
          </table:table-cell>
        </table:table-row>
        <table:table-row table:style-name="TableRow3026">
          <table:table-cell table:style-name="TableCell3027">
            <text:p text:style-name="TableContents">P.MODE</text:p>
          </table:table-cell>
          <table:table-cell table:style-name="TableCell3028">
            <text:p text:style-name="Display">⎙MODE</text:p>
          </table:table-cell>
          <table:table-cell table:style-name="TableCell3029">
            <text:p text:style-name="TableContents">[print]MODE</text:p>
          </table:table-cell>
        </table:table-row>
        <table:table-row table:style-name="TableRow3030">
          <table:table-cell table:style-name="TableCell3031">
            <text:p text:style-name="TableContents">P.PROG</text:p>
          </table:table-cell>
          <table:table-cell table:style-name="TableCell3032">
            <text:p text:style-name="Display">⎙PROG</text:p>
          </table:table-cell>
          <table:table-cell table:style-name="TableCell3033">
            <text:p text:style-name="TableContents">[print]PROG</text:p>
          </table:table-cell>
        </table:table-row>
        <table:table-row table:style-name="TableRow3034">
          <table:table-cell table:style-name="TableCell3035">
            <text:p text:style-name="TableContents">P.r</text:p>
          </table:table-cell>
          <table:table-cell table:style-name="TableCell3036">
            <text:p text:style-name="Display">⎙r</text:p>
          </table:table-cell>
          <table:table-cell table:style-name="TableCell3037">
            <text:p text:style-name="TableContents">[print]r</text:p>
          </table:table-cell>
        </table:table-row>
        <table:table-row table:style-name="TableRow3038">
          <table:table-cell table:style-name="TableCell3039">
            <text:p text:style-name="TableContents">P.REGS</text:p>
          </table:table-cell>
          <table:table-cell table:style-name="TableCell3040">
            <text:p text:style-name="Display">⎙REGS</text:p>
          </table:table-cell>
          <table:table-cell table:style-name="TableCell3041">
            <text:p text:style-name="TableContents">[print]REGS</text:p>
          </table:table-cell>
        </table:table-row>
        <table:table-row table:style-name="TableRow3042">
          <table:table-cell table:style-name="TableCell3043">
            <text:p text:style-name="TableContents">P.STK</text:p>
          </table:table-cell>
          <table:table-cell table:style-name="TableCell3044">
            <text:p text:style-name="Display">⎙STK</text:p>
          </table:table-cell>
          <table:table-cell table:style-name="TableCell3045">
            <text:p text:style-name="TableContents">[print]STK</text:p>
          </table:table-cell>
        </table:table-row>
        <table:table-row table:style-name="TableRow3046">
          <table:table-cell table:style-name="TableCell3047">
            <text:p text:style-name="TableContents">P.SUMS</text:p>
          </table:table-cell>
          <table:table-cell table:style-name="TableCell3048">
            <text:p text:style-name="Display">⎙Σ</text:p>
          </table:table-cell>
          <table:table-cell table:style-name="TableCell3049">
            <text:p text:style-name="TableContents">[print][SIGMA]</text:p>
          </table:table-cell>
        </table:table-row>
        <table:table-row table:style-name="TableRow3050">
          <table:table-cell table:style-name="TableCell3051">
            <text:p text:style-name="TableContents">P.TAB</text:p>
          </table:table-cell>
          <table:table-cell table:style-name="TableCell3052">
            <text:p text:style-name="Display">⎙TAB</text:p>
          </table:table-cell>
          <table:table-cell table:style-name="TableCell3053">
            <text:p text:style-name="TableContents">[print]TAB</text:p>
          </table:table-cell>
        </table:table-row>
        <table:table-row table:style-name="TableRow3054">
          <table:table-cell table:style-name="TableCell3055">
            <text:p text:style-name="TableContents">Pa&gt;atm</text:p>
          </table:table-cell>
          <table:table-cell table:style-name="TableCell3056">
            <text:p text:style-name="Display">Pa→atm</text:p>
          </table:table-cell>
          <table:table-cell table:style-name="TableCell3057">
            <text:p text:style-name="TableContents">Pa[-&gt;]atm</text:p>
          </table:table-cell>
        </table:table-row>
        <table:table-row table:style-name="TableRow3058">
          <table:table-cell table:style-name="TableCell3059">
            <text:p text:style-name="TableContents">Pa&gt;bar</text:p>
          </table:table-cell>
          <table:table-cell table:style-name="TableCell3060">
            <text:p text:style-name="Display">Pa→bar</text:p>
          </table:table-cell>
          <table:table-cell table:style-name="TableCell3061">
            <text:p text:style-name="TableContents">Pa[-&gt;]bar</text:p>
          </table:table-cell>
        </table:table-row>
        <table:table-row table:style-name="TableRow3062">
          <table:table-cell table:style-name="TableCell3063">
            <text:p text:style-name="TableContents">Pa&gt;inHg</text:p>
          </table:table-cell>
          <table:table-cell table:style-name="TableCell3064">
            <text:p text:style-name="Display">Pa→inHg</text:p>
          </table:table-cell>
          <table:table-cell table:style-name="TableCell3065">
            <text:p text:style-name="TableContents">Pa[-&gt;]inHg</text:p>
          </table:table-cell>
        </table:table-row>
        <table:table-row table:style-name="TableRow3066">
          <table:table-cell table:style-name="TableCell3067">
            <text:p text:style-name="TableContents">Pa&gt;mmHg</text:p>
          </table:table-cell>
          <table:table-cell table:style-name="TableCell3068">
            <text:p text:style-name="Display">Pa→mmHg</text:p>
          </table:table-cell>
          <table:table-cell table:style-name="TableCell3069">
            <text:p text:style-name="TableContents">Pa[-&gt;]mmHg</text:p>
          </table:table-cell>
        </table:table-row>
        <table:table-row table:style-name="TableRow3070">
          <table:table-cell table:style-name="TableCell3071">
            <text:p text:style-name="TableContents">Pa&gt;psi</text:p>
          </table:table-cell>
          <table:table-cell table:style-name="TableCell3072">
            <text:p text:style-name="Display">Pa→psi</text:p>
          </table:table-cell>
          <table:table-cell table:style-name="TableCell3073">
            <text:p text:style-name="TableContents">Pa[-&gt;]psi</text:p>
          </table:table-cell>
        </table:table-row>
        <table:table-row table:style-name="TableRow3074">
          <table:table-cell table:style-name="TableCell3075">
            <text:p text:style-name="TableContents">Pa&gt;torr</text:p>
          </table:table-cell>
          <table:table-cell table:style-name="TableCell3076">
            <text:p text:style-name="Display">Pa→torr</text:p>
          </table:table-cell>
          <table:table-cell table:style-name="TableCell3077">
            <text:p text:style-name="TableContents">Pa[-&gt;]torr</text:p>
          </table:table-cell>
        </table:table-row>
        <table:table-row table:style-name="TableRow3078">
          <table:table-cell table:style-name="TableCell3079">
            <text:p text:style-name="TableContents">pc&gt;km</text:p>
          </table:table-cell>
          <table:table-cell table:style-name="TableCell3080">
            <text:p text:style-name="Display">pc→km</text:p>
          </table:table-cell>
          <table:table-cell table:style-name="TableCell3081">
            <text:p text:style-name="TableContents">pc[-&gt;]km</text:p>
          </table:table-cell>
        </table:table-row>
        <table:table-row table:style-name="TableRow3082">
          <table:table-cell table:style-name="TableCell3083">
            <text:p text:style-name="TableContents">cPERM</text:p>
          </table:table-cell>
          <table:table-cell table:style-name="TableCell3084">
            <text:p text:style-name="Display">©PERM</text:p>
          </table:table-cell>
          <table:table-cell table:style-name="TableCell3085">
            <text:p text:style-name="TableContents">[cmplx]PERM</text:p>
          </table:table-cell>
        </table:table-row>
        <table:table-row table:style-name="TableRow3086">
          <table:table-cell table:style-name="TableCell3087">
            <text:p text:style-name="TableContents">phi(x)</text:p>
          </table:table-cell>
          <table:table-cell table:style-name="TableCell3088">
            <text:p text:style-name="Display">φ(x)</text:p>
          </table:table-cell>
          <table:table-cell table:style-name="TableCell3089">
            <text:p text:style-name="TableContents">[phi](x)</text:p>
          </table:table-cell>
        </table:table-row>
        <table:table-row table:style-name="TableRow3090">
          <table:table-cell table:style-name="TableCell3091">
            <text:p text:style-name="TableContents">PHI(x)</text:p>
          </table:table-cell>
          <table:table-cell table:style-name="TableCell3092">
            <text:p text:style-name="Display">Φ(x)</text:p>
          </table:table-cell>
          <table:table-cell table:style-name="TableCell3093">
            <text:p text:style-name="TableContents">[PHI](x)</text:p>
          </table:table-cell>
        </table:table-row>
        <table:table-row table:style-name="TableRow3094">
          <table:table-cell table:style-name="TableCell3095">
            <text:p text:style-name="TableContents">PI</text:p>
          </table:table-cell>
          <table:table-cell table:style-name="TableCell3096">
            <text:p text:style-name="Display"># π</text:p>
          </table:table-cell>
          <table:table-cell table:style-name="TableCell3097">
            <text:p text:style-name="TableContents"># [pi]</text:p>
          </table:table-cell>
        </table:table-row>
        <text:soft-page-break/>
        <table:table-row table:style-name="TableRow3098">
          <table:table-cell table:style-name="TableCell3099">
            <text:p text:style-name="TableContents">Pn</text:p>
          </table:table-cell>
          <table:table-cell table:style-name="TableCell3100">
            <text:p text:style-name="Display">Pₙ</text:p>
          </table:table-cell>
          <table:table-cell table:style-name="TableCell3101">
            <text:p text:style-name="TableContents">P[sub-n]</text:p>
          </table:table-cell>
        </table:table-row>
        <table:table-row table:style-name="TableRow3102">
          <table:table-cell table:style-name="TableCell3103">
            <text:p text:style-name="TableContents">Pois</text:p>
          </table:table-cell>
          <table:table-cell table:style-name="TableCell3104">
            <text:p text:style-name="Display">Poisλ</text:p>
          </table:table-cell>
          <table:table-cell table:style-name="TableCell3105">
            <text:p text:style-name="TableContents">Pois[lambda]</text:p>
          </table:table-cell>
        </table:table-row>
        <table:table-row table:style-name="TableRow3106">
          <table:table-cell table:style-name="TableCell3107">
            <text:p text:style-name="TableContents">Pois-p</text:p>
          </table:table-cell>
          <table:table-cell table:style-name="TableCell3108">
            <text:p text:style-name="Display">Poisλₚ</text:p>
          </table:table-cell>
          <table:table-cell table:style-name="TableCell3109">
            <text:p text:style-name="TableContents">Pois[lambda][sub-p]</text:p>
          </table:table-cell>
        </table:table-row>
        <table:table-row table:style-name="TableRow3110">
          <table:table-cell table:style-name="TableCell3111">
            <text:p text:style-name="TableContents">Pois-u</text:p>
          </table:table-cell>
          <table:table-cell table:style-name="TableCell3112">
            <text:p text:style-name="Display">Poisλᵤ</text:p>
          </table:table-cell>
          <table:table-cell table:style-name="TableCell3113">
            <text:p text:style-name="TableContents">Pois[lambda][sub-u]</text:p>
          </table:table-cell>
        </table:table-row>
        <table:table-row table:style-name="TableRow3114">
          <table:table-cell table:style-name="TableCell3115">
            <text:p text:style-name="TableContents">Pois2</text:p>
          </table:table-cell>
          <table:table-cell table:style-name="TableCell3116">
            <text:p text:style-name="Display">Poiss</text:p>
          </table:table-cell>
          <table:table-cell table:style-name="TableCell3117">
            <text:p text:style-name="TableContents">Poiss</text:p>
          </table:table-cell>
        </table:table-row>
        <table:table-row table:style-name="TableRow3118">
          <table:table-cell table:style-name="TableCell3119">
            <text:p text:style-name="TableContents">Pois2-p</text:p>
          </table:table-cell>
          <table:table-cell table:style-name="TableCell3120">
            <text:p text:style-name="Display">Poissₚ</text:p>
          </table:table-cell>
          <table:table-cell table:style-name="TableCell3121">
            <text:p text:style-name="TableContents">Poiss[sub-p]</text:p>
          </table:table-cell>
        </table:table-row>
        <table:table-row table:style-name="TableRow3122">
          <table:table-cell table:style-name="TableCell3123">
            <text:p text:style-name="TableContents">Pois2-u</text:p>
          </table:table-cell>
          <table:table-cell table:style-name="TableCell3124">
            <text:p text:style-name="Display">Poissᵤ</text:p>
          </table:table-cell>
          <table:table-cell table:style-name="TableCell3125">
            <text:p text:style-name="TableContents">Poiss[sub-u]</text:p>
          </table:table-cell>
        </table:table-row>
        <table:table-row table:style-name="TableRow3126">
          <table:table-cell table:style-name="TableCell3127">
            <text:p text:style-name="TableContents">pr.&gt;dB</text:p>
          </table:table-cell>
          <table:table-cell table:style-name="TableCell3128">
            <text:p text:style-name="Display">pr.→dB</text:p>
          </table:table-cell>
          <table:table-cell table:style-name="TableCell3129">
            <text:p text:style-name="TableContents">pr.[-&gt;]dB</text:p>
          </table:table-cell>
        </table:table-row>
        <table:table-row table:style-name="TableRow3130">
          <table:table-cell table:style-name="TableCell3131">
            <text:p text:style-name="TableContents">PROD</text:p>
          </table:table-cell>
          <table:table-cell table:style-name="TableCell3132">
            <text:p text:style-name="Display">Π</text:p>
          </table:table-cell>
          <table:table-cell table:style-name="TableCell3133">
            <text:p text:style-name="TableContents">[PI]</text:p>
          </table:table-cell>
        </table:table-row>
        <table:table-row table:style-name="TableRow3134">
          <table:table-cell table:style-name="TableCell3135">
            <text:p text:style-name="TableContents">PRT?</text:p>
          </table:table-cell>
          <table:table-cell table:style-name="TableCell3136">
            <text:p text:style-name="Display">⎙?</text:p>
          </table:table-cell>
          <table:table-cell table:style-name="TableCell3137">
            <text:p text:style-name="TableContents">[print]?</text:p>
          </table:table-cell>
        </table:table-row>
        <table:table-row table:style-name="TableRow3138">
          <table:table-cell table:style-name="TableCell3139">
            <text:p text:style-name="TableContents">PS(hp)&gt;W</text:p>
          </table:table-cell>
          <table:table-cell table:style-name="TableCell3140">
            <text:p text:style-name="Display">PS(hp)→W</text:p>
          </table:table-cell>
          <table:table-cell table:style-name="TableCell3141">
            <text:p text:style-name="TableContents">PS(hp)[-&gt;]W</text:p>
          </table:table-cell>
        </table:table-row>
        <table:table-row table:style-name="TableRow3142">
          <table:table-cell table:style-name="TableCell3143">
            <text:p text:style-name="TableContents">psi&gt;Pa</text:p>
          </table:table-cell>
          <table:table-cell table:style-name="TableCell3144">
            <text:p text:style-name="Display">psi→Pa</text:p>
          </table:table-cell>
          <table:table-cell table:style-name="TableCell3145">
            <text:p text:style-name="TableContents">psi[-&gt;]Pa</text:p>
          </table:table-cell>
        </table:table-row>
        <table:table-row table:style-name="TableRow3146">
          <table:table-cell table:style-name="TableCell3147">
            <text:p text:style-name="TableContents">Q-u</text:p>
          </table:table-cell>
          <table:table-cell table:style-name="TableCell3148">
            <text:p text:style-name="Display">Φᵤ(x)</text:p>
          </table:table-cell>
          <table:table-cell table:style-name="TableCell3149">
            <text:p text:style-name="TableContents">[PHI][sub-u](x)</text:p>
          </table:table-cell>
        </table:table-row>
        <table:table-row table:style-name="TableRow3150">
          <table:table-cell table:style-name="TableCell3151">
            <text:p text:style-name="TableContents">RAD&gt;</text:p>
          </table:table-cell>
          <table:table-cell table:style-name="TableCell3152">
            <text:p text:style-name="Display">RAD→</text:p>
          </table:table-cell>
          <table:table-cell table:style-name="TableCell3153">
            <text:p text:style-name="TableContents">RAD[-&gt;]</text:p>
          </table:table-cell>
        </table:table-row>
        <table:table-row table:style-name="TableRow3154">
          <table:table-cell table:style-name="TableCell3155">
            <text:p text:style-name="TableContents">RAD&gt;DEG</text:p>
          </table:table-cell>
          <table:table-cell table:style-name="TableCell3156">
            <text:p text:style-name="Display">rad→°</text:p>
          </table:table-cell>
          <table:table-cell table:style-name="TableCell3157">
            <text:p text:style-name="TableContents">rad[-&gt;][degree]</text:p>
          </table:table-cell>
        </table:table-row>
        <table:table-row table:style-name="TableRow3158">
          <table:table-cell table:style-name="TableCell3159">
            <text:p text:style-name="TableContents">RAD&gt;GRAD</text:p>
          </table:table-cell>
          <table:table-cell table:style-name="TableCell3160">
            <text:p text:style-name="Display">rad→G</text:p>
          </table:table-cell>
          <table:table-cell table:style-name="TableCell3161">
            <text:p text:style-name="TableContents">rad[-&gt;]G</text:p>
          </table:table-cell>
        </table:table-row>
        <table:table-row table:style-name="TableRow3162">
          <table:table-cell table:style-name="TableCell3163">
            <text:p text:style-name="TableContents">cRCL</text:p>
          </table:table-cell>
          <table:table-cell table:style-name="TableCell3164">
            <text:p text:style-name="Display">©RCL</text:p>
          </table:table-cell>
          <table:table-cell table:style-name="TableCell3165">
            <text:p text:style-name="TableContents">[cmplx]RCL</text:p>
          </table:table-cell>
        </table:table-row>
        <table:table-row table:style-name="TableRow3166">
          <table:table-cell table:style-name="TableCell3167">
            <text:p text:style-name="TableContents">RCL*</text:p>
          </table:table-cell>
          <table:table-cell table:style-name="TableCell3168">
            <text:p text:style-name="Display">RCL×</text:p>
          </table:table-cell>
          <table:table-cell table:style-name="TableCell3169">
            <text:p text:style-name="TableContents">RCL[times]</text:p>
          </table:table-cell>
        </table:table-row>
        <table:table-row table:style-name="TableRow3170">
          <table:table-cell table:style-name="TableCell3171">
            <text:p text:style-name="TableContents">cRCL*</text:p>
          </table:table-cell>
          <table:table-cell table:style-name="TableCell3172">
            <text:p text:style-name="Display">©RCL×</text:p>
          </table:table-cell>
          <table:table-cell table:style-name="TableCell3173">
            <text:p text:style-name="TableContents">[cmplx]RCL[times]</text:p>
          </table:table-cell>
        </table:table-row>
        <table:table-row table:style-name="TableRow3174">
          <table:table-cell table:style-name="TableCell3175">
            <text:p text:style-name="TableContents">cRCL+</text:p>
          </table:table-cell>
          <table:table-cell table:style-name="TableCell3176">
            <text:p text:style-name="Display">©RCL+</text:p>
          </table:table-cell>
          <table:table-cell table:style-name="TableCell3177">
            <text:p text:style-name="TableContents">[cmplx]RCL+</text:p>
          </table:table-cell>
        </table:table-row>
        <table:table-row table:style-name="TableRow3178">
          <table:table-cell table:style-name="TableCell3179">
            <text:p text:style-name="TableContents">cRCL-</text:p>
          </table:table-cell>
          <table:table-cell table:style-name="TableCell3180">
            <text:p text:style-name="Display">©RCL-</text:p>
          </table:table-cell>
          <table:table-cell table:style-name="TableCell3181">
            <text:p text:style-name="TableContents">[cmplx]RCL-</text:p>
          </table:table-cell>
        </table:table-row>
        <table:table-row table:style-name="TableRow3182">
          <table:table-cell table:style-name="TableCell3183">
            <text:p text:style-name="TableContents">cRCL/</text:p>
          </table:table-cell>
          <table:table-cell table:style-name="TableCell3184">
            <text:p text:style-name="Display">©RCL/</text:p>
          </table:table-cell>
          <table:table-cell table:style-name="TableCell3185">
            <text:p text:style-name="TableContents">[cmplx]RCL/</text:p>
          </table:table-cell>
        </table:table-row>
        <table:table-row table:style-name="TableRow3186">
          <table:table-cell table:style-name="TableCell3187">
            <text:p text:style-name="TableContents">RCLMAX</text:p>
          </table:table-cell>
          <table:table-cell table:style-name="TableCell3188">
            <text:p text:style-name="Display">RCL↑</text:p>
          </table:table-cell>
          <table:table-cell table:style-name="TableCell3189">
            <text:p text:style-name="TableContents">RCL[^]</text:p>
          </table:table-cell>
        </table:table-row>
        <table:table-row table:style-name="TableRow3190">
          <table:table-cell table:style-name="TableCell3191">
            <text:p text:style-name="TableContents">RCLMIN</text:p>
          </table:table-cell>
          <table:table-cell table:style-name="TableCell3192">
            <text:p text:style-name="Display">RCL↓</text:p>
          </table:table-cell>
          <table:table-cell table:style-name="TableCell3193">
            <text:p text:style-name="TableContents">RCL[v]</text:p>
          </table:table-cell>
        </table:table-row>
        <table:table-row table:style-name="TableRow3194">
          <table:table-cell table:style-name="TableCell3195">
            <text:p text:style-name="TableContents">RDN</text:p>
          </table:table-cell>
          <table:table-cell table:style-name="TableCell3196">
            <text:p text:style-name="Display">R↓</text:p>
          </table:table-cell>
          <table:table-cell table:style-name="TableCell3197">
            <text:p text:style-name="TableContents">R[v]</text:p>
          </table:table-cell>
        </table:table-row>
        <table:table-row table:style-name="TableRow3198">
          <table:table-cell table:style-name="TableCell3199">
            <text:p text:style-name="TableContents">cRDN</text:p>
          </table:table-cell>
          <table:table-cell table:style-name="TableCell3200">
            <text:p text:style-name="Display">©R↓</text:p>
          </table:table-cell>
          <table:table-cell table:style-name="TableCell3201">
            <text:p text:style-name="TableContents">[cmplx]R[v]</text:p>
          </table:table-cell>
        </table:table-row>
        <table:table-row table:style-name="TableRow3202">
          <table:table-cell table:style-name="TableCell3203">
            <text:p text:style-name="TableContents">cROUND</text:p>
          </table:table-cell>
          <table:table-cell table:style-name="TableCell3204">
            <text:p text:style-name="Display">©ROUND</text:p>
          </table:table-cell>
          <table:table-cell table:style-name="TableCell3205">
            <text:p text:style-name="TableContents">[cmplx]ROUND</text:p>
          </table:table-cell>
        </table:table-row>
        <table:table-row table:style-name="TableRow3206">
          <table:table-cell table:style-name="TableCell3207">
            <text:p text:style-name="TableContents">RUP</text:p>
          </table:table-cell>
          <table:table-cell table:style-name="TableCell3208">
            <text:p text:style-name="Display">R↑</text:p>
          </table:table-cell>
          <table:table-cell table:style-name="TableCell3209">
            <text:p text:style-name="TableContents">R[^]</text:p>
          </table:table-cell>
        </table:table-row>
        <table:table-row table:style-name="TableRow3210">
          <table:table-cell table:style-name="TableCell3211">
            <text:p text:style-name="TableContents">cRUP</text:p>
          </table:table-cell>
          <table:table-cell table:style-name="TableCell3212">
            <text:p text:style-name="Display">©R↑</text:p>
          </table:table-cell>
          <table:table-cell table:style-name="TableCell3213">
            <text:p text:style-name="TableContents">[cmplx]R[^]</text:p>
          </table:table-cell>
        </table:table-row>
        <table:table-row table:style-name="TableRow3214">
          <table:table-cell table:style-name="TableCell3215">
            <text:p text:style-name="TableContents">s.cwt&gt;kg</text:p>
          </table:table-cell>
          <table:table-cell table:style-name="TableCell3216">
            <text:p text:style-name="Display">s.cwt→kg</text:p>
          </table:table-cell>
          <table:table-cell table:style-name="TableCell3217">
            <text:p text:style-name="TableContents">s.cwt[-&gt;]kg</text:p>
          </table:table-cell>
        </table:table-row>
        <table:table-row table:style-name="TableRow3218">
          <table:table-cell table:style-name="TableCell3219">
            <text:p text:style-name="TableContents">s.tons&gt;t</text:p>
          </table:table-cell>
          <table:table-cell table:style-name="TableCell3220">
            <text:p text:style-name="Display">s.tons→t</text:p>
          </table:table-cell>
          <table:table-cell table:style-name="TableCell3221">
            <text:p text:style-name="TableContents">s.tons[-&gt;]t</text:p>
          </table:table-cell>
        </table:table-row>
        <table:table-row table:style-name="TableRow3222">
          <table:table-cell table:style-name="TableCell3223">
            <text:p text:style-name="TableContents">SENDSUMS</text:p>
          </table:table-cell>
          <table:table-cell table:style-name="TableCell3224">
            <text:p text:style-name="Display">SENDΣ</text:p>
          </table:table-cell>
          <table:table-cell table:style-name="TableCell3225">
            <text:p text:style-name="TableContents">SEND[SIGMA]</text:p>
          </table:table-cell>
        </table:table-row>
        <table:table-row table:style-name="TableRow3226">
          <table:table-cell table:style-name="TableCell3227">
            <text:p text:style-name="TableContents">sigma</text:p>
          </table:table-cell>
          <table:table-cell table:style-name="TableCell3228">
            <text:p text:style-name="Display">σ</text:p>
          </table:table-cell>
          <table:table-cell table:style-name="TableCell3229">
            <text:p text:style-name="TableContents">[sigma]</text:p>
          </table:table-cell>
        </table:table-row>
        <table:table-row table:style-name="TableRow3230">
          <table:table-cell table:style-name="TableCell3231">
            <text:p text:style-name="TableContents">SIGMA+</text:p>
          </table:table-cell>
          <table:table-cell table:style-name="TableCell3232">
            <text:p text:style-name="Display">Σ+</text:p>
          </table:table-cell>
          <table:table-cell table:style-name="TableCell3233">
            <text:p text:style-name="TableContents">[SIGMA]+</text:p>
          </table:table-cell>
        </table:table-row>
        <table:table-row table:style-name="TableRow3234">
          <table:table-cell table:style-name="TableCell3235">
            <text:p text:style-name="TableContents">SIGMA-</text:p>
          </table:table-cell>
          <table:table-cell table:style-name="TableCell3236">
            <text:p text:style-name="Display">Σ-</text:p>
          </table:table-cell>
          <table:table-cell table:style-name="TableCell3237">
            <text:p text:style-name="TableContents">[SIGMA]-</text:p>
          </table:table-cell>
        </table:table-row>
        <table:table-row table:style-name="TableRow3238">
          <table:table-cell table:style-name="TableCell3239">
            <text:p text:style-name="TableContents">sigma-w</text:p>
          </table:table-cell>
          <table:table-cell table:style-name="TableCell3240">
            <text:p text:style-name="Display">σw</text:p>
          </table:table-cell>
          <table:table-cell table:style-name="TableCell3241">
            <text:p text:style-name="TableContents">[sigma]w</text:p>
          </table:table-cell>
        </table:table-row>
        <table:table-row table:style-name="TableRow3242">
          <table:table-cell table:style-name="TableCell3243">
            <text:p text:style-name="TableContents">cSIGN</text:p>
          </table:table-cell>
          <table:table-cell table:style-name="TableCell3244">
            <text:p text:style-name="Display">©SIGN</text:p>
          </table:table-cell>
          <table:table-cell table:style-name="TableCell3245">
            <text:p text:style-name="TableContents">[cmplx]SIGN</text:p>
          </table:table-cell>
        </table:table-row>
        <table:table-row table:style-name="TableRow3246">
          <table:table-cell table:style-name="TableCell3247">
            <text:p text:style-name="TableContents">cSIN</text:p>
          </table:table-cell>
          <table:table-cell table:style-name="TableCell3248">
            <text:p text:style-name="Display">©SIN</text:p>
          </table:table-cell>
          <table:table-cell table:style-name="TableCell3249">
            <text:p text:style-name="TableContents">[cmplx]SIN</text:p>
          </table:table-cell>
        </table:table-row>
        <table:table-row table:style-name="TableRow3250">
          <table:table-cell table:style-name="TableCell3251">
            <text:p text:style-name="TableContents">cSINC</text:p>
          </table:table-cell>
          <table:table-cell table:style-name="TableCell3252">
            <text:p text:style-name="Display">©SINC</text:p>
          </table:table-cell>
          <table:table-cell table:style-name="TableCell3253">
            <text:p text:style-name="TableContents">[cmplx]SINC</text:p>
          </table:table-cell>
        </table:table-row>
        <table:table-row table:style-name="TableRow3254">
          <table:table-cell table:style-name="TableCell3255">
            <text:p text:style-name="TableContents">cSINH</text:p>
          </table:table-cell>
          <table:table-cell table:style-name="TableCell3256">
            <text:p text:style-name="Display">©SINH</text:p>
          </table:table-cell>
          <table:table-cell table:style-name="TableCell3257">
            <text:p text:style-name="TableContents">[cmplx]SINH</text:p>
          </table:table-cell>
        </table:table-row>
        <text:soft-page-break/>
        <table:table-row table:style-name="TableRow3258">
          <table:table-cell table:style-name="TableCell3259">
            <text:p text:style-name="TableContents">SQRT</text:p>
          </table:table-cell>
          <table:table-cell table:style-name="TableCell3260">
            <text:p text:style-name="Display">√</text:p>
          </table:table-cell>
          <table:table-cell table:style-name="TableCell3261">
            <text:p text:style-name="TableContents">[sqrt]</text:p>
          </table:table-cell>
        </table:table-row>
        <table:table-row table:style-name="TableRow3262">
          <table:table-cell table:style-name="TableCell3263">
            <text:p text:style-name="TableContents">cSQRT</text:p>
          </table:table-cell>
          <table:table-cell table:style-name="TableCell3264">
            <text:p text:style-name="Display">©√</text:p>
          </table:table-cell>
          <table:table-cell table:style-name="TableCell3265">
            <text:p text:style-name="TableContents">[cmplx][sqrt]</text:p>
          </table:table-cell>
        </table:table-row>
        <table:table-row table:style-name="TableRow3266">
          <table:table-cell table:style-name="TableCell3267">
            <text:p text:style-name="TableContents">cSTO</text:p>
          </table:table-cell>
          <table:table-cell table:style-name="TableCell3268">
            <text:p text:style-name="Display">©STO</text:p>
          </table:table-cell>
          <table:table-cell table:style-name="TableCell3269">
            <text:p text:style-name="TableContents">[cmplx]STO</text:p>
          </table:table-cell>
        </table:table-row>
        <table:table-row table:style-name="TableRow3270">
          <table:table-cell table:style-name="TableCell3271">
            <text:p text:style-name="TableContents">STO*</text:p>
          </table:table-cell>
          <table:table-cell table:style-name="TableCell3272">
            <text:p text:style-name="Display">STO×</text:p>
          </table:table-cell>
          <table:table-cell table:style-name="TableCell3273">
            <text:p text:style-name="TableContents">STO[times]</text:p>
          </table:table-cell>
        </table:table-row>
        <table:table-row table:style-name="TableRow3274">
          <table:table-cell table:style-name="TableCell3275">
            <text:p text:style-name="TableContents">cSTO*</text:p>
          </table:table-cell>
          <table:table-cell table:style-name="TableCell3276">
            <text:p text:style-name="Display">©STO×</text:p>
          </table:table-cell>
          <table:table-cell table:style-name="TableCell3277">
            <text:p text:style-name="TableContents">[cmplx]STO[times]</text:p>
          </table:table-cell>
        </table:table-row>
        <table:table-row table:style-name="TableRow3278">
          <table:table-cell table:style-name="TableCell3279">
            <text:p text:style-name="TableContents">cSTO+</text:p>
          </table:table-cell>
          <table:table-cell table:style-name="TableCell3280">
            <text:p text:style-name="Display">©STO+</text:p>
          </table:table-cell>
          <table:table-cell table:style-name="TableCell3281">
            <text:p text:style-name="TableContents">[cmplx]STO+</text:p>
          </table:table-cell>
        </table:table-row>
        <table:table-row table:style-name="TableRow3282">
          <table:table-cell table:style-name="TableCell3283">
            <text:p text:style-name="TableContents">cSTO-</text:p>
          </table:table-cell>
          <table:table-cell table:style-name="TableCell3284">
            <text:p text:style-name="Display">©STO-</text:p>
          </table:table-cell>
          <table:table-cell table:style-name="TableCell3285">
            <text:p text:style-name="TableContents">[cmplx]STO-</text:p>
          </table:table-cell>
        </table:table-row>
        <table:table-row table:style-name="TableRow3286">
          <table:table-cell table:style-name="TableCell3287">
            <text:p text:style-name="TableContents">cSTO/</text:p>
          </table:table-cell>
          <table:table-cell table:style-name="TableCell3288">
            <text:p text:style-name="Display">©STO/</text:p>
          </table:table-cell>
          <table:table-cell table:style-name="TableCell3289">
            <text:p text:style-name="TableContents">[cmplx]STO/</text:p>
          </table:table-cell>
        </table:table-row>
        <table:table-row table:style-name="TableRow3290">
          <table:table-cell table:style-name="TableCell3291">
            <text:p text:style-name="TableContents">STOMAX</text:p>
          </table:table-cell>
          <table:table-cell table:style-name="TableCell3292">
            <text:p text:style-name="Display">STO↑</text:p>
          </table:table-cell>
          <table:table-cell table:style-name="TableCell3293">
            <text:p text:style-name="TableContents">STO[^]</text:p>
          </table:table-cell>
        </table:table-row>
        <table:table-row table:style-name="TableRow3294">
          <table:table-cell table:style-name="TableCell3295">
            <text:p text:style-name="TableContents">STOMIN</text:p>
          </table:table-cell>
          <table:table-cell table:style-name="TableCell3296">
            <text:p text:style-name="Display">STO↓</text:p>
          </table:table-cell>
          <table:table-cell table:style-name="TableCell3297">
            <text:p text:style-name="TableContents">STO[v]</text:p>
          </table:table-cell>
        </table:table-row>
        <table:table-row table:style-name="TableRow3298">
          <table:table-cell table:style-name="TableCell3299">
            <text:p text:style-name="TableContents">stone&gt;kg</text:p>
          </table:table-cell>
          <table:table-cell table:style-name="TableCell3300">
            <text:p text:style-name="Display">stone→kg</text:p>
          </table:table-cell>
          <table:table-cell table:style-name="TableCell3301">
            <text:p text:style-name="TableContents">stone[-&gt;]kg</text:p>
          </table:table-cell>
        </table:table-row>
        <table:table-row table:style-name="TableRow3302">
          <table:table-cell table:style-name="TableCell3303">
            <text:p text:style-name="TableContents">SUM</text:p>
          </table:table-cell>
          <table:table-cell table:style-name="TableCell3304">
            <text:p text:style-name="Display">Σ</text:p>
          </table:table-cell>
          <table:table-cell table:style-name="TableCell3305">
            <text:p text:style-name="TableContents">[SIGMA]</text:p>
          </table:table-cell>
        </table:table-row>
        <table:table-row table:style-name="TableRow3306">
          <table:table-cell table:style-name="TableCell3307">
            <text:p text:style-name="TableContents">SUMln2x</text:p>
          </table:table-cell>
          <table:table-cell table:style-name="TableCell3308">
            <text:p text:style-name="Display">Σln²x</text:p>
          </table:table-cell>
          <table:table-cell table:style-name="TableCell3309">
            <text:p text:style-name="TableContents">[SIGMA]ln[^2]x</text:p>
          </table:table-cell>
        </table:table-row>
        <table:table-row table:style-name="TableRow3310">
          <table:table-cell table:style-name="TableCell3311">
            <text:p text:style-name="TableContents">SUMln2y</text:p>
          </table:table-cell>
          <table:table-cell table:style-name="TableCell3312">
            <text:p text:style-name="Display">Σln²y</text:p>
          </table:table-cell>
          <table:table-cell table:style-name="TableCell3313">
            <text:p text:style-name="TableContents">[SIGMA]ln[^2]y</text:p>
          </table:table-cell>
        </table:table-row>
        <table:table-row table:style-name="TableRow3314">
          <table:table-cell table:style-name="TableCell3315">
            <text:p text:style-name="TableContents">SUMlnx</text:p>
          </table:table-cell>
          <table:table-cell table:style-name="TableCell3316">
            <text:p text:style-name="Display">Σlnx</text:p>
          </table:table-cell>
          <table:table-cell table:style-name="TableCell3317">
            <text:p text:style-name="TableContents">[SIGMA]lnx</text:p>
          </table:table-cell>
        </table:table-row>
        <table:table-row table:style-name="TableRow3318">
          <table:table-cell table:style-name="TableCell3319">
            <text:p text:style-name="TableContents">SUMlnxy</text:p>
          </table:table-cell>
          <table:table-cell table:style-name="TableCell3320">
            <text:p text:style-name="Display">Σlnxy</text:p>
          </table:table-cell>
          <table:table-cell table:style-name="TableCell3321">
            <text:p text:style-name="TableContents">[SIGMA]lnxy</text:p>
          </table:table-cell>
        </table:table-row>
        <table:table-row table:style-name="TableRow3322">
          <table:table-cell table:style-name="TableCell3323">
            <text:p text:style-name="TableContents">SUMlny</text:p>
          </table:table-cell>
          <table:table-cell table:style-name="TableCell3324">
            <text:p text:style-name="Display">Σlny</text:p>
          </table:table-cell>
          <table:table-cell table:style-name="TableCell3325">
            <text:p text:style-name="TableContents">[SIGMA]lny</text:p>
          </table:table-cell>
        </table:table-row>
        <table:table-row table:style-name="TableRow3326">
          <table:table-cell table:style-name="TableCell3327">
            <text:p text:style-name="TableContents">SUMx</text:p>
          </table:table-cell>
          <table:table-cell table:style-name="TableCell3328">
            <text:p text:style-name="Display">Σx</text:p>
          </table:table-cell>
          <table:table-cell table:style-name="TableCell3329">
            <text:p text:style-name="TableContents">[SIGMA]x</text:p>
          </table:table-cell>
        </table:table-row>
        <table:table-row table:style-name="TableRow3330">
          <table:table-cell table:style-name="TableCell3331">
            <text:p text:style-name="TableContents">SUMx2</text:p>
          </table:table-cell>
          <table:table-cell table:style-name="TableCell3332">
            <text:p text:style-name="Display">Σx²</text:p>
          </table:table-cell>
          <table:table-cell table:style-name="TableCell3333">
            <text:p text:style-name="TableContents">[SIGMA]x[^2]</text:p>
          </table:table-cell>
        </table:table-row>
        <table:table-row table:style-name="TableRow3334">
          <table:table-cell table:style-name="TableCell3335">
            <text:p text:style-name="TableContents">SUMx2y</text:p>
          </table:table-cell>
          <table:table-cell table:style-name="TableCell3336">
            <text:p text:style-name="Display">Σx²y</text:p>
          </table:table-cell>
          <table:table-cell table:style-name="TableCell3337">
            <text:p text:style-name="TableContents">[SIGMA]x[^2]y</text:p>
          </table:table-cell>
        </table:table-row>
        <table:table-row table:style-name="TableRow3338">
          <table:table-cell table:style-name="TableCell3339">
            <text:p text:style-name="TableContents">SUMxlny</text:p>
          </table:table-cell>
          <table:table-cell table:style-name="TableCell3340">
            <text:p text:style-name="Display">Σxlny</text:p>
          </table:table-cell>
          <table:table-cell table:style-name="TableCell3341">
            <text:p text:style-name="TableContents">[SIGMA]xlny</text:p>
          </table:table-cell>
        </table:table-row>
        <table:table-row table:style-name="TableRow3342">
          <table:table-cell table:style-name="TableCell3343">
            <text:p text:style-name="TableContents">SUMxy</text:p>
          </table:table-cell>
          <table:table-cell table:style-name="TableCell3344">
            <text:p text:style-name="Display">Σxy</text:p>
          </table:table-cell>
          <table:table-cell table:style-name="TableCell3345">
            <text:p text:style-name="TableContents">[SIGMA]xy</text:p>
          </table:table-cell>
        </table:table-row>
        <table:table-row table:style-name="TableRow3346">
          <table:table-cell table:style-name="TableCell3347">
            <text:p text:style-name="TableContents">SUMy</text:p>
          </table:table-cell>
          <table:table-cell table:style-name="TableCell3348">
            <text:p text:style-name="Display">Σy</text:p>
          </table:table-cell>
          <table:table-cell table:style-name="TableCell3349">
            <text:p text:style-name="TableContents">[SIGMA]y</text:p>
          </table:table-cell>
        </table:table-row>
        <table:table-row table:style-name="TableRow3350">
          <table:table-cell table:style-name="TableCell3351">
            <text:p text:style-name="TableContents">SUMy2</text:p>
          </table:table-cell>
          <table:table-cell table:style-name="TableCell3352">
            <text:p text:style-name="Display">Σy²</text:p>
          </table:table-cell>
          <table:table-cell table:style-name="TableCell3353">
            <text:p text:style-name="TableContents">[SIGMA]y[^2]</text:p>
          </table:table-cell>
        </table:table-row>
        <table:table-row table:style-name="TableRow3354">
          <table:table-cell table:style-name="TableCell3355">
            <text:p text:style-name="TableContents">SUMylnx</text:p>
          </table:table-cell>
          <table:table-cell table:style-name="TableCell3356">
            <text:p text:style-name="Display">Σylnx</text:p>
          </table:table-cell>
          <table:table-cell table:style-name="TableCell3357">
            <text:p text:style-name="TableContents">[SIGMA]ylnx</text:p>
          </table:table-cell>
        </table:table-row>
        <table:table-row table:style-name="TableRow3358">
          <table:table-cell table:style-name="TableCell3359">
            <text:p text:style-name="TableContents">SWAP</text:p>
          </table:table-cell>
          <table:table-cell table:style-name="TableCell3360">
            <text:p text:style-name="Display">x⇆ Y</text:p>
          </table:table-cell>
          <table:table-cell table:style-name="TableCell3361">
            <text:p text:style-name="TableContents">x[&lt;-&gt;] Y</text:p>
          </table:table-cell>
        </table:table-row>
        <table:table-row table:style-name="TableRow3362">
          <table:table-cell table:style-name="TableCell3363">
            <text:p text:style-name="TableContents">cSWAP</text:p>
          </table:table-cell>
          <table:table-cell table:style-name="TableCell3364">
            <text:p text:style-name="Display">©x⇆ Z</text:p>
          </table:table-cell>
          <table:table-cell table:style-name="TableCell3365">
            <text:p text:style-name="TableContents">[cmplx]x[&lt;-&gt;] Z</text:p>
          </table:table-cell>
        </table:table-row>
        <table:table-row table:style-name="TableRow3366">
          <table:table-cell table:style-name="TableCell3367">
            <text:p text:style-name="TableContents">sxy</text:p>
          </table:table-cell>
          <table:table-cell table:style-name="TableCell3368">
            <text:p text:style-name="Display">sₓᵧ</text:p>
          </table:table-cell>
          <table:table-cell table:style-name="TableCell3369">
            <text:p text:style-name="TableContents">s[sub-x][sub-y]</text:p>
          </table:table-cell>
        </table:table-row>
        <table:table-row table:style-name="TableRow3370">
          <table:table-cell table:style-name="TableCell3371">
            <text:p text:style-name="TableContents">t-p(x)</text:p>
          </table:table-cell>
          <table:table-cell table:style-name="TableCell3372">
            <text:p text:style-name="Display">tₚ(x)</text:p>
          </table:table-cell>
          <table:table-cell table:style-name="TableCell3373">
            <text:p text:style-name="TableContents">t[sub-p](x)</text:p>
          </table:table-cell>
        </table:table-row>
        <table:table-row table:style-name="TableRow3374">
          <table:table-cell table:style-name="TableCell3375">
            <text:p text:style-name="TableContents">t-u</text:p>
          </table:table-cell>
          <table:table-cell table:style-name="TableCell3376">
            <text:p text:style-name="Display">tᵤ(x)</text:p>
          </table:table-cell>
          <table:table-cell table:style-name="TableCell3377">
            <text:p text:style-name="TableContents">t[sub-u](x)</text:p>
          </table:table-cell>
        </table:table-row>
        <table:table-row table:style-name="TableRow3378">
          <table:table-cell table:style-name="TableCell3379">
            <text:p text:style-name="TableContents">t&lt;&gt;</text:p>
          </table:table-cell>
          <table:table-cell table:style-name="TableCell3380">
            <text:p text:style-name="Display">t⇆</text:p>
          </table:table-cell>
          <table:table-cell table:style-name="TableCell3381">
            <text:p text:style-name="TableContents">t[&lt;-&gt;]</text:p>
          </table:table-cell>
        </table:table-row>
        <table:table-row table:style-name="TableRow3382">
          <table:table-cell table:style-name="TableCell3383">
            <text:p text:style-name="TableContents">t&gt;s.tons</text:p>
          </table:table-cell>
          <table:table-cell table:style-name="TableCell3384">
            <text:p text:style-name="Display">t→s.tons</text:p>
          </table:table-cell>
          <table:table-cell table:style-name="TableCell3385">
            <text:p text:style-name="TableContents">t[-&gt;]s.tons</text:p>
          </table:table-cell>
        </table:table-row>
        <table:table-row table:style-name="TableRow3386">
          <table:table-cell table:style-name="TableCell3387">
            <text:p text:style-name="TableContents">t&gt;tons</text:p>
          </table:table-cell>
          <table:table-cell table:style-name="TableCell3388">
            <text:p text:style-name="Display">t→tons</text:p>
          </table:table-cell>
          <table:table-cell table:style-name="TableCell3389">
            <text:p text:style-name="TableContents">t[-&gt;]tons</text:p>
          </table:table-cell>
        </table:table-row>
        <table:table-row table:style-name="TableRow3390">
          <table:table-cell table:style-name="TableCell3391">
            <text:p text:style-name="TableContents">cTAN</text:p>
          </table:table-cell>
          <table:table-cell table:style-name="TableCell3392">
            <text:p text:style-name="Display">©TAN</text:p>
          </table:table-cell>
          <table:table-cell table:style-name="TableCell3393">
            <text:p text:style-name="TableContents">[cmplx]TAN</text:p>
          </table:table-cell>
        </table:table-row>
        <table:table-row table:style-name="TableRow3394">
          <table:table-cell table:style-name="TableCell3395">
            <text:p text:style-name="TableContents">cTANH</text:p>
          </table:table-cell>
          <table:table-cell table:style-name="TableCell3396">
            <text:p text:style-name="Display">©TANH</text:p>
          </table:table-cell>
          <table:table-cell table:style-name="TableCell3397">
            <text:p text:style-name="TableContents">[cmplx]TANH</text:p>
          </table:table-cell>
        </table:table-row>
        <table:table-row table:style-name="TableRow3398">
          <table:table-cell table:style-name="TableCell3399">
            <text:p text:style-name="TableContents">Tn</text:p>
          </table:table-cell>
          <table:table-cell table:style-name="TableCell3400">
            <text:p text:style-name="Display">Tₙ</text:p>
          </table:table-cell>
          <table:table-cell table:style-name="TableCell3401">
            <text:p text:style-name="TableContents">T[sub-n]</text:p>
          </table:table-cell>
        </table:table-row>
        <table:table-row table:style-name="TableRow3402">
          <table:table-cell table:style-name="TableCell3403">
            <text:p text:style-name="TableContents">tons&gt;t</text:p>
          </table:table-cell>
          <table:table-cell table:style-name="TableCell3404">
            <text:p text:style-name="Display">tons→t</text:p>
          </table:table-cell>
          <table:table-cell table:style-name="TableCell3405">
            <text:p text:style-name="TableContents">tons[-&gt;]t</text:p>
          </table:table-cell>
        </table:table-row>
        <table:table-row table:style-name="TableRow3406">
          <table:table-cell table:style-name="TableCell3407">
            <text:p text:style-name="TableContents">torr&gt;Pa</text:p>
          </table:table-cell>
          <table:table-cell table:style-name="TableCell3408">
            <text:p text:style-name="Display">torr→Pa</text:p>
          </table:table-cell>
          <table:table-cell table:style-name="TableCell3409">
            <text:p text:style-name="TableContents">torr[-&gt;]Pa</text:p>
          </table:table-cell>
        </table:table-row>
        <table:table-row table:style-name="TableRow3410">
          <table:table-cell table:style-name="TableCell3411">
            <text:p text:style-name="TableContents">tr.oz&gt;g</text:p>
          </table:table-cell>
          <table:table-cell table:style-name="TableCell3412">
            <text:p text:style-name="Display">tr.oz→g</text:p>
          </table:table-cell>
          <table:table-cell table:style-name="TableCell3413">
            <text:p text:style-name="TableContents">tr.oz[-&gt;]g</text:p>
          </table:table-cell>
        </table:table-row>
        <table:table-row table:style-name="TableRow3414">
          <table:table-cell table:style-name="TableCell3415">
            <text:p text:style-name="TableContents">Un</text:p>
          </table:table-cell>
          <table:table-cell table:style-name="TableCell3416">
            <text:p text:style-name="Display">Uₙ</text:p>
          </table:table-cell>
          <table:table-cell table:style-name="TableCell3417">
            <text:p text:style-name="TableContents">U[sub-n]</text:p>
          </table:table-cell>
        </table:table-row>
        <text:soft-page-break/>
        <table:table-row table:style-name="TableRow3418">
          <table:table-cell table:style-name="TableCell3419">
            <text:p text:style-name="TableContents">VIEWa</text:p>
          </table:table-cell>
          <table:table-cell table:style-name="TableCell3420">
            <text:p text:style-name="Display">VIEWα</text:p>
          </table:table-cell>
          <table:table-cell table:style-name="TableCell3421">
            <text:p text:style-name="TableContents">VIEW[alpha]</text:p>
          </table:table-cell>
        </table:table-row>
        <table:table-row table:style-name="TableRow3422">
          <table:table-cell table:style-name="TableCell3423">
            <text:p text:style-name="TableContents">VWa+</text:p>
          </table:table-cell>
          <table:table-cell table:style-name="TableCell3424">
            <text:p text:style-name="Display">VWα+</text:p>
          </table:table-cell>
          <table:table-cell table:style-name="TableCell3425">
            <text:p text:style-name="TableContents">VW[alpha]+</text:p>
          </table:table-cell>
        </table:table-row>
        <table:table-row table:style-name="TableRow3426">
          <table:table-cell table:style-name="TableCell3427">
            <text:p text:style-name="TableContents">W0</text:p>
          </table:table-cell>
          <table:table-cell table:style-name="TableCell3428">
            <text:p text:style-name="Display">Wₚ</text:p>
          </table:table-cell>
          <table:table-cell table:style-name="TableCell3429">
            <text:p text:style-name="TableContents">W[sub-p]</text:p>
          </table:table-cell>
        </table:table-row>
        <table:table-row table:style-name="TableRow3430">
          <table:table-cell table:style-name="TableCell3431">
            <text:p text:style-name="TableContents">cW0</text:p>
          </table:table-cell>
          <table:table-cell table:style-name="TableCell3432">
            <text:p text:style-name="Display">©Wₚ</text:p>
          </table:table-cell>
          <table:table-cell table:style-name="TableCell3433">
            <text:p text:style-name="TableContents">[cmplx]W[sub-p]</text:p>
          </table:table-cell>
        </table:table-row>
        <table:table-row table:style-name="TableRow3434">
          <table:table-cell table:style-name="TableCell3435">
            <text:p text:style-name="TableContents">W1</text:p>
          </table:table-cell>
          <table:table-cell table:style-name="TableCell3436">
            <text:p text:style-name="Display">Wₘ</text:p>
          </table:table-cell>
          <table:table-cell table:style-name="TableCell3437">
            <text:p text:style-name="TableContents">W[sub-m]</text:p>
          </table:table-cell>
        </table:table-row>
        <table:table-row table:style-name="TableRow3438">
          <table:table-cell table:style-name="TableCell3439">
            <text:p text:style-name="TableContents">W&gt;hp</text:p>
          </table:table-cell>
          <table:table-cell table:style-name="TableCell3440">
            <text:p text:style-name="Display">W→hp</text:p>
          </table:table-cell>
          <table:table-cell table:style-name="TableCell3441">
            <text:p text:style-name="TableContents">W[-&gt;]hp</text:p>
          </table:table-cell>
        </table:table-row>
        <table:table-row table:style-name="TableRow3442">
          <table:table-cell table:style-name="TableCell3443">
            <text:p text:style-name="TableContents">W&gt;HP[sub-e]</text:p>
          </table:table-cell>
          <table:table-cell table:style-name="TableCell3444">
            <text:p text:style-name="Display">W→HPₑ</text:p>
          </table:table-cell>
          <table:table-cell table:style-name="TableCell3445">
            <text:p text:style-name="TableContents">W[-&gt;]HP[sub-e]</text:p>
          </table:table-cell>
        </table:table-row>
        <table:table-row table:style-name="TableRow3446">
          <table:table-cell table:style-name="TableCell3447">
            <text:p text:style-name="TableContents">W&gt;hpUK</text:p>
          </table:table-cell>
          <table:table-cell table:style-name="TableCell3448">
            <text:p text:style-name="Display">W→hpUK</text:p>
          </table:table-cell>
          <table:table-cell table:style-name="TableCell3449">
            <text:p text:style-name="TableContents">W[-&gt;]hpUK</text:p>
          </table:table-cell>
        </table:table-row>
        <table:table-row table:style-name="TableRow3450">
          <table:table-cell table:style-name="TableCell3451">
            <text:p text:style-name="TableContents">W&gt;PS(hp)</text:p>
          </table:table-cell>
          <table:table-cell table:style-name="TableCell3452">
            <text:p text:style-name="Display">W→PS(hp)</text:p>
          </table:table-cell>
          <table:table-cell table:style-name="TableCell3453">
            <text:p text:style-name="TableContents">W[-&gt;]PS(hp)</text:p>
          </table:table-cell>
        </table:table-row>
        <table:table-row table:style-name="TableRow3454">
          <table:table-cell table:style-name="TableCell3455">
            <text:p text:style-name="TableContents">Weibl-p</text:p>
          </table:table-cell>
          <table:table-cell table:style-name="TableCell3456">
            <text:p text:style-name="Display">Weiblₚ</text:p>
          </table:table-cell>
          <table:table-cell table:style-name="TableCell3457">
            <text:p text:style-name="TableContents">Weibl[sub-p]</text:p>
          </table:table-cell>
        </table:table-row>
        <table:table-row table:style-name="TableRow3458">
          <table:table-cell table:style-name="TableCell3459">
            <text:p text:style-name="TableContents">Weibl-u</text:p>
          </table:table-cell>
          <table:table-cell table:style-name="TableCell3460">
            <text:p text:style-name="Display">Weiblᵤ</text:p>
          </table:table-cell>
          <table:table-cell table:style-name="TableCell3461">
            <text:p text:style-name="TableContents">Weibl[sub-u]</text:p>
          </table:table-cell>
        </table:table-row>
        <table:table-row table:style-name="TableRow3462">
          <table:table-cell table:style-name="TableCell3463">
            <text:p text:style-name="TableContents">cx!</text:p>
          </table:table-cell>
          <table:table-cell table:style-name="TableCell3464">
            <text:p text:style-name="Display">©x!</text:p>
          </table:table-cell>
          <table:table-cell table:style-name="TableCell3465">
            <text:p text:style-name="TableContents">[cmplx]x!</text:p>
          </table:table-cell>
        </table:table-row>
        <table:table-row table:style-name="TableRow3466">
          <table:table-cell table:style-name="TableCell3467">
            <text:p text:style-name="TableContents">x!=0?</text:p>
          </table:table-cell>
          <table:table-cell table:style-name="TableCell3468">
            <text:p text:style-name="Display">x≠0?</text:p>
          </table:table-cell>
          <table:table-cell table:style-name="TableCell3469">
            <text:p text:style-name="TableContents">x[!=]0?</text:p>
          </table:table-cell>
        </table:table-row>
        <table:table-row table:style-name="TableRow3470">
          <table:table-cell table:style-name="TableCell3471">
            <text:p text:style-name="TableContents">cx!=0?</text:p>
          </table:table-cell>
          <table:table-cell table:style-name="TableCell3472">
            <text:p text:style-name="Display">©x≠0?</text:p>
          </table:table-cell>
          <table:table-cell table:style-name="TableCell3473">
            <text:p text:style-name="TableContents">[cmplx]x[!=]0?</text:p>
          </table:table-cell>
        </table:table-row>
        <table:table-row table:style-name="TableRow3474">
          <table:table-cell table:style-name="TableCell3475">
            <text:p text:style-name="TableContents">x!=1?</text:p>
          </table:table-cell>
          <table:table-cell table:style-name="TableCell3476">
            <text:p text:style-name="Display">x≠1?</text:p>
          </table:table-cell>
          <table:table-cell table:style-name="TableCell3477">
            <text:p text:style-name="TableContents">x[!=]1?</text:p>
          </table:table-cell>
        </table:table-row>
        <table:table-row table:style-name="TableRow3478">
          <table:table-cell table:style-name="TableCell3479">
            <text:p text:style-name="TableContents">cx!=1?</text:p>
          </table:table-cell>
          <table:table-cell table:style-name="TableCell3480">
            <text:p text:style-name="Display">©x≠1?</text:p>
          </table:table-cell>
          <table:table-cell table:style-name="TableCell3481">
            <text:p text:style-name="TableContents">[cmplx]x[!=]1?</text:p>
          </table:table-cell>
        </table:table-row>
        <table:table-row table:style-name="TableRow3482">
          <table:table-cell table:style-name="TableCell3483">
            <text:p text:style-name="TableContents">x!=?</text:p>
          </table:table-cell>
          <table:table-cell table:style-name="TableCell3484">
            <text:p text:style-name="Display">x≠?</text:p>
          </table:table-cell>
          <table:table-cell table:style-name="TableCell3485">
            <text:p text:style-name="TableContents">x[!=]?</text:p>
          </table:table-cell>
        </table:table-row>
        <table:table-row table:style-name="TableRow3486">
          <table:table-cell table:style-name="TableCell3487">
            <text:p text:style-name="TableContents">cx!=?</text:p>
          </table:table-cell>
          <table:table-cell table:style-name="TableCell3488">
            <text:p text:style-name="Display">©x≠?</text:p>
          </table:table-cell>
          <table:table-cell table:style-name="TableCell3489">
            <text:p text:style-name="TableContents">[cmplx]x[!=]?</text:p>
          </table:table-cell>
        </table:table-row>
        <table:table-row table:style-name="TableRow3490">
          <table:table-cell table:style-name="TableCell3491">
            <text:p text:style-name="TableContents">cx!=i?</text:p>
          </table:table-cell>
          <table:table-cell table:style-name="TableCell3492">
            <text:p text:style-name="Display">©x≠i?</text:p>
          </table:table-cell>
          <table:table-cell table:style-name="TableCell3493">
            <text:p text:style-name="TableContents">[cmplx]x[!=]i?</text:p>
          </table:table-cell>
        </table:table-row>
        <table:table-row table:style-name="TableRow3494">
          <table:table-cell table:style-name="TableCell3495">
            <text:p text:style-name="TableContents">x&lt;=0?</text:p>
          </table:table-cell>
          <table:table-cell table:style-name="TableCell3496">
            <text:p text:style-name="Display">x≤0?</text:p>
          </table:table-cell>
          <table:table-cell table:style-name="TableCell3497">
            <text:p text:style-name="TableContents">x[&lt;=]0?</text:p>
          </table:table-cell>
        </table:table-row>
        <table:table-row table:style-name="TableRow3498">
          <table:table-cell table:style-name="TableCell3499">
            <text:p text:style-name="TableContents">x&lt;=1?</text:p>
          </table:table-cell>
          <table:table-cell table:style-name="TableCell3500">
            <text:p text:style-name="Display">x≤1?</text:p>
          </table:table-cell>
          <table:table-cell table:style-name="TableCell3501">
            <text:p text:style-name="TableContents">x[&lt;=]1?</text:p>
          </table:table-cell>
        </table:table-row>
        <table:table-row table:style-name="TableRow3502">
          <table:table-cell table:style-name="TableCell3503">
            <text:p text:style-name="TableContents">x&lt;=?</text:p>
          </table:table-cell>
          <table:table-cell table:style-name="TableCell3504">
            <text:p text:style-name="Display">x≤?</text:p>
          </table:table-cell>
          <table:table-cell table:style-name="TableCell3505">
            <text:p text:style-name="TableContents">x[&lt;=]?</text:p>
          </table:table-cell>
        </table:table-row>
        <table:table-row table:style-name="TableRow3506">
          <table:table-cell table:style-name="TableCell3507">
            <text:p text:style-name="TableContents">x&lt;&gt;</text:p>
          </table:table-cell>
          <table:table-cell table:style-name="TableCell3508">
            <text:p text:style-name="Display">x⇆</text:p>
          </table:table-cell>
          <table:table-cell table:style-name="TableCell3509">
            <text:p text:style-name="TableContents">x[&lt;-&gt;]</text:p>
          </table:table-cell>
        </table:table-row>
        <table:table-row table:style-name="TableRow3510">
          <table:table-cell table:style-name="TableCell3511">
            <text:p text:style-name="TableContents">cx&lt;&gt;</text:p>
          </table:table-cell>
          <table:table-cell table:style-name="TableCell3512">
            <text:p text:style-name="Display">©x⇆</text:p>
          </table:table-cell>
          <table:table-cell table:style-name="TableCell3513">
            <text:p text:style-name="TableContents">[cmplx]x[&lt;-&gt;]</text:p>
          </table:table-cell>
        </table:table-row>
        <table:table-row table:style-name="TableRow3514">
          <table:table-cell table:style-name="TableCell3515">
            <text:p text:style-name="TableContents">x&lt;&gt;y</text:p>
          </table:table-cell>
          <table:table-cell table:style-name="TableCell3516">
            <text:p text:style-name="Display">x⇆ Y</text:p>
          </table:table-cell>
          <table:table-cell table:style-name="TableCell3517">
            <text:p text:style-name="TableContents">x[&lt;-&gt;] Y</text:p>
          </table:table-cell>
        </table:table-row>
        <table:table-row table:style-name="TableRow3518">
          <table:table-cell table:style-name="TableCell3519">
            <text:p text:style-name="TableContents">cx=0?</text:p>
          </table:table-cell>
          <table:table-cell table:style-name="TableCell3520">
            <text:p text:style-name="Display">©x=0?</text:p>
          </table:table-cell>
          <table:table-cell table:style-name="TableCell3521">
            <text:p text:style-name="TableContents">[cmplx]x=0?</text:p>
          </table:table-cell>
        </table:table-row>
        <table:table-row table:style-name="TableRow3522">
          <table:table-cell table:style-name="TableCell3523">
            <text:p text:style-name="TableContents">cx=1?</text:p>
          </table:table-cell>
          <table:table-cell table:style-name="TableCell3524">
            <text:p text:style-name="Display">©x=1?</text:p>
          </table:table-cell>
          <table:table-cell table:style-name="TableCell3525">
            <text:p text:style-name="TableContents">[cmplx]x=1?</text:p>
          </table:table-cell>
        </table:table-row>
        <table:table-row table:style-name="TableRow3526">
          <table:table-cell table:style-name="TableCell3527">
            <text:p text:style-name="TableContents">cx=?</text:p>
          </table:table-cell>
          <table:table-cell table:style-name="TableCell3528">
            <text:p text:style-name="Display">©x=?</text:p>
          </table:table-cell>
          <table:table-cell table:style-name="TableCell3529">
            <text:p text:style-name="TableContents">[cmplx]x=?</text:p>
          </table:table-cell>
        </table:table-row>
        <table:table-row table:style-name="TableRow3530">
          <table:table-cell table:style-name="TableCell3531">
            <text:p text:style-name="TableContents">cx=i?</text:p>
          </table:table-cell>
          <table:table-cell table:style-name="TableCell3532">
            <text:p text:style-name="Display">©x=i?</text:p>
          </table:table-cell>
          <table:table-cell table:style-name="TableCell3533">
            <text:p text:style-name="TableContents">[cmplx]x=i?</text:p>
          </table:table-cell>
        </table:table-row>
        <table:table-row table:style-name="TableRow3534">
          <table:table-cell table:style-name="TableCell3535">
            <text:p text:style-name="TableContents">x&gt;=0?</text:p>
          </table:table-cell>
          <table:table-cell table:style-name="TableCell3536">
            <text:p text:style-name="Display">x≥0?</text:p>
          </table:table-cell>
          <table:table-cell table:style-name="TableCell3537">
            <text:p text:style-name="TableContents">x[&gt;=]0?</text:p>
          </table:table-cell>
        </table:table-row>
        <table:table-row table:style-name="TableRow3538">
          <table:table-cell table:style-name="TableCell3539">
            <text:p text:style-name="TableContents">x&gt;=1?</text:p>
          </table:table-cell>
          <table:table-cell table:style-name="TableCell3540">
            <text:p text:style-name="Display">x≥1?</text:p>
          </table:table-cell>
          <table:table-cell table:style-name="TableCell3541">
            <text:p text:style-name="TableContents">x[&gt;=]1?</text:p>
          </table:table-cell>
        </table:table-row>
        <table:table-row table:style-name="TableRow3542">
          <table:table-cell table:style-name="TableCell3543">
            <text:p text:style-name="TableContents">x&gt;=?</text:p>
          </table:table-cell>
          <table:table-cell table:style-name="TableCell3544">
            <text:p text:style-name="Display">x≥?</text:p>
          </table:table-cell>
          <table:table-cell table:style-name="TableCell3545">
            <text:p text:style-name="TableContents">x[&gt;=]?</text:p>
          </table:table-cell>
        </table:table-row>
        <table:table-row table:style-name="TableRow3546">
          <table:table-cell table:style-name="TableCell3547">
            <text:p text:style-name="TableContents">x&gt;a</text:p>
          </table:table-cell>
          <table:table-cell table:style-name="TableCell3548">
            <text:p text:style-name="Display">x→α</text:p>
          </table:table-cell>
          <table:table-cell table:style-name="TableCell3549">
            <text:p text:style-name="TableContents">x[-&gt;][alpha]</text:p>
          </table:table-cell>
        </table:table-row>
        <table:table-row table:style-name="TableRow3550">
          <table:table-cell table:style-name="TableCell3551">
            <text:p text:style-name="TableContents">x^2</text:p>
          </table:table-cell>
          <table:table-cell table:style-name="TableCell3552">
            <text:p text:style-name="Display">x²</text:p>
          </table:table-cell>
          <table:table-cell table:style-name="TableCell3553">
            <text:p text:style-name="TableContents">x[^2]</text:p>
          </table:table-cell>
        </table:table-row>
        <table:table-row table:style-name="TableRow3554">
          <table:table-cell table:style-name="TableCell3555">
            <text:p text:style-name="TableContents">cx^2</text:p>
          </table:table-cell>
          <table:table-cell table:style-name="TableCell3556">
            <text:p text:style-name="Display">©x²</text:p>
          </table:table-cell>
          <table:table-cell table:style-name="TableCell3557">
            <text:p text:style-name="TableContents">[cmplx]x[^2]</text:p>
          </table:table-cell>
        </table:table-row>
        <table:table-row table:style-name="TableRow3558">
          <table:table-cell table:style-name="TableCell3559">
            <text:p text:style-name="TableContents">x^3</text:p>
          </table:table-cell>
          <table:table-cell table:style-name="TableCell3560">
            <text:p text:style-name="Display">x³</text:p>
          </table:table-cell>
          <table:table-cell table:style-name="TableCell3561">
            <text:p text:style-name="TableContents">x[^3]</text:p>
          </table:table-cell>
        </table:table-row>
        <table:table-row table:style-name="TableRow3562">
          <table:table-cell table:style-name="TableCell3563">
            <text:p text:style-name="TableContents">cx^3</text:p>
          </table:table-cell>
          <table:table-cell table:style-name="TableCell3564">
            <text:p text:style-name="Display">©x³</text:p>
          </table:table-cell>
          <table:table-cell table:style-name="TableCell3565">
            <text:p text:style-name="TableContents">[cmplx]x[^3]</text:p>
          </table:table-cell>
        </table:table-row>
        <table:table-row table:style-name="TableRow3566">
          <table:table-cell table:style-name="TableCell3567">
            <text:p text:style-name="TableContents">XEQa</text:p>
          </table:table-cell>
          <table:table-cell table:style-name="TableCell3568">
            <text:p text:style-name="Display">XEQα</text:p>
          </table:table-cell>
          <table:table-cell table:style-name="TableCell3569">
            <text:p text:style-name="TableContents">XEQ[alpha]</text:p>
          </table:table-cell>
        </table:table-row>
        <table:table-row table:style-name="TableRow3570">
          <table:table-cell table:style-name="TableCell3571">
            <text:p text:style-name="TableContents">XROOT</text:p>
          </table:table-cell>
          <table:table-cell table:style-name="TableCell3572">
            <text:p text:style-name="Display">ᵡ√y</text:p>
          </table:table-cell>
          <table:table-cell table:style-name="TableCell3573">
            <text:p text:style-name="TableContents">[^x][sqrt]y</text:p>
          </table:table-cell>
        </table:table-row>
        <table:table-row table:style-name="TableRow3574">
          <table:table-cell table:style-name="TableCell3575">
            <text:p text:style-name="TableContents">cXROOT</text:p>
          </table:table-cell>
          <table:table-cell table:style-name="TableCell3576">
            <text:p text:style-name="Display">©ᵡ√y</text:p>
          </table:table-cell>
          <table:table-cell table:style-name="TableCell3577">
            <text:p text:style-name="TableContents">[cmplx][^x][sqrt]y</text:p>
          </table:table-cell>
        </table:table-row>
        <text:soft-page-break/>
        <table:table-row table:style-name="TableRow3578">
          <table:table-cell table:style-name="TableCell3579">
            <text:p text:style-name="TableContents">x~0?</text:p>
          </table:table-cell>
          <table:table-cell table:style-name="TableCell3580">
            <text:p text:style-name="Display">x≈0?</text:p>
          </table:table-cell>
          <table:table-cell table:style-name="TableCell3581">
            <text:p text:style-name="TableContents">x[approx]0?</text:p>
          </table:table-cell>
        </table:table-row>
        <table:table-row table:style-name="TableRow3582">
          <table:table-cell table:style-name="TableCell3583">
            <text:p text:style-name="TableContents">x~1?</text:p>
          </table:table-cell>
          <table:table-cell table:style-name="TableCell3584">
            <text:p text:style-name="Display">x≈1?</text:p>
          </table:table-cell>
          <table:table-cell table:style-name="TableCell3585">
            <text:p text:style-name="TableContents">x[approx]1?</text:p>
          </table:table-cell>
        </table:table-row>
        <table:table-row table:style-name="TableRow3586">
          <table:table-cell table:style-name="TableCell3587">
            <text:p text:style-name="TableContents">x~?</text:p>
          </table:table-cell>
          <table:table-cell table:style-name="TableCell3588">
            <text:p text:style-name="Display">x≈?</text:p>
          </table:table-cell>
          <table:table-cell table:style-name="TableCell3589">
            <text:p text:style-name="TableContents">x[approx]?</text:p>
          </table:table-cell>
        </table:table-row>
        <table:table-row table:style-name="TableRow3590">
          <table:table-cell table:style-name="TableCell3591">
            <text:p text:style-name="TableContents">y&lt;&gt;</text:p>
          </table:table-cell>
          <table:table-cell table:style-name="TableCell3592">
            <text:p text:style-name="Display">y⇆</text:p>
          </table:table-cell>
          <table:table-cell table:style-name="TableCell3593">
            <text:p text:style-name="TableContents">y[&lt;-&gt;]</text:p>
          </table:table-cell>
        </table:table-row>
        <table:table-row table:style-name="TableRow3594">
          <table:table-cell table:style-name="TableCell3595">
            <text:p text:style-name="TableContents">y^x</text:p>
          </table:table-cell>
          <table:table-cell table:style-name="TableCell3596">
            <text:p text:style-name="Display">yᵡ</text:p>
          </table:table-cell>
          <table:table-cell table:style-name="TableCell3597">
            <text:p text:style-name="TableContents">y[^x]</text:p>
          </table:table-cell>
        </table:table-row>
        <table:table-row table:style-name="TableRow3598">
          <table:table-cell table:style-name="TableCell3599">
            <text:p text:style-name="TableContents">cy^x</text:p>
          </table:table-cell>
          <table:table-cell table:style-name="TableCell3600">
            <text:p text:style-name="Display">©yᵡ</text:p>
          </table:table-cell>
          <table:table-cell table:style-name="TableCell3601">
            <text:p text:style-name="TableContents">[cmplx]y[^x]</text:p>
          </table:table-cell>
        </table:table-row>
        <table:table-row table:style-name="TableRow3602">
          <table:table-cell table:style-name="TableCell3603">
            <text:p text:style-name="TableContents">yards&gt;m</text:p>
          </table:table-cell>
          <table:table-cell table:style-name="TableCell3604">
            <text:p text:style-name="Display">yards→m</text:p>
          </table:table-cell>
          <table:table-cell table:style-name="TableCell3605">
            <text:p text:style-name="TableContents">yards[-&gt;]m</text:p>
          </table:table-cell>
        </table:table-row>
        <table:table-row table:style-name="TableRow3606">
          <table:table-cell table:style-name="TableCell3607">
            <text:p text:style-name="TableContents">z&lt;&gt;</text:p>
          </table:table-cell>
          <table:table-cell table:style-name="TableCell3608">
            <text:p text:style-name="Display">z⇆</text:p>
          </table:table-cell>
          <table:table-cell table:style-name="TableCell3609">
            <text:p text:style-name="TableContents">z[&lt;-&gt;]</text:p>
          </table:table-cell>
        </table:table-row>
        <table:table-row table:style-name="TableRow3610">
          <table:table-cell table:style-name="TableCell3611">
            <text:p text:style-name="TableContents">cz&lt;&gt;</text:p>
          </table:table-cell>
          <table:table-cell table:style-name="TableCell3612">
            <text:p text:style-name="Display">©z⇆</text:p>
          </table:table-cell>
          <table:table-cell table:style-name="TableCell3613">
            <text:p text:style-name="TableContents">[cmplx]z[&lt;-&gt;]</text:p>
          </table:table-cell>
        </table:table-row>
        <table:table-row table:style-name="TableRow3614">
          <table:table-cell table:style-name="TableCell3615">
            <text:p text:style-name="TableContents">ZETA</text:p>
          </table:table-cell>
          <table:table-cell table:style-name="TableCell3616">
            <text:p text:style-name="Display">ζ</text:p>
          </table:table-cell>
          <table:table-cell table:style-name="TableCell3617">
            <text:p text:style-name="TableContents">[zeta]</text:p>
          </table:table-cell>
        </table:table-row>
        <table:table-row table:style-name="TableRow3618">
          <table:table-cell table:style-name="TableCell3619">
            <text:p text:style-name="TableContents">c||</text:p>
          </table:table-cell>
          <table:table-cell table:style-name="TableCell3620">
            <text:p text:style-name="Display">©||</text:p>
          </table:table-cell>
          <table:table-cell table:style-name="TableCell3621">
            <text:p text:style-name="TableContents">[cmplx]||</text:p>
          </table:table-cell>
        </table:table-row>
      </table:table>
      <text:p text:style-name="Standard"/>
      <text:p text:style-name="Heading2"/>
      <text:soft-page-break/>
      <text:p text:style-name="P3622">Sorted by Pretty Name</text:p>
      <table:table table:style-name="Table3623">
        <table:table-columns>
          <table:table-column table:style-name="TableColumn3624"/>
          <table:table-column table:style-name="TableColumn3625"/>
          <table:table-column table:style-name="TableColumn3626"/>
        </table:table-columns>
        <table:table-header-rows>
          <table:table-row table:style-name="TableRow3627">
            <table:table-cell table:style-name="TableCell3628">
              <text:p text:style-name="TableHeading">Pretty Name</text:p>
            </table:table-cell>
            <table:table-cell table:style-name="TableCell3629">
              <text:p text:style-name="TableHeading">Display Name</text:p>
            </table:table-cell>
            <table:table-cell table:style-name="TableCell3630">
              <text:p text:style-name="TableHeading">Alias</text:p>
            </table:table-cell>
          </table:table-row>
        </table:table-header-rows>
        <table:table-row table:style-name="TableRow3631">
          <table:table-cell table:style-name="TableCell3632">
            <text:p text:style-name="TableContents">[cmplx]#</text:p>
          </table:table-cell>
          <table:table-cell table:style-name="TableCell3633">
            <text:p text:style-name="Display">©#</text:p>
          </table:table-cell>
          <table:table-cell table:style-name="TableCell3634">
            <text:p text:style-name="TableContents">c#</text:p>
          </table:table-cell>
        </table:table-row>
        <table:table-row table:style-name="TableRow3635">
          <table:table-cell table:style-name="TableCell3636">
            <text:p text:style-name="TableContents"># -[infinity]</text:p>
          </table:table-cell>
          <table:table-cell table:style-name="TableCell3637">
            <text:p text:style-name="Display"># -∞</text:p>
          </table:table-cell>
          <table:table-cell table:style-name="TableCell3638">
            <text:p text:style-name="TableContents"># NEGINF</text:p>
          </table:table-cell>
        </table:table-row>
        <table:table-row table:style-name="TableRow3639">
          <table:table-cell table:style-name="TableCell3640">
            <text:p text:style-name="TableContents"># 1/[sqrt]5</text:p>
          </table:table-cell>
          <table:table-cell table:style-name="TableCell3641">
            <text:p text:style-name="Display"># 1/√5</text:p>
          </table:table-cell>
          <table:table-cell table:style-name="TableCell3642">
            <text:p text:style-name="TableContents"># RECIP_SQRT5</text:p>
          </table:table-cell>
        </table:table-row>
        <table:table-row table:style-name="TableRow3643">
          <table:table-cell table:style-name="TableCell3644">
            <text:p text:style-name="TableContents">#<text:s/>[alpha]</text:p>
          </table:table-cell>
          <table:table-cell table:style-name="TableCell3645">
            <text:p text:style-name="Display"># α</text:p>
          </table:table-cell>
          <table:table-cell table:style-name="TableCell3646">
            <text:p text:style-name="TableContents"># alpha</text:p>
          </table:table-cell>
        </table:table-row>
        <table:table-row table:style-name="TableRow3647">
          <table:table-cell table:style-name="TableCell3648">
            <text:p text:style-name="TableContents"># [epsilon][sub-0]</text:p>
          </table:table-cell>
          <table:table-cell table:style-name="TableCell3649">
            <text:p text:style-name="Display"># ε₀</text:p>
          </table:table-cell>
          <table:table-cell table:style-name="TableCell3650">
            <text:p text:style-name="TableContents"># eps0</text:p>
          </table:table-cell>
        </table:table-row>
        <table:table-row table:style-name="TableRow3651">
          <table:table-cell table:style-name="TableCell3652">
            <text:p text:style-name="TableContents"># [gamma][sub-p]</text:p>
          </table:table-cell>
          <table:table-cell table:style-name="TableCell3653">
            <text:p text:style-name="Display"># γₚ</text:p>
          </table:table-cell>
          <table:table-cell table:style-name="TableCell3654">
            <text:p text:style-name="TableContents"># gamP</text:p>
          </table:table-cell>
        </table:table-row>
        <table:table-row table:style-name="TableRow3655">
          <table:table-cell table:style-name="TableCell3656">
            <text:p text:style-name="TableContents"># [gamma]EM</text:p>
          </table:table-cell>
          <table:table-cell table:style-name="TableCell3657">
            <text:p text:style-name="Display"># γEM</text:p>
          </table:table-cell>
          <table:table-cell table:style-name="TableCell3658">
            <text:p text:style-name="TableContents"># EULER</text:p>
          </table:table-cell>
        </table:table-row>
        <table:table-row table:style-name="TableRow3659">
          <table:table-cell table:style-name="TableCell3660">
            <text:p text:style-name="TableContents"># [h-bar]</text:p>
          </table:table-cell>
          <table:table-cell table:style-name="TableCell3661">
            <text:p text:style-name="Display"># ħ</text:p>
          </table:table-cell>
          <table:table-cell table:style-name="TableCell3662">
            <text:p text:style-name="TableContents"># hon2PI</text:p>
          </table:table-cell>
        </table:table-row>
        <table:table-row table:style-name="TableRow3663">
          <table:table-cell table:style-name="TableCell3664">
            <text:p text:style-name="TableContents"># [infinity]</text:p>
          </table:table-cell>
          <table:table-cell table:style-name="TableCell3665">
            <text:p text:style-name="Display"># ∞</text:p>
          </table:table-cell>
          <table:table-cell table:style-name="TableCell3666">
            <text:p text:style-name="TableContents"># INF</text:p>
          </table:table-cell>
        </table:table-row>
        <table:table-row table:style-name="TableRow3667">
          <table:table-cell table:style-name="TableCell3668">
            <text:p text:style-name="TableContents"># [integral]RgB</text:p>
          </table:table-cell>
          <table:table-cell table:style-name="TableCell3669">
            <text:p text:style-name="Display"># ∫RgB</text:p>
          </table:table-cell>
          <table:table-cell table:style-name="TableCell3670">
            <text:p text:style-name="TableContents"># INT_R_BOUNDS</text:p>
          </table:table-cell>
        </table:table-row>
        <table:table-row table:style-name="TableRow3671">
          <table:table-cell table:style-name="TableCell3672">
            <text:p text:style-name="TableContents"># [lambda][sub-c]</text:p>
          </table:table-cell>
          <table:table-cell table:style-name="TableCell3673">
            <text:p text:style-name="Display"># λ⒞</text:p>
          </table:table-cell>
          <table:table-cell table:style-name="TableCell3674">
            <text:p text:style-name="TableContents"># lamC</text:p>
          </table:table-cell>
        </table:table-row>
        <table:table-row table:style-name="TableRow3675">
          <table:table-cell table:style-name="TableCell3676">
            <text:p text:style-name="P3677"># [lambda][sub-c][sub-n]</text:p>
          </table:table-cell>
          <table:table-cell table:style-name="TableCell3678">
            <text:p text:style-name="Display">#<text:s/>λ⒞ₙ</text:p>
          </table:table-cell>
          <table:table-cell table:style-name="TableCell3679">
            <text:p text:style-name="TableContents"># lamCn</text:p>
          </table:table-cell>
        </table:table-row>
        <table:table-row table:style-name="TableRow3680">
          <table:table-cell table:style-name="TableCell3681">
            <text:p text:style-name="P3682"># [lambda][sub-c][sub-p]</text:p>
          </table:table-cell>
          <table:table-cell table:style-name="TableCell3683">
            <text:p text:style-name="Display"># λ⒞ₚ</text:p>
          </table:table-cell>
          <table:table-cell table:style-name="TableCell3684">
            <text:p text:style-name="TableContents"># lamCp</text:p>
          </table:table-cell>
        </table:table-row>
        <table:table-row table:style-name="TableRow3685">
          <table:table-cell table:style-name="TableCell3686">
            <text:p text:style-name="TableContents"># [mu][sub-0]</text:p>
          </table:table-cell>
          <table:table-cell table:style-name="TableCell3687">
            <text:p text:style-name="Display"># μ₀</text:p>
          </table:table-cell>
          <table:table-cell table:style-name="TableCell3688">
            <text:p text:style-name="TableContents"># mu0</text:p>
          </table:table-cell>
        </table:table-row>
        <table:table-row table:style-name="TableRow3689">
          <table:table-cell table:style-name="TableCell3690">
            <text:p text:style-name="TableContents"># [mu][sub-B]</text:p>
          </table:table-cell>
          <table:table-cell table:style-name="TableCell3691">
            <text:p text:style-name="Display"># μ⒝</text:p>
          </table:table-cell>
          <table:table-cell table:style-name="TableCell3692">
            <text:p text:style-name="TableContents"># muB</text:p>
          </table:table-cell>
        </table:table-row>
        <table:table-row table:style-name="TableRow3693">
          <table:table-cell table:style-name="TableCell3694">
            <text:p text:style-name="TableContents"># [mu][sub-e]</text:p>
          </table:table-cell>
          <table:table-cell table:style-name="TableCell3695">
            <text:p text:style-name="Display"># μₑ</text:p>
          </table:table-cell>
          <table:table-cell table:style-name="TableCell3696">
            <text:p text:style-name="TableContents"># muE</text:p>
          </table:table-cell>
        </table:table-row>
        <table:table-row table:style-name="TableRow3697">
          <table:table-cell table:style-name="TableCell3698">
            <text:p text:style-name="TableContents"># [mu][sub-mu]</text:p>
          </table:table-cell>
          <table:table-cell table:style-name="TableCell3699">
            <text:p text:style-name="Display"># μ¶</text:p>
          </table:table-cell>
          <table:table-cell table:style-name="TableCell3700">
            <text:p text:style-name="TableContents"># mumu</text:p>
          </table:table-cell>
        </table:table-row>
        <table:table-row table:style-name="TableRow3701">
          <table:table-cell table:style-name="TableCell3702">
            <text:p text:style-name="TableContents"># [mu][sub-n]</text:p>
          </table:table-cell>
          <table:table-cell table:style-name="TableCell3703">
            <text:p text:style-name="Display"># μₙ</text:p>
          </table:table-cell>
          <table:table-cell table:style-name="TableCell3704">
            <text:p text:style-name="TableContents"># mun</text:p>
          </table:table-cell>
        </table:table-row>
        <table:table-row table:style-name="TableRow3705">
          <table:table-cell table:style-name="TableCell3706">
            <text:p text:style-name="TableContents"># [mu][sub-p]</text:p>
          </table:table-cell>
          <table:table-cell table:style-name="TableCell3707">
            <text:p text:style-name="Display"># μₚ</text:p>
          </table:table-cell>
          <table:table-cell table:style-name="TableCell3708">
            <text:p text:style-name="TableContents"># muP</text:p>
          </table:table-cell>
        </table:table-row>
        <table:table-row table:style-name="TableRow3709">
          <table:table-cell table:style-name="TableCell3710">
            <text:p text:style-name="TableContents"># [mu][sub-u]</text:p>
          </table:table-cell>
          <table:table-cell table:style-name="TableCell3711">
            <text:p text:style-name="Display"># μᵤ</text:p>
          </table:table-cell>
          <table:table-cell table:style-name="TableCell3712">
            <text:p text:style-name="TableContents"># mu_u</text:p>
          </table:table-cell>
        </table:table-row>
        <table:table-row table:style-name="TableRow3713">
          <table:table-cell table:style-name="TableCell3714">
            <text:p text:style-name="TableContents"># [omega]</text:p>
          </table:table-cell>
          <table:table-cell table:style-name="TableCell3715">
            <text:p text:style-name="Display"># ω</text:p>
          </table:table-cell>
          <table:table-cell table:style-name="TableCell3716">
            <text:p text:style-name="TableContents">#<text:s/>WGS_OMEGA</text:p>
          </table:table-cell>
        </table:table-row>
        <table:table-row table:style-name="TableRow3717">
          <table:table-cell table:style-name="TableCell3718">
            <text:p text:style-name="TableContents"># [PHI]</text:p>
          </table:table-cell>
          <table:table-cell table:style-name="TableCell3719">
            <text:p text:style-name="Display"># Φ</text:p>
          </table:table-cell>
          <table:table-cell table:style-name="TableCell3720">
            <text:p text:style-name="TableContents"># PHI</text:p>
          </table:table-cell>
        </table:table-row>
        <table:table-row table:style-name="TableRow3721">
          <table:table-cell table:style-name="TableCell3722">
            <text:p text:style-name="TableContents"># [PHI][sub-0]</text:p>
          </table:table-cell>
          <table:table-cell table:style-name="TableCell3723">
            <text:p text:style-name="Display"># Φ₀</text:p>
          </table:table-cell>
          <table:table-cell table:style-name="TableCell3724">
            <text:p text:style-name="TableContents"># phi0</text:p>
          </table:table-cell>
        </table:table-row>
        <table:table-row table:style-name="TableRow3725">
          <table:table-cell table:style-name="TableCell3726">
            <text:p text:style-name="TableContents"># [pi]</text:p>
          </table:table-cell>
          <table:table-cell table:style-name="TableCell3727">
            <text:p text:style-name="Display"># π</text:p>
          </table:table-cell>
          <table:table-cell table:style-name="TableCell3728">
            <text:p text:style-name="TableContents">PI</text:p>
          </table:table-cell>
        </table:table-row>
        <table:table-row table:style-name="TableRow3729">
          <table:table-cell table:style-name="TableCell3730">
            <text:p text:style-name="TableContents"># [pi]/2</text:p>
          </table:table-cell>
          <table:table-cell table:style-name="TableCell3731">
            <text:p text:style-name="Display"># π/2</text:p>
          </table:table-cell>
          <table:table-cell table:style-name="TableCell3732">
            <text:p text:style-name="TableContents"># PIon2</text:p>
          </table:table-cell>
        </table:table-row>
        <table:table-row table:style-name="TableRow3733">
          <table:table-cell table:style-name="TableCell3734">
            <text:p text:style-name="TableContents"># [sigma][sub-B]</text:p>
          </table:table-cell>
          <table:table-cell table:style-name="TableCell3735">
            <text:p text:style-name="Display"># σ⒝</text:p>
          </table:table-cell>
          <table:table-cell table:style-name="TableCell3736">
            <text:p text:style-name="TableContents"># sigma</text:p>
          </table:table-cell>
        </table:table-row>
        <table:table-row table:style-name="TableRow3737">
          <table:table-cell table:style-name="TableCell3738">
            <text:p text:style-name="TableContents"># [sqrt]2[pi]</text:p>
          </table:table-cell>
          <table:table-cell table:style-name="TableCell3739">
            <text:p text:style-name="Display"># √2π</text:p>
          </table:table-cell>
          <table:table-cell table:style-name="TableCell3740">
            <text:p text:style-name="TableContents"># SQRT_2_PI</text:p>
          </table:table-cell>
        </table:table-row>
        <table:table-row table:style-name="TableRow3741">
          <table:table-cell table:style-name="TableCell3742">
            <text:p text:style-name="TableContents"># a[sub-0]</text:p>
          </table:table-cell>
          <table:table-cell table:style-name="TableCell3743">
            <text:p text:style-name="Display"># a₀</text:p>
          </table:table-cell>
          <table:table-cell table:style-name="TableCell3744">
            <text:p text:style-name="TableContents"># a0</text:p>
          </table:table-cell>
        </table:table-row>
        <table:table-row table:style-name="TableRow3745">
          <table:table-cell table:style-name="TableCell3746">
            <text:p text:style-name="TableContents"># a[sub-m]</text:p>
          </table:table-cell>
          <table:table-cell table:style-name="TableCell3747">
            <text:p text:style-name="Display"># aₘ</text:p>
          </table:table-cell>
          <table:table-cell table:style-name="TableCell3748">
            <text:p text:style-name="TableContents"># SM_luna</text:p>
          </table:table-cell>
        </table:table-row>
        <table:table-row table:style-name="TableRow3749">
          <table:table-cell table:style-name="TableCell3750">
            <text:p text:style-name="TableContents"># a[terra]</text:p>
          </table:table-cell>
          <table:table-cell table:style-name="TableCell3751">
            <text:p text:style-name="Display"># a♁</text:p>
          </table:table-cell>
          <table:table-cell table:style-name="TableCell3752">
            <text:p text:style-name="TableContents"># SM_terra</text:p>
          </table:table-cell>
        </table:table-row>
        <table:table-row table:style-name="TableRow3753">
          <table:table-cell table:style-name="TableCell3754">
            <text:p text:style-name="TableContents"># c[sub-1]</text:p>
          </table:table-cell>
          <table:table-cell table:style-name="TableCell3755">
            <text:p text:style-name="Display"># c₁</text:p>
          </table:table-cell>
          <table:table-cell table:style-name="TableCell3756">
            <text:p text:style-name="TableContents">#<text:s/>C1</text:p>
          </table:table-cell>
        </table:table-row>
        <table:table-row table:style-name="TableRow3757">
          <table:table-cell table:style-name="TableCell3758">
            <text:p text:style-name="TableContents"># c[sub-2]</text:p>
          </table:table-cell>
          <table:table-cell table:style-name="TableCell3759">
            <text:p text:style-name="Display"># c₂</text:p>
          </table:table-cell>
          <table:table-cell table:style-name="TableCell3760">
            <text:p text:style-name="TableContents"># C2</text:p>
          </table:table-cell>
        </table:table-row>
        <table:table-row table:style-name="TableRow3761">
          <table:table-cell table:style-name="TableCell3762">
            <text:p text:style-name="TableContents"># F[alpha]</text:p>
          </table:table-cell>
          <table:table-cell table:style-name="TableCell3763">
            <text:p text:style-name="Display"># Fα</text:p>
          </table:table-cell>
          <table:table-cell table:style-name="TableCell3764">
            <text:p text:style-name="TableContents"># F_alpha</text:p>
          </table:table-cell>
        </table:table-row>
        <table:table-row table:style-name="TableRow3765">
          <table:table-cell table:style-name="TableCell3766">
            <text:p text:style-name="TableContents"># F[delta]</text:p>
          </table:table-cell>
          <table:table-cell table:style-name="TableCell3767">
            <text:p text:style-name="Display"># Fδ</text:p>
          </table:table-cell>
          <table:table-cell table:style-name="TableCell3768">
            <text:p text:style-name="TableContents"># F_delta</text:p>
          </table:table-cell>
        </table:table-row>
        <table:table-row table:style-name="TableRow3769">
          <table:table-cell table:style-name="TableCell3770">
            <text:p text:style-name="TableContents"># G[sub-0]</text:p>
          </table:table-cell>
          <table:table-cell table:style-name="TableCell3771">
            <text:p text:style-name="Display"># G₀</text:p>
          </table:table-cell>
          <table:table-cell table:style-name="TableCell3772">
            <text:p text:style-name="TableContents"># Go</text:p>
          </table:table-cell>
        </table:table-row>
        <table:table-row table:style-name="TableRow3773">
          <table:table-cell table:style-name="TableCell3774">
            <text:p text:style-name="TableContents"># G[sub-c]</text:p>
          </table:table-cell>
          <table:table-cell table:style-name="TableCell3775">
            <text:p text:style-name="Display"># G⒞</text:p>
          </table:table-cell>
          <table:table-cell table:style-name="TableCell3776">
            <text:p text:style-name="TableContents"># catalan</text:p>
          </table:table-cell>
        </table:table-row>
        <table:table-row table:style-name="TableRow3777">
          <table:table-cell table:style-name="TableCell3778">
            <text:p text:style-name="TableContents"># g[sub-e]</text:p>
          </table:table-cell>
          <table:table-cell table:style-name="TableCell3779">
            <text:p text:style-name="Display"># gₑ</text:p>
          </table:table-cell>
          <table:table-cell table:style-name="TableCell3780">
            <text:p text:style-name="TableContents"># Ge</text:p>
          </table:table-cell>
        </table:table-row>
        <table:table-row table:style-name="TableRow3781">
          <table:table-cell table:style-name="TableCell3782">
            <text:p text:style-name="TableContents"># L10[^-1]</text:p>
          </table:table-cell>
          <table:table-cell table:style-name="TableCell3783">
            <text:p text:style-name="Display"># L10⁸</text:p>
          </table:table-cell>
          <table:table-cell table:style-name="TableCell3784">
            <text:p text:style-name="TableContents"># RECIPLN10</text:p>
          </table:table-cell>
        </table:table-row>
        <text:soft-page-break/>
        <table:table-row table:style-name="TableRow3785">
          <table:table-cell table:style-name="TableCell3786">
            <text:p text:style-name="TableContents"># l[sub-p]</text:p>
          </table:table-cell>
          <table:table-cell table:style-name="TableCell3787">
            <text:p text:style-name="Display"># lₚ</text:p>
          </table:table-cell>
          <table:table-cell table:style-name="TableCell3788">
            <text:p text:style-name="TableContents"># PlanckL</text:p>
          </table:table-cell>
        </table:table-row>
        <table:table-row table:style-name="TableRow3789">
          <table:table-cell table:style-name="TableCell3790">
            <text:p text:style-name="TableContents"># LN2[^-1]</text:p>
          </table:table-cell>
          <table:table-cell table:style-name="TableCell3791">
            <text:p text:style-name="Display"># LN2⁸</text:p>
          </table:table-cell>
          <table:table-cell table:style-name="TableCell3792">
            <text:p text:style-name="TableContents"># RECIPLN2</text:p>
          </table:table-cell>
        </table:table-row>
        <table:table-row table:style-name="TableRow3793">
          <table:table-cell table:style-name="TableCell3794">
            <text:p text:style-name="TableContents"># M[sol]</text:p>
          </table:table-cell>
          <table:table-cell table:style-name="TableCell3795">
            <text:p text:style-name="Display"># M☉</text:p>
          </table:table-cell>
          <table:table-cell table:style-name="TableCell3796">
            <text:p text:style-name="TableContents">#<text:s/>M_sol</text:p>
          </table:table-cell>
        </table:table-row>
        <table:table-row table:style-name="TableRow3797">
          <table:table-cell table:style-name="TableCell3798">
            <text:p text:style-name="TableContents"># m[sub-e]</text:p>
          </table:table-cell>
          <table:table-cell table:style-name="TableCell3799">
            <text:p text:style-name="Display"># mₑ</text:p>
          </table:table-cell>
          <table:table-cell table:style-name="TableCell3800">
            <text:p text:style-name="TableContents"># me</text:p>
          </table:table-cell>
        </table:table-row>
        <table:table-row table:style-name="TableRow3801">
          <table:table-cell table:style-name="TableCell3802">
            <text:p text:style-name="TableContents"># M[sub-m]</text:p>
          </table:table-cell>
          <table:table-cell table:style-name="TableCell3803">
            <text:p text:style-name="Display"># Mₘ</text:p>
          </table:table-cell>
          <table:table-cell table:style-name="TableCell3804">
            <text:p text:style-name="TableContents"># M_luna</text:p>
          </table:table-cell>
        </table:table-row>
        <table:table-row table:style-name="TableRow3805">
          <table:table-cell table:style-name="TableCell3806">
            <text:p text:style-name="TableContents"># m[sub-mu]</text:p>
          </table:table-cell>
          <table:table-cell table:style-name="TableCell3807">
            <text:p text:style-name="Display"># m¶</text:p>
          </table:table-cell>
          <table:table-cell table:style-name="TableCell3808">
            <text:p text:style-name="TableContents"># mMu</text:p>
          </table:table-cell>
        </table:table-row>
        <table:table-row table:style-name="TableRow3809">
          <table:table-cell table:style-name="TableCell3810">
            <text:p text:style-name="TableContents"># m[sub-n]</text:p>
          </table:table-cell>
          <table:table-cell table:style-name="TableCell3811">
            <text:p text:style-name="Display"># mₙ</text:p>
          </table:table-cell>
          <table:table-cell table:style-name="TableCell3812">
            <text:p text:style-name="TableContents"># mn</text:p>
          </table:table-cell>
        </table:table-row>
        <table:table-row table:style-name="TableRow3813">
          <table:table-cell table:style-name="TableCell3814">
            <text:p text:style-name="TableContents"># m[sub-p]</text:p>
          </table:table-cell>
          <table:table-cell table:style-name="TableCell3815">
            <text:p text:style-name="Display"># mₚ</text:p>
          </table:table-cell>
          <table:table-cell table:style-name="TableCell3816">
            <text:p text:style-name="TableContents"># mp</text:p>
          </table:table-cell>
        </table:table-row>
        <table:table-row table:style-name="TableRow3817">
          <table:table-cell table:style-name="TableCell3818">
            <text:p text:style-name="TableContents"># M[sub-p]</text:p>
          </table:table-cell>
          <table:table-cell table:style-name="TableCell3819">
            <text:p text:style-name="Display"># Mₚ</text:p>
          </table:table-cell>
          <table:table-cell table:style-name="TableCell3820">
            <text:p text:style-name="TableContents"># PlanckM</text:p>
          </table:table-cell>
        </table:table-row>
        <table:table-row table:style-name="TableRow3821">
          <table:table-cell table:style-name="TableCell3822">
            <text:p text:style-name="TableContents"># m[sub-u]</text:p>
          </table:table-cell>
          <table:table-cell table:style-name="TableCell3823">
            <text:p text:style-name="Display"># mᵤ</text:p>
          </table:table-cell>
          <table:table-cell table:style-name="TableCell3824">
            <text:p text:style-name="TableContents"># mu</text:p>
          </table:table-cell>
        </table:table-row>
        <table:table-row table:style-name="TableRow3825">
          <table:table-cell table:style-name="TableCell3826">
            <text:p text:style-name="TableContents"># m[sub-u]c[^2]</text:p>
          </table:table-cell>
          <table:table-cell table:style-name="TableCell3827">
            <text:p text:style-name="Display"># mᵤc²</text:p>
          </table:table-cell>
          <table:table-cell table:style-name="TableCell3828">
            <text:p text:style-name="TableContents"># muc2</text:p>
          </table:table-cell>
        </table:table-row>
        <table:table-row table:style-name="TableRow3829">
          <table:table-cell table:style-name="TableCell3830">
            <text:p text:style-name="TableContents"># M[terra]</text:p>
          </table:table-cell>
          <table:table-cell table:style-name="TableCell3831">
            <text:p text:style-name="Display"># M♁</text:p>
          </table:table-cell>
          <table:table-cell table:style-name="TableCell3832">
            <text:p text:style-name="TableContents"># M_terra</text:p>
          </table:table-cell>
        </table:table-row>
        <table:table-row table:style-name="TableRow3833">
          <table:table-cell table:style-name="TableCell3834">
            <text:p text:style-name="TableContents"># N[sub-A]</text:p>
          </table:table-cell>
          <table:table-cell table:style-name="TableCell3835">
            <text:p text:style-name="Display"># Nₐ</text:p>
          </table:table-cell>
          <table:table-cell table:style-name="TableCell3836">
            <text:p text:style-name="TableContents"># Na</text:p>
          </table:table-cell>
        </table:table-row>
        <table:table-row table:style-name="TableRow3837">
          <table:table-cell table:style-name="TableCell3838">
            <text:p text:style-name="TableContents">#<text:s/>p[sub-0]</text:p>
          </table:table-cell>
          <table:table-cell table:style-name="TableCell3839">
            <text:p text:style-name="Display"># p₀</text:p>
          </table:table-cell>
          <table:table-cell table:style-name="TableCell3840">
            <text:p text:style-name="TableContents"># atm</text:p>
          </table:table-cell>
        </table:table-row>
        <table:table-row table:style-name="TableRow3841">
          <table:table-cell table:style-name="TableCell3842">
            <text:p text:style-name="TableContents"># q[sub-p]</text:p>
          </table:table-cell>
          <table:table-cell table:style-name="TableCell3843">
            <text:p text:style-name="Display"># qₚ</text:p>
          </table:table-cell>
          <table:table-cell table:style-name="TableCell3844">
            <text:p text:style-name="TableContents"># PlanckQ</text:p>
          </table:table-cell>
        </table:table-row>
        <table:table-row table:style-name="TableRow3845">
          <table:table-cell table:style-name="TableCell3846">
            <text:p text:style-name="TableContents"># R[sol]</text:p>
          </table:table-cell>
          <table:table-cell table:style-name="TableCell3847">
            <text:p text:style-name="Display"># R☉</text:p>
          </table:table-cell>
          <table:table-cell table:style-name="TableCell3848">
            <text:p text:style-name="TableContents"># R_sol</text:p>
          </table:table-cell>
        </table:table-row>
        <table:table-row table:style-name="TableRow3849">
          <table:table-cell table:style-name="TableCell3850">
            <text:p text:style-name="TableContents"># r[sub-e]</text:p>
          </table:table-cell>
          <table:table-cell table:style-name="TableCell3851">
            <text:p text:style-name="Display"># rₑ</text:p>
          </table:table-cell>
          <table:table-cell table:style-name="TableCell3852">
            <text:p text:style-name="TableContents"># Re</text:p>
          </table:table-cell>
        </table:table-row>
        <table:table-row table:style-name="TableRow3853">
          <table:table-cell table:style-name="TableCell3854">
            <text:p text:style-name="TableContents"># R[sub-infinity]</text:p>
          </table:table-cell>
          <table:table-cell table:style-name="TableCell3855">
            <text:p text:style-name="Display"># R₈</text:p>
          </table:table-cell>
          <table:table-cell table:style-name="TableCell3856">
            <text:p text:style-name="TableContents"># Rinf</text:p>
          </table:table-cell>
        </table:table-row>
        <table:table-row table:style-name="TableRow3857">
          <table:table-cell table:style-name="TableCell3858">
            <text:p text:style-name="TableContents"># R[sub-k]</text:p>
          </table:table-cell>
          <table:table-cell table:style-name="TableCell3859">
            <text:p text:style-name="Display"># Rₖ</text:p>
          </table:table-cell>
          <table:table-cell table:style-name="TableCell3860">
            <text:p text:style-name="TableContents"># Rk</text:p>
          </table:table-cell>
        </table:table-row>
        <table:table-row table:style-name="TableRow3861">
          <table:table-cell table:style-name="TableCell3862">
            <text:p text:style-name="TableContents"># R[sub-m]</text:p>
          </table:table-cell>
          <table:table-cell table:style-name="TableCell3863">
            <text:p text:style-name="Display"># Rₘ</text:p>
          </table:table-cell>
          <table:table-cell table:style-name="TableCell3864">
            <text:p text:style-name="TableContents"># R_luna</text:p>
          </table:table-cell>
        </table:table-row>
        <table:table-row table:style-name="TableRow3865">
          <table:table-cell table:style-name="TableCell3866">
            <text:p text:style-name="TableContents"># R[terra]</text:p>
          </table:table-cell>
          <table:table-cell table:style-name="TableCell3867">
            <text:p text:style-name="Display"># R♁</text:p>
          </table:table-cell>
          <table:table-cell table:style-name="TableCell3868">
            <text:p text:style-name="TableContents"># R_terra</text:p>
          </table:table-cell>
        </table:table-row>
        <table:table-row table:style-name="TableRow3869">
          <table:table-cell table:style-name="TableCell3870">
            <text:p text:style-name="TableContents"># Se'[^2]</text:p>
          </table:table-cell>
          <table:table-cell table:style-name="TableCell3871">
            <text:p text:style-name="Display"># Se'²</text:p>
          </table:table-cell>
          <table:table-cell table:style-name="TableCell3872">
            <text:p text:style-name="TableContents"># WGS_ES2</text:p>
          </table:table-cell>
        </table:table-row>
        <table:table-row table:style-name="TableRow3873">
          <table:table-cell table:style-name="TableCell3874">
            <text:p text:style-name="TableContents"># Se[^2]</text:p>
          </table:table-cell>
          <table:table-cell table:style-name="TableCell3875">
            <text:p text:style-name="Display"># Se²</text:p>
          </table:table-cell>
          <table:table-cell table:style-name="TableCell3876">
            <text:p text:style-name="TableContents"># WGS_E2</text:p>
          </table:table-cell>
        </table:table-row>
        <table:table-row table:style-name="TableRow3877">
          <table:table-cell table:style-name="TableCell3878">
            <text:p text:style-name="TableContents">#<text:s/>Sf[^-1]</text:p>
          </table:table-cell>
          <table:table-cell table:style-name="TableCell3879">
            <text:p text:style-name="Display"># Sf⁸</text:p>
          </table:table-cell>
          <table:table-cell table:style-name="TableCell3880">
            <text:p text:style-name="TableContents"># WGS_F</text:p>
          </table:table-cell>
        </table:table-row>
        <table:table-row table:style-name="TableRow3881">
          <table:table-cell table:style-name="TableCell3882">
            <text:p text:style-name="TableContents"># T[sub-0]</text:p>
          </table:table-cell>
          <table:table-cell table:style-name="TableCell3883">
            <text:p text:style-name="Display"># T₀</text:p>
          </table:table-cell>
          <table:table-cell table:style-name="TableCell3884">
            <text:p text:style-name="TableContents"># t</text:p>
          </table:table-cell>
        </table:table-row>
        <table:table-row table:style-name="TableRow3885">
          <table:table-cell table:style-name="TableCell3886">
            <text:p text:style-name="TableContents"># T[sub-p]</text:p>
          </table:table-cell>
          <table:table-cell table:style-name="TableCell3887">
            <text:p text:style-name="Display"># Tₚ</text:p>
          </table:table-cell>
          <table:table-cell table:style-name="TableCell3888">
            <text:p text:style-name="TableContents"># PlanckTh</text:p>
          </table:table-cell>
        </table:table-row>
        <table:table-row table:style-name="TableRow3889">
          <table:table-cell table:style-name="TableCell3890">
            <text:p text:style-name="TableContents"># t[sub-p]</text:p>
          </table:table-cell>
          <table:table-cell table:style-name="TableCell3891">
            <text:p text:style-name="Display"># tₚ</text:p>
          </table:table-cell>
          <table:table-cell table:style-name="TableCell3892">
            <text:p text:style-name="TableContents"># tp</text:p>
          </table:table-cell>
        </table:table-row>
        <table:table-row table:style-name="TableRow3893">
          <table:table-cell table:style-name="TableCell3894">
            <text:p text:style-name="TableContents"># V[sub-m]</text:p>
          </table:table-cell>
          <table:table-cell table:style-name="TableCell3895">
            <text:p text:style-name="Display"># Vₘ</text:p>
          </table:table-cell>
          <table:table-cell table:style-name="TableCell3896">
            <text:p text:style-name="TableContents"># Vm</text:p>
          </table:table-cell>
        </table:table-row>
        <table:table-row table:style-name="TableRow3897">
          <table:table-cell table:style-name="TableCell3898">
            <text:p text:style-name="TableContents"># Z[sub-0]</text:p>
          </table:table-cell>
          <table:table-cell table:style-name="TableCell3899">
            <text:p text:style-name="Display"># Z₀</text:p>
          </table:table-cell>
          <table:table-cell table:style-name="TableCell3900">
            <text:p text:style-name="TableContents"># Zo</text:p>
          </table:table-cell>
        </table:table-row>
        <table:table-row table:style-name="TableRow3901">
          <table:table-cell table:style-name="TableCell3902">
            <text:p text:style-name="TableContents">%[SIGMA]</text:p>
          </table:table-cell>
          <table:table-cell table:style-name="TableCell3903">
            <text:p text:style-name="Display">%Σ</text:p>
          </table:table-cell>
          <table:table-cell table:style-name="TableCell3904">
            <text:p text:style-name="TableContents">%SUM</text:p>
          </table:table-cell>
        </table:table-row>
        <table:table-row table:style-name="TableRow3905">
          <table:table-cell table:style-name="TableCell3906">
            <text:p text:style-name="TableContents">(-1)[^x]</text:p>
          </table:table-cell>
          <table:table-cell table:style-name="TableCell3907">
            <text:p text:style-name="Display">(-1)ᵡ</text:p>
          </table:table-cell>
          <table:table-cell table:style-name="TableCell3908">
            <text:p text:style-name="TableContents">(-1)^x</text:p>
          </table:table-cell>
        </table:table-row>
        <table:table-row table:style-name="TableRow3909">
          <table:table-cell table:style-name="TableCell3910">
            <text:p text:style-name="TableContents">[cmplx](-1)[^x]</text:p>
          </table:table-cell>
          <table:table-cell table:style-name="TableCell3911">
            <text:p text:style-name="Display">©(-1)ᵡ</text:p>
          </table:table-cell>
          <table:table-cell table:style-name="TableCell3912">
            <text:p text:style-name="TableContents">c(-1)^x</text:p>
          </table:table-cell>
        </table:table-row>
        <table:table-row table:style-name="TableRow3913">
          <table:table-cell table:style-name="TableCell3914">
            <text:p text:style-name="TableContents">[cmplx]+</text:p>
          </table:table-cell>
          <table:table-cell table:style-name="TableCell3915">
            <text:p text:style-name="Display">©+</text:p>
          </table:table-cell>
          <table:table-cell table:style-name="TableCell3916">
            <text:p text:style-name="TableContents">c+</text:p>
          </table:table-cell>
        </table:table-row>
        <table:table-row table:style-name="TableRow3917">
          <table:table-cell table:style-name="TableCell3918">
            <text:p text:style-name="TableContents">[cmplx]+/-</text:p>
          </table:table-cell>
          <table:table-cell table:style-name="TableCell3919">
            <text:p text:style-name="Display">©+/-</text:p>
          </table:table-cell>
          <table:table-cell table:style-name="TableCell3920">
            <text:p text:style-name="TableContents">c+/-</text:p>
          </table:table-cell>
        </table:table-row>
        <table:table-row table:style-name="TableRow3921">
          <table:table-cell table:style-name="TableCell3922">
            <text:p text:style-name="TableContents">+/-</text:p>
          </table:table-cell>
          <table:table-cell table:style-name="TableCell3923">
            <text:p text:style-name="Display">+/-</text:p>
          </table:table-cell>
          <table:table-cell table:style-name="TableCell3924">
            <text:p text:style-name="TableContents">CHS</text:p>
          </table:table-cell>
        </table:table-row>
        <table:table-row table:style-name="TableRow3925">
          <table:table-cell table:style-name="TableCell3926">
            <text:p text:style-name="TableContents">[cmplx]+/-</text:p>
          </table:table-cell>
          <table:table-cell table:style-name="TableCell3927">
            <text:p text:style-name="Display">©+/-</text:p>
          </table:table-cell>
          <table:table-cell table:style-name="TableCell3928">
            <text:p text:style-name="TableContents">cCHS</text:p>
          </table:table-cell>
        </table:table-row>
        <table:table-row table:style-name="TableRow3929">
          <table:table-cell table:style-name="TableCell3930">
            <text:p text:style-name="TableContents">[cmplx]-</text:p>
          </table:table-cell>
          <table:table-cell table:style-name="TableCell3931">
            <text:p text:style-name="Display">©-</text:p>
          </table:table-cell>
          <table:table-cell table:style-name="TableCell3932">
            <text:p text:style-name="TableContents">c-</text:p>
          </table:table-cell>
        </table:table-row>
        <table:table-row table:style-name="TableRow3933">
          <table:table-cell table:style-name="TableCell3934">
            <text:p text:style-name="TableContents">[cmplx]/</text:p>
          </table:table-cell>
          <table:table-cell table:style-name="TableCell3935">
            <text:p text:style-name="Display">©/</text:p>
          </table:table-cell>
          <table:table-cell table:style-name="TableCell3936">
            <text:p text:style-name="TableContents">c/</text:p>
          </table:table-cell>
        </table:table-row>
        <table:table-row table:style-name="TableRow3937">
          <table:table-cell table:style-name="TableCell3938">
            <text:p text:style-name="TableContents">1/x</text:p>
          </table:table-cell>
          <table:table-cell table:style-name="TableCell3939">
            <text:p text:style-name="Display">1/x</text:p>
          </table:table-cell>
          <table:table-cell table:style-name="TableCell3940">
            <text:p text:style-name="TableContents">INV</text:p>
          </table:table-cell>
        </table:table-row>
        <table:table-row table:style-name="TableRow3941">
          <table:table-cell table:style-name="TableCell3942">
            <text:p text:style-name="TableContents">[cmplx]1/x</text:p>
          </table:table-cell>
          <table:table-cell table:style-name="TableCell3943">
            <text:p text:style-name="Display">©1/x</text:p>
          </table:table-cell>
          <table:table-cell table:style-name="TableCell3944">
            <text:p text:style-name="TableContents">cINV</text:p>
          </table:table-cell>
        </table:table-row>
        <text:soft-page-break/>
        <table:table-row table:style-name="TableRow3945">
          <table:table-cell table:style-name="TableCell3946">
            <text:p text:style-name="TableContents">10[^x]</text:p>
          </table:table-cell>
          <table:table-cell table:style-name="TableCell3947">
            <text:p text:style-name="Display">10ᵡ</text:p>
          </table:table-cell>
          <table:table-cell table:style-name="TableCell3948">
            <text:p text:style-name="TableContents">10^x</text:p>
          </table:table-cell>
        </table:table-row>
        <table:table-row table:style-name="TableRow3949">
          <table:table-cell table:style-name="TableCell3950">
            <text:p text:style-name="TableContents">[cmplx]10[^x]</text:p>
          </table:table-cell>
          <table:table-cell table:style-name="TableCell3951">
            <text:p text:style-name="Display">©10ᵡ</text:p>
          </table:table-cell>
          <table:table-cell table:style-name="TableCell3952">
            <text:p text:style-name="TableContents">c10^x</text:p>
          </table:table-cell>
        </table:table-row>
        <table:table-row table:style-name="TableRow3953">
          <table:table-cell table:style-name="TableCell3954">
            <text:p text:style-name="TableContents">2[^x]</text:p>
          </table:table-cell>
          <table:table-cell table:style-name="TableCell3955">
            <text:p text:style-name="Display">2ᵡ</text:p>
          </table:table-cell>
          <table:table-cell table:style-name="TableCell3956">
            <text:p text:style-name="TableContents">2^x</text:p>
          </table:table-cell>
        </table:table-row>
        <table:table-row table:style-name="TableRow3957">
          <table:table-cell table:style-name="TableCell3958">
            <text:p text:style-name="TableContents">[cmplx]2[^x]</text:p>
          </table:table-cell>
          <table:table-cell table:style-name="TableCell3959">
            <text:p text:style-name="Display">©2ᵡ</text:p>
          </table:table-cell>
          <table:table-cell table:style-name="TableCell3960">
            <text:p text:style-name="TableContents">c2^x</text:p>
          </table:table-cell>
        </table:table-row>
        <table:table-row table:style-name="TableRow3961">
          <table:table-cell table:style-name="TableCell3962">
            <text:p text:style-name="TableContents">[-&gt;]DATE</text:p>
          </table:table-cell>
          <table:table-cell table:style-name="TableCell3963">
            <text:p text:style-name="Display">→DATE</text:p>
          </table:table-cell>
          <table:table-cell table:style-name="TableCell3964">
            <text:p text:style-name="TableContents">&gt;DATE</text:p>
          </table:table-cell>
        </table:table-row>
        <table:table-row table:style-name="TableRow3965">
          <table:table-cell table:style-name="TableCell3966">
            <text:p text:style-name="TableContents">[-&gt;]DEG</text:p>
          </table:table-cell>
          <table:table-cell table:style-name="TableCell3967">
            <text:p text:style-name="Display">→DEG</text:p>
          </table:table-cell>
          <table:table-cell table:style-name="TableCell3968">
            <text:p text:style-name="TableContents">&gt;DEG</text:p>
          </table:table-cell>
        </table:table-row>
        <table:table-row table:style-name="TableRow3969">
          <table:table-cell table:style-name="TableCell3970">
            <text:p text:style-name="TableContents">[-&gt;]GRAD</text:p>
          </table:table-cell>
          <table:table-cell table:style-name="TableCell3971">
            <text:p text:style-name="Display">→GRAD</text:p>
          </table:table-cell>
          <table:table-cell table:style-name="TableCell3972">
            <text:p text:style-name="TableContents">&gt;GRAD</text:p>
          </table:table-cell>
        </table:table-row>
        <table:table-row table:style-name="TableRow3973">
          <table:table-cell table:style-name="TableCell3974">
            <text:p text:style-name="TableContents">[-&gt;]H.MS</text:p>
          </table:table-cell>
          <table:table-cell table:style-name="TableCell3975">
            <text:p text:style-name="Display">→H.MS</text:p>
          </table:table-cell>
          <table:table-cell table:style-name="TableCell3976">
            <text:p text:style-name="TableContents">&gt;H.MS</text:p>
          </table:table-cell>
        </table:table-row>
        <table:table-row table:style-name="TableRow3977">
          <table:table-cell table:style-name="TableCell3978">
            <text:p text:style-name="TableContents">[-&gt;]HR</text:p>
          </table:table-cell>
          <table:table-cell table:style-name="TableCell3979">
            <text:p text:style-name="Display">→HR</text:p>
          </table:table-cell>
          <table:table-cell table:style-name="TableCell3980">
            <text:p text:style-name="TableContents">&gt;HR</text:p>
          </table:table-cell>
        </table:table-row>
        <table:table-row table:style-name="TableRow3981">
          <table:table-cell table:style-name="TableCell3982">
            <text:p text:style-name="TableContents">[-&gt;]POL</text:p>
          </table:table-cell>
          <table:table-cell table:style-name="TableCell3983">
            <text:p text:style-name="Display">→POL</text:p>
          </table:table-cell>
          <table:table-cell table:style-name="TableCell3984">
            <text:p text:style-name="TableContents">&gt;POL</text:p>
          </table:table-cell>
        </table:table-row>
        <table:table-row table:style-name="TableRow3985">
          <table:table-cell table:style-name="TableCell3986">
            <text:p text:style-name="TableContents">[-&gt;]RAD</text:p>
          </table:table-cell>
          <table:table-cell table:style-name="TableCell3987">
            <text:p text:style-name="Display">→RAD</text:p>
          </table:table-cell>
          <table:table-cell table:style-name="TableCell3988">
            <text:p text:style-name="TableContents">&gt;RAD</text:p>
          </table:table-cell>
        </table:table-row>
        <table:table-row table:style-name="TableRow3989">
          <table:table-cell table:style-name="TableCell3990">
            <text:p text:style-name="TableContents">[-&gt;]REC</text:p>
          </table:table-cell>
          <table:table-cell table:style-name="TableCell3991">
            <text:p text:style-name="Display">→REC</text:p>
          </table:table-cell>
          <table:table-cell table:style-name="TableCell3992">
            <text:p text:style-name="TableContents">&gt;REC</text:p>
          </table:table-cell>
        </table:table-row>
        <table:table-row table:style-name="TableRow3993">
          <table:table-cell table:style-name="TableCell3994">
            <text:p text:style-name="TableContents">[&lt;-&gt;]</text:p>
          </table:table-cell>
          <table:table-cell table:style-name="TableCell3995">
            <text:p text:style-name="Display">⇆</text:p>
          </table:table-cell>
          <table:table-cell table:style-name="TableCell3996">
            <text:p text:style-name="TableContents">&lt;&gt;</text:p>
          </table:table-cell>
        </table:table-row>
        <table:table-row table:style-name="TableRow3997">
          <table:table-cell table:style-name="TableCell3998">
            <text:p text:style-name="TableContents">[^3][sqrt]</text:p>
          </table:table-cell>
          <table:table-cell table:style-name="TableCell3999">
            <text:p text:style-name="Display">³√</text:p>
          </table:table-cell>
          <table:table-cell table:style-name="TableCell4000">
            <text:p text:style-name="TableContents">CROOT</text:p>
          </table:table-cell>
        </table:table-row>
        <table:table-row table:style-name="TableRow4001">
          <table:table-cell table:style-name="TableCell4002">
            <text:p text:style-name="TableContents">[cmplx][^3][sqrt]</text:p>
          </table:table-cell>
          <table:table-cell table:style-name="TableCell4003">
            <text:p text:style-name="Display">©³√</text:p>
          </table:table-cell>
          <table:table-cell table:style-name="TableCell4004">
            <text:p text:style-name="TableContents">cCROOT</text:p>
          </table:table-cell>
        </table:table-row>
        <table:table-row table:style-name="TableRow4005">
          <table:table-cell table:style-name="TableCell4006">
            <text:p text:style-name="TableContents">[^x][sqrt]y</text:p>
          </table:table-cell>
          <table:table-cell table:style-name="TableCell4007">
            <text:p text:style-name="Display">ᵡ√y</text:p>
          </table:table-cell>
          <table:table-cell table:style-name="TableCell4008">
            <text:p text:style-name="TableContents">XROOT</text:p>
          </table:table-cell>
        </table:table-row>
        <table:table-row table:style-name="TableRow4009">
          <table:table-cell table:style-name="TableCell4010">
            <text:p text:style-name="TableContents">[cmplx][^x][sqrt]y</text:p>
          </table:table-cell>
          <table:table-cell table:style-name="TableCell4011">
            <text:p text:style-name="Display">©ᵡ√y</text:p>
          </table:table-cell>
          <table:table-cell table:style-name="TableCell4012">
            <text:p text:style-name="TableContents">cXROOT</text:p>
          </table:table-cell>
        </table:table-row>
        <table:table-row table:style-name="TableRow4013">
          <table:table-cell table:style-name="TableCell4014">
            <text:p text:style-name="TableContents">[alpha]</text:p>
          </table:table-cell>
          <table:table-cell table:style-name="TableCell4015">
            <text:p text:style-name="Display">α</text:p>
          </table:table-cell>
          <table:table-cell table:style-name="TableCell4016">
            <text:p text:style-name="TableContents">a</text:p>
          </table:table-cell>
        </table:table-row>
        <table:table-row table:style-name="TableRow4017">
          <table:table-cell table:style-name="TableCell4018">
            <text:p text:style-name="TableContents">[alpha][-&gt;]x</text:p>
          </table:table-cell>
          <table:table-cell table:style-name="TableCell4019">
            <text:p text:style-name="Display">α→x</text:p>
          </table:table-cell>
          <table:table-cell table:style-name="TableCell4020">
            <text:p text:style-name="TableContents">a&gt;x</text:p>
          </table:table-cell>
        </table:table-row>
        <table:table-row table:style-name="TableRow4021">
          <table:table-cell table:style-name="TableCell4022">
            <text:p text:style-name="TableContents">[alpha]DATE</text:p>
          </table:table-cell>
          <table:table-cell table:style-name="TableCell4023">
            <text:p text:style-name="Display">αDATE</text:p>
          </table:table-cell>
          <table:table-cell table:style-name="TableCell4024">
            <text:p text:style-name="TableContents">aDATE</text:p>
          </table:table-cell>
        </table:table-row>
        <table:table-row table:style-name="TableRow4025">
          <table:table-cell table:style-name="TableCell4026">
            <text:p text:style-name="TableContents">[alpha]DAY</text:p>
          </table:table-cell>
          <table:table-cell table:style-name="TableCell4027">
            <text:p text:style-name="Display">αDAY</text:p>
          </table:table-cell>
          <table:table-cell table:style-name="TableCell4028">
            <text:p text:style-name="TableContents">aDAY</text:p>
          </table:table-cell>
        </table:table-row>
        <table:table-row table:style-name="TableRow4029">
          <table:table-cell table:style-name="TableCell4030">
            <text:p text:style-name="TableContents">[alpha]GTO</text:p>
          </table:table-cell>
          <table:table-cell table:style-name="TableCell4031">
            <text:p text:style-name="Display">αGTO</text:p>
          </table:table-cell>
          <table:table-cell table:style-name="TableCell4032">
            <text:p text:style-name="TableContents">aGTO</text:p>
          </table:table-cell>
        </table:table-row>
        <table:table-row table:style-name="TableRow4033">
          <table:table-cell table:style-name="TableCell4034">
            <text:p text:style-name="TableContents">[alpha]IP</text:p>
          </table:table-cell>
          <table:table-cell table:style-name="TableCell4035">
            <text:p text:style-name="Display">αIP</text:p>
          </table:table-cell>
          <table:table-cell table:style-name="TableCell4036">
            <text:p text:style-name="TableContents">aIP</text:p>
          </table:table-cell>
        </table:table-row>
        <table:table-row table:style-name="TableRow4037">
          <table:table-cell table:style-name="TableCell4038">
            <text:p text:style-name="TableContents">[alpha]LENG</text:p>
          </table:table-cell>
          <table:table-cell table:style-name="TableCell4039">
            <text:p text:style-name="Display">αLENG</text:p>
          </table:table-cell>
          <table:table-cell table:style-name="TableCell4040">
            <text:p text:style-name="TableContents">aLENG</text:p>
          </table:table-cell>
        </table:table-row>
        <table:table-row table:style-name="TableRow4041">
          <table:table-cell table:style-name="TableCell4042">
            <text:p text:style-name="TableContents">[alpha]MONTH</text:p>
          </table:table-cell>
          <table:table-cell table:style-name="TableCell4043">
            <text:p text:style-name="Display">αMONTH</text:p>
          </table:table-cell>
          <table:table-cell table:style-name="TableCell4044">
            <text:p text:style-name="TableContents">aMONTH</text:p>
          </table:table-cell>
        </table:table-row>
        <table:table-row table:style-name="TableRow4045">
          <table:table-cell table:style-name="TableCell4046">
            <text:p text:style-name="TableContents">[alpha]OFF</text:p>
          </table:table-cell>
          <table:table-cell table:style-name="TableCell4047">
            <text:p text:style-name="Display">αOFF</text:p>
          </table:table-cell>
          <table:table-cell table:style-name="TableCell4048">
            <text:p text:style-name="TableContents">aOFF</text:p>
          </table:table-cell>
        </table:table-row>
        <table:table-row table:style-name="TableRow4049">
          <table:table-cell table:style-name="TableCell4050">
            <text:p text:style-name="TableContents">[alpha]ON</text:p>
          </table:table-cell>
          <table:table-cell table:style-name="TableCell4051">
            <text:p text:style-name="Display">αON</text:p>
          </table:table-cell>
          <table:table-cell table:style-name="TableCell4052">
            <text:p text:style-name="TableContents">aON</text:p>
          </table:table-cell>
        </table:table-row>
        <table:table-row table:style-name="TableRow4053">
          <table:table-cell table:style-name="TableCell4054">
            <text:p text:style-name="TableContents">[alpha]RC#</text:p>
          </table:table-cell>
          <table:table-cell table:style-name="TableCell4055">
            <text:p text:style-name="Display">αRC#</text:p>
          </table:table-cell>
          <table:table-cell table:style-name="TableCell4056">
            <text:p text:style-name="TableContents">aRC#</text:p>
          </table:table-cell>
        </table:table-row>
        <table:table-row table:style-name="TableRow4057">
          <table:table-cell table:style-name="TableCell4058">
            <text:p text:style-name="TableContents">[alpha]RCL</text:p>
          </table:table-cell>
          <table:table-cell table:style-name="TableCell4059">
            <text:p text:style-name="Display">αRCL</text:p>
          </table:table-cell>
          <table:table-cell table:style-name="TableCell4060">
            <text:p text:style-name="TableContents">aRCL</text:p>
          </table:table-cell>
        </table:table-row>
        <table:table-row table:style-name="TableRow4061">
          <table:table-cell table:style-name="TableCell4062">
            <text:p text:style-name="TableContents">[alpha]RL</text:p>
          </table:table-cell>
          <table:table-cell table:style-name="TableCell4063">
            <text:p text:style-name="Display">αRL</text:p>
          </table:table-cell>
          <table:table-cell table:style-name="TableCell4064">
            <text:p text:style-name="TableContents">aRL</text:p>
          </table:table-cell>
        </table:table-row>
        <table:table-row table:style-name="TableRow4065">
          <table:table-cell table:style-name="TableCell4066">
            <text:p text:style-name="TableContents">[alpha]RR</text:p>
          </table:table-cell>
          <table:table-cell table:style-name="TableCell4067">
            <text:p text:style-name="Display">αRR</text:p>
          </table:table-cell>
          <table:table-cell table:style-name="TableCell4068">
            <text:p text:style-name="TableContents">aRR</text:p>
          </table:table-cell>
        </table:table-row>
        <table:table-row table:style-name="TableRow4069">
          <table:table-cell table:style-name="TableCell4070">
            <text:p text:style-name="TableContents">[alpha]SL</text:p>
          </table:table-cell>
          <table:table-cell table:style-name="TableCell4071">
            <text:p text:style-name="Display">αSL</text:p>
          </table:table-cell>
          <table:table-cell table:style-name="TableCell4072">
            <text:p text:style-name="TableContents">aSL</text:p>
          </table:table-cell>
        </table:table-row>
        <table:table-row table:style-name="TableRow4073">
          <table:table-cell table:style-name="TableCell4074">
            <text:p text:style-name="TableContents">[alpha]SR</text:p>
          </table:table-cell>
          <table:table-cell table:style-name="TableCell4075">
            <text:p text:style-name="Display">αSR</text:p>
          </table:table-cell>
          <table:table-cell table:style-name="TableCell4076">
            <text:p text:style-name="TableContents">aSR</text:p>
          </table:table-cell>
        </table:table-row>
        <table:table-row table:style-name="TableRow4077">
          <table:table-cell table:style-name="TableCell4078">
            <text:p text:style-name="TableContents">[alpha]STO</text:p>
          </table:table-cell>
          <table:table-cell table:style-name="TableCell4079">
            <text:p text:style-name="Display">αSTO</text:p>
          </table:table-cell>
          <table:table-cell table:style-name="TableCell4080">
            <text:p text:style-name="TableContents">aSTO</text:p>
          </table:table-cell>
        </table:table-row>
        <table:table-row table:style-name="TableRow4081">
          <table:table-cell table:style-name="TableCell4082">
            <text:p text:style-name="TableContents">[alpha]TIME</text:p>
          </table:table-cell>
          <table:table-cell table:style-name="TableCell4083">
            <text:p text:style-name="Display">αTIME</text:p>
          </table:table-cell>
          <table:table-cell table:style-name="TableCell4084">
            <text:p text:style-name="TableContents">aTIME</text:p>
          </table:table-cell>
        </table:table-row>
        <table:table-row table:style-name="TableRow4085">
          <table:table-cell table:style-name="TableCell4086">
            <text:p text:style-name="TableContents">[alpha]XEQ</text:p>
          </table:table-cell>
          <table:table-cell table:style-name="TableCell4087">
            <text:p text:style-name="Display">αXEQ</text:p>
          </table:table-cell>
          <table:table-cell table:style-name="TableCell4088">
            <text:p text:style-name="TableContents">aXEQ</text:p>
          </table:table-cell>
        </table:table-row>
        <table:table-row table:style-name="TableRow4089">
          <table:table-cell table:style-name="TableCell4090">
            <text:p text:style-name="TableContents">[beta]</text:p>
          </table:table-cell>
          <table:table-cell table:style-name="TableCell4091">
            <text:p text:style-name="Display">β</text:p>
          </table:table-cell>
          <table:table-cell table:style-name="TableCell4092">
            <text:p text:style-name="TableContents">BETA</text:p>
          </table:table-cell>
        </table:table-row>
        <table:table-row table:style-name="TableRow4093">
          <table:table-cell table:style-name="TableCell4094">
            <text:p text:style-name="TableContents">[cmplx][beta]</text:p>
          </table:table-cell>
          <table:table-cell table:style-name="TableCell4095">
            <text:p text:style-name="Display">©β</text:p>
          </table:table-cell>
          <table:table-cell table:style-name="TableCell4096">
            <text:p text:style-name="TableContents">cBETA</text:p>
          </table:table-cell>
        </table:table-row>
        <table:table-row table:style-name="TableRow4097">
          <table:table-cell table:style-name="TableCell4098">
            <text:p text:style-name="TableContents">[chi][^2]</text:p>
          </table:table-cell>
          <table:table-cell table:style-name="TableCell4099">
            <text:p text:style-name="Display">χ²</text:p>
          </table:table-cell>
          <table:table-cell table:style-name="TableCell4100">
            <text:p text:style-name="TableContents">CHI2</text:p>
          </table:table-cell>
        </table:table-row>
        <table:table-row table:style-name="TableRow4101">
          <table:table-cell table:style-name="TableCell4102">
            <text:p text:style-name="TableContents">[chi][^2][sub-p]</text:p>
          </table:table-cell>
          <table:table-cell table:style-name="TableCell4103">
            <text:p text:style-name="Display">χ²ₚ</text:p>
          </table:table-cell>
          <table:table-cell table:style-name="TableCell4104">
            <text:p text:style-name="TableContents">chi2-p</text:p>
          </table:table-cell>
        </table:table-row>
        <text:soft-page-break/>
        <table:table-row table:style-name="TableRow4105">
          <table:table-cell table:style-name="TableCell4106">
            <text:p text:style-name="TableContents">[chi][^2][sub-u]</text:p>
          </table:table-cell>
          <table:table-cell table:style-name="TableCell4107">
            <text:p text:style-name="Display">χ²ᵤ</text:p>
          </table:table-cell>
          <table:table-cell table:style-name="TableCell4108">
            <text:p text:style-name="TableContents">CHI2-u</text:p>
          </table:table-cell>
        </table:table-row>
        <table:table-row table:style-name="TableRow4109">
          <table:table-cell table:style-name="TableCell4110">
            <text:p text:style-name="TableContents">[chi][^2]INV</text:p>
          </table:table-cell>
          <table:table-cell table:style-name="TableCell4111">
            <text:p text:style-name="Display">χ²INV</text:p>
          </table:table-cell>
          <table:table-cell table:style-name="TableCell4112">
            <text:p text:style-name="TableContents">INV-CHI2</text:p>
          </table:table-cell>
        </table:table-row>
        <table:table-row table:style-name="TableRow4113">
          <table:table-cell table:style-name="TableCell4114">
            <text:p text:style-name="TableContents">[degree][-&gt;]G</text:p>
          </table:table-cell>
          <table:table-cell table:style-name="TableCell4115">
            <text:p text:style-name="Display">°→G</text:p>
          </table:table-cell>
          <table:table-cell table:style-name="TableCell4116">
            <text:p text:style-name="TableContents">DEG&gt;GRAD</text:p>
          </table:table-cell>
        </table:table-row>
        <table:table-row table:style-name="TableRow4117">
          <table:table-cell table:style-name="TableCell4118">
            <text:p text:style-name="TableContents">[degree][-&gt;]rad</text:p>
          </table:table-cell>
          <table:table-cell table:style-name="TableCell4119">
            <text:p text:style-name="Display">°→rad</text:p>
          </table:table-cell>
          <table:table-cell table:style-name="TableCell4120">
            <text:p text:style-name="TableContents">DEG&gt;RAD</text:p>
          </table:table-cell>
        </table:table-row>
        <table:table-row table:style-name="TableRow4121">
          <table:table-cell table:style-name="TableCell4122">
            <text:p text:style-name="TableContents">[degree]C[-&gt;][degree]F</text:p>
          </table:table-cell>
          <table:table-cell table:style-name="TableCell4123">
            <text:p text:style-name="Display">°C→°F</text:p>
          </table:table-cell>
          <table:table-cell table:style-name="TableCell4124">
            <text:p text:style-name="TableContents">C&gt;F</text:p>
          </table:table-cell>
        </table:table-row>
        <table:table-row table:style-name="TableRow4125">
          <table:table-cell table:style-name="TableCell4126">
            <text:p text:style-name="TableContents">[degree]F[-&gt;][degree]C</text:p>
          </table:table-cell>
          <table:table-cell table:style-name="TableCell4127">
            <text:p text:style-name="Display">°F→°C</text:p>
          </table:table-cell>
          <table:table-cell table:style-name="TableCell4128">
            <text:p text:style-name="TableContents">F&gt;C</text:p>
          </table:table-cell>
        </table:table-row>
        <table:table-row table:style-name="TableRow4129">
          <table:table-cell table:style-name="TableCell4130">
            <text:p text:style-name="TableContents">[DELTA]%</text:p>
          </table:table-cell>
          <table:table-cell table:style-name="TableCell4131">
            <text:p text:style-name="Display">Δ%</text:p>
          </table:table-cell>
          <table:table-cell table:style-name="TableCell4132">
            <text:p text:style-name="TableContents">%CH</text:p>
          </table:table-cell>
        </table:table-row>
        <table:table-row table:style-name="TableRow4133">
          <table:table-cell table:style-name="TableCell4134">
            <text:p text:style-name="TableContents">[DELTA]DAYS</text:p>
          </table:table-cell>
          <table:table-cell table:style-name="TableCell4135">
            <text:p text:style-name="Display">ΔDAYS</text:p>
          </table:table-cell>
          <table:table-cell table:style-name="TableCell4136">
            <text:p text:style-name="TableContents">DDAYS</text:p>
          </table:table-cell>
        </table:table-row>
        <table:table-row table:style-name="TableRow4137">
          <table:table-cell table:style-name="TableCell4138">
            <text:p text:style-name="TableContents">[epsilon]</text:p>
          </table:table-cell>
          <table:table-cell table:style-name="TableCell4139">
            <text:p text:style-name="Display">ε</text:p>
          </table:table-cell>
          <table:table-cell table:style-name="TableCell4140">
            <text:p text:style-name="TableContents">epsilon</text:p>
          </table:table-cell>
        </table:table-row>
        <table:table-row table:style-name="TableRow4141">
          <table:table-cell table:style-name="TableCell4142">
            <text:p text:style-name="TableContents">[epsilon][sub-p]</text:p>
          </table:table-cell>
          <table:table-cell table:style-name="TableCell4143">
            <text:p text:style-name="Display">εₚ</text:p>
          </table:table-cell>
          <table:table-cell table:style-name="TableCell4144">
            <text:p text:style-name="TableContents">epsilon-pop</text:p>
          </table:table-cell>
        </table:table-row>
        <table:table-row table:style-name="TableRow4145">
          <table:table-cell table:style-name="TableCell4146">
            <text:p text:style-name="TableContents">[epsilon]m</text:p>
          </table:table-cell>
          <table:table-cell table:style-name="TableCell4147">
            <text:p text:style-name="Display">εm</text:p>
          </table:table-cell>
          <table:table-cell table:style-name="TableCell4148">
            <text:p text:style-name="TableContents">epsilon-m</text:p>
          </table:table-cell>
        </table:table-row>
        <table:table-row table:style-name="TableRow4149">
          <table:table-cell table:style-name="TableCell4150">
            <text:p text:style-name="TableContents">[GAMMA]</text:p>
          </table:table-cell>
          <table:table-cell table:style-name="TableCell4151">
            <text:p text:style-name="Display">Γ</text:p>
          </table:table-cell>
          <table:table-cell table:style-name="TableCell4152">
            <text:p text:style-name="TableContents">GAMMA</text:p>
          </table:table-cell>
        </table:table-row>
        <table:table-row table:style-name="TableRow4153">
          <table:table-cell table:style-name="TableCell4154">
            <text:p text:style-name="TableContents">[cmplx][GAMMA]</text:p>
          </table:table-cell>
          <table:table-cell table:style-name="TableCell4155">
            <text:p text:style-name="Display">©Γ</text:p>
          </table:table-cell>
          <table:table-cell table:style-name="TableCell4156">
            <text:p text:style-name="TableContents">cGAMMA</text:p>
          </table:table-cell>
        </table:table-row>
        <table:table-row table:style-name="TableRow4157">
          <table:table-cell table:style-name="TableCell4158">
            <text:p text:style-name="TableContents">[infinity]?</text:p>
          </table:table-cell>
          <table:table-cell table:style-name="TableCell4159">
            <text:p text:style-name="Display">∞?</text:p>
          </table:table-cell>
          <table:table-cell table:style-name="TableCell4160">
            <text:p text:style-name="TableContents">INF?</text:p>
          </table:table-cell>
        </table:table-row>
        <table:table-row table:style-name="TableRow4161">
          <table:table-cell table:style-name="TableCell4162">
            <text:p text:style-name="TableContents">[integral]</text:p>
          </table:table-cell>
          <table:table-cell table:style-name="TableCell4163">
            <text:p text:style-name="Display">∫</text:p>
          </table:table-cell>
          <table:table-cell table:style-name="TableCell4164">
            <text:p text:style-name="TableContents">INTG</text:p>
          </table:table-cell>
        </table:table-row>
        <table:table-row table:style-name="TableRow4165">
          <table:table-cell table:style-name="TableCell4166">
            <text:p text:style-name="TableContents">[phi](x)</text:p>
          </table:table-cell>
          <table:table-cell table:style-name="TableCell4167">
            <text:p text:style-name="Display">φ(x)</text:p>
          </table:table-cell>
          <table:table-cell table:style-name="TableCell4168">
            <text:p text:style-name="TableContents">phi(x)</text:p>
          </table:table-cell>
        </table:table-row>
        <table:table-row table:style-name="TableRow4169">
          <table:table-cell table:style-name="TableCell4170">
            <text:p text:style-name="TableContents">[PHI](x)</text:p>
          </table:table-cell>
          <table:table-cell table:style-name="TableCell4171">
            <text:p text:style-name="Display">Φ(x)</text:p>
          </table:table-cell>
          <table:table-cell table:style-name="TableCell4172">
            <text:p text:style-name="TableContents">PHI(x)</text:p>
          </table:table-cell>
        </table:table-row>
        <table:table-row table:style-name="TableRow4173">
          <table:table-cell table:style-name="TableCell4174">
            <text:p text:style-name="TableContents">[PHI][^-1](p)</text:p>
          </table:table-cell>
          <table:table-cell table:style-name="TableCell4175">
            <text:p text:style-name="Display">Φ⁸(p)</text:p>
          </table:table-cell>
          <table:table-cell table:style-name="TableCell4176">
            <text:p text:style-name="TableContents">INV-PHI</text:p>
          </table:table-cell>
        </table:table-row>
        <table:table-row table:style-name="TableRow4177">
          <table:table-cell table:style-name="TableCell4178">
            <text:p text:style-name="TableContents">[PHI][sub-u](x)</text:p>
          </table:table-cell>
          <table:table-cell table:style-name="TableCell4179">
            <text:p text:style-name="Display">Φᵤ(x)</text:p>
          </table:table-cell>
          <table:table-cell table:style-name="TableCell4180">
            <text:p text:style-name="TableContents">Q-u</text:p>
          </table:table-cell>
        </table:table-row>
        <table:table-row table:style-name="TableRow4181">
          <table:table-cell table:style-name="TableCell4182">
            <text:p text:style-name="TableContents">[PI]</text:p>
          </table:table-cell>
          <table:table-cell table:style-name="TableCell4183">
            <text:p text:style-name="Display">Π</text:p>
          </table:table-cell>
          <table:table-cell table:style-name="TableCell4184">
            <text:p text:style-name="TableContents">PROD</text:p>
          </table:table-cell>
        </table:table-row>
        <table:table-row table:style-name="TableRow4185">
          <table:table-cell table:style-name="TableCell4186">
            <text:p text:style-name="TableContents">[print]#</text:p>
          </table:table-cell>
          <table:table-cell table:style-name="TableCell4187">
            <text:p text:style-name="Display">⎙#</text:p>
          </table:table-cell>
          <table:table-cell table:style-name="TableCell4188">
            <text:p text:style-name="TableContents">P.#</text:p>
          </table:table-cell>
        </table:table-row>
        <table:table-row table:style-name="TableRow4189">
          <table:table-cell table:style-name="TableCell4190">
            <text:p text:style-name="TableContents">[print]+[alpha]</text:p>
          </table:table-cell>
          <table:table-cell table:style-name="TableCell4191">
            <text:p text:style-name="Display">⎙+α</text:p>
          </table:table-cell>
          <table:table-cell table:style-name="TableCell4192">
            <text:p text:style-name="TableContents">P.+a</text:p>
          </table:table-cell>
        </table:table-row>
        <table:table-row table:style-name="TableRow4193">
          <table:table-cell table:style-name="TableCell4194">
            <text:p text:style-name="TableContents">[print]?</text:p>
          </table:table-cell>
          <table:table-cell table:style-name="TableCell4195">
            <text:p text:style-name="Display">⎙?</text:p>
          </table:table-cell>
          <table:table-cell table:style-name="TableCell4196">
            <text:p text:style-name="TableContents">PRT?</text:p>
          </table:table-cell>
        </table:table-row>
        <table:table-row table:style-name="TableRow4197">
          <table:table-cell table:style-name="TableCell4198">
            <text:p text:style-name="TableContents">[print][alpha]</text:p>
          </table:table-cell>
          <table:table-cell table:style-name="TableCell4199">
            <text:p text:style-name="Display">⎙α</text:p>
          </table:table-cell>
          <table:table-cell table:style-name="TableCell4200">
            <text:p text:style-name="TableContents">P.a</text:p>
          </table:table-cell>
        </table:table-row>
        <table:table-row table:style-name="TableRow4201">
          <table:table-cell table:style-name="TableCell4202">
            <text:p text:style-name="TableContents">[print][alpha]+</text:p>
          </table:table-cell>
          <table:table-cell table:style-name="TableCell4203">
            <text:p text:style-name="Display">⎙α+</text:p>
          </table:table-cell>
          <table:table-cell table:style-name="TableCell4204">
            <text:p text:style-name="TableContents">P.a+</text:p>
          </table:table-cell>
        </table:table-row>
        <table:table-row table:style-name="TableRow4205">
          <table:table-cell table:style-name="TableCell4206">
            <text:p text:style-name="TableContents">[print][SIGMA]</text:p>
          </table:table-cell>
          <table:table-cell table:style-name="TableCell4207">
            <text:p text:style-name="Display">⎙Σ</text:p>
          </table:table-cell>
          <table:table-cell table:style-name="TableCell4208">
            <text:p text:style-name="TableContents">P.SUMS</text:p>
          </table:table-cell>
        </table:table-row>
        <table:table-row table:style-name="TableRow4209">
          <table:table-cell table:style-name="TableCell4210">
            <text:p text:style-name="TableContents">[print]ADV</text:p>
          </table:table-cell>
          <table:table-cell table:style-name="TableCell4211">
            <text:p text:style-name="Display">⎙ADV</text:p>
          </table:table-cell>
          <table:table-cell table:style-name="TableCell4212">
            <text:p text:style-name="TableContents">P.ADV</text:p>
          </table:table-cell>
        </table:table-row>
        <table:table-row table:style-name="TableRow4213">
          <table:table-cell table:style-name="TableCell4214">
            <text:p text:style-name="TableContents">[print]CHR</text:p>
          </table:table-cell>
          <table:table-cell table:style-name="TableCell4215">
            <text:p text:style-name="Display">⎙CHR</text:p>
          </table:table-cell>
          <table:table-cell table:style-name="TableCell4216">
            <text:p text:style-name="TableContents">P.CHR</text:p>
          </table:table-cell>
        </table:table-row>
        <table:table-row table:style-name="TableRow4217">
          <table:table-cell table:style-name="TableCell4218">
            <text:p text:style-name="TableContents">[print]DLAY</text:p>
          </table:table-cell>
          <table:table-cell table:style-name="TableCell4219">
            <text:p text:style-name="Display">⎙DLAY</text:p>
          </table:table-cell>
          <table:table-cell table:style-name="TableCell4220">
            <text:p text:style-name="TableContents">P.DLAY</text:p>
          </table:table-cell>
        </table:table-row>
        <table:table-row table:style-name="TableRow4221">
          <table:table-cell table:style-name="TableCell4222">
            <text:p text:style-name="TableContents">[print]MODE</text:p>
          </table:table-cell>
          <table:table-cell table:style-name="TableCell4223">
            <text:p text:style-name="Display">⎙MODE</text:p>
          </table:table-cell>
          <table:table-cell table:style-name="TableCell4224">
            <text:p text:style-name="TableContents">P.MODE</text:p>
          </table:table-cell>
        </table:table-row>
        <table:table-row table:style-name="TableRow4225">
          <table:table-cell table:style-name="TableCell4226">
            <text:p text:style-name="TableContents">[print]PROG</text:p>
          </table:table-cell>
          <table:table-cell table:style-name="TableCell4227">
            <text:p text:style-name="Display">⎙PROG</text:p>
          </table:table-cell>
          <table:table-cell table:style-name="TableCell4228">
            <text:p text:style-name="TableContents">P.PROG</text:p>
          </table:table-cell>
        </table:table-row>
        <table:table-row table:style-name="TableRow4229">
          <table:table-cell table:style-name="TableCell4230">
            <text:p text:style-name="TableContents">[print]r</text:p>
          </table:table-cell>
          <table:table-cell table:style-name="TableCell4231">
            <text:p text:style-name="Display">⎙r</text:p>
          </table:table-cell>
          <table:table-cell table:style-name="TableCell4232">
            <text:p text:style-name="TableContents">P.r</text:p>
          </table:table-cell>
        </table:table-row>
        <table:table-row table:style-name="TableRow4233">
          <table:table-cell table:style-name="TableCell4234">
            <text:p text:style-name="TableContents">[print]REGS</text:p>
          </table:table-cell>
          <table:table-cell table:style-name="TableCell4235">
            <text:p text:style-name="Display">⎙REGS</text:p>
          </table:table-cell>
          <table:table-cell table:style-name="TableCell4236">
            <text:p text:style-name="TableContents">P.REGS</text:p>
          </table:table-cell>
        </table:table-row>
        <table:table-row table:style-name="TableRow4237">
          <table:table-cell table:style-name="TableCell4238">
            <text:p text:style-name="TableContents">[print]STK</text:p>
          </table:table-cell>
          <table:table-cell table:style-name="TableCell4239">
            <text:p text:style-name="Display">⎙STK</text:p>
          </table:table-cell>
          <table:table-cell table:style-name="TableCell4240">
            <text:p text:style-name="TableContents">P.STK</text:p>
          </table:table-cell>
        </table:table-row>
        <table:table-row table:style-name="TableRow4241">
          <table:table-cell table:style-name="TableCell4242">
            <text:p text:style-name="TableContents">[print]TAB</text:p>
          </table:table-cell>
          <table:table-cell table:style-name="TableCell4243">
            <text:p text:style-name="Display">⎙TAB</text:p>
          </table:table-cell>
          <table:table-cell table:style-name="TableCell4244">
            <text:p text:style-name="TableContents">P.TAB</text:p>
          </table:table-cell>
        </table:table-row>
        <table:table-row table:style-name="TableRow4245">
          <table:table-cell table:style-name="TableCell4246">
            <text:p text:style-name="TableContents">[sigma]</text:p>
          </table:table-cell>
          <table:table-cell table:style-name="TableCell4247">
            <text:p text:style-name="Display">σ</text:p>
          </table:table-cell>
          <table:table-cell table:style-name="TableCell4248">
            <text:p text:style-name="TableContents">sigma</text:p>
          </table:table-cell>
        </table:table-row>
        <table:table-row table:style-name="TableRow4249">
          <table:table-cell table:style-name="TableCell4250">
            <text:p text:style-name="TableContents">[SIGMA]</text:p>
          </table:table-cell>
          <table:table-cell table:style-name="TableCell4251">
            <text:p text:style-name="Display">Σ</text:p>
          </table:table-cell>
          <table:table-cell table:style-name="TableCell4252">
            <text:p text:style-name="TableContents">SUM</text:p>
          </table:table-cell>
        </table:table-row>
        <table:table-row table:style-name="TableRow4253">
          <table:table-cell table:style-name="TableCell4254">
            <text:p text:style-name="TableContents">[SIGMA]+</text:p>
          </table:table-cell>
          <table:table-cell table:style-name="TableCell4255">
            <text:p text:style-name="Display">Σ+</text:p>
          </table:table-cell>
          <table:table-cell table:style-name="TableCell4256">
            <text:p text:style-name="TableContents">SIGMA+</text:p>
          </table:table-cell>
        </table:table-row>
        <table:table-row table:style-name="TableRow4257">
          <table:table-cell table:style-name="TableCell4258">
            <text:p text:style-name="TableContents">[SIGMA]-</text:p>
          </table:table-cell>
          <table:table-cell table:style-name="TableCell4259">
            <text:p text:style-name="Display">Σ-</text:p>
          </table:table-cell>
          <table:table-cell table:style-name="TableCell4260">
            <text:p text:style-name="TableContents">SIGMA-</text:p>
          </table:table-cell>
        </table:table-row>
        <table:table-row table:style-name="TableRow4261">
          <table:table-cell table:style-name="TableCell4262">
            <text:p text:style-name="TableContents">[SIGMA]ln[^2]x</text:p>
          </table:table-cell>
          <table:table-cell table:style-name="TableCell4263">
            <text:p text:style-name="Display">Σln²x</text:p>
          </table:table-cell>
          <table:table-cell table:style-name="TableCell4264">
            <text:p text:style-name="TableContents">SUMln2x</text:p>
          </table:table-cell>
        </table:table-row>
        <text:soft-page-break/>
        <table:table-row table:style-name="TableRow4265">
          <table:table-cell table:style-name="TableCell4266">
            <text:p text:style-name="TableContents">[SIGMA]ln[^2]y</text:p>
          </table:table-cell>
          <table:table-cell table:style-name="TableCell4267">
            <text:p text:style-name="Display">Σln²y</text:p>
          </table:table-cell>
          <table:table-cell table:style-name="TableCell4268">
            <text:p text:style-name="TableContents">SUMln2y</text:p>
          </table:table-cell>
        </table:table-row>
        <table:table-row table:style-name="TableRow4269">
          <table:table-cell table:style-name="TableCell4270">
            <text:p text:style-name="TableContents">[SIGMA]lnx</text:p>
          </table:table-cell>
          <table:table-cell table:style-name="TableCell4271">
            <text:p text:style-name="Display">Σlnx</text:p>
          </table:table-cell>
          <table:table-cell table:style-name="TableCell4272">
            <text:p text:style-name="TableContents">SUMlnx</text:p>
          </table:table-cell>
        </table:table-row>
        <table:table-row table:style-name="TableRow4273">
          <table:table-cell table:style-name="TableCell4274">
            <text:p text:style-name="TableContents">[SIGMA]lnxy</text:p>
          </table:table-cell>
          <table:table-cell table:style-name="TableCell4275">
            <text:p text:style-name="Display">Σlnxy</text:p>
          </table:table-cell>
          <table:table-cell table:style-name="TableCell4276">
            <text:p text:style-name="TableContents">SUMlnxy</text:p>
          </table:table-cell>
        </table:table-row>
        <table:table-row table:style-name="TableRow4277">
          <table:table-cell table:style-name="TableCell4278">
            <text:p text:style-name="TableContents">[SIGMA]lny</text:p>
          </table:table-cell>
          <table:table-cell table:style-name="TableCell4279">
            <text:p text:style-name="Display">Σlny</text:p>
          </table:table-cell>
          <table:table-cell table:style-name="TableCell4280">
            <text:p text:style-name="TableContents">SUMlny</text:p>
          </table:table-cell>
        </table:table-row>
        <table:table-row table:style-name="TableRow4281">
          <table:table-cell table:style-name="TableCell4282">
            <text:p text:style-name="TableContents">[sigma]w</text:p>
          </table:table-cell>
          <table:table-cell table:style-name="TableCell4283">
            <text:p text:style-name="Display">σw</text:p>
          </table:table-cell>
          <table:table-cell table:style-name="TableCell4284">
            <text:p text:style-name="TableContents">sigma-w</text:p>
          </table:table-cell>
        </table:table-row>
        <table:table-row table:style-name="TableRow4285">
          <table:table-cell table:style-name="TableCell4286">
            <text:p text:style-name="TableContents">[SIGMA]x</text:p>
          </table:table-cell>
          <table:table-cell table:style-name="TableCell4287">
            <text:p text:style-name="Display">Σx</text:p>
          </table:table-cell>
          <table:table-cell table:style-name="TableCell4288">
            <text:p text:style-name="TableContents">SUMx</text:p>
          </table:table-cell>
        </table:table-row>
        <table:table-row table:style-name="TableRow4289">
          <table:table-cell table:style-name="TableCell4290">
            <text:p text:style-name="TableContents">[SIGMA]x[^2]</text:p>
          </table:table-cell>
          <table:table-cell table:style-name="TableCell4291">
            <text:p text:style-name="Display">Σx²</text:p>
          </table:table-cell>
          <table:table-cell table:style-name="TableCell4292">
            <text:p text:style-name="TableContents">SUMx2</text:p>
          </table:table-cell>
        </table:table-row>
        <table:table-row table:style-name="TableRow4293">
          <table:table-cell table:style-name="TableCell4294">
            <text:p text:style-name="TableContents">[SIGMA]x[^2]y</text:p>
          </table:table-cell>
          <table:table-cell table:style-name="TableCell4295">
            <text:p text:style-name="Display">Σx²y</text:p>
          </table:table-cell>
          <table:table-cell table:style-name="TableCell4296">
            <text:p text:style-name="TableContents">SUMx2y</text:p>
          </table:table-cell>
        </table:table-row>
        <table:table-row table:style-name="TableRow4297">
          <table:table-cell table:style-name="TableCell4298">
            <text:p text:style-name="TableContents">[SIGMA]xlny</text:p>
          </table:table-cell>
          <table:table-cell table:style-name="TableCell4299">
            <text:p text:style-name="Display">Σxlny</text:p>
          </table:table-cell>
          <table:table-cell table:style-name="TableCell4300">
            <text:p text:style-name="TableContents">SUMxlny</text:p>
          </table:table-cell>
        </table:table-row>
        <table:table-row table:style-name="TableRow4301">
          <table:table-cell table:style-name="TableCell4302">
            <text:p text:style-name="TableContents">[SIGMA]xy</text:p>
          </table:table-cell>
          <table:table-cell table:style-name="TableCell4303">
            <text:p text:style-name="Display">Σxy</text:p>
          </table:table-cell>
          <table:table-cell table:style-name="TableCell4304">
            <text:p text:style-name="TableContents">SUMxy</text:p>
          </table:table-cell>
        </table:table-row>
        <table:table-row table:style-name="TableRow4305">
          <table:table-cell table:style-name="TableCell4306">
            <text:p text:style-name="TableContents">[SIGMA]y</text:p>
          </table:table-cell>
          <table:table-cell table:style-name="TableCell4307">
            <text:p text:style-name="Display">Σy</text:p>
          </table:table-cell>
          <table:table-cell table:style-name="TableCell4308">
            <text:p text:style-name="TableContents">SUMy</text:p>
          </table:table-cell>
        </table:table-row>
        <table:table-row table:style-name="TableRow4309">
          <table:table-cell table:style-name="TableCell4310">
            <text:p text:style-name="TableContents">[SIGMA]y[^2]</text:p>
          </table:table-cell>
          <table:table-cell table:style-name="TableCell4311">
            <text:p text:style-name="Display">Σy²</text:p>
          </table:table-cell>
          <table:table-cell table:style-name="TableCell4312">
            <text:p text:style-name="TableContents">SUMy2</text:p>
          </table:table-cell>
        </table:table-row>
        <table:table-row table:style-name="TableRow4313">
          <table:table-cell table:style-name="TableCell4314">
            <text:p text:style-name="TableContents">[SIGMA]ylnx</text:p>
          </table:table-cell>
          <table:table-cell table:style-name="TableCell4315">
            <text:p text:style-name="Display">Σylnx</text:p>
          </table:table-cell>
          <table:table-cell table:style-name="TableCell4316">
            <text:p text:style-name="TableContents">SUMylnx</text:p>
          </table:table-cell>
        </table:table-row>
        <table:table-row table:style-name="TableRow4317">
          <table:table-cell table:style-name="TableCell4318">
            <text:p text:style-name="TableContents">[sqrt]</text:p>
          </table:table-cell>
          <table:table-cell table:style-name="TableCell4319">
            <text:p text:style-name="Display">√</text:p>
          </table:table-cell>
          <table:table-cell table:style-name="TableCell4320">
            <text:p text:style-name="TableContents">SQRT</text:p>
          </table:table-cell>
        </table:table-row>
        <table:table-row table:style-name="TableRow4321">
          <table:table-cell table:style-name="TableCell4322">
            <text:p text:style-name="TableContents">[cmplx][sqrt]</text:p>
          </table:table-cell>
          <table:table-cell table:style-name="TableCell4323">
            <text:p text:style-name="Display">©√</text:p>
          </table:table-cell>
          <table:table-cell table:style-name="TableCell4324">
            <text:p text:style-name="TableContents">cSQRT</text:p>
          </table:table-cell>
        </table:table-row>
        <table:table-row table:style-name="TableRow4325">
          <table:table-cell table:style-name="TableCell4326">
            <text:p text:style-name="TableContents">[times]</text:p>
          </table:table-cell>
          <table:table-cell table:style-name="TableCell4327">
            <text:p text:style-name="Display">×</text:p>
          </table:table-cell>
          <table:table-cell table:style-name="TableCell4328">
            <text:p text:style-name="TableContents">*</text:p>
          </table:table-cell>
        </table:table-row>
        <table:table-row table:style-name="TableRow4329">
          <table:table-cell table:style-name="TableCell4330">
            <text:p text:style-name="TableContents">[cmplx][times]</text:p>
          </table:table-cell>
          <table:table-cell table:style-name="TableCell4331">
            <text:p text:style-name="Display">©×</text:p>
          </table:table-cell>
          <table:table-cell table:style-name="TableCell4332">
            <text:p text:style-name="TableContents">c*</text:p>
          </table:table-cell>
        </table:table-row>
        <table:table-row table:style-name="TableRow4333">
          <table:table-cell table:style-name="TableCell4334">
            <text:p text:style-name="TableContents">[x-bar]</text:p>
          </table:table-cell>
          <table:table-cell table:style-name="TableCell4335">
            <text:p text:style-name="Display">Ẁ</text:p>
          </table:table-cell>
          <table:table-cell table:style-name="TableCell4336">
            <text:p text:style-name="TableContents">MEAN</text:p>
          </table:table-cell>
        </table:table-row>
        <table:table-row table:style-name="TableRow4337">
          <table:table-cell table:style-name="TableCell4338">
            <text:p text:style-name="TableContents">[x-bar]g</text:p>
          </table:table-cell>
          <table:table-cell table:style-name="TableCell4339">
            <text:p text:style-name="Display">Ẁg</text:p>
          </table:table-cell>
          <table:table-cell table:style-name="TableCell4340">
            <text:p text:style-name="TableContents">GEOMEAN</text:p>
          </table:table-cell>
        </table:table-row>
        <table:table-row table:style-name="TableRow4341">
          <table:table-cell table:style-name="TableCell4342">
            <text:p text:style-name="TableContents">[x-bar]w</text:p>
          </table:table-cell>
          <table:table-cell table:style-name="TableCell4343">
            <text:p text:style-name="Display">Ẁw</text:p>
          </table:table-cell>
          <table:table-cell table:style-name="TableCell4344">
            <text:p text:style-name="TableContents">MEAN-w</text:p>
          </table:table-cell>
        </table:table-row>
        <table:table-row table:style-name="TableRow4345">
          <table:table-cell table:style-name="TableCell4346">
            <text:p text:style-name="TableContents">[x-hat]</text:p>
          </table:table-cell>
          <table:table-cell table:style-name="TableCell4347">
            <text:p text:style-name="Display">ẋ</text:p>
          </table:table-cell>
          <table:table-cell table:style-name="TableCell4348">
            <text:p text:style-name="TableContents">FCSTx</text:p>
          </table:table-cell>
        </table:table-row>
        <table:table-row table:style-name="TableRow4349">
          <table:table-cell table:style-name="TableCell4350">
            <text:p text:style-name="TableContents">[y-hat]</text:p>
          </table:table-cell>
          <table:table-cell table:style-name="TableCell4351">
            <text:p text:style-name="Display">ŷ</text:p>
          </table:table-cell>
          <table:table-cell table:style-name="TableCell4352">
            <text:p text:style-name="TableContents">FCSTy</text:p>
          </table:table-cell>
        </table:table-row>
        <table:table-row table:style-name="TableRow4353">
          <table:table-cell table:style-name="TableCell4354">
            <text:p text:style-name="TableContents">[zeta]</text:p>
          </table:table-cell>
          <table:table-cell table:style-name="TableCell4355">
            <text:p text:style-name="Display">ζ</text:p>
          </table:table-cell>
          <table:table-cell table:style-name="TableCell4356">
            <text:p text:style-name="TableContents">ZETA</text:p>
          </table:table-cell>
        </table:table-row>
        <table:table-row table:style-name="TableRow4357">
          <table:table-cell table:style-name="TableCell4358">
            <text:p text:style-name="TableContents">[cmplx]ABS</text:p>
          </table:table-cell>
          <table:table-cell table:style-name="TableCell4359">
            <text:p text:style-name="Display">©ABS</text:p>
          </table:table-cell>
          <table:table-cell table:style-name="TableCell4360">
            <text:p text:style-name="TableContents">cABS</text:p>
          </table:table-cell>
        </table:table-row>
        <table:table-row table:style-name="TableRow4361">
          <table:table-cell table:style-name="TableCell4362">
            <text:p text:style-name="TableContents">[cmplx]ACOS</text:p>
          </table:table-cell>
          <table:table-cell table:style-name="TableCell4363">
            <text:p text:style-name="Display">©ACOS</text:p>
          </table:table-cell>
          <table:table-cell table:style-name="TableCell4364">
            <text:p text:style-name="TableContents">cACOS</text:p>
          </table:table-cell>
        </table:table-row>
        <table:table-row table:style-name="TableRow4365">
          <table:table-cell table:style-name="TableCell4366">
            <text:p text:style-name="TableContents">[cmplx]ACOSH</text:p>
          </table:table-cell>
          <table:table-cell table:style-name="TableCell4367">
            <text:p text:style-name="Display">©ACOSH</text:p>
          </table:table-cell>
          <table:table-cell table:style-name="TableCell4368">
            <text:p text:style-name="TableContents">cACOSH</text:p>
          </table:table-cell>
        </table:table-row>
        <table:table-row table:style-name="TableRow4369">
          <table:table-cell table:style-name="TableCell4370">
            <text:p text:style-name="TableContents">acres[-&gt;]ha</text:p>
          </table:table-cell>
          <table:table-cell table:style-name="TableCell4371">
            <text:p text:style-name="Display">acres→ha</text:p>
          </table:table-cell>
          <table:table-cell table:style-name="TableCell4372">
            <text:p text:style-name="TableContents">acres&gt;ha</text:p>
          </table:table-cell>
        </table:table-row>
        <table:table-row table:style-name="TableRow4373">
          <table:table-cell table:style-name="TableCell4374">
            <text:p text:style-name="TableContents">[cmplx]AGM</text:p>
          </table:table-cell>
          <table:table-cell table:style-name="TableCell4375">
            <text:p text:style-name="Display">©AGM</text:p>
          </table:table-cell>
          <table:table-cell table:style-name="TableCell4376">
            <text:p text:style-name="TableContents">cAGM</text:p>
          </table:table-cell>
        </table:table-row>
        <table:table-row table:style-name="TableRow4377">
          <table:table-cell table:style-name="TableCell4378">
            <text:p text:style-name="TableContents">ar.[-&gt;]dB</text:p>
          </table:table-cell>
          <table:table-cell table:style-name="TableCell4379">
            <text:p text:style-name="Display">ar.→dB</text:p>
          </table:table-cell>
          <table:table-cell table:style-name="TableCell4380">
            <text:p text:style-name="TableContents">ar.&gt;dB</text:p>
          </table:table-cell>
        </table:table-row>
        <table:table-row table:style-name="TableRow4381">
          <table:table-cell table:style-name="TableCell4382">
            <text:p text:style-name="TableContents">[cmplx]ASIN</text:p>
          </table:table-cell>
          <table:table-cell table:style-name="TableCell4383">
            <text:p text:style-name="Display">©ASIN</text:p>
          </table:table-cell>
          <table:table-cell table:style-name="TableCell4384">
            <text:p text:style-name="TableContents">cASIN</text:p>
          </table:table-cell>
        </table:table-row>
        <table:table-row table:style-name="TableRow4385">
          <table:table-cell table:style-name="TableCell4386">
            <text:p text:style-name="TableContents">[cmplx]ASINH</text:p>
          </table:table-cell>
          <table:table-cell table:style-name="TableCell4387">
            <text:p text:style-name="Display">©ASINH</text:p>
          </table:table-cell>
          <table:table-cell table:style-name="TableCell4388">
            <text:p text:style-name="TableContents">cASINH</text:p>
          </table:table-cell>
        </table:table-row>
        <table:table-row table:style-name="TableRow4389">
          <table:table-cell table:style-name="TableCell4390">
            <text:p text:style-name="TableContents">[cmplx]ATAN</text:p>
          </table:table-cell>
          <table:table-cell table:style-name="TableCell4391">
            <text:p text:style-name="Display">©ATAN</text:p>
          </table:table-cell>
          <table:table-cell table:style-name="TableCell4392">
            <text:p text:style-name="TableContents">cATAN</text:p>
          </table:table-cell>
        </table:table-row>
        <table:table-row table:style-name="TableRow4393">
          <table:table-cell table:style-name="TableCell4394">
            <text:p text:style-name="TableContents">[cmplx]ATANH</text:p>
          </table:table-cell>
          <table:table-cell table:style-name="TableCell4395">
            <text:p text:style-name="Display">©ATANH</text:p>
          </table:table-cell>
          <table:table-cell table:style-name="TableCell4396">
            <text:p text:style-name="TableContents">cATANH</text:p>
          </table:table-cell>
        </table:table-row>
        <table:table-row table:style-name="TableRow4397">
          <table:table-cell table:style-name="TableCell4398">
            <text:p text:style-name="TableContents">atm[-&gt;]Pa</text:p>
          </table:table-cell>
          <table:table-cell table:style-name="TableCell4399">
            <text:p text:style-name="Display">atm→Pa</text:p>
          </table:table-cell>
          <table:table-cell table:style-name="TableCell4400">
            <text:p text:style-name="TableContents">atm&gt;Pa</text:p>
          </table:table-cell>
        </table:table-row>
        <table:table-row table:style-name="TableRow4401">
          <table:table-cell table:style-name="TableCell4402">
            <text:p text:style-name="TableContents">AU[-&gt;]km</text:p>
          </table:table-cell>
          <table:table-cell table:style-name="TableCell4403">
            <text:p text:style-name="Display">AU→km</text:p>
          </table:table-cell>
          <table:table-cell table:style-name="TableCell4404">
            <text:p text:style-name="TableContents">AU&gt;km</text:p>
          </table:table-cell>
        </table:table-row>
        <table:table-row table:style-name="TableRow4405">
          <table:table-cell table:style-name="TableCell4406">
            <text:p text:style-name="TableContents">B[sub-n]</text:p>
          </table:table-cell>
          <table:table-cell table:style-name="TableCell4407">
            <text:p text:style-name="Display">Bₙ</text:p>
          </table:table-cell>
          <table:table-cell table:style-name="TableCell4408">
            <text:p text:style-name="TableContents">Bn</text:p>
          </table:table-cell>
        </table:table-row>
        <table:table-row table:style-name="TableRow4409">
          <table:table-cell table:style-name="TableCell4410">
            <text:p text:style-name="TableContents">B[sub-n][super-star]</text:p>
          </table:table-cell>
          <table:table-cell table:style-name="TableCell4411">
            <text:p text:style-name="Display">Bₙ⁺</text:p>
          </table:table-cell>
          <table:table-cell table:style-name="TableCell4412">
            <text:p text:style-name="TableContents">Bn*</text:p>
          </table:table-cell>
        </table:table-row>
        <table:table-row table:style-name="TableRow4413">
          <table:table-cell table:style-name="TableCell4414">
            <text:p text:style-name="TableContents">bar[-&gt;]Pa</text:p>
          </table:table-cell>
          <table:table-cell table:style-name="TableCell4415">
            <text:p text:style-name="Display">bar→Pa</text:p>
          </table:table-cell>
          <table:table-cell table:style-name="TableCell4416">
            <text:p text:style-name="TableContents">bar&gt;Pa</text:p>
          </table:table-cell>
        </table:table-row>
        <table:table-row table:style-name="TableRow4417">
          <table:table-cell table:style-name="TableCell4418">
            <text:p text:style-name="TableContents">Binom[^-1]</text:p>
          </table:table-cell>
          <table:table-cell table:style-name="TableCell4419">
            <text:p text:style-name="Display">Binom⁸</text:p>
          </table:table-cell>
          <table:table-cell table:style-name="TableCell4420">
            <text:p text:style-name="TableContents">INV-Binom</text:p>
          </table:table-cell>
        </table:table-row>
        <table:table-row table:style-name="TableRow4421">
          <table:table-cell table:style-name="TableCell4422">
            <text:p text:style-name="TableContents">Binom[sub-p]</text:p>
          </table:table-cell>
          <table:table-cell table:style-name="TableCell4423">
            <text:p text:style-name="Display">Binomₚ</text:p>
          </table:table-cell>
          <table:table-cell table:style-name="TableCell4424">
            <text:p text:style-name="TableContents">Binom-p</text:p>
          </table:table-cell>
        </table:table-row>
        <text:soft-page-break/>
        <table:table-row table:style-name="TableRow4425">
          <table:table-cell table:style-name="TableCell4426">
            <text:p text:style-name="TableContents">Binom[sub-u]</text:p>
          </table:table-cell>
          <table:table-cell table:style-name="TableCell4427">
            <text:p text:style-name="Display">Binomᵤ</text:p>
          </table:table-cell>
          <table:table-cell table:style-name="TableCell4428">
            <text:p text:style-name="TableContents">Binom-u</text:p>
          </table:table-cell>
        </table:table-row>
        <table:table-row table:style-name="TableRow4429">
          <table:table-cell table:style-name="TableCell4430">
            <text:p text:style-name="TableContents">Btu[-&gt;]J</text:p>
          </table:table-cell>
          <table:table-cell table:style-name="TableCell4431">
            <text:p text:style-name="Display">Btu→J</text:p>
          </table:table-cell>
          <table:table-cell table:style-name="TableCell4432">
            <text:p text:style-name="TableContents">Btu&gt;J</text:p>
          </table:table-cell>
        </table:table-row>
        <table:table-row table:style-name="TableRow4433">
          <table:table-cell table:style-name="TableCell4434">
            <text:p text:style-name="TableContents">cal[-&gt;]J</text:p>
          </table:table-cell>
          <table:table-cell table:style-name="TableCell4435">
            <text:p text:style-name="Display">cal→J</text:p>
          </table:table-cell>
          <table:table-cell table:style-name="TableCell4436">
            <text:p text:style-name="TableContents">cal&gt;J</text:p>
          </table:table-cell>
        </table:table-row>
        <table:table-row table:style-name="TableRow4437">
          <table:table-cell table:style-name="TableCell4438">
            <text:p text:style-name="TableContents">Cauch[^-1]</text:p>
          </table:table-cell>
          <table:table-cell table:style-name="TableCell4439">
            <text:p text:style-name="Display">Cauch⁸</text:p>
          </table:table-cell>
          <table:table-cell table:style-name="TableCell4440">
            <text:p text:style-name="TableContents">INV-Cauch</text:p>
          </table:table-cell>
        </table:table-row>
        <table:table-row table:style-name="TableRow4441">
          <table:table-cell table:style-name="TableCell4442">
            <text:p text:style-name="TableContents">Cauch[sub-p]</text:p>
          </table:table-cell>
          <table:table-cell table:style-name="TableCell4443">
            <text:p text:style-name="Display">Cauchₚ</text:p>
          </table:table-cell>
          <table:table-cell table:style-name="TableCell4444">
            <text:p text:style-name="TableContents">Cauch-p</text:p>
          </table:table-cell>
        </table:table-row>
        <table:table-row table:style-name="TableRow4445">
          <table:table-cell table:style-name="TableCell4446">
            <text:p text:style-name="TableContents">Cauch[sub-u]</text:p>
          </table:table-cell>
          <table:table-cell table:style-name="TableCell4447">
            <text:p text:style-name="Display">Cauchᵤ</text:p>
          </table:table-cell>
          <table:table-cell table:style-name="TableCell4448">
            <text:p text:style-name="TableContents">Cauch-u</text:p>
          </table:table-cell>
        </table:table-row>
        <table:table-row table:style-name="TableRow4449">
          <table:table-cell table:style-name="TableCell4450">
            <text:p text:style-name="TableContents">cft[-&gt;]l</text:p>
          </table:table-cell>
          <table:table-cell table:style-name="TableCell4451">
            <text:p text:style-name="Display">cft→l</text:p>
          </table:table-cell>
          <table:table-cell table:style-name="TableCell4452">
            <text:p text:style-name="TableContents">cft&gt;l</text:p>
          </table:table-cell>
        </table:table-row>
        <table:table-row table:style-name="TableRow4453">
          <table:table-cell table:style-name="TableCell4454">
            <text:p text:style-name="TableContents">CL[alpha]</text:p>
          </table:table-cell>
          <table:table-cell table:style-name="TableCell4455">
            <text:p text:style-name="Display">CLα</text:p>
          </table:table-cell>
          <table:table-cell table:style-name="TableCell4456">
            <text:p text:style-name="TableContents">CLa</text:p>
          </table:table-cell>
        </table:table-row>
        <table:table-row table:style-name="TableRow4457">
          <table:table-cell table:style-name="TableCell4458">
            <text:p text:style-name="TableContents">CL[SIGMA]</text:p>
          </table:table-cell>
          <table:table-cell table:style-name="TableCell4459">
            <text:p text:style-name="Display">CLΣ</text:p>
          </table:table-cell>
          <table:table-cell table:style-name="TableCell4460">
            <text:p text:style-name="TableContents">CLSUMS</text:p>
          </table:table-cell>
        </table:table-row>
        <table:table-row table:style-name="TableRow4461">
          <table:table-cell table:style-name="TableCell4462">
            <text:p text:style-name="TableContents">cm[-&gt;]inches</text:p>
          </table:table-cell>
          <table:table-cell table:style-name="TableCell4463">
            <text:p text:style-name="Display">cm→inches</text:p>
          </table:table-cell>
          <table:table-cell table:style-name="TableCell4464">
            <text:p text:style-name="TableContents">cm&gt;inches</text:p>
          </table:table-cell>
        </table:table-row>
        <table:table-row table:style-name="TableRow4465">
          <table:table-cell table:style-name="TableCell4466">
            <text:p text:style-name="TableContents">[cmplx]CNST</text:p>
          </table:table-cell>
          <table:table-cell table:style-name="TableCell4467">
            <text:p text:style-name="Display">©CNST</text:p>
          </table:table-cell>
          <table:table-cell table:style-name="TableCell4468">
            <text:p text:style-name="TableContents">cCNST</text:p>
          </table:table-cell>
        </table:table-row>
        <table:table-row table:style-name="TableRow4469">
          <table:table-cell table:style-name="TableCell4470">
            <text:p text:style-name="TableContents">[cmplx]COMB</text:p>
          </table:table-cell>
          <table:table-cell table:style-name="TableCell4471">
            <text:p text:style-name="Display">©COMB</text:p>
          </table:table-cell>
          <table:table-cell table:style-name="TableCell4472">
            <text:p text:style-name="TableContents">cCOMB</text:p>
          </table:table-cell>
        </table:table-row>
        <table:table-row table:style-name="TableRow4473">
          <table:table-cell table:style-name="TableCell4474">
            <text:p text:style-name="TableContents">[cmplx]CONJ</text:p>
          </table:table-cell>
          <table:table-cell table:style-name="TableCell4475">
            <text:p text:style-name="Display">©CONJ</text:p>
          </table:table-cell>
          <table:table-cell table:style-name="TableCell4476">
            <text:p text:style-name="TableContents">cCONJ</text:p>
          </table:table-cell>
        </table:table-row>
        <table:table-row table:style-name="TableRow4477">
          <table:table-cell table:style-name="TableCell4478">
            <text:p text:style-name="TableContents">[cmplx]COS</text:p>
          </table:table-cell>
          <table:table-cell table:style-name="TableCell4479">
            <text:p text:style-name="Display">©COS</text:p>
          </table:table-cell>
          <table:table-cell table:style-name="TableCell4480">
            <text:p text:style-name="TableContents">cCOS</text:p>
          </table:table-cell>
        </table:table-row>
        <table:table-row table:style-name="TableRow4481">
          <table:table-cell table:style-name="TableCell4482">
            <text:p text:style-name="TableContents">[cmplx]COSH</text:p>
          </table:table-cell>
          <table:table-cell table:style-name="TableCell4483">
            <text:p text:style-name="Display">©COSH</text:p>
          </table:table-cell>
          <table:table-cell table:style-name="TableCell4484">
            <text:p text:style-name="TableContents">cCOSH</text:p>
          </table:table-cell>
        </table:table-row>
        <table:table-row table:style-name="TableRow4485">
          <table:table-cell table:style-name="TableCell4486">
            <text:p text:style-name="TableContents">[cmplx]CROSS</text:p>
          </table:table-cell>
          <table:table-cell table:style-name="TableCell4487">
            <text:p text:style-name="Display">©CROSS</text:p>
          </table:table-cell>
          <table:table-cell table:style-name="TableCell4488">
            <text:p text:style-name="TableContents">cCROSS</text:p>
          </table:table-cell>
        </table:table-row>
        <table:table-row table:style-name="TableRow4489">
          <table:table-cell table:style-name="TableCell4490">
            <text:p text:style-name="TableContents">cwt[-&gt;]kg</text:p>
          </table:table-cell>
          <table:table-cell table:style-name="TableCell4491">
            <text:p text:style-name="Display">cwt→kg</text:p>
          </table:table-cell>
          <table:table-cell table:style-name="TableCell4492">
            <text:p text:style-name="TableContents">cwt&gt;kg</text:p>
          </table:table-cell>
        </table:table-row>
        <table:table-row table:style-name="TableRow4493">
          <table:table-cell table:style-name="TableCell4494">
            <text:p text:style-name="TableContents">D[-&gt;]J</text:p>
          </table:table-cell>
          <table:table-cell table:style-name="TableCell4495">
            <text:p text:style-name="Display">D→J</text:p>
          </table:table-cell>
          <table:table-cell table:style-name="TableCell4496">
            <text:p text:style-name="TableContents">D&gt;J</text:p>
          </table:table-cell>
        </table:table-row>
        <table:table-row table:style-name="TableRow4497">
          <table:table-cell table:style-name="TableCell4498">
            <text:p text:style-name="TableContents">DATE[-&gt;]</text:p>
          </table:table-cell>
          <table:table-cell table:style-name="TableCell4499">
            <text:p text:style-name="Display">DATE→</text:p>
          </table:table-cell>
          <table:table-cell table:style-name="TableCell4500">
            <text:p text:style-name="TableContents">DATE&gt;</text:p>
          </table:table-cell>
        </table:table-row>
        <table:table-row table:style-name="TableRow4501">
          <table:table-cell table:style-name="TableCell4502">
            <text:p text:style-name="TableContents">dB[-&gt;]ar.</text:p>
          </table:table-cell>
          <table:table-cell table:style-name="TableCell4503">
            <text:p text:style-name="Display">dB→ar.</text:p>
          </table:table-cell>
          <table:table-cell table:style-name="TableCell4504">
            <text:p text:style-name="TableContents">dB&gt;ar.</text:p>
          </table:table-cell>
        </table:table-row>
        <table:table-row table:style-name="TableRow4505">
          <table:table-cell table:style-name="TableCell4506">
            <text:p text:style-name="TableContents">dB[-&gt;]pr.</text:p>
          </table:table-cell>
          <table:table-cell table:style-name="TableCell4507">
            <text:p text:style-name="Display">dB→pr.</text:p>
          </table:table-cell>
          <table:table-cell table:style-name="TableCell4508">
            <text:p text:style-name="TableContents">dB&gt;pr.</text:p>
          </table:table-cell>
        </table:table-row>
        <table:table-row table:style-name="TableRow4509">
          <table:table-cell table:style-name="TableCell4510">
            <text:p text:style-name="TableContents">DBL[times]</text:p>
          </table:table-cell>
          <table:table-cell table:style-name="TableCell4511">
            <text:p text:style-name="Display">DBL×</text:p>
          </table:table-cell>
          <table:table-cell table:style-name="TableCell4512">
            <text:p text:style-name="TableContents">DBL*</text:p>
          </table:table-cell>
        </table:table-row>
        <table:table-row table:style-name="TableRow4513">
          <table:table-cell table:style-name="TableCell4514">
            <text:p text:style-name="TableContents">DEG[-&gt;]</text:p>
          </table:table-cell>
          <table:table-cell table:style-name="TableCell4515">
            <text:p text:style-name="Display">DEG→</text:p>
          </table:table-cell>
          <table:table-cell table:style-name="TableCell4516">
            <text:p text:style-name="TableContents">DEG&gt;</text:p>
          </table:table-cell>
        </table:table-row>
        <table:table-row table:style-name="TableRow4517">
          <table:table-cell table:style-name="TableCell4518">
            <text:p text:style-name="TableContents">[cmplx]DOT</text:p>
          </table:table-cell>
          <table:table-cell table:style-name="TableCell4519">
            <text:p text:style-name="Display">©DOT</text:p>
          </table:table-cell>
          <table:table-cell table:style-name="TableCell4520">
            <text:p text:style-name="TableContents">cDOT</text:p>
          </table:table-cell>
        </table:table-row>
        <table:table-row table:style-name="TableRow4521">
          <table:table-cell table:style-name="TableCell4522">
            <text:p text:style-name="TableContents">[cmplx]DROP</text:p>
          </table:table-cell>
          <table:table-cell table:style-name="TableCell4523">
            <text:p text:style-name="Display">©DROP</text:p>
          </table:table-cell>
          <table:table-cell table:style-name="TableCell4524">
            <text:p text:style-name="TableContents">cDROP</text:p>
          </table:table-cell>
        </table:table-row>
        <table:table-row table:style-name="TableRow4525">
          <table:table-cell table:style-name="TableCell4526">
            <text:p text:style-name="TableContents">e[^x]</text:p>
          </table:table-cell>
          <table:table-cell table:style-name="TableCell4527">
            <text:p text:style-name="Display">eᵡ</text:p>
          </table:table-cell>
          <table:table-cell table:style-name="TableCell4528">
            <text:p text:style-name="TableContents">EXP</text:p>
          </table:table-cell>
        </table:table-row>
        <table:table-row table:style-name="TableRow4529">
          <table:table-cell table:style-name="TableCell4530">
            <text:p text:style-name="TableContents">[cmplx]e[^x]</text:p>
          </table:table-cell>
          <table:table-cell table:style-name="TableCell4531">
            <text:p text:style-name="Display">©eᵡ</text:p>
          </table:table-cell>
          <table:table-cell table:style-name="TableCell4532">
            <text:p text:style-name="TableContents">cEXP</text:p>
          </table:table-cell>
        </table:table-row>
        <table:table-row table:style-name="TableRow4533">
          <table:table-cell table:style-name="TableCell4534">
            <text:p text:style-name="TableContents">e[^x]-1</text:p>
          </table:table-cell>
          <table:table-cell table:style-name="TableCell4535">
            <text:p text:style-name="Display">eᵡ-1</text:p>
          </table:table-cell>
          <table:table-cell table:style-name="TableCell4536">
            <text:p text:style-name="TableContents">EXP-1</text:p>
          </table:table-cell>
        </table:table-row>
        <table:table-row table:style-name="TableRow4537">
          <table:table-cell table:style-name="TableCell4538">
            <text:p text:style-name="TableContents">[cmplx]e[^x]-1</text:p>
          </table:table-cell>
          <table:table-cell table:style-name="TableCell4539">
            <text:p text:style-name="Display">©eᵡ-1</text:p>
          </table:table-cell>
          <table:table-cell table:style-name="TableCell4540">
            <text:p text:style-name="TableContents">cEXP-1</text:p>
          </table:table-cell>
        </table:table-row>
        <table:table-row table:style-name="TableRow4541">
          <table:table-cell table:style-name="TableCell4542">
            <text:p text:style-name="TableContents">[cmplx]ENTER</text:p>
          </table:table-cell>
          <table:table-cell table:style-name="TableCell4543">
            <text:p text:style-name="Display">©ENTER</text:p>
          </table:table-cell>
          <table:table-cell table:style-name="TableCell4544">
            <text:p text:style-name="TableContents">cENTER</text:p>
          </table:table-cell>
        </table:table-row>
        <table:table-row table:style-name="TableRow4545">
          <table:table-cell table:style-name="TableCell4546">
            <text:p text:style-name="TableContents">ENTER[^]</text:p>
          </table:table-cell>
          <table:table-cell table:style-name="TableCell4547">
            <text:p text:style-name="Display">ENTER↑</text:p>
          </table:table-cell>
          <table:table-cell table:style-name="TableCell4548">
            <text:p text:style-name="TableContents">ENTER</text:p>
          </table:table-cell>
        </table:table-row>
        <table:table-row table:style-name="TableRow4549">
          <table:table-cell table:style-name="TableCell4550">
            <text:p text:style-name="TableContents">Expon[^-1]</text:p>
          </table:table-cell>
          <table:table-cell table:style-name="TableCell4551">
            <text:p text:style-name="Display">Expon⁸</text:p>
          </table:table-cell>
          <table:table-cell table:style-name="TableCell4552">
            <text:p text:style-name="TableContents">INV-Expon</text:p>
          </table:table-cell>
        </table:table-row>
        <table:table-row table:style-name="TableRow4553">
          <table:table-cell table:style-name="TableCell4554">
            <text:p text:style-name="TableContents">Expon[sub-p]</text:p>
          </table:table-cell>
          <table:table-cell table:style-name="TableCell4555">
            <text:p text:style-name="Display">Exponₚ</text:p>
          </table:table-cell>
          <table:table-cell table:style-name="TableCell4556">
            <text:p text:style-name="TableContents">Expon-p</text:p>
          </table:table-cell>
        </table:table-row>
        <table:table-row table:style-name="TableRow4557">
          <table:table-cell table:style-name="TableCell4558">
            <text:p text:style-name="TableContents">Expon[sub-u]</text:p>
          </table:table-cell>
          <table:table-cell table:style-name="TableCell4559">
            <text:p text:style-name="Display">Exponᵤ</text:p>
          </table:table-cell>
          <table:table-cell table:style-name="TableCell4560">
            <text:p text:style-name="TableContents">Expon-u</text:p>
          </table:table-cell>
        </table:table-row>
        <table:table-row table:style-name="TableRow4561">
          <table:table-cell table:style-name="TableCell4562">
            <text:p text:style-name="TableContents">F[^-1](p)</text:p>
          </table:table-cell>
          <table:table-cell table:style-name="TableCell4563">
            <text:p text:style-name="Display">F⁸(p)</text:p>
          </table:table-cell>
          <table:table-cell table:style-name="TableCell4564">
            <text:p text:style-name="TableContents">INV-F</text:p>
          </table:table-cell>
        </table:table-row>
        <table:table-row table:style-name="TableRow4565">
          <table:table-cell table:style-name="TableCell4566">
            <text:p text:style-name="TableContents">F[sub-p](x)</text:p>
          </table:table-cell>
          <table:table-cell table:style-name="TableCell4567">
            <text:p text:style-name="Display">Fₚ(x)</text:p>
          </table:table-cell>
          <table:table-cell table:style-name="TableCell4568">
            <text:p text:style-name="TableContents">F-p(x)</text:p>
          </table:table-cell>
        </table:table-row>
        <table:table-row table:style-name="TableRow4569">
          <table:table-cell table:style-name="TableCell4570">
            <text:p text:style-name="TableContents">F[sub-u](x)</text:p>
          </table:table-cell>
          <table:table-cell table:style-name="TableCell4571">
            <text:p text:style-name="Display">Fᵤ(x)</text:p>
          </table:table-cell>
          <table:table-cell table:style-name="TableCell4572">
            <text:p text:style-name="TableContents">F-u</text:p>
          </table:table-cell>
        </table:table-row>
        <table:table-row table:style-name="TableRow4573">
          <table:table-cell table:style-name="TableCell4574">
            <text:p text:style-name="TableContents">fathom[-&gt;]m</text:p>
          </table:table-cell>
          <table:table-cell table:style-name="TableCell4575">
            <text:p text:style-name="Display">fathom→m</text:p>
          </table:table-cell>
          <table:table-cell table:style-name="TableCell4576">
            <text:p text:style-name="TableContents">fathom&gt;m</text:p>
          </table:table-cell>
        </table:table-row>
        <table:table-row table:style-name="TableRow4577">
          <table:table-cell table:style-name="TableCell4578">
            <text:p text:style-name="TableContents">feet[-&gt;]m</text:p>
          </table:table-cell>
          <table:table-cell table:style-name="TableCell4579">
            <text:p text:style-name="Display">feet→m</text:p>
          </table:table-cell>
          <table:table-cell table:style-name="TableCell4580">
            <text:p text:style-name="TableContents">feet&gt;m</text:p>
          </table:table-cell>
        </table:table-row>
        <table:table-row table:style-name="TableRow4581">
          <table:table-cell table:style-name="TableCell4582">
            <text:p text:style-name="TableContents">[cmplx]FIB</text:p>
          </table:table-cell>
          <table:table-cell table:style-name="TableCell4583">
            <text:p text:style-name="Display">©FIB</text:p>
          </table:table-cell>
          <table:table-cell table:style-name="TableCell4584">
            <text:p text:style-name="TableContents">cFIB</text:p>
          </table:table-cell>
        </table:table-row>
        <text:soft-page-break/>
        <table:table-row table:style-name="TableRow4585">
          <table:table-cell table:style-name="TableCell4586">
            <text:p text:style-name="TableContents">[cmplx]FILL</text:p>
          </table:table-cell>
          <table:table-cell table:style-name="TableCell4587">
            <text:p text:style-name="Display">©FILL</text:p>
          </table:table-cell>
          <table:table-cell table:style-name="TableCell4588">
            <text:p text:style-name="TableContents">cFILL</text:p>
          </table:table-cell>
        </table:table-row>
        <table:table-row table:style-name="TableRow4589">
          <table:table-cell table:style-name="TableCell4590">
            <text:p text:style-name="TableContents">flozUK[-&gt;]ml</text:p>
          </table:table-cell>
          <table:table-cell table:style-name="TableCell4591">
            <text:p text:style-name="Display">flozUK→ml</text:p>
          </table:table-cell>
          <table:table-cell table:style-name="TableCell4592">
            <text:p text:style-name="TableContents">flozUK&gt;ml</text:p>
          </table:table-cell>
        </table:table-row>
        <table:table-row table:style-name="TableRow4593">
          <table:table-cell table:style-name="TableCell4594">
            <text:p text:style-name="TableContents">flozUS[-&gt;]ml</text:p>
          </table:table-cell>
          <table:table-cell table:style-name="TableCell4595">
            <text:p text:style-name="Display">flozUS→ml</text:p>
          </table:table-cell>
          <table:table-cell table:style-name="TableCell4596">
            <text:p text:style-name="TableContents">flozUS&gt;ml</text:p>
          </table:table-cell>
        </table:table-row>
        <table:table-row table:style-name="TableRow4597">
          <table:table-cell table:style-name="TableCell4598">
            <text:p text:style-name="TableContents">[cmplx]FP</text:p>
          </table:table-cell>
          <table:table-cell table:style-name="TableCell4599">
            <text:p text:style-name="Display">©FP</text:p>
          </table:table-cell>
          <table:table-cell table:style-name="TableCell4600">
            <text:p text:style-name="TableContents">cFP</text:p>
          </table:table-cell>
        </table:table-row>
        <table:table-row table:style-name="TableRow4601">
          <table:table-cell table:style-name="TableCell4602">
            <text:p text:style-name="TableContents">G[-&gt;][degree]</text:p>
          </table:table-cell>
          <table:table-cell table:style-name="TableCell4603">
            <text:p text:style-name="Display">G→°</text:p>
          </table:table-cell>
          <table:table-cell table:style-name="TableCell4604">
            <text:p text:style-name="TableContents">GRAD&gt;DEG</text:p>
          </table:table-cell>
        </table:table-row>
        <table:table-row table:style-name="TableRow4605">
          <table:table-cell table:style-name="TableCell4606">
            <text:p text:style-name="TableContents">g[-&gt;]oz</text:p>
          </table:table-cell>
          <table:table-cell table:style-name="TableCell4607">
            <text:p text:style-name="Display">g→oz</text:p>
          </table:table-cell>
          <table:table-cell table:style-name="TableCell4608">
            <text:p text:style-name="TableContents">g&gt;oz</text:p>
          </table:table-cell>
        </table:table-row>
        <table:table-row table:style-name="TableRow4609">
          <table:table-cell table:style-name="TableCell4610">
            <text:p text:style-name="TableContents">G[-&gt;]rad</text:p>
          </table:table-cell>
          <table:table-cell table:style-name="TableCell4611">
            <text:p text:style-name="Display">G→rad</text:p>
          </table:table-cell>
          <table:table-cell table:style-name="TableCell4612">
            <text:p text:style-name="TableContents">GRAD&gt;RAD</text:p>
          </table:table-cell>
        </table:table-row>
        <table:table-row table:style-name="TableRow4613">
          <table:table-cell table:style-name="TableCell4614">
            <text:p text:style-name="TableContents">g[-&gt;]tr.oz</text:p>
          </table:table-cell>
          <table:table-cell table:style-name="TableCell4615">
            <text:p text:style-name="Display">g→tr.oz</text:p>
          </table:table-cell>
          <table:table-cell table:style-name="TableCell4616">
            <text:p text:style-name="TableContents">g&gt;tr.oz</text:p>
          </table:table-cell>
        </table:table-row>
        <table:table-row table:style-name="TableRow4617">
          <table:table-cell table:style-name="TableCell4618">
            <text:p text:style-name="TableContents">g[sub-d]</text:p>
          </table:table-cell>
          <table:table-cell table:style-name="TableCell4619">
            <text:p text:style-name="Display">g⒟</text:p>
          </table:table-cell>
          <table:table-cell table:style-name="TableCell4620">
            <text:p text:style-name="TableContents">GUD</text:p>
          </table:table-cell>
        </table:table-row>
        <table:table-row table:style-name="TableRow4621">
          <table:table-cell table:style-name="TableCell4622">
            <text:p text:style-name="TableContents">[cmplx]g[sub-d]</text:p>
          </table:table-cell>
          <table:table-cell table:style-name="TableCell4623">
            <text:p text:style-name="Display">©g⒟</text:p>
          </table:table-cell>
          <table:table-cell table:style-name="TableCell4624">
            <text:p text:style-name="TableContents">cGUD</text:p>
          </table:table-cell>
        </table:table-row>
        <table:table-row table:style-name="TableRow4625">
          <table:table-cell table:style-name="TableCell4626">
            <text:p text:style-name="TableContents">g[sub-d][^-1]</text:p>
          </table:table-cell>
          <table:table-cell table:style-name="TableCell4627">
            <text:p text:style-name="Display">g⒟⁸</text:p>
          </table:table-cell>
          <table:table-cell table:style-name="TableCell4628">
            <text:p text:style-name="TableContents">INV-GUD</text:p>
          </table:table-cell>
        </table:table-row>
        <table:table-row table:style-name="TableRow4629">
          <table:table-cell table:style-name="TableCell4630">
            <text:p text:style-name="TableContents">[cmplx]g[sub-d][^-1]</text:p>
          </table:table-cell>
          <table:table-cell table:style-name="TableCell4631">
            <text:p text:style-name="Display">©g⒟⁸</text:p>
          </table:table-cell>
          <table:table-cell table:style-name="TableCell4632">
            <text:p text:style-name="TableContents">cINV-GUD</text:p>
          </table:table-cell>
        </table:table-row>
        <table:table-row table:style-name="TableRow4633">
          <table:table-cell table:style-name="TableCell4634">
            <text:p text:style-name="TableContents">galUK[-&gt;]l</text:p>
          </table:table-cell>
          <table:table-cell table:style-name="TableCell4635">
            <text:p text:style-name="Display">galUK→l</text:p>
          </table:table-cell>
          <table:table-cell table:style-name="TableCell4636">
            <text:p text:style-name="TableContents">galUK&gt;l</text:p>
          </table:table-cell>
        </table:table-row>
        <table:table-row table:style-name="TableRow4637">
          <table:table-cell table:style-name="TableCell4638">
            <text:p text:style-name="TableContents">galUS[-&gt;]l</text:p>
          </table:table-cell>
          <table:table-cell table:style-name="TableCell4639">
            <text:p text:style-name="Display">galUS→l</text:p>
          </table:table-cell>
          <table:table-cell table:style-name="TableCell4640">
            <text:p text:style-name="TableContents">galUS&gt;l</text:p>
          </table:table-cell>
        </table:table-row>
        <table:table-row table:style-name="TableRow4641">
          <table:table-cell table:style-name="TableCell4642">
            <text:p text:style-name="TableContents">Geom[^-1]</text:p>
          </table:table-cell>
          <table:table-cell table:style-name="TableCell4643">
            <text:p text:style-name="Display">Geom⁸</text:p>
          </table:table-cell>
          <table:table-cell table:style-name="TableCell4644">
            <text:p text:style-name="TableContents">INV-Geom</text:p>
          </table:table-cell>
        </table:table-row>
        <table:table-row table:style-name="TableRow4645">
          <table:table-cell table:style-name="TableCell4646">
            <text:p text:style-name="TableContents">Geom[sub-p]</text:p>
          </table:table-cell>
          <table:table-cell table:style-name="TableCell4647">
            <text:p text:style-name="Display">Geomₚ</text:p>
          </table:table-cell>
          <table:table-cell table:style-name="TableCell4648">
            <text:p text:style-name="TableContents">Geom-p</text:p>
          </table:table-cell>
        </table:table-row>
        <table:table-row table:style-name="TableRow4649">
          <table:table-cell table:style-name="TableCell4650">
            <text:p text:style-name="TableContents">Geom[sub-u]</text:p>
          </table:table-cell>
          <table:table-cell table:style-name="TableCell4651">
            <text:p text:style-name="Display">Geomᵤ</text:p>
          </table:table-cell>
          <table:table-cell table:style-name="TableCell4652">
            <text:p text:style-name="TableContents">Geom-u</text:p>
          </table:table-cell>
        </table:table-row>
        <table:table-row table:style-name="TableRow4653">
          <table:table-cell table:style-name="TableCell4654">
            <text:p text:style-name="TableContents">GRAD[-&gt;]</text:p>
          </table:table-cell>
          <table:table-cell table:style-name="TableCell4655">
            <text:p text:style-name="Display">GRAD→</text:p>
          </table:table-cell>
          <table:table-cell table:style-name="TableCell4656">
            <text:p text:style-name="TableContents">GRAD&gt;</text:p>
          </table:table-cell>
        </table:table-row>
        <table:table-row table:style-name="TableRow4657">
          <table:table-cell table:style-name="TableCell4658">
            <text:p text:style-name="TableContents">GTO[alpha]</text:p>
          </table:table-cell>
          <table:table-cell table:style-name="TableCell4659">
            <text:p text:style-name="Display">GTOα</text:p>
          </table:table-cell>
          <table:table-cell table:style-name="TableCell4660">
            <text:p text:style-name="TableContents">GTOa</text:p>
          </table:table-cell>
        </table:table-row>
        <table:table-row table:style-name="TableRow4661">
          <table:table-cell table:style-name="TableCell4662">
            <text:p text:style-name="TableContents">H[sub-n]</text:p>
          </table:table-cell>
          <table:table-cell table:style-name="TableCell4663">
            <text:p text:style-name="Display">Hₙ</text:p>
          </table:table-cell>
          <table:table-cell table:style-name="TableCell4664">
            <text:p text:style-name="TableContents">Hn</text:p>
          </table:table-cell>
        </table:table-row>
        <table:table-row table:style-name="TableRow4665">
          <table:table-cell table:style-name="TableCell4666">
            <text:p text:style-name="TableContents">H[sub-n][sub-p]</text:p>
          </table:table-cell>
          <table:table-cell table:style-name="TableCell4667">
            <text:p text:style-name="Display">Hₙₚ</text:p>
          </table:table-cell>
          <table:table-cell table:style-name="TableCell4668">
            <text:p text:style-name="TableContents">Hnp</text:p>
          </table:table-cell>
        </table:table-row>
        <table:table-row table:style-name="TableRow4669">
          <table:table-cell table:style-name="TableCell4670">
            <text:p text:style-name="TableContents">ha[-&gt;]acres</text:p>
          </table:table-cell>
          <table:table-cell table:style-name="TableCell4671">
            <text:p text:style-name="Display">ha→acres</text:p>
          </table:table-cell>
          <table:table-cell table:style-name="TableCell4672">
            <text:p text:style-name="TableContents">ha&gt;acres</text:p>
          </table:table-cell>
        </table:table-row>
        <table:table-row table:style-name="TableRow4673">
          <table:table-cell table:style-name="TableCell4674">
            <text:p text:style-name="TableContents">hp[-&gt;]W</text:p>
          </table:table-cell>
          <table:table-cell table:style-name="TableCell4675">
            <text:p text:style-name="Display">hp→W</text:p>
          </table:table-cell>
          <table:table-cell table:style-name="TableCell4676">
            <text:p text:style-name="TableContents">hp&gt;W</text:p>
          </table:table-cell>
        </table:table-row>
        <table:table-row table:style-name="TableRow4677">
          <table:table-cell table:style-name="TableCell4678">
            <text:p text:style-name="TableContents">HP[sub-e][-&gt;]W</text:p>
          </table:table-cell>
          <table:table-cell table:style-name="TableCell4679">
            <text:p text:style-name="Display">HPₑ→W</text:p>
          </table:table-cell>
          <table:table-cell table:style-name="TableCell4680">
            <text:p text:style-name="TableContents">HP[sub-e]&gt;W</text:p>
          </table:table-cell>
        </table:table-row>
        <table:table-row table:style-name="TableRow4681">
          <table:table-cell table:style-name="TableCell4682">
            <text:p text:style-name="TableContents">hpUK[-&gt;]W</text:p>
          </table:table-cell>
          <table:table-cell table:style-name="TableCell4683">
            <text:p text:style-name="Display">hpUK→W</text:p>
          </table:table-cell>
          <table:table-cell table:style-name="TableCell4684">
            <text:p text:style-name="TableContents">hpUK&gt;W</text:p>
          </table:table-cell>
        </table:table-row>
        <table:table-row table:style-name="TableRow4685">
          <table:table-cell table:style-name="TableCell4686">
            <text:p text:style-name="TableContents">[cmplx]i</text:p>
          </table:table-cell>
          <table:table-cell table:style-name="TableCell4687">
            <text:p text:style-name="Display">©i</text:p>
          </table:table-cell>
          <table:table-cell table:style-name="TableCell4688">
            <text:p text:style-name="TableContents">ci</text:p>
          </table:table-cell>
        </table:table-row>
        <table:table-row table:style-name="TableRow4689">
          <table:table-cell table:style-name="TableCell4690">
            <text:p text:style-name="TableContents">I[beta]</text:p>
          </table:table-cell>
          <table:table-cell table:style-name="TableCell4691">
            <text:p text:style-name="Display">Iβ</text:p>
          </table:table-cell>
          <table:table-cell table:style-name="TableCell4692">
            <text:p text:style-name="TableContents">IBETA</text:p>
          </table:table-cell>
        </table:table-row>
        <table:table-row table:style-name="TableRow4693">
          <table:table-cell table:style-name="TableCell4694">
            <text:p text:style-name="TableContents">I[GAMMA]</text:p>
          </table:table-cell>
          <table:table-cell table:style-name="TableCell4695">
            <text:p text:style-name="Display">IΓ</text:p>
          </table:table-cell>
          <table:table-cell table:style-name="TableCell4696">
            <text:p text:style-name="TableContents">IGAMMA</text:p>
          </table:table-cell>
        </table:table-row>
        <table:table-row table:style-name="TableRow4697">
          <table:table-cell table:style-name="TableCell4698">
            <text:p text:style-name="TableContents">inches[-&gt;]cm</text:p>
          </table:table-cell>
          <table:table-cell table:style-name="TableCell4699">
            <text:p text:style-name="Display">inches→cm</text:p>
          </table:table-cell>
          <table:table-cell table:style-name="TableCell4700">
            <text:p text:style-name="TableContents">inches&gt;cm</text:p>
          </table:table-cell>
        </table:table-row>
        <table:table-row table:style-name="TableRow4701">
          <table:table-cell table:style-name="TableCell4702">
            <text:p text:style-name="TableContents">inHg[-&gt;]Pa</text:p>
          </table:table-cell>
          <table:table-cell table:style-name="TableCell4703">
            <text:p text:style-name="Display">inHg→Pa</text:p>
          </table:table-cell>
          <table:table-cell table:style-name="TableCell4704">
            <text:p text:style-name="TableContents">inHg&gt;Pa</text:p>
          </table:table-cell>
        </table:table-row>
        <table:table-row table:style-name="TableRow4705">
          <table:table-cell table:style-name="TableCell4706">
            <text:p text:style-name="TableContents">[cmplx]IP</text:p>
          </table:table-cell>
          <table:table-cell table:style-name="TableCell4707">
            <text:p text:style-name="Display">©IP</text:p>
          </table:table-cell>
          <table:table-cell table:style-name="TableCell4708">
            <text:p text:style-name="TableContents">cIP</text:p>
          </table:table-cell>
        </table:table-row>
        <table:table-row table:style-name="TableRow4709">
          <table:table-cell table:style-name="TableCell4710">
            <text:p text:style-name="TableContents">J[-&gt;]Btu</text:p>
          </table:table-cell>
          <table:table-cell table:style-name="TableCell4711">
            <text:p text:style-name="Display">J→Btu</text:p>
          </table:table-cell>
          <table:table-cell table:style-name="TableCell4712">
            <text:p text:style-name="TableContents">J&gt;Btu</text:p>
          </table:table-cell>
        </table:table-row>
        <table:table-row table:style-name="TableRow4713">
          <table:table-cell table:style-name="TableCell4714">
            <text:p text:style-name="TableContents">J[-&gt;]cal</text:p>
          </table:table-cell>
          <table:table-cell table:style-name="TableCell4715">
            <text:p text:style-name="Display">J→cal</text:p>
          </table:table-cell>
          <table:table-cell table:style-name="TableCell4716">
            <text:p text:style-name="TableContents">J&gt;cal</text:p>
          </table:table-cell>
        </table:table-row>
        <table:table-row table:style-name="TableRow4717">
          <table:table-cell table:style-name="TableCell4718">
            <text:p text:style-name="TableContents">J[-&gt;]D</text:p>
          </table:table-cell>
          <table:table-cell table:style-name="TableCell4719">
            <text:p text:style-name="Display">J→D</text:p>
          </table:table-cell>
          <table:table-cell table:style-name="TableCell4720">
            <text:p text:style-name="TableContents">J&gt;D</text:p>
          </table:table-cell>
        </table:table-row>
        <table:table-row table:style-name="TableRow4721">
          <table:table-cell table:style-name="TableCell4722">
            <text:p text:style-name="TableContents">J[-&gt;]kWh</text:p>
          </table:table-cell>
          <table:table-cell table:style-name="TableCell4723">
            <text:p text:style-name="Display">J→kWh</text:p>
          </table:table-cell>
          <table:table-cell table:style-name="TableCell4724">
            <text:p text:style-name="TableContents">J&gt;kWh</text:p>
          </table:table-cell>
        </table:table-row>
        <table:table-row table:style-name="TableRow4725">
          <table:table-cell table:style-name="TableCell4726">
            <text:p text:style-name="TableContents">kg[-&gt;]cwt</text:p>
          </table:table-cell>
          <table:table-cell table:style-name="TableCell4727">
            <text:p text:style-name="Display">kg→cwt</text:p>
          </table:table-cell>
          <table:table-cell table:style-name="TableCell4728">
            <text:p text:style-name="TableContents">kg&gt;cwt</text:p>
          </table:table-cell>
        </table:table-row>
        <table:table-row table:style-name="TableRow4729">
          <table:table-cell table:style-name="TableCell4730">
            <text:p text:style-name="TableContents">kg[-&gt;]lb</text:p>
          </table:table-cell>
          <table:table-cell table:style-name="TableCell4731">
            <text:p text:style-name="Display">kg→lb</text:p>
          </table:table-cell>
          <table:table-cell table:style-name="TableCell4732">
            <text:p text:style-name="TableContents">kg&gt;lb</text:p>
          </table:table-cell>
        </table:table-row>
        <table:table-row table:style-name="TableRow4733">
          <table:table-cell table:style-name="TableCell4734">
            <text:p text:style-name="TableContents">kg[-&gt;]s.cwt</text:p>
          </table:table-cell>
          <table:table-cell table:style-name="TableCell4735">
            <text:p text:style-name="Display">kg→s.cwt</text:p>
          </table:table-cell>
          <table:table-cell table:style-name="TableCell4736">
            <text:p text:style-name="TableContents">kg&gt;s.cwt</text:p>
          </table:table-cell>
        </table:table-row>
        <table:table-row table:style-name="TableRow4737">
          <table:table-cell table:style-name="TableCell4738">
            <text:p text:style-name="TableContents">kg[-&gt;]stone</text:p>
          </table:table-cell>
          <table:table-cell table:style-name="TableCell4739">
            <text:p text:style-name="Display">kg→stone</text:p>
          </table:table-cell>
          <table:table-cell table:style-name="TableCell4740">
            <text:p text:style-name="TableContents">kg&gt;stone</text:p>
          </table:table-cell>
        </table:table-row>
        <table:table-row table:style-name="TableRow4741">
          <table:table-cell table:style-name="TableCell4742">
            <text:p text:style-name="TableContents">km[-&gt;]AU</text:p>
          </table:table-cell>
          <table:table-cell table:style-name="TableCell4743">
            <text:p text:style-name="Display">km→AU</text:p>
          </table:table-cell>
          <table:table-cell table:style-name="TableCell4744">
            <text:p text:style-name="TableContents">km&gt;AU</text:p>
          </table:table-cell>
        </table:table-row>
        <text:soft-page-break/>
        <table:table-row table:style-name="TableRow4745">
          <table:table-cell table:style-name="TableCell4746">
            <text:p text:style-name="TableContents">km[-&gt;]l.y.</text:p>
          </table:table-cell>
          <table:table-cell table:style-name="TableCell4747">
            <text:p text:style-name="Display">km→l.y.</text:p>
          </table:table-cell>
          <table:table-cell table:style-name="TableCell4748">
            <text:p text:style-name="TableContents">km&gt;l.y.</text:p>
          </table:table-cell>
        </table:table-row>
        <table:table-row table:style-name="TableRow4749">
          <table:table-cell table:style-name="TableCell4750">
            <text:p text:style-name="TableContents">km[-&gt;]miles</text:p>
          </table:table-cell>
          <table:table-cell table:style-name="TableCell4751">
            <text:p text:style-name="Display">km→miles</text:p>
          </table:table-cell>
          <table:table-cell table:style-name="TableCell4752">
            <text:p text:style-name="TableContents">km&gt;miles</text:p>
          </table:table-cell>
        </table:table-row>
        <table:table-row table:style-name="TableRow4753">
          <table:table-cell table:style-name="TableCell4754">
            <text:p text:style-name="TableContents">km[-&gt;]nmi</text:p>
          </table:table-cell>
          <table:table-cell table:style-name="TableCell4755">
            <text:p text:style-name="Display">km→nmi</text:p>
          </table:table-cell>
          <table:table-cell table:style-name="TableCell4756">
            <text:p text:style-name="TableContents">km&gt;nmi</text:p>
          </table:table-cell>
        </table:table-row>
        <table:table-row table:style-name="TableRow4757">
          <table:table-cell table:style-name="TableCell4758">
            <text:p text:style-name="TableContents">km[-&gt;]pc</text:p>
          </table:table-cell>
          <table:table-cell table:style-name="TableCell4759">
            <text:p text:style-name="Display">km→pc</text:p>
          </table:table-cell>
          <table:table-cell table:style-name="TableCell4760">
            <text:p text:style-name="TableContents">km&gt;pc</text:p>
          </table:table-cell>
        </table:table-row>
        <table:table-row table:style-name="TableRow4761">
          <table:table-cell table:style-name="TableCell4762">
            <text:p text:style-name="TableContents">kWh[-&gt;]J</text:p>
          </table:table-cell>
          <table:table-cell table:style-name="TableCell4763">
            <text:p text:style-name="Display">kWh→J</text:p>
          </table:table-cell>
          <table:table-cell table:style-name="TableCell4764">
            <text:p text:style-name="TableContents">kWh&gt;J</text:p>
          </table:table-cell>
        </table:table-row>
        <table:table-row table:style-name="TableRow4765">
          <table:table-cell table:style-name="TableCell4766">
            <text:p text:style-name="TableContents">l.y.[-&gt;]km</text:p>
          </table:table-cell>
          <table:table-cell table:style-name="TableCell4767">
            <text:p text:style-name="Display">l.y.→km</text:p>
          </table:table-cell>
          <table:table-cell table:style-name="TableCell4768">
            <text:p text:style-name="TableContents">l.y.&gt;km</text:p>
          </table:table-cell>
        </table:table-row>
        <table:table-row table:style-name="TableRow4769">
          <table:table-cell table:style-name="TableCell4770">
            <text:p text:style-name="TableContents">l[-&gt;]cft</text:p>
          </table:table-cell>
          <table:table-cell table:style-name="TableCell4771">
            <text:p text:style-name="Display">l→cft</text:p>
          </table:table-cell>
          <table:table-cell table:style-name="TableCell4772">
            <text:p text:style-name="TableContents">l&gt;cft</text:p>
          </table:table-cell>
        </table:table-row>
        <table:table-row table:style-name="TableRow4773">
          <table:table-cell table:style-name="TableCell4774">
            <text:p text:style-name="TableContents">l[-&gt;]galUK</text:p>
          </table:table-cell>
          <table:table-cell table:style-name="TableCell4775">
            <text:p text:style-name="Display">l→galUK</text:p>
          </table:table-cell>
          <table:table-cell table:style-name="TableCell4776">
            <text:p text:style-name="TableContents">l&gt;galUK</text:p>
          </table:table-cell>
        </table:table-row>
        <table:table-row table:style-name="TableRow4777">
          <table:table-cell table:style-name="TableCell4778">
            <text:p text:style-name="TableContents">l[-&gt;]galUS</text:p>
          </table:table-cell>
          <table:table-cell table:style-name="TableCell4779">
            <text:p text:style-name="Display">l→galUS</text:p>
          </table:table-cell>
          <table:table-cell table:style-name="TableCell4780">
            <text:p text:style-name="TableContents">l&gt;galUS</text:p>
          </table:table-cell>
        </table:table-row>
        <table:table-row table:style-name="TableRow4781">
          <table:table-cell table:style-name="TableCell4782">
            <text:p text:style-name="TableContents">L[sub-n]</text:p>
          </table:table-cell>
          <table:table-cell table:style-name="TableCell4783">
            <text:p text:style-name="Display">Lₙ</text:p>
          </table:table-cell>
          <table:table-cell table:style-name="TableCell4784">
            <text:p text:style-name="TableContents">Ln</text:p>
          </table:table-cell>
        </table:table-row>
        <table:table-row table:style-name="TableRow4785">
          <table:table-cell table:style-name="TableCell4786">
            <text:p text:style-name="TableContents">L[sub-n][alpha]</text:p>
          </table:table-cell>
          <table:table-cell table:style-name="TableCell4787">
            <text:p text:style-name="Display">Lₙα</text:p>
          </table:table-cell>
          <table:table-cell table:style-name="TableCell4788">
            <text:p text:style-name="TableContents">LnAlpha</text:p>
          </table:table-cell>
        </table:table-row>
        <table:table-row table:style-name="TableRow4789">
          <table:table-cell table:style-name="TableCell4790">
            <text:p text:style-name="TableContents">lb[-&gt;]kg</text:p>
          </table:table-cell>
          <table:table-cell table:style-name="TableCell4791">
            <text:p text:style-name="Display">lb→kg</text:p>
          </table:table-cell>
          <table:table-cell table:style-name="TableCell4792">
            <text:p text:style-name="TableContents">lb&gt;kg</text:p>
          </table:table-cell>
        </table:table-row>
        <table:table-row table:style-name="TableRow4793">
          <table:table-cell table:style-name="TableCell4794">
            <text:p text:style-name="TableContents">lbf[-&gt;]N</text:p>
          </table:table-cell>
          <table:table-cell table:style-name="TableCell4795">
            <text:p text:style-name="Display">lbf→N</text:p>
          </table:table-cell>
          <table:table-cell table:style-name="TableCell4796">
            <text:p text:style-name="TableContents">lbf&gt;N</text:p>
          </table:table-cell>
        </table:table-row>
        <table:table-row table:style-name="TableRow4797">
          <table:table-cell table:style-name="TableCell4798">
            <text:p text:style-name="TableContents">LgNrm[^-1]</text:p>
          </table:table-cell>
          <table:table-cell table:style-name="TableCell4799">
            <text:p text:style-name="Display">LgNrm⁸</text:p>
          </table:table-cell>
          <table:table-cell table:style-name="TableCell4800">
            <text:p text:style-name="TableContents">INV-LgNorm</text:p>
          </table:table-cell>
        </table:table-row>
        <table:table-row table:style-name="TableRow4801">
          <table:table-cell table:style-name="TableCell4802">
            <text:p text:style-name="TableContents">LgNrm[sub-p]</text:p>
          </table:table-cell>
          <table:table-cell table:style-name="TableCell4803">
            <text:p text:style-name="Display">LgNrmₚ</text:p>
          </table:table-cell>
          <table:table-cell table:style-name="TableCell4804">
            <text:p text:style-name="TableContents">LgNorm-p</text:p>
          </table:table-cell>
        </table:table-row>
        <table:table-row table:style-name="TableRow4805">
          <table:table-cell table:style-name="TableCell4806">
            <text:p text:style-name="TableContents">LgNrm[sub-u]</text:p>
          </table:table-cell>
          <table:table-cell table:style-name="TableCell4807">
            <text:p text:style-name="Display">LgNrmᵤ</text:p>
          </table:table-cell>
          <table:table-cell table:style-name="TableCell4808">
            <text:p text:style-name="TableContents">LgNrm-u</text:p>
          </table:table-cell>
        </table:table-row>
        <table:table-row table:style-name="TableRow4809">
          <table:table-cell table:style-name="TableCell4810">
            <text:p text:style-name="TableContents">[cmplx]LN</text:p>
          </table:table-cell>
          <table:table-cell table:style-name="TableCell4811">
            <text:p text:style-name="Display">©LN</text:p>
          </table:table-cell>
          <table:table-cell table:style-name="TableCell4812">
            <text:p text:style-name="TableContents">cLN</text:p>
          </table:table-cell>
        </table:table-row>
        <table:table-row table:style-name="TableRow4813">
          <table:table-cell table:style-name="TableCell4814">
            <text:p text:style-name="TableContents">[cmplx]LN1+x</text:p>
          </table:table-cell>
          <table:table-cell table:style-name="TableCell4815">
            <text:p text:style-name="Display">©LN1+x</text:p>
          </table:table-cell>
          <table:table-cell table:style-name="TableCell4816">
            <text:p text:style-name="TableContents">cLN1+x</text:p>
          </table:table-cell>
        </table:table-row>
        <table:table-row table:style-name="TableRow4817">
          <table:table-cell table:style-name="TableCell4818">
            <text:p text:style-name="TableContents">LN[beta]</text:p>
          </table:table-cell>
          <table:table-cell table:style-name="TableCell4819">
            <text:p text:style-name="Display">LNβ</text:p>
          </table:table-cell>
          <table:table-cell table:style-name="TableCell4820">
            <text:p text:style-name="TableContents">LNBETA</text:p>
          </table:table-cell>
        </table:table-row>
        <table:table-row table:style-name="TableRow4821">
          <table:table-cell table:style-name="TableCell4822">
            <text:p text:style-name="TableContents">[cmplx]LN[beta]</text:p>
          </table:table-cell>
          <table:table-cell table:style-name="TableCell4823">
            <text:p text:style-name="Display">©LNβ</text:p>
          </table:table-cell>
          <table:table-cell table:style-name="TableCell4824">
            <text:p text:style-name="TableContents">cLNBETA</text:p>
          </table:table-cell>
        </table:table-row>
        <table:table-row table:style-name="TableRow4825">
          <table:table-cell table:style-name="TableCell4826">
            <text:p text:style-name="TableContents">LN[GAMMA]</text:p>
          </table:table-cell>
          <table:table-cell table:style-name="TableCell4827">
            <text:p text:style-name="Display">LNΓ</text:p>
          </table:table-cell>
          <table:table-cell table:style-name="TableCell4828">
            <text:p text:style-name="TableContents">LNGAMMA</text:p>
          </table:table-cell>
        </table:table-row>
        <table:table-row table:style-name="TableRow4829">
          <table:table-cell table:style-name="TableCell4830">
            <text:p text:style-name="TableContents">[cmplx]LN[GAMMA]</text:p>
          </table:table-cell>
          <table:table-cell table:style-name="TableCell4831">
            <text:p text:style-name="Display">©LNΓ</text:p>
          </table:table-cell>
          <table:table-cell table:style-name="TableCell4832">
            <text:p text:style-name="TableContents">cLNGAMMA</text:p>
          </table:table-cell>
        </table:table-row>
        <table:table-row table:style-name="TableRow4833">
          <table:table-cell table:style-name="TableCell4834">
            <text:p text:style-name="TableContents">LOAD[SIGMA]</text:p>
          </table:table-cell>
          <table:table-cell table:style-name="TableCell4835">
            <text:p text:style-name="Display">LOADΣ</text:p>
          </table:table-cell>
          <table:table-cell table:style-name="TableCell4836">
            <text:p text:style-name="TableContents">LOADSUMS</text:p>
          </table:table-cell>
        </table:table-row>
        <table:table-row table:style-name="TableRow4837">
          <table:table-cell table:style-name="TableCell4838">
            <text:p text:style-name="TableContents">LOG[sub-1][sub-0]</text:p>
          </table:table-cell>
          <table:table-cell table:style-name="TableCell4839">
            <text:p text:style-name="Display">LOG₁₀</text:p>
          </table:table-cell>
          <table:table-cell table:style-name="TableCell4840">
            <text:p text:style-name="TableContents">LG</text:p>
          </table:table-cell>
        </table:table-row>
        <table:table-row table:style-name="TableRow4841">
          <table:table-cell table:style-name="TableCell4842">
            <text:p text:style-name="TableContents">[cmplx]LOG[sub-1][sub-0]</text:p>
          </table:table-cell>
          <table:table-cell table:style-name="TableCell4843">
            <text:p text:style-name="Display">©LOG₁₀</text:p>
          </table:table-cell>
          <table:table-cell table:style-name="TableCell4844">
            <text:p text:style-name="TableContents">cLG</text:p>
          </table:table-cell>
        </table:table-row>
        <table:table-row table:style-name="TableRow4845">
          <table:table-cell table:style-name="TableCell4846">
            <text:p text:style-name="TableContents">LOG[sub-2]</text:p>
          </table:table-cell>
          <table:table-cell table:style-name="TableCell4847">
            <text:p text:style-name="Display">LOG₂</text:p>
          </table:table-cell>
          <table:table-cell table:style-name="TableCell4848">
            <text:p text:style-name="TableContents">LB</text:p>
          </table:table-cell>
        </table:table-row>
        <table:table-row table:style-name="TableRow4849">
          <table:table-cell table:style-name="TableCell4850">
            <text:p text:style-name="TableContents">[cmplx]LOG[sub-2]</text:p>
          </table:table-cell>
          <table:table-cell table:style-name="TableCell4851">
            <text:p text:style-name="Display">©LOG₂</text:p>
          </table:table-cell>
          <table:table-cell table:style-name="TableCell4852">
            <text:p text:style-name="TableContents">cLB</text:p>
          </table:table-cell>
        </table:table-row>
        <table:table-row table:style-name="TableRow4853">
          <table:table-cell table:style-name="TableCell4854">
            <text:p text:style-name="TableContents">LOG[sub-x]</text:p>
          </table:table-cell>
          <table:table-cell table:style-name="TableCell4855">
            <text:p text:style-name="Display">LOGₓ</text:p>
          </table:table-cell>
          <table:table-cell table:style-name="TableCell4856">
            <text:p text:style-name="TableContents">LOGx</text:p>
          </table:table-cell>
        </table:table-row>
        <table:table-row table:style-name="TableRow4857">
          <table:table-cell table:style-name="TableCell4858">
            <text:p text:style-name="TableContents">[cmplx]LOG[sub-x]</text:p>
          </table:table-cell>
          <table:table-cell table:style-name="TableCell4859">
            <text:p text:style-name="Display">©LOGₓ</text:p>
          </table:table-cell>
          <table:table-cell table:style-name="TableCell4860">
            <text:p text:style-name="TableContents">cLOGx</text:p>
          </table:table-cell>
        </table:table-row>
        <table:table-row table:style-name="TableRow4861">
          <table:table-cell table:style-name="TableCell4862">
            <text:p text:style-name="TableContents">Logis[^-1]</text:p>
          </table:table-cell>
          <table:table-cell table:style-name="TableCell4863">
            <text:p text:style-name="Display">Logis⁸</text:p>
          </table:table-cell>
          <table:table-cell table:style-name="TableCell4864">
            <text:p text:style-name="TableContents">INV-Logis</text:p>
          </table:table-cell>
        </table:table-row>
        <table:table-row table:style-name="TableRow4865">
          <table:table-cell table:style-name="TableCell4866">
            <text:p text:style-name="TableContents">Logis[sub-p]</text:p>
          </table:table-cell>
          <table:table-cell table:style-name="TableCell4867">
            <text:p text:style-name="Display">Logisₚ</text:p>
          </table:table-cell>
          <table:table-cell table:style-name="TableCell4868">
            <text:p text:style-name="TableContents">Logis-p</text:p>
          </table:table-cell>
        </table:table-row>
        <table:table-row table:style-name="TableRow4869">
          <table:table-cell table:style-name="TableCell4870">
            <text:p text:style-name="TableContents">Logis[sub-u]</text:p>
          </table:table-cell>
          <table:table-cell table:style-name="TableCell4871">
            <text:p text:style-name="Display">Logisᵤ</text:p>
          </table:table-cell>
          <table:table-cell table:style-name="TableCell4872">
            <text:p text:style-name="TableContents">Logis-u</text:p>
          </table:table-cell>
        </table:table-row>
        <table:table-row table:style-name="TableRow4873">
          <table:table-cell table:style-name="TableCell4874">
            <text:p text:style-name="TableContents">M+[times]</text:p>
          </table:table-cell>
          <table:table-cell table:style-name="TableCell4875">
            <text:p text:style-name="Display">M+×</text:p>
          </table:table-cell>
          <table:table-cell table:style-name="TableCell4876">
            <text:p text:style-name="TableContents">M+*</text:p>
          </table:table-cell>
        </table:table-row>
        <table:table-row table:style-name="TableRow4877">
          <table:table-cell table:style-name="TableCell4878">
            <text:p text:style-name="TableContents">m[-&gt;]fathom</text:p>
          </table:table-cell>
          <table:table-cell table:style-name="TableCell4879">
            <text:p text:style-name="Display">m→fathom</text:p>
          </table:table-cell>
          <table:table-cell table:style-name="TableCell4880">
            <text:p text:style-name="TableContents">m&gt;fathom</text:p>
          </table:table-cell>
        </table:table-row>
        <table:table-row table:style-name="TableRow4881">
          <table:table-cell table:style-name="TableCell4882">
            <text:p text:style-name="TableContents">m[-&gt;]feet</text:p>
          </table:table-cell>
          <table:table-cell table:style-name="TableCell4883">
            <text:p text:style-name="Display">m→feet</text:p>
          </table:table-cell>
          <table:table-cell table:style-name="TableCell4884">
            <text:p text:style-name="TableContents">m&gt;feet</text:p>
          </table:table-cell>
        </table:table-row>
        <table:table-row table:style-name="TableRow4885">
          <table:table-cell table:style-name="TableCell4886">
            <text:p text:style-name="TableContents">m[-&gt;]yards</text:p>
          </table:table-cell>
          <table:table-cell table:style-name="TableCell4887">
            <text:p text:style-name="Display">m→yards</text:p>
          </table:table-cell>
          <table:table-cell table:style-name="TableCell4888">
            <text:p text:style-name="TableContents">m&gt;yards</text:p>
          </table:table-cell>
        </table:table-row>
        <table:table-row table:style-name="TableRow4889">
          <table:table-cell table:style-name="TableCell4890">
            <text:p text:style-name="TableContents">M[^-1]</text:p>
          </table:table-cell>
          <table:table-cell table:style-name="TableCell4891">
            <text:p text:style-name="Display">M⁸</text:p>
          </table:table-cell>
          <table:table-cell table:style-name="TableCell4892">
            <text:p text:style-name="TableContents">M.INV</text:p>
          </table:table-cell>
        </table:table-row>
        <table:table-row table:style-name="TableRow4893">
          <table:table-cell table:style-name="TableCell4894">
            <text:p text:style-name="TableContents">M[times]</text:p>
          </table:table-cell>
          <table:table-cell table:style-name="TableCell4895">
            <text:p text:style-name="Display">M×</text:p>
          </table:table-cell>
          <table:table-cell table:style-name="TableCell4896">
            <text:p text:style-name="TableContents">M*</text:p>
          </table:table-cell>
        </table:table-row>
        <table:table-row table:style-name="TableRow4897">
          <table:table-cell table:style-name="TableCell4898">
            <text:p text:style-name="TableContents">miles[-&gt;]km</text:p>
          </table:table-cell>
          <table:table-cell table:style-name="TableCell4899">
            <text:p text:style-name="Display">miles→km</text:p>
          </table:table-cell>
          <table:table-cell table:style-name="TableCell4900">
            <text:p text:style-name="TableContents">miles&gt;km</text:p>
          </table:table-cell>
        </table:table-row>
        <table:table-row table:style-name="TableRow4901">
          <table:table-cell table:style-name="TableCell4902">
            <text:p text:style-name="TableContents">ml[-&gt;]flozUK</text:p>
          </table:table-cell>
          <table:table-cell table:style-name="TableCell4903">
            <text:p text:style-name="Display">ml→flozUK</text:p>
          </table:table-cell>
          <table:table-cell table:style-name="TableCell4904">
            <text:p text:style-name="TableContents">ml&gt;flozUK</text:p>
          </table:table-cell>
        </table:table-row>
        <text:soft-page-break/>
        <table:table-row table:style-name="TableRow4905">
          <table:table-cell table:style-name="TableCell4906">
            <text:p text:style-name="TableContents">ml[-&gt;]flozUS</text:p>
          </table:table-cell>
          <table:table-cell table:style-name="TableCell4907">
            <text:p text:style-name="Display">ml→flozUS</text:p>
          </table:table-cell>
          <table:table-cell table:style-name="TableCell4908">
            <text:p text:style-name="TableContents">ml&gt;flozUS</text:p>
          </table:table-cell>
        </table:table-row>
        <table:table-row table:style-name="TableRow4909">
          <table:table-cell table:style-name="TableCell4910">
            <text:p text:style-name="TableContents">mmHg[-&gt;]Pa</text:p>
          </table:table-cell>
          <table:table-cell table:style-name="TableCell4911">
            <text:p text:style-name="Display">mmHg→Pa</text:p>
          </table:table-cell>
          <table:table-cell table:style-name="TableCell4912">
            <text:p text:style-name="TableContents">mmHg&gt;Pa</text:p>
          </table:table-cell>
        </table:table-row>
        <table:table-row table:style-name="TableRow4913">
          <table:table-cell table:style-name="TableCell4914">
            <text:p text:style-name="TableContents">MROW+[times]</text:p>
          </table:table-cell>
          <table:table-cell table:style-name="TableCell4915">
            <text:p text:style-name="Display">MROW+×</text:p>
          </table:table-cell>
          <table:table-cell table:style-name="TableCell4916">
            <text:p text:style-name="TableContents">MROW+*</text:p>
          </table:table-cell>
        </table:table-row>
        <table:table-row table:style-name="TableRow4917">
          <table:table-cell table:style-name="TableCell4918">
            <text:p text:style-name="TableContents">MROW[&lt;-&gt;]</text:p>
          </table:table-cell>
          <table:table-cell table:style-name="TableCell4919">
            <text:p text:style-name="Display">MROW⇆</text:p>
          </table:table-cell>
          <table:table-cell table:style-name="TableCell4920">
            <text:p text:style-name="TableContents">MROW&lt;&gt;</text:p>
          </table:table-cell>
        </table:table-row>
        <table:table-row table:style-name="TableRow4921">
          <table:table-cell table:style-name="TableCell4922">
            <text:p text:style-name="TableContents">MROW[times]</text:p>
          </table:table-cell>
          <table:table-cell table:style-name="TableCell4923">
            <text:p text:style-name="Display">MROW×</text:p>
          </table:table-cell>
          <table:table-cell table:style-name="TableCell4924">
            <text:p text:style-name="TableContents">MROW*</text:p>
          </table:table-cell>
        </table:table-row>
        <table:table-row table:style-name="TableRow4925">
          <table:table-cell table:style-name="TableCell4926">
            <text:p text:style-name="TableContents">N[-&gt;]lbf</text:p>
          </table:table-cell>
          <table:table-cell table:style-name="TableCell4927">
            <text:p text:style-name="Display">N→lbf</text:p>
          </table:table-cell>
          <table:table-cell table:style-name="TableCell4928">
            <text:p text:style-name="TableContents">N&gt;lbf</text:p>
          </table:table-cell>
        </table:table-row>
        <table:table-row table:style-name="TableRow4929">
          <table:table-cell table:style-name="TableCell4930">
            <text:p text:style-name="TableContents">n[SIGMA]</text:p>
          </table:table-cell>
          <table:table-cell table:style-name="TableCell4931">
            <text:p text:style-name="Display">nΣ</text:p>
          </table:table-cell>
          <table:table-cell table:style-name="TableCell4932">
            <text:p text:style-name="TableContents">nSUM</text:p>
          </table:table-cell>
        </table:table-row>
        <table:table-row table:style-name="TableRow4933">
          <table:table-cell table:style-name="TableCell4934">
            <text:p text:style-name="TableContents">nmi[-&gt;]km</text:p>
          </table:table-cell>
          <table:table-cell table:style-name="TableCell4935">
            <text:p text:style-name="Display">nmi→km</text:p>
          </table:table-cell>
          <table:table-cell table:style-name="TableCell4936">
            <text:p text:style-name="TableContents">nmi&gt;km</text:p>
          </table:table-cell>
        </table:table-row>
        <table:table-row table:style-name="TableRow4937">
          <table:table-cell table:style-name="TableCell4938">
            <text:p text:style-name="TableContents">Norml[^-1]</text:p>
          </table:table-cell>
          <table:table-cell table:style-name="TableCell4939">
            <text:p text:style-name="Display">Norml⁸</text:p>
          </table:table-cell>
          <table:table-cell table:style-name="TableCell4940">
            <text:p text:style-name="TableContents">INV-Norml</text:p>
          </table:table-cell>
        </table:table-row>
        <table:table-row table:style-name="TableRow4941">
          <table:table-cell table:style-name="TableCell4942">
            <text:p text:style-name="TableContents">Norml[sub-p]</text:p>
          </table:table-cell>
          <table:table-cell table:style-name="TableCell4943">
            <text:p text:style-name="Display">Normlₚ</text:p>
          </table:table-cell>
          <table:table-cell table:style-name="TableCell4944">
            <text:p text:style-name="TableContents">Norml-p</text:p>
          </table:table-cell>
        </table:table-row>
        <table:table-row table:style-name="TableRow4945">
          <table:table-cell table:style-name="TableCell4946">
            <text:p text:style-name="TableContents">Norml[sub-u]</text:p>
          </table:table-cell>
          <table:table-cell table:style-name="TableCell4947">
            <text:p text:style-name="Display">Normlᵤ</text:p>
          </table:table-cell>
          <table:table-cell table:style-name="TableCell4948">
            <text:p text:style-name="TableContents">Norml-u</text:p>
          </table:table-cell>
        </table:table-row>
        <table:table-row table:style-name="TableRow4949">
          <table:table-cell table:style-name="TableCell4950">
            <text:p text:style-name="TableContents">oz[-&gt;]g</text:p>
          </table:table-cell>
          <table:table-cell table:style-name="TableCell4951">
            <text:p text:style-name="Display">oz→g</text:p>
          </table:table-cell>
          <table:table-cell table:style-name="TableCell4952">
            <text:p text:style-name="TableContents">oz&gt;g</text:p>
          </table:table-cell>
        </table:table-row>
        <table:table-row table:style-name="TableRow4953">
          <table:table-cell table:style-name="TableCell4954">
            <text:p text:style-name="TableContents">P[sub-n]</text:p>
          </table:table-cell>
          <table:table-cell table:style-name="TableCell4955">
            <text:p text:style-name="Display">Pₙ</text:p>
          </table:table-cell>
          <table:table-cell table:style-name="TableCell4956">
            <text:p text:style-name="TableContents">Pn</text:p>
          </table:table-cell>
        </table:table-row>
        <table:table-row table:style-name="TableRow4957">
          <table:table-cell table:style-name="TableCell4958">
            <text:p text:style-name="TableContents">Pa[-&gt;]atm</text:p>
          </table:table-cell>
          <table:table-cell table:style-name="TableCell4959">
            <text:p text:style-name="Display">Pa→atm</text:p>
          </table:table-cell>
          <table:table-cell table:style-name="TableCell4960">
            <text:p text:style-name="TableContents">Pa&gt;atm</text:p>
          </table:table-cell>
        </table:table-row>
        <table:table-row table:style-name="TableRow4961">
          <table:table-cell table:style-name="TableCell4962">
            <text:p text:style-name="TableContents">Pa[-&gt;]bar</text:p>
          </table:table-cell>
          <table:table-cell table:style-name="TableCell4963">
            <text:p text:style-name="Display">Pa→bar</text:p>
          </table:table-cell>
          <table:table-cell table:style-name="TableCell4964">
            <text:p text:style-name="TableContents">Pa&gt;bar</text:p>
          </table:table-cell>
        </table:table-row>
        <table:table-row table:style-name="TableRow4965">
          <table:table-cell table:style-name="TableCell4966">
            <text:p text:style-name="TableContents">Pa[-&gt;]inHg</text:p>
          </table:table-cell>
          <table:table-cell table:style-name="TableCell4967">
            <text:p text:style-name="Display">Pa→inHg</text:p>
          </table:table-cell>
          <table:table-cell table:style-name="TableCell4968">
            <text:p text:style-name="TableContents">Pa&gt;inHg</text:p>
          </table:table-cell>
        </table:table-row>
        <table:table-row table:style-name="TableRow4969">
          <table:table-cell table:style-name="TableCell4970">
            <text:p text:style-name="TableContents">Pa[-&gt;]mmHg</text:p>
          </table:table-cell>
          <table:table-cell table:style-name="TableCell4971">
            <text:p text:style-name="Display">Pa→mmHg</text:p>
          </table:table-cell>
          <table:table-cell table:style-name="TableCell4972">
            <text:p text:style-name="TableContents">Pa&gt;mmHg</text:p>
          </table:table-cell>
        </table:table-row>
        <table:table-row table:style-name="TableRow4973">
          <table:table-cell table:style-name="TableCell4974">
            <text:p text:style-name="TableContents">Pa[-&gt;]psi</text:p>
          </table:table-cell>
          <table:table-cell table:style-name="TableCell4975">
            <text:p text:style-name="Display">Pa→psi</text:p>
          </table:table-cell>
          <table:table-cell table:style-name="TableCell4976">
            <text:p text:style-name="TableContents">Pa&gt;psi</text:p>
          </table:table-cell>
        </table:table-row>
        <table:table-row table:style-name="TableRow4977">
          <table:table-cell table:style-name="TableCell4978">
            <text:p text:style-name="TableContents">Pa[-&gt;]torr</text:p>
          </table:table-cell>
          <table:table-cell table:style-name="TableCell4979">
            <text:p text:style-name="Display">Pa→torr</text:p>
          </table:table-cell>
          <table:table-cell table:style-name="TableCell4980">
            <text:p text:style-name="TableContents">Pa&gt;torr</text:p>
          </table:table-cell>
        </table:table-row>
        <table:table-row table:style-name="TableRow4981">
          <table:table-cell table:style-name="TableCell4982">
            <text:p text:style-name="TableContents">pc[-&gt;]km</text:p>
          </table:table-cell>
          <table:table-cell table:style-name="TableCell4983">
            <text:p text:style-name="Display">pc→km</text:p>
          </table:table-cell>
          <table:table-cell table:style-name="TableCell4984">
            <text:p text:style-name="TableContents">pc&gt;km</text:p>
          </table:table-cell>
        </table:table-row>
        <table:table-row table:style-name="TableRow4985">
          <table:table-cell table:style-name="TableCell4986">
            <text:p text:style-name="TableContents">[cmplx]PERM</text:p>
          </table:table-cell>
          <table:table-cell table:style-name="TableCell4987">
            <text:p text:style-name="Display">©PERM</text:p>
          </table:table-cell>
          <table:table-cell table:style-name="TableCell4988">
            <text:p text:style-name="TableContents">cPERM</text:p>
          </table:table-cell>
        </table:table-row>
        <table:table-row table:style-name="TableRow4989">
          <table:table-cell table:style-name="TableCell4990">
            <text:p text:style-name="TableContents">Pois[lambda]</text:p>
          </table:table-cell>
          <table:table-cell table:style-name="TableCell4991">
            <text:p text:style-name="Display">Poisλ</text:p>
          </table:table-cell>
          <table:table-cell table:style-name="TableCell4992">
            <text:p text:style-name="TableContents">Pois</text:p>
          </table:table-cell>
        </table:table-row>
        <table:table-row table:style-name="TableRow4993">
          <table:table-cell table:style-name="TableCell4994">
            <text:p text:style-name="TableContents">Pois[lambda][^-1]</text:p>
          </table:table-cell>
          <table:table-cell table:style-name="TableCell4995">
            <text:p text:style-name="Display">Poisλ⁸</text:p>
          </table:table-cell>
          <table:table-cell table:style-name="TableCell4996">
            <text:p text:style-name="TableContents">INV-Pois</text:p>
          </table:table-cell>
        </table:table-row>
        <table:table-row table:style-name="TableRow4997">
          <table:table-cell table:style-name="TableCell4998">
            <text:p text:style-name="TableContents">Pois[lambda][sub-p]</text:p>
          </table:table-cell>
          <table:table-cell table:style-name="TableCell4999">
            <text:p text:style-name="Display">Poisλₚ</text:p>
          </table:table-cell>
          <table:table-cell table:style-name="TableCell5000">
            <text:p text:style-name="TableContents">Pois-p</text:p>
          </table:table-cell>
        </table:table-row>
        <table:table-row table:style-name="TableRow5001">
          <table:table-cell table:style-name="TableCell5002">
            <text:p text:style-name="TableContents">Pois[lambda][sub-u]</text:p>
          </table:table-cell>
          <table:table-cell table:style-name="TableCell5003">
            <text:p text:style-name="Display">Poisλᵤ</text:p>
          </table:table-cell>
          <table:table-cell table:style-name="TableCell5004">
            <text:p text:style-name="TableContents">Pois-u</text:p>
          </table:table-cell>
        </table:table-row>
        <table:table-row table:style-name="TableRow5005">
          <table:table-cell table:style-name="TableCell5006">
            <text:p text:style-name="TableContents">Poiss</text:p>
          </table:table-cell>
          <table:table-cell table:style-name="TableCell5007">
            <text:p text:style-name="Display">Poiss</text:p>
          </table:table-cell>
          <table:table-cell table:style-name="TableCell5008">
            <text:p text:style-name="TableContents">Pois2</text:p>
          </table:table-cell>
        </table:table-row>
        <table:table-row table:style-name="TableRow5009">
          <table:table-cell table:style-name="TableCell5010">
            <text:p text:style-name="TableContents">Poiss[^-1]</text:p>
          </table:table-cell>
          <table:table-cell table:style-name="TableCell5011">
            <text:p text:style-name="Display">Poiss⁸</text:p>
          </table:table-cell>
          <table:table-cell table:style-name="TableCell5012">
            <text:p text:style-name="TableContents">INV-Pois2</text:p>
          </table:table-cell>
        </table:table-row>
        <table:table-row table:style-name="TableRow5013">
          <table:table-cell table:style-name="TableCell5014">
            <text:p text:style-name="TableContents">Poiss[sub-p]</text:p>
          </table:table-cell>
          <table:table-cell table:style-name="TableCell5015">
            <text:p text:style-name="Display">Poissₚ</text:p>
          </table:table-cell>
          <table:table-cell table:style-name="TableCell5016">
            <text:p text:style-name="TableContents">Pois2-p</text:p>
          </table:table-cell>
        </table:table-row>
        <table:table-row table:style-name="TableRow5017">
          <table:table-cell table:style-name="TableCell5018">
            <text:p text:style-name="TableContents">Poiss[sub-u]</text:p>
          </table:table-cell>
          <table:table-cell table:style-name="TableCell5019">
            <text:p text:style-name="Display">Poissᵤ</text:p>
          </table:table-cell>
          <table:table-cell table:style-name="TableCell5020">
            <text:p text:style-name="TableContents">Pois2-u</text:p>
          </table:table-cell>
        </table:table-row>
        <table:table-row table:style-name="TableRow5021">
          <table:table-cell table:style-name="TableCell5022">
            <text:p text:style-name="TableContents">pr.[-&gt;]dB</text:p>
          </table:table-cell>
          <table:table-cell table:style-name="TableCell5023">
            <text:p text:style-name="Display">pr.→dB</text:p>
          </table:table-cell>
          <table:table-cell table:style-name="TableCell5024">
            <text:p text:style-name="TableContents">pr.&gt;dB</text:p>
          </table:table-cell>
        </table:table-row>
        <table:table-row table:style-name="TableRow5025">
          <table:table-cell table:style-name="TableCell5026">
            <text:p text:style-name="TableContents">PS(hp)[-&gt;]W</text:p>
          </table:table-cell>
          <table:table-cell table:style-name="TableCell5027">
            <text:p text:style-name="Display">PS(hp)→W</text:p>
          </table:table-cell>
          <table:table-cell table:style-name="TableCell5028">
            <text:p text:style-name="TableContents">PS(hp)&gt;W</text:p>
          </table:table-cell>
        </table:table-row>
        <table:table-row table:style-name="TableRow5029">
          <table:table-cell table:style-name="TableCell5030">
            <text:p text:style-name="TableContents">psi[-&gt;]Pa</text:p>
          </table:table-cell>
          <table:table-cell table:style-name="TableCell5031">
            <text:p text:style-name="Display">psi→Pa</text:p>
          </table:table-cell>
          <table:table-cell table:style-name="TableCell5032">
            <text:p text:style-name="TableContents">psi&gt;Pa</text:p>
          </table:table-cell>
        </table:table-row>
        <table:table-row table:style-name="TableRow5033">
          <table:table-cell table:style-name="TableCell5034">
            <text:p text:style-name="TableContents">R[^]</text:p>
          </table:table-cell>
          <table:table-cell table:style-name="TableCell5035">
            <text:p text:style-name="Display">R↑</text:p>
          </table:table-cell>
          <table:table-cell table:style-name="TableCell5036">
            <text:p text:style-name="TableContents">RUP</text:p>
          </table:table-cell>
        </table:table-row>
        <table:table-row table:style-name="TableRow5037">
          <table:table-cell table:style-name="TableCell5038">
            <text:p text:style-name="TableContents">[cmplx]R[^]</text:p>
          </table:table-cell>
          <table:table-cell table:style-name="TableCell5039">
            <text:p text:style-name="Display">©R↑</text:p>
          </table:table-cell>
          <table:table-cell table:style-name="TableCell5040">
            <text:p text:style-name="TableContents">cRUP</text:p>
          </table:table-cell>
        </table:table-row>
        <table:table-row table:style-name="TableRow5041">
          <table:table-cell table:style-name="TableCell5042">
            <text:p text:style-name="TableContents">R[v]</text:p>
          </table:table-cell>
          <table:table-cell table:style-name="TableCell5043">
            <text:p text:style-name="Display">R↓</text:p>
          </table:table-cell>
          <table:table-cell table:style-name="TableCell5044">
            <text:p text:style-name="TableContents">RDN</text:p>
          </table:table-cell>
        </table:table-row>
        <table:table-row table:style-name="TableRow5045">
          <table:table-cell table:style-name="TableCell5046">
            <text:p text:style-name="TableContents">[cmplx]R[v]</text:p>
          </table:table-cell>
          <table:table-cell table:style-name="TableCell5047">
            <text:p text:style-name="Display">©R↓</text:p>
          </table:table-cell>
          <table:table-cell table:style-name="TableCell5048">
            <text:p text:style-name="TableContents">cRDN</text:p>
          </table:table-cell>
        </table:table-row>
        <table:table-row table:style-name="TableRow5049">
          <table:table-cell table:style-name="TableCell5050">
            <text:p text:style-name="TableContents">RAD[-&gt;]</text:p>
          </table:table-cell>
          <table:table-cell table:style-name="TableCell5051">
            <text:p text:style-name="Display">RAD→</text:p>
          </table:table-cell>
          <table:table-cell table:style-name="TableCell5052">
            <text:p text:style-name="TableContents">RAD&gt;</text:p>
          </table:table-cell>
        </table:table-row>
        <table:table-row table:style-name="TableRow5053">
          <table:table-cell table:style-name="TableCell5054">
            <text:p text:style-name="TableContents">rad[-&gt;][degree]</text:p>
          </table:table-cell>
          <table:table-cell table:style-name="TableCell5055">
            <text:p text:style-name="Display">rad→°</text:p>
          </table:table-cell>
          <table:table-cell table:style-name="TableCell5056">
            <text:p text:style-name="TableContents">RAD&gt;DEG</text:p>
          </table:table-cell>
        </table:table-row>
        <table:table-row table:style-name="TableRow5057">
          <table:table-cell table:style-name="TableCell5058">
            <text:p text:style-name="TableContents">rad[-&gt;]G</text:p>
          </table:table-cell>
          <table:table-cell table:style-name="TableCell5059">
            <text:p text:style-name="Display">rad→G</text:p>
          </table:table-cell>
          <table:table-cell table:style-name="TableCell5060">
            <text:p text:style-name="TableContents">RAD&gt;GRAD</text:p>
          </table:table-cell>
        </table:table-row>
        <table:table-row table:style-name="TableRow5061">
          <table:table-cell table:style-name="TableCell5062">
            <text:p text:style-name="TableContents">[cmplx]RCL</text:p>
          </table:table-cell>
          <table:table-cell table:style-name="TableCell5063">
            <text:p text:style-name="Display">©RCL</text:p>
          </table:table-cell>
          <table:table-cell table:style-name="TableCell5064">
            <text:p text:style-name="TableContents">cRCL</text:p>
          </table:table-cell>
        </table:table-row>
        <text:soft-page-break/>
        <table:table-row table:style-name="TableRow5065">
          <table:table-cell table:style-name="TableCell5066">
            <text:p text:style-name="TableContents">[cmplx]RCL+</text:p>
          </table:table-cell>
          <table:table-cell table:style-name="TableCell5067">
            <text:p text:style-name="Display">©RCL+</text:p>
          </table:table-cell>
          <table:table-cell table:style-name="TableCell5068">
            <text:p text:style-name="TableContents">cRCL+</text:p>
          </table:table-cell>
        </table:table-row>
        <table:table-row table:style-name="TableRow5069">
          <table:table-cell table:style-name="TableCell5070">
            <text:p text:style-name="TableContents">[cmplx]RCL-</text:p>
          </table:table-cell>
          <table:table-cell table:style-name="TableCell5071">
            <text:p text:style-name="Display">©RCL-</text:p>
          </table:table-cell>
          <table:table-cell table:style-name="TableCell5072">
            <text:p text:style-name="TableContents">cRCL-</text:p>
          </table:table-cell>
        </table:table-row>
        <table:table-row table:style-name="TableRow5073">
          <table:table-cell table:style-name="TableCell5074">
            <text:p text:style-name="TableContents">[cmplx]RCL/</text:p>
          </table:table-cell>
          <table:table-cell table:style-name="TableCell5075">
            <text:p text:style-name="Display">©RCL/</text:p>
          </table:table-cell>
          <table:table-cell table:style-name="TableCell5076">
            <text:p text:style-name="TableContents">cRCL/</text:p>
          </table:table-cell>
        </table:table-row>
        <table:table-row table:style-name="TableRow5077">
          <table:table-cell table:style-name="TableCell5078">
            <text:p text:style-name="TableContents">RCL[^]</text:p>
          </table:table-cell>
          <table:table-cell table:style-name="TableCell5079">
            <text:p text:style-name="Display">RCL↑</text:p>
          </table:table-cell>
          <table:table-cell table:style-name="TableCell5080">
            <text:p text:style-name="TableContents">RCLMAX</text:p>
          </table:table-cell>
        </table:table-row>
        <table:table-row table:style-name="TableRow5081">
          <table:table-cell table:style-name="TableCell5082">
            <text:p text:style-name="TableContents">RCL[times]</text:p>
          </table:table-cell>
          <table:table-cell table:style-name="TableCell5083">
            <text:p text:style-name="Display">RCL×</text:p>
          </table:table-cell>
          <table:table-cell table:style-name="TableCell5084">
            <text:p text:style-name="TableContents">RCL*</text:p>
          </table:table-cell>
        </table:table-row>
        <table:table-row table:style-name="TableRow5085">
          <table:table-cell table:style-name="TableCell5086">
            <text:p text:style-name="TableContents">[cmplx]RCL[times]</text:p>
          </table:table-cell>
          <table:table-cell table:style-name="TableCell5087">
            <text:p text:style-name="Display">©RCL×</text:p>
          </table:table-cell>
          <table:table-cell table:style-name="TableCell5088">
            <text:p text:style-name="TableContents">cRCL*</text:p>
          </table:table-cell>
        </table:table-row>
        <table:table-row table:style-name="TableRow5089">
          <table:table-cell table:style-name="TableCell5090">
            <text:p text:style-name="TableContents">RCL[v]</text:p>
          </table:table-cell>
          <table:table-cell table:style-name="TableCell5091">
            <text:p text:style-name="Display">RCL↓</text:p>
          </table:table-cell>
          <table:table-cell table:style-name="TableCell5092">
            <text:p text:style-name="TableContents">RCLMIN</text:p>
          </table:table-cell>
        </table:table-row>
        <table:table-row table:style-name="TableRow5093">
          <table:table-cell table:style-name="TableCell5094">
            <text:p text:style-name="TableContents">[cmplx]ROUND</text:p>
          </table:table-cell>
          <table:table-cell table:style-name="TableCell5095">
            <text:p text:style-name="Display">©ROUND</text:p>
          </table:table-cell>
          <table:table-cell table:style-name="TableCell5096">
            <text:p text:style-name="TableContents">cROUND</text:p>
          </table:table-cell>
        </table:table-row>
        <table:table-row table:style-name="TableRow5097">
          <table:table-cell table:style-name="TableCell5098">
            <text:p text:style-name="TableContents">s.cwt[-&gt;]kg</text:p>
          </table:table-cell>
          <table:table-cell table:style-name="TableCell5099">
            <text:p text:style-name="Display">s.cwt→kg</text:p>
          </table:table-cell>
          <table:table-cell table:style-name="TableCell5100">
            <text:p text:style-name="TableContents">s.cwt&gt;kg</text:p>
          </table:table-cell>
        </table:table-row>
        <table:table-row table:style-name="TableRow5101">
          <table:table-cell table:style-name="TableCell5102">
            <text:p text:style-name="TableContents">s.tons[-&gt;]t</text:p>
          </table:table-cell>
          <table:table-cell table:style-name="TableCell5103">
            <text:p text:style-name="Display">s.tons→t</text:p>
          </table:table-cell>
          <table:table-cell table:style-name="TableCell5104">
            <text:p text:style-name="TableContents">s.tons&gt;t</text:p>
          </table:table-cell>
        </table:table-row>
        <table:table-row table:style-name="TableRow5105">
          <table:table-cell table:style-name="TableCell5106">
            <text:p text:style-name="TableContents">s[sub-x][sub-y]</text:p>
          </table:table-cell>
          <table:table-cell table:style-name="TableCell5107">
            <text:p text:style-name="Display">sₓᵧ</text:p>
          </table:table-cell>
          <table:table-cell table:style-name="TableCell5108">
            <text:p text:style-name="TableContents">sxy</text:p>
          </table:table-cell>
        </table:table-row>
        <table:table-row table:style-name="TableRow5109">
          <table:table-cell table:style-name="TableCell5110">
            <text:p text:style-name="TableContents">SEND[SIGMA]</text:p>
          </table:table-cell>
          <table:table-cell table:style-name="TableCell5111">
            <text:p text:style-name="Display">SENDΣ</text:p>
          </table:table-cell>
          <table:table-cell table:style-name="TableCell5112">
            <text:p text:style-name="TableContents">SENDSUMS</text:p>
          </table:table-cell>
        </table:table-row>
        <table:table-row table:style-name="TableRow5113">
          <table:table-cell table:style-name="TableCell5114">
            <text:p text:style-name="TableContents">[cmplx]SIGN</text:p>
          </table:table-cell>
          <table:table-cell table:style-name="TableCell5115">
            <text:p text:style-name="Display">©SIGN</text:p>
          </table:table-cell>
          <table:table-cell table:style-name="TableCell5116">
            <text:p text:style-name="TableContents">cSIGN</text:p>
          </table:table-cell>
        </table:table-row>
        <table:table-row table:style-name="TableRow5117">
          <table:table-cell table:style-name="TableCell5118">
            <text:p text:style-name="TableContents">[cmplx]SIN</text:p>
          </table:table-cell>
          <table:table-cell table:style-name="TableCell5119">
            <text:p text:style-name="Display">©SIN</text:p>
          </table:table-cell>
          <table:table-cell table:style-name="TableCell5120">
            <text:p text:style-name="TableContents">cSIN</text:p>
          </table:table-cell>
        </table:table-row>
        <table:table-row table:style-name="TableRow5121">
          <table:table-cell table:style-name="TableCell5122">
            <text:p text:style-name="TableContents">[cmplx]SINC</text:p>
          </table:table-cell>
          <table:table-cell table:style-name="TableCell5123">
            <text:p text:style-name="Display">©SINC</text:p>
          </table:table-cell>
          <table:table-cell table:style-name="TableCell5124">
            <text:p text:style-name="TableContents">cSINC</text:p>
          </table:table-cell>
        </table:table-row>
        <table:table-row table:style-name="TableRow5125">
          <table:table-cell table:style-name="TableCell5126">
            <text:p text:style-name="TableContents">[cmplx]SINH</text:p>
          </table:table-cell>
          <table:table-cell table:style-name="TableCell5127">
            <text:p text:style-name="Display">©SINH</text:p>
          </table:table-cell>
          <table:table-cell table:style-name="TableCell5128">
            <text:p text:style-name="TableContents">cSINH</text:p>
          </table:table-cell>
        </table:table-row>
        <table:table-row table:style-name="TableRow5129">
          <table:table-cell table:style-name="TableCell5130">
            <text:p text:style-name="TableContents">[cmplx]STO</text:p>
          </table:table-cell>
          <table:table-cell table:style-name="TableCell5131">
            <text:p text:style-name="Display">©STO</text:p>
          </table:table-cell>
          <table:table-cell table:style-name="TableCell5132">
            <text:p text:style-name="TableContents">cSTO</text:p>
          </table:table-cell>
        </table:table-row>
        <table:table-row table:style-name="TableRow5133">
          <table:table-cell table:style-name="TableCell5134">
            <text:p text:style-name="TableContents">[cmplx]STO+</text:p>
          </table:table-cell>
          <table:table-cell table:style-name="TableCell5135">
            <text:p text:style-name="Display">©STO+</text:p>
          </table:table-cell>
          <table:table-cell table:style-name="TableCell5136">
            <text:p text:style-name="TableContents">cSTO+</text:p>
          </table:table-cell>
        </table:table-row>
        <table:table-row table:style-name="TableRow5137">
          <table:table-cell table:style-name="TableCell5138">
            <text:p text:style-name="TableContents">[cmplx]STO-</text:p>
          </table:table-cell>
          <table:table-cell table:style-name="TableCell5139">
            <text:p text:style-name="Display">©STO-</text:p>
          </table:table-cell>
          <table:table-cell table:style-name="TableCell5140">
            <text:p text:style-name="TableContents">cSTO-</text:p>
          </table:table-cell>
        </table:table-row>
        <table:table-row table:style-name="TableRow5141">
          <table:table-cell table:style-name="TableCell5142">
            <text:p text:style-name="TableContents">[cmplx]STO/</text:p>
          </table:table-cell>
          <table:table-cell table:style-name="TableCell5143">
            <text:p text:style-name="Display">©STO/</text:p>
          </table:table-cell>
          <table:table-cell table:style-name="TableCell5144">
            <text:p text:style-name="TableContents">cSTO/</text:p>
          </table:table-cell>
        </table:table-row>
        <table:table-row table:style-name="TableRow5145">
          <table:table-cell table:style-name="TableCell5146">
            <text:p text:style-name="TableContents">STO[^]</text:p>
          </table:table-cell>
          <table:table-cell table:style-name="TableCell5147">
            <text:p text:style-name="Display">STO↑</text:p>
          </table:table-cell>
          <table:table-cell table:style-name="TableCell5148">
            <text:p text:style-name="TableContents">STOMAX</text:p>
          </table:table-cell>
        </table:table-row>
        <table:table-row table:style-name="TableRow5149">
          <table:table-cell table:style-name="TableCell5150">
            <text:p text:style-name="TableContents">STO[times]</text:p>
          </table:table-cell>
          <table:table-cell table:style-name="TableCell5151">
            <text:p text:style-name="Display">STO×</text:p>
          </table:table-cell>
          <table:table-cell table:style-name="TableCell5152">
            <text:p text:style-name="TableContents">STO*</text:p>
          </table:table-cell>
        </table:table-row>
        <table:table-row table:style-name="TableRow5153">
          <table:table-cell table:style-name="TableCell5154">
            <text:p text:style-name="TableContents">[cmplx]STO[times]</text:p>
          </table:table-cell>
          <table:table-cell table:style-name="TableCell5155">
            <text:p text:style-name="Display">©STO×</text:p>
          </table:table-cell>
          <table:table-cell table:style-name="TableCell5156">
            <text:p text:style-name="TableContents">cSTO*</text:p>
          </table:table-cell>
        </table:table-row>
        <table:table-row table:style-name="TableRow5157">
          <table:table-cell table:style-name="TableCell5158">
            <text:p text:style-name="TableContents">STO[v]</text:p>
          </table:table-cell>
          <table:table-cell table:style-name="TableCell5159">
            <text:p text:style-name="Display">STO↓</text:p>
          </table:table-cell>
          <table:table-cell table:style-name="TableCell5160">
            <text:p text:style-name="TableContents">STOMIN</text:p>
          </table:table-cell>
        </table:table-row>
        <table:table-row table:style-name="TableRow5161">
          <table:table-cell table:style-name="TableCell5162">
            <text:p text:style-name="TableContents">stone[-&gt;]kg</text:p>
          </table:table-cell>
          <table:table-cell table:style-name="TableCell5163">
            <text:p text:style-name="Display">stone→kg</text:p>
          </table:table-cell>
          <table:table-cell table:style-name="TableCell5164">
            <text:p text:style-name="TableContents">stone&gt;kg</text:p>
          </table:table-cell>
        </table:table-row>
        <table:table-row table:style-name="TableRow5165">
          <table:table-cell table:style-name="TableCell5166">
            <text:p text:style-name="TableContents">t[-&gt;]s.tons</text:p>
          </table:table-cell>
          <table:table-cell table:style-name="TableCell5167">
            <text:p text:style-name="Display">t→s.tons</text:p>
          </table:table-cell>
          <table:table-cell table:style-name="TableCell5168">
            <text:p text:style-name="TableContents">t&gt;s.tons</text:p>
          </table:table-cell>
        </table:table-row>
        <table:table-row table:style-name="TableRow5169">
          <table:table-cell table:style-name="TableCell5170">
            <text:p text:style-name="TableContents">t[-&gt;]tons</text:p>
          </table:table-cell>
          <table:table-cell table:style-name="TableCell5171">
            <text:p text:style-name="Display">t→tons</text:p>
          </table:table-cell>
          <table:table-cell table:style-name="TableCell5172">
            <text:p text:style-name="TableContents">t&gt;tons</text:p>
          </table:table-cell>
        </table:table-row>
        <table:table-row table:style-name="TableRow5173">
          <table:table-cell table:style-name="TableCell5174">
            <text:p text:style-name="TableContents">t[&lt;-&gt;]</text:p>
          </table:table-cell>
          <table:table-cell table:style-name="TableCell5175">
            <text:p text:style-name="Display">t⇆</text:p>
          </table:table-cell>
          <table:table-cell table:style-name="TableCell5176">
            <text:p text:style-name="TableContents">t&lt;&gt;</text:p>
          </table:table-cell>
        </table:table-row>
        <table:table-row table:style-name="TableRow5177">
          <table:table-cell table:style-name="TableCell5178">
            <text:p text:style-name="TableContents">t[^-1](p)</text:p>
          </table:table-cell>
          <table:table-cell table:style-name="TableCell5179">
            <text:p text:style-name="Display">t⁸(p)</text:p>
          </table:table-cell>
          <table:table-cell table:style-name="TableCell5180">
            <text:p text:style-name="TableContents">INV-t</text:p>
          </table:table-cell>
        </table:table-row>
        <table:table-row table:style-name="TableRow5181">
          <table:table-cell table:style-name="TableCell5182">
            <text:p text:style-name="TableContents">T[sub-n]</text:p>
          </table:table-cell>
          <table:table-cell table:style-name="TableCell5183">
            <text:p text:style-name="Display">Tₙ</text:p>
          </table:table-cell>
          <table:table-cell table:style-name="TableCell5184">
            <text:p text:style-name="TableContents">Tn</text:p>
          </table:table-cell>
        </table:table-row>
        <table:table-row table:style-name="TableRow5185">
          <table:table-cell table:style-name="TableCell5186">
            <text:p text:style-name="TableContents">t[sub-p](x)</text:p>
          </table:table-cell>
          <table:table-cell table:style-name="TableCell5187">
            <text:p text:style-name="Display">tₚ(x)</text:p>
          </table:table-cell>
          <table:table-cell table:style-name="TableCell5188">
            <text:p text:style-name="TableContents">t-p(x)</text:p>
          </table:table-cell>
        </table:table-row>
        <table:table-row table:style-name="TableRow5189">
          <table:table-cell table:style-name="TableCell5190">
            <text:p text:style-name="TableContents">t[sub-u](x)</text:p>
          </table:table-cell>
          <table:table-cell table:style-name="TableCell5191">
            <text:p text:style-name="Display">tᵤ(x)</text:p>
          </table:table-cell>
          <table:table-cell table:style-name="TableCell5192">
            <text:p text:style-name="TableContents">t-u</text:p>
          </table:table-cell>
        </table:table-row>
        <table:table-row table:style-name="TableRow5193">
          <table:table-cell table:style-name="TableCell5194">
            <text:p text:style-name="TableContents">[cmplx]TAN</text:p>
          </table:table-cell>
          <table:table-cell table:style-name="TableCell5195">
            <text:p text:style-name="Display">©TAN</text:p>
          </table:table-cell>
          <table:table-cell table:style-name="TableCell5196">
            <text:p text:style-name="TableContents">cTAN</text:p>
          </table:table-cell>
        </table:table-row>
        <table:table-row table:style-name="TableRow5197">
          <table:table-cell table:style-name="TableCell5198">
            <text:p text:style-name="TableContents">[cmplx]TANH</text:p>
          </table:table-cell>
          <table:table-cell table:style-name="TableCell5199">
            <text:p text:style-name="Display">©TANH</text:p>
          </table:table-cell>
          <table:table-cell table:style-name="TableCell5200">
            <text:p text:style-name="TableContents">cTANH</text:p>
          </table:table-cell>
        </table:table-row>
        <table:table-row table:style-name="TableRow5201">
          <table:table-cell table:style-name="TableCell5202">
            <text:p text:style-name="TableContents">tons[-&gt;]t</text:p>
          </table:table-cell>
          <table:table-cell table:style-name="TableCell5203">
            <text:p text:style-name="Display">tons→t</text:p>
          </table:table-cell>
          <table:table-cell table:style-name="TableCell5204">
            <text:p text:style-name="TableContents">tons&gt;t</text:p>
          </table:table-cell>
        </table:table-row>
        <table:table-row table:style-name="TableRow5205">
          <table:table-cell table:style-name="TableCell5206">
            <text:p text:style-name="TableContents">torr[-&gt;]Pa</text:p>
          </table:table-cell>
          <table:table-cell table:style-name="TableCell5207">
            <text:p text:style-name="Display">torr→Pa</text:p>
          </table:table-cell>
          <table:table-cell table:style-name="TableCell5208">
            <text:p text:style-name="TableContents">torr&gt;Pa</text:p>
          </table:table-cell>
        </table:table-row>
        <table:table-row table:style-name="TableRow5209">
          <table:table-cell table:style-name="TableCell5210">
            <text:p text:style-name="TableContents">tr.oz[-&gt;]g</text:p>
          </table:table-cell>
          <table:table-cell table:style-name="TableCell5211">
            <text:p text:style-name="Display">tr.oz→g</text:p>
          </table:table-cell>
          <table:table-cell table:style-name="TableCell5212">
            <text:p text:style-name="TableContents">tr.oz&gt;g</text:p>
          </table:table-cell>
        </table:table-row>
        <table:table-row table:style-name="TableRow5213">
          <table:table-cell table:style-name="TableCell5214">
            <text:p text:style-name="TableContents">U[sub-n]</text:p>
          </table:table-cell>
          <table:table-cell table:style-name="TableCell5215">
            <text:p text:style-name="Display">Uₙ</text:p>
          </table:table-cell>
          <table:table-cell table:style-name="TableCell5216">
            <text:p text:style-name="TableContents">Un</text:p>
          </table:table-cell>
        </table:table-row>
        <table:table-row table:style-name="TableRow5217">
          <table:table-cell table:style-name="TableCell5218">
            <text:p text:style-name="TableContents">VIEW[alpha]</text:p>
          </table:table-cell>
          <table:table-cell table:style-name="TableCell5219">
            <text:p text:style-name="Display">VIEWα</text:p>
          </table:table-cell>
          <table:table-cell table:style-name="TableCell5220">
            <text:p text:style-name="TableContents">VIEWa</text:p>
          </table:table-cell>
        </table:table-row>
        <table:table-row table:style-name="TableRow5221">
          <table:table-cell table:style-name="TableCell5222">
            <text:p text:style-name="TableContents">VW[alpha]+</text:p>
          </table:table-cell>
          <table:table-cell table:style-name="TableCell5223">
            <text:p text:style-name="Display">VWα+</text:p>
          </table:table-cell>
          <table:table-cell table:style-name="TableCell5224">
            <text:p text:style-name="TableContents">VWa+</text:p>
          </table:table-cell>
        </table:table-row>
        <text:soft-page-break/>
        <table:table-row table:style-name="TableRow5225">
          <table:table-cell table:style-name="TableCell5226">
            <text:p text:style-name="TableContents">W[-&gt;]hp</text:p>
          </table:table-cell>
          <table:table-cell table:style-name="TableCell5227">
            <text:p text:style-name="Display">W→hp</text:p>
          </table:table-cell>
          <table:table-cell table:style-name="TableCell5228">
            <text:p text:style-name="TableContents">W&gt;hp</text:p>
          </table:table-cell>
        </table:table-row>
        <table:table-row table:style-name="TableRow5229">
          <table:table-cell table:style-name="TableCell5230">
            <text:p text:style-name="TableContents">W[-&gt;]HP[sub-e]</text:p>
          </table:table-cell>
          <table:table-cell table:style-name="TableCell5231">
            <text:p text:style-name="Display">W→HPₑ</text:p>
          </table:table-cell>
          <table:table-cell table:style-name="TableCell5232">
            <text:p text:style-name="TableContents">W&gt;HP[sub-e]</text:p>
          </table:table-cell>
        </table:table-row>
        <table:table-row table:style-name="TableRow5233">
          <table:table-cell table:style-name="TableCell5234">
            <text:p text:style-name="TableContents">W[-&gt;]hpUK</text:p>
          </table:table-cell>
          <table:table-cell table:style-name="TableCell5235">
            <text:p text:style-name="Display">W→hpUK</text:p>
          </table:table-cell>
          <table:table-cell table:style-name="TableCell5236">
            <text:p text:style-name="TableContents">W&gt;hpUK</text:p>
          </table:table-cell>
        </table:table-row>
        <table:table-row table:style-name="TableRow5237">
          <table:table-cell table:style-name="TableCell5238">
            <text:p text:style-name="TableContents">W[-&gt;]PS(hp)</text:p>
          </table:table-cell>
          <table:table-cell table:style-name="TableCell5239">
            <text:p text:style-name="Display">W→PS(hp)</text:p>
          </table:table-cell>
          <table:table-cell table:style-name="TableCell5240">
            <text:p text:style-name="TableContents">W&gt;PS(hp)</text:p>
          </table:table-cell>
        </table:table-row>
        <table:table-row table:style-name="TableRow5241">
          <table:table-cell table:style-name="TableCell5242">
            <text:p text:style-name="TableContents">W[^-1]</text:p>
          </table:table-cell>
          <table:table-cell table:style-name="TableCell5243">
            <text:p text:style-name="Display">W⁸</text:p>
          </table:table-cell>
          <table:table-cell table:style-name="TableCell5244">
            <text:p text:style-name="TableContents">INV-W</text:p>
          </table:table-cell>
        </table:table-row>
        <table:table-row table:style-name="TableRow5245">
          <table:table-cell table:style-name="TableCell5246">
            <text:p text:style-name="TableContents">[cmplx]W[^-1]</text:p>
          </table:table-cell>
          <table:table-cell table:style-name="TableCell5247">
            <text:p text:style-name="Display">©W⁸</text:p>
          </table:table-cell>
          <table:table-cell table:style-name="TableCell5248">
            <text:p text:style-name="TableContents">cINV-W</text:p>
          </table:table-cell>
        </table:table-row>
        <table:table-row table:style-name="TableRow5249">
          <table:table-cell table:style-name="TableCell5250">
            <text:p text:style-name="TableContents">W[sub-m]</text:p>
          </table:table-cell>
          <table:table-cell table:style-name="TableCell5251">
            <text:p text:style-name="Display">Wₘ</text:p>
          </table:table-cell>
          <table:table-cell table:style-name="TableCell5252">
            <text:p text:style-name="TableContents">W1</text:p>
          </table:table-cell>
        </table:table-row>
        <table:table-row table:style-name="TableRow5253">
          <table:table-cell table:style-name="TableCell5254">
            <text:p text:style-name="TableContents">W[sub-p]</text:p>
          </table:table-cell>
          <table:table-cell table:style-name="TableCell5255">
            <text:p text:style-name="Display">Wₚ</text:p>
          </table:table-cell>
          <table:table-cell table:style-name="TableCell5256">
            <text:p text:style-name="TableContents">W0</text:p>
          </table:table-cell>
        </table:table-row>
        <table:table-row table:style-name="TableRow5257">
          <table:table-cell table:style-name="TableCell5258">
            <text:p text:style-name="TableContents">[cmplx]W[sub-p]</text:p>
          </table:table-cell>
          <table:table-cell table:style-name="TableCell5259">
            <text:p text:style-name="Display">©Wₚ</text:p>
          </table:table-cell>
          <table:table-cell table:style-name="TableCell5260">
            <text:p text:style-name="TableContents">cW0</text:p>
          </table:table-cell>
        </table:table-row>
        <table:table-row table:style-name="TableRow5261">
          <table:table-cell table:style-name="TableCell5262">
            <text:p text:style-name="TableContents">Weibl[^-1]</text:p>
          </table:table-cell>
          <table:table-cell table:style-name="TableCell5263">
            <text:p text:style-name="Display">Weibl⁸</text:p>
          </table:table-cell>
          <table:table-cell table:style-name="TableCell5264">
            <text:p text:style-name="TableContents">INV-Weibl</text:p>
          </table:table-cell>
        </table:table-row>
        <table:table-row table:style-name="TableRow5265">
          <table:table-cell table:style-name="TableCell5266">
            <text:p text:style-name="TableContents">Weibl[sub-p]</text:p>
          </table:table-cell>
          <table:table-cell table:style-name="TableCell5267">
            <text:p text:style-name="Display">Weiblₚ</text:p>
          </table:table-cell>
          <table:table-cell table:style-name="TableCell5268">
            <text:p text:style-name="TableContents">Weibl-p</text:p>
          </table:table-cell>
        </table:table-row>
        <table:table-row table:style-name="TableRow5269">
          <table:table-cell table:style-name="TableCell5270">
            <text:p text:style-name="TableContents">Weibl[sub-u]</text:p>
          </table:table-cell>
          <table:table-cell table:style-name="TableCell5271">
            <text:p text:style-name="Display">Weiblᵤ</text:p>
          </table:table-cell>
          <table:table-cell table:style-name="TableCell5272">
            <text:p text:style-name="TableContents">Weibl-u</text:p>
          </table:table-cell>
        </table:table-row>
        <table:table-row table:style-name="TableRow5273">
          <table:table-cell table:style-name="TableCell5274">
            <text:p text:style-name="TableContents">[cmplx]x!</text:p>
          </table:table-cell>
          <table:table-cell table:style-name="TableCell5275">
            <text:p text:style-name="Display">©x!</text:p>
          </table:table-cell>
          <table:table-cell table:style-name="TableCell5276">
            <text:p text:style-name="TableContents">cx!</text:p>
          </table:table-cell>
        </table:table-row>
        <table:table-row table:style-name="TableRow5277">
          <table:table-cell table:style-name="TableCell5278">
            <text:p text:style-name="TableContents">[cmplx]x=0?</text:p>
          </table:table-cell>
          <table:table-cell table:style-name="TableCell5279">
            <text:p text:style-name="Display">©x=0?</text:p>
          </table:table-cell>
          <table:table-cell table:style-name="TableCell5280">
            <text:p text:style-name="TableContents">cx=0?</text:p>
          </table:table-cell>
        </table:table-row>
        <table:table-row table:style-name="TableRow5281">
          <table:table-cell table:style-name="TableCell5282">
            <text:p text:style-name="TableContents">[cmplx]x=1?</text:p>
          </table:table-cell>
          <table:table-cell table:style-name="TableCell5283">
            <text:p text:style-name="Display">©x=1?</text:p>
          </table:table-cell>
          <table:table-cell table:style-name="TableCell5284">
            <text:p text:style-name="TableContents">cx=1?</text:p>
          </table:table-cell>
        </table:table-row>
        <table:table-row table:style-name="TableRow5285">
          <table:table-cell table:style-name="TableCell5286">
            <text:p text:style-name="TableContents">[cmplx]x=?</text:p>
          </table:table-cell>
          <table:table-cell table:style-name="TableCell5287">
            <text:p text:style-name="Display">©x=?</text:p>
          </table:table-cell>
          <table:table-cell table:style-name="TableCell5288">
            <text:p text:style-name="TableContents">cx=?</text:p>
          </table:table-cell>
        </table:table-row>
        <table:table-row table:style-name="TableRow5289">
          <table:table-cell table:style-name="TableCell5290">
            <text:p text:style-name="TableContents">[cmplx]x=i?</text:p>
          </table:table-cell>
          <table:table-cell table:style-name="TableCell5291">
            <text:p text:style-name="Display">©x=i?</text:p>
          </table:table-cell>
          <table:table-cell table:style-name="TableCell5292">
            <text:p text:style-name="TableContents">cx=i?</text:p>
          </table:table-cell>
        </table:table-row>
        <table:table-row table:style-name="TableRow5293">
          <table:table-cell table:style-name="TableCell5294">
            <text:p text:style-name="TableContents">x[!=]0?</text:p>
          </table:table-cell>
          <table:table-cell table:style-name="TableCell5295">
            <text:p text:style-name="Display">x≠0?</text:p>
          </table:table-cell>
          <table:table-cell table:style-name="TableCell5296">
            <text:p text:style-name="TableContents">x!=0?</text:p>
          </table:table-cell>
        </table:table-row>
        <table:table-row table:style-name="TableRow5297">
          <table:table-cell table:style-name="TableCell5298">
            <text:p text:style-name="TableContents">[cmplx]x[!=]0?</text:p>
          </table:table-cell>
          <table:table-cell table:style-name="TableCell5299">
            <text:p text:style-name="Display">©x≠0?</text:p>
          </table:table-cell>
          <table:table-cell table:style-name="TableCell5300">
            <text:p text:style-name="TableContents">cx!=0?</text:p>
          </table:table-cell>
        </table:table-row>
        <table:table-row table:style-name="TableRow5301">
          <table:table-cell table:style-name="TableCell5302">
            <text:p text:style-name="TableContents">x[!=]1?</text:p>
          </table:table-cell>
          <table:table-cell table:style-name="TableCell5303">
            <text:p text:style-name="Display">x≠1?</text:p>
          </table:table-cell>
          <table:table-cell table:style-name="TableCell5304">
            <text:p text:style-name="TableContents">x!=1?</text:p>
          </table:table-cell>
        </table:table-row>
        <table:table-row table:style-name="TableRow5305">
          <table:table-cell table:style-name="TableCell5306">
            <text:p text:style-name="TableContents">[cmplx]x[!=]1?</text:p>
          </table:table-cell>
          <table:table-cell table:style-name="TableCell5307">
            <text:p text:style-name="Display">©x≠1?</text:p>
          </table:table-cell>
          <table:table-cell table:style-name="TableCell5308">
            <text:p text:style-name="TableContents">cx!=1?</text:p>
          </table:table-cell>
        </table:table-row>
        <table:table-row table:style-name="TableRow5309">
          <table:table-cell table:style-name="TableCell5310">
            <text:p text:style-name="TableContents">x[!=]?</text:p>
          </table:table-cell>
          <table:table-cell table:style-name="TableCell5311">
            <text:p text:style-name="Display">x≠?</text:p>
          </table:table-cell>
          <table:table-cell table:style-name="TableCell5312">
            <text:p text:style-name="TableContents">x!=?</text:p>
          </table:table-cell>
        </table:table-row>
        <table:table-row table:style-name="TableRow5313">
          <table:table-cell table:style-name="TableCell5314">
            <text:p text:style-name="TableContents">[cmplx]x[!=]?</text:p>
          </table:table-cell>
          <table:table-cell table:style-name="TableCell5315">
            <text:p text:style-name="Display">©x≠?</text:p>
          </table:table-cell>
          <table:table-cell table:style-name="TableCell5316">
            <text:p text:style-name="TableContents">cx!=?</text:p>
          </table:table-cell>
        </table:table-row>
        <table:table-row table:style-name="TableRow5317">
          <table:table-cell table:style-name="TableCell5318">
            <text:p text:style-name="TableContents">[cmplx]x[!=]i?</text:p>
          </table:table-cell>
          <table:table-cell table:style-name="TableCell5319">
            <text:p text:style-name="Display">©x≠i?</text:p>
          </table:table-cell>
          <table:table-cell table:style-name="TableCell5320">
            <text:p text:style-name="TableContents">cx!=i?</text:p>
          </table:table-cell>
        </table:table-row>
        <table:table-row table:style-name="TableRow5321">
          <table:table-cell table:style-name="TableCell5322">
            <text:p text:style-name="TableContents">x[-&gt;][alpha]</text:p>
          </table:table-cell>
          <table:table-cell table:style-name="TableCell5323">
            <text:p text:style-name="Display">x→α</text:p>
          </table:table-cell>
          <table:table-cell table:style-name="TableCell5324">
            <text:p text:style-name="TableContents">x&gt;a</text:p>
          </table:table-cell>
        </table:table-row>
        <table:table-row table:style-name="TableRow5325">
          <table:table-cell table:style-name="TableCell5326">
            <text:p text:style-name="TableContents">x[&lt;-&gt;]</text:p>
          </table:table-cell>
          <table:table-cell table:style-name="TableCell5327">
            <text:p text:style-name="Display">x⇆</text:p>
          </table:table-cell>
          <table:table-cell table:style-name="TableCell5328">
            <text:p text:style-name="TableContents">x&lt;&gt;</text:p>
          </table:table-cell>
        </table:table-row>
        <table:table-row table:style-name="TableRow5329">
          <table:table-cell table:style-name="TableCell5330">
            <text:p text:style-name="TableContents">[cmplx]x[&lt;-&gt;]</text:p>
          </table:table-cell>
          <table:table-cell table:style-name="TableCell5331">
            <text:p text:style-name="Display">©x⇆</text:p>
          </table:table-cell>
          <table:table-cell table:style-name="TableCell5332">
            <text:p text:style-name="TableContents">cx&lt;&gt;</text:p>
          </table:table-cell>
        </table:table-row>
        <table:table-row table:style-name="TableRow5333">
          <table:table-cell table:style-name="TableCell5334">
            <text:p text:style-name="TableContents">x[&lt;-&gt;] Y</text:p>
          </table:table-cell>
          <table:table-cell table:style-name="TableCell5335">
            <text:p text:style-name="Display">x⇆ Y</text:p>
          </table:table-cell>
          <table:table-cell table:style-name="TableCell5336">
            <text:p text:style-name="TableContents">SWAP</text:p>
          </table:table-cell>
        </table:table-row>
        <table:table-row table:style-name="TableRow5337">
          <table:table-cell table:style-name="TableCell5338">
            <text:p text:style-name="TableContents">x[&lt;-&gt;] Y</text:p>
          </table:table-cell>
          <table:table-cell table:style-name="TableCell5339">
            <text:p text:style-name="Display">x⇆ Y</text:p>
          </table:table-cell>
          <table:table-cell table:style-name="TableCell5340">
            <text:p text:style-name="TableContents">x&lt;&gt;y</text:p>
          </table:table-cell>
        </table:table-row>
        <table:table-row table:style-name="TableRow5341">
          <table:table-cell table:style-name="TableCell5342">
            <text:p text:style-name="TableContents">[cmplx]x[&lt;-&gt;] Z</text:p>
          </table:table-cell>
          <table:table-cell table:style-name="TableCell5343">
            <text:p text:style-name="Display">©x⇆ Z</text:p>
          </table:table-cell>
          <table:table-cell table:style-name="TableCell5344">
            <text:p text:style-name="TableContents">cSWAP</text:p>
          </table:table-cell>
        </table:table-row>
        <table:table-row table:style-name="TableRow5345">
          <table:table-cell table:style-name="TableCell5346">
            <text:p text:style-name="TableContents">x[&lt;=]0?</text:p>
          </table:table-cell>
          <table:table-cell table:style-name="TableCell5347">
            <text:p text:style-name="Display">x≤0?</text:p>
          </table:table-cell>
          <table:table-cell table:style-name="TableCell5348">
            <text:p text:style-name="TableContents">x&lt;=0?</text:p>
          </table:table-cell>
        </table:table-row>
        <table:table-row table:style-name="TableRow5349">
          <table:table-cell table:style-name="TableCell5350">
            <text:p text:style-name="TableContents">x[&lt;=]1?</text:p>
          </table:table-cell>
          <table:table-cell table:style-name="TableCell5351">
            <text:p text:style-name="Display">x≤1?</text:p>
          </table:table-cell>
          <table:table-cell table:style-name="TableCell5352">
            <text:p text:style-name="TableContents">x&lt;=1?</text:p>
          </table:table-cell>
        </table:table-row>
        <table:table-row table:style-name="TableRow5353">
          <table:table-cell table:style-name="TableCell5354">
            <text:p text:style-name="TableContents">x[&lt;=]?</text:p>
          </table:table-cell>
          <table:table-cell table:style-name="TableCell5355">
            <text:p text:style-name="Display">x≤?</text:p>
          </table:table-cell>
          <table:table-cell table:style-name="TableCell5356">
            <text:p text:style-name="TableContents">x&lt;=?</text:p>
          </table:table-cell>
        </table:table-row>
        <table:table-row table:style-name="TableRow5357">
          <table:table-cell table:style-name="TableCell5358">
            <text:p text:style-name="TableContents">x[&gt;=]0?</text:p>
          </table:table-cell>
          <table:table-cell table:style-name="TableCell5359">
            <text:p text:style-name="Display">x≥0?</text:p>
          </table:table-cell>
          <table:table-cell table:style-name="TableCell5360">
            <text:p text:style-name="TableContents">x&gt;=0?</text:p>
          </table:table-cell>
        </table:table-row>
        <table:table-row table:style-name="TableRow5361">
          <table:table-cell table:style-name="TableCell5362">
            <text:p text:style-name="TableContents">x[&gt;=]1?</text:p>
          </table:table-cell>
          <table:table-cell table:style-name="TableCell5363">
            <text:p text:style-name="Display">x≥1?</text:p>
          </table:table-cell>
          <table:table-cell table:style-name="TableCell5364">
            <text:p text:style-name="TableContents">x&gt;=1?</text:p>
          </table:table-cell>
        </table:table-row>
        <table:table-row table:style-name="TableRow5365">
          <table:table-cell table:style-name="TableCell5366">
            <text:p text:style-name="TableContents">x[&gt;=]?</text:p>
          </table:table-cell>
          <table:table-cell table:style-name="TableCell5367">
            <text:p text:style-name="Display">x≥?</text:p>
          </table:table-cell>
          <table:table-cell table:style-name="TableCell5368">
            <text:p text:style-name="TableContents">x&gt;=?</text:p>
          </table:table-cell>
        </table:table-row>
        <table:table-row table:style-name="TableRow5369">
          <table:table-cell table:style-name="TableCell5370">
            <text:p text:style-name="TableContents">x[^2]</text:p>
          </table:table-cell>
          <table:table-cell table:style-name="TableCell5371">
            <text:p text:style-name="Display">x²</text:p>
          </table:table-cell>
          <table:table-cell table:style-name="TableCell5372">
            <text:p text:style-name="TableContents">x^2</text:p>
          </table:table-cell>
        </table:table-row>
        <table:table-row table:style-name="TableRow5373">
          <table:table-cell table:style-name="TableCell5374">
            <text:p text:style-name="TableContents">[cmplx]x[^2]</text:p>
          </table:table-cell>
          <table:table-cell table:style-name="TableCell5375">
            <text:p text:style-name="Display">©x²</text:p>
          </table:table-cell>
          <table:table-cell table:style-name="TableCell5376">
            <text:p text:style-name="TableContents">cx^2</text:p>
          </table:table-cell>
        </table:table-row>
        <table:table-row table:style-name="TableRow5377">
          <table:table-cell table:style-name="TableCell5378">
            <text:p text:style-name="TableContents">x[^3]</text:p>
          </table:table-cell>
          <table:table-cell table:style-name="TableCell5379">
            <text:p text:style-name="Display">x³</text:p>
          </table:table-cell>
          <table:table-cell table:style-name="TableCell5380">
            <text:p text:style-name="TableContents">x^3</text:p>
          </table:table-cell>
        </table:table-row>
        <table:table-row table:style-name="TableRow5381">
          <table:table-cell table:style-name="TableCell5382">
            <text:p text:style-name="TableContents">[cmplx]x[^3]</text:p>
          </table:table-cell>
          <table:table-cell table:style-name="TableCell5383">
            <text:p text:style-name="Display">©x³</text:p>
          </table:table-cell>
          <table:table-cell table:style-name="TableCell5384">
            <text:p text:style-name="TableContents">cx^3</text:p>
          </table:table-cell>
        </table:table-row>
        <text:soft-page-break/>
        <table:table-row table:style-name="TableRow5385">
          <table:table-cell table:style-name="TableCell5386">
            <text:p text:style-name="TableContents">x[approx]0?</text:p>
          </table:table-cell>
          <table:table-cell table:style-name="TableCell5387">
            <text:p text:style-name="Display">x≈0?</text:p>
          </table:table-cell>
          <table:table-cell table:style-name="TableCell5388">
            <text:p text:style-name="TableContents">x~0?</text:p>
          </table:table-cell>
        </table:table-row>
        <table:table-row table:style-name="TableRow5389">
          <table:table-cell table:style-name="TableCell5390">
            <text:p text:style-name="TableContents">x[approx]1?</text:p>
          </table:table-cell>
          <table:table-cell table:style-name="TableCell5391">
            <text:p text:style-name="Display">x≈1?</text:p>
          </table:table-cell>
          <table:table-cell table:style-name="TableCell5392">
            <text:p text:style-name="TableContents">x~1?</text:p>
          </table:table-cell>
        </table:table-row>
        <table:table-row table:style-name="TableRow5393">
          <table:table-cell table:style-name="TableCell5394">
            <text:p text:style-name="TableContents">x[approx]?</text:p>
          </table:table-cell>
          <table:table-cell table:style-name="TableCell5395">
            <text:p text:style-name="Display">x≈?</text:p>
          </table:table-cell>
          <table:table-cell table:style-name="TableCell5396">
            <text:p text:style-name="TableContents">x~?</text:p>
          </table:table-cell>
        </table:table-row>
        <table:table-row table:style-name="TableRow5397">
          <table:table-cell table:style-name="TableCell5398">
            <text:p text:style-name="TableContents">XEQ[alpha]</text:p>
          </table:table-cell>
          <table:table-cell table:style-name="TableCell5399">
            <text:p text:style-name="Display">XEQα</text:p>
          </table:table-cell>
          <table:table-cell table:style-name="TableCell5400">
            <text:p text:style-name="TableContents">XEQa</text:p>
          </table:table-cell>
        </table:table-row>
        <table:table-row table:style-name="TableRow5401">
          <table:table-cell table:style-name="TableCell5402">
            <text:p text:style-name="TableContents">y[&lt;-&gt;]</text:p>
          </table:table-cell>
          <table:table-cell table:style-name="TableCell5403">
            <text:p text:style-name="Display">y⇆</text:p>
          </table:table-cell>
          <table:table-cell table:style-name="TableCell5404">
            <text:p text:style-name="TableContents">y&lt;&gt;</text:p>
          </table:table-cell>
        </table:table-row>
        <table:table-row table:style-name="TableRow5405">
          <table:table-cell table:style-name="TableCell5406">
            <text:p text:style-name="TableContents">y[^x]</text:p>
          </table:table-cell>
          <table:table-cell table:style-name="TableCell5407">
            <text:p text:style-name="Display">yᵡ</text:p>
          </table:table-cell>
          <table:table-cell table:style-name="TableCell5408">
            <text:p text:style-name="TableContents">y^x</text:p>
          </table:table-cell>
        </table:table-row>
        <table:table-row table:style-name="TableRow5409">
          <table:table-cell table:style-name="TableCell5410">
            <text:p text:style-name="TableContents">[cmplx]y[^x]</text:p>
          </table:table-cell>
          <table:table-cell table:style-name="TableCell5411">
            <text:p text:style-name="Display">©yᵡ</text:p>
          </table:table-cell>
          <table:table-cell table:style-name="TableCell5412">
            <text:p text:style-name="TableContents">cy^x</text:p>
          </table:table-cell>
        </table:table-row>
        <table:table-row table:style-name="TableRow5413">
          <table:table-cell table:style-name="TableCell5414">
            <text:p text:style-name="TableContents">yards[-&gt;]m</text:p>
          </table:table-cell>
          <table:table-cell table:style-name="TableCell5415">
            <text:p text:style-name="Display">yards→m</text:p>
          </table:table-cell>
          <table:table-cell table:style-name="TableCell5416">
            <text:p text:style-name="TableContents">yards&gt;m</text:p>
          </table:table-cell>
        </table:table-row>
        <table:table-row table:style-name="TableRow5417">
          <table:table-cell table:style-name="TableCell5418">
            <text:p text:style-name="TableContents">z[&lt;-&gt;]</text:p>
          </table:table-cell>
          <table:table-cell table:style-name="TableCell5419">
            <text:p text:style-name="Display">z⇆</text:p>
          </table:table-cell>
          <table:table-cell table:style-name="TableCell5420">
            <text:p text:style-name="TableContents">z&lt;&gt;</text:p>
          </table:table-cell>
        </table:table-row>
        <table:table-row table:style-name="TableRow5421">
          <table:table-cell table:style-name="TableCell5422">
            <text:p text:style-name="TableContents">[cmplx]z[&lt;-&gt;]</text:p>
          </table:table-cell>
          <table:table-cell table:style-name="TableCell5423">
            <text:p text:style-name="Display">©z⇆</text:p>
          </table:table-cell>
          <table:table-cell table:style-name="TableCell5424">
            <text:p text:style-name="TableContents">cz&lt;&gt;</text:p>
          </table:table-cell>
        </table:table-row>
        <table:table-row table:style-name="TableRow5425">
          <table:table-cell table:style-name="TableCell5426">
            <text:p text:style-name="TableContents">[cmplx]||</text:p>
          </table:table-cell>
          <table:table-cell table:style-name="TableCell5427">
            <text:p text:style-name="Display">©||</text:p>
          </table:table-cell>
          <table:table-cell table:style-name="TableCell5428">
            <text:p text:style-name="TableContents">c||</text:p>
          </table:table-cell>
        </table:table-row>
      </table:table>
      <text:p text:style-name="Standard"/>
      <text:soft-page-break/>
      <text:p text:style-name="P5429">Alpha Characters</text:p>
      <text:p text:style-name="Textbody">Valid methods to enter an alpha character are:</text:p>
      <text:p text:style-name="TableContents">[alpha] X</text:p>
      <text:p text:style-name="TableContents">'X'</text:p>
      <text:p text:style-name="TableContents"/>
      <text:p text:style-name="Textbody">If X is outside the ASCII range you can use its 'Pretty Name':</text:p>
      <text:p text:style-name="TableContents">[alpha] [degree]</text:p>
      <text:p text:style-name="TableContents">'degree'</text:p>
      <text:p text:style-name="TableContents"/>
      <text:p text:style-name="Textbody">Note that<text:s/>the square brackets are not used inside single quotes, but there is an exception: If removing the brackets results in a single character, such as with<text:s/><text:span text:style-name="T5430">[^]</text:span>, you need to include the brackets in single quotes:<text:s/><text:span text:style-name="T5431">'[^]'</text:span>, otherwise the character would be<text:s/>confounded with a simple<text:s/><text:span text:style-name="T5432">'^'</text:span>.</text:p>
      <text:p text:style-name="Textbody">Some national characters can be used directly, notably those in the ISO 8859-1 Latin-1 character set. This includes the German umlauts and most accented characters as used in French. In the preprocessor you can write:</text:p>
      <text:p text:style-name="TableContents">"Allô Réné"</text:p>
      <text:p text:style-name="TableContents"/>
      <text:p text:style-name="Textbody">In most cases this compiles without problems. There are a few characters (the last 16 in the table below) which must not appear in the third position of a multi character command which is generated by the assembler from a string in double quotes. The<text:s/>assembler will tell you but the preprocessor does not know enough about the encoding to avoid this in any case. If this happens break the string in separate lines just before the illegal character.</text:p>
      <text:p text:style-name="Textbody">Instead of:</text:p>
      <text:p text:style-name="TableContents">"Glühwein"</text:p>
      <text:p text:style-name="TableContents"/>
      <text:p text:style-name="Textbody">You need to code:</text:p>
      <text:p text:style-name="TableContents">"Gl"</text:p>
      <text:p text:style-name="TableContents">"ühwein"</text:p>
      <text:p text:style-name="TableContents"/>
      <text:p text:style-name="TableContents"/>
      <table:table table:style-name="Table5433">
        <table:table-columns>
          <table:table-column table:style-name="TableColumn5434"/>
          <table:table-column table:style-name="TableColumn5435"/>
          <table:table-column table:style-name="TableColumn5436"/>
        </table:table-columns>
        <table:table-header-rows>
          <table:table-row table:style-name="TableRow5437">
            <table:table-cell table:style-name="TableCell5438">
              <text:p text:style-name="P5439">Display</text:p>
            </table:table-cell>
            <table:table-cell table:style-name="TableCell5440">
              <text:p text:style-name="P5441">Pretty Name</text:p>
            </table:table-cell>
            <table:table-cell table:style-name="TableCell5442">
              <text:p text:style-name="P5443">Characters Represented</text:p>
            </table:table-cell>
          </table:table-row>
        </table:table-header-rows>
        <table:table-row table:style-name="TableRow5444">
          <table:table-cell table:style-name="TableCell5445">
            <text:p text:style-name="Display">Ẁ</text:p>
          </table:table-cell>
          <table:table-cell table:style-name="TableCell5446">
            <text:p text:style-name="TableContents">[x-bar]</text:p>
          </table:table-cell>
          <table:table-cell table:style-name="TableCell5447">
            <text:p text:style-name="P5448">x̅</text:p>
          </table:table-cell>
        </table:table-row>
        <table:table-row table:style-name="TableRow5449">
          <table:table-cell table:style-name="TableCell5450">
            <text:p text:style-name="P5451">ȳ</text:p>
          </table:table-cell>
          <table:table-cell table:style-name="TableCell5452">
            <text:p text:style-name="P5453">[y-bar]</text:p>
          </table:table-cell>
          <table:table-cell table:style-name="TableCell5454">
            <text:p text:style-name="P5455">y̅</text:p>
          </table:table-cell>
        </table:table-row>
        <table:table-row table:style-name="TableRow5456">
          <table:table-cell table:style-name="TableCell5457">
            <text:p text:style-name="Display">√</text:p>
          </table:table-cell>
          <table:table-cell table:style-name="TableCell5458">
            <text:p text:style-name="TableContents">[sqrt]</text:p>
          </table:table-cell>
          <table:table-cell table:style-name="TableCell5459">
            <text:p text:style-name="P5460">√</text:p>
          </table:table-cell>
        </table:table-row>
        <table:table-row table:style-name="TableRow5461">
          <table:table-cell table:style-name="TableCell5462">
            <text:p text:style-name="Display">∫</text:p>
          </table:table-cell>
          <table:table-cell table:style-name="TableCell5463">
            <text:p text:style-name="TableContents">[integral]</text:p>
          </table:table-cell>
          <table:table-cell table:style-name="TableCell5464">
            <text:p text:style-name="P5465">∫</text:p>
          </table:table-cell>
        </table:table-row>
        <table:table-row table:style-name="TableRow5466">
          <table:table-cell table:style-name="TableCell5467">
            <text:p text:style-name="Display">°</text:p>
          </table:table-cell>
          <table:table-cell table:style-name="TableCell5468">
            <text:p text:style-name="TableContents">[degree]</text:p>
          </table:table-cell>
          <table:table-cell table:style-name="TableCell5469">
            <text:p text:style-name="P5470">°</text:p>
          </table:table-cell>
        </table:table-row>
        <table:table-row table:style-name="TableRow5471">
          <table:table-cell table:style-name="TableCell5472">
            <text:p text:style-name="Display"> </text:p>
          </table:table-cell>
          <table:table-cell table:style-name="TableCell5473">
            <text:p text:style-name="TableContents">[narrow-space]</text:p>
          </table:table-cell>
          <table:table-cell table:style-name="TableCell5474">
            <text:p text:style-name="P5475"> </text:p>
          </table:table-cell>
        </table:table-row>
        <table:table-row table:style-name="TableRow5476">
          <table:table-cell table:style-name="TableCell5477">
            <text:p text:style-name="Display"><text:span text:style-name="T5478">Ⓖ</text:span></text:p>
          </table:table-cell>
          <table:table-cell table:style-name="TableCell5479">
            <text:p text:style-name="TableContents">[grad]</text:p>
          </table:table-cell>
          <table:table-cell table:style-name="TableCell5480">
            <text:p text:style-name="Display"><text:span text:style-name="T5481">G</text:span></text:p>
          </table:table-cell>
        </table:table-row>
        <table:table-row table:style-name="TableRow5482">
          <table:table-cell table:style-name="TableCell5483">
            <text:p text:style-name="Display">±</text:p>
          </table:table-cell>
          <table:table-cell table:style-name="TableCell5484">
            <text:p text:style-name="TableContents">[+/-]</text:p>
          </table:table-cell>
          <table:table-cell table:style-name="TableCell5485">
            <text:p text:style-name="P5486">±</text:p>
          </table:table-cell>
        </table:table-row>
        <table:table-row table:style-name="TableRow5487">
          <table:table-cell table:style-name="TableCell5488">
            <text:p text:style-name="Display">≤</text:p>
          </table:table-cell>
          <table:table-cell table:style-name="TableCell5489">
            <text:p text:style-name="TableContents">[&lt;=]</text:p>
          </table:table-cell>
          <table:table-cell table:style-name="TableCell5490">
            <text:p text:style-name="P5491">≤</text:p>
          </table:table-cell>
        </table:table-row>
        <table:table-row table:style-name="TableRow5492">
          <table:table-cell table:style-name="TableCell5493">
            <text:p text:style-name="Display">≥</text:p>
          </table:table-cell>
          <table:table-cell table:style-name="TableCell5494">
            <text:p text:style-name="TableContents">[&gt;=]</text:p>
          </table:table-cell>
          <table:table-cell table:style-name="TableCell5495">
            <text:p text:style-name="P5496">≥</text:p>
          </table:table-cell>
        </table:table-row>
        <table:table-row table:style-name="TableRow5497">
          <table:table-cell table:style-name="TableCell5498">
            <text:p text:style-name="Display">≠</text:p>
          </table:table-cell>
          <table:table-cell table:style-name="TableCell5499">
            <text:p text:style-name="TableContents">[!=]</text:p>
          </table:table-cell>
          <table:table-cell table:style-name="TableCell5500">
            <text:p text:style-name="P5501">≠</text:p>
          </table:table-cell>
        </table:table-row>
        <table:table-row table:style-name="TableRow5502">
          <table:table-cell table:style-name="TableCell5503">
            <text:p text:style-name="Display">€</text:p>
          </table:table-cell>
          <table:table-cell table:style-name="TableCell5504">
            <text:p text:style-name="TableContents">[euro]</text:p>
          </table:table-cell>
          <table:table-cell table:style-name="TableCell5505">
            <text:p text:style-name="P5506">€</text:p>
          </table:table-cell>
        </table:table-row>
        <table:table-row table:style-name="TableRow5507">
          <table:table-cell table:style-name="TableCell5508">
            <text:p text:style-name="Display">→</text:p>
          </table:table-cell>
          <table:table-cell table:style-name="TableCell5509">
            <text:p text:style-name="TableContents">[-&gt;]</text:p>
          </table:table-cell>
          <table:table-cell table:style-name="TableCell5510">
            <text:p text:style-name="P5511">→</text:p>
          </table:table-cell>
        </table:table-row>
        <table:table-row table:style-name="TableRow5512">
          <table:table-cell table:style-name="TableCell5513">
            <text:p text:style-name="Display">←</text:p>
          </table:table-cell>
          <table:table-cell table:style-name="TableCell5514">
            <text:p text:style-name="TableContents">[&lt;-]</text:p>
          </table:table-cell>
          <table:table-cell table:style-name="TableCell5515">
            <text:p text:style-name="P5516">←</text:p>
          </table:table-cell>
        </table:table-row>
        <text:soft-page-break/>
        <table:table-row table:style-name="TableRow5517">
          <table:table-cell table:style-name="TableCell5518">
            <text:p text:style-name="Display">↓</text:p>
          </table:table-cell>
          <table:table-cell table:style-name="TableCell5519">
            <text:p text:style-name="TableContents">[v]</text:p>
          </table:table-cell>
          <table:table-cell table:style-name="TableCell5520">
            <text:p text:style-name="P5521">↓</text:p>
          </table:table-cell>
        </table:table-row>
        <table:table-row table:style-name="TableRow5522">
          <table:table-cell table:style-name="TableCell5523">
            <text:p text:style-name="Display">↑</text:p>
          </table:table-cell>
          <table:table-cell table:style-name="TableCell5524">
            <text:p text:style-name="TableContents">[^]</text:p>
          </table:table-cell>
          <table:table-cell table:style-name="TableCell5525">
            <text:p text:style-name="P5526">↑</text:p>
          </table:table-cell>
        </table:table-row>
        <table:table-row table:style-name="TableRow5527">
          <table:table-cell table:style-name="TableCell5528">
            <text:p text:style-name="Display">ⓕ</text:p>
          </table:table-cell>
          <table:table-cell table:style-name="TableCell5529">
            <text:p text:style-name="TableContents">[f-shift]</text:p>
          </table:table-cell>
          <table:table-cell table:style-name="TableCell5530">
            <text:p text:style-name="Display">ⓕ</text:p>
          </table:table-cell>
        </table:table-row>
        <table:table-row table:style-name="TableRow5531">
          <table:table-cell table:style-name="TableCell5532">
            <text:p text:style-name="Display">ⓖ</text:p>
          </table:table-cell>
          <table:table-cell table:style-name="TableCell5533">
            <text:p text:style-name="TableContents">[g-shift]</text:p>
          </table:table-cell>
          <table:table-cell table:style-name="TableCell5534">
            <text:p text:style-name="Display">ⓖ</text:p>
          </table:table-cell>
        </table:table-row>
        <table:table-row table:style-name="TableRow5535">
          <table:table-cell table:style-name="TableCell5536">
            <text:p text:style-name="Display">ⓗ</text:p>
          </table:table-cell>
          <table:table-cell table:style-name="TableCell5537">
            <text:p text:style-name="TableContents">[h-shift]</text:p>
          </table:table-cell>
          <table:table-cell table:style-name="TableCell5538">
            <text:p text:style-name="Display">ⓗ</text:p>
          </table:table-cell>
        </table:table-row>
        <table:table-row table:style-name="TableRow5539">
          <table:table-cell table:style-name="TableCell5540">
            <text:p text:style-name="Display">©</text:p>
          </table:table-cell>
          <table:table-cell table:style-name="TableCell5541">
            <text:p text:style-name="TableContents">[cmplx]</text:p>
          </table:table-cell>
          <table:table-cell table:style-name="TableCell5542">
            <text:p text:style-name="Display">©</text:p>
          </table:table-cell>
        </table:table-row>
        <table:table-row table:style-name="TableRow5543">
          <table:table-cell table:style-name="TableCell5544">
            <text:p text:style-name="Display">Ø</text:p>
          </table:table-cell>
          <table:table-cell table:style-name="TableCell5545">
            <text:p text:style-name="TableContents">[O-slash]</text:p>
          </table:table-cell>
          <table:table-cell table:style-name="TableCell5546">
            <text:p text:style-name="P5547">Ø</text:p>
          </table:table-cell>
        </table:table-row>
        <table:table-row table:style-name="TableRow5548">
          <table:table-cell table:style-name="TableCell5549">
            <text:p text:style-name="Display">ø</text:p>
          </table:table-cell>
          <table:table-cell table:style-name="TableCell5550">
            <text:p text:style-name="TableContents">[o-slash]</text:p>
          </table:table-cell>
          <table:table-cell table:style-name="TableCell5551">
            <text:p text:style-name="P5552">ø</text:p>
          </table:table-cell>
        </table:table-row>
        <table:table-row table:style-name="TableRow5553">
          <table:table-cell table:style-name="TableCell5554">
            <text:p text:style-name="Display">⇆</text:p>
          </table:table-cell>
          <table:table-cell table:style-name="TableCell5555">
            <text:p text:style-name="TableContents">[&lt;-&gt;]</text:p>
          </table:table-cell>
          <table:table-cell table:style-name="TableCell5556">
            <text:p text:style-name="P5557"><text:span text:style-name="T5558">↔</text:span><text:span text:style-name="T5559"><text:s/></text:span><text:span text:style-name="T5560"><text:tab/></text:span><text:span text:style-name="T5561">⇆</text:span></text:p>
          </table:table-cell>
        </table:table-row>
        <table:table-row table:style-name="TableRow5562">
          <table:table-cell table:style-name="TableCell5563">
            <text:p text:style-name="Display">ß</text:p>
          </table:table-cell>
          <table:table-cell table:style-name="TableCell5564">
            <text:p text:style-name="TableContents">[sz]</text:p>
          </table:table-cell>
          <table:table-cell table:style-name="TableCell5565">
            <text:p text:style-name="P5566">ß</text:p>
          </table:table-cell>
        </table:table-row>
        <table:table-row table:style-name="TableRow5567">
          <table:table-cell table:style-name="TableCell5568">
            <text:p text:style-name="Display">ẋ</text:p>
          </table:table-cell>
          <table:table-cell table:style-name="TableCell5569">
            <text:p text:style-name="TableContents">[x-hat]</text:p>
          </table:table-cell>
          <table:table-cell table:style-name="TableCell5570">
            <text:p text:style-name="P5571">x̂</text:p>
          </table:table-cell>
        </table:table-row>
        <table:table-row table:style-name="TableRow5572">
          <table:table-cell table:style-name="TableCell5573">
            <text:p text:style-name="Display">ŷ</text:p>
          </table:table-cell>
          <table:table-cell table:style-name="TableCell5574">
            <text:p text:style-name="TableContents">[y-hat]</text:p>
          </table:table-cell>
          <table:table-cell table:style-name="TableCell5575">
            <text:p text:style-name="P5576">ŷ</text:p>
          </table:table-cell>
        </table:table-row>
        <table:table-row table:style-name="TableRow5577">
          <table:table-cell table:style-name="TableCell5578">
            <text:p text:style-name="Display">ₘ</text:p>
          </table:table-cell>
          <table:table-cell table:style-name="TableCell5579">
            <text:p text:style-name="TableContents">[sub-m]</text:p>
          </table:table-cell>
          <table:table-cell table:style-name="TableCell5580">
            <text:p text:style-name="P5581">m</text:p>
          </table:table-cell>
        </table:table-row>
        <table:table-row table:style-name="TableRow5582">
          <table:table-cell table:style-name="TableCell5583">
            <text:p text:style-name="Display">×</text:p>
          </table:table-cell>
          <table:table-cell table:style-name="TableCell5584">
            <text:p text:style-name="TableContents">[times]</text:p>
          </table:table-cell>
          <table:table-cell table:style-name="TableCell5585">
            <text:p text:style-name="P5586">×</text:p>
          </table:table-cell>
        </table:table-row>
        <table:table-row table:style-name="TableRow5587">
          <table:table-cell table:style-name="TableCell5588">
            <text:p text:style-name="Display">≈</text:p>
          </table:table-cell>
          <table:table-cell table:style-name="TableCell5589">
            <text:p text:style-name="TableContents">[approx]</text:p>
          </table:table-cell>
          <table:table-cell table:style-name="TableCell5590">
            <text:p text:style-name="P5591">≈</text:p>
          </table:table-cell>
        </table:table-row>
        <table:table-row table:style-name="TableRow5592">
          <table:table-cell table:style-name="TableCell5593">
            <text:p text:style-name="Display">£</text:p>
          </table:table-cell>
          <table:table-cell table:style-name="TableCell5594">
            <text:p text:style-name="TableContents">[pound]</text:p>
          </table:table-cell>
          <table:table-cell table:style-name="TableCell5595">
            <text:p text:style-name="P5596">£</text:p>
          </table:table-cell>
        </table:table-row>
        <table:table-row table:style-name="TableRow5597">
          <table:table-cell table:style-name="TableCell5598">
            <text:p text:style-name="Display">¥</text:p>
          </table:table-cell>
          <table:table-cell table:style-name="TableCell5599">
            <text:p text:style-name="TableContents">[yen]</text:p>
          </table:table-cell>
          <table:table-cell table:style-name="TableCell5600">
            <text:p text:style-name="P5601">¥</text:p>
          </table:table-cell>
        </table:table-row>
        <table:table-row table:style-name="TableRow5602">
          <table:table-cell table:style-name="TableCell5603">
            <text:p text:style-name="Display"><text:s/></text:p>
          </table:table-cell>
          <table:table-cell table:style-name="TableCell5604">
            <text:p text:style-name="TableContents">[space]</text:p>
          </table:table-cell>
          <table:table-cell table:style-name="TableCell5605">
            <text:p text:style-name="P5606"><text:s/></text:p>
          </table:table-cell>
        </table:table-row>
        <table:table-row table:style-name="TableRow5607">
          <table:table-cell table:style-name="TableCell5608">
            <text:p text:style-name="Display">!</text:p>
          </table:table-cell>
          <table:table-cell table:style-name="TableCell5609">
            <text:p text:style-name="TableContents">!</text:p>
          </table:table-cell>
          <table:table-cell table:style-name="TableCell5610">
            <text:p text:style-name="P5611">!</text:p>
          </table:table-cell>
        </table:table-row>
        <table:table-row table:style-name="TableRow5612">
          <table:table-cell table:style-name="TableCell5613">
            <text:p text:style-name="Display">"</text:p>
          </table:table-cell>
          <table:table-cell table:style-name="TableCell5614">
            <text:p text:style-name="TableContents">"</text:p>
          </table:table-cell>
          <table:table-cell table:style-name="TableCell5615">
            <text:p text:style-name="P5616">"<text:s/><text:tab/>“<text:s/><text:tab/>”<text:s/><text:tab/>„</text:p>
          </table:table-cell>
        </table:table-row>
        <table:table-row table:style-name="TableRow5617">
          <table:table-cell table:style-name="TableCell5618">
            <text:p text:style-name="Display">#</text:p>
          </table:table-cell>
          <table:table-cell table:style-name="TableCell5619">
            <text:p text:style-name="TableContents">#</text:p>
          </table:table-cell>
          <table:table-cell table:style-name="TableCell5620">
            <text:p text:style-name="P5621">#</text:p>
          </table:table-cell>
        </table:table-row>
        <table:table-row table:style-name="TableRow5622">
          <table:table-cell table:style-name="TableCell5623">
            <text:p text:style-name="Display">$</text:p>
          </table:table-cell>
          <table:table-cell table:style-name="TableCell5624">
            <text:p text:style-name="TableContents">$</text:p>
          </table:table-cell>
          <table:table-cell table:style-name="TableCell5625">
            <text:p text:style-name="P5626">$</text:p>
          </table:table-cell>
        </table:table-row>
        <table:table-row table:style-name="TableRow5627">
          <table:table-cell table:style-name="TableCell5628">
            <text:p text:style-name="Display">%</text:p>
          </table:table-cell>
          <table:table-cell table:style-name="TableCell5629">
            <text:p text:style-name="TableContents">%</text:p>
          </table:table-cell>
          <table:table-cell table:style-name="TableCell5630">
            <text:p text:style-name="P5631">%</text:p>
          </table:table-cell>
        </table:table-row>
        <table:table-row table:style-name="TableRow5632">
          <table:table-cell table:style-name="TableCell5633">
            <text:p text:style-name="Display">&amp;</text:p>
          </table:table-cell>
          <table:table-cell table:style-name="TableCell5634">
            <text:p text:style-name="TableContents">&amp;</text:p>
          </table:table-cell>
          <table:table-cell table:style-name="TableCell5635">
            <text:p text:style-name="P5636">&amp;</text:p>
          </table:table-cell>
        </table:table-row>
        <table:table-row table:style-name="TableRow5637">
          <table:table-cell table:style-name="TableCell5638">
            <text:p text:style-name="Display">'</text:p>
          </table:table-cell>
          <table:table-cell table:style-name="TableCell5639">
            <text:p text:style-name="TableContents">'</text:p>
          </table:table-cell>
          <table:table-cell table:style-name="TableCell5640">
            <text:p text:style-name="P5641">'<text:s/><text:tab/>‘<text:s/><text:tab/>’<text:s/><text:tab/>‚</text:p>
          </table:table-cell>
        </table:table-row>
        <table:table-row table:style-name="TableRow5642">
          <table:table-cell table:style-name="TableCell5643">
            <text:p text:style-name="Display">(</text:p>
          </table:table-cell>
          <table:table-cell table:style-name="TableCell5644">
            <text:p text:style-name="TableContents">(</text:p>
          </table:table-cell>
          <table:table-cell table:style-name="TableCell5645">
            <text:p text:style-name="P5646">(</text:p>
          </table:table-cell>
        </table:table-row>
        <table:table-row table:style-name="TableRow5647">
          <table:table-cell table:style-name="TableCell5648">
            <text:p text:style-name="Display">)</text:p>
          </table:table-cell>
          <table:table-cell table:style-name="TableCell5649">
            <text:p text:style-name="TableContents">)</text:p>
          </table:table-cell>
          <table:table-cell table:style-name="TableCell5650">
            <text:p text:style-name="P5651">)</text:p>
          </table:table-cell>
        </table:table-row>
        <table:table-row table:style-name="TableRow5652">
          <table:table-cell table:style-name="TableCell5653">
            <text:p text:style-name="Display">*</text:p>
          </table:table-cell>
          <table:table-cell table:style-name="TableCell5654">
            <text:p text:style-name="TableContents">*</text:p>
          </table:table-cell>
          <table:table-cell table:style-name="TableCell5655">
            <text:p text:style-name="P5656">*</text:p>
          </table:table-cell>
        </table:table-row>
        <table:table-row table:style-name="TableRow5657">
          <table:table-cell table:style-name="TableCell5658">
            <text:p text:style-name="Display">+</text:p>
          </table:table-cell>
          <table:table-cell table:style-name="TableCell5659">
            <text:p text:style-name="TableContents">+</text:p>
          </table:table-cell>
          <table:table-cell table:style-name="TableCell5660">
            <text:p text:style-name="P5661">+</text:p>
          </table:table-cell>
        </table:table-row>
        <table:table-row table:style-name="TableRow5662">
          <table:table-cell table:style-name="TableCell5663">
            <text:p text:style-name="Display">,</text:p>
          </table:table-cell>
          <table:table-cell table:style-name="TableCell5664">
            <text:p text:style-name="TableContents">,</text:p>
          </table:table-cell>
          <table:table-cell table:style-name="TableCell5665">
            <text:p text:style-name="P5666">,</text:p>
          </table:table-cell>
        </table:table-row>
        <table:table-row table:style-name="TableRow5667">
          <table:table-cell table:style-name="TableCell5668">
            <text:p text:style-name="Display">-</text:p>
          </table:table-cell>
          <table:table-cell table:style-name="TableCell5669">
            <text:p text:style-name="TableContents">-</text:p>
          </table:table-cell>
          <table:table-cell table:style-name="TableCell5670">
            <text:p text:style-name="P5671">-</text:p>
          </table:table-cell>
        </table:table-row>
        <table:table-row table:style-name="TableRow5672">
          <table:table-cell table:style-name="TableCell5673">
            <text:p text:style-name="Display">.</text:p>
          </table:table-cell>
          <table:table-cell table:style-name="TableCell5674">
            <text:p text:style-name="TableContents">.</text:p>
          </table:table-cell>
          <table:table-cell table:style-name="TableCell5675">
            <text:p text:style-name="P5676">.</text:p>
          </table:table-cell>
        </table:table-row>
        <table:table-row table:style-name="TableRow5677">
          <table:table-cell table:style-name="TableCell5678">
            <text:p text:style-name="Display">/</text:p>
          </table:table-cell>
          <table:table-cell table:style-name="TableCell5679">
            <text:p text:style-name="TableContents">/</text:p>
          </table:table-cell>
          <table:table-cell table:style-name="TableCell5680">
            <text:p text:style-name="P5681">/</text:p>
          </table:table-cell>
        </table:table-row>
        <table:table-row table:style-name="TableRow5682">
          <table:table-cell table:style-name="TableCell5683">
            <text:p text:style-name="Display">0</text:p>
          </table:table-cell>
          <table:table-cell table:style-name="TableCell5684">
            <text:p text:style-name="TableContents">0</text:p>
          </table:table-cell>
          <table:table-cell table:style-name="TableCell5685">
            <text:p text:style-name="P5686">0</text:p>
          </table:table-cell>
        </table:table-row>
        <table:table-row table:style-name="TableRow5687">
          <table:table-cell table:style-name="TableCell5688">
            <text:p text:style-name="Display">1</text:p>
          </table:table-cell>
          <table:table-cell table:style-name="TableCell5689">
            <text:p text:style-name="TableContents">1</text:p>
          </table:table-cell>
          <table:table-cell table:style-name="TableCell5690">
            <text:p text:style-name="P5691">1</text:p>
          </table:table-cell>
        </table:table-row>
        <table:table-row table:style-name="TableRow5692">
          <table:table-cell table:style-name="TableCell5693">
            <text:p text:style-name="Display">2</text:p>
          </table:table-cell>
          <table:table-cell table:style-name="TableCell5694">
            <text:p text:style-name="TableContents">2</text:p>
          </table:table-cell>
          <table:table-cell table:style-name="TableCell5695">
            <text:p text:style-name="P5696">2</text:p>
          </table:table-cell>
        </table:table-row>
        <table:table-row table:style-name="TableRow5697">
          <table:table-cell table:style-name="TableCell5698">
            <text:p text:style-name="Display">3</text:p>
          </table:table-cell>
          <table:table-cell table:style-name="TableCell5699">
            <text:p text:style-name="TableContents">3</text:p>
          </table:table-cell>
          <table:table-cell table:style-name="TableCell5700">
            <text:p text:style-name="P5701">3</text:p>
          </table:table-cell>
        </table:table-row>
        <table:table-row table:style-name="TableRow5702">
          <table:table-cell table:style-name="TableCell5703">
            <text:p text:style-name="Display">4</text:p>
          </table:table-cell>
          <table:table-cell table:style-name="TableCell5704">
            <text:p text:style-name="TableContents">4</text:p>
          </table:table-cell>
          <table:table-cell table:style-name="TableCell5705">
            <text:p text:style-name="P5706">4</text:p>
          </table:table-cell>
        </table:table-row>
        <text:soft-page-break/>
        <table:table-row table:style-name="TableRow5707">
          <table:table-cell table:style-name="TableCell5708">
            <text:p text:style-name="Display">5</text:p>
          </table:table-cell>
          <table:table-cell table:style-name="TableCell5709">
            <text:p text:style-name="TableContents">5</text:p>
          </table:table-cell>
          <table:table-cell table:style-name="TableCell5710">
            <text:p text:style-name="P5711">5</text:p>
          </table:table-cell>
        </table:table-row>
        <table:table-row table:style-name="TableRow5712">
          <table:table-cell table:style-name="TableCell5713">
            <text:p text:style-name="Display">6</text:p>
          </table:table-cell>
          <table:table-cell table:style-name="TableCell5714">
            <text:p text:style-name="TableContents">6</text:p>
          </table:table-cell>
          <table:table-cell table:style-name="TableCell5715">
            <text:p text:style-name="P5716">6</text:p>
          </table:table-cell>
        </table:table-row>
        <table:table-row table:style-name="TableRow5717">
          <table:table-cell table:style-name="TableCell5718">
            <text:p text:style-name="Display">7</text:p>
          </table:table-cell>
          <table:table-cell table:style-name="TableCell5719">
            <text:p text:style-name="TableContents">7</text:p>
          </table:table-cell>
          <table:table-cell table:style-name="TableCell5720">
            <text:p text:style-name="P5721">7</text:p>
          </table:table-cell>
        </table:table-row>
        <table:table-row table:style-name="TableRow5722">
          <table:table-cell table:style-name="TableCell5723">
            <text:p text:style-name="Display">8</text:p>
          </table:table-cell>
          <table:table-cell table:style-name="TableCell5724">
            <text:p text:style-name="TableContents">8</text:p>
          </table:table-cell>
          <table:table-cell table:style-name="TableCell5725">
            <text:p text:style-name="P5726">8</text:p>
          </table:table-cell>
        </table:table-row>
        <table:table-row table:style-name="TableRow5727">
          <table:table-cell table:style-name="TableCell5728">
            <text:p text:style-name="Display">9</text:p>
          </table:table-cell>
          <table:table-cell table:style-name="TableCell5729">
            <text:p text:style-name="TableContents">9</text:p>
          </table:table-cell>
          <table:table-cell table:style-name="TableCell5730">
            <text:p text:style-name="P5731">9</text:p>
          </table:table-cell>
        </table:table-row>
        <table:table-row table:style-name="TableRow5732">
          <table:table-cell table:style-name="TableCell5733">
            <text:p text:style-name="Display">:</text:p>
          </table:table-cell>
          <table:table-cell table:style-name="TableCell5734">
            <text:p text:style-name="TableContents">:</text:p>
          </table:table-cell>
          <table:table-cell table:style-name="TableCell5735">
            <text:p text:style-name="P5736">:</text:p>
          </table:table-cell>
        </table:table-row>
        <table:table-row table:style-name="TableRow5737">
          <table:table-cell table:style-name="TableCell5738">
            <text:p text:style-name="Display">;</text:p>
          </table:table-cell>
          <table:table-cell table:style-name="TableCell5739">
            <text:p text:style-name="TableContents">;</text:p>
          </table:table-cell>
          <table:table-cell table:style-name="TableCell5740">
            <text:p text:style-name="P5741">;</text:p>
          </table:table-cell>
        </table:table-row>
        <table:table-row table:style-name="TableRow5742">
          <table:table-cell table:style-name="TableCell5743">
            <text:p text:style-name="Display">&lt;</text:p>
          </table:table-cell>
          <table:table-cell table:style-name="TableCell5744">
            <text:p text:style-name="TableContents">&lt;</text:p>
          </table:table-cell>
          <table:table-cell table:style-name="TableCell5745">
            <text:p text:style-name="P5746">&lt;</text:p>
          </table:table-cell>
        </table:table-row>
        <table:table-row table:style-name="TableRow5747">
          <table:table-cell table:style-name="TableCell5748">
            <text:p text:style-name="Display">=</text:p>
          </table:table-cell>
          <table:table-cell table:style-name="TableCell5749">
            <text:p text:style-name="TableContents">=</text:p>
          </table:table-cell>
          <table:table-cell table:style-name="TableCell5750">
            <text:p text:style-name="P5751">=</text:p>
          </table:table-cell>
        </table:table-row>
        <table:table-row table:style-name="TableRow5752">
          <table:table-cell table:style-name="TableCell5753">
            <text:p text:style-name="Display">&gt;</text:p>
          </table:table-cell>
          <table:table-cell table:style-name="TableCell5754">
            <text:p text:style-name="TableContents">&gt;</text:p>
          </table:table-cell>
          <table:table-cell table:style-name="TableCell5755">
            <text:p text:style-name="P5756">&gt;</text:p>
          </table:table-cell>
        </table:table-row>
        <table:table-row table:style-name="TableRow5757">
          <table:table-cell table:style-name="TableCell5758">
            <text:p text:style-name="Display">?</text:p>
          </table:table-cell>
          <table:table-cell table:style-name="TableCell5759">
            <text:p text:style-name="TableContents">?</text:p>
          </table:table-cell>
          <table:table-cell table:style-name="TableCell5760">
            <text:p text:style-name="P5761">?</text:p>
          </table:table-cell>
        </table:table-row>
        <table:table-row table:style-name="TableRow5762">
          <table:table-cell table:style-name="TableCell5763">
            <text:p text:style-name="Display">@</text:p>
          </table:table-cell>
          <table:table-cell table:style-name="TableCell5764">
            <text:p text:style-name="TableContents">@</text:p>
          </table:table-cell>
          <table:table-cell table:style-name="TableCell5765">
            <text:p text:style-name="P5766">@</text:p>
          </table:table-cell>
        </table:table-row>
        <table:table-row table:style-name="TableRow5767">
          <table:table-cell table:style-name="TableCell5768">
            <text:p text:style-name="Display">A</text:p>
          </table:table-cell>
          <table:table-cell table:style-name="TableCell5769">
            <text:p text:style-name="TableContents">A</text:p>
          </table:table-cell>
          <table:table-cell table:style-name="TableCell5770">
            <text:p text:style-name="P5771">A <text:s/><text:tab/>Α (Alpha)</text:p>
          </table:table-cell>
        </table:table-row>
        <table:table-row table:style-name="TableRow5772">
          <table:table-cell table:style-name="TableCell5773">
            <text:p text:style-name="Display">B</text:p>
          </table:table-cell>
          <table:table-cell table:style-name="TableCell5774">
            <text:p text:style-name="TableContents">B</text:p>
          </table:table-cell>
          <table:table-cell table:style-name="TableCell5775">
            <text:p text:style-name="P5776">B<text:s/><text:tab/>Β (Beta)</text:p>
          </table:table-cell>
        </table:table-row>
        <table:table-row table:style-name="TableRow5777">
          <table:table-cell table:style-name="TableCell5778">
            <text:p text:style-name="Display">C</text:p>
          </table:table-cell>
          <table:table-cell table:style-name="TableCell5779">
            <text:p text:style-name="TableContents">C</text:p>
          </table:table-cell>
          <table:table-cell table:style-name="TableCell5780">
            <text:p text:style-name="P5781">C</text:p>
          </table:table-cell>
        </table:table-row>
        <table:table-row table:style-name="TableRow5782">
          <table:table-cell table:style-name="TableCell5783">
            <text:p text:style-name="Display">D</text:p>
          </table:table-cell>
          <table:table-cell table:style-name="TableCell5784">
            <text:p text:style-name="TableContents">D</text:p>
          </table:table-cell>
          <table:table-cell table:style-name="TableCell5785">
            <text:p text:style-name="P5786">D</text:p>
          </table:table-cell>
        </table:table-row>
        <table:table-row table:style-name="TableRow5787">
          <table:table-cell table:style-name="TableCell5788">
            <text:p text:style-name="Display">E</text:p>
          </table:table-cell>
          <table:table-cell table:style-name="TableCell5789">
            <text:p text:style-name="TableContents">E</text:p>
          </table:table-cell>
          <table:table-cell table:style-name="TableCell5790">
            <text:p text:style-name="P5791">E<text:s/><text:tab/>Ε (Epsilon)</text:p>
          </table:table-cell>
        </table:table-row>
        <table:table-row table:style-name="TableRow5792">
          <table:table-cell table:style-name="TableCell5793">
            <text:p text:style-name="Display">F</text:p>
          </table:table-cell>
          <table:table-cell table:style-name="TableCell5794">
            <text:p text:style-name="TableContents">F</text:p>
          </table:table-cell>
          <table:table-cell table:style-name="TableCell5795">
            <text:p text:style-name="P5796">F</text:p>
          </table:table-cell>
        </table:table-row>
        <table:table-row table:style-name="TableRow5797">
          <table:table-cell table:style-name="TableCell5798">
            <text:p text:style-name="Display">G</text:p>
          </table:table-cell>
          <table:table-cell table:style-name="TableCell5799">
            <text:p text:style-name="TableContents">G</text:p>
          </table:table-cell>
          <table:table-cell table:style-name="TableCell5800">
            <text:p text:style-name="P5801">G</text:p>
          </table:table-cell>
        </table:table-row>
        <table:table-row table:style-name="TableRow5802">
          <table:table-cell table:style-name="TableCell5803">
            <text:p text:style-name="Display">H</text:p>
          </table:table-cell>
          <table:table-cell table:style-name="TableCell5804">
            <text:p text:style-name="TableContents">H</text:p>
          </table:table-cell>
          <table:table-cell table:style-name="TableCell5805">
            <text:p text:style-name="P5806">H <text:s/><text:tab/>Η (Eta)</text:p>
          </table:table-cell>
        </table:table-row>
        <table:table-row table:style-name="TableRow5807">
          <table:table-cell table:style-name="TableCell5808">
            <text:p text:style-name="Display">I</text:p>
          </table:table-cell>
          <table:table-cell table:style-name="TableCell5809">
            <text:p text:style-name="TableContents">I</text:p>
          </table:table-cell>
          <table:table-cell table:style-name="TableCell5810">
            <text:p text:style-name="P5811">I <text:s text:c="2"/><text:tab/>Ι (Iota)</text:p>
          </table:table-cell>
        </table:table-row>
        <table:table-row table:style-name="TableRow5812">
          <table:table-cell table:style-name="TableCell5813">
            <text:p text:style-name="Display">J</text:p>
          </table:table-cell>
          <table:table-cell table:style-name="TableCell5814">
            <text:p text:style-name="TableContents">J</text:p>
          </table:table-cell>
          <table:table-cell table:style-name="TableCell5815">
            <text:p text:style-name="P5816">J</text:p>
          </table:table-cell>
        </table:table-row>
        <table:table-row table:style-name="TableRow5817">
          <table:table-cell table:style-name="TableCell5818">
            <text:p text:style-name="Display">K</text:p>
          </table:table-cell>
          <table:table-cell table:style-name="TableCell5819">
            <text:p text:style-name="TableContents">K</text:p>
          </table:table-cell>
          <table:table-cell table:style-name="TableCell5820">
            <text:p text:style-name="P5821">K <text:s text:c="2"/><text:tab/>Κ (Kappa)</text:p>
          </table:table-cell>
        </table:table-row>
        <table:table-row table:style-name="TableRow5822">
          <table:table-cell table:style-name="TableCell5823">
            <text:p text:style-name="P5824">L</text:p>
          </table:table-cell>
          <table:table-cell table:style-name="TableCell5825">
            <text:p text:style-name="P5826">L</text:p>
          </table:table-cell>
          <table:table-cell table:style-name="TableCell5827">
            <text:p text:style-name="P5828">L</text:p>
          </table:table-cell>
        </table:table-row>
        <table:table-row table:style-name="TableRow5829">
          <table:table-cell table:style-name="TableCell5830">
            <text:p text:style-name="P5831">M</text:p>
          </table:table-cell>
          <table:table-cell table:style-name="TableCell5832">
            <text:p text:style-name="P5833">M</text:p>
          </table:table-cell>
          <table:table-cell table:style-name="TableCell5834">
            <text:p text:style-name="P5835"><text:span text:style-name="T5836">M <text:s/></text:span><text:span text:style-name="T5837"><text:tab/></text:span><text:span text:style-name="T5838">Μ</text:span><text:span text:style-name="T5839"><text:s/>(Mu)</text:span></text:p>
          </table:table-cell>
        </table:table-row>
        <table:table-row table:style-name="TableRow5840">
          <table:table-cell table:style-name="TableCell5841">
            <text:p text:style-name="P5842">N</text:p>
          </table:table-cell>
          <table:table-cell table:style-name="TableCell5843">
            <text:p text:style-name="P5844">N</text:p>
          </table:table-cell>
          <table:table-cell table:style-name="TableCell5845">
            <text:p text:style-name="P5846"><text:span text:style-name="T5847">N <text:s text:c="2"/></text:span><text:span text:style-name="T5848"><text:tab/></text:span><text:span text:style-name="T5849">Ν</text:span><text:span text:style-name="T5850"><text:s/>(Nu)</text:span></text:p>
          </table:table-cell>
        </table:table-row>
        <table:table-row table:style-name="TableRow5851">
          <table:table-cell table:style-name="TableCell5852">
            <text:p text:style-name="P5853">O</text:p>
          </table:table-cell>
          <table:table-cell table:style-name="TableCell5854">
            <text:p text:style-name="P5855">O</text:p>
          </table:table-cell>
          <table:table-cell table:style-name="TableCell5856">
            <text:p text:style-name="P5857"><text:span text:style-name="T5858">O <text:s text:c="2"/></text:span><text:span text:style-name="T5859"><text:tab/></text:span><text:span text:style-name="T5860">Ο</text:span><text:span text:style-name="T5861"><text:s/>(Omicron)</text:span></text:p>
          </table:table-cell>
        </table:table-row>
        <table:table-row table:style-name="TableRow5862">
          <table:table-cell table:style-name="TableCell5863">
            <text:p text:style-name="P5864">P</text:p>
          </table:table-cell>
          <table:table-cell table:style-name="TableCell5865">
            <text:p text:style-name="P5866">P</text:p>
          </table:table-cell>
          <table:table-cell table:style-name="TableCell5867">
            <text:p text:style-name="P5868"><text:span text:style-name="T5869">P <text:s text:c="2"/></text:span><text:span text:style-name="T5870"><text:tab/></text:span><text:span text:style-name="T5871">Ρ</text:span><text:span text:style-name="T5872"><text:s/>(Rho)</text:span></text:p>
          </table:table-cell>
        </table:table-row>
        <table:table-row table:style-name="TableRow5873">
          <table:table-cell table:style-name="TableCell5874">
            <text:p text:style-name="P5875">Q</text:p>
          </table:table-cell>
          <table:table-cell table:style-name="TableCell5876">
            <text:p text:style-name="P5877">Q</text:p>
          </table:table-cell>
          <table:table-cell table:style-name="TableCell5878">
            <text:p text:style-name="P5879">Q</text:p>
          </table:table-cell>
        </table:table-row>
        <table:table-row table:style-name="TableRow5880">
          <table:table-cell table:style-name="TableCell5881">
            <text:p text:style-name="P5882">R</text:p>
          </table:table-cell>
          <table:table-cell table:style-name="TableCell5883">
            <text:p text:style-name="P5884">R</text:p>
          </table:table-cell>
          <table:table-cell table:style-name="TableCell5885">
            <text:p text:style-name="P5886">R</text:p>
          </table:table-cell>
        </table:table-row>
        <table:table-row table:style-name="TableRow5887">
          <table:table-cell table:style-name="TableCell5888">
            <text:p text:style-name="P5889">S</text:p>
          </table:table-cell>
          <table:table-cell table:style-name="TableCell5890">
            <text:p text:style-name="P5891">S</text:p>
          </table:table-cell>
          <table:table-cell table:style-name="TableCell5892">
            <text:p text:style-name="P5893">S</text:p>
          </table:table-cell>
        </table:table-row>
        <table:table-row table:style-name="TableRow5894">
          <table:table-cell table:style-name="TableCell5895">
            <text:p text:style-name="P5896">T</text:p>
          </table:table-cell>
          <table:table-cell table:style-name="TableCell5897">
            <text:p text:style-name="P5898">T</text:p>
          </table:table-cell>
          <table:table-cell table:style-name="TableCell5899">
            <text:p text:style-name="P5900"><text:span text:style-name="T5901">T <text:s text:c="2"/></text:span><text:span text:style-name="T5902"><text:tab/></text:span><text:span text:style-name="T5903">Τ</text:span><text:span text:style-name="T5904"><text:s/>(Tau)</text:span></text:p>
          </table:table-cell>
        </table:table-row>
        <table:table-row table:style-name="TableRow5905">
          <table:table-cell table:style-name="TableCell5906">
            <text:p text:style-name="P5907">U</text:p>
          </table:table-cell>
          <table:table-cell table:style-name="TableCell5908">
            <text:p text:style-name="P5909">U</text:p>
          </table:table-cell>
          <table:table-cell table:style-name="TableCell5910">
            <text:p text:style-name="P5911">U</text:p>
          </table:table-cell>
        </table:table-row>
        <table:table-row table:style-name="TableRow5912">
          <table:table-cell table:style-name="TableCell5913">
            <text:p text:style-name="P5914">V</text:p>
          </table:table-cell>
          <table:table-cell table:style-name="TableCell5915">
            <text:p text:style-name="P5916">V</text:p>
          </table:table-cell>
          <table:table-cell table:style-name="TableCell5917">
            <text:p text:style-name="P5918">V</text:p>
          </table:table-cell>
        </table:table-row>
        <table:table-row table:style-name="TableRow5919">
          <table:table-cell table:style-name="TableCell5920">
            <text:p text:style-name="P5921">W</text:p>
          </table:table-cell>
          <table:table-cell table:style-name="TableCell5922">
            <text:p text:style-name="P5923">W</text:p>
          </table:table-cell>
          <table:table-cell table:style-name="TableCell5924">
            <text:p text:style-name="P5925">W</text:p>
          </table:table-cell>
        </table:table-row>
        <table:table-row table:style-name="TableRow5926">
          <table:table-cell table:style-name="TableCell5927">
            <text:p text:style-name="P5928">X</text:p>
          </table:table-cell>
          <table:table-cell table:style-name="TableCell5929">
            <text:p text:style-name="P5930">X</text:p>
          </table:table-cell>
          <table:table-cell table:style-name="TableCell5931">
            <text:p text:style-name="P5932"><text:span text:style-name="T5933">X <text:s text:c="2"/></text:span><text:span text:style-name="T5934"><text:tab/></text:span><text:span text:style-name="T5935">Χ</text:span><text:span text:style-name="T5936"><text:s/>(Chi)</text:span></text:p>
          </table:table-cell>
        </table:table-row>
        <table:table-row table:style-name="TableRow5937">
          <table:table-cell table:style-name="TableCell5938">
            <text:p text:style-name="P5939">Y</text:p>
          </table:table-cell>
          <table:table-cell table:style-name="TableCell5940">
            <text:p text:style-name="P5941">Y</text:p>
          </table:table-cell>
          <table:table-cell table:style-name="TableCell5942">
            <text:p text:style-name="P5943"><text:span text:style-name="T5944">Y <text:s text:c="2"/></text:span><text:span text:style-name="T5945"><text:tab/></text:span><text:span text:style-name="T5946">Υ (Upsilon)</text:span></text:p>
          </table:table-cell>
        </table:table-row>
        <table:table-row table:style-name="TableRow5947">
          <table:table-cell table:style-name="TableCell5948">
            <text:p text:style-name="Display">Z</text:p>
          </table:table-cell>
          <table:table-cell table:style-name="TableCell5949">
            <text:p text:style-name="TableContents">Z</text:p>
          </table:table-cell>
          <table:table-cell table:style-name="TableCell5950">
            <text:p text:style-name="P5951">Z <text:s text:c="2"/><text:tab/>Ζ (Zeta)</text:p>
          </table:table-cell>
        </table:table-row>
        <text:soft-page-break/>
        <table:table-row table:style-name="TableRow5952">
          <table:table-cell table:style-name="TableCell5953">
            <text:p text:style-name="Display">[</text:p>
          </table:table-cell>
          <table:table-cell table:style-name="TableCell5954">
            <text:p text:style-name="TableContents">[</text:p>
          </table:table-cell>
          <table:table-cell table:style-name="TableCell5955">
            <text:p text:style-name="P5956"><text:span text:style-name="T5957">[</text:span></text:p>
          </table:table-cell>
        </table:table-row>
        <table:table-row table:style-name="TableRow5958">
          <table:table-cell table:style-name="TableCell5959">
            <text:p text:style-name="P5960">\</text:p>
          </table:table-cell>
          <table:table-cell table:style-name="TableCell5961">
            <text:p text:style-name="P5962">\</text:p>
          </table:table-cell>
          <table:table-cell table:style-name="TableCell5963">
            <text:p text:style-name="P5964">\</text:p>
          </table:table-cell>
        </table:table-row>
        <table:table-row table:style-name="TableRow5965">
          <table:table-cell table:style-name="TableCell5966">
            <text:p text:style-name="P5967">]</text:p>
          </table:table-cell>
          <table:table-cell table:style-name="TableCell5968">
            <text:p text:style-name="P5969">]</text:p>
          </table:table-cell>
          <table:table-cell table:style-name="TableCell5970">
            <text:p text:style-name="P5971"><text:span text:style-name="T5972">]</text:span></text:p>
          </table:table-cell>
        </table:table-row>
        <table:table-row table:style-name="TableRow5973">
          <table:table-cell table:style-name="TableCell5974">
            <text:p text:style-name="P5975">^</text:p>
          </table:table-cell>
          <table:table-cell table:style-name="TableCell5976">
            <text:p text:style-name="P5977">^</text:p>
          </table:table-cell>
          <table:table-cell table:style-name="TableCell5978">
            <text:p text:style-name="P5979">^</text:p>
          </table:table-cell>
        </table:table-row>
        <table:table-row table:style-name="TableRow5980">
          <table:table-cell table:style-name="TableCell5981">
            <text:p text:style-name="P5982">_</text:p>
          </table:table-cell>
          <table:table-cell table:style-name="TableCell5983">
            <text:p text:style-name="P5984">_</text:p>
          </table:table-cell>
          <table:table-cell table:style-name="TableCell5985">
            <text:p text:style-name="P5986"><text:span text:style-name="T5987">_</text:span></text:p>
          </table:table-cell>
        </table:table-row>
        <table:table-row table:style-name="TableRow5988">
          <table:table-cell table:style-name="TableCell5989">
            <text:p text:style-name="P5990">`</text:p>
          </table:table-cell>
          <table:table-cell table:style-name="TableCell5991">
            <text:p text:style-name="P5992">`</text:p>
          </table:table-cell>
          <table:table-cell table:style-name="TableCell5993">
            <text:p text:style-name="P5994">`</text:p>
          </table:table-cell>
        </table:table-row>
        <table:table-row table:style-name="TableRow5995">
          <table:table-cell table:style-name="TableCell5996">
            <text:p text:style-name="P5997">a</text:p>
          </table:table-cell>
          <table:table-cell table:style-name="TableCell5998">
            <text:p text:style-name="P5999">a</text:p>
          </table:table-cell>
          <table:table-cell table:style-name="TableCell6000">
            <text:p text:style-name="P6001">a</text:p>
          </table:table-cell>
        </table:table-row>
        <table:table-row table:style-name="TableRow6002">
          <table:table-cell table:style-name="TableCell6003">
            <text:p text:style-name="Display">b</text:p>
          </table:table-cell>
          <table:table-cell table:style-name="TableCell6004">
            <text:p text:style-name="TableContents">b</text:p>
          </table:table-cell>
          <table:table-cell table:style-name="TableCell6005">
            <text:p text:style-name="P6006">b</text:p>
          </table:table-cell>
        </table:table-row>
        <table:table-row table:style-name="TableRow6007">
          <table:table-cell table:style-name="TableCell6008">
            <text:p text:style-name="Display">c</text:p>
          </table:table-cell>
          <table:table-cell table:style-name="TableCell6009">
            <text:p text:style-name="TableContents">c</text:p>
          </table:table-cell>
          <table:table-cell table:style-name="TableCell6010">
            <text:p text:style-name="P6011">c</text:p>
          </table:table-cell>
        </table:table-row>
        <table:table-row table:style-name="TableRow6012">
          <table:table-cell table:style-name="TableCell6013">
            <text:p text:style-name="Display">d</text:p>
          </table:table-cell>
          <table:table-cell table:style-name="TableCell6014">
            <text:p text:style-name="TableContents">d</text:p>
          </table:table-cell>
          <table:table-cell table:style-name="TableCell6015">
            <text:p text:style-name="P6016">d</text:p>
          </table:table-cell>
        </table:table-row>
        <table:table-row table:style-name="TableRow6017">
          <table:table-cell table:style-name="TableCell6018">
            <text:p text:style-name="Display">e</text:p>
          </table:table-cell>
          <table:table-cell table:style-name="TableCell6019">
            <text:p text:style-name="TableContents">e</text:p>
          </table:table-cell>
          <table:table-cell table:style-name="TableCell6020">
            <text:p text:style-name="P6021">e</text:p>
          </table:table-cell>
        </table:table-row>
        <table:table-row table:style-name="TableRow6022">
          <table:table-cell table:style-name="TableCell6023">
            <text:p text:style-name="Display">f</text:p>
          </table:table-cell>
          <table:table-cell table:style-name="TableCell6024">
            <text:p text:style-name="TableContents">f</text:p>
          </table:table-cell>
          <table:table-cell table:style-name="TableCell6025">
            <text:p text:style-name="P6026">f</text:p>
          </table:table-cell>
        </table:table-row>
        <table:table-row table:style-name="TableRow6027">
          <table:table-cell table:style-name="TableCell6028">
            <text:p text:style-name="Display">g</text:p>
          </table:table-cell>
          <table:table-cell table:style-name="TableCell6029">
            <text:p text:style-name="P6030">g</text:p>
          </table:table-cell>
          <table:table-cell table:style-name="TableCell6031">
            <text:p text:style-name="P6032">g</text:p>
          </table:table-cell>
        </table:table-row>
        <table:table-row table:style-name="TableRow6033">
          <table:table-cell table:style-name="TableCell6034">
            <text:p text:style-name="P6035">h</text:p>
          </table:table-cell>
          <table:table-cell table:style-name="TableCell6036">
            <text:p text:style-name="P6037">h</text:p>
          </table:table-cell>
          <table:table-cell table:style-name="TableCell6038">
            <text:p text:style-name="P6039">h</text:p>
          </table:table-cell>
        </table:table-row>
        <table:table-row table:style-name="TableRow6040">
          <table:table-cell table:style-name="TableCell6041">
            <text:p text:style-name="P6042">i</text:p>
          </table:table-cell>
          <table:table-cell table:style-name="TableCell6043">
            <text:p text:style-name="P6044">i</text:p>
          </table:table-cell>
          <table:table-cell table:style-name="TableCell6045">
            <text:p text:style-name="P6046">i</text:p>
          </table:table-cell>
        </table:table-row>
        <table:table-row table:style-name="TableRow6047">
          <table:table-cell table:style-name="TableCell6048">
            <text:p text:style-name="P6049">j</text:p>
          </table:table-cell>
          <table:table-cell table:style-name="TableCell6050">
            <text:p text:style-name="P6051">j</text:p>
          </table:table-cell>
          <table:table-cell table:style-name="TableCell6052">
            <text:p text:style-name="P6053">j</text:p>
          </table:table-cell>
        </table:table-row>
        <table:table-row table:style-name="TableRow6054">
          <table:table-cell table:style-name="TableCell6055">
            <text:p text:style-name="P6056">k</text:p>
          </table:table-cell>
          <table:table-cell table:style-name="TableCell6057">
            <text:p text:style-name="P6058">k</text:p>
          </table:table-cell>
          <table:table-cell table:style-name="TableCell6059">
            <text:p text:style-name="P6060">k</text:p>
          </table:table-cell>
        </table:table-row>
        <table:table-row table:style-name="TableRow6061">
          <table:table-cell table:style-name="TableCell6062">
            <text:p text:style-name="P6063">l</text:p>
          </table:table-cell>
          <table:table-cell table:style-name="TableCell6064">
            <text:p text:style-name="P6065">l</text:p>
          </table:table-cell>
          <table:table-cell table:style-name="TableCell6066">
            <text:p text:style-name="P6067">l</text:p>
          </table:table-cell>
        </table:table-row>
        <table:table-row table:style-name="TableRow6068">
          <table:table-cell table:style-name="TableCell6069">
            <text:p text:style-name="Display">m</text:p>
          </table:table-cell>
          <table:table-cell table:style-name="TableCell6070">
            <text:p text:style-name="TableContents">m</text:p>
          </table:table-cell>
          <table:table-cell table:style-name="TableCell6071">
            <text:p text:style-name="P6072">m</text:p>
          </table:table-cell>
        </table:table-row>
        <table:table-row table:style-name="TableRow6073">
          <table:table-cell table:style-name="TableCell6074">
            <text:p text:style-name="Display">n</text:p>
          </table:table-cell>
          <table:table-cell table:style-name="TableCell6075">
            <text:p text:style-name="TableContents">n</text:p>
          </table:table-cell>
          <table:table-cell table:style-name="TableCell6076">
            <text:p text:style-name="P6077">n</text:p>
          </table:table-cell>
        </table:table-row>
        <table:table-row table:style-name="TableRow6078">
          <table:table-cell table:style-name="TableCell6079">
            <text:p text:style-name="Display">o</text:p>
          </table:table-cell>
          <table:table-cell table:style-name="TableCell6080">
            <text:p text:style-name="TableContents">o</text:p>
          </table:table-cell>
          <table:table-cell table:style-name="TableCell6081">
            <text:p text:style-name="P6082">o <text:s text:c="2"/><text:tab/>ο (omicron)</text:p>
          </table:table-cell>
        </table:table-row>
        <table:table-row table:style-name="TableRow6083">
          <table:table-cell table:style-name="TableCell6084">
            <text:p text:style-name="Display">p</text:p>
          </table:table-cell>
          <table:table-cell table:style-name="TableCell6085">
            <text:p text:style-name="TableContents">p</text:p>
          </table:table-cell>
          <table:table-cell table:style-name="TableCell6086">
            <text:p text:style-name="P6087">p</text:p>
          </table:table-cell>
        </table:table-row>
        <table:table-row table:style-name="TableRow6088">
          <table:table-cell table:style-name="TableCell6089">
            <text:p text:style-name="Display">q</text:p>
          </table:table-cell>
          <table:table-cell table:style-name="TableCell6090">
            <text:p text:style-name="TableContents">q</text:p>
          </table:table-cell>
          <table:table-cell table:style-name="TableCell6091">
            <text:p text:style-name="P6092">q</text:p>
          </table:table-cell>
        </table:table-row>
        <table:table-row table:style-name="TableRow6093">
          <table:table-cell table:style-name="TableCell6094">
            <text:p text:style-name="Display">r</text:p>
          </table:table-cell>
          <table:table-cell table:style-name="TableCell6095">
            <text:p text:style-name="TableContents">r</text:p>
          </table:table-cell>
          <table:table-cell table:style-name="TableCell6096">
            <text:p text:style-name="P6097">r</text:p>
          </table:table-cell>
        </table:table-row>
        <table:table-row table:style-name="TableRow6098">
          <table:table-cell table:style-name="TableCell6099">
            <text:p text:style-name="Display">s</text:p>
          </table:table-cell>
          <table:table-cell table:style-name="TableCell6100">
            <text:p text:style-name="TableContents">s</text:p>
          </table:table-cell>
          <table:table-cell table:style-name="TableCell6101">
            <text:p text:style-name="P6102">s</text:p>
          </table:table-cell>
        </table:table-row>
        <table:table-row table:style-name="TableRow6103">
          <table:table-cell table:style-name="TableCell6104">
            <text:p text:style-name="Display">t</text:p>
          </table:table-cell>
          <table:table-cell table:style-name="TableCell6105">
            <text:p text:style-name="TableContents">t</text:p>
          </table:table-cell>
          <table:table-cell table:style-name="TableCell6106">
            <text:p text:style-name="P6107">t</text:p>
          </table:table-cell>
        </table:table-row>
        <table:table-row table:style-name="TableRow6108">
          <table:table-cell table:style-name="TableCell6109">
            <text:p text:style-name="Display">u</text:p>
          </table:table-cell>
          <table:table-cell table:style-name="TableCell6110">
            <text:p text:style-name="TableContents">u</text:p>
          </table:table-cell>
          <table:table-cell table:style-name="TableCell6111">
            <text:p text:style-name="P6112">u</text:p>
          </table:table-cell>
        </table:table-row>
        <table:table-row table:style-name="TableRow6113">
          <table:table-cell table:style-name="TableCell6114">
            <text:p text:style-name="Display">v</text:p>
          </table:table-cell>
          <table:table-cell table:style-name="TableCell6115">
            <text:p text:style-name="TableContents">v</text:p>
          </table:table-cell>
          <table:table-cell table:style-name="TableCell6116">
            <text:p text:style-name="P6117">v</text:p>
          </table:table-cell>
        </table:table-row>
        <table:table-row table:style-name="TableRow6118">
          <table:table-cell table:style-name="TableCell6119">
            <text:p text:style-name="Display">w</text:p>
          </table:table-cell>
          <table:table-cell table:style-name="TableCell6120">
            <text:p text:style-name="TableContents">w</text:p>
          </table:table-cell>
          <table:table-cell table:style-name="TableCell6121">
            <text:p text:style-name="P6122">w</text:p>
          </table:table-cell>
        </table:table-row>
        <table:table-row table:style-name="TableRow6123">
          <table:table-cell table:style-name="TableCell6124">
            <text:p text:style-name="Display">x</text:p>
          </table:table-cell>
          <table:table-cell table:style-name="TableCell6125">
            <text:p text:style-name="TableContents">x</text:p>
          </table:table-cell>
          <table:table-cell table:style-name="TableCell6126">
            <text:p text:style-name="P6127">x</text:p>
          </table:table-cell>
        </table:table-row>
        <table:table-row table:style-name="TableRow6128">
          <table:table-cell table:style-name="TableCell6129">
            <text:p text:style-name="Display">y</text:p>
          </table:table-cell>
          <table:table-cell table:style-name="TableCell6130">
            <text:p text:style-name="TableContents">y</text:p>
          </table:table-cell>
          <table:table-cell table:style-name="TableCell6131">
            <text:p text:style-name="P6132">y</text:p>
          </table:table-cell>
        </table:table-row>
        <table:table-row table:style-name="TableRow6133">
          <table:table-cell table:style-name="TableCell6134">
            <text:p text:style-name="Display">z</text:p>
          </table:table-cell>
          <table:table-cell table:style-name="TableCell6135">
            <text:p text:style-name="TableContents">z</text:p>
          </table:table-cell>
          <table:table-cell table:style-name="TableCell6136">
            <text:p text:style-name="P6137">z</text:p>
          </table:table-cell>
        </table:table-row>
        <table:table-row table:style-name="TableRow6138">
          <table:table-cell table:style-name="TableCell6139">
            <text:p text:style-name="Display">{</text:p>
          </table:table-cell>
          <table:table-cell table:style-name="TableCell6140">
            <text:p text:style-name="TableContents">{</text:p>
          </table:table-cell>
          <table:table-cell table:style-name="TableCell6141">
            <text:p text:style-name="P6142">{</text:p>
          </table:table-cell>
        </table:table-row>
        <table:table-row table:style-name="TableRow6143">
          <table:table-cell table:style-name="TableCell6144">
            <text:p text:style-name="Display">|</text:p>
          </table:table-cell>
          <table:table-cell table:style-name="TableCell6145">
            <text:p text:style-name="TableContents">|</text:p>
          </table:table-cell>
          <table:table-cell table:style-name="TableCell6146">
            <text:p text:style-name="P6147">|<text:s/><text:tab/>¦</text:p>
          </table:table-cell>
        </table:table-row>
        <table:table-row table:style-name="TableRow6148">
          <table:table-cell table:style-name="TableCell6149">
            <text:p text:style-name="Display">}</text:p>
          </table:table-cell>
          <table:table-cell table:style-name="TableCell6150">
            <text:p text:style-name="TableContents">}</text:p>
          </table:table-cell>
          <table:table-cell table:style-name="TableCell6151">
            <text:p text:style-name="P6152">}</text:p>
          </table:table-cell>
        </table:table-row>
        <table:table-row table:style-name="TableRow6153">
          <table:table-cell table:style-name="TableCell6154">
            <text:p text:style-name="Display">~</text:p>
          </table:table-cell>
          <table:table-cell table:style-name="TableCell6155">
            <text:p text:style-name="TableContents">~</text:p>
          </table:table-cell>
          <table:table-cell table:style-name="TableCell6156">
            <text:p text:style-name="P6157">~</text:p>
          </table:table-cell>
        </table:table-row>
        <table:table-row table:style-name="TableRow6158">
          <table:table-cell table:style-name="TableCell6159">
            <text:p text:style-name="Display">↕</text:p>
          </table:table-cell>
          <table:table-cell table:style-name="TableCell6160">
            <text:p text:style-name="TableContents">[^v]</text:p>
          </table:table-cell>
          <table:table-cell table:style-name="TableCell6161">
            <text:p text:style-name="Standard"><text:span text:style-name="T6162">↕</text:span></text:p>
          </table:table-cell>
        </table:table-row>
        <table:table-row table:style-name="TableRow6163">
          <table:table-cell table:style-name="TableCell6164">
            <text:p text:style-name="Display">³</text:p>
          </table:table-cell>
          <table:table-cell table:style-name="TableCell6165">
            <text:p text:style-name="TableContents">[^3]</text:p>
          </table:table-cell>
          <table:table-cell table:style-name="TableCell6166">
            <text:p text:style-name="P6167">³</text:p>
          </table:table-cell>
        </table:table-row>
        <text:soft-page-break/>
        <table:table-row table:style-name="TableRow6168">
          <table:table-cell table:style-name="TableCell6169">
            <text:p text:style-name="Display">⒲</text:p>
          </table:table-cell>
          <table:table-cell table:style-name="TableCell6170">
            <text:p text:style-name="TableContents">[sub-w]</text:p>
          </table:table-cell>
          <table:table-cell table:style-name="TableCell6171">
            <text:p text:style-name="P6172">w</text:p>
          </table:table-cell>
        </table:table-row>
        <table:table-row table:style-name="TableRow6173">
          <table:table-cell table:style-name="TableCell6174">
            <text:p text:style-name="Display">Γ</text:p>
          </table:table-cell>
          <table:table-cell table:style-name="TableCell6175">
            <text:p text:style-name="TableContents">[GAMMA]</text:p>
          </table:table-cell>
          <table:table-cell table:style-name="TableCell6176">
            <text:p text:style-name="P6177">Γ</text:p>
          </table:table-cell>
        </table:table-row>
        <table:table-row table:style-name="TableRow6178">
          <table:table-cell table:style-name="TableCell6179">
            <text:p text:style-name="Display">Δ</text:p>
          </table:table-cell>
          <table:table-cell table:style-name="TableCell6180">
            <text:p text:style-name="TableContents">[DELTA]</text:p>
          </table:table-cell>
          <table:table-cell table:style-name="TableCell6181">
            <text:p text:style-name="P6182">Δ</text:p>
          </table:table-cell>
        </table:table-row>
        <table:table-row table:style-name="TableRow6183">
          <table:table-cell table:style-name="TableCell6184">
            <text:p text:style-name="Display">Ð</text:p>
          </table:table-cell>
          <table:table-cell table:style-name="TableCell6185">
            <text:p text:style-name="TableContents">[D-bar]</text:p>
          </table:table-cell>
          <table:table-cell table:style-name="TableCell6186">
            <text:p text:style-name="P6187">Ð</text:p>
          </table:table-cell>
        </table:table-row>
        <table:table-row table:style-name="TableRow6188">
          <table:table-cell table:style-name="TableCell6189">
            <text:p text:style-name="Display">ð</text:p>
          </table:table-cell>
          <table:table-cell table:style-name="TableCell6190">
            <text:p text:style-name="TableContents">[d-bar]</text:p>
          </table:table-cell>
          <table:table-cell table:style-name="TableCell6191">
            <text:p text:style-name="P6192">ð</text:p>
          </table:table-cell>
        </table:table-row>
        <table:table-row table:style-name="TableRow6193">
          <table:table-cell table:style-name="TableCell6194">
            <text:p text:style-name="Display">⒟</text:p>
          </table:table-cell>
          <table:table-cell table:style-name="TableCell6195">
            <text:p text:style-name="TableContents">[sub-d]</text:p>
          </table:table-cell>
          <table:table-cell table:style-name="TableCell6196">
            <text:p text:style-name="P6197">d</text:p>
          </table:table-cell>
        </table:table-row>
        <table:table-row table:style-name="TableRow6198">
          <table:table-cell table:style-name="TableCell6199">
            <text:p text:style-name="Display">Θ</text:p>
          </table:table-cell>
          <table:table-cell table:style-name="TableCell6200">
            <text:p text:style-name="TableContents">[THETA]</text:p>
          </table:table-cell>
          <table:table-cell table:style-name="TableCell6201">
            <text:p text:style-name="P6202">Θ</text:p>
          </table:table-cell>
        </table:table-row>
        <table:table-row table:style-name="TableRow6203">
          <table:table-cell table:style-name="TableCell6204">
            <text:p text:style-name="Display">Æ</text:p>
          </table:table-cell>
          <table:table-cell table:style-name="TableCell6205">
            <text:p text:style-name="TableContents">[AE]</text:p>
          </table:table-cell>
          <table:table-cell table:style-name="TableCell6206">
            <text:p text:style-name="P6207">Æ</text:p>
          </table:table-cell>
        </table:table-row>
        <table:table-row table:style-name="TableRow6208">
          <table:table-cell table:style-name="TableCell6209">
            <text:p text:style-name="Display">æ</text:p>
          </table:table-cell>
          <table:table-cell table:style-name="TableCell6210">
            <text:p text:style-name="TableContents">[ae]</text:p>
          </table:table-cell>
          <table:table-cell table:style-name="TableCell6211">
            <text:p text:style-name="P6212">æ</text:p>
          </table:table-cell>
        </table:table-row>
        <table:table-row table:style-name="TableRow6213">
          <table:table-cell table:style-name="TableCell6214">
            <text:p text:style-name="Display">Λ</text:p>
          </table:table-cell>
          <table:table-cell table:style-name="TableCell6215">
            <text:p text:style-name="TableContents">[LAMBDA]</text:p>
          </table:table-cell>
          <table:table-cell table:style-name="TableCell6216">
            <text:p text:style-name="P6217">Λ</text:p>
          </table:table-cell>
        </table:table-row>
        <table:table-row table:style-name="TableRow6218">
          <table:table-cell table:style-name="TableCell6219">
            <text:p text:style-name="Display">ₓ</text:p>
          </table:table-cell>
          <table:table-cell table:style-name="TableCell6220">
            <text:p text:style-name="TableContents">[sub-x]</text:p>
          </table:table-cell>
          <table:table-cell table:style-name="TableCell6221">
            <text:p text:style-name="P6222">x</text:p>
          </table:table-cell>
        </table:table-row>
        <table:table-row table:style-name="TableRow6223">
          <table:table-cell table:style-name="TableCell6224">
            <text:p text:style-name="Display">ᵧ</text:p>
          </table:table-cell>
          <table:table-cell table:style-name="TableCell6225">
            <text:p text:style-name="TableContents">[sub-y]</text:p>
          </table:table-cell>
          <table:table-cell table:style-name="TableCell6226">
            <text:p text:style-name="P6227">y</text:p>
          </table:table-cell>
        </table:table-row>
        <table:table-row table:style-name="TableRow6228">
          <table:table-cell table:style-name="TableCell6229">
            <text:p text:style-name="Display">Ξ</text:p>
          </table:table-cell>
          <table:table-cell table:style-name="TableCell6230">
            <text:p text:style-name="TableContents">[XI]</text:p>
          </table:table-cell>
          <table:table-cell table:style-name="TableCell6231">
            <text:p text:style-name="P6232">Ξ</text:p>
          </table:table-cell>
        </table:table-row>
        <table:table-row table:style-name="TableRow6233">
          <table:table-cell table:style-name="TableCell6234">
            <text:p text:style-name="Display">☉</text:p>
          </table:table-cell>
          <table:table-cell table:style-name="TableCell6235">
            <text:p text:style-name="TableContents">[sol]</text:p>
          </table:table-cell>
          <table:table-cell table:style-name="TableCell6236">
            <text:p text:style-name="P6237">☉</text:p>
          </table:table-cell>
        </table:table-row>
        <table:table-row table:style-name="TableRow6238">
          <table:table-cell table:style-name="TableCell6239">
            <text:p text:style-name="Display">Π</text:p>
          </table:table-cell>
          <table:table-cell table:style-name="TableCell6240">
            <text:p text:style-name="TableContents">[PI]</text:p>
          </table:table-cell>
          <table:table-cell table:style-name="TableCell6241">
            <text:p text:style-name="P6242">Π</text:p>
          </table:table-cell>
        </table:table-row>
        <table:table-row table:style-name="TableRow6243">
          <table:table-cell table:style-name="TableCell6244">
            <text:p text:style-name="Display">⁺</text:p>
          </table:table-cell>
          <table:table-cell table:style-name="TableCell6245">
            <text:p text:style-name="TableContents">[super-star]</text:p>
          </table:table-cell>
          <table:table-cell table:style-name="TableCell6246">
            <text:p text:style-name="Standard"><text:span text:style-name="T6247">*</text:span></text:p>
          </table:table-cell>
        </table:table-row>
        <table:table-row table:style-name="TableRow6248">
          <table:table-cell table:style-name="TableCell6249">
            <text:p text:style-name="Display">Σ</text:p>
          </table:table-cell>
          <table:table-cell table:style-name="TableCell6250">
            <text:p text:style-name="TableContents">[SIGMA]</text:p>
          </table:table-cell>
          <table:table-cell table:style-name="TableCell6251">
            <text:p text:style-name="P6252">Σ</text:p>
          </table:table-cell>
        </table:table-row>
        <table:table-row table:style-name="TableRow6253">
          <table:table-cell table:style-name="TableCell6254">
            <text:p text:style-name="Display">⎙</text:p>
          </table:table-cell>
          <table:table-cell table:style-name="TableCell6255">
            <text:p text:style-name="TableContents">[print]</text:p>
          </table:table-cell>
          <table:table-cell table:style-name="TableCell6256">
            <text:p text:style-name="Standard"><text:span text:style-name="T6257">⎙</text:span></text:p>
          </table:table-cell>
        </table:table-row>
        <table:table-row table:style-name="TableRow6258">
          <table:table-cell table:style-name="TableCell6259">
            <text:p text:style-name="Display"></text:p>
          </table:table-cell>
          <table:table-cell table:style-name="TableCell6260">
            <text:p text:style-name="TableContents">[sub-q]</text:p>
          </table:table-cell>
          <table:table-cell table:style-name="TableCell6261">
            <text:p text:style-name="P6262">q</text:p>
          </table:table-cell>
        </table:table-row>
        <table:table-row table:style-name="TableRow6263">
          <table:table-cell table:style-name="TableCell6264">
            <text:p text:style-name="Display">Φ</text:p>
          </table:table-cell>
          <table:table-cell table:style-name="TableCell6265">
            <text:p text:style-name="TableContents">[PHI]</text:p>
          </table:table-cell>
          <table:table-cell table:style-name="TableCell6266">
            <text:p text:style-name="P6267">Φ</text:p>
          </table:table-cell>
        </table:table-row>
        <table:table-row table:style-name="TableRow6268">
          <table:table-cell table:style-name="TableCell6269">
            <text:p text:style-name="Display">¬</text:p>
          </table:table-cell>
          <table:table-cell table:style-name="TableCell6270">
            <text:p text:style-name="TableContents">[not]</text:p>
          </table:table-cell>
          <table:table-cell table:style-name="TableCell6271">
            <text:p text:style-name="P6272">¬</text:p>
          </table:table-cell>
        </table:table-row>
        <table:table-row table:style-name="TableRow6273">
          <table:table-cell table:style-name="TableCell6274">
            <text:p text:style-name="Display">Ψ</text:p>
          </table:table-cell>
          <table:table-cell table:style-name="TableCell6275">
            <text:p text:style-name="TableContents">[PSI]</text:p>
          </table:table-cell>
          <table:table-cell table:style-name="TableCell6276">
            <text:p text:style-name="P6277">Ψ</text:p>
          </table:table-cell>
        </table:table-row>
        <table:table-row table:style-name="TableRow6278">
          <table:table-cell table:style-name="TableCell6279">
            <text:p text:style-name="Display">Ω</text:p>
          </table:table-cell>
          <table:table-cell table:style-name="TableCell6280">
            <text:p text:style-name="TableContents">[OMEGA]</text:p>
          </table:table-cell>
          <table:table-cell table:style-name="TableCell6281">
            <text:p text:style-name="P6282">Ω</text:p>
          </table:table-cell>
        </table:table-row>
        <table:table-row table:style-name="TableRow6283">
          <table:table-cell table:style-name="TableCell6284">
            <text:p text:style-name="Display">⒝</text:p>
          </table:table-cell>
          <table:table-cell table:style-name="TableCell6285">
            <text:p text:style-name="TableContents">[sub-B]</text:p>
          </table:table-cell>
          <table:table-cell table:style-name="TableCell6286">
            <text:p text:style-name="P6287">b</text:p>
          </table:table-cell>
        </table:table-row>
        <table:table-row table:style-name="TableRow6288">
          <table:table-cell table:style-name="TableCell6289">
            <text:p text:style-name="Display">¶</text:p>
          </table:table-cell>
          <table:table-cell table:style-name="TableCell6290">
            <text:p text:style-name="TableContents">[sub-mu]</text:p>
          </table:table-cell>
          <table:table-cell table:style-name="TableCell6291">
            <text:p text:style-name="Standard"><text:span text:style-name="T6292">µ</text:span></text:p>
          </table:table-cell>
        </table:table-row>
        <table:table-row table:style-name="TableRow6293">
          <table:table-cell table:style-name="TableCell6294">
            <text:p text:style-name="Display">²</text:p>
          </table:table-cell>
          <table:table-cell table:style-name="TableCell6295">
            <text:p text:style-name="TableContents">[^2]</text:p>
          </table:table-cell>
          <table:table-cell table:style-name="TableCell6296">
            <text:p text:style-name="P6297">²</text:p>
          </table:table-cell>
        </table:table-row>
        <table:table-row table:style-name="TableRow6298">
          <table:table-cell table:style-name="TableCell6299">
            <text:p text:style-name="Display">₈</text:p>
          </table:table-cell>
          <table:table-cell table:style-name="TableCell6300">
            <text:p text:style-name="TableContents">[sub-infinity]</text:p>
          </table:table-cell>
          <table:table-cell table:style-name="TableCell6301">
            <text:p text:style-name="P6302">∞</text:p>
          </table:table-cell>
        </table:table-row>
        <table:table-row table:style-name="TableRow6303">
          <table:table-cell table:style-name="TableCell6304">
            <text:p text:style-name="Display">ᵡ</text:p>
          </table:table-cell>
          <table:table-cell table:style-name="TableCell6305">
            <text:p text:style-name="TableContents">[^x]</text:p>
          </table:table-cell>
          <table:table-cell table:style-name="TableCell6306">
            <text:p text:style-name="P6307">x</text:p>
          </table:table-cell>
        </table:table-row>
        <table:table-row table:style-name="TableRow6308">
          <table:table-cell table:style-name="TableCell6309">
            <text:p text:style-name="Display">⁸</text:p>
          </table:table-cell>
          <table:table-cell table:style-name="TableCell6310">
            <text:p text:style-name="TableContents">[^-1]</text:p>
          </table:table-cell>
          <table:table-cell table:style-name="TableCell6311">
            <text:p text:style-name="P6312">-1</text:p>
          </table:table-cell>
        </table:table-row>
        <table:table-row table:style-name="TableRow6313">
          <table:table-cell table:style-name="TableCell6314">
            <text:p text:style-name="Display">ħ</text:p>
          </table:table-cell>
          <table:table-cell table:style-name="TableCell6315">
            <text:p text:style-name="TableContents">[h-bar]</text:p>
          </table:table-cell>
          <table:table-cell table:style-name="TableCell6316">
            <text:p text:style-name="P6317">ħ</text:p>
          </table:table-cell>
        </table:table-row>
        <table:table-row table:style-name="TableRow6318">
          <table:table-cell table:style-name="TableCell6319">
            <text:p text:style-name="Display">∞</text:p>
          </table:table-cell>
          <table:table-cell table:style-name="TableCell6320">
            <text:p text:style-name="TableContents">[infinity]</text:p>
          </table:table-cell>
          <table:table-cell table:style-name="TableCell6321">
            <text:p text:style-name="P6322">∞</text:p>
          </table:table-cell>
        </table:table-row>
        <table:table-row table:style-name="TableRow6323">
          <table:table-cell table:style-name="TableCell6324">
            <text:p text:style-name="Display">α</text:p>
          </table:table-cell>
          <table:table-cell table:style-name="TableCell6325">
            <text:p text:style-name="TableContents">[alpha]</text:p>
          </table:table-cell>
          <table:table-cell table:style-name="TableCell6326">
            <text:p text:style-name="P6327">α</text:p>
          </table:table-cell>
        </table:table-row>
        <table:table-row table:style-name="TableRow6328">
          <table:table-cell table:style-name="TableCell6329">
            <text:p text:style-name="Display">β</text:p>
          </table:table-cell>
          <table:table-cell table:style-name="TableCell6330">
            <text:p text:style-name="TableContents">[beta]</text:p>
          </table:table-cell>
          <table:table-cell table:style-name="TableCell6331">
            <text:p text:style-name="P6332">β</text:p>
          </table:table-cell>
        </table:table-row>
        <table:table-row table:style-name="TableRow6333">
          <table:table-cell table:style-name="TableCell6334">
            <text:p text:style-name="Display">γ</text:p>
          </table:table-cell>
          <table:table-cell table:style-name="TableCell6335">
            <text:p text:style-name="TableContents">[gamma]</text:p>
          </table:table-cell>
          <table:table-cell table:style-name="TableCell6336">
            <text:p text:style-name="P6337">γ</text:p>
          </table:table-cell>
        </table:table-row>
        <table:table-row table:style-name="TableRow6338">
          <table:table-cell table:style-name="TableCell6339">
            <text:p text:style-name="Display">δ</text:p>
          </table:table-cell>
          <table:table-cell table:style-name="TableCell6340">
            <text:p text:style-name="TableContents">[delta]</text:p>
          </table:table-cell>
          <table:table-cell table:style-name="TableCell6341">
            <text:p text:style-name="P6342">δ</text:p>
          </table:table-cell>
        </table:table-row>
        <table:table-row table:style-name="TableRow6343">
          <table:table-cell table:style-name="TableCell6344">
            <text:p text:style-name="Display">ε</text:p>
          </table:table-cell>
          <table:table-cell table:style-name="TableCell6345">
            <text:p text:style-name="TableContents">[epsilon]</text:p>
          </table:table-cell>
          <table:table-cell table:style-name="TableCell6346">
            <text:p text:style-name="P6347">ε</text:p>
          </table:table-cell>
        </table:table-row>
        <table:table-row table:style-name="TableRow6348">
          <table:table-cell table:style-name="TableCell6349">
            <text:p text:style-name="Display">ζ</text:p>
          </table:table-cell>
          <table:table-cell table:style-name="TableCell6350">
            <text:p text:style-name="TableContents">[zeta]</text:p>
          </table:table-cell>
          <table:table-cell table:style-name="TableCell6351">
            <text:p text:style-name="P6352">ζ</text:p>
          </table:table-cell>
        </table:table-row>
        <table:table-row table:style-name="TableRow6353">
          <table:table-cell table:style-name="TableCell6354">
            <text:p text:style-name="Display">η</text:p>
          </table:table-cell>
          <table:table-cell table:style-name="TableCell6355">
            <text:p text:style-name="TableContents">[eta]</text:p>
          </table:table-cell>
          <table:table-cell table:style-name="TableCell6356">
            <text:p text:style-name="P6357">η</text:p>
          </table:table-cell>
        </table:table-row>
        <text:soft-page-break/>
        <table:table-row table:style-name="TableRow6358">
          <table:table-cell table:style-name="TableCell6359">
            <text:p text:style-name="Display">θ</text:p>
          </table:table-cell>
          <table:table-cell table:style-name="TableCell6360">
            <text:p text:style-name="TableContents">[theta]</text:p>
          </table:table-cell>
          <table:table-cell table:style-name="TableCell6361">
            <text:p text:style-name="P6362">ϑ</text:p>
          </table:table-cell>
        </table:table-row>
        <table:table-row table:style-name="TableRow6363">
          <table:table-cell table:style-name="TableCell6364">
            <text:p text:style-name="Display">ι</text:p>
          </table:table-cell>
          <table:table-cell table:style-name="TableCell6365">
            <text:p text:style-name="TableContents">[iota]</text:p>
          </table:table-cell>
          <table:table-cell table:style-name="TableCell6366">
            <text:p text:style-name="P6367">ι</text:p>
          </table:table-cell>
        </table:table-row>
        <table:table-row table:style-name="TableRow6368">
          <table:table-cell table:style-name="TableCell6369">
            <text:p text:style-name="Display">κ</text:p>
          </table:table-cell>
          <table:table-cell table:style-name="TableCell6370">
            <text:p text:style-name="TableContents">[kappa]</text:p>
          </table:table-cell>
          <table:table-cell table:style-name="TableCell6371">
            <text:p text:style-name="P6372">κ</text:p>
          </table:table-cell>
        </table:table-row>
        <table:table-row table:style-name="TableRow6373">
          <table:table-cell table:style-name="TableCell6374">
            <text:p text:style-name="Display">λ</text:p>
          </table:table-cell>
          <table:table-cell table:style-name="TableCell6375">
            <text:p text:style-name="TableContents">[lambda]</text:p>
          </table:table-cell>
          <table:table-cell table:style-name="TableCell6376">
            <text:p text:style-name="P6377">λ</text:p>
          </table:table-cell>
        </table:table-row>
        <table:table-row table:style-name="TableRow6378">
          <table:table-cell table:style-name="TableCell6379">
            <text:p text:style-name="Display">μ</text:p>
          </table:table-cell>
          <table:table-cell table:style-name="TableCell6380">
            <text:p text:style-name="TableContents">[mu]</text:p>
          </table:table-cell>
          <table:table-cell table:style-name="TableCell6381">
            <text:p text:style-name="P6382">μ (mu) <text:s text:c="2"/>µ (micro-)</text:p>
          </table:table-cell>
        </table:table-row>
        <table:table-row table:style-name="TableRow6383">
          <table:table-cell table:style-name="TableCell6384">
            <text:p text:style-name="Display">ν</text:p>
          </table:table-cell>
          <table:table-cell table:style-name="TableCell6385">
            <text:p text:style-name="TableContents">[nu]</text:p>
          </table:table-cell>
          <table:table-cell table:style-name="TableCell6386">
            <text:p text:style-name="P6387">ν</text:p>
          </table:table-cell>
        </table:table-row>
        <table:table-row table:style-name="TableRow6388">
          <table:table-cell table:style-name="TableCell6389">
            <text:p text:style-name="Display">ξ</text:p>
          </table:table-cell>
          <table:table-cell table:style-name="TableCell6390">
            <text:p text:style-name="TableContents">[xi]</text:p>
          </table:table-cell>
          <table:table-cell table:style-name="TableCell6391">
            <text:p text:style-name="P6392">ξ</text:p>
          </table:table-cell>
        </table:table-row>
        <table:table-row table:style-name="TableRow6393">
          <table:table-cell table:style-name="TableCell6394">
            <text:p text:style-name="Display">♁</text:p>
          </table:table-cell>
          <table:table-cell table:style-name="TableCell6395">
            <text:p text:style-name="TableContents">[terra]</text:p>
          </table:table-cell>
          <table:table-cell table:style-name="TableCell6396">
            <text:p text:style-name="Standard"><text:span text:style-name="T6397">♁</text:span></text:p>
          </table:table-cell>
        </table:table-row>
        <table:table-row table:style-name="TableRow6398">
          <table:table-cell table:style-name="TableCell6399">
            <text:p text:style-name="Display">π</text:p>
          </table:table-cell>
          <table:table-cell table:style-name="TableCell6400">
            <text:p text:style-name="TableContents">[pi]</text:p>
          </table:table-cell>
          <table:table-cell table:style-name="TableCell6401">
            <text:p text:style-name="P6402">π</text:p>
          </table:table-cell>
        </table:table-row>
        <table:table-row table:style-name="TableRow6403">
          <table:table-cell table:style-name="TableCell6404">
            <text:p text:style-name="Display">ρ</text:p>
          </table:table-cell>
          <table:table-cell table:style-name="TableCell6405">
            <text:p text:style-name="TableContents">[rho]</text:p>
          </table:table-cell>
          <table:table-cell table:style-name="TableCell6406">
            <text:p text:style-name="P6407">ρ</text:p>
          </table:table-cell>
        </table:table-row>
        <table:table-row table:style-name="TableRow6408">
          <table:table-cell table:style-name="TableCell6409">
            <text:p text:style-name="Display">σ</text:p>
          </table:table-cell>
          <table:table-cell table:style-name="TableCell6410">
            <text:p text:style-name="TableContents">[sigma]</text:p>
          </table:table-cell>
          <table:table-cell table:style-name="TableCell6411">
            <text:p text:style-name="P6412">σ</text:p>
          </table:table-cell>
        </table:table-row>
        <table:table-row table:style-name="TableRow6413">
          <table:table-cell table:style-name="TableCell6414">
            <text:p text:style-name="Display">τ</text:p>
          </table:table-cell>
          <table:table-cell table:style-name="TableCell6415">
            <text:p text:style-name="TableContents">[tau]</text:p>
          </table:table-cell>
          <table:table-cell table:style-name="TableCell6416">
            <text:p text:style-name="P6417">τ</text:p>
          </table:table-cell>
        </table:table-row>
        <table:table-row table:style-name="TableRow6418">
          <table:table-cell table:style-name="TableCell6419">
            <text:p text:style-name="Display">υ</text:p>
          </table:table-cell>
          <table:table-cell table:style-name="TableCell6420">
            <text:p text:style-name="TableContents">[upsilon]</text:p>
          </table:table-cell>
          <table:table-cell table:style-name="TableCell6421">
            <text:p text:style-name="P6422">υ</text:p>
          </table:table-cell>
        </table:table-row>
        <table:table-row table:style-name="TableRow6423">
          <table:table-cell table:style-name="TableCell6424">
            <text:p text:style-name="Display">φ</text:p>
          </table:table-cell>
          <table:table-cell table:style-name="TableCell6425">
            <text:p text:style-name="TableContents">[phi]</text:p>
          </table:table-cell>
          <table:table-cell table:style-name="TableCell6426">
            <text:p text:style-name="P6427">φ</text:p>
          </table:table-cell>
        </table:table-row>
        <table:table-row table:style-name="TableRow6428">
          <table:table-cell table:style-name="TableCell6429">
            <text:p text:style-name="Display">χ</text:p>
          </table:table-cell>
          <table:table-cell table:style-name="TableCell6430">
            <text:p text:style-name="TableContents">[chi]</text:p>
          </table:table-cell>
          <table:table-cell table:style-name="TableCell6431">
            <text:p text:style-name="P6432">χ</text:p>
          </table:table-cell>
        </table:table-row>
        <table:table-row table:style-name="TableRow6433">
          <table:table-cell table:style-name="TableCell6434">
            <text:p text:style-name="Display">ψ</text:p>
          </table:table-cell>
          <table:table-cell table:style-name="TableCell6435">
            <text:p text:style-name="TableContents">[psi]</text:p>
          </table:table-cell>
          <table:table-cell table:style-name="TableCell6436">
            <text:p text:style-name="P6437">ψ</text:p>
          </table:table-cell>
        </table:table-row>
        <table:table-row table:style-name="TableRow6438">
          <table:table-cell table:style-name="TableCell6439">
            <text:p text:style-name="Display">ω</text:p>
          </table:table-cell>
          <table:table-cell table:style-name="TableCell6440">
            <text:p text:style-name="TableContents">[omega]</text:p>
          </table:table-cell>
          <table:table-cell table:style-name="TableCell6441">
            <text:p text:style-name="P6442">ω</text:p>
          </table:table-cell>
        </table:table-row>
        <table:table-row table:style-name="TableRow6443">
          <table:table-cell table:style-name="TableCell6444">
            <text:p text:style-name="Display">₀</text:p>
          </table:table-cell>
          <table:table-cell table:style-name="TableCell6445">
            <text:p text:style-name="TableContents">[sub-0]</text:p>
          </table:table-cell>
          <table:table-cell table:style-name="TableCell6446">
            <text:p text:style-name="P6447">0</text:p>
          </table:table-cell>
        </table:table-row>
        <table:table-row table:style-name="TableRow6448">
          <table:table-cell table:style-name="TableCell6449">
            <text:p text:style-name="Display">₁</text:p>
          </table:table-cell>
          <table:table-cell table:style-name="TableCell6450">
            <text:p text:style-name="TableContents">[sub-1]</text:p>
          </table:table-cell>
          <table:table-cell table:style-name="TableCell6451">
            <text:p text:style-name="P6452">1</text:p>
          </table:table-cell>
        </table:table-row>
        <table:table-row table:style-name="TableRow6453">
          <table:table-cell table:style-name="TableCell6454">
            <text:p text:style-name="Display">₂</text:p>
          </table:table-cell>
          <table:table-cell table:style-name="TableCell6455">
            <text:p text:style-name="TableContents">[sub-2]</text:p>
          </table:table-cell>
          <table:table-cell table:style-name="TableCell6456">
            <text:p text:style-name="P6457">2</text:p>
          </table:table-cell>
        </table:table-row>
        <table:table-row table:style-name="TableRow6458">
          <table:table-cell table:style-name="TableCell6459">
            <text:p text:style-name="Display">⒞</text:p>
          </table:table-cell>
          <table:table-cell table:style-name="TableCell6460">
            <text:p text:style-name="TableContents">[sub-c]</text:p>
          </table:table-cell>
          <table:table-cell table:style-name="TableCell6461">
            <text:p text:style-name="P6462">c</text:p>
          </table:table-cell>
        </table:table-row>
        <table:table-row table:style-name="TableRow6463">
          <table:table-cell table:style-name="TableCell6464">
            <text:p text:style-name="Display">ₑ</text:p>
          </table:table-cell>
          <table:table-cell table:style-name="TableCell6465">
            <text:p text:style-name="TableContents">[sub-e]</text:p>
          </table:table-cell>
          <table:table-cell table:style-name="TableCell6466">
            <text:p text:style-name="P6467">e</text:p>
          </table:table-cell>
        </table:table-row>
        <table:table-row table:style-name="TableRow6468">
          <table:table-cell table:style-name="TableCell6469">
            <text:p text:style-name="Display">ₙ</text:p>
          </table:table-cell>
          <table:table-cell table:style-name="TableCell6470">
            <text:p text:style-name="TableContents">[sub-n]</text:p>
          </table:table-cell>
          <table:table-cell table:style-name="TableCell6471">
            <text:p text:style-name="P6472">n</text:p>
          </table:table-cell>
        </table:table-row>
        <table:table-row table:style-name="TableRow6473">
          <table:table-cell table:style-name="TableCell6474">
            <text:p text:style-name="Display">ₚ</text:p>
          </table:table-cell>
          <table:table-cell table:style-name="TableCell6475">
            <text:p text:style-name="TableContents">[sub-p]</text:p>
          </table:table-cell>
          <table:table-cell table:style-name="TableCell6476">
            <text:p text:style-name="P6477">p</text:p>
          </table:table-cell>
        </table:table-row>
        <table:table-row table:style-name="TableRow6478">
          <table:table-cell table:style-name="TableCell6479">
            <text:p text:style-name="Display">ᵤ</text:p>
          </table:table-cell>
          <table:table-cell table:style-name="TableCell6480">
            <text:p text:style-name="TableContents">[sub-u]</text:p>
          </table:table-cell>
          <table:table-cell table:style-name="TableCell6481">
            <text:p text:style-name="P6482">u</text:p>
          </table:table-cell>
        </table:table-row>
        <table:table-row table:style-name="TableRow6483">
          <table:table-cell table:style-name="TableCell6484">
            <text:p text:style-name="Display">À</text:p>
          </table:table-cell>
          <table:table-cell table:style-name="TableCell6485">
            <text:p text:style-name="TableContents">[A-grave]</text:p>
          </table:table-cell>
          <table:table-cell table:style-name="TableCell6486">
            <text:p text:style-name="P6487">À</text:p>
          </table:table-cell>
        </table:table-row>
        <table:table-row table:style-name="TableRow6488">
          <table:table-cell table:style-name="TableCell6489">
            <text:p text:style-name="Display">Á</text:p>
          </table:table-cell>
          <table:table-cell table:style-name="TableCell6490">
            <text:p text:style-name="TableContents">[A-acute]</text:p>
          </table:table-cell>
          <table:table-cell table:style-name="TableCell6491">
            <text:p text:style-name="P6492">Á</text:p>
          </table:table-cell>
        </table:table-row>
        <table:table-row table:style-name="TableRow6493">
          <table:table-cell table:style-name="TableCell6494">
            <text:p text:style-name="Display">Ã</text:p>
          </table:table-cell>
          <table:table-cell table:style-name="TableCell6495">
            <text:p text:style-name="TableContents">[A-circumflex]</text:p>
          </table:table-cell>
          <table:table-cell table:style-name="TableCell6496">
            <text:p text:style-name="P6497">Â<text:s/><text:tab/>Ã<text:s/><text:tab/>Ā<text:s/><text:tab/>Ă</text:p>
          </table:table-cell>
        </table:table-row>
        <table:table-row table:style-name="TableRow6498">
          <table:table-cell table:style-name="TableCell6499">
            <text:p text:style-name="Display">Ä</text:p>
          </table:table-cell>
          <table:table-cell table:style-name="TableCell6500">
            <text:p text:style-name="TableContents">[A-umlaut]</text:p>
          </table:table-cell>
          <table:table-cell table:style-name="TableCell6501">
            <text:p text:style-name="P6502">Ä</text:p>
          </table:table-cell>
        </table:table-row>
        <table:table-row table:style-name="TableRow6503">
          <table:table-cell table:style-name="TableCell6504">
            <text:p text:style-name="Display">Â</text:p>
          </table:table-cell>
          <table:table-cell table:style-name="TableCell6505">
            <text:p text:style-name="TableContents">[A-dot]</text:p>
          </table:table-cell>
          <table:table-cell table:style-name="TableCell6506">
            <text:p text:style-name="P6507">Å</text:p>
          </table:table-cell>
        </table:table-row>
        <table:table-row table:style-name="TableRow6508">
          <table:table-cell table:style-name="TableCell6509">
            <text:p text:style-name="Display">Ć</text:p>
          </table:table-cell>
          <table:table-cell table:style-name="TableCell6510">
            <text:p text:style-name="TableContents">[C-acute]</text:p>
          </table:table-cell>
          <table:table-cell table:style-name="TableCell6511">
            <text:p text:style-name="P6512">Ć</text:p>
          </table:table-cell>
        </table:table-row>
        <table:table-row table:style-name="TableRow6513">
          <table:table-cell table:style-name="TableCell6514">
            <text:p text:style-name="Display">Č</text:p>
          </table:table-cell>
          <table:table-cell table:style-name="TableCell6515">
            <text:p text:style-name="TableContents">[C-hook]</text:p>
          </table:table-cell>
          <table:table-cell table:style-name="TableCell6516">
            <text:p text:style-name="P6517">Č</text:p>
          </table:table-cell>
        </table:table-row>
        <table:table-row table:style-name="TableRow6518">
          <table:table-cell table:style-name="TableCell6519">
            <text:p text:style-name="Display">Ç</text:p>
          </table:table-cell>
          <table:table-cell table:style-name="TableCell6520">
            <text:p text:style-name="TableContents">[C-cedilla]</text:p>
          </table:table-cell>
          <table:table-cell table:style-name="TableCell6521">
            <text:p text:style-name="P6522">Ç</text:p>
          </table:table-cell>
        </table:table-row>
        <table:table-row table:style-name="TableRow6523">
          <table:table-cell table:style-name="TableCell6524">
            <text:p text:style-name="Display">È</text:p>
          </table:table-cell>
          <table:table-cell table:style-name="TableCell6525">
            <text:p text:style-name="TableContents">[E-grave]</text:p>
          </table:table-cell>
          <table:table-cell table:style-name="TableCell6526">
            <text:p text:style-name="P6527">È</text:p>
          </table:table-cell>
        </table:table-row>
        <table:table-row table:style-name="TableRow6528">
          <table:table-cell table:style-name="TableCell6529">
            <text:p text:style-name="Display">É</text:p>
          </table:table-cell>
          <table:table-cell table:style-name="TableCell6530">
            <text:p text:style-name="TableContents">[E-acute]</text:p>
          </table:table-cell>
          <table:table-cell table:style-name="TableCell6531">
            <text:p text:style-name="P6532">É</text:p>
          </table:table-cell>
        </table:table-row>
        <table:table-row table:style-name="TableRow6533">
          <table:table-cell table:style-name="TableCell6534">
            <text:p text:style-name="Display">Ē</text:p>
          </table:table-cell>
          <table:table-cell table:style-name="TableCell6535">
            <text:p text:style-name="TableContents">[E-circumflex]</text:p>
          </table:table-cell>
          <table:table-cell table:style-name="TableCell6536">
            <text:p text:style-name="P6537">Ê<text:s/><text:tab/>Ē<text:s/><text:tab/>Ĕ<text:s/><text:tab/>Ě</text:p>
          </table:table-cell>
        </table:table-row>
        <table:table-row table:style-name="TableRow6538">
          <table:table-cell table:style-name="TableCell6539">
            <text:p text:style-name="Display">Ë</text:p>
          </table:table-cell>
          <table:table-cell table:style-name="TableCell6540">
            <text:p text:style-name="TableContents">[E-trema]</text:p>
          </table:table-cell>
          <table:table-cell table:style-name="TableCell6541">
            <text:p text:style-name="P6542">Ë</text:p>
          </table:table-cell>
        </table:table-row>
        <table:table-row table:style-name="TableRow6543">
          <table:table-cell table:style-name="TableCell6544">
            <text:p text:style-name="Display">Ì</text:p>
          </table:table-cell>
          <table:table-cell table:style-name="TableCell6545">
            <text:p text:style-name="TableContents">[I-grave]</text:p>
          </table:table-cell>
          <table:table-cell table:style-name="TableCell6546">
            <text:p text:style-name="P6547">Ì</text:p>
          </table:table-cell>
        </table:table-row>
        <text:soft-page-break/>
        <table:table-row table:style-name="TableRow6548">
          <table:table-cell table:style-name="TableCell6549">
            <text:p text:style-name="Display">Í</text:p>
          </table:table-cell>
          <table:table-cell table:style-name="TableCell6550">
            <text:p text:style-name="TableContents">[I-acute]</text:p>
          </table:table-cell>
          <table:table-cell table:style-name="TableCell6551">
            <text:p text:style-name="P6552">Í</text:p>
          </table:table-cell>
        </table:table-row>
        <table:table-row table:style-name="TableRow6553">
          <table:table-cell table:style-name="TableCell6554">
            <text:p text:style-name="Display">Ĩ</text:p>
          </table:table-cell>
          <table:table-cell table:style-name="TableCell6555">
            <text:p text:style-name="TableContents">[I-circumflex]</text:p>
          </table:table-cell>
          <table:table-cell table:style-name="TableCell6556">
            <text:p text:style-name="P6557">Î <text:s/><text:tab/>Ĩ <text:s/><text:tab/>Ī <text:s/><text:tab/>Ĭ</text:p>
          </table:table-cell>
        </table:table-row>
        <table:table-row table:style-name="TableRow6558">
          <table:table-cell table:style-name="TableCell6559">
            <text:p text:style-name="Display">Ï</text:p>
          </table:table-cell>
          <table:table-cell table:style-name="TableCell6560">
            <text:p text:style-name="TableContents">[I-trema]</text:p>
          </table:table-cell>
          <table:table-cell table:style-name="TableCell6561">
            <text:p text:style-name="P6562">Ï</text:p>
          </table:table-cell>
        </table:table-row>
        <table:table-row table:style-name="TableRow6563">
          <table:table-cell table:style-name="TableCell6564">
            <text:p text:style-name="Display">Ñ</text:p>
          </table:table-cell>
          <table:table-cell table:style-name="TableCell6565">
            <text:p text:style-name="TableContents">[N-tilde]</text:p>
          </table:table-cell>
          <table:table-cell table:style-name="TableCell6566">
            <text:p text:style-name="P6567">Ñ<text:s/><text:tab/>Ň</text:p>
          </table:table-cell>
        </table:table-row>
        <table:table-row table:style-name="TableRow6568">
          <table:table-cell table:style-name="TableCell6569">
            <text:p text:style-name="Display">Ò</text:p>
          </table:table-cell>
          <table:table-cell table:style-name="TableCell6570">
            <text:p text:style-name="TableContents">[O-grave]</text:p>
          </table:table-cell>
          <table:table-cell table:style-name="TableCell6571">
            <text:p text:style-name="P6572">Ò</text:p>
          </table:table-cell>
        </table:table-row>
        <table:table-row table:style-name="TableRow6573">
          <table:table-cell table:style-name="TableCell6574">
            <text:p text:style-name="Display">Ó</text:p>
          </table:table-cell>
          <table:table-cell table:style-name="TableCell6575">
            <text:p text:style-name="TableContents">[O-acute]</text:p>
          </table:table-cell>
          <table:table-cell table:style-name="TableCell6576">
            <text:p text:style-name="P6577">Ó</text:p>
          </table:table-cell>
        </table:table-row>
        <table:table-row table:style-name="TableRow6578">
          <table:table-cell table:style-name="TableCell6579">
            <text:p text:style-name="Display">Õ</text:p>
          </table:table-cell>
          <table:table-cell table:style-name="TableCell6580">
            <text:p text:style-name="TableContents">[O-circumflex]</text:p>
          </table:table-cell>
          <table:table-cell table:style-name="TableCell6581">
            <text:p text:style-name="P6582">Ô<text:s/><text:tab/>Õ<text:s/><text:tab/>Ō<text:s/><text:tab/>Ŏ</text:p>
          </table:table-cell>
        </table:table-row>
        <table:table-row table:style-name="TableRow6583">
          <table:table-cell table:style-name="TableCell6584">
            <text:p text:style-name="Display">Ö</text:p>
          </table:table-cell>
          <table:table-cell table:style-name="TableCell6585">
            <text:p text:style-name="TableContents">[O-umlaut]</text:p>
          </table:table-cell>
          <table:table-cell table:style-name="TableCell6586">
            <text:p text:style-name="P6587">Ö</text:p>
          </table:table-cell>
        </table:table-row>
        <table:table-row table:style-name="TableRow6588">
          <table:table-cell table:style-name="TableCell6589">
            <text:p text:style-name="Display">Ř</text:p>
          </table:table-cell>
          <table:table-cell table:style-name="TableCell6590">
            <text:p text:style-name="TableContents">[R-hook]</text:p>
          </table:table-cell>
          <table:table-cell table:style-name="TableCell6591">
            <text:p text:style-name="P6592">Ř</text:p>
          </table:table-cell>
        </table:table-row>
        <table:table-row table:style-name="TableRow6593">
          <table:table-cell table:style-name="TableCell6594">
            <text:p text:style-name="Display">Š</text:p>
          </table:table-cell>
          <table:table-cell table:style-name="TableCell6595">
            <text:p text:style-name="TableContents">[S-hook]</text:p>
          </table:table-cell>
          <table:table-cell table:style-name="TableCell6596">
            <text:p text:style-name="P6597">Š</text:p>
          </table:table-cell>
        </table:table-row>
        <table:table-row table:style-name="TableRow6598">
          <table:table-cell table:style-name="TableCell6599">
            <text:p text:style-name="Display">ₐ</text:p>
          </table:table-cell>
          <table:table-cell table:style-name="TableCell6600">
            <text:p text:style-name="TableContents">[sub-A]</text:p>
          </table:table-cell>
          <table:table-cell table:style-name="TableCell6601">
            <text:p text:style-name="P6602">A</text:p>
          </table:table-cell>
        </table:table-row>
        <table:table-row table:style-name="TableRow6603">
          <table:table-cell table:style-name="TableCell6604">
            <text:p text:style-name="Display">Ù</text:p>
          </table:table-cell>
          <table:table-cell table:style-name="TableCell6605">
            <text:p text:style-name="TableContents">[U-grave]</text:p>
          </table:table-cell>
          <table:table-cell table:style-name="TableCell6606">
            <text:p text:style-name="P6607">Ù</text:p>
          </table:table-cell>
        </table:table-row>
        <table:table-row table:style-name="TableRow6608">
          <table:table-cell table:style-name="TableCell6609">
            <text:p text:style-name="Display">Ú</text:p>
          </table:table-cell>
          <table:table-cell table:style-name="TableCell6610">
            <text:p text:style-name="TableContents">[U-acute]</text:p>
          </table:table-cell>
          <table:table-cell table:style-name="TableCell6611">
            <text:p text:style-name="P6612">Ú</text:p>
          </table:table-cell>
        </table:table-row>
        <table:table-row table:style-name="TableRow6613">
          <table:table-cell table:style-name="TableCell6614">
            <text:p text:style-name="Display">Ũ</text:p>
          </table:table-cell>
          <table:table-cell table:style-name="TableCell6615">
            <text:p text:style-name="TableContents">[U-circumflex]</text:p>
          </table:table-cell>
          <table:table-cell table:style-name="TableCell6616">
            <text:p text:style-name="P6617">Û<text:s/><text:tab/>Ũ<text:s/><text:tab/>Ū<text:s/><text:tab/>Ŭ</text:p>
          </table:table-cell>
        </table:table-row>
        <table:table-row table:style-name="TableRow6618">
          <table:table-cell table:style-name="TableCell6619">
            <text:p text:style-name="Display">Ü</text:p>
          </table:table-cell>
          <table:table-cell table:style-name="TableCell6620">
            <text:p text:style-name="TableContents">[U-umlaut]</text:p>
          </table:table-cell>
          <table:table-cell table:style-name="TableCell6621">
            <text:p text:style-name="P6622">Ü</text:p>
          </table:table-cell>
        </table:table-row>
        <table:table-row table:style-name="TableRow6623">
          <table:table-cell table:style-name="TableCell6624">
            <text:p text:style-name="Display">Û</text:p>
          </table:table-cell>
          <table:table-cell table:style-name="TableCell6625">
            <text:p text:style-name="TableContents">[U-dot]</text:p>
          </table:table-cell>
          <table:table-cell table:style-name="TableCell6626">
            <text:p text:style-name="P6627">Ů</text:p>
          </table:table-cell>
        </table:table-row>
        <table:table-row table:style-name="TableRow6628">
          <table:table-cell table:style-name="TableCell6629">
            <text:p text:style-name="Display">Ý</text:p>
          </table:table-cell>
          <table:table-cell table:style-name="TableCell6630">
            <text:p text:style-name="TableContents">[Y-acute]</text:p>
          </table:table-cell>
          <table:table-cell table:style-name="TableCell6631">
            <text:p text:style-name="P6632">Ý</text:p>
          </table:table-cell>
        </table:table-row>
        <table:table-row table:style-name="TableRow6633">
          <table:table-cell table:style-name="TableCell6634">
            <text:p text:style-name="Display">Ÿ</text:p>
          </table:table-cell>
          <table:table-cell table:style-name="TableCell6635">
            <text:p text:style-name="TableContents">[Y-trema]</text:p>
          </table:table-cell>
          <table:table-cell table:style-name="TableCell6636">
            <text:p text:style-name="P6637">Ÿ</text:p>
          </table:table-cell>
        </table:table-row>
        <table:table-row table:style-name="TableRow6638">
          <table:table-cell table:style-name="TableCell6639">
            <text:p text:style-name="Display">Ž</text:p>
          </table:table-cell>
          <table:table-cell table:style-name="TableCell6640">
            <text:p text:style-name="TableContents">[Z-hook]</text:p>
          </table:table-cell>
          <table:table-cell table:style-name="TableCell6641">
            <text:p text:style-name="P6642">Ž</text:p>
          </table:table-cell>
        </table:table-row>
        <table:table-row table:style-name="TableRow6643">
          <table:table-cell table:style-name="TableCell6644">
            <text:p text:style-name="Display">à</text:p>
          </table:table-cell>
          <table:table-cell table:style-name="TableCell6645">
            <text:p text:style-name="TableContents">[a-grave]</text:p>
          </table:table-cell>
          <table:table-cell table:style-name="TableCell6646">
            <text:p text:style-name="P6647">à</text:p>
          </table:table-cell>
        </table:table-row>
        <table:table-row table:style-name="TableRow6648">
          <table:table-cell table:style-name="TableCell6649">
            <text:p text:style-name="Display">á</text:p>
          </table:table-cell>
          <table:table-cell table:style-name="TableCell6650">
            <text:p text:style-name="TableContents">[a-acute]</text:p>
          </table:table-cell>
          <table:table-cell table:style-name="TableCell6651">
            <text:p text:style-name="P6652">á</text:p>
          </table:table-cell>
        </table:table-row>
        <table:table-row table:style-name="TableRow6653">
          <table:table-cell table:style-name="TableCell6654">
            <text:p text:style-name="Display">ã</text:p>
          </table:table-cell>
          <table:table-cell table:style-name="TableCell6655">
            <text:p text:style-name="TableContents">[a-circumflex]</text:p>
          </table:table-cell>
          <table:table-cell table:style-name="TableCell6656">
            <text:p text:style-name="P6657">â<text:s/><text:tab/>ã<text:s/><text:tab/>ā<text:s/><text:tab/>ă</text:p>
          </table:table-cell>
        </table:table-row>
        <table:table-row table:style-name="TableRow6658">
          <table:table-cell table:style-name="TableCell6659">
            <text:p text:style-name="Display">ä</text:p>
          </table:table-cell>
          <table:table-cell table:style-name="TableCell6660">
            <text:p text:style-name="TableContents">[a-umlaut]</text:p>
          </table:table-cell>
          <table:table-cell table:style-name="TableCell6661">
            <text:p text:style-name="P6662"><text:span text:style-name="T6663">ä</text:span><text:span text:style-name="T6664"><text:tab/>(ă</text:span><text:span text:style-name="T6665">)</text:span></text:p>
          </table:table-cell>
        </table:table-row>
        <table:table-row table:style-name="TableRow6666">
          <table:table-cell table:style-name="TableCell6667">
            <text:p text:style-name="Display">â</text:p>
          </table:table-cell>
          <table:table-cell table:style-name="TableCell6668">
            <text:p text:style-name="TableContents">[a-dot]</text:p>
          </table:table-cell>
          <table:table-cell table:style-name="TableCell6669">
            <text:p text:style-name="P6670">å</text:p>
          </table:table-cell>
        </table:table-row>
        <table:table-row table:style-name="TableRow6671">
          <table:table-cell table:style-name="TableCell6672">
            <text:p text:style-name="Display">ć</text:p>
          </table:table-cell>
          <table:table-cell table:style-name="TableCell6673">
            <text:p text:style-name="TableContents">[c-acute]</text:p>
          </table:table-cell>
          <table:table-cell table:style-name="TableCell6674">
            <text:p text:style-name="P6675">ć</text:p>
          </table:table-cell>
        </table:table-row>
        <table:table-row table:style-name="TableRow6676">
          <table:table-cell table:style-name="TableCell6677">
            <text:p text:style-name="Display">č</text:p>
          </table:table-cell>
          <table:table-cell table:style-name="TableCell6678">
            <text:p text:style-name="TableContents">[c-hook]</text:p>
          </table:table-cell>
          <table:table-cell table:style-name="TableCell6679">
            <text:p text:style-name="P6680">č</text:p>
          </table:table-cell>
        </table:table-row>
        <table:table-row table:style-name="TableRow6681">
          <table:table-cell table:style-name="TableCell6682">
            <text:p text:style-name="Display">ç</text:p>
          </table:table-cell>
          <table:table-cell table:style-name="TableCell6683">
            <text:p text:style-name="TableContents">[c-cedilla]</text:p>
          </table:table-cell>
          <table:table-cell table:style-name="TableCell6684">
            <text:p text:style-name="P6685">ç</text:p>
          </table:table-cell>
        </table:table-row>
        <table:table-row table:style-name="TableRow6686">
          <table:table-cell table:style-name="TableCell6687">
            <text:p text:style-name="Display">è</text:p>
          </table:table-cell>
          <table:table-cell table:style-name="TableCell6688">
            <text:p text:style-name="TableContents">[e-grave]</text:p>
          </table:table-cell>
          <table:table-cell table:style-name="TableCell6689">
            <text:p text:style-name="P6690">è</text:p>
          </table:table-cell>
        </table:table-row>
        <table:table-row table:style-name="TableRow6691">
          <table:table-cell table:style-name="TableCell6692">
            <text:p text:style-name="Display">é</text:p>
          </table:table-cell>
          <table:table-cell table:style-name="TableCell6693">
            <text:p text:style-name="TableContents">[e-acute]</text:p>
          </table:table-cell>
          <table:table-cell table:style-name="TableCell6694">
            <text:p text:style-name="P6695">é</text:p>
          </table:table-cell>
        </table:table-row>
        <table:table-row table:style-name="TableRow6696">
          <table:table-cell table:style-name="TableCell6697">
            <text:p text:style-name="Display">ē</text:p>
          </table:table-cell>
          <table:table-cell table:style-name="TableCell6698">
            <text:p text:style-name="TableContents">[e-circumflex]</text:p>
          </table:table-cell>
          <table:table-cell table:style-name="TableCell6699">
            <text:p text:style-name="P6700">ê<text:s/><text:tab/>ē<text:s/><text:tab/>ĕ<text:s/><text:tab/>ě</text:p>
          </table:table-cell>
        </table:table-row>
        <table:table-row table:style-name="TableRow6701">
          <table:table-cell table:style-name="TableCell6702">
            <text:p text:style-name="Display">ë</text:p>
          </table:table-cell>
          <table:table-cell table:style-name="TableCell6703">
            <text:p text:style-name="TableContents">[e-trema]</text:p>
          </table:table-cell>
          <table:table-cell table:style-name="TableCell6704">
            <text:p text:style-name="P6705">ë<text:tab/>(ĕ)</text:p>
          </table:table-cell>
        </table:table-row>
        <table:table-row table:style-name="TableRow6706">
          <table:table-cell table:style-name="TableCell6707">
            <text:p text:style-name="Display">ì</text:p>
          </table:table-cell>
          <table:table-cell table:style-name="TableCell6708">
            <text:p text:style-name="TableContents">[i-grave]</text:p>
          </table:table-cell>
          <table:table-cell table:style-name="TableCell6709">
            <text:p text:style-name="P6710">ì</text:p>
          </table:table-cell>
        </table:table-row>
        <table:table-row table:style-name="TableRow6711">
          <table:table-cell table:style-name="TableCell6712">
            <text:p text:style-name="Display">í</text:p>
          </table:table-cell>
          <table:table-cell table:style-name="TableCell6713">
            <text:p text:style-name="TableContents">[i-acute]</text:p>
          </table:table-cell>
          <table:table-cell table:style-name="TableCell6714">
            <text:p text:style-name="P6715">í</text:p>
          </table:table-cell>
        </table:table-row>
        <table:table-row table:style-name="TableRow6716">
          <table:table-cell table:style-name="TableCell6717">
            <text:p text:style-name="Display">ĩ</text:p>
          </table:table-cell>
          <table:table-cell table:style-name="TableCell6718">
            <text:p text:style-name="TableContents">[i-circumflex]</text:p>
          </table:table-cell>
          <table:table-cell table:style-name="TableCell6719">
            <text:p text:style-name="P6720">î<text:s/><text:tab/><text:s/>ĩ <text:s/><text:tab/>ī <text:s/><text:tab/>ĭ</text:p>
          </table:table-cell>
        </table:table-row>
        <table:table-row table:style-name="TableRow6721">
          <table:table-cell table:style-name="TableCell6722">
            <text:p text:style-name="Display">ï</text:p>
          </table:table-cell>
          <table:table-cell table:style-name="TableCell6723">
            <text:p text:style-name="TableContents">[i-trema]</text:p>
          </table:table-cell>
          <table:table-cell table:style-name="TableCell6724">
            <text:p text:style-name="P6725">ï<text:tab/>( ĭ )</text:p>
          </table:table-cell>
        </table:table-row>
        <table:table-row table:style-name="TableRow6726">
          <table:table-cell table:style-name="TableCell6727">
            <text:p text:style-name="Display">ñ</text:p>
          </table:table-cell>
          <table:table-cell table:style-name="TableCell6728">
            <text:p text:style-name="TableContents">[n-tilde]</text:p>
          </table:table-cell>
          <table:table-cell table:style-name="TableCell6729">
            <text:p text:style-name="P6730">ñ<text:s/><text:tab/>ň</text:p>
          </table:table-cell>
        </table:table-row>
        <table:table-row table:style-name="TableRow6731">
          <table:table-cell table:style-name="TableCell6732">
            <text:p text:style-name="Display">ò</text:p>
          </table:table-cell>
          <table:table-cell table:style-name="TableCell6733">
            <text:p text:style-name="TableContents">[o-grave]</text:p>
          </table:table-cell>
          <table:table-cell table:style-name="TableCell6734">
            <text:p text:style-name="P6735">ò</text:p>
          </table:table-cell>
        </table:table-row>
        <table:table-row table:style-name="TableRow6736">
          <table:table-cell table:style-name="TableCell6737">
            <text:p text:style-name="Display">ó</text:p>
          </table:table-cell>
          <table:table-cell table:style-name="TableCell6738">
            <text:p text:style-name="TableContents">[o-acute]</text:p>
          </table:table-cell>
          <table:table-cell table:style-name="TableCell6739">
            <text:p text:style-name="P6740">ó</text:p>
          </table:table-cell>
        </table:table-row>
        <text:soft-page-break/>
        <table:table-row table:style-name="TableRow6741">
          <table:table-cell table:style-name="TableCell6742">
            <text:p text:style-name="Display">õ</text:p>
          </table:table-cell>
          <table:table-cell table:style-name="TableCell6743">
            <text:p text:style-name="TableContents">[o-circumflex]</text:p>
          </table:table-cell>
          <table:table-cell table:style-name="TableCell6744">
            <text:p text:style-name="P6745">ô<text:s/><text:tab/>õ<text:s/><text:tab/>ō<text:s/><text:tab/>ŏ</text:p>
          </table:table-cell>
        </table:table-row>
        <table:table-row table:style-name="TableRow6746">
          <table:table-cell table:style-name="TableCell6747">
            <text:p text:style-name="Display">ö</text:p>
          </table:table-cell>
          <table:table-cell table:style-name="TableCell6748">
            <text:p text:style-name="TableContents">[o-umlaut]</text:p>
          </table:table-cell>
          <table:table-cell table:style-name="TableCell6749">
            <text:p text:style-name="P6750">ö<text:tab/>(ŏ)</text:p>
          </table:table-cell>
        </table:table-row>
        <table:table-row table:style-name="TableRow6751">
          <table:table-cell table:style-name="TableCell6752">
            <text:p text:style-name="Display">ř</text:p>
          </table:table-cell>
          <table:table-cell table:style-name="TableCell6753">
            <text:p text:style-name="TableContents">[r-hook]</text:p>
          </table:table-cell>
          <table:table-cell table:style-name="TableCell6754">
            <text:p text:style-name="P6755">ř</text:p>
          </table:table-cell>
        </table:table-row>
        <table:table-row table:style-name="TableRow6756">
          <table:table-cell table:style-name="TableCell6757">
            <text:p text:style-name="Display">š</text:p>
          </table:table-cell>
          <table:table-cell table:style-name="TableCell6758">
            <text:p text:style-name="TableContents">[s-hook]</text:p>
          </table:table-cell>
          <table:table-cell table:style-name="TableCell6759">
            <text:p text:style-name="P6760">š</text:p>
          </table:table-cell>
        </table:table-row>
        <table:table-row table:style-name="TableRow6761">
          <table:table-cell table:style-name="TableCell6762">
            <text:p text:style-name="Display">ₖ</text:p>
          </table:table-cell>
          <table:table-cell table:style-name="TableCell6763">
            <text:p text:style-name="TableContents">[sub-k]</text:p>
          </table:table-cell>
          <table:table-cell table:style-name="TableCell6764">
            <text:p text:style-name="P6765">k</text:p>
          </table:table-cell>
        </table:table-row>
        <table:table-row table:style-name="TableRow6766">
          <table:table-cell table:style-name="TableCell6767">
            <text:p text:style-name="Display">ù</text:p>
          </table:table-cell>
          <table:table-cell table:style-name="TableCell6768">
            <text:p text:style-name="TableContents">[u-grave]</text:p>
          </table:table-cell>
          <table:table-cell table:style-name="TableCell6769">
            <text:p text:style-name="P6770">ù</text:p>
          </table:table-cell>
        </table:table-row>
        <table:table-row table:style-name="TableRow6771">
          <table:table-cell table:style-name="TableCell6772">
            <text:p text:style-name="Display">ú</text:p>
          </table:table-cell>
          <table:table-cell table:style-name="TableCell6773">
            <text:p text:style-name="TableContents">[u-acute]</text:p>
          </table:table-cell>
          <table:table-cell table:style-name="TableCell6774">
            <text:p text:style-name="P6775">ú</text:p>
          </table:table-cell>
        </table:table-row>
        <table:table-row table:style-name="TableRow6776">
          <table:table-cell table:style-name="TableCell6777">
            <text:p text:style-name="Display">ũ</text:p>
          </table:table-cell>
          <table:table-cell table:style-name="TableCell6778">
            <text:p text:style-name="TableContents">[u-circumflex]</text:p>
          </table:table-cell>
          <table:table-cell table:style-name="TableCell6779">
            <text:p text:style-name="P6780">û<text:s/><text:tab/>ũ<text:s/><text:tab/>ū<text:s/><text:tab/>ŭ</text:p>
          </table:table-cell>
        </table:table-row>
        <table:table-row table:style-name="TableRow6781">
          <table:table-cell table:style-name="TableCell6782">
            <text:p text:style-name="Display">ü</text:p>
          </table:table-cell>
          <table:table-cell table:style-name="TableCell6783">
            <text:p text:style-name="TableContents">[u-umlaut]</text:p>
          </table:table-cell>
          <table:table-cell table:style-name="TableCell6784">
            <text:p text:style-name="P6785">ü<text:tab/>(ŭ)</text:p>
          </table:table-cell>
        </table:table-row>
        <table:table-row table:style-name="TableRow6786">
          <table:table-cell table:style-name="TableCell6787">
            <text:p text:style-name="Display">û</text:p>
          </table:table-cell>
          <table:table-cell table:style-name="TableCell6788">
            <text:p text:style-name="TableContents">[u-dot]</text:p>
          </table:table-cell>
          <table:table-cell table:style-name="TableCell6789">
            <text:p text:style-name="P6790">ů</text:p>
          </table:table-cell>
        </table:table-row>
        <table:table-row table:style-name="TableRow6791">
          <table:table-cell table:style-name="TableCell6792">
            <text:p text:style-name="Display">ý</text:p>
          </table:table-cell>
          <table:table-cell table:style-name="TableCell6793">
            <text:p text:style-name="TableContents">[y-acute]</text:p>
          </table:table-cell>
          <table:table-cell table:style-name="TableCell6794">
            <text:p text:style-name="P6795">ý</text:p>
          </table:table-cell>
        </table:table-row>
        <table:table-row table:style-name="TableRow6796">
          <table:table-cell table:style-name="TableCell6797">
            <text:p text:style-name="Display">ÿ</text:p>
          </table:table-cell>
          <table:table-cell table:style-name="TableCell6798">
            <text:p text:style-name="TableContents">[y-trema]</text:p>
          </table:table-cell>
          <table:table-cell table:style-name="TableCell6799">
            <text:p text:style-name="P6800">ÿ</text:p>
          </table:table-cell>
        </table:table-row>
        <table:table-row table:style-name="TableRow6801">
          <table:table-cell table:style-name="TableCell6802">
            <text:p text:style-name="Display">ž</text:p>
          </table:table-cell>
          <table:table-cell table:style-name="TableCell6803">
            <text:p text:style-name="TableContents">[z-hook]</text:p>
          </table:table-cell>
          <table:table-cell table:style-name="TableCell6804">
            <text:p text:style-name="P6805">ž</text:p>
          </table:table-cell>
        </table:table-row>
      </table:table>
      <text:p text:style-name="Standard"/>
      <text:p text:style-name="Standard">The last 16 entries are not legal as the last<text:s/>character of a three character sequence (label or str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Helvetica Bold" svg:font-family="Helvetica Bold" style:font-family-generic="system"/>
    <style:font-face style:name="MS Mincho" svg:font-family="MS Mincho" style:font-family-generic="modern" style:font-pitch="fixed" svg:panose-1="2 2 6 9 4 2 5 8 3 4"/>
    <style:font-face style:name="Helvetica" svg:font-family="Helvetica" style:font-family-generic="swiss" style:font-pitch="variable" svg:panose-1="2 11 6 4 2 2 2 2 2 4"/>
    <style:font-face style:name="Courier New" svg:font-family="Courier New" style:font-family-generic="modern" style:font-pitch="fixed" svg:panose-1="2 7 3 9 2 2 5 2 4 4"/>
    <style:font-face style:name="WP 34S Solid Font Regular" svg:font-family="WP 34S Solid Font Regular" style:font-family-generic="system" style:font-pitch="variable" svg:panose-1="2 0 5 3 0 0 0 0 0 0"/>
    <style:font-face style:name="Arial Unicode MS" svg:font-family="Arial Unicode MS" style:font-family-generic="swiss" style:font-pitch="variable" svg:panose-1="2 11 6 4 2 2 2 2 2 4"/>
    <style:font-face style:name="PMingLiU" svg:font-family="PMingLiU" style:font-family-generic="roman" style:font-pitch="variable" svg:panose-1="2 2 5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Georgia" style:font-name-asian="Arial"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TW" style:language-complex="he" style:country-complex="IL" style:text-combine="none" fo:hyphenate="true"/>
    </style:default-style>
    <style:style style:name="Standard" style:display-name="Standard" style:family="paragraph">
      <style:text-properties fo:font-size="10.5pt" style:font-size-asian="10.5pt" fo:language="en" fo:country="GB"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Helvetica Bold"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Helvetica" fo:font-size="12pt" style:font-size-asian="12pt" fo:hyphenate="false"/>
    </style:style>
    <style:style style:name="TableContents" style:display-name="Table Contents" style:family="paragraph" style:parent-style-name="Standard">
      <style:paragraph-properties text:number-lines="false"/>
      <style:text-properties style:font-name="Courier New" fo:hyphenate="false"/>
    </style:style>
    <style:style style:name="TableHeading" style:display-name="Table Heading" style:family="paragraph" style:parent-style-name="TableContents">
      <style:paragraph-properties fo:text-align="center"/>
      <style:text-properties style:font-name="Helvetica" fo:font-weight="bold" style:font-weight-asian="bold" style:font-weight-complex="bold"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Display" style:display-name="Display" style:family="paragraph" style:parent-style-name="TableContents" style:auto-update="true">
      <style:text-properties style:font-name="WP 34S Solid Font Regular" fo:font-size="11pt" style:font-size-asian="11pt" style:font-size-complex="11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fo:font-size="10.5pt" style:font-size-asian="10.5pt" fo:language="en" fo:country="GB"/>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fo:font-size="10.5pt" style:font-size-asian="10.5pt" fo:language="en" fo:country="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WP 34S Command Alias Names for the Assembler</dc:title>
    <meta:initial-creator>Marcus von Cube</meta:initial-creator>
    <dc:creator>Walter</dc:creator>
    <meta:creation-date>2012-05-05T14:47:00Z</meta:creation-date>
    <dc:date>2012-05-12T08:02:00Z</dc:date>
    <meta:print-date>2012-05-12T08:02:00Z</meta:print-date>
    <meta:template xlink:href="Normal.dotm" xlink:type="simple"/>
    <meta:editing-cycles>12</meta:editing-cycles>
    <meta:editing-duration>PT0S</meta:editing-duration>
    <meta:user-defined meta:name="Info 1"/>
    <meta:user-defined meta:name="Info 2"/>
    <meta:user-defined meta:name="Info 3"/>
    <meta:user-defined meta:name="Info 4"/>
    <meta:document-statistic meta:page-count="44" meta:paragraph-count="74" meta:word-count="5143" meta:character-count="37475" meta:row-count="270" meta:non-whitespace-character-count="32406"/>
  </office:meta>
</office:document-meta>
</file>